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L" table:style-name="ta3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>
            <text:p>Nome</text:p>
          </table:table-cell>
          <table:table-cell office:value-type="string">
            <text:p>Endereço</text:p>
          </table:table-cell>
          <table:table-cell office:value-type="string">
            <text:p>Telefone</text:p>
          </table:table-cell>
        </table:table-row>
        <table:table-row table:style-name="ro1">
          <table:table-cell office:value-type="string">
            <text:p>Loja Natura Shopping Riomar Aracaju</text:p>
          </table:table-cell>
          <table:table-cell office:value-type="string">
            <text:p>Av. Delmiro Gouveia, 400 - Piso L1 - Coroa do Meio, Aracaju - SE, 49035-500, Brazil</text:p>
          </table:table-cell>
          <table:table-cell office:value-type="string">
            <text:p>(11) 91055-5000</text:p>
          </table:table-cell>
        </table:table-row>
        <table:table-row table:style-name="ro1">
          <table:table-cell office:value-type="string">
            <text:p>Natura</text:p>
          </table:table-cell>
          <table:table-cell office:value-type="string">
            <text:p>Av. Comendador Gustavo Paiva, 2990 - 1º Piso - Mangabeiras, Maceió - AL, 57037-901, Brazil</text:p>
          </table:table-cell>
          <table:table-cell office:value-type="string">
            <text:p>(11) 91055-5000</text:p>
          </table:table-cell>
        </table:table-row>
        <table:table-row table:style-name="ro1">
          <table:table-cell office:value-type="string">
            <text:p>Loja Natura Estação Cuiabá Shopping</text:p>
          </table:table-cell>
          <table:table-cell office:value-type="string">
            <text:p>Shopping Estação Cuiabá - Av. Miguel Sutil, 9300 - Loja 1095 Piso L1 - Santa Rosa, Cuiabá - MT, 78040-365, Brazil</text:p>
          </table:table-cell>
          <table:table-cell office:value-type="string">
            <text:p>(11) 91055-5000</text:p>
          </table:table-cell>
        </table:table-row>
        <table:table-row table:style-name="ro1">
          <table:table-cell office:value-type="string">
            <text:p>Mahogany Shopping Flamingo</text:p>
          </table:table-cell>
          <table:table-cell office:value-type="string">
            <text:p>Alameda Araguaia, 762 - Loja 52T - Alphaville, Barueri - SP, 06455-010, Brazil</text:p>
          </table:table-cell>
          <table:table-cell office:value-type="string">
            <text:p>(11) 91137-3754</text:p>
          </table:table-cell>
        </table:table-row>
        <table:table-row table:style-name="ro1">
          <table:table-cell office:value-type="string">
            <text:p>Armazém Maria Donna | Produtos Naturais</text:p>
          </table:table-cell>
          <table:table-cell office:value-type="string">
            <text:p>Av. Nossa Sra. do Sabará, 3141 - Vila Emir, São Paulo - SP, 04447-020, Brazil</text:p>
          </table:table-cell>
          <table:table-cell office:value-type="string">
            <text:p>(11) 91304-3640</text:p>
          </table:table-cell>
        </table:table-row>
        <table:table-row table:style-name="ro1">
          <table:table-cell office:value-type="string">
            <text:p>Produtos Naturais e Encapsulados</text:p>
          </table:table-cell>
          <table:table-cell office:value-type="string">
            <text:p>R. São Gonçalo do Rio das Pedras - Vila Mara, São Paulo - SP, 08081-000, Brazil</text:p>
          </table:table-cell>
          <table:table-cell office:value-type="string">
            <text:p>(11) 91337-8616</text:p>
          </table:table-cell>
        </table:table-row>
        <table:table-row table:style-name="ro1">
          <table:table-cell office:value-type="string">
            <text:p>Imperatriz do Aroma</text:p>
          </table:table-cell>
          <table:table-cell office:value-type="string">
            <text:p>Av. Mutinga, 1876 - Jardim Santo Elias, São Paulo - SP, 05110-000, Brazil</text:p>
          </table:table-cell>
          <table:table-cell office:value-type="string">
            <text:p>(11) 91456-8497</text:p>
          </table:table-cell>
        </table:table-row>
        <table:table-row table:style-name="ro1">
          <table:table-cell office:value-type="string">
            <text:p>Amor Verde cosméticos naturais loja online</text:p>
          </table:table-cell>
          <table:table-cell office:value-type="string">
            <text:p>R. Célia Domingues Faustino, 281 - Parque Cecap, Guarulhos - SP, 07190-060, Brazil</text:p>
          </table:table-cell>
          <table:table-cell office:value-type="string">
            <text:p>(11) 93001-5835</text:p>
          </table:table-cell>
        </table:table-row>
        <table:table-row table:style-name="ro1">
          <table:table-cell office:value-type="string">
            <text:p>Med Motos São Caetano do Sul</text:p>
          </table:table-cell>
          <table:table-cell office:value-type="string">
            <text:p>R. Giusepe Braído, 60 - Boa Vista, São Caetano do Sul - SP, 09572-310, Brazil</text:p>
          </table:table-cell>
          <table:table-cell office:value-type="string">
            <text:p>(11) 93012-7010</text:p>
          </table:table-cell>
        </table:table-row>
        <table:table-row table:style-name="ro1">
          <table:table-cell office:value-type="string">
            <text:p>Soneda Guarulhos</text:p>
          </table:table-cell>
          <table:table-cell office:value-type="string">
            <text:p>R. Dom Pedro II, 61 - Centro, Guarulhos - SP, 07011-003, Brazil</text:p>
          </table:table-cell>
          <table:table-cell office:value-type="string">
            <text:p>(11) 93026-1564</text:p>
          </table:table-cell>
        </table:table-row>
        <table:table-row table:style-name="ro1">
          <table:table-cell office:value-type="string">
            <text:p>Soneda Shopping Internacional</text:p>
          </table:table-cell>
          <table:table-cell office:value-type="string">
            <text:p>Rod. Pres. Dutra-Pista Lateral, 225 - Loja F10 - Vila Itapegica, Guarulhos - SP, 07034-911, Brazil</text:p>
          </table:table-cell>
          <table:table-cell office:value-type="string">
            <text:p>(11) 93026-1564</text:p>
          </table:table-cell>
        </table:table-row>
        <table:table-row table:style-name="ro1">
          <table:table-cell office:value-type="string">
            <text:p>Camarada Camarão: Camarões, Happy Hour, Restaurante, Santo André SP</text:p>
          </table:table-cell>
          <table:table-cell office:value-type="string">
            <text:p>Av. Industrial, 600 - Centro, Santo André - SP, 09080-510, Brazil</text:p>
          </table:table-cell>
          <table:table-cell office:value-type="string">
            <text:p>(11) 93316-9798</text:p>
          </table:table-cell>
        </table:table-row>
        <table:table-row table:style-name="ro1">
          <table:table-cell office:value-type="string">
            <text:p>Imperio BBQ SteakHouse</text:p>
          </table:table-cell>
          <table:table-cell office:value-type="string">
            <text:p>R. Siqueira Campos, 339 - Sala 03 - Jardim Barbosa, Guarulhos - SP, 07110-110, Brazil</text:p>
          </table:table-cell>
          <table:table-cell office:value-type="string">
            <text:p>(11) 93318-9828</text:p>
          </table:table-cell>
        </table:table-row>
        <table:table-row table:style-name="ro1">
          <table:table-cell office:value-type="string">
            <text:p>Grow da Maria</text:p>
          </table:table-cell>
          <table:table-cell office:value-type="string">
            <text:p>Av. Divino Salvador, 844 - Planalto Paulista, São Paulo - SP, 04078-013, Brazil</text:p>
          </table:table-cell>
          <table:table-cell office:value-type="string">
            <text:p>(11) 93720-2100</text:p>
          </table:table-cell>
        </table:table-row>
        <table:table-row table:style-name="ro1">
          <table:table-cell office:value-type="string">
            <text:p>Armazém 3 Grãos</text:p>
          </table:table-cell>
          <table:table-cell office:value-type="string">
            <text:p>R. José Filipe da Silva, 375 - Jardim Ester, São Paulo - SP, 05372-040, Brazil</text:p>
          </table:table-cell>
          <table:table-cell office:value-type="string">
            <text:p>(11) 94003-7300</text:p>
          </table:table-cell>
        </table:table-row>
        <table:table-row table:style-name="ro1">
          <table:table-cell office:value-type="string">
            <text:p>Centro Automotivo Boa Vista</text:p>
          </table:table-cell>
          <table:table-cell office:value-type="string">
            <text:p>R. Boa Vista, 344 - Boa Vista, São Caetano do Sul - SP, 09572-300, Brazil</text:p>
          </table:table-cell>
          <table:table-cell office:value-type="string">
            <text:p>(11) 94011-4287</text:p>
          </table:table-cell>
        </table:table-row>
        <table:table-row table:style-name="ro1">
          <table:table-cell office:value-type="string">
            <text:p>JJE PRODUTOS NATURAIS VARIADOS E BELEZA</text:p>
          </table:table-cell>
          <table:table-cell office:value-type="string">
            <text:p>Rua ushikichi Kamiya 1037 Rua ushikichi Kamiya 1244 - Casa de - R. São Gonçalo do Rio das Pedras, 1037 - Jardim Fontalis, São Paulo - SP, 02323-000, Brazil</text:p>
          </table:table-cell>
          <table:table-cell office:value-type="string">
            <text:p>(11) 94025-2608</text:p>
          </table:table-cell>
        </table:table-row>
        <table:table-row table:style-name="ro1">
          <table:table-cell office:value-type="string">
            <text:p>Empório Kaizen</text:p>
          </table:table-cell>
          <table:table-cell office:value-type="string">
            <text:p>Av. Guarulhos, 3974 - Gopouva, Guarulhos - SP, 07030-001, Brazil</text:p>
          </table:table-cell>
          <table:table-cell office:value-type="string">
            <text:p>(11) 94131-4404</text:p>
          </table:table-cell>
        </table:table-row>
        <table:table-row table:style-name="ro1">
          <table:table-cell office:value-type="string">
            <text:p>Rubi's Bar Disk Marmitex</text:p>
          </table:table-cell>
          <table:table-cell office:value-type="string">
            <text:p>R. Rosa Pacheco, 258 - Ferrazópolis, São Bernardo do Campo - SP, 09790-330, Brazil</text:p>
          </table:table-cell>
          <table:table-cell office:value-type="string">
            <text:p>(11) 94138-1400</text:p>
          </table:table-cell>
        </table:table-row>
        <table:table-row table:style-name="ro1">
          <table:table-cell office:value-type="string">
            <text:p>Brava Fertilizantes Ltda</text:p>
          </table:table-cell>
          <table:table-cell office:value-type="string">
            <text:p>Av. Dom Pedro I, 520 - Vila Monumento, São Paulo - SP, 01552-001, Brazil</text:p>
          </table:table-cell>
          <table:table-cell office:value-type="string">
            <text:p>(11) 94178-2794</text:p>
          </table:table-cell>
        </table:table-row>
        <table:table-row table:style-name="ro1">
          <table:table-cell office:value-type="string">
            <text:p>Troca de Óleo RJ</text:p>
          </table:table-cell>
          <table:table-cell office:value-type="string">
            <text:p>Rua Orfanato, 1366 - Vila Prudente, São Paulo - SP, 03131-010, Brazil</text:p>
          </table:table-cell>
          <table:table-cell office:value-type="string">
            <text:p>(11) 94203-3421</text:p>
          </table:table-cell>
        </table:table-row>
        <table:table-row table:style-name="ro1">
          <table:table-cell office:value-type="string">
            <text:p>Restaurante Cana do Reino</text:p>
          </table:table-cell>
          <table:table-cell office:value-type="string">
            <text:p>Rua Belo Horizonte, 76 - Centro, Embu das Artes - SP, 06803-440, Brazil</text:p>
          </table:table-cell>
          <table:table-cell office:value-type="string">
            <text:p>(11) 94378-2005</text:p>
          </table:table-cell>
        </table:table-row>
        <table:table-row table:style-name="ro1">
          <table:table-cell office:value-type="string">
            <text:p>Bella Brasil Cosmeticos &amp; Multimarcas</text:p>
          </table:table-cell>
          <table:table-cell office:value-type="string">
            <text:p>R. Quinze de Novembro, 53 - Centro, Guarulhos - SP, 07011-030, Brazil</text:p>
          </table:table-cell>
          <table:table-cell office:value-type="string">
            <text:p>(11) 94469-7178</text:p>
          </table:table-cell>
        </table:table-row>
        <table:table-row table:style-name="ro1">
          <table:table-cell office:value-type="string">
            <text:p>Oxy Fertilizantes</text:p>
          </table:table-cell>
          <table:table-cell office:value-type="string">
            <text:p>Av. Paulista, 37 - CJ.22 - Bela Vista, São Paulo - SP, 01311-000, Brazil</text:p>
          </table:table-cell>
          <table:table-cell office:value-type="string">
            <text:p>(11) 94491-4610</text:p>
          </table:table-cell>
        </table:table-row>
        <table:table-row table:style-name="ro1">
          <table:table-cell office:value-type="string">
            <text:p>Casa de Suco Água na boca</text:p>
          </table:table-cell>
          <table:table-cell office:value-type="string">
            <text:p>R. José Paulino, 345 - loja 3 - Bom Retiro, São Paulo - SP, 01120-001, Brazil</text:p>
          </table:table-cell>
          <table:table-cell office:value-type="string">
            <text:p>(11) 94521-1479</text:p>
          </table:table-cell>
        </table:table-row>
        <table:table-row table:style-name="ro1">
          <table:table-cell office:value-type="string">
            <text:p>Ophicina Orgânica Fertilizantes Ltda</text:p>
          </table:table-cell>
          <table:table-cell office:value-type="string">
            <text:p>Estr. do Jataí, s/n - Rosário, Atibaia - SP, 12946-381, Brazil</text:p>
          </table:table-cell>
          <table:table-cell office:value-type="string">
            <text:p>(11) 94549-1380</text:p>
          </table:table-cell>
        </table:table-row>
        <table:table-row table:style-name="ro1">
          <table:table-cell office:value-type="string">
            <text:p>Rio Branco Car</text:p>
          </table:table-cell>
          <table:table-cell office:value-type="string">
            <text:p>R. Dr. Mário Vicente, 1064 - Ipiranga, São Paulo - SP, 04270-001, Brazil</text:p>
          </table:table-cell>
          <table:table-cell office:value-type="string">
            <text:p>(11) 94724-9676</text:p>
          </table:table-cell>
        </table:table-row>
        <table:table-row table:style-name="ro1">
          <table:table-cell office:value-type="string">
            <text:p>Compre Terra - Terra Vegetal Adubada</text:p>
          </table:table-cell>
          <table:table-cell office:value-type="string">
            <text:p>Rua Correia Barros, 12 - Parque da Vila Prudente, São Paulo - SP, 03155-050, Brazil</text:p>
          </table:table-cell>
          <table:table-cell office:value-type="string">
            <text:p>(11) 94738-7638</text:p>
          </table:table-cell>
        </table:table-row>
        <table:table-row table:style-name="ro1">
          <table:table-cell office:value-type="string">
            <text:p>Racing Box</text:p>
          </table:table-cell>
          <table:table-cell office:value-type="string">
            <text:p>R. Tasmânia, 488/215 - Jardim Tres Marias, São Paulo - SP, 04772-070, Brazil</text:p>
          </table:table-cell>
          <table:table-cell office:value-type="string">
            <text:p>(11) 94767-0057</text:p>
          </table:table-cell>
        </table:table-row>
        <table:table-row table:style-name="ro1">
          <table:table-cell office:value-type="string">
            <text:p>RB Car Mecânica Técnica</text:p>
          </table:table-cell>
          <table:table-cell office:value-type="string">
            <text:p>R. Universal, 289 - Anchieta, São Bernardo do Campo - SP, 09608-000, Brazil</text:p>
          </table:table-cell>
          <table:table-cell office:value-type="string">
            <text:p>(11) 94768-5348</text:p>
          </table:table-cell>
        </table:table-row>
        <table:table-row table:style-name="ro1">
          <table:table-cell office:value-type="string">
            <text:p>Pézinho com Amor</text:p>
          </table:table-cell>
          <table:table-cell office:value-type="string">
            <text:p>R. das Mercês, 70 - Picanço, Guarulhos - SP, 07083-100, Brazil</text:p>
          </table:table-cell>
          <table:table-cell office:value-type="string">
            <text:p>(11) 94879-3620</text:p>
          </table:table-cell>
        </table:table-row>
        <table:table-row table:style-name="ro1">
          <table:table-cell office:value-type="string">
            <text:p>Oliveira Troca de Óleo</text:p>
          </table:table-cell>
          <table:table-cell office:value-type="string">
            <text:p>Av. da Estação, 383 - Vila Laurita, Guarulhos - SP, 07262-360, Brazil</text:p>
          </table:table-cell>
          <table:table-cell office:value-type="string">
            <text:p>(11) 95344-8670</text:p>
          </table:table-cell>
        </table:table-row>
        <table:table-row table:style-name="ro1">
          <table:table-cell office:value-type="string">
            <text:p>Renova Barbone</text:p>
          </table:table-cell>
          <table:table-cell office:value-type="string">
            <text:p>R. Adolfo Nápoli, 448 - Aliança, Ribeirão Pires - SP, 09403-450, Brazil</text:p>
          </table:table-cell>
          <table:table-cell office:value-type="string">
            <text:p>(11) 95379-0404</text:p>
          </table:table-cell>
        </table:table-row>
        <table:table-row table:style-name="ro1">
          <table:table-cell office:value-type="string">
            <text:p>Empório Oliveira - Produtos Naturais Guarulhos-SP</text:p>
          </table:table-cell>
          <table:table-cell office:value-type="string">
            <text:p>Av. Emílio Ribas, 1960 - Gopouva, Guarulhos - SP, 07050-000, Brazil</text:p>
          </table:table-cell>
          <table:table-cell office:value-type="string">
            <text:p>(11) 95420-0089</text:p>
          </table:table-cell>
        </table:table-row>
        <table:table-row table:style-name="ro1">
          <table:table-cell office:value-type="string">
            <text:p>Avança Brasil | Lubrificante Automotivo</text:p>
          </table:table-cell>
          <table:table-cell office:value-type="string">
            <text:p>Av. Martins Júnior, 364 - Jardim Bela Vista, Guarulhos - SP, 07141-000, Brazil</text:p>
          </table:table-cell>
          <table:table-cell office:value-type="string">
            <text:p>(11) 95712-7755</text:p>
          </table:table-cell>
        </table:table-row>
        <table:table-row table:style-name="ro1">
          <table:table-cell office:value-type="string">
            <text:p>Fábrica de Fertilizantes Nitrogenados de Sergipe</text:p>
          </table:table-cell>
          <table:table-cell office:value-type="string">
            <text:p>Rodovia SE 211, S/N - Pedra Branca, Laranjeiras - SE, 49170-000, Brazil</text:p>
          </table:table-cell>
          <table:table-cell office:value-type="string">
            <text:p>(11) 95769-9127</text:p>
          </table:table-cell>
        </table:table-row>
        <table:table-row table:style-name="ro1">
          <table:table-cell office:value-type="string">
            <text:p>Casa do Strudel</text:p>
          </table:table-cell>
          <table:table-cell office:value-type="string">
            <text:p>Rodovia Salvador Pacetti, km 50,4 - Estrada do Bairro Catioca, Cunha - SP, 12530-000, Brazil</text:p>
          </table:table-cell>
          <table:table-cell office:value-type="string">
            <text:p>(11) 95956-5972</text:p>
          </table:table-cell>
        </table:table-row>
        <table:table-row table:style-name="ro1">
          <table:table-cell office:value-type="string">
            <text:p>Loja Korin Vila Mariana</text:p>
          </table:table-cell>
          <table:table-cell office:value-type="string">
            <text:p>R. Cel. Artur Godói, 246 - Vila Mariana, São Paulo - SP, 04018-050, Brazil</text:p>
          </table:table-cell>
          <table:table-cell office:value-type="string">
            <text:p>(11) 95959-0666</text:p>
          </table:table-cell>
        </table:table-row>
        <table:table-row table:style-name="ro1">
          <table:table-cell office:value-type="string">
            <text:p>WILL auto mecânica</text:p>
          </table:table-cell>
          <table:table-cell office:value-type="string">
            <text:p>R. Visc. do Rio Branco, 670 - Jardim Silvina, São Bernardo do Campo - SP, 09791-130, Brazil</text:p>
          </table:table-cell>
          <table:table-cell office:value-type="string">
            <text:p>(11) 95980-0212</text:p>
          </table:table-cell>
        </table:table-row>
        <table:table-row table:style-name="ro1">
          <table:table-cell office:value-type="string">
            <text:p>Mundo do Cabeleireiro Shopping ABC: Produtos de Beleza, Maquiagem, São Paulo SP</text:p>
          </table:table-cell>
          <table:table-cell office:value-type="string">
            <text:p>Av. Pereira Barreto, 42 - Paraíso, Santo André - SP, 09190-210, Brazil</text:p>
          </table:table-cell>
          <table:table-cell office:value-type="string">
            <text:p>(11) 95985-3335</text:p>
          </table:table-cell>
        </table:table-row>
        <table:table-row table:style-name="ro1">
          <table:table-cell office:value-type="string">
            <text:p>Empório Caraíva Pinheiros</text:p>
          </table:table-cell>
          <table:table-cell office:value-type="string">
            <text:p>R. Fradique Coutinho, 619 - Pinheiros, São Paulo - SP, 05416-010, Brazil</text:p>
          </table:table-cell>
          <table:table-cell office:value-type="string">
            <text:p>(11) 96226-4466</text:p>
          </table:table-cell>
        </table:table-row>
        <table:table-row table:style-name="ro1">
          <table:table-cell office:value-type="string">
            <text:p>Boutique Shampoo - Guarulhos</text:p>
          </table:table-cell>
          <table:table-cell office:value-type="string">
            <text:p>Av. Dr. Timóteo Penteado, 3786 - Vila Galvão, Guarulhos - SP, 07061-002, Brazil</text:p>
          </table:table-cell>
          <table:table-cell office:value-type="string">
            <text:p>(11) 96238-8026</text:p>
          </table:table-cell>
        </table:table-row>
        <table:table-row table:style-name="ro1">
          <table:table-cell office:value-type="string">
            <text:p>Planta Feliz Adubo Orgânico</text:p>
          </table:table-cell>
          <table:table-cell office:value-type="string">
            <text:p>Avenida Professor Herman Von Ihering, 6000 6000 - Jardim Casa Grande, São Paulo - SP, 04870-423, Brazil</text:p>
          </table:table-cell>
          <table:table-cell office:value-type="string">
            <text:p>(11) 96326-8425</text:p>
          </table:table-cell>
        </table:table-row>
        <table:table-row table:style-name="ro1">
          <table:table-cell office:value-type="string">
            <text:p>Ozonteck São Caetano do Sul - SP</text:p>
          </table:table-cell>
          <table:table-cell office:value-type="string">
            <text:p>R. Floriano Peixoto, 409 - Santa Paula, São Caetano do Sul - SP, 09541-350, Brazil</text:p>
          </table:table-cell>
          <table:table-cell office:value-type="string">
            <text:p>(11) 96357-7254</text:p>
          </table:table-cell>
        </table:table-row>
        <table:table-row table:style-name="ro1">
          <table:table-cell office:value-type="string">
            <text:p>Rei do Óleo Timóteo</text:p>
          </table:table-cell>
          <table:table-cell office:value-type="string">
            <text:p>Av. Dr. Timóteo Penteado, 2698 - Picanço, Guarulhos - SP, 07061-000, Brazil</text:p>
          </table:table-cell>
          <table:table-cell office:value-type="string">
            <text:p>(11) 96625-1132</text:p>
          </table:table-cell>
        </table:table-row>
        <table:table-row table:style-name="ro1">
          <table:table-cell office:value-type="string">
            <text:p>Kicosmeticos.com</text:p>
          </table:table-cell>
          <table:table-cell office:value-type="string">
            <text:p>Av. Mônaco, 62 - Cidade Serodio, Guarulhos - SP, 07150-050, Brazil</text:p>
          </table:table-cell>
          <table:table-cell office:value-type="string">
            <text:p>(11) 96738-1773</text:p>
          </table:table-cell>
        </table:table-row>
        <table:table-row table:style-name="ro1">
          <table:table-cell office:value-type="string">
            <text:p>Auto elétrica Eugenio</text:p>
          </table:table-cell>
          <table:table-cell office:value-type="string">
            <text:p>Rua das Perobas - Jardim Porto velho, São Paulo - SP, 04853-187, Brazil</text:p>
          </table:table-cell>
          <table:table-cell office:value-type="string">
            <text:p>(11) 96748-0058</text:p>
          </table:table-cell>
        </table:table-row>
        <table:table-row table:style-name="ro1">
          <table:table-cell office:value-type="string">
            <text:p>Mahogany - SP Market</text:p>
          </table:table-cell>
          <table:table-cell office:value-type="string">
            <text:p>Av. das Nações Unidas, 22540 - Jurubatuba, São Paulo - SP, 04795-000, Brazil</text:p>
          </table:table-cell>
          <table:table-cell office:value-type="string">
            <text:p>(11) 96796-1902</text:p>
          </table:table-cell>
        </table:table-row>
        <table:table-row table:style-name="ro1">
          <table:table-cell office:value-type="string">
            <text:p>Flora Pura São Paulo Cosméticos</text:p>
          </table:table-cell>
          <table:table-cell office:value-type="string">
            <text:p>Continental Shopping - Av. Leão Machado, 100 - Loja P40a 2° piso - Jaguaré, São Paulo - SP, 05328-020, Brazil</text:p>
          </table:table-cell>
          <table:table-cell office:value-type="string">
            <text:p>(11) 96860-5277</text:p>
          </table:table-cell>
        </table:table-row>
        <table:table-row table:style-name="ro1">
          <table:table-cell office:value-type="string">
            <text:p>L e R centro automotivo</text:p>
          </table:table-cell>
          <table:table-cell office:value-type="string">
            <text:p>R. Jair Ballo, 155 - Boa vista, Mauá - SP, 09390-725, Brazil</text:p>
          </table:table-cell>
          <table:table-cell office:value-type="string">
            <text:p>(11) 96916-5405</text:p>
          </table:table-cell>
        </table:table-row>
        <table:table-row table:style-name="ro1">
          <table:table-cell office:value-type="string">
            <text:p>Isacar Mecânica Multimarcas</text:p>
          </table:table-cell>
          <table:table-cell office:value-type="string">
            <text:p>R. Vanda, 136 - Boa Vista, São Caetano do Sul - SP, 09572-080, Brazil</text:p>
          </table:table-cell>
          <table:table-cell office:value-type="string">
            <text:p>(11) 96962-1670</text:p>
          </table:table-cell>
        </table:table-row>
        <table:table-row table:style-name="ro1">
          <table:table-cell office:value-type="string">
            <text:p>NATULIMP Produtos de Limpeza</text:p>
          </table:table-cell>
          <table:table-cell office:value-type="string">
            <text:p>Av. Nova Cantareira, 1228 - Tucuruvi, São Paulo - SP, 02330-001, Brazil</text:p>
          </table:table-cell>
          <table:table-cell office:value-type="string">
            <text:p>(11) 96979-1228</text:p>
          </table:table-cell>
        </table:table-row>
        <table:table-row table:style-name="ro1">
          <table:table-cell office:value-type="string">
            <text:p>Emporio # Mais Saudável</text:p>
          </table:table-cell>
          <table:table-cell office:value-type="string">
            <text:p>Praça Angelita de Laet, 64 - Jaçanã, São Paulo - SP, 02274-060, Brazil</text:p>
          </table:table-cell>
          <table:table-cell office:value-type="string">
            <text:p>(11) 97037-3502</text:p>
          </table:table-cell>
        </table:table-row>
        <table:table-row table:style-name="ro1">
          <table:table-cell office:value-type="string">
            <text:p>Mont Cristo Wine &amp; Bar</text:p>
          </table:table-cell>
          <table:table-cell office:value-type="string">
            <text:p>R. das Figueiras, 631 - Jardim, Santo André - SP, 09080-370, Brazil</text:p>
          </table:table-cell>
          <table:table-cell office:value-type="string">
            <text:p>(11) 97223-4028</text:p>
          </table:table-cell>
        </table:table-row>
        <table:table-row table:style-name="ro1">
          <table:table-cell office:value-type="string">
            <text:p>NANOFERT Inovação em fertilizantes foliares</text:p>
          </table:table-cell>
          <table:table-cell office:value-type="string">
            <text:p>R. Prof. Atílio Innocenti, 474 - Cj 112 - Vila Nova Conceição, São Paulo - SP, 04538-001, Brazil</text:p>
          </table:table-cell>
          <table:table-cell office:value-type="string">
            <text:p>(11) 97372-3028</text:p>
          </table:table-cell>
        </table:table-row>
        <table:table-row table:style-name="ro1">
          <table:table-cell office:value-type="string">
            <text:p>Odair Funilaria e Pintura</text:p>
          </table:table-cell>
          <table:table-cell office:value-type="string">
            <text:p>R. Amaro Cavalheiro, 50 - Pinheiros, São Paulo - SP, 05425-010, Brazil</text:p>
          </table:table-cell>
          <table:table-cell office:value-type="string">
            <text:p>(11) 97441-2334</text:p>
          </table:table-cell>
        </table:table-row>
        <table:table-row table:style-name="ro1">
          <table:table-cell office:value-type="string">
            <text:p>Uva Verde Restaurante, Lanches e Sucos Naturais</text:p>
          </table:table-cell>
          <table:table-cell office:value-type="string">
            <text:p>R. Domingos de Morais, 784 - Vila Mariana, São Paulo - SP, 04010-100, Brazil</text:p>
          </table:table-cell>
          <table:table-cell office:value-type="string">
            <text:p>(11) 97541-9191</text:p>
          </table:table-cell>
        </table:table-row>
        <table:table-row table:style-name="ro1">
          <table:table-cell office:value-type="string">
            <text:p>Filoflorais Florais Quânticos e Naturais</text:p>
          </table:table-cell>
          <table:table-cell office:value-type="string">
            <text:p>Sobreloja Entrada ao lado da Perfumaria Umê - Praça Ângelo Conti, 204 - Sala 2 - Vila Sabrina, São Paulo - SP, 02138-020, Brazil</text:p>
          </table:table-cell>
          <table:table-cell office:value-type="string">
            <text:p>(11) 97608-7228</text:p>
          </table:table-cell>
        </table:table-row>
        <table:table-row table:style-name="ro1">
          <table:table-cell office:value-type="string">
            <text:p>Besage</text:p>
          </table:table-cell>
          <table:table-cell office:value-type="string">
            <text:p>R. Estados Unidos, 355 - Jardim Paulista, São Paulo - SP, 01427-000, Brazil</text:p>
          </table:table-cell>
          <table:table-cell office:value-type="string">
            <text:p>(11) 97627-9686</text:p>
          </table:table-cell>
        </table:table-row>
        <table:table-row table:style-name="ro1">
          <table:table-cell office:value-type="string">
            <text:p>Genesys Terra ( Adubo, fertilizantes)</text:p>
          </table:table-cell>
          <table:table-cell office:value-type="string">
            <text:p>R. Augusto Mendes Pinto, 37 - Jardim das Rosas (Iguatemi), São Paulo - SP, 08372-200, Brazil</text:p>
          </table:table-cell>
          <table:table-cell office:value-type="string">
            <text:p>(11) 97641-4237</text:p>
          </table:table-cell>
        </table:table-row>
        <table:table-row table:style-name="ro1">
          <table:table-cell office:value-type="string">
            <text:p>Buenas Carnes e Pasta</text:p>
          </table:table-cell>
          <table:table-cell office:value-type="string">
            <text:p>Av. Kennedy, 34 - Jardim do Mar, São Bernardo do Campo - SP, 09726-250, Brazil</text:p>
          </table:table-cell>
          <table:table-cell office:value-type="string">
            <text:p>(11) 97668-9514</text:p>
          </table:table-cell>
        </table:table-row>
        <table:table-row table:style-name="ro1">
          <table:table-cell office:value-type="string">
            <text:p>4YOU Instituto Dra. Carmen Vinagre</text:p>
          </table:table-cell>
          <table:table-cell office:value-type="string">
            <text:p>R. Helena, 280 - CJ 705 - Vila Olímpia, São Paulo - SP, 04552-050, Brazil</text:p>
          </table:table-cell>
          <table:table-cell office:value-type="string">
            <text:p>(11) 97758-1301</text:p>
          </table:table-cell>
        </table:table-row>
        <table:table-row table:style-name="ro1">
          <table:table-cell office:value-type="string">
            <text:p>RB Motos Oficina</text:p>
          </table:table-cell>
          <table:table-cell office:value-type="string">
            <text:p>Av. Elísio Teixeira Leite, N 4920 - Vila Brasilandia, São Paulo - SP, 02810-000, Brazil</text:p>
          </table:table-cell>
          <table:table-cell office:value-type="string">
            <text:p>(11) 97767-8440</text:p>
          </table:table-cell>
        </table:table-row>
        <table:table-row table:style-name="ro1">
          <table:table-cell office:value-type="string">
            <text:p>Restaurante Vínhedos</text:p>
          </table:table-cell>
          <table:table-cell office:value-type="string">
            <text:p>R. Carlos Leal Evans, 6 - Jardim Santa Francisca, Guarulhos - SP, 07024-020, Brazil</text:p>
          </table:table-cell>
          <table:table-cell office:value-type="string">
            <text:p>(11) 97849-8963</text:p>
          </table:table-cell>
        </table:table-row>
        <table:table-row table:style-name="ro1">
          <table:table-cell office:value-type="string">
            <text:p>Super Troca de Óleo e Mecânica Geral Jireh</text:p>
          </table:table-cell>
          <table:table-cell office:value-type="string">
            <text:p>Av. Moinho Fabrini, 1170 - Independência, São Bernardo do Campo - SP, 09862-000, Brazil</text:p>
          </table:table-cell>
          <table:table-cell office:value-type="string">
            <text:p>(11) 98080-5210</text:p>
          </table:table-cell>
        </table:table-row>
        <table:table-row table:style-name="ro1">
          <table:table-cell office:value-type="string">
            <text:p>Mecanica geral e alinhamento Shalon Adonai</text:p>
          </table:table-cell>
          <table:table-cell office:value-type="string">
            <text:p>R. Rio Branco, 1149 C - Vila Augusto, Mauá - SP, 09310-380, Brazil</text:p>
          </table:table-cell>
          <table:table-cell office:value-type="string">
            <text:p>(11) 98180-9452</text:p>
          </table:table-cell>
        </table:table-row>
        <table:table-row table:style-name="ro1">
          <table:table-cell office:value-type="string">
            <text:p>Sobaria Cozinha Sulmatogrossense</text:p>
          </table:table-cell>
          <table:table-cell office:value-type="string">
            <text:p>Rua Luís Góis, 1559 - Mirandópolis, São Paulo - SP, 04043-200, Brazil</text:p>
          </table:table-cell>
          <table:table-cell office:value-type="string">
            <text:p>(11) 98222-6700</text:p>
          </table:table-cell>
        </table:table-row>
        <table:table-row table:style-name="ro1">
          <table:table-cell office:value-type="string">
            <text:p>Quintal do espeto Ceará</text:p>
          </table:table-cell>
          <table:table-cell office:value-type="string">
            <text:p>Av. José Miguel Ackel, 941 - Parque Industrial Cumbica, Guarulhos - SP, 07241-090, Brazil</text:p>
          </table:table-cell>
          <table:table-cell office:value-type="string">
            <text:p>(11) 98294-7963</text:p>
          </table:table-cell>
        </table:table-row>
        <table:table-row table:style-name="ro1">
          <table:table-cell office:value-type="string">
            <text:p>Berlin Costelaria</text:p>
          </table:table-cell>
          <table:table-cell office:value-type="string">
            <text:p>Av. Kennedy, 510 - Jardim do Mar, São Bernardo do Campo - SP, 09750-050, Brazil</text:p>
          </table:table-cell>
          <table:table-cell office:value-type="string">
            <text:p>(11) 98367-0200</text:p>
          </table:table-cell>
        </table:table-row>
        <table:table-row table:style-name="ro1">
          <table:table-cell office:value-type="string">
            <text:p>Emporium Saúde e Bem Estar - Produtos Naturais -</text:p>
          </table:table-cell>
          <table:table-cell office:value-type="string">
            <text:p>Av. Gen. Ataliba Leonel, 3420 - Tucuruvi, São Paulo - SP, 02242-001, Brazil</text:p>
          </table:table-cell>
          <table:table-cell office:value-type="string">
            <text:p>(11) 98517-2927</text:p>
          </table:table-cell>
        </table:table-row>
        <table:table-row table:style-name="ro1">
          <table:table-cell office:value-type="string">
            <text:p>ALEX CENTRO AUTOMOTIVO DIADEMA</text:p>
          </table:table-cell>
          <table:table-cell office:value-type="string">
            <text:p>Alex centro automotivo - R. Tibiriçá, 143 - Serraria, Diadema - SP, 09981-370, Brazil</text:p>
          </table:table-cell>
          <table:table-cell office:value-type="string">
            <text:p>(11) 98653-4171</text:p>
          </table:table-cell>
        </table:table-row>
        <table:table-row table:style-name="ro1">
          <table:table-cell office:value-type="string">
            <text:p>Casa do Óleo São João</text:p>
          </table:table-cell>
          <table:table-cell office:value-type="string">
            <text:p>R. Buriti Bravo, 298 - Jardim Novo Portugal, Guarulhos - SP, 07160-020, Brazil</text:p>
          </table:table-cell>
          <table:table-cell office:value-type="string">
            <text:p>(11) 98769-3220</text:p>
          </table:table-cell>
        </table:table-row>
        <table:table-row table:style-name="ro1">
          <table:table-cell office:value-type="string">
            <text:p>Semente &amp; Raiz</text:p>
          </table:table-cell>
          <table:table-cell office:value-type="string">
            <text:p>R. Nossa Sra. Mãe dos Homens, 825 - Vila Progresso, Guarulhos - SP, 07091-000, Brazil</text:p>
          </table:table-cell>
          <table:table-cell office:value-type="string">
            <text:p>(11) 98787-9424</text:p>
          </table:table-cell>
        </table:table-row>
        <table:table-row table:style-name="ro1">
          <table:table-cell office:value-type="string">
            <text:p>Nova Elibell Oficina Oficina Especializada em nacionais e importados</text:p>
          </table:table-cell>
          <table:table-cell office:value-type="string">
            <text:p>Av Rio Branco A1690 - Campos Elíseos, São Paulo - SP, 01206-001, Brazil</text:p>
          </table:table-cell>
          <table:table-cell office:value-type="string">
            <text:p>(11) 98794-4549</text:p>
          </table:table-cell>
        </table:table-row>
        <table:table-row table:style-name="ro1">
          <table:table-cell office:value-type="string">
            <text:p>RDO do Óleo Sao Caetano - Rei do Óleo</text:p>
          </table:table-cell>
          <table:table-cell office:value-type="string">
            <text:p>Av. Pres. Kennedy, 2840 - Santa Paula, São Caetano do Sul - SP, 09572-015, Brazil</text:p>
          </table:table-cell>
          <table:table-cell office:value-type="string">
            <text:p>(11) 98857-7576</text:p>
          </table:table-cell>
        </table:table-row>
        <table:table-row table:style-name="ro1">
          <table:table-cell office:value-type="string">
            <text:p>Della Terra Atacado e Varejo de Produtos Naturais</text:p>
          </table:table-cell>
          <table:table-cell office:value-type="string">
            <text:p>R. Rio Grande do Norte, 615B - Vila Sao Pedro, Santo André - SP, 09210-360, Brazil</text:p>
          </table:table-cell>
          <table:table-cell office:value-type="string">
            <text:p>(11) 98901-2018</text:p>
          </table:table-cell>
        </table:table-row>
        <table:table-row table:style-name="ro1">
          <table:table-cell office:value-type="string">
            <text:p>RB Motos</text:p>
          </table:table-cell>
          <table:table-cell office:value-type="string">
            <text:p>R. Bemaventurança, 160 - Vila Joaniza, São Paulo - SP, 04404-140, Brazil</text:p>
          </table:table-cell>
          <table:table-cell office:value-type="string">
            <text:p>(11) 98951-8069</text:p>
          </table:table-cell>
        </table:table-row>
        <table:table-row table:style-name="ro1">
          <table:table-cell office:value-type="string">
            <text:p>Baked Potato</text:p>
          </table:table-cell>
          <table:table-cell office:value-type="string">
            <text:p>Praça Samuel Sabatini, 200 - 5 - Centro, São Bernardo do Campo - SP, 09750-902, Brazil</text:p>
          </table:table-cell>
          <table:table-cell office:value-type="string">
            <text:p>(11) 98957-7953</text:p>
          </table:table-cell>
        </table:table-row>
        <table:table-row table:style-name="ro1">
          <table:table-cell office:value-type="string">
            <text:p>KARPA SUSHI</text:p>
          </table:table-cell>
          <table:table-cell office:value-type="string">
            <text:p>R. José Barbosa, 21 - Vila Pedro Moreira, Guarulhos - SP, 07021-100, Brazil</text:p>
          </table:table-cell>
          <table:table-cell office:value-type="string">
            <text:p>(11) 99205-5053</text:p>
          </table:table-cell>
        </table:table-row>
        <table:table-row table:style-name="ro1">
          <table:table-cell office:value-type="string">
            <text:p>Coco Bambu Conceito São Bernardo do Campo</text:p>
          </table:table-cell>
          <table:table-cell office:value-type="string">
            <text:p>Avenida Kennedy, 700, Piso 1, Loja 150 - Jardim do Mar, São Bernardo do Campo - SP, 09726-901, Brazil</text:p>
          </table:table-cell>
          <table:table-cell office:value-type="string">
            <text:p>(11) 99306-7272</text:p>
          </table:table-cell>
        </table:table-row>
        <table:table-row table:style-name="ro1">
          <table:table-cell office:value-type="string">
            <text:p>Empório Magna Vita - Loja de Produtos Naturais</text:p>
          </table:table-cell>
          <table:table-cell office:value-type="string">
            <text:p>R. 24 de Maio, 77 - 11 - República, São Paulo - SP, 01041-001, Brazil</text:p>
          </table:table-cell>
          <table:table-cell office:value-type="string">
            <text:p>(11) 99337-3475</text:p>
          </table:table-cell>
        </table:table-row>
        <table:table-row table:style-name="ro1">
          <table:table-cell office:value-type="string">
            <text:p>chávida</text:p>
          </table:table-cell>
          <table:table-cell office:value-type="string">
            <text:p>Shopping INTERLAR - INTERLAGOS 2225 Porta do Hotel Ibis frente a Kalunga - banca de produtos naturais - Campo Grande, São Paulo - SP, 04661-200, Brazil</text:p>
          </table:table-cell>
          <table:table-cell office:value-type="string">
            <text:p>(11) 99383-0253</text:p>
          </table:table-cell>
        </table:table-row>
        <table:table-row table:style-name="ro1">
          <table:table-cell office:value-type="string">
            <text:p>Atacadão do Natural Guarulhos I</text:p>
          </table:table-cell>
          <table:table-cell office:value-type="string">
            <text:p>R. Luíz Faccini, 127 - Centro, Guarulhos - SP, 07110-000, Brazil</text:p>
          </table:table-cell>
          <table:table-cell office:value-type="string">
            <text:p>(11) 99400-0575</text:p>
          </table:table-cell>
        </table:table-row>
        <table:table-row table:style-name="ro1">
          <table:table-cell office:value-type="string">
            <text:p>Atacadão do Natural Guarulhos II</text:p>
          </table:table-cell>
          <table:table-cell office:value-type="string">
            <text:p>R. Cap. Gabriel, 163 - Centro, Guarulhos - SP, 07011-010, Brazil</text:p>
          </table:table-cell>
          <table:table-cell office:value-type="string">
            <text:p>(11) 99400-0575</text:p>
          </table:table-cell>
        </table:table-row>
        <table:table-row table:style-name="ro1">
          <table:table-cell office:value-type="string">
            <text:p>Noz do Brasil - Produtos Naturais - Vila Prudente SP</text:p>
          </table:table-cell>
          <table:table-cell office:value-type="string">
            <text:p>R. Amparo, 453 - Vila Prudente, São Paulo - SP, 03151-060, Brazil</text:p>
          </table:table-cell>
          <table:table-cell office:value-type="string">
            <text:p>(11) 99623-8523</text:p>
          </table:table-cell>
        </table:table-row>
        <table:table-row table:style-name="ro1">
          <table:table-cell office:value-type="string">
            <text:p>Quintal Del Carmem</text:p>
          </table:table-cell>
          <table:table-cell office:value-type="string">
            <text:p>R. das Paineiras, 243 - Jardim, Santo André - SP, 09070-220, Brazil</text:p>
          </table:table-cell>
          <table:table-cell office:value-type="string">
            <text:p>(11) 99749-0322</text:p>
          </table:table-cell>
        </table:table-row>
        <table:table-row table:style-name="ro1">
          <table:table-cell office:value-type="string">
            <text:p>Dra. Julia Vinagre - Alergia e Imunologia</text:p>
          </table:table-cell>
          <table:table-cell office:value-type="string">
            <text:p>Av. Ordem e Progresso, 157 - Sala 105 - Barra Funda, São Paulo - SP, 01141-030, Brazil</text:p>
          </table:table-cell>
          <table:table-cell office:value-type="string">
            <text:p>(11) 99758-9957</text:p>
          </table:table-cell>
        </table:table-row>
        <table:table-row table:style-name="ro1">
          <table:table-cell office:value-type="string">
            <text:p>Meio Natural</text:p>
          </table:table-cell>
          <table:table-cell office:value-type="string">
            <text:p>Rua Haddock Lobo, 316 - Jardim Bela Vista, Santo André - SP, 09040-340, Brazil</text:p>
          </table:table-cell>
          <table:table-cell office:value-type="string">
            <text:p>(11) 99762-2078</text:p>
          </table:table-cell>
        </table:table-row>
        <table:table-row table:style-name="ro1">
          <table:table-cell office:value-type="string">
            <text:p>Troca de Óleo Rio Branco</text:p>
          </table:table-cell>
          <table:table-cell office:value-type="string">
            <text:p>R. Graciliano Ramos, 41 - Jardim Liberdade, Jundiaí - SP, 13215-472, Brazil</text:p>
          </table:table-cell>
          <table:table-cell office:value-type="string">
            <text:p>(11) 99772-2473</text:p>
          </table:table-cell>
        </table:table-row>
        <table:table-row table:style-name="ro1">
          <table:table-cell office:value-type="string">
            <text:p>Vinagre de Maçã Stela</text:p>
          </table:table-cell>
          <table:table-cell office:value-type="string">
            <text:p>R. da Saudade, 104 - Cidade Mãe do Céu, São Paulo - SP, 03323-050, Brazil</text:p>
          </table:table-cell>
          <table:table-cell office:value-type="string">
            <text:p>(11) 99807-4969</text:p>
          </table:table-cell>
        </table:table-row>
        <table:table-row table:style-name="ro1">
          <table:table-cell office:value-type="string">
            <text:p>Uri Omma Kimchi (UOK groceries)</text:p>
          </table:table-cell>
          <table:table-cell office:value-type="string">
            <text:p>Rua Três Rios, 244 - Bom Retiro, São Paulo - SP, 01123-000, Brazil</text:p>
          </table:table-cell>
          <table:table-cell office:value-type="string">
            <text:p>(11) 99991-0893</text:p>
          </table:table-cell>
        </table:table-row>
        <table:table-row table:style-name="ro1">
          <table:table-cell office:value-type="string">
            <text:p>Hilton Claudino</text:p>
          </table:table-cell>
          <table:table-cell office:value-type="string">
            <text:p>R. Domingos de Morais - Vila Mariana, São Paulo - SP, 04035-000, Brazil</text:p>
          </table:table-cell>
          <table:table-cell office:value-type="string">
            <text:p>(12) 99483-3499</text:p>
          </table:table-cell>
        </table:table-row>
        <table:table-row table:style-name="ro1">
          <table:table-cell office:value-type="string">
            <text:p>Centro Automotivo Rio Branco</text:p>
          </table:table-cell>
          <table:table-cell office:value-type="string">
            <text:p>R. Braz Cubas, 400 - Vila Matias, Santos - SP, 11013-162, Brazil</text:p>
          </table:table-cell>
          <table:table-cell office:value-type="string">
            <text:p>(13) 3222-5215</text:p>
          </table:table-cell>
        </table:table-row>
        <table:table-row table:style-name="ro1">
          <table:table-cell office:value-type="string">
            <text:p>RB Imports</text:p>
          </table:table-cell>
          <table:table-cell office:value-type="string">
            <text:p>Av. Capitão-Mor Aguiar, 169 - Centro, São Vicente - SP, 11310-201, Brazil</text:p>
          </table:table-cell>
          <table:table-cell office:value-type="string">
            <text:p>(13) 3469-3590</text:p>
          </table:table-cell>
        </table:table-row>
        <table:table-row table:style-name="ro1">
          <table:table-cell office:value-type="string">
            <text:p>Adubos Trevo</text:p>
          </table:table-cell>
          <table:table-cell office:value-type="string">
            <text:p>R. Antônio Vicentini, 239 - Jardim Boa Vista, Avaré - SP, 18706-320, Brazil</text:p>
          </table:table-cell>
          <table:table-cell office:value-type="string">
            <text:p>(14) 3733-4300</text:p>
          </table:table-cell>
        </table:table-row>
        <table:table-row table:style-name="ro1">
          <table:table-cell office:value-type="string">
            <text:p>Sementes Cerrado de Cima</text:p>
          </table:table-cell>
          <table:table-cell office:value-type="string">
            <text:p>Rodovia SP 258, KM 264, s/n Cerrado de Cima, Taquarivaí - SP, 18425-000, Brazil</text:p>
          </table:table-cell>
          <table:table-cell office:value-type="string">
            <text:p>(15) 3534-1124</text:p>
          </table:table-cell>
        </table:table-row>
        <table:table-row table:style-name="ro1">
          <table:table-cell office:value-type="string">
            <text:p>Fgs agrícola fertilizantes ltda</text:p>
          </table:table-cell>
          <table:table-cell office:value-type="string">
            <text:p>Estrada Mun. - Boa vista, Piedade - SP, 18170-000, Brazil</text:p>
          </table:table-cell>
          <table:table-cell office:value-type="string">
            <text:p>(15) 99192-7653</text:p>
          </table:table-cell>
        </table:table-row>
        <table:table-row table:style-name="ro1">
          <table:table-cell office:value-type="string">
            <text:p>TROPISUCO</text:p>
          </table:table-cell>
          <table:table-cell office:value-type="string">
            <text:p>R. Cotoxó, 303 - Pompeia, São Paulo - SP, 05021-000, Brazil</text:p>
          </table:table-cell>
          <table:table-cell office:value-type="string">
            <text:p>(16) 3397-8004</text:p>
          </table:table-cell>
        </table:table-row>
        <table:table-row table:style-name="ro1">
          <table:table-cell office:value-type="string">
            <text:p>McDonald's</text:p>
          </table:table-cell>
          <table:table-cell office:value-type="string">
            <text:p>R. Sen. Felipe Schmidt, 50 - loja 134 - Centro, Joinville - SC, 89201-430, Brazil</text:p>
          </table:table-cell>
          <table:table-cell office:value-type="string">
            <text:p>(16) 3903-3102</text:p>
          </table:table-cell>
        </table:table-row>
        <table:table-row table:style-name="ro1">
          <table:table-cell office:value-type="string">
            <text:p>Hurtado Distribuidora - Life Sucos São Carlos</text:p>
          </table:table-cell>
          <table:table-cell office:value-type="string">
            <text:p>RUA DR JOAO SABINO, 1118 B Vila Boa Vista 2 - R. Dr. João Sábino, 1118b - Vila Boa Vista 1, São Carlos - SP, 13575-050, Brazil</text:p>
          </table:table-cell>
          <table:table-cell office:value-type="string">
            <text:p>(16) 99742-7915</text:p>
          </table:table-cell>
        </table:table-row>
        <table:table-row table:style-name="ro1">
          <table:table-cell office:value-type="string">
            <text:p>Agroavante Comércio de Fertilizantes</text:p>
          </table:table-cell>
          <table:table-cell office:value-type="string">
            <text:p>R. Boa Vista, 1228 - Boa Vista, São José do Rio Preto - SP, 15025-010, Brazil</text:p>
          </table:table-cell>
          <table:table-cell office:value-type="string">
            <text:p>(17) 99732-1524</text:p>
          </table:table-cell>
        </table:table-row>
        <table:table-row table:style-name="ro1">
          <table:table-cell office:value-type="string">
            <text:p>Adubos Real - Monte Mor SP</text:p>
          </table:table-cell>
          <table:table-cell office:value-type="string">
            <text:p>R. Caetano Barbieri, 65 - Jardim Panorama, Monte Mor - SP, 13196-052, Brazil</text:p>
          </table:table-cell>
          <table:table-cell office:value-type="string">
            <text:p>(19) 97121-0853</text:p>
          </table:table-cell>
        </table:table-row>
        <table:table-row table:style-name="ro1">
          <table:table-cell office:value-type="string">
            <text:p>Viver Verde Produtos Naturais</text:p>
          </table:table-cell>
          <table:table-cell office:value-type="string">
            <text:p>Loja1: - Mall Best Center - Av. Baden Powell, 1929 - Jardim Nova Europa, Campinas - SP, 13040-093, Brazil</text:p>
          </table:table-cell>
          <table:table-cell office:value-type="string">
            <text:p>(19) 97159-5479</text:p>
          </table:table-cell>
        </table:table-row>
        <table:table-row table:style-name="ro1">
          <table:table-cell office:value-type="string">
            <text:p>BonSolo Soluções Inteligentes em Ecologia EIRELI ME</text:p>
          </table:table-cell>
          <table:table-cell office:value-type="string">
            <text:p>R. Mte. José Gabriel da Costa, s/n - Jardim Monte Belo, Campinas - SP, 13098-897, Brazil</text:p>
          </table:table-cell>
          <table:table-cell office:value-type="string">
            <text:p>(19) 97407-8406</text:p>
          </table:table-cell>
        </table:table-row>
        <table:table-row table:style-name="ro1">
          <table:table-cell office:value-type="string">
            <text:p>Suco de Praia</text:p>
          </table:table-cell>
          <table:table-cell office:value-type="string">
            <text:p>R. Sacramento, 205 - Centro, Campinas - SP, 13010-210, Brazil</text:p>
          </table:table-cell>
          <table:table-cell office:value-type="string">
            <text:p>(19) 97418-5450</text:p>
          </table:table-cell>
        </table:table-row>
        <table:table-row table:style-name="ro1">
          <table:table-cell office:value-type="string">
            <text:p>Senhor Grão Produtos Naturais - Produtos naturais, sem glúten, sem lactose, sem açúcar, chás, vitaminas e suplementação.</text:p>
          </table:table-cell>
          <table:table-cell office:value-type="string">
            <text:p>Av. Dr. Jesuíno Marcondes Machado, 2301 - Jardim Planalto, Campinas - SP, 13090-723, Brazil</text:p>
          </table:table-cell>
          <table:table-cell office:value-type="string">
            <text:p>(19) 98139-5756</text:p>
          </table:table-cell>
        </table:table-row>
        <table:table-row table:style-name="ro1">
          <table:table-cell office:value-type="string">
            <text:p>Soilfert Terra Vegetal</text:p>
          </table:table-cell>
          <table:table-cell office:value-type="string">
            <text:p>Estr. da Rhodia, 7853 - Cidade Universitária, Campinas - SP, 13085-205, Brazil</text:p>
          </table:table-cell>
          <table:table-cell office:value-type="string">
            <text:p>(19) 98302-4746</text:p>
          </table:table-cell>
        </table:table-row>
        <table:table-row table:style-name="ro1">
          <table:table-cell office:value-type="string">
            <text:p>Produtos Naturais, Temperos, Chás - Empório Reino da Terra</text:p>
          </table:table-cell>
          <table:table-cell office:value-type="string">
            <text:p>Av. Adolpho Bloch, 694 - Floresta III, Campinas - SP, 13058-120, Brazil</text:p>
          </table:table-cell>
          <table:table-cell office:value-type="string">
            <text:p>(19) 98610-3122</text:p>
          </table:table-cell>
        </table:table-row>
        <table:table-row table:style-name="ro1">
          <table:table-cell office:value-type="string">
            <text:p>Novo Óleo Lubrificantes</text:p>
          </table:table-cell>
          <table:table-cell office:value-type="string">
            <text:p>R. Antônio Volpe, 51 - Jardim Novo Maracana, Campinas - SP, 13058-413, Brazil</text:p>
          </table:table-cell>
          <table:table-cell office:value-type="string">
            <text:p>(19) 98730-0639</text:p>
          </table:table-cell>
        </table:table-row>
        <table:table-row table:style-name="ro1">
          <table:table-cell office:value-type="string">
            <text:p>Mundo Verde - Nova Europa Campinas</text:p>
          </table:table-cell>
          <table:table-cell office:value-type="string">
            <text:p>Av. Baden Powell, 1877 - Jardim Nova Europa, Campinas - SP, 13040-093, Brazil</text:p>
          </table:table-cell>
          <table:table-cell office:value-type="string">
            <text:p>(19) 98956-4088</text:p>
          </table:table-cell>
        </table:table-row>
        <table:table-row table:style-name="ro1">
          <table:table-cell office:value-type="string">
            <text:p>Empório Planta E Raiz</text:p>
          </table:table-cell>
          <table:table-cell office:value-type="string">
            <text:p>ao lado do DUDU água mineral - Av. Império do Sol Nascente, 717 - Loja 3 - Jardim Aurelia, Campinas - SP, 13033-050, Brazil</text:p>
          </table:table-cell>
          <table:table-cell office:value-type="string">
            <text:p>(19) 98962-2000</text:p>
          </table:table-cell>
        </table:table-row>
        <table:table-row table:style-name="ro1">
          <table:table-cell office:value-type="string">
            <text:p>JPF FERTILIZANTES</text:p>
          </table:table-cell>
          <table:table-cell office:value-type="string">
            <text:p>R. José Procópio de Andrade Júnior, 457 - Jardim da Gloria, São João da Boa Vista - SP, 13870-640, Brazil</text:p>
          </table:table-cell>
          <table:table-cell office:value-type="string">
            <text:p>(19) 99100-1106</text:p>
          </table:table-cell>
        </table:table-row>
        <table:table-row table:style-name="ro1">
          <table:table-cell office:value-type="string">
            <text:p>FertPlus Company</text:p>
          </table:table-cell>
          <table:table-cell office:value-type="string">
            <text:p>Rua Rosa Aburad Khouri, 1030, 1030 Campinas, sp CEP: - Conj. Hab. Santana II, Campinas - SP, 13105-618, Brazil</text:p>
          </table:table-cell>
          <table:table-cell office:value-type="string">
            <text:p>(19) 99121-7094</text:p>
          </table:table-cell>
        </table:table-row>
        <table:table-row table:style-name="ro1">
          <table:table-cell office:value-type="string">
            <text:p>Armazém Barão Hortifruti</text:p>
          </table:table-cell>
          <table:table-cell office:value-type="string">
            <text:p>R. Luiz Otávio, 2625 - Loja 4 - Fazenda Santa Cândida, Campinas - SP, 13087-560, Brazil</text:p>
          </table:table-cell>
          <table:table-cell office:value-type="string">
            <text:p>(19) 99145-4916</text:p>
          </table:table-cell>
        </table:table-row>
        <table:table-row table:style-name="ro1">
          <table:table-cell office:value-type="string">
            <text:p>Império do suco</text:p>
          </table:table-cell>
          <table:table-cell office:value-type="string">
            <text:p>Av. Senador Saraiva, 734 - Centro, Campinas - SP, 13013-061, Brazil</text:p>
          </table:table-cell>
          <table:table-cell office:value-type="string">
            <text:p>(19) 99222-6080</text:p>
          </table:table-cell>
        </table:table-row>
        <table:table-row table:style-name="ro1">
          <table:table-cell office:value-type="string">
            <text:p>Lubrificar super troca de óleo</text:p>
          </table:table-cell>
          <table:table-cell office:value-type="string">
            <text:p>R. Laercio de Oliveira, 416 - Dom Gilberto, Campinas - SP, 13053-288, Brazil</text:p>
          </table:table-cell>
          <table:table-cell office:value-type="string">
            <text:p>(19) 99278-7173</text:p>
          </table:table-cell>
        </table:table-row>
        <table:table-row table:style-name="ro1">
          <table:table-cell office:value-type="string">
            <text:p>Bio Mundo Iguatemi Campinas</text:p>
          </table:table-cell>
          <table:table-cell office:value-type="string">
            <text:p>Av. Iguatemi, 777 - Vila Brandina, Campinas - SP, 13092-902, Brazil</text:p>
          </table:table-cell>
          <table:table-cell office:value-type="string">
            <text:p>(19) 99350-8937</text:p>
          </table:table-cell>
        </table:table-row>
        <table:table-row table:style-name="ro1">
          <table:table-cell office:value-type="string">
            <text:p>Nebline</text:p>
          </table:table-cell>
          <table:table-cell office:value-type="string">
            <text:p>R. Conceição, 942 - Cambuí, Campinas - SP, 13025-355, Brazil</text:p>
          </table:table-cell>
          <table:table-cell office:value-type="string">
            <text:p>(19) 99355-0407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Av. Dr. Moraes Salles, 1400 - Anexo 2 - Centro, Campinas - SP, 13010-002, Brazil</text:p>
          </table:table-cell>
          <table:table-cell office:value-type="string">
            <text:p>(19) 99516-4798</text:p>
          </table:table-cell>
        </table:table-row>
        <table:table-row table:style-name="ro1">
          <table:table-cell office:value-type="string">
            <text:p>Seo Crepe | Crepes e Saladas Campinas</text:p>
          </table:table-cell>
          <table:table-cell office:value-type="string">
            <text:p>R. Jorge de Figueiredo Corrêa, 1611 - Parque Taquaral, Campinas - SP, 13087-261, Brazil</text:p>
          </table:table-cell>
          <table:table-cell office:value-type="string">
            <text:p>(19) 99604-2200</text:p>
          </table:table-cell>
        </table:table-row>
        <table:table-row table:style-name="ro1">
          <table:table-cell office:value-type="string">
            <text:p>Produtos Naturais Terra Naturalle</text:p>
          </table:table-cell>
          <table:table-cell office:value-type="string">
            <text:p>Av. Suaçuna, 683 - Jardim Cristina, Campinas - SP, 13054-105, Brazil</text:p>
          </table:table-cell>
          <table:table-cell office:value-type="string">
            <text:p>(19) 99634-1370</text:p>
          </table:table-cell>
        </table:table-row>
        <table:table-row table:style-name="ro1">
          <table:table-cell office:value-type="string">
            <text:p>Cheirin Bão</text:p>
          </table:table-cell>
          <table:table-cell office:value-type="string">
            <text:p>Av. Brasil, 815 - Jardim Guanabara, Campinas - SP, 13073-012, Brazil</text:p>
          </table:table-cell>
          <table:table-cell office:value-type="string">
            <text:p>(19) 99696-2742</text:p>
          </table:table-cell>
        </table:table-row>
        <table:table-row table:style-name="ro1">
          <table:table-cell office:value-type="string">
            <text:p>Biodiversita</text:p>
          </table:table-cell>
          <table:table-cell office:value-type="string">
            <text:p>R. Latino Coelho, 1301 - Taquaral, Campinas - SP, 13087-010, Brazil</text:p>
          </table:table-cell>
          <table:table-cell office:value-type="string">
            <text:p>(19) 99826-0795</text:p>
          </table:table-cell>
        </table:table-row>
        <table:table-row table:style-name="ro1">
          <table:table-cell office:value-type="string">
            <text:p>DaGruta Produtos Naturais</text:p>
          </table:table-cell>
          <table:table-cell office:value-type="string">
            <text:p>R. Eng. Artur Canguçu, 137 - Vila Andrade Neves, Campinas - SP, 13070-293, Brazil</text:p>
          </table:table-cell>
          <table:table-cell office:value-type="string">
            <text:p>(19) 99920-3279</text:p>
          </table:table-cell>
        </table:table-row>
        <table:table-row table:style-name="ro1">
          <table:table-cell office:value-type="string">
            <text:p>Green Mercado Natural</text:p>
          </table:table-cell>
          <table:table-cell office:value-type="string">
            <text:p>R. Cel. Quirino, 1712 - Cambuí, Campinas - SP, 13025-002, Brazil</text:p>
          </table:table-cell>
          <table:table-cell office:value-type="string">
            <text:p>(19) 99924-9440</text:p>
          </table:table-cell>
        </table:table-row>
        <table:table-row table:style-name="ro1">
          <table:table-cell office:value-type="string">
            <text:p>Lualma Produtos Naturais</text:p>
          </table:table-cell>
          <table:table-cell office:value-type="string">
            <text:p>Av. São Gonçalo, 2223 - sala 01 - Jardim Alvorada, Nova Odessa - SP, 13382-460, Brazil</text:p>
          </table:table-cell>
          <table:table-cell office:value-type="string">
            <text:p>(19) 99953-8345</text:p>
          </table:table-cell>
        </table:table-row>
        <table:table-row table:style-name="ro1">
          <table:table-cell office:value-type="string">
            <text:p>Armazém Nativa</text:p>
          </table:table-cell>
          <table:table-cell office:value-type="string">
            <text:p>Av. Mal. Rondon, 1331 - Jardim Chapadão, Campinas - SP, 13070-172, Brazil</text:p>
          </table:table-cell>
          <table:table-cell office:value-type="string">
            <text:p>(19) 99974-6403</text:p>
          </table:table-cell>
        </table:table-row>
        <table:table-row table:style-name="ro1">
          <table:table-cell office:value-type="string">
            <text:p>Troca de Óleo Express Campo Grande - Campinas</text:p>
          </table:table-cell>
          <table:table-cell office:value-type="string">
            <text:p>R. Luiz Raphael Lot, 358 - Jardim Sul América, Campinas - SP, 13059-301, Brazil</text:p>
          </table:table-cell>
          <table:table-cell office:value-type="string">
            <text:p>(19) 99988-5310</text:p>
          </table:table-cell>
        </table:table-row>
        <table:table-row table:style-name="ro1">
          <table:table-cell office:value-type="string">
            <text:p>Casas Verde Produtos Naturais</text:p>
          </table:table-cell>
          <table:table-cell office:value-type="string">
            <text:p>R. Dr. Nilo Peçanha, 56 - Loja 78 - Centro, São Gonçalo - RJ, 24445-360, Brazil</text:p>
          </table:table-cell>
          <table:table-cell office:value-type="string">
            <text:p>(21) 2036-0666</text:p>
          </table:table-cell>
        </table:table-row>
        <table:table-row table:style-name="ro1">
          <table:table-cell office:value-type="string">
            <text:p>Cachamorra Lubrificantes</text:p>
          </table:table-cell>
          <table:table-cell office:value-type="string">
            <text:p>Estr. da Cachamorra, 45 - Campo Grande, Rio de Janeiro - RJ, 23040-150, Brazil</text:p>
          </table:table-cell>
          <table:table-cell office:value-type="string">
            <text:p>(21) 2415-0653</text:p>
          </table:table-cell>
        </table:table-row>
        <table:table-row table:style-name="ro1">
          <table:table-cell office:value-type="string">
            <text:p>Metalúrgica Vinagre</text:p>
          </table:table-cell>
          <table:table-cell office:value-type="string">
            <text:p>Av. Vicente de Carvalho, 171 - Vaz Lobo, Rio de Janeiro - RJ, 21371-121, Brazil</text:p>
          </table:table-cell>
          <table:table-cell office:value-type="string">
            <text:p>(21) 2482-9910</text:p>
          </table:table-cell>
        </table:table-row>
        <table:table-row table:style-name="ro1">
          <table:table-cell office:value-type="string">
            <text:p>Bibi Sucos</text:p>
          </table:table-cell>
          <table:table-cell office:value-type="string">
            <text:p>Av. Olegário Maciel, 440 - Barra da Tijuca, Rio de Janeiro - RJ, 22621-200, Brazil</text:p>
          </table:table-cell>
          <table:table-cell office:value-type="string">
            <text:p>(21) 2493-3000</text:p>
          </table:table-cell>
        </table:table-row>
        <table:table-row table:style-name="ro1">
          <table:table-cell office:value-type="string">
            <text:p>Bibi Sucos</text:p>
          </table:table-cell>
          <table:table-cell office:value-type="string">
            <text:p>R. Miguel Lemos, 31 - LOJA A - Copacabana, Rio de Janeiro - RJ, 22071-000, Brazil</text:p>
          </table:table-cell>
          <table:table-cell office:value-type="string">
            <text:p>(21) 2513-6000</text:p>
          </table:table-cell>
        </table:table-row>
        <table:table-row table:style-name="ro1">
          <table:table-cell office:value-type="string">
            <text:p>Natu Sucos</text:p>
          </table:table-cell>
          <table:table-cell office:value-type="string">
            <text:p>R. Gustavo Sampaio, 323 - Leme, Rio de Janeiro - RJ, 22010-010, Brazil</text:p>
          </table:table-cell>
          <table:table-cell office:value-type="string">
            <text:p>(21) 2542-7782</text:p>
          </table:table-cell>
        </table:table-row>
        <table:table-row table:style-name="ro1">
          <table:table-cell office:value-type="string">
            <text:p>D&amp;D Cosméticos</text:p>
          </table:table-cell>
          <table:table-cell office:value-type="string">
            <text:p>R. João de Almeida, 42 - loja 101 - Alcantara, São Gonçalo - RJ, 24710-450, Brazil</text:p>
          </table:table-cell>
          <table:table-cell office:value-type="string">
            <text:p>(21) 2601-0178</text:p>
          </table:table-cell>
        </table:table-row>
        <table:table-row table:style-name="ro1">
          <table:table-cell office:value-type="string">
            <text:p>Perfumaria Viva Bella Cosméticos</text:p>
          </table:table-cell>
          <table:table-cell office:value-type="string">
            <text:p>Rua Yolanda Saad Abuzaid, 51 - 103 - Alcantara, São Gonçalo - RJ, 24710-460, Brazil</text:p>
          </table:table-cell>
          <table:table-cell office:value-type="string">
            <text:p>(21) 2601-1040</text:p>
          </table:table-cell>
        </table:table-row>
        <table:table-row table:style-name="ro1">
          <table:table-cell office:value-type="string">
            <text:p>D&amp;D Cosméticos</text:p>
          </table:table-cell>
          <table:table-cell office:value-type="string">
            <text:p>Rua Yolanda Saad Abuzaid, 51 - loja 120 - Alcantara, São Gonçalo - RJ, 24710-460, Brazil</text:p>
          </table:table-cell>
          <table:table-cell office:value-type="string">
            <text:p>(21) 2601-3515</text:p>
          </table:table-cell>
        </table:table-row>
        <table:table-row table:style-name="ro1">
          <table:table-cell office:value-type="string">
            <text:p>LB Óleos Lubrificantes AUTOMOTIVOS</text:p>
          </table:table-cell>
          <table:table-cell office:value-type="string">
            <text:p>Av. Domingos Damasceno Duarte, 46 - Trindade, São Gonçalo - RJ, 24456-422, Brazil</text:p>
          </table:table-cell>
          <table:table-cell office:value-type="string">
            <text:p>(21) 2602-6529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Cap. Juvenal Figueiredo, S/N - Colubandê, São Gonçalo - RJ, 24744-560, Brazil</text:p>
          </table:table-cell>
          <table:table-cell office:value-type="string">
            <text:p>(21) 2603-0046</text:p>
          </table:table-cell>
        </table:table-row>
        <table:table-row table:style-name="ro1">
          <table:table-cell office:value-type="string">
            <text:p>GMLUB Lubrificantes e Acessórios para Autos Ltda</text:p>
          </table:table-cell>
          <table:table-cell office:value-type="string">
            <text:p>Av. Jorn. Roberto Marinho, 805 - Colubandê, São Gonçalo - RJ, 24710-341, Brazil</text:p>
          </table:table-cell>
          <table:table-cell office:value-type="string">
            <text:p>(21) 2603-7338</text:p>
          </table:table-cell>
        </table:table-row>
        <table:table-row table:style-name="ro1">
          <table:table-cell office:value-type="string">
            <text:p>JC AUTO ÓLEO | Oficina mecânica</text:p>
          </table:table-cell>
          <table:table-cell office:value-type="string">
            <text:p>Av. Domingos Damasceno Duarte, 665 - Trindade, São Gonçalo - RJ, 24456-422, Brazil</text:p>
          </table:table-cell>
          <table:table-cell office:value-type="string">
            <text:p>(21) 2605-6212</text:p>
          </table:table-cell>
        </table:table-row>
        <table:table-row table:style-name="ro1">
          <table:table-cell office:value-type="string">
            <text:p>Troca de Óleo Nordeste</text:p>
          </table:table-cell>
          <table:table-cell office:value-type="string">
            <text:p>R. Abílio José de Mattos, 824 - Porto da Pedra, São Gonçalo - RJ, 24436-000, Brazil</text:p>
          </table:table-cell>
          <table:table-cell office:value-type="string">
            <text:p>(21) 2606-2413</text:p>
          </table:table-cell>
        </table:table-row>
        <table:table-row table:style-name="ro1">
          <table:table-cell office:value-type="string">
            <text:p>Remar Lubrificantes Troca De Óleo</text:p>
          </table:table-cell>
          <table:table-cell office:value-type="string">
            <text:p>R. Abílio José de Mattos, 2182 - Porto da Pedra, São Gonçalo - RJ, 24436-000, Brazil</text:p>
          </table:table-cell>
          <table:table-cell office:value-type="string">
            <text:p>(21) 2606-6686</text:p>
          </table:table-cell>
        </table:table-row>
        <table:table-row table:style-name="ro1">
          <table:table-cell office:value-type="string">
            <text:p>Perfumaria Kennedy</text:p>
          </table:table-cell>
          <table:table-cell office:value-type="string">
            <text:p>Av. Pres. Kennedy, 339 - Centro, São Gonçalo - RJ, 24445-000, Brazil</text:p>
          </table:table-cell>
          <table:table-cell office:value-type="string">
            <text:p>(21) 2606-7029</text:p>
          </table:table-cell>
        </table:table-row>
        <table:table-row table:style-name="ro1">
          <table:table-cell office:value-type="string">
            <text:p>Russo's Restaurante &amp; Pizzaria</text:p>
          </table:table-cell>
          <table:table-cell office:value-type="string">
            <text:p>Av. Jorn. Roberto Marinho, 226 - Colubandê, São Gonçalo - RJ, 24451-045, Brazil</text:p>
          </table:table-cell>
          <table:table-cell office:value-type="string">
            <text:p>(21) 2725-0267</text:p>
          </table:table-cell>
        </table:table-row>
        <table:table-row table:style-name="ro1">
          <table:table-cell office:value-type="string">
            <text:p>Semente Fertil</text:p>
          </table:table-cell>
          <table:table-cell office:value-type="string">
            <text:p>R. Dr. Mattos, 197 - Centro, Rio Bonito - RJ, 28800-000, Brazil</text:p>
          </table:table-cell>
          <table:table-cell office:value-type="string">
            <text:p>(21) 2734-5505</text:p>
          </table:table-cell>
        </table:table-row>
        <table:table-row table:style-name="ro1">
          <table:table-cell office:value-type="string">
            <text:p>Sociedade Fluminense Adubos</text:p>
          </table:table-cell>
          <table:table-cell office:value-type="string">
            <text:p>Avenida Almirante Lúcio Meira 648 - lj - Várzea, Teresópolis - RJ, 25953-007, Brazil</text:p>
          </table:table-cell>
          <table:table-cell office:value-type="string">
            <text:p>(21) 2742-0652</text:p>
          </table:table-cell>
        </table:table-row>
        <table:table-row table:style-name="ro1">
          <table:table-cell office:value-type="string">
            <text:p>Casa do Adubo</text:p>
          </table:table-cell>
          <table:table-cell office:value-type="string">
            <text:p>CEASA Pav. 76 Lojas 13 a 18 - Av. Brasil, 19001 - Colégio, Rio de Janeiro - RJ, 21235-390, Brazil</text:p>
          </table:table-cell>
          <table:table-cell office:value-type="string">
            <text:p>(21) 3371-1642</text:p>
          </table:table-cell>
        </table:table-row>
        <table:table-row table:style-name="ro1">
          <table:table-cell office:value-type="string">
            <text:p>Irmãos Da Terra</text:p>
          </table:table-cell>
          <table:table-cell office:value-type="string">
            <text:p>R. Dr. Felíciano Sodré, 57 - Loja 5 - Rodo, São Gonçalo - RJ, 24440-440, Brazil</text:p>
          </table:table-cell>
          <table:table-cell office:value-type="string">
            <text:p>(21) 3583-1458</text:p>
          </table:table-cell>
        </table:table-row>
        <table:table-row table:style-name="ro1">
          <table:table-cell office:value-type="string">
            <text:p>Perfumaria Kennedy</text:p>
          </table:table-cell>
          <table:table-cell office:value-type="string">
            <text:p>RJ - Estr. Raul Veiga, 274 - Alcantara, São Gonçalo - RJ, 24710-480, Brazil</text:p>
          </table:table-cell>
          <table:table-cell office:value-type="string">
            <text:p>(21) 3606-9491</text:p>
          </table:table-cell>
        </table:table-row>
        <table:table-row table:style-name="ro1">
          <table:table-cell office:value-type="string">
            <text:p>D&amp;D Cosméticos</text:p>
          </table:table-cell>
          <table:table-cell office:value-type="string">
            <text:p>Av. Dezoito do Forte, 27 - loja 14 - Centro, São Gonçalo - RJ, 24460-005, Brazil</text:p>
          </table:table-cell>
          <table:table-cell office:value-type="string">
            <text:p>(21) 3705-7499</text:p>
          </table:table-cell>
        </table:table-row>
        <table:table-row table:style-name="ro1">
          <table:table-cell office:value-type="string">
            <text:p>Tropical Mix</text:p>
          </table:table-cell>
          <table:table-cell office:value-type="string">
            <text:p>Partage Shopping São Gonçalo - Av. Pres. Kennedy, 425 - Loja 401 - Centro, São Gonçalo - RJ, 24445-000, Brazil</text:p>
          </table:table-cell>
          <table:table-cell office:value-type="string">
            <text:p>(21) 3858-0300</text:p>
          </table:table-cell>
        </table:table-row>
        <table:table-row table:style-name="ro1">
          <table:table-cell office:value-type="string">
            <text:p>Casas Pedro</text:p>
          </table:table-cell>
          <table:table-cell office:value-type="string">
            <text:p>R. Dr. Nilo Peçanha, 22 - Centro, São Gonçalo - RJ, 24445-360, Brazil</text:p>
          </table:table-cell>
          <table:table-cell office:value-type="string">
            <text:p>(21) 3861-9040</text:p>
          </table:table-cell>
        </table:table-row>
        <table:table-row table:style-name="ro1">
          <table:table-cell office:value-type="string">
            <text:p>Restaurante Outback Steakhouse</text:p>
          </table:table-cell>
          <table:table-cell office:value-type="string">
            <text:p>Av. São Gonçalo, 100 EC 280A a 286A, 289A, 300 e 310, 2º Piso - Boa Vista, São Gonçalo - RJ, 24466-970, Brazil</text:p>
          </table:table-cell>
          <table:table-cell office:value-type="string">
            <text:p>(21) 3900-0039</text:p>
          </table:table-cell>
        </table:table-row>
        <table:table-row table:style-name="ro1">
          <table:table-cell office:value-type="string">
            <text:p>Rio Semear</text:p>
          </table:table-cell>
          <table:table-cell office:value-type="string">
            <text:p>Av. Guanabara, 107 - Galpão D - Incra, Seropédica - RJ, 23890-620, Brazil</text:p>
          </table:table-cell>
          <table:table-cell office:value-type="string">
            <text:p>(21) 4102-0957</text:p>
          </table:table-cell>
        </table:table-row>
        <table:table-row table:style-name="ro1">
          <table:table-cell office:value-type="string">
            <text:p>Gordão Lubrificantes Ltda.</text:p>
          </table:table-cell>
          <table:table-cell office:value-type="string">
            <text:p>R. Visc. de Itaúna, 1545 - Gradim, São Gonçalo - RJ, 24431-005, Brazil</text:p>
          </table:table-cell>
          <table:table-cell office:value-type="string">
            <text:p>(21) 96438-2488</text:p>
          </table:table-cell>
        </table:table-row>
        <table:table-row table:style-name="ro1">
          <table:table-cell office:value-type="string">
            <text:p>Revender Natura e Avon. Michelle Líder Natura e Avon.</text:p>
          </table:table-cell>
          <table:table-cell office:value-type="string">
            <text:p>R. Mucuri, 08 - Jardim Catarina, São Gonçalo - RJ, 24715-581, Brazil</text:p>
          </table:table-cell>
          <table:table-cell office:value-type="string">
            <text:p>(21) 96449-9367</text:p>
          </table:table-cell>
        </table:table-row>
        <table:table-row table:style-name="ro1">
          <table:table-cell office:value-type="string">
            <text:p>Horto Mato Verde - Plantas RJ - Material de Jardinagem e Paisagismo</text:p>
          </table:table-cell>
          <table:table-cell office:value-type="string">
            <text:p>Av. Ten-Cel. Muniz de Aragão, 2130 - Anil, Rio de Janeiro - RJ, 22765-008, Brazil</text:p>
          </table:table-cell>
          <table:table-cell office:value-type="string">
            <text:p>(21) 96451-1816</text:p>
          </table:table-cell>
        </table:table-row>
        <table:table-row table:style-name="ro1">
          <table:table-cell office:value-type="string">
            <text:p>T&amp;D Óleos Lubrificantes</text:p>
          </table:table-cell>
          <table:table-cell office:value-type="string">
            <text:p>Estr. do Pacheco, 150 - Loja 6,7 e 9 - Lagoinha, São Gonçalo - RJ, 24732-570, Brazil</text:p>
          </table:table-cell>
          <table:table-cell office:value-type="string">
            <text:p>(21) 96462-0405</text:p>
          </table:table-cell>
        </table:table-row>
        <table:table-row table:style-name="ro1">
          <table:table-cell office:value-type="string">
            <text:p>Lagos Lubrificantes</text:p>
          </table:table-cell>
          <table:table-cell office:value-type="string">
            <text:p>Av. Alzira Vargas do Amaral Peixoto, 1051 - Laranjal, São Gonçalo - RJ, 24721-020, Brazil</text:p>
          </table:table-cell>
          <table:table-cell office:value-type="string">
            <text:p>(21) 96462-1066</text:p>
          </table:table-cell>
        </table:table-row>
        <table:table-row table:style-name="ro1">
          <table:table-cell office:value-type="string">
            <text:p>Bar do Negão</text:p>
          </table:table-cell>
          <table:table-cell office:value-type="string">
            <text:p>R. Izolina Pôrto Lopes - Marambaia, São Gonçalo - RJ, 24727-313, Brazil</text:p>
          </table:table-cell>
          <table:table-cell office:value-type="string">
            <text:p>(21) 96497-1744</text:p>
          </table:table-cell>
        </table:table-row>
        <table:table-row table:style-name="ro1">
          <table:table-cell office:value-type="string">
            <text:p>Minhocário Sra. Sabiá</text:p>
          </table:table-cell>
          <table:table-cell office:value-type="string">
            <text:p>Manoel Reis II, Nilópolis - State of Rio de Janeiro, 26515-021, Brazil</text:p>
          </table:table-cell>
          <table:table-cell office:value-type="string">
            <text:p>(21) 96557-9275</text:p>
          </table:table-cell>
        </table:table-row>
        <table:table-row table:style-name="ro1">
          <table:table-cell office:value-type="string">
            <text:p>Nauru Agro Business</text:p>
          </table:table-cell>
          <table:table-cell office:value-type="string">
            <text:p>Av. Erasmo Braga, 255 - sala 501 - Centro, Rio de Janeiro - RJ, 20020-000, Brazil</text:p>
          </table:table-cell>
          <table:table-cell office:value-type="string">
            <text:p>(21) 96639-8358</text:p>
          </table:table-cell>
        </table:table-row>
        <table:table-row table:style-name="ro1">
          <table:table-cell office:value-type="string">
            <text:p>Gabriel Vinagre - Revendedor</text:p>
          </table:table-cell>
          <table:table-cell office:value-type="string">
            <text:p>R. Maranata - Guadalupe, Rio de Janeiro - RJ, 21675-550, Brazil</text:p>
          </table:table-cell>
          <table:table-cell office:value-type="string">
            <text:p>(21) 96736-1787</text:p>
          </table:table-cell>
        </table:table-row>
        <table:table-row table:style-name="ro1">
          <table:table-cell office:value-type="string">
            <text:p>Doutora Minhoca</text:p>
          </table:table-cell>
          <table:table-cell office:value-type="string">
            <text:p>Estr. da Saúde, n°. 2009 - Valença, RJ, 27600-000, Brazil</text:p>
          </table:table-cell>
          <table:table-cell office:value-type="string">
            <text:p>(21) 96941-0845</text:p>
          </table:table-cell>
        </table:table-row>
        <table:table-row table:style-name="ro1">
          <table:table-cell office:value-type="string">
            <text:p>Big Star Car , Troca De Óleo e lubrificantes .</text:p>
          </table:table-cell>
          <table:table-cell office:value-type="string">
            <text:p>R. Abílio José de Mattos, 824 - Porto da Pedra, São Gonçalo - RJ, 24436-055, Brazil</text:p>
          </table:table-cell>
          <table:table-cell office:value-type="string">
            <text:p>(21) 97009-9248</text:p>
          </table:table-cell>
        </table:table-row>
        <table:table-row table:style-name="ro1">
          <table:table-cell office:value-type="string">
            <text:p>Essencial Organics®</text:p>
          </table:table-cell>
          <table:table-cell office:value-type="string">
            <text:p>Av. Henrique Dumont, 65 - Loja A - Ipanema, Rio de Janeiro - RJ, 24410-060, Brazil</text:p>
          </table:table-cell>
          <table:table-cell office:value-type="string">
            <text:p>(21) 97055-5600</text:p>
          </table:table-cell>
        </table:table-row>
        <table:table-row table:style-name="ro1">
          <table:table-cell office:value-type="string">
            <text:p>Izabella Vinagre/ Maquiadora RJ</text:p>
          </table:table-cell>
          <table:table-cell office:value-type="string">
            <text:p>R. Estado do Rio - Areia Branca, Belford Roxo - RJ, 26135-150, Brazil</text:p>
          </table:table-cell>
          <table:table-cell office:value-type="string">
            <text:p>(21) 97091-8308</text:p>
          </table:table-cell>
        </table:table-row>
        <table:table-row table:style-name="ro1">
          <table:table-cell office:value-type="string">
            <text:p>Plantas e adubos</text:p>
          </table:table-cell>
          <table:table-cell office:value-type="string">
            <text:p>R. São Clemente - Botafogo, Rio de Janeiro - RJ, 22260-004, Brazil</text:p>
          </table:table-cell>
          <table:table-cell office:value-type="string">
            <text:p>(21) 97168-1320</text:p>
          </table:table-cell>
        </table:table-row>
        <table:table-row table:style-name="ro1">
          <table:table-cell office:value-type="string">
            <text:p>Monamie perfumery (Boardwalk Campo Grande)</text:p>
          </table:table-cell>
          <table:table-cell office:value-type="string">
            <text:p>R. Cel. Agostinho, 161 - Campo Grande, Rio de Janeiro - RJ, 23050-360, Brazil</text:p>
          </table:table-cell>
          <table:table-cell office:value-type="string">
            <text:p>(21) 97266-8709</text:p>
          </table:table-cell>
        </table:table-row>
        <table:table-row table:style-name="ro1">
          <table:table-cell office:value-type="string">
            <text:p>LN ÓLEOS LUBRIFICANTES</text:p>
          </table:table-cell>
          <table:table-cell office:value-type="string">
            <text:p>Avenida Cesário de melo - R. São Jorge, 5582 - Campo Grande, Rio de Janeiro - RJ, 23059-001, Brazil</text:p>
          </table:table-cell>
          <table:table-cell office:value-type="string">
            <text:p>(21) 97405-4594</text:p>
          </table:table-cell>
        </table:table-row>
        <table:table-row table:style-name="ro1">
          <table:table-cell office:value-type="string">
            <text:p>Central Lubrificantes - Especializado em troca de óleo</text:p>
          </table:table-cell>
          <table:table-cell office:value-type="string">
            <text:p>R. Rubéns Amaral, 42 - Raul Veiga, São Gonçalo - RJ, 22735-177, Brazil</text:p>
          </table:table-cell>
          <table:table-cell office:value-type="string">
            <text:p>(21) 97574-0531</text:p>
          </table:table-cell>
        </table:table-row>
        <table:table-row table:style-name="ro1">
          <table:table-cell office:value-type="string">
            <text:p>Horto Tudo para plantas</text:p>
          </table:table-cell>
          <table:table-cell office:value-type="string">
            <text:p>R. Julio Bara, Lote 3 - quadra 82 - Vila Rosário, Duque de Caxias - RJ, 25041-690, Brazil</text:p>
          </table:table-cell>
          <table:table-cell office:value-type="string">
            <text:p>(21) 97640-5197</text:p>
          </table:table-cell>
        </table:table-row>
        <table:table-row table:style-name="ro1">
          <table:table-cell office:value-type="string">
            <text:p>Nosso Jardim Planta</text:p>
          </table:table-cell>
          <table:table-cell office:value-type="string">
            <text:p>Av. Eugênio Borges, 204 - Loja 1 - Rio do Ouro, São Gonçalo - RJ, 24753-000, Brazil</text:p>
          </table:table-cell>
          <table:table-cell office:value-type="string">
            <text:p>(21) 97675-2602</text:p>
          </table:table-cell>
        </table:table-row>
        <table:table-row table:style-name="ro1">
          <table:table-cell office:value-type="string">
            <text:p>Delírios sucos mix</text:p>
          </table:table-cell>
          <table:table-cell office:value-type="string">
            <text:p>Estr. Guandú do Sapé, 925 - loja c - Campo Grande, Rio de Janeiro - RJ, 23095-072, Brazil</text:p>
          </table:table-cell>
          <table:table-cell office:value-type="string">
            <text:p>(21) 97958-1760</text:p>
          </table:table-cell>
        </table:table-row>
        <table:table-row table:style-name="ro1">
          <table:table-cell office:value-type="string">
            <text:p>Qamar Lanchonete, Sorvetes e Cafeteria</text:p>
          </table:table-cell>
          <table:table-cell office:value-type="string">
            <text:p>R. Cel. Rodrigues, 442 - loja 01 - Centro, São Gonçalo - RJ, 24440-460, Brazil</text:p>
          </table:table-cell>
          <table:table-cell office:value-type="string">
            <text:p>(21) 98081-4707</text:p>
          </table:table-cell>
        </table:table-row>
        <table:table-row table:style-name="ro1">
          <table:table-cell office:value-type="string">
            <text:p>Primus Produtos Naturais</text:p>
          </table:table-cell>
          <table:table-cell office:value-type="string">
            <text:p>Av. Domingos Damasceno Duarte, 732 - Loa 101 - Trindade, São Gonçalo - RJ, 24456-422, Brazil</text:p>
          </table:table-cell>
          <table:table-cell office:value-type="string">
            <text:p>(21) 98234-2131</text:p>
          </table:table-cell>
        </table:table-row>
        <table:table-row table:style-name="ro1">
          <table:table-cell office:value-type="string">
            <text:p>Natural Gourmet - Guanabara</text:p>
          </table:table-cell>
          <table:table-cell office:value-type="string">
            <text:p>Av. Jorn. Roberto Marinho, 221 - Loja 209 e 210 - Mutondo, São Gonçalo - RJ, 24451-715, Brazil</text:p>
          </table:table-cell>
          <table:table-cell office:value-type="string">
            <text:p>(21) 98472-3966</text:p>
          </table:table-cell>
        </table:table-row>
        <table:table-row table:style-name="ro1">
          <table:table-cell office:value-type="string">
            <text:p>Green Biotech Brasil</text:p>
          </table:table-cell>
          <table:table-cell office:value-type="string">
            <text:p>Av. das Américas, 14002 - Recreio dos Bandeirantes, Rio de Janeiro - RJ, 22790-702, Brazil</text:p>
          </table:table-cell>
          <table:table-cell office:value-type="string">
            <text:p>(21) 98604-1977</text:p>
          </table:table-cell>
        </table:table-row>
        <table:table-row table:style-name="ro1">
          <table:table-cell office:value-type="string">
            <text:p>Riva's produtos naturais e MULTICOISAS</text:p>
          </table:table-cell>
          <table:table-cell office:value-type="string">
            <text:p>Estr. de Santa Izabel, 100 - Santa Izabel, São Gonçalo - RJ, 24745-600, Brazil</text:p>
          </table:table-cell>
          <table:table-cell office:value-type="string">
            <text:p>(21) 98605-9464</text:p>
          </table:table-cell>
        </table:table-row>
        <table:table-row table:style-name="ro1">
          <table:table-cell office:value-type="string">
            <text:p>Casa do óleo</text:p>
          </table:table-cell>
          <table:table-cell office:value-type="string">
            <text:p>Rua Candido Reis, 330 - Coelho, São Gonçalo - RJ, 24740-010, Brazil</text:p>
          </table:table-cell>
          <table:table-cell office:value-type="string">
            <text:p>(21) 99009-2019</text:p>
          </table:table-cell>
        </table:table-row>
        <table:table-row table:style-name="ro1">
          <table:table-cell office:value-type="string">
            <text:p>Calixto Comércio e Indústria de Adubos</text:p>
          </table:table-cell>
          <table:table-cell office:value-type="string">
            <text:p>R. Florentino de Paula, 10 - Vale do Paraíso, Teresópolis - RJ, 25976-185, Brazil</text:p>
          </table:table-cell>
          <table:table-cell office:value-type="string">
            <text:p>(21) 99165-1055</text:p>
          </table:table-cell>
        </table:table-row>
        <table:table-row table:style-name="ro1">
          <table:table-cell office:value-type="string">
            <text:p>Mundo Verde Carrefour Alcantara</text:p>
          </table:table-cell>
          <table:table-cell office:value-type="string">
            <text:p>R. Dr. Alfredo Backer, 500 - Loja 4 e 5 - Alcantara, São Gonçalo - RJ, 24452-005, Brazil</text:p>
          </table:table-cell>
          <table:table-cell office:value-type="string">
            <text:p>(21) 99220-8496</text:p>
          </table:table-cell>
        </table:table-row>
        <table:table-row table:style-name="ro1">
          <table:table-cell office:value-type="string">
            <text:p>Caó Vinagre Advogados Associados</text:p>
          </table:table-cell>
          <table:table-cell office:value-type="string">
            <text:p>Estr. dos Três Rios, 200 - bloco 1 - sala 212 - Freguesia (Jacarepaguá), Rio de Janeiro - RJ, 22755-002, Brazil</text:p>
          </table:table-cell>
          <table:table-cell office:value-type="string">
            <text:p>(21) 99242-0575</text:p>
          </table:table-cell>
        </table:table-row>
        <table:table-row table:style-name="ro1">
          <table:table-cell office:value-type="string">
            <text:p>Rio Lubrificantes</text:p>
          </table:table-cell>
          <table:table-cell office:value-type="string">
            <text:p>Av. Padre Viêira, 388 - Lt 33, Qd 81 - Jardim Catarina, São Gonçalo - RJ, 24715-160, Brazil</text:p>
          </table:table-cell>
          <table:table-cell office:value-type="string">
            <text:p>(21) 99476-4865</text:p>
          </table:table-cell>
        </table:table-row>
        <table:table-row table:style-name="ro1">
          <table:table-cell office:value-type="string">
            <text:p>Loja Natura D&amp;D Cosméticos</text:p>
          </table:table-cell>
          <table:table-cell office:value-type="string">
            <text:p>R. Dr. Felíciano Sodré, 254 - Centro, São Gonçalo - RJ, 24440-440, Brazil</text:p>
          </table:table-cell>
          <table:table-cell office:value-type="string">
            <text:p>(21) 99529-0635</text:p>
          </table:table-cell>
        </table:table-row>
        <table:table-row table:style-name="ro1">
          <table:table-cell office:value-type="string">
            <text:p>SÍTIO PANC</text:p>
          </table:table-cell>
          <table:table-cell office:value-type="string">
            <text:p>Estr. do Brasileirinho, 4960 - km 6 - Distrito Industrial II, Manaus - AM, 69075-848, Brazil</text:p>
          </table:table-cell>
          <table:table-cell office:value-type="string">
            <text:p>(21) 99585-2053</text:p>
          </table:table-cell>
        </table:table-row>
        <table:table-row table:style-name="ro1">
          <table:table-cell office:value-type="string">
            <text:p>Vargas lubrificantes</text:p>
          </table:table-cell>
          <table:table-cell office:value-type="string">
            <text:p>Estr. do Rebentão, 326 - Engenho do Roçado, São Gonçalo - RJ, 24752-710, Brazil</text:p>
          </table:table-cell>
          <table:table-cell office:value-type="string">
            <text:p>(21) 99753-2179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>
            <text:p>Rezende Agrícola Ceasa Rio de Janeiro</text:p>
          </table:table-cell>
          <table:table-cell office:value-type="string">
            <text:p>CEASA Trecho F-C - Av. Brasil, 19001 - PAV. 77 BOX 2 - Irajá, Rio de Janeiro - RJ, 21530-970, Brazil</text:p>
          </table:table-cell>
          <table:table-cell office:value-type="string">
            <text:p>(22) 99207-4956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office:value-type="string">
            <text:p>Loja Sollo</text:p>
          </table:table-cell>
          <table:table-cell office:value-type="string">
            <text:p>R. Rosimary de Almeida, 126 - Barão de Javary, Miguel Pereira - RJ, 26900-000, Brazil</text:p>
          </table:table-cell>
          <table:table-cell office:value-type="string">
            <text:p>(24) 98165-7611</text:p>
          </table:table-cell>
        </table:table-row>
        <table:table-row table:style-name="ro1">
          <table:table-cell office:value-type="string">
            <text:p>Coco Bambu Minas Shopping</text:p>
          </table:table-cell>
          <table:table-cell office:value-type="string">
            <text:p>Avenida Cristiano Machado 4000 Loja OP001 - União, Belo Horizonte - MG, 31160-900, Brazil</text:p>
          </table:table-cell>
          <table:table-cell office:value-type="string">
            <text:p>(31) 2121-1200</text:p>
          </table:table-cell>
        </table:table-row>
        <table:table-row table:style-name="ro1">
          <table:table-cell office:value-type="string">
            <text:p>ECOFILO COMERCIO</text:p>
          </table:table-cell>
          <table:table-cell office:value-type="string">
            <text:p>R. Pouso Alegre, 1471 - Floresta, Belo Horizonte - MG, 31015-215, Brazil</text:p>
          </table:table-cell>
          <table:table-cell office:value-type="string">
            <text:p>(31) 97102-4180</text:p>
          </table:table-cell>
        </table:table-row>
        <table:table-row table:style-name="ro1">
          <table:table-cell office:value-type="string">
            <text:p>Lifebox Burgers, Steaks and Shakes</text:p>
          </table:table-cell>
          <table:table-cell office:value-type="string">
            <text:p>R. Gonçalves Dias, 896 - Funcionários, Belo Horizonte - MG, 30140-091, Brazil</text:p>
          </table:table-cell>
          <table:table-cell office:value-type="string">
            <text:p>(31) 97206-9463</text:p>
          </table:table-cell>
        </table:table-row>
        <table:table-row table:style-name="ro1">
          <table:table-cell office:value-type="string">
            <text:p>A Casa da Uva</text:p>
          </table:table-cell>
          <table:table-cell office:value-type="string">
            <text:p>R. Francisco Deslandes, 718 - Anchieta, Belo Horizonte - MG, 30310-530, Brazil</text:p>
          </table:table-cell>
          <table:table-cell office:value-type="string">
            <text:p>(31) 98221-0679</text:p>
          </table:table-cell>
        </table:table-row>
        <table:table-row table:style-name="ro1">
          <table:table-cell office:value-type="string">
            <text:p>Coco Bambu Del Rey</text:p>
          </table:table-cell>
          <table:table-cell office:value-type="string">
            <text:p>Av. Presidente Carlos Luz, 3001 - Loja 1100B - Caiçaras, Belo Horizonte - MG, 31250-900, Brazil</text:p>
          </table:table-cell>
          <table:table-cell office:value-type="string">
            <text:p>(31) 98378-4327</text:p>
          </table:table-cell>
        </table:table-row>
        <table:table-row table:style-name="ro1">
          <table:table-cell office:value-type="string">
            <text:p>Pastello Pastelaria - BH</text:p>
          </table:table-cell>
          <table:table-cell office:value-type="string">
            <text:p>Av. João XXIII, 194 - Loja 8 - Alípio de Melo, Belo Horizonte - MG, 30820-660, Brazil</text:p>
          </table:table-cell>
          <table:table-cell office:value-type="string">
            <text:p>(31) 98418-2851</text:p>
          </table:table-cell>
        </table:table-row>
        <table:table-row table:style-name="ro1">
          <table:table-cell office:value-type="string">
            <text:p>Empório P&amp;P Produtos Naturais</text:p>
          </table:table-cell>
          <table:table-cell office:value-type="string">
            <text:p>R. Boaventura, 1557 - Loja 08 - Liberdade, Belo Horizonte - MG, 31270-310, Brazil</text:p>
          </table:table-cell>
          <table:table-cell office:value-type="string">
            <text:p>(31) 98431-7818</text:p>
          </table:table-cell>
        </table:table-row>
        <table:table-row table:style-name="ro1">
          <table:table-cell office:value-type="string">
            <text:p>Massas Margherita Barro Preto</text:p>
          </table:table-cell>
          <table:table-cell office:value-type="string">
            <text:p>R. Uberaba, 402 - Barro Preto, Belo Horizonte - MG, 30180-080, Brazil</text:p>
          </table:table-cell>
          <table:table-cell office:value-type="string">
            <text:p>(31) 98454-2907</text:p>
          </table:table-cell>
        </table:table-row>
        <table:table-row table:style-name="ro1">
          <table:table-cell office:value-type="string">
            <text:p>Tangerina Lanchonete</text:p>
          </table:table-cell>
          <table:table-cell office:value-type="string">
            <text:p>Rua dos Tupis, 296 - Centro, Belo Horizonte - MG, 30190-061, Brazil</text:p>
          </table:table-cell>
          <table:table-cell office:value-type="string">
            <text:p>(31) 98471-1234</text:p>
          </table:table-cell>
        </table:table-row>
        <table:table-row table:style-name="ro1">
          <table:table-cell office:value-type="string">
            <text:p>Armazém Central - Savassi</text:p>
          </table:table-cell>
          <table:table-cell office:value-type="string">
            <text:p>R. Paraíba, 1497 - Savassi, Belo Horizonte - MG, 30190-922, Brazil</text:p>
          </table:table-cell>
          <table:table-cell office:value-type="string">
            <text:p>(31) 98496-6001</text:p>
          </table:table-cell>
        </table:table-row>
        <table:table-row table:style-name="ro1">
          <table:table-cell office:value-type="string">
            <text:p>Rai Ervas - Loja matriz (Farmácia natural)</text:p>
          </table:table-cell>
          <table:table-cell office:value-type="string">
            <text:p>Av. Amazonas, 915 - Centro, Belo Horizonte - MG, 30180-000, Brazil</text:p>
          </table:table-cell>
          <table:table-cell office:value-type="string">
            <text:p>(31) 98655-6796</text:p>
          </table:table-cell>
        </table:table-row>
        <table:table-row table:style-name="ro1">
          <table:table-cell office:value-type="string">
            <text:p>Mundo Diet</text:p>
          </table:table-cell>
          <table:table-cell office:value-type="string">
            <text:p>Av. Carandaí, 139 - Funcionários, Belo Horizonte - MG, 30130-060, Brazil</text:p>
          </table:table-cell>
          <table:table-cell office:value-type="string">
            <text:p>(31) 98730-5019</text:p>
          </table:table-cell>
        </table:table-row>
        <table:table-row table:style-name="ro1">
          <table:table-cell office:value-type="string">
            <text:p>Passeli Boulangerie</text:p>
          </table:table-cell>
          <table:table-cell office:value-type="string">
            <text:p>Av. Fleming, 417 - Ouro Preto, Belo Horizonte - MG, 31340-100, Brazil</text:p>
          </table:table-cell>
          <table:table-cell office:value-type="string">
            <text:p>(31) 99136-0783</text:p>
          </table:table-cell>
        </table:table-row>
        <table:table-row table:style-name="ro1">
          <table:table-cell office:value-type="string">
            <text:p>Castelo Óleos Floresta</text:p>
          </table:table-cell>
          <table:table-cell office:value-type="string">
            <text:p>Av. do Contorno, 2234 - Floresta, Belo Horizonte - MG, 30110-012, Brazil</text:p>
          </table:table-cell>
          <table:table-cell office:value-type="string">
            <text:p>(31) 99217-0032</text:p>
          </table:table-cell>
        </table:table-row>
        <table:table-row table:style-name="ro1">
          <table:table-cell office:value-type="string">
            <text:p>Emporium - Seu a granel preferido</text:p>
          </table:table-cell>
          <table:table-cell office:value-type="string">
            <text:p>Av. Augusto de Lima, 744 - Loja 72 - Centro, Belo Horizonte - MG, 30190-000, Brazil</text:p>
          </table:table-cell>
          <table:table-cell office:value-type="string">
            <text:p>(31) 99233-3743</text:p>
          </table:table-cell>
        </table:table-row>
        <table:table-row table:style-name="ro1">
          <table:table-cell office:value-type="string">
            <text:p>Famiglia Bubani</text:p>
          </table:table-cell>
          <table:table-cell office:value-type="string">
            <text:p>R. Alagoas, 730 - loja 02 - Savassi, Belo Horizonte - MG, 30130-165, Brazil</text:p>
          </table:table-cell>
          <table:table-cell office:value-type="string">
            <text:p>(31) 99273-0000</text:p>
          </table:table-cell>
        </table:table-row>
        <table:table-row table:style-name="ro1">
          <table:table-cell office:value-type="string">
            <text:p>BH Óleos Amazonas - Troca de Óleo</text:p>
          </table:table-cell>
          <table:table-cell office:value-type="string">
            <text:p>Av. Amazonas, 2311 - Santo Agostinho, Belo Horizonte - MG, 30180-009, Brazil</text:p>
          </table:table-cell>
          <table:table-cell office:value-type="string">
            <text:p>(31) 99305-4440</text:p>
          </table:table-cell>
        </table:table-row>
        <table:table-row table:style-name="ro1">
          <table:table-cell office:value-type="string">
            <text:p>Elisa Café e Torrefação</text:p>
          </table:table-cell>
          <table:table-cell office:value-type="string">
            <text:p>R. Sergipe, 1236 - Funcionários, Belo Horizonte - MG, 30130-174, Brazil</text:p>
          </table:table-cell>
          <table:table-cell office:value-type="string">
            <text:p>(31) 99577-6886</text:p>
          </table:table-cell>
        </table:table-row>
        <table:table-row table:style-name="ro1">
          <table:table-cell office:value-type="string">
            <text:p>Armazém do Jardim</text:p>
          </table:table-cell>
          <table:table-cell office:value-type="string">
            <text:p>Rua José Carlos Matamachado, 515 - Indústrias I (Barreiro), Belo Horizonte - MG, 30610-100, Brazil</text:p>
          </table:table-cell>
          <table:table-cell office:value-type="string">
            <text:p>(31) 99587-4419</text:p>
          </table:table-cell>
        </table:table-row>
        <table:table-row table:style-name="ro1">
          <table:table-cell office:value-type="string">
            <text:p>Laszlo Aromaterapia</text:p>
          </table:table-cell>
          <table:table-cell office:value-type="string">
            <text:p>R. Itaúna, 66 - Colégio Batista, Belo Horizonte - MG, 31110-070, Brazil</text:p>
          </table:table-cell>
          <table:table-cell office:value-type="string">
            <text:p>(31) 99667-5602</text:p>
          </table:table-cell>
        </table:table-row>
        <table:table-row table:style-name="ro1">
          <table:table-cell office:value-type="string">
            <text:p>Amêndoa Saúde a Granel</text:p>
          </table:table-cell>
          <table:table-cell office:value-type="string">
            <text:p>R. Pouso Alegre, 957 - Floresta, Belo Horizonte - MG, 31015-215, Brazil</text:p>
          </table:table-cell>
          <table:table-cell office:value-type="string">
            <text:p>(31) 99691-1736</text:p>
          </table:table-cell>
        </table:table-row>
        <table:table-row table:style-name="ro1">
          <table:table-cell office:value-type="string">
            <text:p>Naturíssima</text:p>
          </table:table-cell>
          <table:table-cell office:value-type="string">
            <text:p>Av. Augusto de Lima, 744 - Loja 71 - Centro, Belo Horizonte - MG, 30190-001, Brazil</text:p>
          </table:table-cell>
          <table:table-cell office:value-type="string">
            <text:p>(31) 99757-1000</text:p>
          </table:table-cell>
        </table:table-row>
        <table:table-row table:style-name="ro1">
          <table:table-cell office:value-type="string">
            <text:p>Cozinha de Fogo Wals - BH Shopping</text:p>
          </table:table-cell>
          <table:table-cell office:value-type="string">
            <text:p>Jardim Suspenso, BH Shopping - BR-356, 3049 - 4º Piso - Belvedere, Belo Horizonte - MG, 30320-900, Brazil</text:p>
          </table:table-cell>
          <table:table-cell office:value-type="string">
            <text:p>(31) 99762-6073</text:p>
          </table:table-cell>
        </table:table-row>
        <table:table-row table:style-name="ro1">
          <table:table-cell office:value-type="string">
            <text:p>Empório Dois Amores</text:p>
          </table:table-cell>
          <table:table-cell office:value-type="string">
            <text:p>R. Turquesa, 568 - Prado, Belo Horizonte - MG, 30411-203, Brazil</text:p>
          </table:table-cell>
          <table:table-cell office:value-type="string">
            <text:p>(31) 99844-5975</text:p>
          </table:table-cell>
        </table:table-row>
        <table:table-row table:style-name="ro1">
          <table:table-cell office:value-type="string">
            <text:p>Nogueira frutas</text:p>
          </table:table-cell>
          <table:table-cell office:value-type="string">
            <text:p>Rua Professor José Vieira de Mendonça, 517 - Engenho Nogueira, Belo Horizonte - MG, 31310-260, Brazil</text:p>
          </table:table-cell>
          <table:table-cell office:value-type="string">
            <text:p>(31) 99901-6183</text:p>
          </table:table-cell>
        </table:table-row>
        <table:table-row table:style-name="ro1">
          <table:table-cell office:value-type="string">
            <text:p>Mentecapto Burgerhouse</text:p>
          </table:table-cell>
          <table:table-cell office:value-type="string">
            <text:p>R. Bonança, 84 - Betânia, Belo Horizonte - MG, 30580-450, Brazil</text:p>
          </table:table-cell>
          <table:table-cell office:value-type="string">
            <text:p>(31) 99969-3649</text:p>
          </table:table-cell>
        </table:table-row>
        <table:table-row table:style-name="ro1">
          <table:table-cell office:value-type="string">
            <text:p>Guaco Taco</text:p>
          </table:table-cell>
          <table:table-cell office:value-type="string">
            <text:p>Av. Rondon Pacheco, 3149 - Lídice, Uberlândia - MG, 38400-050, Brazil</text:p>
          </table:table-cell>
          <table:table-cell office:value-type="string">
            <text:p>(34) 98410-5535</text:p>
          </table:table-cell>
        </table:table-row>
        <table:table-row table:style-name="ro1">
          <table:table-cell office:value-type="string">
            <text:p>Jai Thai Bistro</text:p>
          </table:table-cell>
          <table:table-cell office:value-type="string">
            <text:p>Av. Liberdade, 1195 - Altamira, Uberlândia - MG, 38411-002, Brazil</text:p>
          </table:table-cell>
          <table:table-cell office:value-type="string">
            <text:p>(34) 98414-5353</text:p>
          </table:table-cell>
        </table:table-row>
        <table:table-row table:style-name="ro1">
          <table:table-cell office:value-type="string">
            <text:p>Beauty Shape Brazil Udi</text:p>
          </table:table-cell>
          <table:table-cell office:value-type="string">
            <text:p>R. José Edgar de Barros - Tocantins, Uberlândia - MG, 38415-432, Brazil</text:p>
          </table:table-cell>
          <table:table-cell office:value-type="string">
            <text:p>(34) 98443-3265</text:p>
          </table:table-cell>
        </table:table-row>
        <table:table-row table:style-name="ro1">
          <table:table-cell office:value-type="string">
            <text:p>Restaurante Paulista</text:p>
          </table:table-cell>
          <table:table-cell office:value-type="string">
            <text:p>204 - Alameda César Augusto Faria, 200 - Res. Gramado, Uberlândia - MG, 38401-610, Brazil</text:p>
          </table:table-cell>
          <table:table-cell office:value-type="string">
            <text:p>(34) 98812-4427</text:p>
          </table:table-cell>
        </table:table-row>
        <table:table-row table:style-name="ro1">
          <table:table-cell office:value-type="string">
            <text:p>Nishi fertiilizantes</text:p>
          </table:table-cell>
          <table:table-cell office:value-type="string">
            <text:p>R. Mitã, 211 - Jardim Karaíba, Uberlândia - MG, 38411-368, Brazil</text:p>
          </table:table-cell>
          <table:table-cell office:value-type="string">
            <text:p>(34) 98850-0012</text:p>
          </table:table-cell>
        </table:table-row>
        <table:table-row table:style-name="ro1">
          <table:table-cell office:value-type="string">
            <text:p>MP LUBRIFICANTES</text:p>
          </table:table-cell>
          <table:table-cell office:value-type="string">
            <text:p>Av. Elpídio Aristídes de Freitas, 90 - Pres. Roosevelt, Uberlândia - MG, 38401-102, Brazil</text:p>
          </table:table-cell>
          <table:table-cell office:value-type="string">
            <text:p>(34) 99112-9730</text:p>
          </table:table-cell>
        </table:table-row>
        <table:table-row table:style-name="ro1">
          <table:table-cell office:value-type="string">
            <text:p>Padoca Tão Natural</text:p>
          </table:table-cell>
          <table:table-cell office:value-type="string">
            <text:p>R. Conde Prados, 318 - Abadia, Uberaba - MG, 38025-260, Brazil</text:p>
          </table:table-cell>
          <table:table-cell office:value-type="string">
            <text:p>(34) 99131-0874</text:p>
          </table:table-cell>
        </table:table-row>
        <table:table-row table:style-name="ro1">
          <table:table-cell office:value-type="string">
            <text:p>LUBER TROCA DE OLEO</text:p>
          </table:table-cell>
          <table:table-cell office:value-type="string">
            <text:p>Av. Paulo Firmino, 711 - Jardim Holanda, Uberlândia - MG, 38412-322, Brazil</text:p>
          </table:table-cell>
          <table:table-cell office:value-type="string">
            <text:p>(34) 99164-1984</text:p>
          </table:table-cell>
        </table:table-row>
        <table:table-row table:style-name="ro1">
          <table:table-cell office:value-type="string">
            <text:p>Grãos do Praia | Produtos Naturais &amp; Suplementos Alimentares.</text:p>
          </table:table-cell>
          <table:table-cell office:value-type="string">
            <text:p>Av. Cesário Alvim, 703 - Centro, Uberlândia - MG, 38400-098, Brazil</text:p>
          </table:table-cell>
          <table:table-cell office:value-type="string">
            <text:p>(34) 99164-7333</text:p>
          </table:table-cell>
        </table:table-row>
        <table:table-row table:style-name="ro1">
          <table:table-cell office:value-type="string">
            <text:p>Azeite Mel</text:p>
          </table:table-cell>
          <table:table-cell office:value-type="string">
            <text:p>Alameda Paulina Margonari, 49 - Jardim Karaíba, Uberlândia - MG, 38411-206, Brazil</text:p>
          </table:table-cell>
          <table:table-cell office:value-type="string">
            <text:p>(34) 99177-4520</text:p>
          </table:table-cell>
        </table:table-row>
        <table:table-row table:style-name="ro1">
          <table:table-cell office:value-type="string">
            <text:p>Latina Seeds</text:p>
          </table:table-cell>
          <table:table-cell office:value-type="string">
            <text:p>Estrada Rural Porto Belo, 284 Cx Postal 3009 - CEP 85859-970 - Porto Belo, Foz do Iguaçu - PR, 85859-970, Brazil</text:p>
          </table:table-cell>
          <table:table-cell office:value-type="string">
            <text:p>(34) 99189-0001</text:p>
          </table:table-cell>
        </table:table-row>
        <table:table-row table:style-name="ro1">
          <table:table-cell office:value-type="string">
            <text:p>Atacadão das Castanhas - Unidade Carrefour</text:p>
          </table:table-cell>
          <table:table-cell office:value-type="string">
            <text:p>Av. João Naves de Ávila, 1441 - Tibery, Uberlândia - MG, 38405-140, Brazil</text:p>
          </table:table-cell>
          <table:table-cell office:value-type="string">
            <text:p>(34) 99281-1986</text:p>
          </table:table-cell>
        </table:table-row>
        <table:table-row table:style-name="ro1">
          <table:table-cell office:value-type="string">
            <text:p>Atacadão das Castanhas</text:p>
          </table:table-cell>
          <table:table-cell office:value-type="string">
            <text:p>Av. Moacir Lopes de Carvalho, 55 - Pres. Roosevelt, Uberlândia - MG, 38401-080, Brazil</text:p>
          </table:table-cell>
          <table:table-cell office:value-type="string">
            <text:p>(34) 99295-4771</text:p>
          </table:table-cell>
        </table:table-row>
        <table:table-row table:style-name="ro1">
          <table:table-cell office:value-type="string">
            <text:p>Uai Sucos</text:p>
          </table:table-cell>
          <table:table-cell office:value-type="string">
            <text:p>R. Arthur Bernardes, 09 - Martins, Uberlândia - MG, 38400-368, Brazil</text:p>
          </table:table-cell>
          <table:table-cell office:value-type="string">
            <text:p>(34) 99342-0402</text:p>
          </table:table-cell>
        </table:table-row>
        <table:table-row table:style-name="ro1">
          <table:table-cell office:value-type="string">
            <text:p>Zé Do Óleo Auto Center</text:p>
          </table:table-cell>
          <table:table-cell office:value-type="string">
            <text:p>Av. Paulo Firmino, 830 - São Lucas, Uberlândia - MG, 38412-322, Brazil</text:p>
          </table:table-cell>
          <table:table-cell office:value-type="string">
            <text:p>(34) 99632-0021</text:p>
          </table:table-cell>
        </table:table-row>
        <table:table-row table:style-name="ro1">
          <table:table-cell office:value-type="string">
            <text:p>Loja Natura Bela Magia</text:p>
          </table:table-cell>
          <table:table-cell office:value-type="string">
            <text:p>Av. Floriano Peixoto, 634 B - Centro, Uberlândia - MG, 38400-102, Brazil</text:p>
          </table:table-cell>
          <table:table-cell office:value-type="string">
            <text:p>(34) 99670-6931</text:p>
          </table:table-cell>
        </table:table-row>
        <table:table-row table:style-name="ro1">
          <table:table-cell office:value-type="string">
            <text:p>Nōema Bar &amp; Kitchen</text:p>
          </table:table-cell>
          <table:table-cell office:value-type="string">
            <text:p>Av. Augusto dos Anjos, 299 - Morada da Colina, Uberlândia - MG, 38411-124, Brazil</text:p>
          </table:table-cell>
          <table:table-cell office:value-type="string">
            <text:p>(34) 99681-5886</text:p>
          </table:table-cell>
        </table:table-row>
        <table:table-row table:style-name="ro1">
          <table:table-cell office:value-type="string">
            <text:p>O Poder da Rosa Mosqueta</text:p>
          </table:table-cell>
          <table:table-cell office:value-type="string">
            <text:p>R. dos Pica-Paus - Uberlândia, MG, 38412-641, Brazil</text:p>
          </table:table-cell>
          <table:table-cell office:value-type="string">
            <text:p>(34) 99718-2029</text:p>
          </table:table-cell>
        </table:table-row>
        <table:table-row table:style-name="ro1">
          <table:table-cell office:value-type="string">
            <text:p>Liderlub - Troca de Óleo - Lubrificantes, Filtros e Ferramentas</text:p>
          </table:table-cell>
          <table:table-cell office:value-type="string">
            <text:p>Av. Belarmino Cotta Pacheco, 1001 - Santa Mônica, Uberlândia - MG, 38408-168, Brazil</text:p>
          </table:table-cell>
          <table:table-cell office:value-type="string">
            <text:p>(34) 99721-7531</text:p>
          </table:table-cell>
        </table:table-row>
        <table:table-row table:style-name="ro1">
          <table:table-cell office:value-type="string">
            <text:p>Solum Gestão de Fertilidade</text:p>
          </table:table-cell>
          <table:table-cell office:value-type="string">
            <text:p>R. João Limírio dos Anjos, 1235 - Santa Mônica, Uberlândia - MG, 38408-266, Brazil</text:p>
          </table:table-cell>
          <table:table-cell office:value-type="string">
            <text:p>(34) 99727-8060</text:p>
          </table:table-cell>
        </table:table-row>
        <table:table-row table:style-name="ro1">
          <table:table-cell office:value-type="string">
            <text:p>Nina Bella Cosmeticos e perfumaria</text:p>
          </table:table-cell>
          <table:table-cell office:value-type="string">
            <text:p>Av. Belarmino Cotta Pacheco, 225 - Santa Mônica, Uberlândia - MG, 38408-168, Brazil</text:p>
          </table:table-cell>
          <table:table-cell office:value-type="string">
            <text:p>(34) 99767-0070</text:p>
          </table:table-cell>
        </table:table-row>
        <table:table-row table:style-name="ro1">
          <table:table-cell office:value-type="string">
            <text:p>Mania de Minas Especiarias</text:p>
          </table:table-cell>
          <table:table-cell office:value-type="string">
            <text:p>Pça Manoel Terra 382 N.Sra - Abadia, Uberaba - MG, 38025-015, Brazil</text:p>
          </table:table-cell>
          <table:table-cell office:value-type="string">
            <text:p>(34) 99789-5862</text:p>
          </table:table-cell>
        </table:table-row>
        <table:table-row table:style-name="ro1">
          <table:table-cell office:value-type="string">
            <text:p>ProAgro Fertilizantes</text:p>
          </table:table-cell>
          <table:table-cell office:value-type="string">
            <text:p>Av. João Naves de Ávila, 4034 - Sala 2 - Carajás, Uberlândia - MG, 38408-144, Brazil</text:p>
          </table:table-cell>
          <table:table-cell office:value-type="string">
            <text:p>(34) 99810-8129</text:p>
          </table:table-cell>
        </table:table-row>
        <table:table-row table:style-name="ro1">
          <table:table-cell office:value-type="string">
            <text:p>Frutanacasa</text:p>
          </table:table-cell>
          <table:table-cell office:value-type="string">
            <text:p>R. Rodolfo Machado Borges, 257 - São Benedito, Uberaba - MG, 38022-050, Brazil</text:p>
          </table:table-cell>
          <table:table-cell office:value-type="string">
            <text:p>(34) 99885-9649</text:p>
          </table:table-cell>
        </table:table-row>
        <table:table-row table:style-name="ro1">
          <table:table-cell office:value-type="string">
            <text:p>Alimen Tri</text:p>
          </table:table-cell>
          <table:table-cell office:value-type="string">
            <text:p>Av. Getúlio Guaritá, 159 - Nossa Sra. da Abadia, Uberaba - MG, 38025-440, Brazil</text:p>
          </table:table-cell>
          <table:table-cell office:value-type="string">
            <text:p>(34) 99945-5053</text:p>
          </table:table-cell>
        </table:table-row>
        <table:table-row table:style-name="ro1">
          <table:table-cell office:value-type="string">
            <text:p>Loja Universo Holístico - Óleos Essenciais doTERRA</text:p>
          </table:table-cell>
          <table:table-cell office:value-type="string">
            <text:p>Av. Afrânio Azevedo, 881 - Santa Maria, Uberaba - MG, 38050-110, Brazil</text:p>
          </table:table-cell>
          <table:table-cell office:value-type="string">
            <text:p>(34) 99948-4777</text:p>
          </table:table-cell>
        </table:table-row>
        <table:table-row table:style-name="ro1">
          <table:table-cell office:value-type="string">
            <text:p>CL Frios &amp; Produtos Naturais</text:p>
          </table:table-cell>
          <table:table-cell office:value-type="string">
            <text:p>Av. Cleanto Vieira Gonçalves, 1538 - Pacaembu, Uberlândia - MG, 38401-576, Brazil</text:p>
          </table:table-cell>
          <table:table-cell office:value-type="string">
            <text:p>(34) 99976-4513</text:p>
          </table:table-cell>
        </table:table-row>
        <table:table-row table:style-name="ro1">
          <table:table-cell office:value-type="string">
            <text:p>Apis Beija-Flor</text:p>
          </table:table-cell>
          <table:table-cell office:value-type="string">
            <text:p>R. Atílio Batista Trida, 186 - Conj. Alfredo Freire, Uberaba - MG, 38056-440, Brazil</text:p>
          </table:table-cell>
          <table:table-cell office:value-type="string">
            <text:p>(34) 99981-6179</text:p>
          </table:table-cell>
        </table:table-row>
        <table:table-row table:style-name="ro1">
          <table:table-cell office:value-type="string">
            <text:p>Casa do Adubo Uberlândia</text:p>
          </table:table-cell>
          <table:table-cell office:value-type="string">
            <text:p>RUA FLORESTANO DE MACEDO TIBERY, 6638, GALPÃO 1, QUADRA 71 a 79, LOTE 18B3 - Tibery, Uberlândia - MG, 38405-120, Brazil</text:p>
          </table:table-cell>
          <table:table-cell office:value-type="string">
            <text:p>(34) 99989-1961</text:p>
          </table:table-cell>
        </table:table-row>
        <table:table-row table:style-name="ro1">
          <table:table-cell office:value-type="string">
            <text:p>Evolução Centro Automotivo</text:p>
          </table:table-cell>
          <table:table-cell office:value-type="string">
            <text:p>R. Osório Avelar, 84 - São Gonçalo do Sapucaí, MG, 37490-000, Brazil</text:p>
          </table:table-cell>
          <table:table-cell office:value-type="string">
            <text:p>(35) 3241-2270</text:p>
          </table:table-cell>
        </table:table-row>
        <table:table-row table:style-name="ro1">
          <table:table-cell office:value-type="string">
            <text:p>Adubos Real - São Gonçalo do Sapucaí MG</text:p>
          </table:table-cell>
          <table:table-cell office:value-type="string">
            <text:p>Av. Tiradentes, 819 - Inconfidentes, São Gonçalo do Sapucaí - MG, 37490-000, Brazil</text:p>
          </table:table-cell>
          <table:table-cell office:value-type="string">
            <text:p>(35) 99985-1953</text:p>
          </table:table-cell>
        </table:table-row>
        <table:table-row table:style-name="ro1">
          <table:table-cell office:value-type="string">
            <text:p>Rio Branco Fertilizantes</text:p>
          </table:table-cell>
          <table:table-cell office:value-type="string">
            <text:p>R. XV de Novembro, 964 - Centro, Curitiba - PR, 80060-000, Brazil</text:p>
          </table:table-cell>
          <table:table-cell office:value-type="string">
            <text:p>(41) 98782-5736</text:p>
          </table:table-cell>
        </table:table-row>
        <table:table-row table:style-name="ro1">
          <table:table-cell office:value-type="string">
            <text:p>ObST</text:p>
          </table:table-cell>
          <table:table-cell office:value-type="string">
            <text:p>Alameda Prudente de Moraes, 983 - Centro, Curitiba - PR, 80430-234, Brazil</text:p>
          </table:table-cell>
          <table:table-cell office:value-type="string">
            <text:p>(41) 98822-2667</text:p>
          </table:table-cell>
        </table:table-row>
        <table:table-row table:style-name="ro1">
          <table:table-cell office:value-type="string">
            <text:p>MASI Brasil Industria e Comercio de Fertilizantes</text:p>
          </table:table-cell>
          <table:table-cell office:value-type="string">
            <text:p>R. XV de Novembro, 964 - Centro, Curitiba - PR, 80060-000, Brazil</text:p>
          </table:table-cell>
          <table:table-cell office:value-type="string">
            <text:p>(41) 98850-8293</text:p>
          </table:table-cell>
        </table:table-row>
        <table:table-row table:style-name="ro1">
          <table:table-cell office:value-type="string">
            <text:p>Grão Caneca Produtos Saudáveis</text:p>
          </table:table-cell>
          <table:table-cell office:value-type="string">
            <text:p>Al. Júlia da Costa, 1845 - Loja 2 - Bigorrilho, Curitiba - PR, 80730-070, Brazil</text:p>
          </table:table-cell>
          <table:table-cell office:value-type="string">
            <text:p>(41) 98863-5780</text:p>
          </table:table-cell>
        </table:table-row>
        <table:table-row table:style-name="ro1">
          <table:table-cell office:value-type="string">
            <text:p>Empório Naturale Vita</text:p>
          </table:table-cell>
          <table:table-cell office:value-type="string">
            <text:p>R. José Osíres Baglioli, 508 - Pinheirinho, Curitiba - PR, 81820-090, Brazil</text:p>
          </table:table-cell>
          <table:table-cell office:value-type="string">
            <text:p>(41) 98882-1251</text:p>
          </table:table-cell>
        </table:table-row>
        <table:table-row table:style-name="ro1">
          <table:table-cell office:value-type="string">
            <text:p>Armazém Botânico</text:p>
          </table:table-cell>
          <table:table-cell office:value-type="string">
            <text:p>R. Urbâno Lopes, 211 - Cristo Rei, Curitiba - PR, 80050-520, Brazil</text:p>
          </table:table-cell>
          <table:table-cell office:value-type="string">
            <text:p>(41) 98883-3113</text:p>
          </table:table-cell>
        </table:table-row>
        <table:table-row table:style-name="ro1">
          <table:table-cell office:value-type="string">
            <text:p>Satosch Fertilizantes | Uréia Pecuária - Uréia Agrícola - Uréia Prill - NPK - MAP - KCL</text:p>
          </table:table-cell>
          <table:table-cell office:value-type="string">
            <text:p>R. Castro Alves, 386 - Batel, Curitiba - PR, 80240-270, Brazil</text:p>
          </table:table-cell>
          <table:table-cell office:value-type="string">
            <text:p>(41) 98884-1191</text:p>
          </table:table-cell>
        </table:table-row>
        <table:table-row table:style-name="ro1">
          <table:table-cell office:value-type="string">
            <text:p>Camomile Natural Emporium</text:p>
          </table:table-cell>
          <table:table-cell office:value-type="string">
            <text:p>Av. Brasília, 6724 - Novo Mundo, Curitiba - PR, 81020-010, Brazil</text:p>
          </table:table-cell>
          <table:table-cell office:value-type="string">
            <text:p>(41) 99111-6806</text:p>
          </table:table-cell>
        </table:table-row>
        <table:table-row table:style-name="ro1">
          <table:table-cell office:value-type="string">
            <text:p>Armazém Seu Luiz - Iguaçu</text:p>
          </table:table-cell>
          <table:table-cell office:value-type="string">
            <text:p>Av. Iguaçu, 481 - Rebouças, Curitiba - PR, 80230-020, Brazil</text:p>
          </table:table-cell>
          <table:table-cell office:value-type="string">
            <text:p>(41) 99164-2380</text:p>
          </table:table-cell>
        </table:table-row>
        <table:table-row table:style-name="ro1">
          <table:table-cell office:value-type="string">
            <text:p>Villa Granel Loja de Produtos Naturais</text:p>
          </table:table-cell>
          <table:table-cell office:value-type="string">
            <text:p>R. México, 600 - Loja 1 - Bacacheri, Curitiba - PR, 82510-060, Brazil</text:p>
          </table:table-cell>
          <table:table-cell office:value-type="string">
            <text:p>(41) 99193-4174</text:p>
          </table:table-cell>
        </table:table-row>
        <table:table-row table:style-name="ro1">
          <table:table-cell office:value-type="string">
            <text:p>Triamicci Barigui</text:p>
          </table:table-cell>
          <table:table-cell office:value-type="string">
            <text:p>Av - R. Prof. Pedro Viriato Parigot de Souza, 600 - loja 401a - Mossunguê, Curitiba - PR, 81200-100, Brazil</text:p>
          </table:table-cell>
          <table:table-cell office:value-type="string">
            <text:p>(41) 99203-0606</text:p>
          </table:table-cell>
        </table:table-row>
        <table:table-row table:style-name="ro1">
          <table:table-cell office:value-type="string">
            <text:p>Cantê Cozinha</text:p>
          </table:table-cell>
          <table:table-cell office:value-type="string">
            <text:p>R. Comendador Araújo, 639 - Batel, Curitiba - PR, 80420-000, Brazil</text:p>
          </table:table-cell>
          <table:table-cell office:value-type="string">
            <text:p>(41) 99213-3560</text:p>
          </table:table-cell>
        </table:table-row>
        <table:table-row table:style-name="ro1">
          <table:table-cell office:value-type="string">
            <text:p>Di Paolo Curitiba</text:p>
          </table:table-cell>
          <table:table-cell office:value-type="string">
            <text:p>Av. Prefeito Omar Sabbag, 461 - Jardim Botânico, Curitiba - PR, 80210-000, Brazil</text:p>
          </table:table-cell>
          <table:table-cell office:value-type="string">
            <text:p>(41) 99229-1107</text:p>
          </table:table-cell>
        </table:table-row>
        <table:table-row table:style-name="ro1">
          <table:table-cell office:value-type="string">
            <text:p>Super Troca JR</text:p>
          </table:table-cell>
          <table:table-cell office:value-type="string">
            <text:p>Estrada Velha do Barigui, 119 - Cidade Industrial de Curitiba, Curitiba - PR, 81250-460, Brazil</text:p>
          </table:table-cell>
          <table:table-cell office:value-type="string">
            <text:p>(41) 99279-3669</text:p>
          </table:table-cell>
        </table:table-row>
        <table:table-row table:style-name="ro1">
          <table:table-cell office:value-type="string">
            <text:p>Requinte Produtos Naturais</text:p>
          </table:table-cell>
          <table:table-cell office:value-type="string">
            <text:p>R. Eunice Bettini Bartoszeck, 1870 - Uberaba, Curitiba - PR, 81590-180, Brazil</text:p>
          </table:table-cell>
          <table:table-cell office:value-type="string">
            <text:p>(41) 99283-8869</text:p>
          </table:table-cell>
        </table:table-row>
        <table:table-row table:style-name="ro1">
          <table:table-cell office:value-type="string">
            <text:p>Box Oil Super troca</text:p>
          </table:table-cell>
          <table:table-cell office:value-type="string">
            <text:p>Av. Ver. Toaldo Túlio, 925 - Santa Felicidade, Curitiba - PR, 82320-010, Brazil</text:p>
          </table:table-cell>
          <table:table-cell office:value-type="string">
            <text:p>(41) 99505-0102</text:p>
          </table:table-cell>
        </table:table-row>
        <table:table-row table:style-name="ro1">
          <table:table-cell office:value-type="string">
            <text:p>Vitorino Casa do MEL</text:p>
          </table:table-cell>
          <table:table-cell office:value-type="string">
            <text:p>Av. Rep. Argentina, 988 - Água Verde, Curitiba - PR, 80620-010, Brazil</text:p>
          </table:table-cell>
          <table:table-cell office:value-type="string">
            <text:p>(41) 99609-4860</text:p>
          </table:table-cell>
        </table:table-row>
        <table:table-row table:style-name="ro1">
          <table:table-cell office:value-type="string">
            <text:p>Di Conservas</text:p>
          </table:table-cell>
          <table:table-cell office:value-type="string">
            <text:p>BR-116, km 10 - Tatuquara, Curitiba - PR, 81690-500, Brazil</text:p>
          </table:table-cell>
          <table:table-cell office:value-type="string">
            <text:p>(41) 99612-2750</text:p>
          </table:table-cell>
        </table:table-row>
        <table:table-row table:style-name="ro1">
          <table:table-cell office:value-type="string">
            <text:p>TPA LUB - Mecânica e Centro Automotivo</text:p>
          </table:table-cell>
          <table:table-cell office:value-type="string">
            <text:p>Av. Presidente Affonso Camargo, 605 - Cristo Rei, Curitiba - PR, 80050-370, Brazil</text:p>
          </table:table-cell>
          <table:table-cell office:value-type="string">
            <text:p>(41) 99630-4650</text:p>
          </table:table-cell>
        </table:table-row>
        <table:table-row table:style-name="ro1">
          <table:table-cell office:value-type="string">
            <text:p>Poise Natural</text:p>
          </table:table-cell>
          <table:table-cell office:value-type="string">
            <text:p>R. Morretes, 296 - Portão, Curitiba - PR, 80610-150, Brazil</text:p>
          </table:table-cell>
          <table:table-cell office:value-type="string">
            <text:p>(41) 99674-6300</text:p>
          </table:table-cell>
        </table:table-row>
        <table:table-row table:style-name="ro1">
          <table:table-cell office:value-type="string">
            <text:p>Quintal das Ervas Curitiba</text:p>
          </table:table-cell>
          <table:table-cell office:value-type="string">
            <text:p>Av. Sete de Setembro, 3390 - Centro, Curitiba - PR, 80230-085, Brazil</text:p>
          </table:table-cell>
          <table:table-cell office:value-type="string">
            <text:p>(41) 99719-1243</text:p>
          </table:table-cell>
        </table:table-row>
        <table:table-row table:style-name="ro1">
          <table:table-cell office:value-type="string">
            <text:p>D Mel Produtos Naturais</text:p>
          </table:table-cell>
          <table:table-cell office:value-type="string">
            <text:p>Supermercado Condor - Av. Presidente Wenceslau Braz, 790 - Guaíra, Curitiba - PR, 81010-000, Brazil</text:p>
          </table:table-cell>
          <table:table-cell office:value-type="string">
            <text:p>(41) 99749-1608</text:p>
          </table:table-cell>
        </table:table-row>
        <table:table-row table:style-name="ro1">
          <table:table-cell office:value-type="string">
            <text:p>Super esquina do óleo</text:p>
          </table:table-cell>
          <table:table-cell office:value-type="string">
            <text:p>Rua 25 de Abril, 223 - Pilarzinho, Curitiba - PR, 82100-550, Brazil</text:p>
          </table:table-cell>
          <table:table-cell office:value-type="string">
            <text:p>(41) 99752-1959</text:p>
          </table:table-cell>
        </table:table-row>
        <table:table-row table:style-name="ro1">
          <table:table-cell office:value-type="string">
            <text:p>REI DO ÓLEO - TROCA RÁPIDA</text:p>
          </table:table-cell>
          <table:table-cell office:value-type="string">
            <text:p>R. Pedro Claudino da Rocha, 300 - Sítio Cercado, Curitiba - PR, 81900-220, Brazil</text:p>
          </table:table-cell>
          <table:table-cell office:value-type="string">
            <text:p>(41) 99753-8144</text:p>
          </table:table-cell>
        </table:table-row>
        <table:table-row table:style-name="ro1">
          <table:table-cell office:value-type="string">
            <text:p>Empório Natural Curitiba</text:p>
          </table:table-cell>
          <table:table-cell office:value-type="string">
            <text:p>R. Alda Bassete Bertholdi, 2135 - casa 2 - Campo de Santana, Curitiba - PR, 81490-344, Brazil</text:p>
          </table:table-cell>
          <table:table-cell office:value-type="string">
            <text:p>(41) 99758-1658</text:p>
          </table:table-cell>
        </table:table-row>
        <table:table-row table:style-name="ro1">
          <table:table-cell office:value-type="string">
            <text:p>Corner of Juices</text:p>
          </table:table-cell>
          <table:table-cell office:value-type="string">
            <text:p>Tv. Jesuíno Marcondes, 55 - 6 - Centro, Curitiba - PR, 80010-060, Brazil</text:p>
          </table:table-cell>
          <table:table-cell office:value-type="string">
            <text:p>(41) 99807-4227</text:p>
          </table:table-cell>
        </table:table-row>
        <table:table-row table:style-name="ro1">
          <table:table-cell office:value-type="string">
            <text:p>Empório K Boutique Natural</text:p>
          </table:table-cell>
          <table:table-cell office:value-type="string">
            <text:p>Av. Sete de Setembro, 4923 - Batel, Curitiba - PR, 80050-315, Brazil</text:p>
          </table:table-cell>
          <table:table-cell office:value-type="string">
            <text:p>(41) 99925-8101</text:p>
          </table:table-cell>
        </table:table-row>
        <table:table-row table:style-name="ro1">
          <table:table-cell office:value-type="string">
            <text:p>Pai do Óleo Cajuru</text:p>
          </table:table-cell>
          <table:table-cell office:value-type="string">
            <text:p>R. da Trindade, 551 - Cajuru, Curitiba - PR, 82920-120, Brazil</text:p>
          </table:table-cell>
          <table:table-cell office:value-type="string">
            <text:p>(41) 99937-6357</text:p>
          </table:table-cell>
        </table:table-row>
        <table:table-row table:style-name="ro1">
          <table:table-cell office:value-type="string">
            <text:p>N.P.K Fertilizantes</text:p>
          </table:table-cell>
          <table:table-cell office:value-type="string">
            <text:p>Av. Cândido de Abreu - Centro Cívico, Curitiba - PR, 82860-140, Brazil</text:p>
          </table:table-cell>
          <table:table-cell office:value-type="string">
            <text:p>(41) 99980-2727</text:p>
          </table:table-cell>
        </table:table-row>
        <table:table-row table:style-name="ro1">
          <table:table-cell office:value-type="string">
            <text:p>Morango Rosa Maringa</text:p>
          </table:table-cell>
          <table:table-cell office:value-type="string">
            <text:p>Praça dos Sertões, 78 - Av. Euclides da Cunha, 692 - Zona 04, Maringá - PR, 87014-260, Brazil</text:p>
          </table:table-cell>
          <table:table-cell office:value-type="string">
            <text:p>(44) 98803-0758</text:p>
          </table:table-cell>
        </table:table-row>
        <table:table-row table:style-name="ro1">
          <table:table-cell office:value-type="string">
            <text:p>Paraibar Culinária Nordestina</text:p>
          </table:table-cell>
          <table:table-cell office:value-type="string">
            <text:p>Avenida Tuiuti 1881 Em frente ao banco Sicredi Res - R. Patrícia - Jardim Tupinamba, Maringá - PR, 87043-360, Brazil</text:p>
          </table:table-cell>
          <table:table-cell office:value-type="string">
            <text:p>(44) 98811-0109</text:p>
          </table:table-cell>
        </table:table-row>
        <table:table-row table:style-name="ro1">
          <table:table-cell office:value-type="string">
            <text:p>Nação Verde Maringá</text:p>
          </table:table-cell>
          <table:table-cell office:value-type="string">
            <text:p>Av. Cerro Azul, 1604 - Jardim Novo Horizonte, Maringá - PR, 87010-055, Brazil</text:p>
          </table:table-cell>
          <table:table-cell office:value-type="string">
            <text:p>(44) 99115-0121</text:p>
          </table:table-cell>
        </table:table-row>
        <table:table-row table:style-name="ro1">
          <table:table-cell office:value-type="string">
            <text:p>+ Saúde Produtos Naturais</text:p>
          </table:table-cell>
          <table:table-cell office:value-type="string">
            <text:p>Av. Carmen Miranda, 1639 - Conj. Res. Cidade Alta, Maringá - PR, 87053-000, Brazil</text:p>
          </table:table-cell>
          <table:table-cell office:value-type="string">
            <text:p>(44) 99119-3329</text:p>
          </table:table-cell>
        </table:table-row>
        <table:table-row table:style-name="ro1">
          <table:table-cell office:value-type="string">
            <text:p>Bela Lub Troca de Óleo Maringá</text:p>
          </table:table-cell>
          <table:table-cell office:value-type="string">
            <text:p>Av. Dr. Alexandre Rasgulaeff, 5609 - Jardim Real, Maringá - PR, 87083-000, Brazil</text:p>
          </table:table-cell>
          <table:table-cell office:value-type="string">
            <text:p>(44) 99149-2555</text:p>
          </table:table-cell>
        </table:table-row>
        <table:table-row table:style-name="ro1">
          <table:table-cell office:value-type="string">
            <text:p>Vitally Produtos Naturais e Alimentos Saudáveis</text:p>
          </table:table-cell>
          <table:table-cell office:value-type="string">
            <text:p>Av. Mandacaru, 2847 - Loja 03 - Parque das Laranjeiras, Maringá - PR, 87083-240, Brazil</text:p>
          </table:table-cell>
          <table:table-cell office:value-type="string">
            <text:p>(44) 99159-9165</text:p>
          </table:table-cell>
        </table:table-row>
        <table:table-row table:style-name="ro1">
          <table:table-cell office:value-type="string">
            <text:p>ADUPAR - FERTILIZANTES</text:p>
          </table:table-cell>
          <table:table-cell office:value-type="string">
            <text:p>Av. Centenário, 544 - Zona 08, Maringá - PR, 87050-040, Brazil</text:p>
          </table:table-cell>
          <table:table-cell office:value-type="string">
            <text:p>(44) 99175-4488</text:p>
          </table:table-cell>
        </table:table-row>
        <table:table-row table:style-name="ro1">
          <table:table-cell office:value-type="string">
            <text:p>Adubo do Bão</text:p>
          </table:table-cell>
          <table:table-cell office:value-type="string">
            <text:p>R. Ataúlfo Alves - Parque Tarumã, Maringá - PR, 87053-070, Brazil</text:p>
          </table:table-cell>
          <table:table-cell office:value-type="string">
            <text:p>(44) 99728-7560</text:p>
          </table:table-cell>
        </table:table-row>
        <table:table-row table:style-name="ro1">
          <table:table-cell office:value-type="string">
            <text:p>Center Lub Lubrificantes - Troca de Óleo - Jd São Silvestre</text:p>
          </table:table-cell>
          <table:table-cell office:value-type="string">
            <text:p>R. Pion Gertrude H. Fritzen, 8353 - Jardim São Silvestre, Maringá - PR, 87055-406, Brazil</text:p>
          </table:table-cell>
          <table:table-cell office:value-type="string">
            <text:p>(44) 99744-1161</text:p>
          </table:table-cell>
        </table:table-row>
        <table:table-row table:style-name="ro1">
          <table:table-cell office:value-type="string">
            <text:p>Viver Produtos Naturais</text:p>
          </table:table-cell>
          <table:table-cell office:value-type="string">
            <text:p>Av. Dona Sophia Rasgulaeff, 2221 - Jardim Oasis, Maringá - PR, 87043-010, Brazil</text:p>
          </table:table-cell>
          <table:table-cell office:value-type="string">
            <text:p>(44) 99811-1682</text:p>
          </table:table-cell>
        </table:table-row>
        <table:table-row table:style-name="ro1">
          <table:table-cell office:value-type="string">
            <text:p>Vila Verde - Empório Natural</text:p>
          </table:table-cell>
          <table:table-cell office:value-type="string">
            <text:p>Av. Tamandaré, 843 - loja 4 - Zona 01, Maringá - PR, 87013-210, Brazil</text:p>
          </table:table-cell>
          <table:table-cell office:value-type="string">
            <text:p>(44) 99838-2597</text:p>
          </table:table-cell>
        </table:table-row>
        <table:table-row table:style-name="ro1">
          <table:table-cell office:value-type="string">
            <text:p>GONDO Produtos Naturais e Orientais</text:p>
          </table:table-cell>
          <table:table-cell office:value-type="string">
            <text:p>Av. Prudente de Morais, 80 - Zona 7, Maringá - PR, 87020-010, Brazil</text:p>
          </table:table-cell>
          <table:table-cell office:value-type="string">
            <text:p>(44) 99871-0707</text:p>
          </table:table-cell>
        </table:table-row>
        <table:table-row table:style-name="ro1">
          <table:table-cell office:value-type="string">
            <text:p>Vivare Estética</text:p>
          </table:table-cell>
          <table:table-cell office:value-type="string">
            <text:p>Av. Rio Branco, 977 - Zona 05, Maringá - PR, 87015-380, Brazil</text:p>
          </table:table-cell>
          <table:table-cell office:value-type="string">
            <text:p>(44) 99910-7671</text:p>
          </table:table-cell>
        </table:table-row>
        <table:table-row table:style-name="ro1">
          <table:table-cell office:value-type="string">
            <text:p>Casa dos Cosméticos Maringá</text:p>
          </table:table-cell>
          <table:table-cell office:value-type="string">
            <text:p>Av. Cerro Azul, 1887 - Jardim Novo Horizonte, Maringá - PR, 87010-055, Brazil</text:p>
          </table:table-cell>
          <table:table-cell office:value-type="string">
            <text:p>(44) 99925-4180</text:p>
          </table:table-cell>
        </table:table-row>
        <table:table-row table:style-name="ro1">
          <table:table-cell office:value-type="string">
            <text:p>Graos e Ramos Produtos Naturais</text:p>
          </table:table-cell>
          <table:table-cell office:value-type="string">
            <text:p>Tv. Júlio de Mesquita Filho, 449 - Zona 01, Maringá - PR, 87013-120, Brazil</text:p>
          </table:table-cell>
          <table:table-cell office:value-type="string">
            <text:p>(44) 99935-2137</text:p>
          </table:table-cell>
        </table:table-row>
        <table:table-row table:style-name="ro1">
          <table:table-cell office:value-type="string">
            <text:p>VipCar Super Troca de oleo</text:p>
          </table:table-cell>
          <table:table-cell office:value-type="string">
            <text:p>Av. Joaquim Duarte Moleirinho, 3898 - Jardim Universo, Maringá - PR, 87060-350, Brazil</text:p>
          </table:table-cell>
          <table:table-cell office:value-type="string">
            <text:p>(44) 99949-0933</text:p>
          </table:table-cell>
        </table:table-row>
        <table:table-row table:style-name="ro1">
          <table:table-cell office:value-type="string">
            <text:p>Tangerina hortifruti</text:p>
          </table:table-cell>
          <table:table-cell office:value-type="string">
            <text:p>Av. Londrina, 903 - Zona 08, Maringá - PR, 87050-730, Brazil</text:p>
          </table:table-cell>
          <table:table-cell office:value-type="string">
            <text:p>(44) 99968-5050</text:p>
          </table:table-cell>
        </table:table-row>
        <table:table-row table:style-name="ro1">
          <table:table-cell office:value-type="string">
            <text:p>Meu Quintal Emporio Natural</text:p>
          </table:table-cell>
          <table:table-cell office:value-type="string">
            <text:p>Av. Lucílio de Held, 1326 - Sala 03 - Jardim Alvorada, Maringá - PR, 87033-230, Brazil</text:p>
          </table:table-cell>
          <table:table-cell office:value-type="string">
            <text:p>(44) 99977-7927</text:p>
          </table:table-cell>
        </table:table-row>
        <table:table-row table:style-name="ro1">
          <table:table-cell office:value-type="string">
            <text:p>Piratas da Madrugada</text:p>
          </table:table-cell>
          <table:table-cell office:value-type="string">
            <text:p>Av. Cerro Azul, 1780 - Sala 01 - Zona 2, Maringá - PR, 87010-500, Brazil</text:p>
          </table:table-cell>
          <table:table-cell office:value-type="string">
            <text:p>(44) 99991-6334</text:p>
          </table:table-cell>
        </table:table-row>
        <table:table-row table:style-name="ro1">
          <table:table-cell office:value-type="string">
            <text:p>Agropecuária Padre Montes</text:p>
          </table:table-cell>
          <table:table-cell office:value-type="string">
            <text:p>Av. Morenitas, 2543 - Jardim das Flores, Foz do Iguaçu - PR, 85855-190, Brazil</text:p>
          </table:table-cell>
          <table:table-cell office:value-type="string">
            <text:p>(45) 98800-8919</text:p>
          </table:table-cell>
        </table:table-row>
        <table:table-row table:style-name="ro1">
          <table:table-cell office:value-type="string">
            <text:p>Sularanja</text:p>
          </table:table-cell>
          <table:table-cell office:value-type="string">
            <text:p>R. Minas Gerais, 569 - Vila Maracana, Foz do Iguaçu - PR, 85852-030, Brazil</text:p>
          </table:table-cell>
          <table:table-cell office:value-type="string">
            <text:p>(45) 98826-3232</text:p>
          </table:table-cell>
        </table:table-row>
        <table:table-row table:style-name="ro1">
          <table:table-cell office:value-type="string">
            <text:p>AgroShopping da República Argentina</text:p>
          </table:table-cell>
          <table:table-cell office:value-type="string">
            <text:p>Av. República Argentina, 4380 - Panorama, Foz do Iguaçu - PR, 85856-378, Brazil</text:p>
          </table:table-cell>
          <table:table-cell office:value-type="string">
            <text:p>(45) 98829-9700</text:p>
          </table:table-cell>
        </table:table-row>
        <table:table-row table:style-name="ro1">
          <table:table-cell office:value-type="string">
            <text:p>Flora Produtos Naturais e Perfumaria</text:p>
          </table:table-cell>
          <table:table-cell office:value-type="string">
            <text:p>R. Juparanã, 319 - Tres Lagoas, Foz do Iguaçu - PR, 85862-415, Brazil</text:p>
          </table:table-cell>
          <table:table-cell office:value-type="string">
            <text:p>(45) 98836-1779</text:p>
          </table:table-cell>
        </table:table-row>
        <table:table-row table:style-name="ro1">
          <table:table-cell office:value-type="string">
            <text:p>Divina Terra Foz do Iguaçu</text:p>
          </table:table-cell>
          <table:table-cell office:value-type="string">
            <text:p>R. Mal. Floriano Peixoto, 1432 - Centro, Foz do Iguaçu - PR, 85851-020, Brazil</text:p>
          </table:table-cell>
          <table:table-cell office:value-type="string">
            <text:p>(45) 99107-4718</text:p>
          </table:table-cell>
        </table:table-row>
        <table:table-row table:style-name="ro1">
          <table:table-cell office:value-type="string">
            <text:p>Produtos Naturais Foz do Iguaçu l Loja de Produtos Naturais l Fitoterápicos l Vivaz Produtos Naturais</text:p>
          </table:table-cell>
          <table:table-cell office:value-type="string">
            <text:p>Av. Mario Filho, 1.747 - Sala 01 - Parque Res. Morumbi, Foz do Iguaçu - PR, 85858-440, Brazil</text:p>
          </table:table-cell>
          <table:table-cell office:value-type="string">
            <text:p>(45) 99131-0101</text:p>
          </table:table-cell>
        </table:table-row>
        <table:table-row table:style-name="ro1">
          <table:table-cell office:value-type="string">
            <text:p>Maravilhas da Terra Foz do Iguaçu</text:p>
          </table:table-cell>
          <table:table-cell office:value-type="string">
            <text:p>R. Sales - Jardim Lancaster, Foz do Iguaçu - PR, 85869-060, Brazil</text:p>
          </table:table-cell>
          <table:table-cell office:value-type="string">
            <text:p>(45) 99848-1250</text:p>
          </table:table-cell>
        </table:table-row>
        <table:table-row table:style-name="ro1">
          <table:table-cell office:value-type="string">
            <text:p>Empório D'Ervas - Produtos Naturais</text:p>
          </table:table-cell>
          <table:table-cell office:value-type="string">
            <text:p>Av. Morenitas, 577 - Jardim das Flores, Foz do Iguaçu - PR, 85855-190, Brazil</text:p>
          </table:table-cell>
          <table:table-cell office:value-type="string">
            <text:p>(45) 99916-1007</text:p>
          </table:table-cell>
        </table:table-row>
        <table:table-row table:style-name="ro1">
          <table:table-cell office:value-type="string">
            <text:p>Empório Saúde</text:p>
          </table:table-cell>
          <table:table-cell office:value-type="string">
            <text:p>Av. João Ricieri Maran, 447 - Tres Lagoas, Foz do Iguaçu - PR, 85862-425, Brazil</text:p>
          </table:table-cell>
          <table:table-cell office:value-type="string">
            <text:p>(45) 99917-2040</text:p>
          </table:table-cell>
        </table:table-row>
        <table:table-row table:style-name="ro1">
          <table:table-cell office:value-type="string">
            <text:p>Akkar Lubrificantes | Troca de Óleo</text:p>
          </table:table-cell>
          <table:table-cell office:value-type="string">
            <text:p>Rua Edgard Schimmelpfeng, 214 - Parque Pres. 1, Foz do Iguaçu - PR, 85863-220, Brazil</text:p>
          </table:table-cell>
          <table:table-cell office:value-type="string">
            <text:p>(45) 99938-9751</text:p>
          </table:table-cell>
        </table:table-row>
        <table:table-row table:style-name="ro1">
          <table:table-cell office:value-type="string">
            <text:p>Almeida Lubrificantes - Troca de Óleo</text:p>
          </table:table-cell>
          <table:table-cell office:value-type="string">
            <text:p>Av. Morenitas, 249 - Jardim das Flores, Foz do Iguaçu - PR, 85855-190, Brazil</text:p>
          </table:table-cell>
          <table:table-cell office:value-type="string">
            <text:p>(45) 99985-1136</text:p>
          </table:table-cell>
        </table:table-row>
        <table:table-row table:style-name="ro1">
          <table:table-cell office:value-type="string">
            <text:p>Empório JK</text:p>
          </table:table-cell>
          <table:table-cell office:value-type="string">
            <text:p>Av. Juscelino Kubitscheck, 330 - Centro, Foz do Iguaçu - PR, 85870-714, Brazil</text:p>
          </table:table-cell>
          <table:table-cell office:value-type="string">
            <text:p>(45) 99999-5993</text:p>
          </table:table-cell>
        </table:table-row>
        <table:table-row table:style-name="ro1">
          <table:table-cell office:value-type="string">
            <text:p>Akkar Lubrificantes | Troca de Óleo - Loja 1</text:p>
          </table:table-cell>
          <table:table-cell office:value-type="string">
            <text:p>Av. Juscelino Kubitscheck, 4437 - Vila Portes, Foz do Iguaçu - PR, 85851-210, Brazil</text:p>
          </table:table-cell>
          <table:table-cell office:value-type="string">
            <text:p>(45) 99999-6376</text:p>
          </table:table-cell>
        </table:table-row>
        <table:table-row table:style-name="ro1">
          <table:table-cell office:value-type="string">
            <text:p>Broto Natural</text:p>
          </table:table-cell>
          <table:table-cell office:value-type="string">
            <text:p>R. Sen. Rodrigo Lobo, 697 - Iririú, Joinville - SC, 89227-557, Brazil</text:p>
          </table:table-cell>
          <table:table-cell office:value-type="string">
            <text:p>(47) 98479-0165</text:p>
          </table:table-cell>
        </table:table-row>
        <table:table-row table:style-name="ro1">
          <table:table-cell office:value-type="string">
            <text:p>Restaurante Guacamole Taqueria</text:p>
          </table:table-cell>
          <table:table-cell office:value-type="string">
            <text:p>R. Intendente João Nunes Vieira, 801 - sala 01 - Ingleses, Florianópolis - SC, 88058-154, Brazil</text:p>
          </table:table-cell>
          <table:table-cell office:value-type="string">
            <text:p>(47) 98486-5224</text:p>
          </table:table-cell>
        </table:table-row>
        <table:table-row table:style-name="ro1">
          <table:table-cell office:value-type="string">
            <text:p>Fertiexpress</text:p>
          </table:table-cell>
          <table:table-cell office:value-type="string">
            <text:p>R. Min. Calógeras, 343 - Bucarein, Joinville - SC, 89202-207, Brazil</text:p>
          </table:table-cell>
          <table:table-cell office:value-type="string">
            <text:p>(47) 98812-5494</text:p>
          </table:table-cell>
        </table:table-row>
        <table:table-row table:style-name="ro1">
          <table:table-cell office:value-type="string">
            <text:p>Lubricenter</text:p>
          </table:table-cell>
          <table:table-cell office:value-type="string">
            <text:p>R. Amazonas, 2145 - Garcia, Blumenau - SC, 89021-001, Brazil</text:p>
          </table:table-cell>
          <table:table-cell office:value-type="string">
            <text:p>(47) 98817-0852</text:p>
          </table:table-cell>
        </table:table-row>
        <table:table-row table:style-name="ro1">
          <table:table-cell office:value-type="string">
            <text:p>ALQUIMIA ELEMENTAR</text:p>
          </table:table-cell>
          <table:table-cell office:value-type="string">
            <text:p>R. José Steil, 36 - APTO 101 - Fortaleza, Blumenau - SC, 89055-240, Brazil</text:p>
          </table:table-cell>
          <table:table-cell office:value-type="string">
            <text:p>(47) 98836-2526</text:p>
          </table:table-cell>
        </table:table-row>
        <table:table-row table:style-name="ro1">
          <table:table-cell office:value-type="string">
            <text:p>Casa do Adubo</text:p>
          </table:table-cell>
          <table:table-cell office:value-type="string">
            <text:p>R. XV de Novembro, 8470 - Vila Nova, Joinville - SC, 89237-448, Brazil</text:p>
          </table:table-cell>
          <table:table-cell office:value-type="string">
            <text:p>(47) 98848-4307</text:p>
          </table:table-cell>
        </table:table-row>
        <table:table-row table:style-name="ro1">
          <table:table-cell office:value-type="string">
            <text:p>Costa Lubrificantes - Troca de óleo e serviços automotivos em domicílio</text:p>
          </table:table-cell>
          <table:table-cell office:value-type="string">
            <text:p>R. Piratuba, 1622 - Bom Retiro, Joinville - SC, 89222-363, Brazil</text:p>
          </table:table-cell>
          <table:table-cell office:value-type="string">
            <text:p>(47) 98863-6611</text:p>
          </table:table-cell>
        </table:table-row>
        <table:table-row table:style-name="ro1">
          <table:table-cell office:value-type="string">
            <text:p>A Produtiva Fert</text:p>
          </table:table-cell>
          <table:table-cell office:value-type="string">
            <text:p>R. Inambu, 3275 - Costa e Silva, Joinville - SC, 89220-002, Brazil</text:p>
          </table:table-cell>
          <table:table-cell office:value-type="string">
            <text:p>(47) 98874-3017</text:p>
          </table:table-cell>
        </table:table-row>
        <table:table-row table:style-name="ro1">
          <table:table-cell office:value-type="string">
            <text:p>Sucos Life Joinville</text:p>
          </table:table-cell>
          <table:table-cell office:value-type="string">
            <text:p>R. Germano Stein, 188 - Barracão 13 - América, Joinville - SC, 89204-090, Brazil</text:p>
          </table:table-cell>
          <table:table-cell office:value-type="string">
            <text:p>(47) 98902-6914</text:p>
          </table:table-cell>
        </table:table-row>
        <table:table-row table:style-name="ro1">
          <table:table-cell office:value-type="string">
            <text:p>Oil Service Troca de Óleo</text:p>
          </table:table-cell>
          <table:table-cell office:value-type="string">
            <text:p>R. 7 de Setembro, 169 - Centro, Blumenau - SC, 89010-201, Brazil</text:p>
          </table:table-cell>
          <table:table-cell office:value-type="string">
            <text:p>(47) 98911-9256</text:p>
          </table:table-cell>
        </table:table-row>
        <table:table-row table:style-name="ro1">
          <table:table-cell office:value-type="string">
            <text:p>McDonald's</text:p>
          </table:table-cell>
          <table:table-cell office:value-type="string">
            <text:p>Av. Getúlio Vargas, 743 - Bucarein, Joinville - SC, 89202-205, Brazil</text:p>
          </table:table-cell>
          <table:table-cell office:value-type="string">
            <text:p>(47) 98920-2205</text:p>
          </table:table-cell>
        </table:table-row>
        <table:table-row table:style-name="ro1">
          <table:table-cell office:value-type="string">
            <text:p>Tineá Cosméticos</text:p>
          </table:table-cell>
          <table:table-cell office:value-type="string">
            <text:p>Rua Dr. Pedro Zimmermann, 2512 - 13 - Itoupava Central, Blumenau - SC, 89066-000, Brazil</text:p>
          </table:table-cell>
          <table:table-cell office:value-type="string">
            <text:p>(47) 99107-8387</text:p>
          </table:table-cell>
        </table:table-row>
        <table:table-row table:style-name="ro1">
          <table:table-cell office:value-type="string">
            <text:p>VITTA FERTILIZANTES</text:p>
          </table:table-cell>
          <table:table-cell office:value-type="string">
            <text:p>Rua Otto Hoff, 633 - Volta Redonda, Araquari - SC, 89245-000, Brazil</text:p>
          </table:table-cell>
          <table:table-cell office:value-type="string">
            <text:p>(47) 99118-1230</text:p>
          </table:table-cell>
        </table:table-row>
        <table:table-row table:style-name="ro1">
          <table:table-cell office:value-type="string">
            <text:p>Fertilize Substrato comércio de Terra Adubada</text:p>
          </table:table-cell>
          <table:table-cell office:value-type="string">
            <text:p>R. Carlos Augusto Ferdinan Horn, 148 - Badenfurt, Blumenau - SC, 89072-270, Brazil</text:p>
          </table:table-cell>
          <table:table-cell office:value-type="string">
            <text:p>(47) 99123-2283</text:p>
          </table:table-cell>
        </table:table-row>
        <table:table-row table:style-name="ro1">
          <table:table-cell office:value-type="string">
            <text:p>Mercearia Sofia</text:p>
          </table:table-cell>
          <table:table-cell office:value-type="string">
            <text:p>Rua Aubé, 772 - Boa Vista, Joinville - SC, 89205-000, Brazil</text:p>
          </table:table-cell>
          <table:table-cell office:value-type="string">
            <text:p>(47) 99134-1211</text:p>
          </table:table-cell>
        </table:table-row>
        <table:table-row table:style-name="ro1">
          <table:table-cell office:value-type="string">
            <text:p>Trezze Rooftop</text:p>
          </table:table-cell>
          <table:table-cell office:value-type="string">
            <text:p>Edifício Stein Office - R. 7 de Setembro, 777 - 13º Andar - Centro, Blumenau - SC, 89010-203, Brazil</text:p>
          </table:table-cell>
          <table:table-cell office:value-type="string">
            <text:p>(47) 99136-2407</text:p>
          </table:table-cell>
        </table:table-row>
        <table:table-row table:style-name="ro1">
          <table:table-cell office:value-type="string">
            <text:p>LOGOS Fertilizante do Futuro</text:p>
          </table:table-cell>
          <table:table-cell office:value-type="string">
            <text:p>R. Nova Esperança, 386 - Jardim Iririú, Joinville - SC, 89224-360, Brazil</text:p>
          </table:table-cell>
          <table:table-cell office:value-type="string">
            <text:p>(47) 99137-6363</text:p>
          </table:table-cell>
        </table:table-row>
        <table:table-row table:style-name="ro1">
          <table:table-cell office:value-type="string">
            <text:p>Naturalis adubos organicos</text:p>
          </table:table-cell>
          <table:table-cell office:value-type="string">
            <text:p>R. Alfredo José Gonçalves, 445 - Itoupava Central, Blumenau - SC, 89068-006, Brazil</text:p>
          </table:table-cell>
          <table:table-cell office:value-type="string">
            <text:p>(47) 99144-5355</text:p>
          </table:table-cell>
        </table:table-row>
        <table:table-row table:style-name="ro1">
          <table:table-cell office:value-type="string">
            <text:p>Empório do Óleo</text:p>
          </table:table-cell>
          <table:table-cell office:value-type="string">
            <text:p>R. Werner Duwe, 521 - Badenfurt, Blumenau - SC, 89070-700, Brazil</text:p>
          </table:table-cell>
          <table:table-cell office:value-type="string">
            <text:p>(47) 99150-5333</text:p>
          </table:table-cell>
        </table:table-row>
        <table:table-row table:style-name="ro1">
          <table:table-cell office:value-type="string">
            <text:p>Troca de Óleo 2 Irmãos</text:p>
          </table:table-cell>
          <table:table-cell office:value-type="string">
            <text:p>R. Monsenhor Gercino, 6795 - Paranaguamirim, Joinville - SC, 89231-594, Brazil</text:p>
          </table:table-cell>
          <table:table-cell office:value-type="string">
            <text:p>(47) 99164-2042</text:p>
          </table:table-cell>
        </table:table-row>
        <table:table-row table:style-name="ro1">
          <table:table-cell office:value-type="string">
            <text:p>Apiário Schumacher</text:p>
          </table:table-cell>
          <table:table-cell office:value-type="string">
            <text:p>R. das Missões, 1590 - Ponta Aguda, Blumenau - SC, 89051-001, Brazil</text:p>
          </table:table-cell>
          <table:table-cell office:value-type="string">
            <text:p>(47) 99178-3588</text:p>
          </table:table-cell>
        </table:table-row>
        <table:table-row table:style-name="ro1">
          <table:table-cell office:value-type="string">
            <text:p>Expresso Rural Alimentos do Campo</text:p>
          </table:table-cell>
          <table:table-cell office:value-type="string">
            <text:p>R. Campo Alegre, 586 - Glória, Joinville - SC, 89216-280, Brazil</text:p>
          </table:table-cell>
          <table:table-cell office:value-type="string">
            <text:p>(47) 99190-0065</text:p>
          </table:table-cell>
        </table:table-row>
        <table:table-row table:style-name="ro1">
          <table:table-cell office:value-type="string">
            <text:p>Grãos Naturalle</text:p>
          </table:table-cell>
          <table:table-cell office:value-type="string">
            <text:p>Na galeria da Millium - Rua Dr. Pedro Zimmermann, N° 6260 - sala 05 - Itoupava Central, Blumenau - SC, 89069-000, Brazil</text:p>
          </table:table-cell>
          <table:table-cell office:value-type="string">
            <text:p>(47) 99191-2616</text:p>
          </table:table-cell>
        </table:table-row>
        <table:table-row table:style-name="ro1">
          <table:table-cell office:value-type="string">
            <text:p>ESTILLO ORGÂNICO</text:p>
          </table:table-cell>
          <table:table-cell office:value-type="string">
            <text:p>Rua Dr. Pedro Zimmermann, 6260 - Itoupava Central, Blumenau - SC, 89068-004, Brazil</text:p>
          </table:table-cell>
          <table:table-cell office:value-type="string">
            <text:p>(47) 99191-5721</text:p>
          </table:table-cell>
        </table:table-row>
        <table:table-row table:style-name="ro1">
          <table:table-cell office:value-type="string">
            <text:p>Capim Terra - Mercearia Orgânica</text:p>
          </table:table-cell>
          <table:table-cell office:value-type="string">
            <text:p>R. Joinville, 1068 - sala 02 - Vila Nova, Blumenau - SC, 89035-200, Brazil</text:p>
          </table:table-cell>
          <table:table-cell office:value-type="string">
            <text:p>(47) 99192-6304</text:p>
          </table:table-cell>
        </table:table-row>
        <table:table-row table:style-name="ro1">
          <table:table-cell office:value-type="string">
            <text:p>Mercado da Semente</text:p>
          </table:table-cell>
          <table:table-cell office:value-type="string">
            <text:p>R. Werner Duwe, 1650 - Sala 01 - Testo Salto, Blumenau - SC, 89070-758, Brazil</text:p>
          </table:table-cell>
          <table:table-cell office:value-type="string">
            <text:p>(47) 99195-9268</text:p>
          </table:table-cell>
        </table:table-row>
        <table:table-row table:style-name="ro1">
          <table:table-cell office:value-type="string">
            <text:p>Agropecuária Selva</text:p>
          </table:table-cell>
          <table:table-cell office:value-type="string">
            <text:p>Av. Paulo Schroeder, 1995 - Petrópolis, Joinville - SC, 89208-751, Brazil</text:p>
          </table:table-cell>
          <table:table-cell office:value-type="string">
            <text:p>(47) 99222-5414</text:p>
          </table:table-cell>
        </table:table-row>
        <table:table-row table:style-name="ro1">
          <table:table-cell office:value-type="string">
            <text:p>Maná Produtos Naturais e Suplementos - Loja Costa e Silva</text:p>
          </table:table-cell>
          <table:table-cell office:value-type="string">
            <text:p>R. Inambu, 809 - sala 4 - Costa e Silva, Joinville - SC, 89220-001, Brazil</text:p>
          </table:table-cell>
          <table:table-cell office:value-type="string">
            <text:p>(47) 99292-3539</text:p>
          </table:table-cell>
        </table:table-row>
        <table:table-row table:style-name="ro1">
          <table:table-cell office:value-type="string">
            <text:p>Maná Produtos Naturais | Empório | Suplementos e Vitaminas - Loja Floresta</text:p>
          </table:table-cell>
          <table:table-cell office:value-type="string">
            <text:p>R. Santa Catarina, 1099 - Sala 03 - Floresta, Joinville - SC, 89211-305, Brazil</text:p>
          </table:table-cell>
          <table:table-cell office:value-type="string">
            <text:p>(47) 99292-3539</text:p>
          </table:table-cell>
        </table:table-row>
        <table:table-row table:style-name="ro1">
          <table:table-cell office:value-type="string">
            <text:p>Aromas Blumenau - Produtos Terapêuticos e Artesanais</text:p>
          </table:table-cell>
          <table:table-cell office:value-type="string">
            <text:p>Fundos da Rua Particular - R. Frederico Wolfram Sênior, 177 - Velha, Blumenau - SC, 89036-470, Brazil</text:p>
          </table:table-cell>
          <table:table-cell office:value-type="string">
            <text:p>(47) 99603-0355</text:p>
          </table:table-cell>
        </table:table-row>
        <table:table-row table:style-name="ro1">
          <table:table-cell office:value-type="string">
            <text:p>Ki Smash Burguer</text:p>
          </table:table-cell>
          <table:table-cell office:value-type="string">
            <text:p>R. Paraíba, 750 - SL 03 - Anita Garibaldi, Joinville - SC, 89203-502, Brazil</text:p>
          </table:table-cell>
          <table:table-cell office:value-type="string">
            <text:p>(47) 99608-2008</text:p>
          </table:table-cell>
        </table:table-row>
        <table:table-row table:style-name="ro1">
          <table:table-cell office:value-type="string">
            <text:p>Reliqua Compostagem</text:p>
          </table:table-cell>
          <table:table-cell office:value-type="string">
            <text:p>Ed. Oscar Bornholdt CEP: - R. Orestes Guimarães, 876 - América, Joinville - SC, 89204-060, Brazil</text:p>
          </table:table-cell>
          <table:table-cell office:value-type="string">
            <text:p>(47) 99610-4874</text:p>
          </table:table-cell>
        </table:table-row>
        <table:table-row table:style-name="ro1">
          <table:table-cell office:value-type="string">
            <text:p>Atacadão Troca de Óleo</text:p>
          </table:table-cell>
          <table:table-cell office:value-type="string">
            <text:p>R. XV de Novembro, 3.100 - Joinville, SC, 89216-201, Brazil</text:p>
          </table:table-cell>
          <table:table-cell office:value-type="string">
            <text:p>(47) 99616-0380</text:p>
          </table:table-cell>
        </table:table-row>
        <table:table-row table:style-name="ro1">
          <table:table-cell office:value-type="string">
            <text:p>Empório Hibisco</text:p>
          </table:table-cell>
          <table:table-cell office:value-type="string">
            <text:p>Rua 25 de Julho, 930 - Sala 05 - Itoupava Norte, Blumenau - SC, 89053-000, Brazil</text:p>
          </table:table-cell>
          <table:table-cell office:value-type="string">
            <text:p>(47) 99628-6884</text:p>
          </table:table-cell>
        </table:table-row>
        <table:table-row table:style-name="ro1">
          <table:table-cell office:value-type="string">
            <text:p>Troca de Óleo BOXLUB</text:p>
          </table:table-cell>
          <table:table-cell office:value-type="string">
            <text:p>R. Francisco Vahldieck, 450 - Fortaleza, Blumenau - SC, 89053-188, Brazil</text:p>
          </table:table-cell>
          <table:table-cell office:value-type="string">
            <text:p>(47) 99632-3181</text:p>
          </table:table-cell>
        </table:table-row>
        <table:table-row table:style-name="ro1">
          <table:table-cell office:value-type="string">
            <text:p>Empório Naturale Blumenau</text:p>
          </table:table-cell>
          <table:table-cell office:value-type="string">
            <text:p>R. dos Caçadores, 3131 - Velha Central, Blumenau - SC, 89040-312, Brazil</text:p>
          </table:table-cell>
          <table:table-cell office:value-type="string">
            <text:p>(47) 99649-1648</text:p>
          </table:table-cell>
        </table:table-row>
        <table:table-row table:style-name="ro1">
          <table:table-cell office:value-type="string">
            <text:p>O Cerealista Mercado Natural Joinville</text:p>
          </table:table-cell>
          <table:table-cell office:value-type="string">
            <text:p>R. Marquês de Olinda, 2060 - sala 03 - América, Joinville - SC, 89204-415, Brazil</text:p>
          </table:table-cell>
          <table:table-cell office:value-type="string">
            <text:p>(47) 99658-6448</text:p>
          </table:table-cell>
        </table:table-row>
        <table:table-row table:style-name="ro1">
          <table:table-cell office:value-type="string">
            <text:p>Logos</text:p>
          </table:table-cell>
          <table:table-cell office:value-type="string">
            <text:p>R. Cel. Francisco Gomes, 1227 - Anita Garibaldi, Joinville - SC, 89202-073, Brazil</text:p>
          </table:table-cell>
          <table:table-cell office:value-type="string">
            <text:p>(47) 99659-7303</text:p>
          </table:table-cell>
        </table:table-row>
        <table:table-row table:style-name="ro1">
          <table:table-cell office:value-type="string">
            <text:p>Atitude Verde Loja de Produtos Naturais e Empório</text:p>
          </table:table-cell>
          <table:table-cell office:value-type="string">
            <text:p>R. XV de Novembro, 8507 - SALA 1 - Vila Nova, Joinville - SC, 89237-001, Brazil</text:p>
          </table:table-cell>
          <table:table-cell office:value-type="string">
            <text:p>(47) 99727-7416</text:p>
          </table:table-cell>
        </table:table-row>
        <table:table-row table:style-name="ro1">
          <table:table-cell office:value-type="string">
            <text:p>AgroPet Augustin</text:p>
          </table:table-cell>
          <table:table-cell office:value-type="string">
            <text:p>R. Dilson Funaro, 667 - Ulysses Guimarães, Joinville - SC, 89230-664, Brazil</text:p>
          </table:table-cell>
          <table:table-cell office:value-type="string">
            <text:p>(47) 99742-5938</text:p>
          </table:table-cell>
        </table:table-row>
        <table:table-row table:style-name="ro1">
          <table:table-cell office:value-type="string">
            <text:p>Estação Grill Restaurante e pizzaria</text:p>
          </table:table-cell>
          <table:table-cell office:value-type="string">
            <text:p>R. Tuiuti, 2656 - Aventureiro, Joinville - SC, 89226-000, Brazil</text:p>
          </table:table-cell>
          <table:table-cell office:value-type="string">
            <text:p>(47) 99746-5553</text:p>
          </table:table-cell>
        </table:table-row>
        <table:table-row table:style-name="ro1">
          <table:table-cell office:value-type="string">
            <text:p>Calinho Automecânica</text:p>
          </table:table-cell>
          <table:table-cell office:value-type="string">
            <text:p>R. Amazonas, 4339 - Garcia, Blumenau - SC, 89022-003, Brazil</text:p>
          </table:table-cell>
          <table:table-cell office:value-type="string">
            <text:p>(47) 99764-2811</text:p>
          </table:table-cell>
        </table:table-row>
        <table:table-row table:style-name="ro1">
          <table:table-cell office:value-type="string">
            <text:p>Oil Express Joinville Lubrificantes</text:p>
          </table:table-cell>
          <table:table-cell office:value-type="string">
            <text:p>R. Gen. Câmara, 302 - Bom Retiro, Joinville - SC, 89222-450, Brazil</text:p>
          </table:table-cell>
          <table:table-cell office:value-type="string">
            <text:p>(47) 99780-9707</text:p>
          </table:table-cell>
        </table:table-row>
        <table:table-row table:style-name="ro1">
          <table:table-cell office:value-type="string">
            <text:p>Naturalíssima Produtos Naturais - Loja 2</text:p>
          </table:table-cell>
          <table:table-cell office:value-type="string">
            <text:p>R. Benjamin Constant, 939 - Sala 6 - Escola Agrícola, Blumenau - SC, 89037-501, Brazil</text:p>
          </table:table-cell>
          <table:table-cell office:value-type="string">
            <text:p>(47) 99910-0431</text:p>
          </table:table-cell>
        </table:table-row>
        <table:table-row table:style-name="ro1">
          <table:table-cell office:value-type="string">
            <text:p>Oil Express Joinville Lubrificantes - Beira Rio</text:p>
          </table:table-cell>
          <table:table-cell office:value-type="string">
            <text:p>R. Natal, 162 - Saguaçu, Joinville - SC, 89221-640, Brazil</text:p>
          </table:table-cell>
          <table:table-cell office:value-type="string">
            <text:p>(47) 99912-7344</text:p>
          </table:table-cell>
        </table:table-row>
        <table:table-row table:style-name="ro1">
          <table:table-cell office:value-type="string">
            <text:p>REvivo</text:p>
          </table:table-cell>
          <table:table-cell office:value-type="string">
            <text:p>R. São Paulo, 305 - Bucarein, Joinville - SC, 89202-212, Brazil</text:p>
          </table:table-cell>
          <table:table-cell office:value-type="string">
            <text:p>(47) 99921-7997</text:p>
          </table:table-cell>
        </table:table-row>
        <table:table-row table:style-name="ro1">
          <table:table-cell office:value-type="string">
            <text:p>Agro Baartz Nutrição Animal</text:p>
          </table:table-cell>
          <table:table-cell office:value-type="string">
            <text:p>SC-418, 1263 - Pirabeiraba, Joinville - SC, 89239-400, Brazil</text:p>
          </table:table-cell>
          <table:table-cell office:value-type="string">
            <text:p>(47) 99953-3094</text:p>
          </table:table-cell>
        </table:table-row>
        <table:table-row table:style-name="ro1">
          <table:table-cell office:value-type="string">
            <text:p>Centro Automotivo LubriCar Jlle Troca de Óleo</text:p>
          </table:table-cell>
          <table:table-cell office:value-type="string">
            <text:p>R. Augusto Schmidt, 393 - Fundos - Petrópolis, Joinville - SC, 89212-300, Brazil</text:p>
          </table:table-cell>
          <table:table-cell office:value-type="string">
            <text:p>(47) 99957-1388</text:p>
          </table:table-cell>
        </table:table-row>
        <table:table-row table:style-name="ro1">
          <table:table-cell office:value-type="string">
            <text:p>Natural Products Emporium</text:p>
          </table:table-cell>
          <table:table-cell office:value-type="string">
            <text:p>R. do Príncipe, 777 - Centro, Joinville - SC, 89201-003, Brazil</text:p>
          </table:table-cell>
          <table:table-cell office:value-type="string">
            <text:p>(47) 99982-2040</text:p>
          </table:table-cell>
        </table:table-row>
        <table:table-row table:style-name="ro1">
          <table:table-cell office:value-type="string">
            <text:p>Natural Life</text:p>
          </table:table-cell>
          <table:table-cell office:value-type="string">
            <text:p>Alameda Rio Branco, 425 - Jardim Blumenau, Blumenau - SC, 89010-300, Brazil</text:p>
          </table:table-cell>
          <table:table-cell office:value-type="string">
            <text:p>(47) 99993-3712</text:p>
          </table:table-cell>
        </table:table-row>
        <table:table-row table:style-name="ro1">
          <table:table-cell office:value-type="string">
            <text:p>Húmus Brasil</text:p>
          </table:table-cell>
          <table:table-cell office:value-type="string">
            <text:p>R. Elário Gastão Baumer, 396 - Vila Nova, Joinville - SC, 89237-263, Brazil</text:p>
          </table:table-cell>
          <table:table-cell office:value-type="string">
            <text:p>(47) 99995-1001</text:p>
          </table:table-cell>
        </table:table-row>
        <table:table-row table:style-name="ro1">
          <table:table-cell office:value-type="string">
            <text:p>Alecrim Produtos Naturais e Orgânicos</text:p>
          </table:table-cell>
          <table:table-cell office:value-type="string">
            <text:p>Rod. Admar Gonzaga, 980 - Sala 03 - Itacorubi, Florianópolis - SC, 88034-000, Brazil</text:p>
          </table:table-cell>
          <table:table-cell office:value-type="string">
            <text:p>(48) 92000-7097</text:p>
          </table:table-cell>
        </table:table-row>
        <table:table-row table:style-name="ro1">
          <table:table-cell office:value-type="string">
            <text:p>QUINA cozinha</text:p>
          </table:table-cell>
          <table:table-cell office:value-type="string">
            <text:p>Rua dos Chernes, 60 - Loja 1 - Jurerê, Florianópolis - SC, 88053-545, Brazil</text:p>
          </table:table-cell>
          <table:table-cell office:value-type="string">
            <text:p>(48) 93300-4835</text:p>
          </table:table-cell>
        </table:table-row>
        <table:table-row table:style-name="ro1">
          <table:table-cell office:value-type="string">
            <text:p>Armazém do Verde - Vaso auto Irrigavel</text:p>
          </table:table-cell>
          <table:table-cell office:value-type="string">
            <text:p>SC-405, 1472 - Campeche, Florianópolis - SC, 88065-000, Brazil</text:p>
          </table:table-cell>
          <table:table-cell office:value-type="string">
            <text:p>(48) 98413-0726</text:p>
          </table:table-cell>
        </table:table-row>
        <table:table-row table:style-name="ro1">
          <table:table-cell office:value-type="string">
            <text:p>Local do Óleo</text:p>
          </table:table-cell>
          <table:table-cell office:value-type="string">
            <text:p>Rua Araci Vaz Callado, 633 - Canto, Florianópolis - SC, 88070-750, Brazil</text:p>
          </table:table-cell>
          <table:table-cell office:value-type="string">
            <text:p>(48) 98429-4800</text:p>
          </table:table-cell>
        </table:table-row>
        <table:table-row table:style-name="ro1">
          <table:table-cell office:value-type="string">
            <text:p>Taboo Tiki Bar Comida Vegana e Vegetariana</text:p>
          </table:table-cell>
          <table:table-cell office:value-type="string">
            <text:p>Av. Pref. Acácio Garibaldi São Thiago, 300 - Lagoa da Conceição, Florianópolis - SC, 88062-600, Brazil</text:p>
          </table:table-cell>
          <table:table-cell office:value-type="string">
            <text:p>(48) 98439-0571</text:p>
          </table:table-cell>
        </table:table-row>
        <table:table-row table:style-name="ro1">
          <table:table-cell office:value-type="string">
            <text:p>Casa do Óleo Sul da Ilha</text:p>
          </table:table-cell>
          <table:table-cell office:value-type="string">
            <text:p>SC-405, n. 1817 - Rio Tavares, Florianópolis - SC, 88048-000, Brazil</text:p>
          </table:table-cell>
          <table:table-cell office:value-type="string">
            <text:p>(48) 98455-8359</text:p>
          </table:table-cell>
        </table:table-row>
        <table:table-row table:style-name="ro1">
          <table:table-cell office:value-type="string">
            <text:p>Yamuna Artesanal | Fábrica e loja virtual de Produtos Naturais (ghee)</text:p>
          </table:table-cell>
          <table:table-cell office:value-type="string">
            <text:p>Rod. Rozália Paulina Ferreira, 1897 - Pântano do Sul, Florianópolis - SC, 88066-600, Brazil</text:p>
          </table:table-cell>
          <table:table-cell office:value-type="string">
            <text:p>(48) 98459-1522</text:p>
          </table:table-cell>
        </table:table-row>
        <table:table-row table:style-name="ro1">
          <table:table-cell office:value-type="string">
            <text:p>Troca de Óleo BelloFacco</text:p>
          </table:table-cell>
          <table:table-cell office:value-type="string">
            <text:p>Rod. Tertuliano Brito Xavier, 940 - Canasvieiras, Florianópolis - SC, 88054-600, Brazil</text:p>
          </table:table-cell>
          <table:table-cell office:value-type="string">
            <text:p>(48) 98485-5163</text:p>
          </table:table-cell>
        </table:table-row>
        <table:table-row table:style-name="ro1">
          <table:table-cell office:value-type="string">
            <text:p>Empório Codeguim - Queijaria e Massas Artesanais Florianópolis</text:p>
          </table:table-cell>
          <table:table-cell office:value-type="string">
            <text:p>Av. Pequeno Príncipe, 1569 - Campeche, Florianópolis - SC, 88063-000, Brazil</text:p>
          </table:table-cell>
          <table:table-cell office:value-type="string">
            <text:p>(48) 98833-1522</text:p>
          </table:table-cell>
        </table:table-row>
        <table:table-row table:style-name="ro1">
          <table:table-cell office:value-type="string">
            <text:p>Baogui</text:p>
          </table:table-cell>
          <table:table-cell office:value-type="string">
            <text:p>R. Henrique Vera do Nascimento, 190 - Lagoa da Conceição, Florianópolis - SC, 88062-020, Brazil</text:p>
          </table:table-cell>
          <table:table-cell office:value-type="string">
            <text:p>(48) 98839-7744</text:p>
          </table:table-cell>
        </table:table-row>
        <table:table-row table:style-name="ro1">
          <table:table-cell office:value-type="string">
            <text:p>Banca do Mel</text:p>
          </table:table-cell>
          <table:table-cell office:value-type="string">
            <text:p>R. Crisógono Viêira da Cruz, 293 - Lagoa da Conceição, Florianópolis - SC, 88062-110, Brazil</text:p>
          </table:table-cell>
          <table:table-cell office:value-type="string">
            <text:p>(48) 99106-8841</text:p>
          </table:table-cell>
        </table:table-row>
        <table:table-row table:style-name="ro1">
          <table:table-cell office:value-type="string">
            <text:p>Loja de Produtos Naturais IMBUR | Casa de Produtos Naturais Florianópolis, Suplementos &amp; Castanhas</text:p>
          </table:table-cell>
          <table:table-cell office:value-type="string">
            <text:p>R. Felipe Schmidt, 554 - Sala 01 - Centro, Florianópolis - SC, 88010-001, Brazil</text:p>
          </table:table-cell>
          <table:table-cell office:value-type="string">
            <text:p>(48) 99144-6378</text:p>
          </table:table-cell>
        </table:table-row>
        <table:table-row table:style-name="ro1">
          <table:table-cell office:value-type="string">
            <text:p>Agropio</text:p>
          </table:table-cell>
          <table:table-cell office:value-type="string">
            <text:p>R. Padre Réus, 85 - Bom Abrigo, Florianópolis - SC, 88085-280, Brazil</text:p>
          </table:table-cell>
          <table:table-cell office:value-type="string">
            <text:p>(48) 99151-8397</text:p>
          </table:table-cell>
        </table:table-row>
        <table:table-row table:style-name="ro1">
          <table:table-cell office:value-type="string">
            <text:p>Agrocibus</text:p>
          </table:table-cell>
          <table:table-cell office:value-type="string">
            <text:p>R. Profa. Sofía Quint de Souza, 532 - Capoeiras, Florianópolis - SC, 88085-040, Brazil</text:p>
          </table:table-cell>
          <table:table-cell office:value-type="string">
            <text:p>(48) 99157-1228</text:p>
          </table:table-cell>
        </table:table-row>
        <table:table-row table:style-name="ro1">
          <table:table-cell office:value-type="string">
            <text:p>Forever Floripa Norte da Ilha</text:p>
          </table:table-cell>
          <table:table-cell office:value-type="string">
            <text:p>Servidao Bertolina de Oliveira, 450 - Vargem Grande, Florianópolis - SC, 88052-600, Brazil</text:p>
          </table:table-cell>
          <table:table-cell office:value-type="string">
            <text:p>(48) 99160-7641</text:p>
          </table:table-cell>
        </table:table-row>
        <table:table-row table:style-name="ro1">
          <table:table-cell office:value-type="string">
            <text:p>Colab Fertilizantes</text:p>
          </table:table-cell>
          <table:table-cell office:value-type="string">
            <text:p>Premier Office Center - Rua Padre Roma, 482 - Centro, Florianópolis - SC, 88010-090, Brazil</text:p>
          </table:table-cell>
          <table:table-cell office:value-type="string">
            <text:p>(48) 99209-2583</text:p>
          </table:table-cell>
        </table:table-row>
        <table:table-row table:style-name="ro1">
          <table:table-cell office:value-type="string">
            <text:p>Zayaroma Oleos essenciais</text:p>
          </table:table-cell>
          <table:table-cell office:value-type="string">
            <text:p>Av. Pequeno Príncipe, 1675 - sala 1 - Campeche, Florianópolis - SC, 88063-000, Brazil</text:p>
          </table:table-cell>
          <table:table-cell office:value-type="string">
            <text:p>(48) 99212-2216</text:p>
          </table:table-cell>
        </table:table-row>
        <table:table-row table:style-name="ro1">
          <table:table-cell office:value-type="string">
            <text:p>Tonho Boteco | Restaurante, Petiscos, Bar e Cervejaria</text:p>
          </table:table-cell>
          <table:table-cell office:value-type="string">
            <text:p>R. Quinze de Novembro, 181 - Santo Antonio de Lisboa, Florianópolis - SC, 88050-470, Brazil</text:p>
          </table:table-cell>
          <table:table-cell office:value-type="string">
            <text:p>(48) 99602-4441</text:p>
          </table:table-cell>
        </table:table-row>
        <table:table-row table:style-name="ro1">
          <table:table-cell office:value-type="string">
            <text:p>Douma Natural</text:p>
          </table:table-cell>
          <table:table-cell office:value-type="string">
            <text:p>R. Conselheiro Mafra, 579 - Centro, Florianópolis - SC, 88010-102, Brazil</text:p>
          </table:table-cell>
          <table:table-cell office:value-type="string">
            <text:p>(48) 99617-0874</text:p>
          </table:table-cell>
        </table:table-row>
        <table:table-row table:style-name="ro1">
          <table:table-cell office:value-type="string">
            <text:p>Beach Sucos</text:p>
          </table:table-cell>
          <table:table-cell office:value-type="string">
            <text:p>Rod. Armando Calil Bulos, 5349 - Bloco B sala 02 - Ingleses do Rio Vermelho, Florianópolis - SC, 88058-001, Brazil</text:p>
          </table:table-cell>
          <table:table-cell office:value-type="string">
            <text:p>(48) 99659-8613</text:p>
          </table:table-cell>
        </table:table-row>
        <table:table-row table:style-name="ro1">
          <table:table-cell office:value-type="string">
            <text:p>Lia Toss Emporium Orgânico &amp; Natural</text:p>
          </table:table-cell>
          <table:table-cell office:value-type="string">
            <text:p>R. Laurindo Januário da Silveira, 5501 - Porto da Lagoa, Florianópolis - SC, 88062-201, Brazil</text:p>
          </table:table-cell>
          <table:table-cell office:value-type="string">
            <text:p>(48) 99689-0089</text:p>
          </table:table-cell>
        </table:table-row>
        <table:table-row table:style-name="ro1">
          <table:table-cell office:value-type="string">
            <text:p>Nutralis</text:p>
          </table:table-cell>
          <table:table-cell office:value-type="string">
            <text:p>R. Manoel Petronilho da Silveira, 390 - São João do Rio Vermelho, Florianópolis - SC, 88060-100, Brazil</text:p>
          </table:table-cell>
          <table:table-cell office:value-type="string">
            <text:p>(48) 99921-3009</text:p>
          </table:table-cell>
        </table:table-row>
        <table:table-row table:style-name="ro1">
          <table:table-cell office:value-type="string">
            <text:p>Floripa Food</text:p>
          </table:table-cell>
          <table:table-cell office:value-type="string">
            <text:p>Estr. Dom João Becker, 818 - Ingleses do Rio Vermelho, Florianópolis - SC, 88058-600, Brazil</text:p>
          </table:table-cell>
          <table:table-cell office:value-type="string">
            <text:p>(48) 99935-9098</text:p>
          </table:table-cell>
        </table:table-row>
        <table:table-row table:style-name="ro1">
          <table:table-cell office:value-type="string">
            <text:p>Produtos Naturais Campeche | Maria Natureba Oka Floripa</text:p>
          </table:table-cell>
          <table:table-cell office:value-type="string">
            <text:p>SC-405, 4397 - Loja 06 - Campeche, Florianópolis - SC, 88065-000, Brazil</text:p>
          </table:table-cell>
          <table:table-cell office:value-type="string">
            <text:p>(48) 99937-8585</text:p>
          </table:table-cell>
        </table:table-row>
        <table:table-row table:style-name="ro1">
          <table:table-cell office:value-type="string">
            <text:p>Cláudio Jardins</text:p>
          </table:table-cell>
          <table:table-cell office:value-type="string">
            <text:p>R. Xiniquá - Campeche Central, Florianópolis - SC, 88065-025, Brazil</text:p>
          </table:table-cell>
          <table:table-cell office:value-type="string">
            <text:p>(48) 99961-4751</text:p>
          </table:table-cell>
        </table:table-row>
        <table:table-row table:style-name="ro1">
          <table:table-cell office:value-type="string">
            <text:p>Rodrigues Troca de Óleo</text:p>
          </table:table-cell>
          <table:table-cell office:value-type="string">
            <text:p>R. José Olímpio da Silva, 138 - Tapera, Florianópolis - SC, 88049-500, Brazil</text:p>
          </table:table-cell>
          <table:table-cell office:value-type="string">
            <text:p>(48) 99965-9506</text:p>
          </table:table-cell>
        </table:table-row>
        <table:table-row table:style-name="ro1">
          <table:table-cell office:value-type="string">
            <text:p>Cultiva Growshop</text:p>
          </table:table-cell>
          <table:table-cell office:value-type="string">
            <text:p>R. Tiradentes, 9 - loja 2 - Kobrasol, São José - SC, 88102-040, Brazil</text:p>
          </table:table-cell>
          <table:table-cell office:value-type="string">
            <text:p>(48) 99972-5693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Prof. Oscar Pereira, 2728 - Glória, Porto Alegre - RS, 91710-000, Brazil</text:p>
          </table:table-cell>
          <table:table-cell office:value-type="string">
            <text:p>(51) 98011-3300</text:p>
          </table:table-cell>
        </table:table-row>
        <table:table-row table:style-name="ro1">
          <table:table-cell office:value-type="string">
            <text:p>Lubritech</text:p>
          </table:table-cell>
          <table:table-cell office:value-type="string">
            <text:p>Av. Manoel Elias, 2505 - Passo das Pedras, Porto Alegre - RS, 91240-261, Brazil</text:p>
          </table:table-cell>
          <table:table-cell office:value-type="string">
            <text:p>(51) 98144-1031</text:p>
          </table:table-cell>
        </table:table-row>
        <table:table-row table:style-name="ro1">
          <table:table-cell office:value-type="string">
            <text:p>Banca 12</text:p>
          </table:table-cell>
          <table:table-cell office:value-type="string">
            <text:p>Largo Jorn. Glênio Péres, s/n - Centro Histórico, Porto Alegre - RS, 90020-070, Brazil</text:p>
          </table:table-cell>
          <table:table-cell office:value-type="string">
            <text:p>(51) 98182-2199</text:p>
          </table:table-cell>
        </table:table-row>
        <table:table-row table:style-name="ro1">
          <table:table-cell office:value-type="string">
            <text:p>Local Agro</text:p>
          </table:table-cell>
          <table:table-cell office:value-type="string">
            <text:p>Rua Marapatá Manaus - AM CEP: - Distrito Industrial II, Manaus - AM, 69088-068, Brazil</text:p>
          </table:table-cell>
          <table:table-cell office:value-type="string">
            <text:p>(51) 98401-6004</text:p>
          </table:table-cell>
        </table:table-row>
        <table:table-row table:style-name="ro1">
          <table:table-cell office:value-type="string">
            <text:p>Castanhas Produtos Naturais</text:p>
          </table:table-cell>
          <table:table-cell office:value-type="string">
            <text:p>Rua Professora Amy Herve Ramires, 163 - Rubem Berta, Porto Alegre - RS, 91250-240, Brazil</text:p>
          </table:table-cell>
          <table:table-cell office:value-type="string">
            <text:p>(51) 98590-6429</text:p>
          </table:table-cell>
        </table:table-row>
        <table:table-row table:style-name="ro1">
          <table:table-cell office:value-type="string">
            <text:p>Companhia do Óleo</text:p>
          </table:table-cell>
          <table:table-cell office:value-type="string">
            <text:p>Av. Ipiranga, 3333 - Santana, Porto Alegre - RS, 90610-001, Brazil</text:p>
          </table:table-cell>
          <table:table-cell office:value-type="string">
            <text:p>(51) 98618-1050</text:p>
          </table:table-cell>
        </table:table-row>
        <table:table-row table:style-name="ro1">
          <table:table-cell office:value-type="string">
            <text:p>Sucos Pop</text:p>
          </table:table-cell>
          <table:table-cell office:value-type="string">
            <text:p>R. Mutualidade, 351 - Santa Tereza, Porto Alegre - RS, 90850-340, Brazil</text:p>
          </table:table-cell>
          <table:table-cell office:value-type="string">
            <text:p>(51) 98648-5094</text:p>
          </table:table-cell>
        </table:table-row>
        <table:table-row table:style-name="ro1">
          <table:table-cell office:value-type="string">
            <text:p>Rei do Óleo</text:p>
          </table:table-cell>
          <table:table-cell office:value-type="string">
            <text:p>Av. Plínio Brasil Milano, 1935 - Passo d'Areia, Porto Alegre - RS, 90520-001, Brazil</text:p>
          </table:table-cell>
          <table:table-cell office:value-type="string">
            <text:p>(51) 99158-4079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Nonoai, 713 - Teresópolis, Porto Alegre - RS, 91720-000, Brazil</text:p>
          </table:table-cell>
          <table:table-cell office:value-type="string">
            <text:p>(51) 99404-0404</text:p>
          </table:table-cell>
        </table:table-row>
        <table:table-row table:style-name="ro1">
          <table:table-cell office:value-type="string">
            <text:p>Casa de Sapê Naturais</text:p>
          </table:table-cell>
          <table:table-cell office:value-type="string">
            <text:p>R. Sapé, 800 - Cristo Redentor, Porto Alegre - RS, 91350-050, Brazil</text:p>
          </table:table-cell>
          <table:table-cell office:value-type="string">
            <text:p>(51) 99453-7978</text:p>
          </table:table-cell>
        </table:table-row>
        <table:table-row table:style-name="ro1">
          <table:table-cell office:value-type="string">
            <text:p>Banca 43 - Mercado Público</text:p>
          </table:table-cell>
          <table:table-cell office:value-type="string">
            <text:p>Mercado Publico Central Rua Mauá, s/n - Centro, Porto Alegre - RS, 90020-070, Brazil</text:p>
          </table:table-cell>
          <table:table-cell office:value-type="string">
            <text:p>(51) 99464-6662</text:p>
          </table:table-cell>
        </table:table-row>
        <table:table-row table:style-name="ro1">
          <table:table-cell office:value-type="string">
            <text:p>AutoXP - Troca de óleo a domicílio</text:p>
          </table:table-cell>
          <table:table-cell office:value-type="string">
            <text:p>R. Gonçalves Lêdo, 473 - Partenon, Porto Alegre - RS, 90610-259, Brazil</text:p>
          </table:table-cell>
          <table:table-cell office:value-type="string">
            <text:p>(51) 99493-1314</text:p>
          </table:table-cell>
        </table:table-row>
        <table:table-row table:style-name="ro1">
          <table:table-cell office:value-type="string">
            <text:p>Joder's - Sucos Detox e Naturais</text:p>
          </table:table-cell>
          <table:table-cell office:value-type="string">
            <text:p>Av. Bento Gonçalves, 346 - apt 4 - Santana, Porto Alegre - RS, 90650-000, Brazil</text:p>
          </table:table-cell>
          <table:table-cell office:value-type="string">
            <text:p>(51) 99590-9845</text:p>
          </table:table-cell>
        </table:table-row>
        <table:table-row table:style-name="ro1">
          <table:table-cell office:value-type="string">
            <text:p>Cheiro da Casa</text:p>
          </table:table-cell>
          <table:table-cell office:value-type="string">
            <text:p>R. Gen. Pedro Bitencourt, 193 - Passo d'Areia, Porto Alegre - RS, 91340-050, Brazil</text:p>
          </table:table-cell>
          <table:table-cell office:value-type="string">
            <text:p>(51) 99609-5757</text:p>
          </table:table-cell>
        </table:table-row>
        <table:table-row table:style-name="ro1">
          <table:table-cell office:value-type="string">
            <text:p>Vida Boa Mercado Saudável</text:p>
          </table:table-cell>
          <table:table-cell office:value-type="string">
            <text:p>Av. Getúlio Vargas, 738 - Menino Deus, Porto Alegre - RS, 90150-000, Brazil</text:p>
          </table:table-cell>
          <table:table-cell office:value-type="string">
            <text:p>(51) 99659-7405</text:p>
          </table:table-cell>
        </table:table-row>
        <table:table-row table:style-name="ro1">
          <table:table-cell office:value-type="string">
            <text:p>JM Centro Automotivo</text:p>
          </table:table-cell>
          <table:table-cell office:value-type="string">
            <text:p>Av. Bento Gonçalves, 2212 - Partenon, Porto Alegre - RS, 90650-001, Brazil</text:p>
          </table:table-cell>
          <table:table-cell office:value-type="string">
            <text:p>(51) 99712-6608</text:p>
          </table:table-cell>
        </table:table-row>
        <table:table-row table:style-name="ro1">
          <table:table-cell office:value-type="string">
            <text:p>Food Hall Dado Bier</text:p>
          </table:table-cell>
          <table:table-cell office:value-type="string">
            <text:p>Av. Túlio de Rose, 80 - Passo d'Areia, Porto Alegre - RS, 91340-110, Brazil</text:p>
          </table:table-cell>
          <table:table-cell office:value-type="string">
            <text:p>(51) 99757-4436</text:p>
          </table:table-cell>
        </table:table-row>
        <table:table-row table:style-name="ro1">
          <table:table-cell office:value-type="string">
            <text:p>Casa das Baterias</text:p>
          </table:table-cell>
          <table:table-cell office:value-type="string">
            <text:p>Av. Ceará, 1310 - São João, Porto Alegre - RS, 90240-511, Brazil</text:p>
          </table:table-cell>
          <table:table-cell office:value-type="string">
            <text:p>(51) 99853-3567</text:p>
          </table:table-cell>
        </table:table-row>
        <table:table-row table:style-name="ro1">
          <table:table-cell office:value-type="string">
            <text:p>Duran Baterias Porto Alegre - Velas e Cabos | Troca de Óleo e Filtro | Acessórios para Carro</text:p>
          </table:table-cell>
          <table:table-cell office:value-type="string">
            <text:p>Av. Alberto Pasqualini, 1380 - Jardim Itu, Porto Alegre - RS, 91215-000, Brazil</text:p>
          </table:table-cell>
          <table:table-cell office:value-type="string">
            <text:p>(51) 99858-3440</text:p>
          </table:table-cell>
        </table:table-row>
        <table:table-row table:style-name="ro1">
          <table:table-cell office:value-type="string">
            <text:p>José Justo Troca de Óleo</text:p>
          </table:table-cell>
          <table:table-cell office:value-type="string">
            <text:p>Av. Protásio Alves, 4866 - Petrópolis, Porto Alegre - RS, 91310-000, Brazil</text:p>
          </table:table-cell>
          <table:table-cell office:value-type="string">
            <text:p>(51) 99932-6527</text:p>
          </table:table-cell>
        </table:table-row>
        <table:table-row table:style-name="ro1">
          <table:table-cell office:value-type="string">
            <text:p>TUCH AgriBusiness</text:p>
          </table:table-cell>
          <table:table-cell office:value-type="string">
            <text:p>Av. Rep. Argentina, 1505 - Sala 503 - Água Verde, Curitiba - PR, 80620-010, Brazil</text:p>
          </table:table-cell>
          <table:table-cell office:value-type="string">
            <text:p>(53) 99179-4478</text:p>
          </table:table-cell>
        </table:table-row>
        <table:table-row table:style-name="ro1">
          <table:table-cell office:value-type="string">
            <text:p>Spaccio RAR Gramado - Trattoria e Empório</text:p>
          </table:table-cell>
          <table:table-cell office:value-type="string">
            <text:p>R. João Petry, 283 - Bairro Belverede, Gramado - RS, 95670-432, Brazil</text:p>
          </table:table-cell>
          <table:table-cell office:value-type="string">
            <text:p>(54) 98406-1039</text:p>
          </table:table-cell>
        </table:table-row>
        <table:table-row table:style-name="ro1">
          <table:table-cell office:value-type="string">
            <text:p>Authentic Auto Elétrica</text:p>
          </table:table-cell>
          <table:table-cell office:value-type="string">
            <text:p>R. Ver. Theodoro Michaelsen, 311 - Mato Queimado, Gramado - RS, 95670-000, Brazil</text:p>
          </table:table-cell>
          <table:table-cell office:value-type="string">
            <text:p>(54) 98418-5979</text:p>
          </table:table-cell>
        </table:table-row>
        <table:table-row table:style-name="ro1">
          <table:table-cell office:value-type="string">
            <text:p>Cantinho da Saúde - Loja de Produtos Naturais</text:p>
          </table:table-cell>
          <table:table-cell office:value-type="string">
            <text:p>Galeria da Igreja Metodista - Av. Borges de Medeiros, 2889 - sala 112 - Centro, Gramado - RS, 95670-092, Brazil</text:p>
          </table:table-cell>
          <table:table-cell office:value-type="string">
            <text:p>(54) 98432-0497</text:p>
          </table:table-cell>
        </table:table-row>
        <table:table-row table:style-name="ro1">
          <table:table-cell office:value-type="string">
            <text:p>Empório Essenza</text:p>
          </table:table-cell>
          <table:table-cell office:value-type="string">
            <text:p>Av. Borges de Medeiros, 2864 - Loja 1 - Vila Suica, Gramado - RS, 95670-000, Brazil</text:p>
          </table:table-cell>
          <table:table-cell office:value-type="string">
            <text:p>(54) 98444-3863</text:p>
          </table:table-cell>
        </table:table-row>
        <table:table-row table:style-name="ro1">
          <table:table-cell office:value-type="string">
            <text:p>PRÓ MOTOS GRAMADO</text:p>
          </table:table-cell>
          <table:table-cell office:value-type="string">
            <text:p>Rua Getúlio Vargas, 785 - Piratini, Gramado - RS, 95671-162, Brazil</text:p>
          </table:table-cell>
          <table:table-cell office:value-type="string">
            <text:p>(54) 99108-1504</text:p>
          </table:table-cell>
        </table:table-row>
        <table:table-row table:style-name="ro1">
          <table:table-cell office:value-type="string">
            <text:p>Oleo &amp; Sal</text:p>
          </table:table-cell>
          <table:table-cell office:value-type="string">
            <text:p>Av. Borges de Medeiros, 4840 - Centro, Gramado - RS, 95670-092, Brazil</text:p>
          </table:table-cell>
          <table:table-cell office:value-type="string">
            <text:p>(54) 99139-8687</text:p>
          </table:table-cell>
        </table:table-row>
        <table:table-row table:style-name="ro1">
          <table:table-cell office:value-type="string">
            <text:p>Casa Marcondes</text:p>
          </table:table-cell>
          <table:table-cell office:value-type="string">
            <text:p>Estrada Linha Marcondes, Gramado - RS, 95670-000, Brazil</text:p>
          </table:table-cell>
          <table:table-cell office:value-type="string">
            <text:p>(54) 99145-1911</text:p>
          </table:table-cell>
        </table:table-row>
        <table:table-row table:style-name="ro1">
          <table:table-cell office:value-type="string">
            <text:p>Floral ervas do Brasil Sul</text:p>
          </table:table-cell>
          <table:table-cell office:value-type="string">
            <text:p>R. Acre, 170 - Dutra, Gramado - RS, 95670-000, Brazil</text:p>
          </table:table-cell>
          <table:table-cell office:value-type="string">
            <text:p>(54) 99160-0322</text:p>
          </table:table-cell>
        </table:table-row>
        <table:table-row table:style-name="ro1">
          <table:table-cell office:value-type="string">
            <text:p>Indústria de Vinagre São Francisco</text:p>
          </table:table-cell>
          <table:table-cell office:value-type="string">
            <text:p>Estr. Municipal Claudio Formolo, 3900 - Cruzeiro, Caxias do Sul - RS, 95074-302, Brazil</text:p>
          </table:table-cell>
          <table:table-cell office:value-type="string">
            <text:p>(54) 99205-9811</text:p>
          </table:table-cell>
        </table:table-row>
        <table:table-row table:style-name="ro1">
          <table:table-cell office:value-type="string">
            <text:p>Auto Box Centro Automotivo Gramado</text:p>
          </table:table-cell>
          <table:table-cell office:value-type="string">
            <text:p>Avenida Trab., 3223 - Várzea Grande, Gramado - RS, 95670-000, Brazil</text:p>
          </table:table-cell>
          <table:table-cell office:value-type="string">
            <text:p>(54) 99215-7634</text:p>
          </table:table-cell>
        </table:table-row>
        <table:table-row table:style-name="ro1">
          <table:table-cell office:value-type="string">
            <text:p>Toro Gramado</text:p>
          </table:table-cell>
          <table:table-cell office:value-type="string">
            <text:p>Av. das Hortênsias, 804C - Planalto, Gramado - RS, 95670-000, Brazil</text:p>
          </table:table-cell>
          <table:table-cell office:value-type="string">
            <text:p>(54) 99385-0673</text:p>
          </table:table-cell>
        </table:table-row>
        <table:table-row table:style-name="ro1">
          <table:table-cell office:value-type="string">
            <text:p>Tangee - Complexo Tangerina</text:p>
          </table:table-cell>
          <table:table-cell office:value-type="string">
            <text:p>R. Jardim dos Eucaliptos, 1957 - Campeche, Florianópolis - SC, 88063-270, Brazil</text:p>
          </table:table-cell>
          <table:table-cell office:value-type="string">
            <text:p>(54) 99601-2449</text:p>
          </table:table-cell>
        </table:table-row>
        <table:table-row table:style-name="ro1">
          <table:table-cell office:value-type="string">
            <text:p>Sucos Cavichion</text:p>
          </table:table-cell>
          <table:table-cell office:value-type="string">
            <text:p>Linha Furna LInha Furna, Gramado - RS, 95670-000, Brazil</text:p>
          </table:table-cell>
          <table:table-cell office:value-type="string">
            <text:p>(54) 99624-8669</text:p>
          </table:table-cell>
        </table:table-row>
        <table:table-row table:style-name="ro1">
          <table:table-cell office:value-type="string">
            <text:p>Gr Suspensões</text:p>
          </table:table-cell>
          <table:table-cell office:value-type="string">
            <text:p>R. Pingo de Ouro, 161 - Várzea Grande, Gramado - RS, 95670-000, Brazil</text:p>
          </table:table-cell>
          <table:table-cell office:value-type="string">
            <text:p>(54) 99644-2818</text:p>
          </table:table-cell>
        </table:table-row>
        <table:table-row table:style-name="ro1">
          <table:table-cell office:value-type="string">
            <text:p>Steffenon Logística</text:p>
          </table:table-cell>
          <table:table-cell office:value-type="string">
            <text:p>R. Emancipação, 2872 - Centro, Boa Vista do Sul - RS, 95727-000, Brazil</text:p>
          </table:table-cell>
          <table:table-cell office:value-type="string">
            <text:p>(54) 99679-6965</text:p>
          </table:table-cell>
        </table:table-row>
        <table:table-row table:style-name="ro1">
          <table:table-cell office:value-type="string">
            <text:p>Fertilizantes Piratini Ltda</text:p>
          </table:table-cell>
          <table:table-cell office:value-type="string">
            <text:p>R. João Moreira Maciel, 4700 - Humaitá, Porto Alegre - RS, 90251-800, Brazil</text:p>
          </table:table-cell>
          <table:table-cell office:value-type="string">
            <text:p>(54) 99682-7873</text:p>
          </table:table-cell>
        </table:table-row>
        <table:table-row table:style-name="ro1">
          <table:table-cell office:value-type="string">
            <text:p>gramaducar auto center</text:p>
          </table:table-cell>
          <table:table-cell office:value-type="string">
            <text:p>R. São Marcos, 222 - Carniel, Gramado - RS, 95670-000, Brazil</text:p>
          </table:table-cell>
          <table:table-cell office:value-type="string">
            <text:p>(54) 99700-7858</text:p>
          </table:table-cell>
        </table:table-row>
        <table:table-row table:style-name="ro1">
          <table:table-cell office:value-type="string">
            <text:p>Terra Verde Produtos Naturais</text:p>
          </table:table-cell>
          <table:table-cell office:value-type="string">
            <text:p>Av. Osvaldo Aranha, 119 - Sala 05 - Centro, Canela - RS, 95680-000, Brazil</text:p>
          </table:table-cell>
          <table:table-cell office:value-type="string">
            <text:p>(54) 99704-9859</text:p>
          </table:table-cell>
        </table:table-row>
        <table:table-row table:style-name="ro1">
          <table:table-cell office:value-type="string">
            <text:p>Berticelli Auto Elétrica</text:p>
          </table:table-cell>
          <table:table-cell office:value-type="string">
            <text:p>R. Faustino Rissi, 659 - Vila do Sol, Gramado - RS, 95670-000, Brazil</text:p>
          </table:table-cell>
          <table:table-cell office:value-type="string">
            <text:p>(54) 99903-5426</text:p>
          </table:table-cell>
        </table:table-row>
        <table:table-row table:style-name="ro1">
          <table:table-cell office:value-type="string">
            <text:p>Toda Hora Matriz Centro: Mercearia &amp; Conveniência</text:p>
          </table:table-cell>
          <table:table-cell office:value-type="string">
            <text:p>R. Sen. Salgado Filho, 503 - Centro, Gramado - RS, 95670-000, Brazil</text:p>
          </table:table-cell>
          <table:table-cell office:value-type="string">
            <text:p>(54) 99914-6835</text:p>
          </table:table-cell>
        </table:table-row>
        <table:table-row table:style-name="ro1">
          <table:table-cell office:value-type="string">
            <text:p>Capim Santo</text:p>
          </table:table-cell>
          <table:table-cell office:value-type="string">
            <text:p>R. Me. Verônica, 181 - sala 3 - Centro, Gramado - RS, 95670-000, Brazil</text:p>
          </table:table-cell>
          <table:table-cell office:value-type="string">
            <text:p>(54) 99916-3107</text:p>
          </table:table-cell>
        </table:table-row>
        <table:table-row table:style-name="ro1">
          <table:table-cell office:value-type="string">
            <text:p>Oficina Mecânica Gramado Motor Tech</text:p>
          </table:table-cell>
          <table:table-cell office:value-type="string">
            <text:p>Av. das Hortênsias, 3999 - Dutra, Gramado - RS, 95670-000, Brazil</text:p>
          </table:table-cell>
          <table:table-cell office:value-type="string">
            <text:p>(54) 99920-2348</text:p>
          </table:table-cell>
        </table:table-row>
        <table:table-row table:style-name="ro1">
          <table:table-cell office:value-type="string">
            <text:p>Guinchos Oliveira</text:p>
          </table:table-cell>
          <table:table-cell office:value-type="string">
            <text:p>Maria José de Moura Moura - C A I C, Gramado - RS, 95670-000, Brazil</text:p>
          </table:table-cell>
          <table:table-cell office:value-type="string">
            <text:p>(54) 99941-5946</text:p>
          </table:table-cell>
        </table:table-row>
        <table:table-row table:style-name="ro1">
          <table:table-cell office:value-type="string">
            <text:p>IG</text:p>
          </table:table-cell>
          <table:table-cell office:value-type="string">
            <text:p>R. Amazonas, 540 - Dutra, Gramado - RS, 95670-000, Brazil</text:p>
          </table:table-cell>
          <table:table-cell office:value-type="string">
            <text:p>(54) 99951-4347</text:p>
          </table:table-cell>
        </table:table-row>
        <table:table-row table:style-name="ro1">
          <table:table-cell office:value-type="string">
            <text:p>Potassium Fertilizantes</text:p>
          </table:table-cell>
          <table:table-cell office:value-type="string">
            <text:p>Tv. São José, 455 - Navegantes, Porto Alegre - RS, 90240-200, Brazil</text:p>
          </table:table-cell>
          <table:table-cell office:value-type="string">
            <text:p>(54) 99957-5897</text:p>
          </table:table-cell>
        </table:table-row>
        <table:table-row table:style-name="ro1">
          <table:table-cell office:value-type="string">
            <text:p>Banca da Floresta</text:p>
          </table:table-cell>
          <table:table-cell office:value-type="string">
            <text:p>Rua Henrique Bertoluci, 76 - Floresta, Gramado - RS, 95670-000, Brazil</text:p>
          </table:table-cell>
          <table:table-cell office:value-type="string">
            <text:p>(54) 99966-4499</text:p>
          </table:table-cell>
        </table:table-row>
        <table:table-row table:style-name="ro1">
          <table:table-cell office:value-type="string">
            <text:p>Droga Raia</text:p>
          </table:table-cell>
          <table:table-cell office:value-type="string">
            <text:p>R. São Pedro, 268 - Centro, Gramado - RS, 95670-000, Brazil</text:p>
          </table:table-cell>
          <table:table-cell office:value-type="string">
            <text:p>(54) 99970-2385</text:p>
          </table:table-cell>
        </table:table-row>
        <table:table-row table:style-name="ro1">
          <table:table-cell office:value-type="string">
            <text:p>GramadoTEC</text:p>
          </table:table-cell>
          <table:table-cell office:value-type="string">
            <text:p>R. Augusto Orlandi, 289 - Lot. Belvedere, Gramado - RS, 95670-000, Brazil</text:p>
          </table:table-cell>
          <table:table-cell office:value-type="string">
            <text:p>(54) 99974-0887</text:p>
          </table:table-cell>
        </table:table-row>
        <table:table-row table:style-name="ro1">
          <table:table-cell office:value-type="string">
            <text:p>Forzare Agronegócios - Unidade Boa Vista das Missões</text:p>
          </table:table-cell>
          <table:table-cell office:value-type="string">
            <text:p>Avenida Rui Barbosa, Fagundes - Nº 393 - Centro, Boa Vista das Missões - RS, 98335-000, Brazil</text:p>
          </table:table-cell>
          <table:table-cell office:value-type="string">
            <text:p>(55) 99609-8610</text:p>
          </table:table-cell>
        </table:table-row>
        <table:table-row table:style-name="ro1">
          <table:table-cell office:value-type="string">
            <text:p>Troca de Óleo UltraFlex</text:p>
          </table:table-cell>
          <table:table-cell office:value-type="string">
            <text:p>SHCS SQS 309 - Asa Sul, Brasília - DF, 70362-000, Brazil</text:p>
          </table:table-cell>
          <table:table-cell office:value-type="string">
            <text:p>(61) 98136-1631</text:p>
          </table:table-cell>
        </table:table-row>
        <table:table-row table:style-name="ro1">
          <table:table-cell office:value-type="string">
            <text:p>Benevitta Produtos Naturais e Suplementos</text:p>
          </table:table-cell>
          <table:table-cell office:value-type="string">
            <text:p>EQS 302/303 Fashion Mall - SHCS EQS 502/503 - Asa Sul, Brasília - DF, 70338-400, Brazil</text:p>
          </table:table-cell>
          <table:table-cell office:value-type="string">
            <text:p>(61) 98158-4497</text:p>
          </table:table-cell>
        </table:table-row>
        <table:table-row table:style-name="ro1">
          <table:table-cell office:value-type="string">
            <text:p>A Caverna | Luderia e Hamburgueria | Guará, Brasília/DF</text:p>
          </table:table-cell>
          <table:table-cell office:value-type="string">
            <text:p>Guará II QE 40 Rua 10 Lote 13 - Guará, Brasília - DF, 71070-510, Brazil</text:p>
          </table:table-cell>
          <table:table-cell office:value-type="string">
            <text:p>(61) 98240-0122</text:p>
          </table:table-cell>
        </table:table-row>
        <table:table-row table:style-name="ro1">
          <table:table-cell office:value-type="string">
            <text:p>Fertbio Insumos e Fertilizantes orgânicos</text:p>
          </table:table-cell>
          <table:table-cell office:value-type="string">
            <text:p>DF-445 Chácara 209 Loja 01 Incra 06 - Brazlândia, Brasília - DF, 72773-010, Brazil</text:p>
          </table:table-cell>
          <table:table-cell office:value-type="string">
            <text:p>(61) 98520-5035</text:p>
          </table:table-cell>
        </table:table-row>
        <table:table-row table:style-name="ro1">
          <table:table-cell office:value-type="string">
            <text:p>Grão da Vida - 411</text:p>
          </table:table-cell>
          <table:table-cell office:value-type="string">
            <text:p>SHCN CLN 411 BL C Loja 04 - Brasília, DF, 70866-530, Brazil</text:p>
          </table:table-cell>
          <table:table-cell office:value-type="string">
            <text:p>(61) 99111-2212</text:p>
          </table:table-cell>
        </table:table-row>
        <table:table-row table:style-name="ro1">
          <table:table-cell office:value-type="string">
            <text:p>Saveur Bistrot</text:p>
          </table:table-cell>
          <table:table-cell office:value-type="string">
            <text:p>Smdb Conjunto 10, Lote 1 - Lago Sul, Brasília - DF, 71680-100, Brazil</text:p>
          </table:table-cell>
          <table:table-cell office:value-type="string">
            <text:p>(61) 99116-3211</text:p>
          </table:table-cell>
        </table:table-row>
        <table:table-row table:style-name="ro1">
          <table:table-cell office:value-type="string">
            <text:p>Amo Verde - Produtos Naturais</text:p>
          </table:table-cell>
          <table:table-cell office:value-type="string">
            <text:p>Av. Central, 500 - Núcleo Bandeirante, Brasília - DF, 71720-350, Brazil</text:p>
          </table:table-cell>
          <table:table-cell office:value-type="string">
            <text:p>(61) 99170-2131</text:p>
          </table:table-cell>
        </table:table-row>
        <table:table-row table:style-name="ro1">
          <table:table-cell office:value-type="string">
            <text:p>Miau Que Mia</text:p>
          </table:table-cell>
          <table:table-cell office:value-type="string">
            <text:p>SHCS CLS 207 Bloco B S/N Loja 05 - Asa Sul, Brasília - DF, 70253-520, Brazil</text:p>
          </table:table-cell>
          <table:table-cell office:value-type="string">
            <text:p>(61) 99179-9237</text:p>
          </table:table-cell>
        </table:table-row>
        <table:table-row table:style-name="ro1">
          <table:table-cell office:value-type="string">
            <text:p>Kinjo Culinária Japonesa-Peruana (Nikkei)</text:p>
          </table:table-cell>
          <table:table-cell office:value-type="string">
            <text:p>St. de Habitações Individuais Sul QI 17 Fashion Park, Comercio Local Bloco G LOJA 201 ,202, 203 E 204 - Lago Sul, Brasília - DF, 71645-500, Brazil</text:p>
          </table:table-cell>
          <table:table-cell office:value-type="string">
            <text:p>(61) 99197-1287</text:p>
          </table:table-cell>
        </table:table-row>
        <table:table-row table:style-name="ro1">
          <table:table-cell office:value-type="string">
            <text:p>Romão Super Troca de óleo Posto BR HFA</text:p>
          </table:table-cell>
          <table:table-cell office:value-type="string">
            <text:p>ST SHC/SW CHSW - LOTE 1 - Sudoeste, Brasília - DF, 70673-416, Brazil</text:p>
          </table:table-cell>
          <table:table-cell office:value-type="string">
            <text:p>(61) 99215-9014</text:p>
          </table:table-cell>
        </table:table-row>
        <table:table-row table:style-name="ro1">
          <table:table-cell office:value-type="string">
            <text:p>A1 FERTILIZANTES</text:p>
          </table:table-cell>
          <table:table-cell office:value-type="string">
            <text:p>Rua Sylvano Alves da Rocha Loures, 262 - Cidade Industrial de Curitiba, Curitiba - PR, 81290-030, Brazil</text:p>
          </table:table-cell>
          <table:table-cell office:value-type="string">
            <text:p>(61) 99218-1654</text:p>
          </table:table-cell>
        </table:table-row>
        <table:table-row table:style-name="ro1">
          <table:table-cell office:value-type="string">
            <text:p>Taverna Viking Boulevard</text:p>
          </table:table-cell>
          <table:table-cell office:value-type="string">
            <text:p>STN, Conj J loja T98/99 - Asa Norte, Brasília - DF, 70770-100, Brazil</text:p>
          </table:table-cell>
          <table:table-cell office:value-type="string">
            <text:p>(61) 99305-3882</text:p>
          </table:table-cell>
        </table:table-row>
        <table:table-row table:style-name="ro1">
          <table:table-cell office:value-type="string">
            <text:p>Confeitaria Sweet Cake - Brasília (Noroeste)</text:p>
          </table:table-cell>
          <table:table-cell office:value-type="string">
            <text:p>SHCNW 08/09 SQNW Edificio Rubi, Bloco A Loja 11 - Noroeste, Brasília - DF, 70686-260, Brazil</text:p>
          </table:table-cell>
          <table:table-cell office:value-type="string">
            <text:p>(61) 99378-9696</text:p>
          </table:table-cell>
        </table:table-row>
        <table:table-row table:style-name="ro1">
          <table:table-cell office:value-type="string">
            <text:p>Rota do Vinho - Wine bar</text:p>
          </table:table-cell>
          <table:table-cell office:value-type="string">
            <text:p>SHCS CLS 410 BL D Loja 2 - Asa Sul, Brasília - DF, 70276-540, Brazil</text:p>
          </table:table-cell>
          <table:table-cell office:value-type="string">
            <text:p>(61) 99411-6647</text:p>
          </table:table-cell>
        </table:table-row>
        <table:table-row table:style-name="ro1">
          <table:table-cell office:value-type="string">
            <text:p>Gran Bier</text:p>
          </table:table-cell>
          <table:table-cell office:value-type="string">
            <text:p>Pontão do Lago, s/n - Lote 9 - Lago Sul, Brasília - DF, 71630-970, Brazil</text:p>
          </table:table-cell>
          <table:table-cell office:value-type="string">
            <text:p>(61) 99531-2622</text:p>
          </table:table-cell>
        </table:table-row>
        <table:table-row table:style-name="ro1">
          <table:table-cell office:value-type="string">
            <text:p>Sucopira | Sucos e Kombuchas Naturais em Brasília</text:p>
          </table:table-cell>
          <table:table-cell office:value-type="string">
            <text:p>SES - St. de Expansão Econômica Quadra 12 S N - Sobradinho, Brasília - DF, 73020-412, Brazil</text:p>
          </table:table-cell>
          <table:table-cell office:value-type="string">
            <text:p>(61) 99557-0970</text:p>
          </table:table-cell>
        </table:table-row>
        <table:table-row table:style-name="ro1">
          <table:table-cell office:value-type="string">
            <text:p>Confeitaria Sweet Cake - Brasília (Asa Norte)</text:p>
          </table:table-cell>
          <table:table-cell office:value-type="string">
            <text:p>SHCN CLN 408 BL A LOJA 16 - Asa Norte, Brasília - DF, 70856-510, Brazil</text:p>
          </table:table-cell>
          <table:table-cell office:value-type="string">
            <text:p>(61) 99583-9081</text:p>
          </table:table-cell>
        </table:table-row>
        <table:table-row table:style-name="ro1">
          <table:table-cell office:value-type="string">
            <text:p>Maxlub Centro Automotivo</text:p>
          </table:table-cell>
          <table:table-cell office:value-type="string">
            <text:p>Bloco B - Loja 06 - Sclrn 712 - Asa Norte, Brasília - DF, 70760-512, Brazil</text:p>
          </table:table-cell>
          <table:table-cell office:value-type="string">
            <text:p>(61) 99627-7171</text:p>
          </table:table-cell>
        </table:table-row>
        <table:table-row table:style-name="ro1">
          <table:table-cell office:value-type="string">
            <text:p>Fértil Agronegócio - Adubos e Pitayas</text:p>
          </table:table-cell>
          <table:table-cell office:value-type="string">
            <text:p>Av São Francisco Residencial Chácara 3 Irmãos Residencial Flor do Cerrado - Pte. Alta Norte (Gama), Brasília - DF, 72426-070, Brazil</text:p>
          </table:table-cell>
          <table:table-cell office:value-type="string">
            <text:p>(61) 99636-4501</text:p>
          </table:table-cell>
        </table:table-row>
        <table:table-row table:style-name="ro1">
          <table:table-cell office:value-type="string">
            <text:p>Viveiro Adr Plantas E Adubos</text:p>
          </table:table-cell>
          <table:table-cell office:value-type="string">
            <text:p>Condomínio Quintas do Trevo - São Sebastião, Brasília - DF, 72595-000, Brazil</text:p>
          </table:table-cell>
          <table:table-cell office:value-type="string">
            <text:p>(61) 99643-6936</text:p>
          </table:table-cell>
        </table:table-row>
        <table:table-row table:style-name="ro1">
          <table:table-cell office:value-type="string">
            <text:p>Box3</text:p>
          </table:table-cell>
          <table:table-cell office:value-type="string">
            <text:p>QL 14 Lago Sul, Posto Ipiranga - Lago Sul, Brasília - DF, 71640-140, Brazil</text:p>
          </table:table-cell>
          <table:table-cell office:value-type="string">
            <text:p>(61) 99660-5131</text:p>
          </table:table-cell>
        </table:table-row>
        <table:table-row table:style-name="ro1">
          <table:table-cell office:value-type="string">
            <text:p>Troca de oleo 313 Sul</text:p>
          </table:table-cell>
          <table:table-cell office:value-type="string">
            <text:p>SHCS CLS 313 - sul, Brasília - DF, 70382-500, Brazil</text:p>
          </table:table-cell>
          <table:table-cell office:value-type="string">
            <text:p>(61) 99688-0656</text:p>
          </table:table-cell>
        </table:table-row>
        <table:table-row table:style-name="ro1">
          <table:table-cell office:value-type="string">
            <text:p>Tudo em Grãos - Brasília</text:p>
          </table:table-cell>
          <table:table-cell office:value-type="string">
            <text:p>SHCS CLS 204 BLOCO C LOJA 30 - Asa Sul, Brasília - DF, 70234-530, Brazil</text:p>
          </table:table-cell>
          <table:table-cell office:value-type="string">
            <text:p>(61) 99690-0012</text:p>
          </table:table-cell>
        </table:table-row>
        <table:table-row table:style-name="ro1">
          <table:table-cell office:value-type="string">
            <text:p>Araguaia Produtos Agropecuários</text:p>
          </table:table-cell>
          <table:table-cell office:value-type="string">
            <text:p>da Silveira, s/n - Av. Hélio Prates, QL 01 Lt. 41 - Taguatinga, Brasília - DF, 72135-010, Brazil</text:p>
          </table:table-cell>
          <table:table-cell office:value-type="string">
            <text:p>(61) 99801-5908</text:p>
          </table:table-cell>
        </table:table-row>
        <table:table-row table:style-name="ro1">
          <table:table-cell office:value-type="string">
            <text:p>Bio Mundo Deck - Lago Sul</text:p>
          </table:table-cell>
          <table:table-cell office:value-type="string">
            <text:p>SHIS QI 11, Bloco R, Loja 53, Lago Sul Bio Mundo, Bio Mundo Lago Sul, Produtos Naturais Diet, Whey Protein, Castanhas, Suplementos, Sem Glúten - St. de Habitações Individuais Sul QI 11 - Lago Sul, Brasília - DF, 71625-670, Brazil</text:p>
          </table:table-cell>
          <table:table-cell office:value-type="string">
            <text:p>(61) 99810-4103</text:p>
          </table:table-cell>
        </table:table-row>
        <table:table-row table:style-name="ro1">
          <table:table-cell office:value-type="string">
            <text:p>Camarada Camarão</text:p>
          </table:table-cell>
          <table:table-cell office:value-type="string">
            <text:p>Norte Comercial Sector - Quadra 06, Conjunto A Edifício Venâncio 3.000 - Asa Norte, Brasília - DF, 70297-400, Brazil</text:p>
          </table:table-cell>
          <table:table-cell office:value-type="string">
            <text:p>(61) 99824-5858</text:p>
          </table:table-cell>
        </table:table-row>
        <table:table-row table:style-name="ro1">
          <table:table-cell office:value-type="string">
            <text:p>Troca de Óleo do Eliomar</text:p>
          </table:table-cell>
          <table:table-cell office:value-type="string">
            <text:p>SHCS SQS 310 SUL NO POSTO BR - Asa Sul, Brasília - DF, 70363-000, Brazil</text:p>
          </table:table-cell>
          <table:table-cell office:value-type="string">
            <text:p>(61) 99825-8180</text:p>
          </table:table-cell>
        </table:table-row>
        <table:table-row table:style-name="ro1">
          <table:table-cell office:value-type="string">
            <text:p>Don'Durica</text:p>
          </table:table-cell>
          <table:table-cell office:value-type="string">
            <text:p>SHCN CLN 201 - Asa Norte, Brasília - DF, 70832-510, Brazil</text:p>
          </table:table-cell>
          <table:table-cell office:value-type="string">
            <text:p>(61) 99849-4252</text:p>
          </table:table-cell>
        </table:table-row>
        <table:table-row table:style-name="ro1">
          <table:table-cell office:value-type="string">
            <text:p>PlanteBrasil</text:p>
          </table:table-cell>
          <table:table-cell office:value-type="string">
            <text:p>SBN, EDIFÍCIO VIA CAPITAL, SALA 1.114 - Asa Norte, Brasília - DF, 70040-020, Brazil</text:p>
          </table:table-cell>
          <table:table-cell office:value-type="string">
            <text:p>(61) 99881-0106</text:p>
          </table:table-cell>
        </table:table-row>
        <table:table-row table:style-name="ro1">
          <table:table-cell office:value-type="string">
            <text:p>Armazém Natural</text:p>
          </table:table-cell>
          <table:table-cell office:value-type="string">
            <text:p>Shin Ca 1, 1 - Lago Norte, Brasília - DF, 71503-501, Brazil</text:p>
          </table:table-cell>
          <table:table-cell office:value-type="string">
            <text:p>(61) 99925-9216</text:p>
          </table:table-cell>
        </table:table-row>
        <table:table-row table:style-name="ro1">
          <table:table-cell office:value-type="string">
            <text:p>MeM troca de óleo 302 norte</text:p>
          </table:table-cell>
          <table:table-cell office:value-type="string">
            <text:p>SHCN 302 - BL B - Asa Norte, Brasília - DF, 70723-000, Brazil</text:p>
          </table:table-cell>
          <table:table-cell office:value-type="string">
            <text:p>(61) 99934-0434</text:p>
          </table:table-cell>
        </table:table-row>
        <table:table-row table:style-name="ro1">
          <table:table-cell office:value-type="string">
            <text:p>Nursery Pau Brazil</text:p>
          </table:table-cell>
          <table:table-cell office:value-type="string">
            <text:p>Área Especial para Indústria - 2, 1 - Sobradinho, Brasília - DF, 73045-620, Brazil</text:p>
          </table:table-cell>
          <table:table-cell office:value-type="string">
            <text:p>(61) 99936-1551</text:p>
          </table:table-cell>
        </table:table-row>
        <table:table-row table:style-name="ro1">
          <table:table-cell office:value-type="string">
            <text:p>Fercal Fertilizantes Ltda</text:p>
          </table:table-cell>
          <table:table-cell office:value-type="string">
            <text:p>DF 205 Leste km 24 - Sobradinho, Brasilia - Federal District, 73151-010, Brazil</text:p>
          </table:table-cell>
          <table:table-cell office:value-type="string">
            <text:p>(61) 99977-7218</text:p>
          </table:table-cell>
        </table:table-row>
        <table:table-row table:style-name="ro1">
          <table:table-cell office:value-type="string">
            <text:p>SO OLEO Centro de lubrificação</text:p>
          </table:table-cell>
          <table:table-cell office:value-type="string">
            <text:p>Sof Sul Q 2, Quadra 05 - Brasília, DF, 71215-200, Brazil</text:p>
          </table:table-cell>
          <table:table-cell office:value-type="string">
            <text:p>(61) 99985-4607</text:p>
          </table:table-cell>
        </table:table-row>
        <table:table-row table:style-name="ro1">
          <table:table-cell office:value-type="string">
            <text:p>Original Burger</text:p>
          </table:table-cell>
          <table:table-cell office:value-type="string">
            <text:p>St. C Sul QSC 20 - Taguatinga, Brasília - DF, 72016-200, Brazil</text:p>
          </table:table-cell>
          <table:table-cell office:value-type="string">
            <text:p>(61) 99986-2800</text:p>
          </table:table-cell>
        </table:table-row>
        <table:table-row table:style-name="ro1">
          <table:table-cell office:value-type="string">
            <text:p>Agrotec</text:p>
          </table:table-cell>
          <table:table-cell office:value-type="string">
            <text:p>Park Way SETOR DE FLORICULTURAS BOX 13 - 43J2+37R - BOX 11 BOX 11 - Núcleo Bandeirante, Brasília - DF, 71741-400, Brazil</text:p>
          </table:table-cell>
          <table:table-cell office:value-type="string">
            <text:p>(61) 99989-9966</text:p>
          </table:table-cell>
        </table:table-row>
        <table:table-row table:style-name="ro1">
          <table:table-cell office:value-type="string">
            <text:p>Bio Mundo Boulevard Shopping</text:p>
          </table:table-cell>
          <table:table-cell office:value-type="string">
            <text:p>STN Conjunto J Boulevard Shopping Produtos Naturais Boulevard Shopping, Bio Mundo - Asa Norte, Brasília - DF, 70770-100, Brazil</text:p>
          </table:table-cell>
          <table:table-cell office:value-type="string">
            <text:p>(61) 99993-9187</text:p>
          </table:table-cell>
        </table:table-row>
        <table:table-row table:style-name="ro1">
          <table:table-cell office:value-type="string">
            <text:p>Quintal Mel do Sol</text:p>
          </table:table-cell>
          <table:table-cell office:value-type="string">
            <text:p>Q - SHC Norte CLN 403 Bloco B S/N, Loja 25 Terreo - Asa Norte, Brasília - DF, 70750-000, Brazil</text:p>
          </table:table-cell>
          <table:table-cell office:value-type="string">
            <text:p>(61) 99994-7441</text:p>
          </table:table-cell>
        </table:table-row>
        <table:table-row table:style-name="ro1">
          <table:table-cell office:value-type="string">
            <text:p>Manah Produtos Naturais</text:p>
          </table:table-cell>
          <table:table-cell office:value-type="string">
            <text:p>Edifício Cine Lara, C 12 Área Especial 2, Lojas 32/33, Taguatinga, Brasília - DF Taguatinga - Centro, Brasília - DF, 72010-901, Brazil</text:p>
          </table:table-cell>
          <table:table-cell office:value-type="string">
            <text:p>(61) 99995-7603</text:p>
          </table:table-cell>
        </table:table-row>
        <table:table-row table:style-name="ro1">
          <table:table-cell office:value-type="string">
            <text:p>Provanza - Aromaterapia, difusor de aromas</text:p>
          </table:table-cell>
          <table:table-cell office:value-type="string">
            <text:p>Goiabeiras Shopping - Av. Jose Monteiro de Figueiredo, 500 - Duque de Caxias, Cuiabá - MT, 78043-900, Brazil</text:p>
          </table:table-cell>
          <table:table-cell office:value-type="string">
            <text:p>(65) 98102-0017</text:p>
          </table:table-cell>
        </table:table-row>
        <table:table-row table:style-name="ro1">
          <table:table-cell office:value-type="string">
            <text:p>Honey Mel</text:p>
          </table:table-cell>
          <table:table-cell office:value-type="string">
            <text:p>Avenida Doutor Jose feliciano de figueiredo 36 Residencial ipiranga 2 - bloco A4 apt 101 - Porto, Cuiabá - MT, 78025-360, Brazil</text:p>
          </table:table-cell>
          <table:table-cell office:value-type="string">
            <text:p>(65) 98111-2707</text:p>
          </table:table-cell>
        </table:table-row>
        <table:table-row table:style-name="ro1">
          <table:table-cell office:value-type="string">
            <text:p>Celeiro Grãos e Castanhas</text:p>
          </table:table-cell>
          <table:table-cell office:value-type="string">
            <text:p>R. dos Lírios, 234 - Jardim Cuiaba, Cuiabá - MT, 78043-152, Brazil</text:p>
          </table:table-cell>
          <table:table-cell office:value-type="string">
            <text:p>(65) 98115-3064</text:p>
          </table:table-cell>
        </table:table-row>
        <table:table-row table:style-name="ro1">
          <table:table-cell office:value-type="string">
            <text:p>EMPÓRIO BENFAZEJO Cuiabá- Produtos Naturais</text:p>
          </table:table-cell>
          <table:table-cell office:value-type="string">
            <text:p>Av. B, 10 - Altos do Coxipó, Cuiabá - MT, 78088-520, Brazil</text:p>
          </table:table-cell>
          <table:table-cell office:value-type="string">
            <text:p>(65) 98118-7143</text:p>
          </table:table-cell>
        </table:table-row>
        <table:table-row table:style-name="ro1">
          <table:table-cell office:value-type="string">
            <text:p>Leonia Cosméticos</text:p>
          </table:table-cell>
          <table:table-cell office:value-type="string">
            <text:p>R. Joaquim Murtinho, 721 - Centro, Cuiabá - MT, 78020-290, Brazil</text:p>
          </table:table-cell>
          <table:table-cell office:value-type="string">
            <text:p>(65) 98126-0807</text:p>
          </table:table-cell>
        </table:table-row>
        <table:table-row table:style-name="ro1">
          <table:table-cell office:value-type="string">
            <text:p>Super Star Trade</text:p>
          </table:table-cell>
          <table:table-cell office:value-type="string">
            <text:p>Av. Carmindo de Campos, 1777 - Campo Velho, Cuiabá - MT, 78090-000, Brazil</text:p>
          </table:table-cell>
          <table:table-cell office:value-type="string">
            <text:p>(65) 98129-0100</text:p>
          </table:table-cell>
        </table:table-row>
        <table:table-row table:style-name="ro1">
          <table:table-cell office:value-type="string">
            <text:p>JVC LUBE - Troca de Óleo Especializada</text:p>
          </table:table-cell>
          <table:table-cell office:value-type="string">
            <text:p>Anexo ao Posto Pioneira - Rod. Palmiro Paes de Barros, km 2 - Jockey club, Cuiabá - MT, 78094-708, Brazil</text:p>
          </table:table-cell>
          <table:table-cell office:value-type="string">
            <text:p>(65) 98155-6226</text:p>
          </table:table-cell>
        </table:table-row>
        <table:table-row table:style-name="ro1">
          <table:table-cell office:value-type="string">
            <text:p>Dr Healthy Cuiabá Alimentação Saudável</text:p>
          </table:table-cell>
          <table:table-cell office:value-type="string">
            <text:p>R. Coréia, 17 - Jardim Shangri-lá, Cuiabá - MT, 78070-245, Brazil</text:p>
          </table:table-cell>
          <table:table-cell office:value-type="string">
            <text:p>(65) 98162-0065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Carmindo de Campos, 3168 - Dom Aquino, Cuiabá - MT, 78015-020, Brazil</text:p>
          </table:table-cell>
          <table:table-cell office:value-type="string">
            <text:p>(65) 98406-1841</text:p>
          </table:table-cell>
        </table:table-row>
        <table:table-row table:style-name="ro1">
          <table:table-cell office:value-type="string">
            <text:p>D'Mel Alimentos</text:p>
          </table:table-cell>
          <table:table-cell office:value-type="string">
            <text:p>Rua Boa Vista, 409 - Jardim Leblon, Cuiabá - MT, 78060-084, Brazil</text:p>
          </table:table-cell>
          <table:table-cell office:value-type="string">
            <text:p>(65) 99203-0800</text:p>
          </table:table-cell>
        </table:table-row>
        <table:table-row table:style-name="ro1">
          <table:table-cell office:value-type="string">
            <text:p>Adelita Vinagre &amp; Associadas Advocacia</text:p>
          </table:table-cell>
          <table:table-cell office:value-type="string">
            <text:p>Edifício Nacional Palacius - Av. Isaac Póvoas, 1251 - Room 103 - Popular, Cuiabá - MT, 78005-340, Brazil</text:p>
          </table:table-cell>
          <table:table-cell office:value-type="string">
            <text:p>(65) 99209-7092</text:p>
          </table:table-cell>
        </table:table-row>
        <table:table-row table:style-name="ro1">
          <table:table-cell office:value-type="string">
            <text:p>Gold Lub Super troca</text:p>
          </table:table-cell>
          <table:table-cell office:value-type="string">
            <text:p>Av. Gen. Mello, 3100 - Jardim California, Cuiabá - MT, 78065-800, Brazil</text:p>
          </table:table-cell>
          <table:table-cell office:value-type="string">
            <text:p>(65) 99210-0066</text:p>
          </table:table-cell>
        </table:table-row>
        <table:table-row table:style-name="ro1">
          <table:table-cell office:value-type="string">
            <text:p>Natureba Cuiabá</text:p>
          </table:table-cell>
          <table:table-cell office:value-type="string">
            <text:p>Av. Integração Três, 01 - Pedra 90, Cuiabá - MT, 78099-130, Brazil</text:p>
          </table:table-cell>
          <table:table-cell office:value-type="string">
            <text:p>(65) 99211-7900</text:p>
          </table:table-cell>
        </table:table-row>
        <table:table-row table:style-name="ro1">
          <table:table-cell office:value-type="string">
            <text:p>Original Cosmetics</text:p>
          </table:table-cell>
          <table:table-cell office:value-type="string">
            <text:p>R. Joaquim Murtinho, 433 - Centro Sul, Cuiabá - MT, 78005-290, Brazil</text:p>
          </table:table-cell>
          <table:table-cell office:value-type="string">
            <text:p>(65) 99224-9518</text:p>
          </table:table-cell>
        </table:table-row>
        <table:table-row table:style-name="ro1">
          <table:table-cell office:value-type="string">
            <text:p>Mil Ervas</text:p>
          </table:table-cell>
          <table:table-cell office:value-type="string">
            <text:p>Av. Brasil, 501 - quadra 62 - Cpa II, Cuiabá - MT, 78055-508, Brazil</text:p>
          </table:table-cell>
          <table:table-cell office:value-type="string">
            <text:p>(65) 99224-9540</text:p>
          </table:table-cell>
        </table:table-row>
        <table:table-row table:style-name="ro1">
          <table:table-cell office:value-type="string">
            <text:p>Bioflora</text:p>
          </table:table-cell>
          <table:table-cell office:value-type="string">
            <text:p>Rua Candido Mariano - Edifício: Maria Joaquina, 122 - Centro Norte, Cuiabá - MT, 78005-150, Brazil</text:p>
          </table:table-cell>
          <table:table-cell office:value-type="string">
            <text:p>(65) 99233-4250</text:p>
          </table:table-cell>
        </table:table-row>
        <table:table-row table:style-name="ro1">
          <table:table-cell office:value-type="string">
            <text:p>Haus Beef</text:p>
          </table:table-cell>
          <table:table-cell office:value-type="string">
            <text:p>Av. Sen. Filinto Müller, 1920 - Quilombo, Cuiabá - MT, 78043-409, Brazil</text:p>
          </table:table-cell>
          <table:table-cell office:value-type="string">
            <text:p>(65) 99265-6790</text:p>
          </table:table-cell>
        </table:table-row>
        <table:table-row table:style-name="ro1">
          <table:table-cell office:value-type="string">
            <text:p>Casa 7 Gastronomia</text:p>
          </table:table-cell>
          <table:table-cell office:value-type="string">
            <text:p>R. Sá Pôrto, 7 - Jardim Petropolis, Cuiabá - MT, 78070-010, Brazil</text:p>
          </table:table-cell>
          <table:table-cell office:value-type="string">
            <text:p>(65) 99270-0301</text:p>
          </table:table-cell>
        </table:table-row>
        <table:table-row table:style-name="ro1">
          <table:table-cell office:value-type="string">
            <text:p>Oleos Essencias Br</text:p>
          </table:table-cell>
          <table:table-cell office:value-type="string">
            <text:p>Av. Manoel José de Arruda, 765 - Porto, Cuiabá - MT, 78070-305, Brazil</text:p>
          </table:table-cell>
          <table:table-cell office:value-type="string">
            <text:p>(65) 99270-3569</text:p>
          </table:table-cell>
        </table:table-row>
        <table:table-row table:style-name="ro1">
          <table:table-cell office:value-type="string">
            <text:p>Empório Natural Cuiabá</text:p>
          </table:table-cell>
          <table:table-cell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office:value-type="string">
            <text:p>(65) 99278-3657</text:p>
          </table:table-cell>
        </table:table-row>
        <table:table-row table:style-name="ro1">
          <table:table-cell office:value-type="string">
            <text:p>Agro Tay</text:p>
          </table:table-cell>
          <table:table-cell office:value-type="string">
            <text:p>Av. Carlos - Av. Carlos Ador de Souza, 652 - São João Del Rei, Cuiabá - MT, 78093-000, Brazil</text:p>
          </table:table-cell>
          <table:table-cell office:value-type="string">
            <text:p>(65) 99289-1262</text:p>
          </table:table-cell>
        </table:table-row>
        <table:table-row table:style-name="ro1">
          <table:table-cell office:value-type="string">
            <text:p>Empório Pit Stop Cuiabá</text:p>
          </table:table-cell>
          <table:table-cell office:value-type="string">
            <text:p>R. Jangada, Qd. 21 - N° 25 - Tancredo Neves, Cuiabá - MT, 78053-650, Brazil</text:p>
          </table:table-cell>
          <table:table-cell office:value-type="string">
            <text:p>(65) 99324-4315</text:p>
          </table:table-cell>
        </table:table-row>
        <table:table-row table:style-name="ro1">
          <table:table-cell office:value-type="string">
            <text:p>Aragon</text:p>
          </table:table-cell>
          <table:table-cell office:value-type="string">
            <text:p>R. Mal. Floriano Peixoto, 559 - Quilombo, Cuiabá - MT, 78045-280, Brazil</text:p>
          </table:table-cell>
          <table:table-cell office:value-type="string">
            <text:p>(65) 99327-9327</text:p>
          </table:table-cell>
        </table:table-row>
        <table:table-row table:style-name="ro1">
          <table:table-cell office:value-type="string">
            <text:p>Biofour Reciclagem de Óleo de Cozinha Usado</text:p>
          </table:table-cell>
          <table:table-cell office:value-type="string">
            <text:p>R. Alm. Pedro Álvares Cabral, 99 - Jardim Cuiaba, Cuiabá - MT, 78043-210, Brazil</text:p>
          </table:table-cell>
          <table:table-cell office:value-type="string">
            <text:p>(65) 99332-1599</text:p>
          </table:table-cell>
        </table:table-row>
        <table:table-row table:style-name="ro1">
          <table:table-cell office:value-type="string">
            <text:p>Cafeteria Teo</text:p>
          </table:table-cell>
          <table:table-cell office:value-type="string">
            <text:p>Av. Haiti, 525 - Jardim das Américas, Cuiabá - MT, 78060-618, Brazil</text:p>
          </table:table-cell>
          <table:table-cell office:value-type="string">
            <text:p>(65) 99340-8763</text:p>
          </table:table-cell>
        </table:table-row>
        <table:table-row table:style-name="ro1">
          <table:table-cell office:value-type="string">
            <text:p>Vinhos Sinuelo</text:p>
          </table:table-cell>
          <table:table-cell office:value-type="string">
            <text:p>Rodovia BR-364 Km-395 - Distrito Industrial - Coxipó da Ponte, Cuiabá - MT, 78098-970, Brazil</text:p>
          </table:table-cell>
          <table:table-cell office:value-type="string">
            <text:p>(65) 99355-4888</text:p>
          </table:table-cell>
        </table:table-row>
        <table:table-row table:style-name="ro1">
          <table:table-cell office:value-type="string">
            <text:p>UNIVERSO BIOTECNOLOGIA LTDA</text:p>
          </table:table-cell>
          <table:table-cell office:value-type="string">
            <text:p>Av. Historiador Rubens de Mendonça, 157 - Baú, Cuiabá - MT, 78008-000, Brazil</text:p>
          </table:table-cell>
          <table:table-cell office:value-type="string">
            <text:p>(65) 99356-0751</text:p>
          </table:table-cell>
        </table:table-row>
        <table:table-row table:style-name="ro1">
          <table:table-cell office:value-type="string">
            <text:p>ProSaúde Cuiabá (Av. CPA)</text:p>
          </table:table-cell>
          <table:table-cell office:value-type="string">
            <text:p>Av. Historiador Rubens de Mendonça n° 1836 Ed. Work Center Jd - Jardim Aclimacao, Cuiabá - MT, 78050-280, Brazil</text:p>
          </table:table-cell>
          <table:table-cell office:value-type="string">
            <text:p>(65) 99600-5422</text:p>
          </table:table-cell>
        </table:table-row>
        <table:table-row table:style-name="ro1">
          <table:table-cell office:value-type="string">
            <text:p>Speed - Troca de Óleo</text:p>
          </table:table-cell>
          <table:table-cell office:value-type="string">
            <text:p>Av. Gen. Mello, 1517 - Campo Velho, Cuiabá - MT, 78065-290, Brazil</text:p>
          </table:table-cell>
          <table:table-cell office:value-type="string">
            <text:p>(65) 99602-2495</text:p>
          </table:table-cell>
        </table:table-row>
        <table:table-row table:style-name="ro1">
          <table:table-cell office:value-type="string">
            <text:p>AGRICULTURA BIOATIVA</text:p>
          </table:table-cell>
          <table:table-cell office:value-type="string">
            <text:p>ROD MT10, KM14 - ZONA RURAL, Cuiabá - MT, 78099-899, Brazil</text:p>
          </table:table-cell>
          <table:table-cell office:value-type="string">
            <text:p>(65) 99624-0123</text:p>
          </table:table-cell>
        </table:table-row>
        <table:table-row table:style-name="ro1">
          <table:table-cell office:value-type="string">
            <text:p>O Cara da Castanha - Produtos Naturais - Cuiabá</text:p>
          </table:table-cell>
          <table:table-cell office:value-type="string">
            <text:p>Av. Dom Bosco, 1260 - Sala 04 - Centro Sul, Cuiabá - MT, 78020-050, Brazil</text:p>
          </table:table-cell>
          <table:table-cell office:value-type="string">
            <text:p>(65) 99663-7199</text:p>
          </table:table-cell>
        </table:table-row>
        <table:table-row table:style-name="ro1">
          <table:table-cell office:value-type="string">
            <text:p>Bravi Pizza Napoletana</text:p>
          </table:table-cell>
          <table:table-cell office:value-type="string">
            <text:p>Av. Miguel Sutil, 9300 - Duque de Caxias, Cuiabá - MT, 78043-228, Brazil</text:p>
          </table:table-cell>
          <table:table-cell office:value-type="string">
            <text:p>(65) 99680-8012</text:p>
          </table:table-cell>
        </table:table-row>
        <table:table-row table:style-name="ro1">
          <table:table-cell office:value-type="string">
            <text:p>emmafertilizantes</text:p>
          </table:table-cell>
          <table:table-cell office:value-type="string">
            <text:p>R. Salvador, 120 - Nossa Sra. das Gracas, Manaus - AM, 69057-040, Brazil</text:p>
          </table:table-cell>
          <table:table-cell office:value-type="string">
            <text:p>(65) 99698-6140</text:p>
          </table:table-cell>
        </table:table-row>
        <table:table-row table:style-name="ro1">
          <table:table-cell office:value-type="string">
            <text:p>Grand Cru Cuiabá</text:p>
          </table:table-cell>
          <table:table-cell office:value-type="string">
            <text:p>Avenida Miguel Sutil, 9300 - Piso L2 Shopping Estação - Duque de Caxias, Cuiabá - MT, 78020-160, Brazil</text:p>
          </table:table-cell>
          <table:table-cell office:value-type="string">
            <text:p>(65) 99802-2707</text:p>
          </table:table-cell>
        </table:table-row>
        <table:table-row table:style-name="ro1">
          <table:table-cell office:value-type="string">
            <text:p>Rastroforte Agronegócios Ltda</text:p>
          </table:table-cell>
          <table:table-cell office:value-type="string">
            <text:p>R. Paraguai, 100 - Ribeirão da Ponte, Cuiabá - MT, 78040-530, Brazil</text:p>
          </table:table-cell>
          <table:table-cell office:value-type="string">
            <text:p>(65) 99805-9683</text:p>
          </table:table-cell>
        </table:table-row>
        <table:table-row table:style-name="ro1">
          <table:table-cell office:value-type="string">
            <text:p>Eugênio super troca de óleo - Posto Alphaville (Free)</text:p>
          </table:table-cell>
          <table:table-cell office:value-type="string">
            <text:p>Av. Miguel Sutil - Jardim Leblon, Cuiabá - MT, 78060-000, Brazil</text:p>
          </table:table-cell>
          <table:table-cell office:value-type="string">
            <text:p>(65) 99925-3730</text:p>
          </table:table-cell>
        </table:table-row>
        <table:table-row table:style-name="ro1">
          <table:table-cell office:value-type="string">
            <text:p>Mais Natural Cuiabá</text:p>
          </table:table-cell>
          <table:table-cell office:value-type="string">
            <text:p>R. Ten. Eulálio Guerra, 831 - Sala 05 - Quilombo, Cuiabá - MT, 78045-065, Brazil</text:p>
          </table:table-cell>
          <table:table-cell office:value-type="string">
            <text:p>(65) 99952-6571</text:p>
          </table:table-cell>
        </table:table-row>
        <table:table-row table:style-name="ro1">
          <table:table-cell office:value-type="string">
            <text:p>Capreera Bistrô</text:p>
          </table:table-cell>
          <table:table-cell office:value-type="string">
            <text:p>Av. Miguel Sutil, 9300 Shopping Estação - Piso L2 - Santa Rosa, Cuiabá - MT, 78040-365, Brazil</text:p>
          </table:table-cell>
          <table:table-cell office:value-type="string">
            <text:p>(65) 99956-5158</text:p>
          </table:table-cell>
        </table:table-row>
        <table:table-row table:style-name="ro1">
          <table:table-cell office:value-type="string">
            <text:p>Fértil Soluções Agropecuárias</text:p>
          </table:table-cell>
          <table:table-cell office:value-type="string">
            <text:p>R. Mistral, 254, Edifício THE POINT - Jardim Bom Clima, Cuiabá - MT, 78048-222, Brazil</text:p>
          </table:table-cell>
          <table:table-cell office:value-type="string">
            <text:p>(65) 99958-5116</text:p>
          </table:table-cell>
        </table:table-row>
        <table:table-row table:style-name="ro1">
          <table:table-cell office:value-type="string">
            <text:p>Grand Cru Shopping Pantanal</text:p>
          </table:table-cell>
          <table:table-cell office:value-type="string">
            <text:p>Terraço PAN - Av. Historiador Rubens de Mendonça, 3.300 - Jardim Aclimacao, Cuiabá - MT, 78050-250, Brazil</text:p>
          </table:table-cell>
          <table:table-cell office:value-type="string">
            <text:p>(65) 99966-2707</text:p>
          </table:table-cell>
        </table:table-row>
        <table:table-row table:style-name="ro1">
          <table:table-cell office:value-type="string">
            <text:p>EAL Distribuidora Suco Mitz</text:p>
          </table:table-cell>
          <table:table-cell office:value-type="string">
            <text:p>R. Cuiabá, 2884 - Centro, Dourados - MS, 79802-031, Brazil</text:p>
          </table:table-cell>
          <table:table-cell office:value-type="string">
            <text:p>(67) 99339-4405</text:p>
          </table:table-cell>
        </table:table-row>
        <table:table-row table:style-name="ro1">
          <table:table-cell office:value-type="string">
            <text:p>So Natural</text:p>
          </table:table-cell>
          <table:table-cell office:value-type="string">
            <text:p>Av. Rio de Janeiro, 36 - Baixa da União, Porto Velho - RO, 76804-102, Brazil</text:p>
          </table:table-cell>
          <table:table-cell office:value-type="string">
            <text:p>(69) 98163-0128</text:p>
          </table:table-cell>
        </table:table-row>
        <table:table-row table:style-name="ro1">
          <table:table-cell office:value-type="string">
            <text:p>Verdum Emporio Natural</text:p>
          </table:table-cell>
          <table:table-cell office:value-type="string">
            <text:p>R. Geraldo Siqueira, 2560 - Conceição, Porto Velho - RO, 76808-270, Brazil</text:p>
          </table:table-cell>
          <table:table-cell office:value-type="string">
            <text:p>(69) 98163-0963</text:p>
          </table:table-cell>
        </table:table-row>
        <table:table-row table:style-name="ro1">
          <table:table-cell office:value-type="string">
            <text:p>Medeiros Lubrificantes PVH.</text:p>
          </table:table-cell>
          <table:table-cell office:value-type="string">
            <text:p>Av. Gov. Jorge Teixeira - Liberdade, Porto Velho - RO, 76803-888, Brazil</text:p>
          </table:table-cell>
          <table:table-cell office:value-type="string">
            <text:p>(69) 98465-5544</text:p>
          </table:table-cell>
        </table:table-row>
        <table:table-row table:style-name="ro1">
          <table:table-cell office:value-type="string">
            <text:p>Cantinho Natural</text:p>
          </table:table-cell>
          <table:table-cell office:value-type="string">
            <text:p>Av. José Amador dos Reis, n°2956 - Juscelino Kubitschek, Porto Velho - RO, 76829-422, Brazil</text:p>
          </table:table-cell>
          <table:table-cell office:value-type="string">
            <text:p>(69) 98478-9720</text:p>
          </table:table-cell>
        </table:table-row>
        <table:table-row table:style-name="ro1">
          <table:table-cell office:value-type="string">
            <text:p>Jet Oil | Troca de Óleo</text:p>
          </table:table-cell>
          <table:table-cell office:value-type="string">
            <text:p>Av. Gov. Jorge Teixeira, 1345 - Anexo B - São Cristóvão, Porto Velho - RO, 76804-017, Brazil</text:p>
          </table:table-cell>
          <table:table-cell office:value-type="string">
            <text:p>(69) 99209-1216</text:p>
          </table:table-cell>
        </table:table-row>
        <table:table-row table:style-name="ro1">
          <table:table-cell office:value-type="string">
            <text:p>Mercado Natural</text:p>
          </table:table-cell>
          <table:table-cell office:value-type="string">
            <text:p>Av. Rio de Janeiro, 4775 - setor campinas - centro, Porto Velho - RO, 76820-203, Brazil</text:p>
          </table:table-cell>
          <table:table-cell office:value-type="string">
            <text:p>(69) 99233-0382</text:p>
          </table:table-cell>
        </table:table-row>
        <table:table-row table:style-name="ro1">
          <table:table-cell office:value-type="string">
            <text:p>Casa Do Óleo</text:p>
          </table:table-cell>
          <table:table-cell office:value-type="string">
            <text:p>Av. Nações Unidas, 456 - Nossa senhoras das graças, Porto Velho - RO, 76804-175, Brazil</text:p>
          </table:table-cell>
          <table:table-cell office:value-type="string">
            <text:p>(69) 99277-7727</text:p>
          </table:table-cell>
        </table:table-row>
        <table:table-row table:style-name="ro1">
          <table:table-cell office:value-type="string">
            <text:p>Santa Rosa Temperos e Ervas</text:p>
          </table:table-cell>
          <table:table-cell office:value-type="string">
            <text:p>Av. Mamoré, 2680 - Juscelino Kubitschek, Porto Velho - RO, 76829-260, Brazil</text:p>
          </table:table-cell>
          <table:table-cell office:value-type="string">
            <text:p>(69) 99280-2882</text:p>
          </table:table-cell>
        </table:table-row>
        <table:table-row table:style-name="ro1">
          <table:table-cell office:value-type="string">
            <text:p>Bliss natural</text:p>
          </table:table-cell>
          <table:table-cell office:value-type="string">
            <text:p>R. Venezuela, 2355 - Embratel, Porto Velho - RO, 76820-100, Brazil</text:p>
          </table:table-cell>
          <table:table-cell office:value-type="string">
            <text:p>(69) 99281-9223</text:p>
          </table:table-cell>
        </table:table-row>
        <table:table-row table:style-name="ro1">
          <table:table-cell office:value-type="string">
            <text:p>Atlas Agro Brasil Fertilizantes</text:p>
          </table:table-cell>
          <table:table-cell office:value-type="string">
            <text:p>Uberaba - State of Minas Gerais, Brazil</text:p>
          </table:table-cell>
          <table:table-cell office:value-type="string">
            <text:p>(69) 99366-4663</text:p>
          </table:table-cell>
        </table:table-row>
        <table:table-row table:style-name="ro1">
          <table:table-cell office:value-type="string">
            <text:p>Mahogany</text:p>
          </table:table-cell>
          <table:table-cell office:value-type="string">
            <text:p>shopping - Av. Rio Madeira, 3288 - Piso Térreo, Loja 105 - Flodoaldo Pontes Pinto, Porto Velho - RO, 76820-408, Brazil</text:p>
          </table:table-cell>
          <table:table-cell office:value-type="string">
            <text:p>(69) 99954-3535</text:p>
          </table:table-cell>
        </table:table-row>
        <table:table-row table:style-name="ro1">
          <table:table-cell office:value-type="string">
            <text:p>Leocar Troca De Oleo</text:p>
          </table:table-cell>
          <table:table-cell office:value-type="string">
            <text:p>Av. Amaralina, 30 - Amaralina, Salvador - BA, 41900-020, Brazil</text:p>
          </table:table-cell>
          <table:table-cell office:value-type="string">
            <text:p>(71) 98119-3579</text:p>
          </table:table-cell>
        </table:table-row>
        <table:table-row table:style-name="ro1">
          <table:table-cell office:value-type="string">
            <text:p>ESTETiCAR</text:p>
          </table:table-cell>
          <table:table-cell office:value-type="string">
            <text:p>Av. Vasco da Gama, 302A - Engenho Velho de Brotas, Salvador - BA, 40240-090, Brazil</text:p>
          </table:table-cell>
          <table:table-cell office:value-type="string">
            <text:p>(71) 98122-1637</text:p>
          </table:table-cell>
        </table:table-row>
        <table:table-row table:style-name="ro1">
          <table:table-cell office:value-type="string">
            <text:p>Troka Troka Óleo Norte</text:p>
          </table:table-cell>
          <table:table-cell office:value-type="string">
            <text:p>Av. Jorge Amado, n88 - Imbuí, Salvador - BA, 41720-040, Brazil</text:p>
          </table:table-cell>
          <table:table-cell office:value-type="string">
            <text:p>(71) 98147-0267</text:p>
          </table:table-cell>
        </table:table-row>
        <table:table-row table:style-name="ro1">
          <table:table-cell office:value-type="string">
            <text:p>Mundo do Óleo, Pneus e Baterias</text:p>
          </table:table-cell>
          <table:table-cell office:value-type="string">
            <text:p>Av. Vasco da Gama, 944 - Acupe de Brotas, Salvador - BA, 40290-350, Brazil</text:p>
          </table:table-cell>
          <table:table-cell office:value-type="string">
            <text:p>(71) 98471-7417</text:p>
          </table:table-cell>
        </table:table-row>
        <table:table-row table:style-name="ro1">
          <table:table-cell office:value-type="string">
            <text:p>Mundo do Óleo, Pneus e Baterias - Amaralina</text:p>
          </table:table-cell>
          <table:table-cell office:value-type="string">
            <text:p>Av. Amaralina, 958 - Amaralina, Salvador - BA, 41900-280, Brazil</text:p>
          </table:table-cell>
          <table:table-cell office:value-type="string">
            <text:p>(71) 98471-7417</text:p>
          </table:table-cell>
        </table:table-row>
        <table:table-row table:style-name="ro1">
          <table:table-cell office:value-type="string">
            <text:p>Troca de Óleo Roni</text:p>
          </table:table-cell>
          <table:table-cell office:value-type="string">
            <text:p>R. Gen. Argolo, 22 - Baixa de Quintas, Salvador - BA, 40300-161, Brazil</text:p>
          </table:table-cell>
          <table:table-cell office:value-type="string">
            <text:p>(71) 98689-8600</text:p>
          </table:table-cell>
        </table:table-row>
        <table:table-row table:style-name="ro1">
          <table:table-cell office:value-type="string">
            <text:p>Ed Lubrificantes</text:p>
          </table:table-cell>
          <table:table-cell office:value-type="string">
            <text:p>R. Capistrano de Abreu, 117 - Água de Meninos, Salvador - BA, 40460-200, Brazil</text:p>
          </table:table-cell>
          <table:table-cell office:value-type="string">
            <text:p>(71) 98722-4032</text:p>
          </table:table-cell>
        </table:table-row>
        <table:table-row table:style-name="ro1">
          <table:table-cell office:value-type="string">
            <text:p>Lub Service Express - Troca de Óleo Delivery</text:p>
          </table:table-cell>
          <table:table-cell office:value-type="string">
            <text:p>R. Clínio de Jesus - Barbalho, Salvador - BA, 40301-200, Brazil</text:p>
          </table:table-cell>
          <table:table-cell office:value-type="string">
            <text:p>(71) 98862-1801</text:p>
          </table:table-cell>
        </table:table-row>
        <table:table-row table:style-name="ro1">
          <table:table-cell office:value-type="string">
            <text:p>Troca de Óleo Gramosa</text:p>
          </table:table-cell>
          <table:table-cell office:value-type="string">
            <text:p>R. da Saboaria, 240 - São Caetano, Salvador - BA, 40385-000, Brazil</text:p>
          </table:table-cell>
          <table:table-cell office:value-type="string">
            <text:p>(71) 99313-4134</text:p>
          </table:table-cell>
        </table:table-row>
        <table:table-row table:style-name="ro1">
          <table:table-cell office:value-type="string">
            <text:p>Hortus Cultivo Urbano</text:p>
          </table:table-cell>
          <table:table-cell office:value-type="string">
            <text:p>R. da Fonte do Boi, 176 - Loja 10 - Rio Vermelho, Salvador - BA, 41940-360, Brazil</text:p>
          </table:table-cell>
          <table:table-cell office:value-type="string">
            <text:p>(71) 99620-6288</text:p>
          </table:table-cell>
        </table:table-row>
        <table:table-row table:style-name="ro1">
          <table:table-cell office:value-type="string">
            <text:p>Da Vila</text:p>
          </table:table-cell>
          <table:table-cell office:value-type="string">
            <text:p>Rua das Hortênsias, 448 - Pituba, Salvador - BA, 41810-010, Brazil</text:p>
          </table:table-cell>
          <table:table-cell office:value-type="string">
            <text:p>(71) 99654-5487</text:p>
          </table:table-cell>
        </table:table-row>
        <table:table-row table:style-name="ro1">
          <table:table-cell office:value-type="string">
            <text:p>Vulcano</text:p>
          </table:table-cell>
          <table:table-cell office:value-type="string">
            <text:p>Rodovia da Base Naval de Aratu - BA-528, 1931 - Km 1,5 - Pirajá, Salvador - BA, 41297-357, Brazil</text:p>
          </table:table-cell>
          <table:table-cell office:value-type="string">
            <text:p>(71) 99737-7221</text:p>
          </table:table-cell>
        </table:table-row>
        <table:table-row table:style-name="ro1">
          <table:table-cell office:value-type="string">
            <text:p>Select Lub Salvador</text:p>
          </table:table-cell>
          <table:table-cell office:value-type="string">
            <text:p>Ladeira do Paiva, 409 - Caixa D'agua, Salvador - BA, 40320-710, Brazil</text:p>
          </table:table-cell>
          <table:table-cell office:value-type="string">
            <text:p>(71) 99940-3609</text:p>
          </table:table-cell>
        </table:table-row>
        <table:table-row table:style-name="ro1">
          <table:table-cell office:value-type="string">
            <text:p>Manjericão Restaurante Natural</text:p>
          </table:table-cell>
          <table:table-cell office:value-type="string">
            <text:p>R. da Fonte do Boi, 3B - Rio Vermelho, Salvador - BA, 41940-360, Brazil</text:p>
          </table:table-cell>
          <table:table-cell office:value-type="string">
            <text:p>(71) 99952-8288</text:p>
          </table:table-cell>
        </table:table-row>
        <table:table-row table:style-name="ro1">
          <table:table-cell office:value-type="string">
            <text:p>Feira Verde Plantas</text:p>
          </table:table-cell>
          <table:table-cell office:value-type="string">
            <text:p>Av. Gen. Euclídes Figueiredo, N° 1010 - Santos Dumont, Aracaju - SE, 49087-648, Brazil</text:p>
          </table:table-cell>
          <table:table-cell office:value-type="string">
            <text:p>(79) 98155-4749</text:p>
          </table:table-cell>
        </table:table-row>
        <table:table-row table:style-name="ro1">
          <table:table-cell office:value-type="string">
            <text:p>Pecuagri</text:p>
          </table:table-cell>
          <table:table-cell office:value-type="string">
            <text:p>Av. Chanceler Osvaldo Aranha, 298 - José Conrado de Araújo, Aracaju - SE, 49085-100, Brazil</text:p>
          </table:table-cell>
          <table:table-cell office:value-type="string">
            <text:p>(79) 98817-9104</text:p>
          </table:table-cell>
        </table:table-row>
        <table:table-row table:style-name="ro1">
          <table:table-cell office:value-type="string">
            <text:p>Duna Beach Restaurant-Bar</text:p>
          </table:table-cell>
          <table:table-cell office:value-type="string">
            <text:p>Av. Inácio Barbosa, 3411 - Mosqueiro, Aracaju - SE, 49009-109, Brazil</text:p>
          </table:table-cell>
          <table:table-cell office:value-type="string">
            <text:p>(79) 98845-1591</text:p>
          </table:table-cell>
        </table:table-row>
        <table:table-row table:style-name="ro1">
          <table:table-cell office:value-type="string">
            <text:p>Kadu Empório Natural</text:p>
          </table:table-cell>
          <table:table-cell office:value-type="string">
            <text:p>R. Abgail Ferreira Araújo Ramos, 439 - Luzia, Aracaju - SE, 49047-440, Brazil</text:p>
          </table:table-cell>
          <table:table-cell office:value-type="string">
            <text:p>(79) 98855-1789</text:p>
          </table:table-cell>
        </table:table-row>
        <table:table-row table:style-name="ro1">
          <table:table-cell office:value-type="string">
            <text:p>Empório Central Aracaju</text:p>
          </table:table-cell>
          <table:table-cell office:value-type="string">
            <text:p>Medici 2 - R. Dep. Matos Téles, 305 - sala 03 - Luzia, Aracaju - SE, 49048-070, Brazil</text:p>
          </table:table-cell>
          <table:table-cell office:value-type="string">
            <text:p>(79) 98879-2925</text:p>
          </table:table-cell>
        </table:table-row>
        <table:table-row table:style-name="ro1">
          <table:table-cell office:value-type="string">
            <text:p>Flora Pura Aracaju</text:p>
          </table:table-cell>
          <table:table-cell office:value-type="string">
            <text:p>R. Fenelon Santos, n 606 - sala 04 - Salgado Filho, Aracaju - SE, 49020-350, Brazil</text:p>
          </table:table-cell>
          <table:table-cell office:value-type="string">
            <text:p>(79) 99131-5688</text:p>
          </table:table-cell>
        </table:table-row>
        <table:table-row table:style-name="ro1">
          <table:table-cell office:value-type="string">
            <text:p>Konioca Aracaju</text:p>
          </table:table-cell>
          <table:table-cell office:value-type="string">
            <text:p>Av. Dr. Sílvio Cabral Santana, 625 - Aruana, Aracaju - SE, 49033-458, Brazil</text:p>
          </table:table-cell>
          <table:table-cell office:value-type="string">
            <text:p>(79) 99152-3333</text:p>
          </table:table-cell>
        </table:table-row>
        <table:table-row table:style-name="ro1">
          <table:table-cell office:value-type="string">
            <text:p>Yara</text:p>
          </table:table-cell>
          <table:table-cell office:value-type="string">
            <text:p>Av. Gonçalo Prado Rolemberg, 557 - Industrial, Aracaju - SE, 49010-110, Brazil</text:p>
          </table:table-cell>
          <table:table-cell office:value-type="string">
            <text:p>(79) 99158-2428</text:p>
          </table:table-cell>
        </table:table-row>
        <table:table-row table:style-name="ro1">
          <table:table-cell office:value-type="string">
            <text:p>Don Rafael Garcia</text:p>
          </table:table-cell>
          <table:table-cell office:value-type="string">
            <text:p>Av. Jorge Amado, 1130 - Jardins, Aracaju - SE, 49025-330, Brazil</text:p>
          </table:table-cell>
          <table:table-cell office:value-type="string">
            <text:p>(79) 99180-3658</text:p>
          </table:table-cell>
        </table:table-row>
        <table:table-row table:style-name="ro1">
          <table:table-cell office:value-type="string">
            <text:p>Diversa cosméticos e acessórios</text:p>
          </table:table-cell>
          <table:table-cell office:value-type="string">
            <text:p>R. Waldemar Silva Carvalho, 780 - Coroa do Meio, Aracaju - SE, 49035-770, Brazil</text:p>
          </table:table-cell>
          <table:table-cell office:value-type="string">
            <text:p>(79) 99181-3471</text:p>
          </table:table-cell>
        </table:table-row>
        <table:table-row table:style-name="ro1">
          <table:table-cell office:value-type="string">
            <text:p>Armazén Produtos Naturais e Saudáveis</text:p>
          </table:table-cell>
          <table:table-cell office:value-type="string">
            <text:p>R. João Ouro, 81 - Jabotiana, Aracaju - SE, 49095-180, Brazil</text:p>
          </table:table-cell>
          <table:table-cell office:value-type="string">
            <text:p>(79) 99660-3030</text:p>
          </table:table-cell>
        </table:table-row>
        <table:table-row table:style-name="ro1">
          <table:table-cell office:value-type="string">
            <text:p>NR Lubrificantes</text:p>
          </table:table-cell>
          <table:table-cell office:value-type="string">
            <text:p>R. Mariano Salmeron, 183 - Siqueira Campos, Aracaju - SE, 49075-370, Brazil</text:p>
          </table:table-cell>
          <table:table-cell office:value-type="string">
            <text:p>(79) 99800-6360</text:p>
          </table:table-cell>
        </table:table-row>
        <table:table-row table:style-name="ro1">
          <table:table-cell office:value-type="string">
            <text:p>Camarada Camarão Aracaju Jardins: Camarões, Happy Hour, Restaurante, Aracaju SE</text:p>
          </table:table-cell>
          <table:table-cell office:value-type="string">
            <text:p>Av. Ministro Geraldo Barreto Sobral, 215 - Jardins, Aracaju - SE, 49026-900, Brazil</text:p>
          </table:table-cell>
          <table:table-cell office:value-type="string">
            <text:p>(79) 99808-1229</text:p>
          </table:table-cell>
        </table:table-row>
        <table:table-row table:style-name="ro1">
          <table:table-cell office:value-type="string">
            <text:p>Loja Natura Centro Aracaju</text:p>
          </table:table-cell>
          <table:table-cell office:value-type="string">
            <text:p>R. Laranjeiras, 154 - Centro, Aracaju - SE, 49010-000, Brazil</text:p>
          </table:table-cell>
          <table:table-cell office:value-type="string">
            <text:p>(79) 99817-0027</text:p>
          </table:table-cell>
        </table:table-row>
        <table:table-row table:style-name="ro1">
          <table:table-cell office:value-type="string">
            <text:p>viva Nature</text:p>
          </table:table-cell>
          <table:table-cell office:value-type="string">
            <text:p>Rua Ananias Azevedo - acesso pela - R. Dr. Osório de Araújo Ramos, 92 - Loja 4 - 13 de Julho, Aracaju - SE, 49020-085, Brazil</text:p>
          </table:table-cell>
          <table:table-cell office:value-type="string">
            <text:p>(79) 99824-7607</text:p>
          </table:table-cell>
        </table:table-row>
        <table:table-row table:style-name="ro1">
          <table:table-cell office:value-type="string">
            <text:p>Restaurante Caçarola</text:p>
          </table:table-cell>
          <table:table-cell office:value-type="string">
            <text:p>Av. Ivo do Prado, 532 - Centro, Aracaju - SE, 49015-070, Brazil</text:p>
          </table:table-cell>
          <table:table-cell office:value-type="string">
            <text:p>(79) 99831-9656</text:p>
          </table:table-cell>
        </table:table-row>
        <table:table-row table:style-name="ro1">
          <table:table-cell office:value-type="string">
            <text:p>Armazém e Grãos - Produtos Naturais</text:p>
          </table:table-cell>
          <table:table-cell office:value-type="string">
            <text:p>Galeria Vila Nova - Av. Pedro Paes Azevedo, 784 - Sl 1 - Grageru, Aracaju - SE, 49025-570, Brazil</text:p>
          </table:table-cell>
          <table:table-cell office:value-type="string">
            <text:p>(79) 99839-0342</text:p>
          </table:table-cell>
        </table:table-row>
        <table:table-row table:style-name="ro1">
          <table:table-cell office:value-type="string">
            <text:p>O Mexicano Aju</text:p>
          </table:table-cell>
          <table:table-cell office:value-type="string">
            <text:p>Av. Santos Dumont, 295 - Atalaia, Aracaju - SE, 49037-475, Brazil</text:p>
          </table:table-cell>
          <table:table-cell office:value-type="string">
            <text:p>(79) 99843-0723</text:p>
          </table:table-cell>
        </table:table-row>
        <table:table-row table:style-name="ro1">
          <table:table-cell office:value-type="string">
            <text:p>Laranjá</text:p>
          </table:table-cell>
          <table:table-cell office:value-type="string">
            <text:p>Local da antiga DATAPEL - Av. Prof. Acrísio Cruz, 360 - Salgado Filho, Aracaju - SE, 49020-210, Brazil</text:p>
          </table:table-cell>
          <table:table-cell office:value-type="string">
            <text:p>(79) 99852-5040</text:p>
          </table:table-cell>
        </table:table-row>
        <table:table-row table:style-name="ro1">
          <table:table-cell office:value-type="string">
            <text:p>Empório Natural Gui - Loja de Produtos Naturais em Aracaju</text:p>
          </table:table-cell>
          <table:table-cell office:value-type="string">
            <text:p>Av. Hélio de Souza Leão, 669 - Loja 17 - Jardins, Aracaju - SE, 49026-209, Brazil</text:p>
          </table:table-cell>
          <table:table-cell office:value-type="string">
            <text:p>(79) 99854-6234</text:p>
          </table:table-cell>
        </table:table-row>
        <table:table-row table:style-name="ro1">
          <table:table-cell office:value-type="string">
            <text:p>Mundo dos Lubrificantes Euclides Figueiredo</text:p>
          </table:table-cell>
          <table:table-cell office:value-type="string">
            <text:p>Av. Gen. Euclídes Figueiredo, 1759 - Soledade, Aracaju - SE, 49085-025, Brazil</text:p>
          </table:table-cell>
          <table:table-cell office:value-type="string">
            <text:p>(79) 99865-8044</text:p>
          </table:table-cell>
        </table:table-row>
        <table:table-row table:style-name="ro1">
          <table:table-cell office:value-type="string">
            <text:p>Armazém Longue Vie</text:p>
          </table:table-cell>
          <table:table-cell office:value-type="string">
            <text:p>Rua Maria Vasconcelos de Andrade, 379 - Aruana, Aracaju - SE, 49000-626, Brazil</text:p>
          </table:table-cell>
          <table:table-cell office:value-type="string">
            <text:p>(79) 99874-5138</text:p>
          </table:table-cell>
        </table:table-row>
        <table:table-row table:style-name="ro1">
          <table:table-cell office:value-type="string">
            <text:p>Casa Bauducco</text:p>
          </table:table-cell>
          <table:table-cell office:value-type="string">
            <text:p>Shopping Riomar - Av. Delmiro Gouveia, 400 - loja 308 - Coroa do Meio, Aracaju - SE, 49035-500, Brazil</text:p>
          </table:table-cell>
          <table:table-cell office:value-type="string">
            <text:p>(79) 99888-0308</text:p>
          </table:table-cell>
        </table:table-row>
        <table:table-row table:style-name="ro1">
          <table:table-cell office:value-type="string">
            <text:p>ITA SUCOS</text:p>
          </table:table-cell>
          <table:table-cell office:value-type="string">
            <text:p>R. Lions Club, 265 - Atalaia, Aracaju - SE, 49000-000, Brazil</text:p>
          </table:table-cell>
          <table:table-cell office:value-type="string">
            <text:p>(79) 99900-9944</text:p>
          </table:table-cell>
        </table:table-row>
        <table:table-row table:style-name="ro1">
          <table:table-cell office:value-type="string">
            <text:p>Master Lub</text:p>
          </table:table-cell>
          <table:table-cell office:value-type="string">
            <text:p>Av. Coelho e Campos, 1427 - Getúlio Vargas, Aracaju - SE, 49055-180, Brazil</text:p>
          </table:table-cell>
          <table:table-cell office:value-type="string">
            <text:p>(79) 99911-4444</text:p>
          </table:table-cell>
        </table:table-row>
        <table:table-row table:style-name="ro1">
          <table:table-cell office:value-type="string">
            <text:p>Morangale</text:p>
          </table:table-cell>
          <table:table-cell office:value-type="string">
            <text:p>Praia da Cinelândia - Av. Santos Dumont - Atalaia, Aracaju - SE, 49037-475, Brazil</text:p>
          </table:table-cell>
          <table:table-cell office:value-type="string">
            <text:p>(79) 99911-6696</text:p>
          </table:table-cell>
        </table:table-row>
        <table:table-row table:style-name="ro1">
          <table:table-cell office:value-type="string">
            <text:p>Ponto do Adubo</text:p>
          </table:table-cell>
          <table:table-cell office:value-type="string">
            <text:p>Rod. dos Náufragos, 11815 - Aruana, Aracaju - SE, 49033-665, Brazil</text:p>
          </table:table-cell>
          <table:table-cell office:value-type="string">
            <text:p>(79) 99911-9195</text:p>
          </table:table-cell>
        </table:table-row>
        <table:table-row table:style-name="ro1">
          <table:table-cell office:value-type="string">
            <text:p>O REI DO ÓLEO</text:p>
          </table:table-cell>
          <table:table-cell office:value-type="string">
            <text:p>Av. Pres. Tancredo Neves, 6306 - América, Aracaju - SE, 49080-470, Brazil</text:p>
          </table:table-cell>
          <table:table-cell office:value-type="string">
            <text:p>(79) 99911-9550</text:p>
          </table:table-cell>
        </table:table-row>
        <table:table-row table:style-name="ro1">
          <table:table-cell office:value-type="string">
            <text:p>Carrara Food Park</text:p>
          </table:table-cell>
          <table:table-cell office:value-type="string">
            <text:p>R. Niceu Dantas, 330 - Atalaia, Aracaju - SE, 49037-470, Brazil</text:p>
          </table:table-cell>
          <table:table-cell office:value-type="string">
            <text:p>(79) 99914-0750</text:p>
          </table:table-cell>
        </table:table-row>
        <table:table-row table:style-name="ro1">
          <table:table-cell office:value-type="string">
            <text:p>BeF Lubrificantes - A troca de Óleo que seu carro precisa e Mecânica Geral</text:p>
          </table:table-cell>
          <table:table-cell office:value-type="string">
            <text:p>R. Orlando Tavares Macedo, 671 - Aruana, Aracaju - SE, 49000-447, Brazil</text:p>
          </table:table-cell>
          <table:table-cell office:value-type="string">
            <text:p>(79) 99939-1092</text:p>
          </table:table-cell>
        </table:table-row>
        <table:table-row table:style-name="ro1">
          <table:table-cell office:value-type="string">
            <text:p>Extratos da Terra Aracaju SE | Distribuidor Exclusívo Dermocosméticos Veganos</text:p>
          </table:table-cell>
          <table:table-cell office:value-type="string">
            <text:p>R. Lagarto, 2177 - Salgado Filho, Aracaju - SE, 49020-290, Brazil</text:p>
          </table:table-cell>
          <table:table-cell office:value-type="string">
            <text:p>(79) 99950-5797</text:p>
          </table:table-cell>
        </table:table-row>
        <table:table-row table:style-name="ro1">
          <table:table-cell office:value-type="string">
            <text:p>Troca Óleo Mais</text:p>
          </table:table-cell>
          <table:table-cell office:value-type="string">
            <text:p>R. São Cristóvão, 512 - Centro, Aracaju - SE, 49010-380, Brazil</text:p>
          </table:table-cell>
          <table:table-cell office:value-type="string">
            <text:p>(79) 99959-0403</text:p>
          </table:table-cell>
        </table:table-row>
        <table:table-row table:style-name="ro1">
          <table:table-cell office:value-type="string">
            <text:p>Ponto do Óleo</text:p>
          </table:table-cell>
          <table:table-cell office:value-type="string">
            <text:p>Av. Gen. Euclídes Figueiredo, 291 - Soledade, Aracaju - SE, 49087-640, Brazil</text:p>
          </table:table-cell>
          <table:table-cell office:value-type="string">
            <text:p>(79) 99985-2525</text:p>
          </table:table-cell>
        </table:table-row>
        <table:table-row table:style-name="ro1">
          <table:table-cell office:value-type="string">
            <text:p>Canindé Insumos Especializados</text:p>
          </table:table-cell>
          <table:table-cell office:value-type="string">
            <text:p>Prime Escritórios - Av. Jorge Amado, 1565 - Jardins, Aracaju - SE, 49025-330, Brazil</text:p>
          </table:table-cell>
          <table:table-cell office:value-type="string">
            <text:p>(79) 99990-2010</text:p>
          </table:table-cell>
        </table:table-row>
        <table:table-row table:style-name="ro1">
          <table:table-cell office:value-type="string">
            <text:p>MUNDO VERDE SHOPPING PLAZA</text:p>
          </table:table-cell>
          <table:table-cell office:value-type="string">
            <text:p>R. Dr. João Santos Filho, 255 - Parnamirim, Recife - PE, 52060-615, Brazil</text:p>
          </table:table-cell>
          <table:table-cell office:value-type="string">
            <text:p>(81) 97329-6134</text:p>
          </table:table-cell>
        </table:table-row>
        <table:table-row table:style-name="ro1">
          <table:table-cell office:value-type="string">
            <text:p>MUNDO VERDE SHOPPING TACARUNA</text:p>
          </table:table-cell>
          <table:table-cell office:value-type="string">
            <text:p>Condomínio Shopping Center Tacaruna - Av. Gov. Agamenon Magalhães, 153 - Santo Amaro, Recife - PE, 50110-900, Brazil</text:p>
          </table:table-cell>
          <table:table-cell office:value-type="string">
            <text:p>(81) 97329-6283</text:p>
          </table:table-cell>
        </table:table-row>
        <table:table-row table:style-name="ro1">
          <table:table-cell office:value-type="string">
            <text:p>Uva Sem Caroço</text:p>
          </table:table-cell>
          <table:table-cell office:value-type="string">
            <text:p>R. Fernando Lopes, 54 - Graças, Recife - PE, 52011-220, Brazil</text:p>
          </table:table-cell>
          <table:table-cell office:value-type="string">
            <text:p>(81) 98108-6677</text:p>
          </table:table-cell>
        </table:table-row>
        <table:table-row table:style-name="ro1">
          <table:table-cell office:value-type="string">
            <text:p>Naturale Jaqueira</text:p>
          </table:table-cell>
          <table:table-cell office:value-type="string">
            <text:p>Av. Dr. Malaquias, 45 - Graças, Recife - PE, 52050-060, Brazil</text:p>
          </table:table-cell>
          <table:table-cell office:value-type="string">
            <text:p>(81) 98112-2610</text:p>
          </table:table-cell>
        </table:table-row>
        <table:table-row table:style-name="ro1">
          <table:table-cell office:value-type="string">
            <text:p>MUNDO VERDE SHOPPING RECIFE</text:p>
          </table:table-cell>
          <table:table-cell office:value-type="string">
            <text:p>Rua Padre Carapuceiro 777 BV 90 - Boa Viagem, Recife - PE, 50020-280, Brazil</text:p>
          </table:table-cell>
          <table:table-cell office:value-type="string">
            <text:p>(81) 98122-8181</text:p>
          </table:table-cell>
        </table:table-row>
        <table:table-row table:style-name="ro1">
          <table:table-cell office:value-type="string">
            <text:p>Plantas Vasos e Adubos em Recife - Verde Jardinagem</text:p>
          </table:table-cell>
          <table:table-cell office:value-type="string">
            <text:p>Av. Gen. San Martin, 1805 - San Martin, Recife - PE, 50761-000, Brazil</text:p>
          </table:table-cell>
          <table:table-cell office:value-type="string">
            <text:p>(81) 98698-0895</text:p>
          </table:table-cell>
        </table:table-row>
        <table:table-row table:style-name="ro1">
          <table:table-cell office:value-type="string">
            <text:p>Maxigrão Boa Viagem</text:p>
          </table:table-cell>
          <table:table-cell office:value-type="string">
            <text:p>Av. General Mac Arthur, 1113 - Imbiribeira, Recife - PE, 51160-280, Brazil</text:p>
          </table:table-cell>
          <table:table-cell office:value-type="string">
            <text:p>(81) 98752-7165</text:p>
          </table:table-cell>
        </table:table-row>
        <table:table-row table:style-name="ro1">
          <table:table-cell office:value-type="string">
            <text:p>Terra Viva Fertilizantes Orgânicos</text:p>
          </table:table-cell>
          <table:table-cell office:value-type="string">
            <text:p>Rua Orleães, 43 - Estância, Recife - PE, 50771-490, Brazil</text:p>
          </table:table-cell>
          <table:table-cell office:value-type="string">
            <text:p>(81) 98799-7261</text:p>
          </table:table-cell>
        </table:table-row>
        <table:table-row table:style-name="ro1">
          <table:table-cell office:value-type="string">
            <text:p>EMPÓRIO GAIA</text:p>
          </table:table-cell>
          <table:table-cell office:value-type="string">
            <text:p>R. Dr. João Santos Filho, 255 - L2 - Parnamirim, Recife - PE, 52060-615, Brazil</text:p>
          </table:table-cell>
          <table:table-cell office:value-type="string">
            <text:p>(81) 98928-8852</text:p>
          </table:table-cell>
        </table:table-row>
        <table:table-row table:style-name="ro1">
          <table:table-cell office:value-type="string">
            <text:p>MUNDO VERDE RIOMAR RECIFE</text:p>
          </table:table-cell>
          <table:table-cell office:value-type="string">
            <text:p>Av. República do Líbano, 251 - L1 - Pina, Recife - PE, 51110-150, Brazil</text:p>
          </table:table-cell>
          <table:table-cell office:value-type="string">
            <text:p>(81) 99127-6161</text:p>
          </table:table-cell>
        </table:table-row>
        <table:table-row table:style-name="ro1">
          <table:table-cell office:value-type="string">
            <text:p>Amenzolândia</text:p>
          </table:table-cell>
          <table:table-cell office:value-type="string">
            <text:p>R. Padre Lemos, 361 - Loja - F - Casa Amarela, Recife - PE, 52070-200, Brazil</text:p>
          </table:table-cell>
          <table:table-cell office:value-type="string">
            <text:p>(81) 99335-3295</text:p>
          </table:table-cell>
        </table:table-row>
        <table:table-row table:style-name="ro1">
          <table:table-cell office:value-type="string">
            <text:p>Grão de Bico Recife</text:p>
          </table:table-cell>
          <table:table-cell office:value-type="string">
            <text:p>Av. Conselheiro Aguiar, 4834 - Loja 106 - Boa Viagem, Recife - PE, 51021-020, Brazil</text:p>
          </table:table-cell>
          <table:table-cell office:value-type="string">
            <text:p>(81) 99406-9803</text:p>
          </table:table-cell>
        </table:table-row>
        <table:table-row table:style-name="ro1">
          <table:table-cell office:value-type="string">
            <text:p>Rede Top Oficina Automotiva</text:p>
          </table:table-cell>
          <table:table-cell office:value-type="string">
            <text:p>Estacionamento térreo do RioMar Recife Shopping - Av. República do Líbano, 251 - Pina, Recife - PE, 51110-160, Brazil</text:p>
          </table:table-cell>
          <table:table-cell office:value-type="string">
            <text:p>(81) 99408-9058</text:p>
          </table:table-cell>
        </table:table-row>
        <table:table-row table:style-name="ro1">
          <table:table-cell office:value-type="string">
            <text:p>Ducka Pizza</text:p>
          </table:table-cell>
          <table:table-cell office:value-type="string">
            <text:p>R. Oliveira Góes, 250 - Poço da Panela, Recife - PE, 52061-340, Brazil</text:p>
          </table:table-cell>
          <table:table-cell office:value-type="string">
            <text:p>(81) 99438-4182</text:p>
          </table:table-cell>
        </table:table-row>
        <table:table-row table:style-name="ro1">
          <table:table-cell office:value-type="string">
            <text:p>Entre Vinhos: Restaurante, Vinhos, Bistrô, Espumantes, Delivery, Recife PE</text:p>
          </table:table-cell>
          <table:table-cell office:value-type="string">
            <text:p>R. Francisco da Cunha, 153 - Boa Viagem, Recife - PE, 51020-041, Brazil</text:p>
          </table:table-cell>
          <table:table-cell office:value-type="string">
            <text:p>(81) 99444-4945</text:p>
          </table:table-cell>
        </table:table-row>
        <table:table-row table:style-name="ro1">
          <table:table-cell office:value-type="string">
            <text:p>Pe15 Lubrificantes Recife</text:p>
          </table:table-cell>
          <table:table-cell office:value-type="string">
            <text:p>R. Gomes Taborda, 667 - Prado, Recife - PE, 50720-650, Brazil</text:p>
          </table:table-cell>
          <table:table-cell office:value-type="string">
            <text:p>(81) 99497-2530</text:p>
          </table:table-cell>
        </table:table-row>
        <table:table-row table:style-name="ro1">
          <table:table-cell office:value-type="string">
            <text:p>Campneus Recife - Loja de Pneus Pirelli e Troca de Óleo</text:p>
          </table:table-cell>
          <table:table-cell office:value-type="string">
            <text:p>R. Sen. Fábio de Barros, 351 - Madalena, Recife - PE, 50750-370, Brazil</text:p>
          </table:table-cell>
          <table:table-cell office:value-type="string">
            <text:p>(81) 99574-6114</text:p>
          </table:table-cell>
        </table:table-row>
        <table:table-row table:style-name="ro1">
          <table:table-cell office:value-type="string">
            <text:p>Nosso Granel Shopping Recife</text:p>
          </table:table-cell>
          <table:table-cell office:value-type="string">
            <text:p>R. Padre Carapuceiro, 777 - Boa Viagem, Recife - PE, 51020-900, Brazil</text:p>
          </table:table-cell>
          <table:table-cell office:value-type="string">
            <text:p>(81) 99600-5359</text:p>
          </table:table-cell>
        </table:table-row>
        <table:table-row table:style-name="ro1">
          <table:table-cell office:value-type="string">
            <text:p>Quick Lube Recife</text:p>
          </table:table-cell>
          <table:table-cell office:value-type="string">
            <text:p>Estr. do Encanamento, 632 - Parnamirim, Recife - PE, 52070-000, Brazil</text:p>
          </table:table-cell>
          <table:table-cell office:value-type="string">
            <text:p>(81) 99612-0649</text:p>
          </table:table-cell>
        </table:table-row>
        <table:table-row table:style-name="ro1">
          <table:table-cell office:value-type="string">
            <text:p>Zaia Acarajé</text:p>
          </table:table-cell>
          <table:table-cell office:value-type="string">
            <text:p>R. Francisco de Barros Barreto, 159 - Boa Viagem, Recife - PE, 51021-550, Brazil</text:p>
          </table:table-cell>
          <table:table-cell office:value-type="string">
            <text:p>(81) 99613-3596</text:p>
          </table:table-cell>
        </table:table-row>
        <table:table-row table:style-name="ro1">
          <table:table-cell office:value-type="string">
            <text:p>FLORA PURA - RECIFE ZONA NORTE</text:p>
          </table:table-cell>
          <table:table-cell office:value-type="string">
            <text:p>Av. Dezessete de Agosto, 1133 - Casa Forte, Recife - PE, 52061-540, Brazil</text:p>
          </table:table-cell>
          <table:table-cell office:value-type="string">
            <text:p>(81) 99679-4705</text:p>
          </table:table-cell>
        </table:table-row>
        <table:table-row table:style-name="ro1">
          <table:table-cell office:value-type="string">
            <text:p>Ambar Verde (Loja de Produtos Naturais, Chás, Ervas, temperos em San Martin)</text:p>
          </table:table-cell>
          <table:table-cell office:value-type="string">
            <text:p>R. Mossoró, 430 - 02 - San Martin, Recife - PE, 50761-290, Brazil</text:p>
          </table:table-cell>
          <table:table-cell office:value-type="string">
            <text:p>(81) 99723-8061</text:p>
          </table:table-cell>
        </table:table-row>
        <table:table-row table:style-name="ro1">
          <table:table-cell office:value-type="string">
            <text:p>COMIDA PARA PLANTAS INDUSTRIA, COM. E REP. DE ADUBOS E PLANTAS LTDA</text:p>
          </table:table-cell>
          <table:table-cell office:value-type="string">
            <text:p>R. Frei Félix de Olívola, 49 - Jardim São Paulo, Recife - PE, 50781-670, Brazil</text:p>
          </table:table-cell>
          <table:table-cell office:value-type="string">
            <text:p>(81) 99730-8699</text:p>
          </table:table-cell>
        </table:table-row>
        <table:table-row table:style-name="ro1">
          <table:table-cell office:value-type="string">
            <text:p>Daterra Mercado Natural</text:p>
          </table:table-cell>
          <table:table-cell office:value-type="string">
            <text:p>EDF. PIRAPAMA - Av. Conde da Boa Vista, 250 - SALA 13 - Boa Vista, Recife - PE, 50060-004, Brazil</text:p>
          </table:table-cell>
          <table:table-cell office:value-type="string">
            <text:p>(81) 99967-9877</text:p>
          </table:table-cell>
        </table:table-row>
        <table:table-row table:style-name="ro1">
          <table:table-cell office:value-type="string">
            <text:p>Empório Flora Pura Maceió</text:p>
          </table:table-cell>
          <table:table-cell office:value-type="string">
            <text:p>Galeria Boulevard Center - R. Eng. Mario de Gusmão, 372 - Loja 4 - Ponta Verde, Maceió - AL, 57035-000, Brazil</text:p>
          </table:table-cell>
          <table:table-cell office:value-type="string">
            <text:p>(82) 98138-2998</text:p>
          </table:table-cell>
        </table:table-row>
        <table:table-row table:style-name="ro1">
          <table:table-cell office:value-type="string">
            <text:p>AM troca de óleo</text:p>
          </table:table-cell>
          <table:table-cell office:value-type="string">
            <text:p>Av. Menino Marcelo, 1137 - Cidade Universitária, Maceió - AL, 57062-971, Brazil</text:p>
          </table:table-cell>
          <table:table-cell office:value-type="string">
            <text:p>(82) 98163-1635</text:p>
          </table:table-cell>
        </table:table-row>
        <table:table-row table:style-name="ro1">
          <table:table-cell office:value-type="string">
            <text:p>Maceió cosméticos</text:p>
          </table:table-cell>
          <table:table-cell office:value-type="string">
            <text:p>Loteamento parque Miramar rua J quadra P São Jorge - Jacarecica, Maceió - AL, 57038-632, Brazil</text:p>
          </table:table-cell>
          <table:table-cell office:value-type="string">
            <text:p>(82) 98702-4601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uca Sampaio, 600 - 600 A E B - Feitosa, Maceió - AL, 57042-530, Brazil</text:p>
          </table:table-cell>
          <table:table-cell office:value-type="string">
            <text:p>(82) 98753-2499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Siqueira Campos, 1801 - Trapiche da Barra, Maceió - AL, 57010-405, Brazil</text:p>
          </table:table-cell>
          <table:table-cell office:value-type="string">
            <text:p>(82) 98753-2499</text:p>
          </table:table-cell>
        </table:table-row>
        <table:table-row table:style-name="ro1">
          <table:table-cell office:value-type="string">
            <text:p>Sertão Frios E laticínios</text:p>
          </table:table-cell>
          <table:table-cell office:value-type="string">
            <text:p>Av. Menino Marcelo, 200 - Serraria, Maceió - AL, 57046-140, Brazil</text:p>
          </table:table-cell>
          <table:table-cell office:value-type="string">
            <text:p>(82) 98813-9828</text:p>
          </table:table-cell>
        </table:table-row>
        <table:table-row table:style-name="ro1">
          <table:table-cell office:value-type="string">
            <text:p>Expresso Restobar</text:p>
          </table:table-cell>
          <table:table-cell office:value-type="string">
            <text:p>Av. Fernandes Lima, 1218A - Pitanguinha, Maceió - AL, 57052-050, Brazil</text:p>
          </table:table-cell>
          <table:table-cell office:value-type="string">
            <text:p>(82) 98831-0601</text:p>
          </table:table-cell>
        </table:table-row>
        <table:table-row table:style-name="ro1">
          <table:table-cell office:value-type="string">
            <text:p>Paradão From Oil</text:p>
          </table:table-cell>
          <table:table-cell office:value-type="string">
            <text:p>R. São João, 148A - Levada, Maceió - AL, 57015-430, Brazil</text:p>
          </table:table-cell>
          <table:table-cell office:value-type="string">
            <text:p>(82) 98889-3181</text:p>
          </table:table-cell>
        </table:table-row>
        <table:table-row table:style-name="ro1">
          <table:table-cell office:value-type="string">
            <text:p>Hibiscus produtos naturais e Suplementos</text:p>
          </table:table-cell>
          <table:table-cell office:value-type="string">
            <text:p>Rua Domingos Lordsleen, 438 - Pajuçara, Maceió - AL, 57030-260, Brazil</text:p>
          </table:table-cell>
          <table:table-cell office:value-type="string">
            <text:p>(82) 99102-8477</text:p>
          </table:table-cell>
        </table:table-row>
        <table:table-row table:style-name="ro1">
          <table:table-cell office:value-type="string">
            <text:p>Terruá Empório e Vinho bar</text:p>
          </table:table-cell>
          <table:table-cell office:value-type="string">
            <text:p>Av. Prof. Vital Barbosa, 670 - Ponta Verde, Maceió - AL, 57035-400, Brazil</text:p>
          </table:table-cell>
          <table:table-cell office:value-type="string">
            <text:p>(82) 99156-8727</text:p>
          </table:table-cell>
        </table:table-row>
        <table:table-row table:style-name="ro1">
          <table:table-cell office:value-type="string">
            <text:p>O Rei do Óleo</text:p>
          </table:table-cell>
          <table:table-cell office:value-type="string">
            <text:p>Avenida Doutor Fernando Couto Malta, 03 - Tabuleiro do Martins, Maceió - AL, 57082-160, Brazil</text:p>
          </table:table-cell>
          <table:table-cell office:value-type="string">
            <text:p>(82) 99304-0390</text:p>
          </table:table-cell>
        </table:table-row>
        <table:table-row table:style-name="ro1">
          <table:table-cell office:value-type="string">
            <text:p>Armazém Anandda</text:p>
          </table:table-cell>
          <table:table-cell office:value-type="string">
            <text:p>R. Dep. José Lages, 372 C - Ponta Verde, Maceió - AL, 57035-330, Brazil</text:p>
          </table:table-cell>
          <table:table-cell office:value-type="string">
            <text:p>(82) 99322-9054</text:p>
          </table:table-cell>
        </table:table-row>
        <table:table-row table:style-name="ro1">
          <table:table-cell office:value-type="string">
            <text:p>AGROMAPE - COMERCIO DE PRODUTOS AGRICOLAS LTDA.</text:p>
          </table:table-cell>
          <table:table-cell office:value-type="string">
            <text:p>Av. Durval de Góes Monteiro, 9686 - Galpão - A, Quadra 35 L - Tabuleiro do Martins, Maceió - AL, 57081-285, Brazil</text:p>
          </table:table-cell>
          <table:table-cell office:value-type="string">
            <text:p>(82) 99328-8352</text:p>
          </table:table-cell>
        </table:table-row>
        <table:table-row table:style-name="ro1">
          <table:table-cell office:value-type="string">
            <text:p>Milk Beach Pub</text:p>
          </table:table-cell>
          <table:table-cell office:value-type="string">
            <text:p>Rua São Pedro, 194 - Garça Torta, Maceió - AL, 57039-020, Brazil</text:p>
          </table:table-cell>
          <table:table-cell office:value-type="string">
            <text:p>(82) 99328-9947</text:p>
          </table:table-cell>
        </table:table-row>
        <table:table-row table:style-name="ro1">
          <table:table-cell office:value-type="string">
            <text:p>Smart Lubri Troca de óleo - Lava Jato</text:p>
          </table:table-cell>
          <table:table-cell office:value-type="string">
            <text:p>Av. Juca Sampaio, 76 - Barro Duro, Maceió - AL, 57045-365, Brazil</text:p>
          </table:table-cell>
          <table:table-cell office:value-type="string">
            <text:p>(82) 99332-8606</text:p>
          </table:table-cell>
        </table:table-row>
        <table:table-row table:style-name="ro1">
          <table:table-cell office:value-type="string">
            <text:p>Meta Lubrificantes</text:p>
          </table:table-cell>
          <table:table-cell office:value-type="string">
            <text:p>Av. Dep. Serzedelo de Barros Corrêa, 116 - Clima Bom, Maceió - AL, 57071-230, Brazil</text:p>
          </table:table-cell>
          <table:table-cell office:value-type="string">
            <text:p>(82) 99370-4030</text:p>
          </table:table-cell>
        </table:table-row>
        <table:table-row table:style-name="ro1">
          <table:table-cell office:value-type="string">
            <text:p>Vegetal do Brasil - Maceió</text:p>
          </table:table-cell>
          <table:table-cell office:value-type="string">
            <text:p>Av. Comendador Gustavo Paiva, 09 - TÉRREO LOJA 9 TÉRREO - Mangabeiras, Maceió - AL, 57031-530, Brazil</text:p>
          </table:table-cell>
          <table:table-cell office:value-type="string">
            <text:p>(82) 99603-9977</text:p>
          </table:table-cell>
        </table:table-row>
        <table:table-row table:style-name="ro1">
          <table:table-cell office:value-type="string">
            <text:p>Ponto do Suco</text:p>
          </table:table-cell>
          <table:table-cell office:value-type="string">
            <text:p>Av. Comendador Leão, 197 - Jaraguá, Maceió - AL, 57022-240, Brazil</text:p>
          </table:table-cell>
          <table:table-cell office:value-type="string">
            <text:p>(82) 99620-9945</text:p>
          </table:table-cell>
        </table:table-row>
        <table:table-row table:style-name="ro1">
          <table:table-cell office:value-type="string">
            <text:p>Três Irmãos Barbecue House</text:p>
          </table:table-cell>
          <table:table-cell office:value-type="string">
            <text:p>Av. Menino Marcelo, 200 - Serraria, Maceió - AL, 57046-000, Brazil</text:p>
          </table:table-cell>
          <table:table-cell office:value-type="string">
            <text:p>(82) 99659-5316</text:p>
          </table:table-cell>
        </table:table-row>
        <table:table-row table:style-name="ro1">
          <table:table-cell office:value-type="string">
            <text:p>Mel e brie</text:p>
          </table:table-cell>
          <table:table-cell office:value-type="string">
            <text:p>rua augusto cardoso - R. Olavo Macêdo Ribeiro, 125 - Jatiúca, Maceió - AL, 57035-590, Brazil</text:p>
          </table:table-cell>
          <table:table-cell office:value-type="string">
            <text:p>(82) 99682-8554</text:p>
          </table:table-cell>
        </table:table-row>
        <table:table-row table:style-name="ro1">
          <table:table-cell office:value-type="string">
            <text:p>Plantar Bem Maceió</text:p>
          </table:table-cell>
          <table:table-cell office:value-type="string">
            <text:p>R. Campo dos Pardais, 3 - Tabuleiro do Martins, Maceió - AL, 57061-654, Brazil</text:p>
          </table:table-cell>
          <table:table-cell office:value-type="string">
            <text:p>(82) 99684-4705</text:p>
          </table:table-cell>
        </table:table-row>
        <table:table-row table:style-name="ro1">
          <table:table-cell office:value-type="string">
            <text:p>Francês Delivery.</text:p>
          </table:table-cell>
          <table:table-cell office:value-type="string">
            <text:p>Av. Cid Scala, 723 - Poço, Maceió - AL, 57025-620, Brazil</text:p>
          </table:table-cell>
          <table:table-cell office:value-type="string">
            <text:p>(82) 99685-9493</text:p>
          </table:table-cell>
        </table:table-row>
        <table:table-row table:style-name="ro1">
          <table:table-cell office:value-type="string">
            <text:p>Universo das Essências</text:p>
          </table:table-cell>
          <table:table-cell office:value-type="string">
            <text:p>R. Fernandes de Barros, 13 - Centro, Maceió - AL, 57020-020, Brazil</text:p>
          </table:table-cell>
          <table:table-cell office:value-type="string">
            <text:p>(82) 99802-0354</text:p>
          </table:table-cell>
        </table:table-row>
        <table:table-row table:style-name="ro1">
          <table:table-cell office:value-type="string">
            <text:p>Rações Nutribem</text:p>
          </table:table-cell>
          <table:table-cell office:value-type="string">
            <text:p>Whatsapp&amp;(81)98771 - 0069___Av. Durval de Góes Monteiro, 6330 - Av. Durval de Góes Monteiro, 6330 - Tabuleiro do Martins, Maceió - AL, 57080-000, Brazil</text:p>
          </table:table-cell>
          <table:table-cell office:value-type="string">
            <text:p>(82) 99921-3002</text:p>
          </table:table-cell>
        </table:table-row>
        <table:table-row table:style-name="ro1">
          <table:table-cell office:value-type="string">
            <text:p>Chillimex Comida Mexicana</text:p>
          </table:table-cell>
          <table:table-cell office:value-type="string">
            <text:p>R. Comerc. José Pontes de Magalhães, 103 - Jatiúca, Maceió - AL, 57036-250, Brazil</text:p>
          </table:table-cell>
          <table:table-cell office:value-type="string">
            <text:p>(82) 99945-8548</text:p>
          </table:table-cell>
        </table:table-row>
        <table:table-row table:style-name="ro1">
          <table:table-cell office:value-type="string">
            <text:p>Campneus Maceió - Loja de Pneus Pirelli e Troca de Óleo</text:p>
          </table:table-cell>
          <table:table-cell office:value-type="string">
            <text:p>Av. Menino Marcelo, 9251 - Serraria, Maceió - AL, 57046-000, Brazil</text:p>
          </table:table-cell>
          <table:table-cell office:value-type="string">
            <text:p>(82) 99976-0188</text:p>
          </table:table-cell>
        </table:table-row>
        <table:table-row table:style-name="ro1">
          <table:table-cell office:value-type="string">
            <text:p>LADEIRÃO DO ÓLEO - VIA EXPRESSA</text:p>
          </table:table-cell>
          <table:table-cell office:value-type="string">
            <text:p>Av. Menino Marcelo, 2380 - Tabuleiro do Martins, Maceió - AL, 57081-385, Brazil</text:p>
          </table:table-cell>
          <table:table-cell office:value-type="string">
            <text:p>(82) 99993-6168</text:p>
          </table:table-cell>
        </table:table-row>
        <table:table-row table:style-name="ro1">
          <table:table-cell office:value-type="string">
            <text:p>Bee Mel - Piauí</text:p>
          </table:table-cell>
          <table:table-cell office:value-type="string">
            <text:p>R. David Caldas, 1022 - Vermelha, Teresina - PI, 64018-670, Brazil</text:p>
          </table:table-cell>
          <table:table-cell office:value-type="string">
            <text:p>(86) 98142-9075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Dep. Paulo Ferraz, 2907 - São Raimundo, Teresina - PI, 64075-005, Brazil</text:p>
          </table:table-cell>
          <table:table-cell office:value-type="string">
            <text:p>(86) 99401-8424</text:p>
          </table:table-cell>
        </table:table-row>
        <table:table-row table:style-name="ro1">
          <table:table-cell office:value-type="string">
            <text:p>O Murilão Auto Serviços - Pneus e Câmara de ar | Ar condicionado | Troca de Óleo | Mecânica em Geral | Teresina PI</text:p>
          </table:table-cell>
          <table:table-cell office:value-type="string">
            <text:p>Av. Miguel Rosa, 6595/Sul - Macaúba, Teresina - PI, 64018-550, Brazil</text:p>
          </table:table-cell>
          <table:table-cell office:value-type="string">
            <text:p>(86) 99426-4329</text:p>
          </table:table-cell>
        </table:table-row>
        <table:table-row table:style-name="ro1">
          <table:table-cell office:value-type="string">
            <text:p>Super troca de óleo Chico Barbosa</text:p>
          </table:table-cell>
          <table:table-cell office:value-type="string">
            <text:p>Av. Odilon Araújo, 1387 - Cristo Rei, Teresina - PI, 64015-315, Brazil</text:p>
          </table:table-cell>
          <table:table-cell office:value-type="string">
            <text:p>(86) 99480-0613</text:p>
          </table:table-cell>
        </table:table-row>
        <table:table-row table:style-name="ro1">
          <table:table-cell office:value-type="string">
            <text:p>Santa Luzia Lubrificantes Super Troca de óleo em Teresina - óleo para carros em Teresina - óleo para motos</text:p>
          </table:table-cell>
          <table:table-cell office:value-type="string">
            <text:p>Miguel Rosa - com, R. Sete de Setembro - Centro (Norte), Teresina - PI, 64000-210, Brazil</text:p>
          </table:table-cell>
          <table:table-cell office:value-type="string">
            <text:p>(86) 99493-7891</text:p>
          </table:table-cell>
        </table:table-row>
        <table:table-row table:style-name="ro1">
          <table:table-cell office:value-type="string">
            <text:p>C. Macêdo &amp; Cia</text:p>
          </table:table-cell>
          <table:table-cell office:value-type="string">
            <text:p>Av. Miguel Rosa, 5096 - Nossa Sra. das Gracas, Teresina - PI, 64018-560, Brazil</text:p>
          </table:table-cell>
          <table:table-cell office:value-type="string">
            <text:p>(86) 99522-4299</text:p>
          </table:table-cell>
        </table:table-row>
        <table:table-row table:style-name="ro1">
          <table:table-cell office:value-type="string">
            <text:p>Fertiliza Agropecuária: Inseticidas, Ração, Sementes, Adubos, Teresina PI</text:p>
          </table:table-cell>
          <table:table-cell office:value-type="string">
            <text:p>Av. João XXIII, 2220 - Loja 01 - São João, Teresina - PI, 64045-380, Brazil</text:p>
          </table:table-cell>
          <table:table-cell office:value-type="string">
            <text:p>(86) 99538-7870</text:p>
          </table:table-cell>
        </table:table-row>
        <table:table-row table:style-name="ro1">
          <table:table-cell office:value-type="string">
            <text:p>Top Óleo</text:p>
          </table:table-cell>
          <table:table-cell office:value-type="string">
            <text:p>R. José Paulino, 1409 - Jóquei, Teresina - PI, 64048-301, Brazil</text:p>
          </table:table-cell>
          <table:table-cell office:value-type="string">
            <text:p>(86) 99865-6461</text:p>
          </table:table-cell>
        </table:table-row>
        <table:table-row table:style-name="ro1">
          <table:table-cell office:value-type="string">
            <text:p>REI DO LUBRIFICANTE (RDL)</text:p>
          </table:table-cell>
          <table:table-cell office:value-type="string">
            <text:p>Rua Treze de Maio, 3939 - Tabuleta, Teresina - PI, 64019-708, Brazil</text:p>
          </table:table-cell>
          <table:table-cell office:value-type="string">
            <text:p>(86) 99903-1255</text:p>
          </table:table-cell>
        </table:table-row>
        <table:table-row table:style-name="ro1">
          <table:table-cell office:value-type="string">
            <text:p>Fertilizante NPK 10.10.10 Bela Flora</text:p>
          </table:table-cell>
          <table:table-cell office:value-type="string">
            <text:p>R. Mal. Dutra, 4300 - Lourival Parente, Teresina - PI, 64023-250, Brazil</text:p>
          </table:table-cell>
          <table:table-cell office:value-type="string">
            <text:p>(86) 99949-2413</text:p>
          </table:table-cell>
        </table:table-row>
        <table:table-row table:style-name="ro1">
          <table:table-cell office:value-type="string">
            <text:p>IMPERATRIZ ALIMENTOS</text:p>
          </table:table-cell>
          <table:table-cell office:value-type="string">
            <text:p>Av. Pedro Neiva de Santana - Parque Da Lagoa, Imperatriz - MA, 65914-630, Brazil</text:p>
          </table:table-cell>
          <table:table-cell office:value-type="string">
            <text:p>(86) 99968-1331</text:p>
          </table:table-cell>
        </table:table-row>
        <table:table-row table:style-name="ro1">
          <table:table-cell office:value-type="string">
            <text:p>Lojão do Lubrificante</text:p>
          </table:table-cell>
          <table:table-cell office:value-type="string">
            <text:p>R. Gabriel Ferreira, 1852 - Centro (Sul), Teresina - PI, 64002-350, Brazil</text:p>
          </table:table-cell>
          <table:table-cell office:value-type="string">
            <text:p>(86) 99983-9526</text:p>
          </table:table-cell>
        </table:table-row>
        <table:table-row table:style-name="ro1">
          <table:table-cell office:value-type="string">
            <text:p>Super Troca de Óleo, O GILVAN</text:p>
          </table:table-cell>
          <table:table-cell office:value-type="string">
            <text:p>Av. Miguel Rosa, 6159 - Centro (Sul), Teresina - PI, 64001-210, Brazil</text:p>
          </table:table-cell>
          <table:table-cell office:value-type="string">
            <text:p>(86) 99985-1710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Pedro Miranda, 1834 - Pedreira, Belém - PA, 66085-023, Brazil</text:p>
          </table:table-cell>
          <table:table-cell office:value-type="string">
            <text:p>(91) 98111-5630</text:p>
          </table:table-cell>
        </table:table-row>
        <table:table-row table:style-name="ro1">
          <table:table-cell office:value-type="string">
            <text:p>COMBU JUICE, SUCOS NATURAIS</text:p>
          </table:table-cell>
          <table:table-cell office:value-type="string">
            <text:p>R. Dr. Américo Santa Rosa, 980 - Canudos, Belém - PA, 66070-131, Brazil</text:p>
          </table:table-cell>
          <table:table-cell office:value-type="string">
            <text:p>(91) 98135-2536</text:p>
          </table:table-cell>
        </table:table-row>
        <table:table-row table:style-name="ro1">
          <table:table-cell office:value-type="string">
            <text:p>Flávia Vinagre</text:p>
          </table:table-cell>
          <table:table-cell office:value-type="string">
            <text:p>On line - Campina, Belém - PA, 66000-000, Brazil</text:p>
          </table:table-cell>
          <table:table-cell office:value-type="string">
            <text:p>(91) 98145-9895</text:p>
          </table:table-cell>
        </table:table-row>
        <table:table-row table:style-name="ro1">
          <table:table-cell office:value-type="string">
            <text:p>Lift Car</text:p>
          </table:table-cell>
          <table:table-cell office:value-type="string">
            <text:p>R. das Rosas, 198 - Parque Verde, Belém - PA, 66633-165, Brazil</text:p>
          </table:table-cell>
          <table:table-cell office:value-type="string">
            <text:p>(91) 98170-1241</text:p>
          </table:table-cell>
        </table:table-row>
        <table:table-row table:style-name="ro1">
          <table:table-cell office:value-type="string">
            <text:p>Bellamax Delivery</text:p>
          </table:table-cell>
          <table:table-cell office:value-type="string">
            <text:p>Tv. Vileta, 2816 - Marco, Belém - PA, 66095-346, Brazil</text:p>
          </table:table-cell>
          <table:table-cell office:value-type="string">
            <text:p>(91) 98191-4400</text:p>
          </table:table-cell>
        </table:table-row>
        <table:table-row table:style-name="ro1">
          <table:table-cell office:value-type="string">
            <text:p>Óleo de Avestruz - Amazon Strutio</text:p>
          </table:table-cell>
          <table:table-cell office:value-type="string">
            <text:p>Tv. Mauriti, 1733 - Pedreira, Belém - PA, 66087-680, Brazil</text:p>
          </table:table-cell>
          <table:table-cell office:value-type="string">
            <text:p>(91) 98222-1222</text:p>
          </table:table-cell>
        </table:table-row>
        <table:table-row table:style-name="ro1">
          <table:table-cell office:value-type="string">
            <text:p>Mundo Natural Manoel Barata</text:p>
          </table:table-cell>
          <table:table-cell office:value-type="string">
            <text:p>R. Sen. Manoel Barata, 444 - Campina, Belém - PA, 66015-020, Brazil</text:p>
          </table:table-cell>
          <table:table-cell office:value-type="string">
            <text:p>(91) 98252-5601</text:p>
          </table:table-cell>
        </table:table-row>
        <table:table-row table:style-name="ro1">
          <table:table-cell office:value-type="string">
            <text:p>Oficina Total Flex</text:p>
          </table:table-cell>
          <table:table-cell office:value-type="string">
            <text:p>Passagem João de Deus, 442 - Guamá, Belém - PA, 66075-385, Brazil</text:p>
          </table:table-cell>
          <table:table-cell office:value-type="string">
            <text:p>(91) 98258-8446</text:p>
          </table:table-cell>
        </table:table-row>
        <table:table-row table:style-name="ro1">
          <table:table-cell office:value-type="string">
            <text:p>Pub shrimp</text:p>
          </table:table-cell>
          <table:table-cell office:value-type="string">
            <text:p>Tv. 14 de Março, 1032 - Umarizal, Belém - PA, 66055-490, Brazil</text:p>
          </table:table-cell>
          <table:table-cell office:value-type="string">
            <text:p>(91) 98272-6053</text:p>
          </table:table-cell>
        </table:table-row>
        <table:table-row table:style-name="ro1">
          <table:table-cell office:value-type="string">
            <text:p>Escola Pré-Militar Belém</text:p>
          </table:table-cell>
          <table:table-cell office:value-type="string">
            <text:p>Estr. do Benjamin, 113 - Cabanagem, Belém - PA, 66650-450, Brazil</text:p>
          </table:table-cell>
          <table:table-cell office:value-type="string">
            <text:p>(91) 98279-3755</text:p>
          </table:table-cell>
        </table:table-row>
        <table:table-row table:style-name="ro1">
          <table:table-cell office:value-type="string">
            <text:p>Óleos Essenciais dōterra em Belém | Angela Garcia Aromateurapeuta</text:p>
          </table:table-cell>
          <table:table-cell office:value-type="string">
            <text:p>R. Óbidos, 374 - Cidade Velha, Belém - PA, 66020-446, Brazil</text:p>
          </table:table-cell>
          <table:table-cell office:value-type="string">
            <text:p>(91) 98367-8703</text:p>
          </table:table-cell>
        </table:table-row>
        <table:table-row table:style-name="ro1">
          <table:table-cell office:value-type="string">
            <text:p>ALFA-LUBRIFICA TROCA DE ÓLEO A DOMICÍLIO</text:p>
          </table:table-cell>
          <table:table-cell office:value-type="string">
            <text:p>R. Tiradentes, 32 - Sacramenta, Belém - PA, 66123-390, Brazil</text:p>
          </table:table-cell>
          <table:table-cell office:value-type="string">
            <text:p>(91) 98389-3319</text:p>
          </table:table-cell>
        </table:table-row>
        <table:table-row table:style-name="ro1">
          <table:table-cell office:value-type="string">
            <text:p>Nação Verde - Belém do Pará</text:p>
          </table:table-cell>
          <table:table-cell office:value-type="string">
            <text:p>R. Antônio Barreto, 418 - Umarizal, Belém - PA, 66055-050, Brazil</text:p>
          </table:table-cell>
          <table:table-cell office:value-type="string">
            <text:p>(91) 98404-3139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Gentil Bitencourt, 1096 - Nazaré, Belém - PA, 66040-174, Brazil</text:p>
          </table:table-cell>
          <table:table-cell office:value-type="string">
            <text:p>(91) 98414-5139</text:p>
          </table:table-cell>
        </table:table-row>
        <table:table-row table:style-name="ro1">
          <table:table-cell office:value-type="string">
            <text:p>Golden Becas 👩‍🎓👨‍🎓</text:p>
          </table:table-cell>
          <table:table-cell office:value-type="string">
            <text:p>Vila Vinagre - Maracangalha, Belém - PA, 66110-195, Brazil</text:p>
          </table:table-cell>
          <table:table-cell office:value-type="string">
            <text:p>(91) 98419-6911</text:p>
          </table:table-cell>
        </table:table-row>
        <table:table-row table:style-name="ro1">
          <table:table-cell office:value-type="string">
            <text:p>Loja Natura LaLu Cosméticos</text:p>
          </table:table-cell>
          <table:table-cell office:value-type="string">
            <text:p>Rod. Augusto Montenegro, KM 7, s/n sala EUC n°15 Galeria Supermercado Formosa - Parque Verde, Belém - PA, 66635-110, Brazil</text:p>
          </table:table-cell>
          <table:table-cell office:value-type="string">
            <text:p>(91) 98438-3659</text:p>
          </table:table-cell>
        </table:table-row>
        <table:table-row table:style-name="ro1">
          <table:table-cell office:value-type="string">
            <text:p>Simple Organic Belém</text:p>
          </table:table-cell>
          <table:table-cell office:value-type="string">
            <text:p>Avenida Visconde de Souza Franco, 776 Boulevard Shopping Piso 03 - Quiosque 309 - Reduto, Belém - PA, 66053-000, Brazil</text:p>
          </table:table-cell>
          <table:table-cell office:value-type="string">
            <text:p>(91) 98450-5197</text:p>
          </table:table-cell>
        </table:table-row>
        <table:table-row table:style-name="ro1">
          <table:table-cell office:value-type="string">
            <text:p>The Premium Steaks</text:p>
          </table:table-cell>
          <table:table-cell office:value-type="string">
            <text:p>Av. Cmte. Brás de Aguiar, 279 - Batista Campos, Belém - PA, 66035-395, Brazil</text:p>
          </table:table-cell>
          <table:table-cell office:value-type="string">
            <text:p>(91) 98451-5710</text:p>
          </table:table-cell>
        </table:table-row>
        <table:table-row table:style-name="ro1">
          <table:table-cell office:value-type="string">
            <text:p>Gramophone Café</text:p>
          </table:table-cell>
          <table:table-cell office:value-type="string">
            <text:p>Av. Gov Magalhães Barata, 836 - São Brás, Belém - PA, 66060-281, Brazil</text:p>
          </table:table-cell>
          <table:table-cell office:value-type="string">
            <text:p>(91) 98475-4428</text:p>
          </table:table-cell>
        </table:table-row>
        <table:table-row table:style-name="ro1">
          <table:table-cell office:value-type="string">
            <text:p>Restaurante Outback Steakhouse</text:p>
          </table:table-cell>
          <table:table-cell office:value-type="string">
            <text:p>Av. Visconde De Souza Franco, 776 EUC 421 - 4º Piso - Reduto, Belém - PA, 66053-000, Brazil</text:p>
          </table:table-cell>
          <table:table-cell office:value-type="string">
            <text:p>(91) 98563-1762</text:p>
          </table:table-cell>
        </table:table-row>
        <table:table-row table:style-name="ro1">
          <table:table-cell office:value-type="string">
            <text:p>Celeste Restaurante</text:p>
          </table:table-cell>
          <table:table-cell office:value-type="string">
            <text:p>R. Padre Champagnat, 302 - Cidade Velha, Belém - PA, 66020-470, Brazil</text:p>
          </table:table-cell>
          <table:table-cell office:value-type="string">
            <text:p>(91) 98567-0220</text:p>
          </table:table-cell>
        </table:table-row>
        <table:table-row table:style-name="ro1">
          <table:table-cell office:value-type="string">
            <text:p>Rei das Essências</text:p>
          </table:table-cell>
          <table:table-cell office:value-type="string">
            <text:p>em frente ao shopping patio belem, ao lado da eurosono - Tv. Padre Eutíquio, 1201 - Batista Campos, Belém - PA, 66023-710, Brazil</text:p>
          </table:table-cell>
          <table:table-cell office:value-type="string">
            <text:p>(91) 98571-3494</text:p>
          </table:table-cell>
        </table:table-row>
        <table:table-row table:style-name="ro1">
          <table:table-cell office:value-type="string">
            <text:p>Mahogany - Shopping Pátio Belém</text:p>
          </table:table-cell>
          <table:table-cell office:value-type="string">
            <text:p>Tv. Padre Eutíquio, 1078 - 3º Piso - Batista Campos, Belém - PA, 66023-902, Brazil</text:p>
          </table:table-cell>
          <table:table-cell office:value-type="string">
            <text:p>(91) 98723-3070</text:p>
          </table:table-cell>
        </table:table-row>
        <table:table-row table:style-name="ro1">
          <table:table-cell office:value-type="string">
            <text:p>Mahogany</text:p>
          </table:table-cell>
          <table:table-cell office:value-type="string">
            <text:p>Av. Visc. de Souza Franco, 776 - 253 - Reduto, Belém - PA, 66053-000, Brazil</text:p>
          </table:table-cell>
          <table:table-cell office:value-type="string">
            <text:p>(91) 98732-8890</text:p>
          </table:table-cell>
        </table:table-row>
        <table:table-row table:style-name="ro1">
          <table:table-cell office:value-type="string">
            <text:p>Amazon Nature</text:p>
          </table:table-cell>
          <table:table-cell office:value-type="string">
            <text:p>R. São pedro Fim da linha do ônibus - R. Sideral - Coqueiro, Belém - PA, 67000-001, Brazil</text:p>
          </table:table-cell>
          <table:table-cell office:value-type="string">
            <text:p>(91) 98958-9366</text:p>
          </table:table-cell>
        </table:table-row>
        <table:table-row table:style-name="ro1">
          <table:table-cell office:value-type="string">
            <text:p>GARAGEM MOTORS BELÉM</text:p>
          </table:table-cell>
          <table:table-cell office:value-type="string">
            <text:p>R. Antônio Barreto, 263 - Fátima, Belém - PA, 66055-050, Brazil</text:p>
          </table:table-cell>
          <table:table-cell office:value-type="string">
            <text:p>(91) 98970-2140</text:p>
          </table:table-cell>
        </table:table-row>
        <table:table-row table:style-name="ro1">
          <table:table-cell office:value-type="string">
            <text:p>O Velho Moinho</text:p>
          </table:table-cell>
          <table:table-cell office:value-type="string">
            <text:p>Tv. 14 de Março, 867 - Umarizal, Belém - PA, 66055-490, Brazil</text:p>
          </table:table-cell>
          <table:table-cell office:value-type="string">
            <text:p>(91) 98992-2126</text:p>
          </table:table-cell>
        </table:table-row>
        <table:table-row table:style-name="ro1">
          <table:table-cell office:value-type="string">
            <text:p>Igor Vinagre Oftalmologista - Belém/PA</text:p>
          </table:table-cell>
          <table:table-cell office:value-type="string">
            <text:p>Tv. Mauriti, 3157 - Marco, Belém - PA, 66093-681, Brazil</text:p>
          </table:table-cell>
          <table:table-cell office:value-type="string">
            <text:p>(91) 99118-6452</text:p>
          </table:table-cell>
        </table:table-row>
        <table:table-row table:style-name="ro1">
          <table:table-cell office:value-type="string">
            <text:p>Grill &amp; Cia</text:p>
          </table:table-cell>
          <table:table-cell office:value-type="string">
            <text:p>Passagem Severa Romana, 102 - Sacramenta, Belém - PA, 66120-370, Brazil</text:p>
          </table:table-cell>
          <table:table-cell office:value-type="string">
            <text:p>(91) 99148-7301</text:p>
          </table:table-cell>
        </table:table-row>
        <table:table-row table:style-name="ro1">
          <table:table-cell office:value-type="string">
            <text:p>SUCO NATURAL</text:p>
          </table:table-cell>
          <table:table-cell office:value-type="string">
            <text:p>Tv. Mauriti, 494 - Telégrafo, Belém - PA, 68447-000, Brazil</text:p>
          </table:table-cell>
          <table:table-cell office:value-type="string">
            <text:p>(91) 99166-6546</text:p>
          </table:table-cell>
        </table:table-row>
        <table:table-row table:style-name="ro1">
          <table:table-cell office:value-type="string">
            <text:p>Ortoclínica do Pará</text:p>
          </table:table-cell>
          <table:table-cell office:value-type="string">
            <text:p>R. Boaventura da Silva, 714 - Umarizal, Belém - PA, 66055-090, Brazil</text:p>
          </table:table-cell>
          <table:table-cell office:value-type="string">
            <text:p>(91) 99166-6905</text:p>
          </table:table-cell>
        </table:table-row>
        <table:table-row table:style-name="ro1">
          <table:table-cell office:value-type="string">
            <text:p>Pólen da Beleza | Aromaterapia e Cosméticos Naturais, Orgânicos e Veganos</text:p>
          </table:table-cell>
          <table:table-cell office:value-type="string">
            <text:p>Conjunto Ipaupixuna - Tenoné, Belém - PA, 66820-860, Brazil</text:p>
          </table:table-cell>
          <table:table-cell office:value-type="string">
            <text:p>(91) 99204-1671</text:p>
          </table:table-cell>
        </table:table-row>
        <table:table-row table:style-name="ro1">
          <table:table-cell office:value-type="string">
            <text:p>Tasca do Bosque</text:p>
          </table:table-cell>
          <table:table-cell office:value-type="string">
            <text:p>Tv. Angustura, 3210 - n.°1 - Marco, Belém - PA, 66093-040, Brazil</text:p>
          </table:table-cell>
          <table:table-cell office:value-type="string">
            <text:p>(91) 99204-3940</text:p>
          </table:table-cell>
        </table:table-row>
        <table:table-row table:style-name="ro1">
          <table:table-cell office:value-type="string">
            <text:p>Rebecca Vinagre Advocacia - atendimento em todo o Brasil</text:p>
          </table:table-cell>
          <table:table-cell office:value-type="string">
            <text:p>Av. Pedro Miranda, 1377 - 11 - Pedreira, Belém - PA, 66085-022, Brazil</text:p>
          </table:table-cell>
          <table:table-cell office:value-type="string">
            <text:p>(91) 99225-9910</text:p>
          </table:table-cell>
        </table:table-row>
        <table:table-row table:style-name="ro1">
          <table:table-cell office:value-type="string">
            <text:p>Camarada Camarão: Camarões, Peixes, Happy Hour, Restaurante, Belém PA</text:p>
          </table:table-cell>
          <table:table-cell office:value-type="string">
            <text:p>Av. Visc. de Souza Franco, 776 - Loja 427 - Reduto, Belém - PA, 66053-000, Brazil</text:p>
          </table:table-cell>
          <table:table-cell office:value-type="string">
            <text:p>(91) 99250-8599</text:p>
          </table:table-cell>
        </table:table-row>
        <table:table-row table:style-name="ro1">
          <table:table-cell office:value-type="string">
            <text:p>Estação Cosméticos Guamá</text:p>
          </table:table-cell>
          <table:table-cell office:value-type="string">
            <text:p>R. Barão de Igarapé Miri, 129 - Guamá, Belém - PA, 67040-180, Brazil</text:p>
          </table:table-cell>
          <table:table-cell office:value-type="string">
            <text:p>(91) 99280-2580</text:p>
          </table:table-cell>
        </table:table-row>
        <table:table-row table:style-name="ro1">
          <table:table-cell office:value-type="string">
            <text:p>ByEssence Cosméticos - Aromaterapia</text:p>
          </table:table-cell>
          <table:table-cell office:value-type="string">
            <text:p>Passagem São Sebastião, 68 - Maracangalha, Belém - PA, 66110-260, Brazil</text:p>
          </table:table-cell>
          <table:table-cell office:value-type="string">
            <text:p>(91) 99335-5697</text:p>
          </table:table-cell>
        </table:table-row>
        <table:table-row table:style-name="ro1">
          <table:table-cell office:value-type="string">
            <text:p>Monobloco Exata Auto Center - Duque de Caxias - Belém</text:p>
          </table:table-cell>
          <table:table-cell office:value-type="string">
            <text:p>Av. Duque de Caxias, 1123 - Marco, Belém - PA, 66093-029, Brazil</text:p>
          </table:table-cell>
          <table:table-cell office:value-type="string">
            <text:p>(91) 99378-1818</text:p>
          </table:table-cell>
        </table:table-row>
        <table:table-row table:style-name="ro1">
          <table:table-cell office:value-type="string">
            <text:p>Cervejaria Cabôca - Reduto Etílico</text:p>
          </table:table-cell>
          <table:table-cell office:value-type="string">
            <text:p>598 - Blvd. Castilhos França, 550 - Campina, Belém - PA, 66010-020, Brazil</text:p>
          </table:table-cell>
          <table:table-cell office:value-type="string">
            <text:p>(91) 99629-7278</text:p>
          </table:table-cell>
        </table:table-row>
        <table:table-row table:style-name="ro1">
          <table:table-cell office:value-type="string">
            <text:p>Revizzi AutoCenter</text:p>
          </table:table-cell>
          <table:table-cell office:value-type="string">
            <text:p>Tv. Dr. Moraes, 787 - Batista Campos, Belém - PA, 66035-125, Brazil</text:p>
          </table:table-cell>
          <table:table-cell office:value-type="string">
            <text:p>(91) 99814-9770</text:p>
          </table:table-cell>
        </table:table-row>
        <table:table-row table:style-name="ro1">
          <table:table-cell office:value-type="string">
            <text:p>A&amp;B ADUBO E PLANTAS</text:p>
          </table:table-cell>
          <table:table-cell office:value-type="string">
            <text:p>R. 1, 59 - Tapanã, Belém - PA, 66825-365, Brazil</text:p>
          </table:table-cell>
          <table:table-cell office:value-type="string">
            <text:p>(91) 99823-5543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od Augusto Montenegro - Tv. Vila Nova, 1800 - Marambaia, Belém - PA, 66623-590, Brazil</text:p>
          </table:table-cell>
          <table:table-cell office:value-type="string">
            <text:p>(91) 99982-5125</text:p>
          </table:table-cell>
        </table:table-row>
        <table:table-row table:style-name="ro1">
          <table:table-cell office:value-type="string">
            <text:p>TROCÃO CIDADE NOVA - TROCA DE ÓLEO</text:p>
          </table:table-cell>
          <table:table-cell office:value-type="string">
            <text:p>Av. Max Teixeira, 48 - Col. Santo Antônio, Manaus - AM, 69095-770, Brazil</text:p>
          </table:table-cell>
          <table:table-cell office:value-type="string">
            <text:p>(92) 98105-1620</text:p>
          </table:table-cell>
        </table:table-row>
        <table:table-row table:style-name="ro1">
          <table:table-cell office:value-type="string">
            <text:p>Tucumã Café - Parque Dez</text:p>
          </table:table-cell>
          <table:table-cell office:value-type="string">
            <text:p>Via Local C, 66 - Parque 10 de Novembro, Manaus - AM, 69055-010, Brazil</text:p>
          </table:table-cell>
          <table:table-cell office:value-type="string">
            <text:p>(92) 98121-8795</text:p>
          </table:table-cell>
        </table:table-row>
        <table:table-row table:style-name="ro1">
          <table:table-cell office:value-type="string">
            <text:p>Cafeteria do Largo</text:p>
          </table:table-cell>
          <table:table-cell office:value-type="string">
            <text:p>R. Costa Azevedo, 290 - Centro, Manaus - AM, 69010-030, Brazil</text:p>
          </table:table-cell>
          <table:table-cell office:value-type="string">
            <text:p>(92) 98138-5575</text:p>
          </table:table-cell>
        </table:table-row>
        <table:table-row table:style-name="ro1">
          <table:table-cell office:value-type="string">
            <text:p>Quiosque Feira do mel - Flor do Amazonas</text:p>
          </table:table-cell>
          <table:table-cell office:value-type="string">
            <text:p>Av. Torquato Tapajós, SN - Flores, Manaus - AM, 69093-000, Brazil</text:p>
          </table:table-cell>
          <table:table-cell office:value-type="string">
            <text:p>(92) 98145-8628</text:p>
          </table:table-cell>
        </table:table-row>
        <table:table-row table:style-name="ro1">
          <table:table-cell office:value-type="string">
            <text:p>Banca Feira Do Mel - Flor Do Amazonas</text:p>
          </table:table-cell>
          <table:table-cell office:value-type="string">
            <text:p>R. José Paranaguá, 76-148 - Centro, Manaus - AM, 69005-130, Brazil</text:p>
          </table:table-cell>
          <table:table-cell office:value-type="string">
            <text:p>(92) 98145-8628</text:p>
          </table:table-cell>
        </table:table-row>
        <table:table-row table:style-name="ro1">
          <table:table-cell office:value-type="string">
            <text:p>Empório Grãos e Saúde</text:p>
          </table:table-cell>
          <table:table-cell office:value-type="string">
            <text:p>R. Havana, 264 - quadra 247 - Nova Cidade, Manaus - AM, 69097-225, Brazil</text:p>
          </table:table-cell>
          <table:table-cell office:value-type="string">
            <text:p>(92) 98217-1789</text:p>
          </table:table-cell>
        </table:table-row>
        <table:table-row table:style-name="ro1">
          <table:table-cell office:value-type="string">
            <text:p>Mangiare Casa de Massas</text:p>
          </table:table-cell>
          <table:table-cell office:value-type="string">
            <text:p>R. Taraguá, 21 - Colônia Terra Nova, Manaus - AM, 69093-057, Brazil</text:p>
          </table:table-cell>
          <table:table-cell office:value-type="string">
            <text:p>(92) 98244-7771</text:p>
          </table:table-cell>
        </table:table-row>
        <table:table-row table:style-name="ro1">
          <table:table-cell office:value-type="string">
            <text:p>Taychi Sushi Bar</text:p>
          </table:table-cell>
          <table:table-cell office:value-type="string">
            <text:p>Posto Atem - Av. Gov. José Lindoso, 570 - Aleixo, Manaus - AM, 69060-118, Brazil</text:p>
          </table:table-cell>
          <table:table-cell office:value-type="string">
            <text:p>(92) 98271-3083</text:p>
          </table:table-cell>
        </table:table-row>
        <table:table-row table:style-name="ro1">
          <table:table-cell office:value-type="string">
            <text:p>Distribuidora Norte Rural Nutriente Animal</text:p>
          </table:table-cell>
          <table:table-cell office:value-type="string">
            <text:p>Av. Constantinopla, 739 - Loja 5 - Planalto, Manaus - AM, 69045-000, Brazil</text:p>
          </table:table-cell>
          <table:table-cell office:value-type="string">
            <text:p>(92) 98406-6229</text:p>
          </table:table-cell>
        </table:table-row>
        <table:table-row table:style-name="ro1">
          <table:table-cell office:value-type="string">
            <text:p>CLA Lubrificação / Troca de Óleo</text:p>
          </table:table-cell>
          <table:table-cell office:value-type="string">
            <text:p>R. Paulo Eduardo De Lima Cj R Junior, 20 - Nova Cidade, Manaus - AM, 69095-670, Brazil</text:p>
          </table:table-cell>
          <table:table-cell office:value-type="string">
            <text:p>(92) 98407-2533</text:p>
          </table:table-cell>
        </table:table-row>
        <table:table-row table:style-name="ro1">
          <table:table-cell office:value-type="string">
            <text:p>La Parrilla Grill</text:p>
          </table:table-cell>
          <table:table-cell office:value-type="string">
            <text:p>Av. Des. João Machado, 63 - Alvorada, Manaus - AM, 69044-000, Brazil</text:p>
          </table:table-cell>
          <table:table-cell office:value-type="string">
            <text:p>(92) 98409-2233</text:p>
          </table:table-cell>
        </table:table-row>
        <table:table-row table:style-name="ro1">
          <table:table-cell office:value-type="string">
            <text:p>Chapagro</text:p>
          </table:table-cell>
          <table:table-cell office:value-type="string">
            <text:p>Av. Lourenço da Silva Braga, 700 - Centro, Manaus - AM, 69005-015, Brazil</text:p>
          </table:table-cell>
          <table:table-cell office:value-type="string">
            <text:p>(92) 98410-3555</text:p>
          </table:table-cell>
        </table:table-row>
        <table:table-row table:style-name="ro1">
          <table:table-cell office:value-type="string">
            <text:p>Empório Flora Pura - Produtos naturais</text:p>
          </table:table-cell>
          <table:table-cell office:value-type="string">
            <text:p>Amazonas Shopping Center - Av. Djalma Batista, 482 - 1° andar - Chapada, Manaus - AM, 69050-010, Brazil</text:p>
          </table:table-cell>
          <table:table-cell office:value-type="string">
            <text:p>(92) 98411-4559</text:p>
          </table:table-cell>
        </table:table-row>
        <table:table-row table:style-name="ro1">
          <table:table-cell office:value-type="string">
            <text:p>Empório Flora Pura</text:p>
          </table:table-cell>
          <table:table-cell office:value-type="string">
            <text:p>Av. Mário Ypiranga, 1300 - Adrianópolis, Manaus - AM, 69053-165, Brazil</text:p>
          </table:table-cell>
          <table:table-cell office:value-type="string">
            <text:p>(92) 98411-4559</text:p>
          </table:table-cell>
        </table:table-row>
        <table:table-row table:style-name="ro1">
          <table:table-cell office:value-type="string">
            <text:p>Flora Pura - Vieiralves</text:p>
          </table:table-cell>
          <table:table-cell office:value-type="string">
            <text:p>R. Pará, 815 - Nossa Sra. das Gracas, Manaus - AM, 69053-010, Brazil</text:p>
          </table:table-cell>
          <table:table-cell office:value-type="string">
            <text:p>(92) 98411-4559</text:p>
          </table:table-cell>
        </table:table-row>
        <table:table-row table:style-name="ro1">
          <table:table-cell office:value-type="string">
            <text:p>Lanche do Careca Lindo,Filial Parque 10</text:p>
          </table:table-cell>
          <table:table-cell office:value-type="string">
            <text:p>Av. Ivanete Machado - Parque 10 de Novembro, Manaus - AM, 69055-750, Brazil</text:p>
          </table:table-cell>
          <table:table-cell office:value-type="string">
            <text:p>(92) 98418-6646</text:p>
          </table:table-cell>
        </table:table-row>
        <table:table-row table:style-name="ro1">
          <table:table-cell office:value-type="string">
            <text:p>Lanche do Careca Lindo,Matriz Praça 14 de Janeiro</text:p>
          </table:table-cell>
          <table:table-cell office:value-type="string">
            <text:p>Av. Visc. de Porto Alegre, 1543 B - Praça XIV, Manaus - AM, 69020-130, Brazil</text:p>
          </table:table-cell>
          <table:table-cell office:value-type="string">
            <text:p>(92) 98424-2999</text:p>
          </table:table-cell>
        </table:table-row>
        <table:table-row table:style-name="ro1">
          <table:table-cell office:value-type="string">
            <text:p>Marinara Pizzaria &amp; Restaurante</text:p>
          </table:table-cell>
          <table:table-cell office:value-type="string">
            <text:p>Rua Rio Jutaí, 30, Conjunto Vieiralves Quadra 36 lado Direito - Nossa Sra. das Graças, Manaus - AM, 69053-020, Brazil</text:p>
          </table:table-cell>
          <table:table-cell office:value-type="string">
            <text:p>(92) 98442-8030</text:p>
          </table:table-cell>
        </table:table-row>
        <table:table-row table:style-name="ro1">
          <table:table-cell office:value-type="string">
            <text:p>Empório P10</text:p>
          </table:table-cell>
          <table:table-cell office:value-type="string">
            <text:p>Av. Ivanete Machado, 940 - Sala 02 - Parque Dez de Novembro, Manaus - AM, 69055-750, Brazil</text:p>
          </table:table-cell>
          <table:table-cell office:value-type="string">
            <text:p>(92) 98462-2218</text:p>
          </table:table-cell>
        </table:table-row>
        <table:table-row table:style-name="ro1">
          <table:table-cell office:value-type="string">
            <text:p>Asa Branca Troca de Óleo</text:p>
          </table:table-cell>
          <table:table-cell office:value-type="string">
            <text:p>R. Dr. Abílio Alencar, 212 - Alvorada, Manaus - AM, 69043-130, Brazil</text:p>
          </table:table-cell>
          <table:table-cell office:value-type="string">
            <text:p>(92) 98462-8060</text:p>
          </table:table-cell>
        </table:table-row>
        <table:table-row table:style-name="ro1">
          <table:table-cell office:value-type="string">
            <text:p>Expresso 73</text:p>
          </table:table-cell>
          <table:table-cell office:value-type="string">
            <text:p>Av. Mário Ypiranga, 1300 - Adrianópolis, Manaus - AM, 69057-002, Brazil</text:p>
          </table:table-cell>
          <table:table-cell office:value-type="string">
            <text:p>(92) 98496-6467</text:p>
          </table:table-cell>
        </table:table-row>
        <table:table-row table:style-name="ro1">
          <table:table-cell office:value-type="string">
            <text:p>Dom Empório</text:p>
          </table:table-cell>
          <table:table-cell office:value-type="string">
            <text:p>quadra 24 - Av. Curaçao, 28 Conjunto - Nova Cidade, Manaus - AM, 69097-208, Brazil</text:p>
          </table:table-cell>
          <table:table-cell office:value-type="string">
            <text:p>(92) 98597-4364</text:p>
          </table:table-cell>
        </table:table-row>
        <table:table-row table:style-name="ro1">
          <table:table-cell office:value-type="string">
            <text:p>Autolub Troca de Óleo</text:p>
          </table:table-cell>
          <table:table-cell office:value-type="string">
            <text:p>R. Hidra, 52 - Santo Agostinho, Manaus - AM, 69036-520, Brazil</text:p>
          </table:table-cell>
          <table:table-cell office:value-type="string">
            <text:p>(92) 98602-8382</text:p>
          </table:table-cell>
        </table:table-row>
        <table:table-row table:style-name="ro1">
          <table:table-cell office:value-type="string">
            <text:p>Whey Nature Mercado Saudável</text:p>
          </table:table-cell>
          <table:table-cell office:value-type="string">
            <text:p>R. Rio Mar, 497 - Nossa Sra. das Graças, Manaus - AM, 69053-120, Brazil</text:p>
          </table:table-cell>
          <table:table-cell office:value-type="string">
            <text:p>(92) 98641-4616</text:p>
          </table:table-cell>
        </table:table-row>
        <table:table-row table:style-name="ro1">
          <table:table-cell office:value-type="string">
            <text:p>Natura Manaus</text:p>
          </table:table-cell>
          <table:table-cell office:value-type="string">
            <text:p>Av. Eduardo Ribeiro, 620 - sala D - Centro, Manaus - AM, 69010-900, Brazil</text:p>
          </table:table-cell>
          <table:table-cell office:value-type="string">
            <text:p>(92) 98647-0092</text:p>
          </table:table-cell>
        </table:table-row>
        <table:table-row table:style-name="ro1">
          <table:table-cell office:value-type="string">
            <text:p>Luna's Troca De Óleo</text:p>
          </table:table-cell>
          <table:table-cell office:value-type="string">
            <text:p>R. Visc. de Utinga, 576-578 - Flores, Manaus - AM, 69058-810, Brazil</text:p>
          </table:table-cell>
          <table:table-cell office:value-type="string">
            <text:p>(92) 98805-1454</text:p>
          </table:table-cell>
        </table:table-row>
        <table:table-row table:style-name="ro1">
          <table:table-cell office:value-type="string">
            <text:p>Restaurante Acaipira</text:p>
          </table:table-cell>
          <table:table-cell office:value-type="string">
            <text:p>BR-174, Km 952, Manaus - AM, 69735-000, Brazil</text:p>
          </table:table-cell>
          <table:table-cell office:value-type="string">
            <text:p>(92) 98808-8058</text:p>
          </table:table-cell>
        </table:table-row>
        <table:table-row table:style-name="ro1">
          <table:table-cell office:value-type="string">
            <text:p>Copel Cosméticos - Exclusive</text:p>
          </table:table-cell>
          <table:table-cell office:value-type="string">
            <text:p>Rua 24 de Maio, 197 - Centro, Manaus - AM, 69010-080, Brazil</text:p>
          </table:table-cell>
          <table:table-cell office:value-type="string">
            <text:p>(92) 98856-0565</text:p>
          </table:table-cell>
        </table:table-row>
        <table:table-row table:style-name="ro1">
          <table:table-cell office:value-type="string">
            <text:p>Casa de Sarana</text:p>
          </table:table-cell>
          <table:table-cell office:value-type="string">
            <text:p>R. Francisco Orellana, 615 - Dom Pedro, Manaus - AM, 69040-010, Brazil</text:p>
          </table:table-cell>
          <table:table-cell office:value-type="string">
            <text:p>(92) 99104-0990</text:p>
          </table:table-cell>
        </table:table-row>
        <table:table-row table:style-name="ro1">
          <table:table-cell office:value-type="string">
            <text:p>AutoLubri Troca de Óleo, filtros, Serviços de Suspensão, Alinhamento 3D e Balanceamento.</text:p>
          </table:table-cell>
          <table:table-cell office:value-type="string">
            <text:p>Av. Constantinopla - Campos Elíseos, Manaus - AM, 69045-000, Brazil</text:p>
          </table:table-cell>
          <table:table-cell office:value-type="string">
            <text:p>(92) 99122-7917</text:p>
          </table:table-cell>
        </table:table-row>
        <table:table-row table:style-name="ro1">
          <table:table-cell office:value-type="string">
            <text:p>Restaurante Amazon Grill</text:p>
          </table:table-cell>
          <table:table-cell office:value-type="string">
            <text:p>Av. Castelo Branco, 21 - Cachoeirinha, Manaus - AM, 69065-011, Brazil</text:p>
          </table:table-cell>
          <table:table-cell office:value-type="string">
            <text:p>(92) 99123-1060</text:p>
          </table:table-cell>
        </table:table-row>
        <table:table-row table:style-name="ro1">
          <table:table-cell office:value-type="string">
            <text:p>Casa do Agricultor Comércio e Representação Ltda</text:p>
          </table:table-cell>
          <table:table-cell office:value-type="string">
            <text:p>R. Pedro Botelho, 38 - Centro, Manaus - AM, 69005-100, Brazil</text:p>
          </table:table-cell>
          <table:table-cell office:value-type="string">
            <text:p>(92) 99128-9472</text:p>
          </table:table-cell>
        </table:table-row>
        <table:table-row table:style-name="ro1">
          <table:table-cell office:value-type="string">
            <text:p>Troca de Óleo Auto Zany</text:p>
          </table:table-cell>
          <table:table-cell office:value-type="string">
            <text:p>Rua Comandante Nathanael Albuquerque - Primeira rua do Conjunto - Alameda Santos Dumont, 197 - Conjunto - Da Paz, Manaus - AM, 69049-090, Brazil</text:p>
          </table:table-cell>
          <table:table-cell office:value-type="string">
            <text:p>(92) 99136-2011</text:p>
          </table:table-cell>
        </table:table-row>
        <table:table-row table:style-name="ro1">
          <table:table-cell office:value-type="string">
            <text:p>Empório Di Grano Djalma Batista</text:p>
          </table:table-cell>
          <table:table-cell office:value-type="string">
            <text:p>Av. Djalma Batista, 3333 - Chapada, Manaus - AM, 69050-010, Brazil</text:p>
          </table:table-cell>
          <table:table-cell office:value-type="string">
            <text:p>(92) 99190-7778</text:p>
          </table:table-cell>
        </table:table-row>
        <table:table-row table:style-name="ro1">
          <table:table-cell office:value-type="string">
            <text:p>Empório Di Grano Adrianópolis</text:p>
          </table:table-cell>
          <table:table-cell office:value-type="string">
            <text:p>Av. Umberto Calderaro, 1061 - Loja 1 - Adrianópolis, Manaus - AM, 69057-015, Brazil</text:p>
          </table:table-cell>
          <table:table-cell office:value-type="string">
            <text:p>(92) 99190-7778</text:p>
          </table:table-cell>
        </table:table-row>
        <table:table-row table:style-name="ro1">
          <table:table-cell office:value-type="string">
            <text:p>Torino Braceria</text:p>
          </table:table-cell>
          <table:table-cell office:value-type="string">
            <text:p>R. Salvador, 440 - Adrianópolis, Manaus - AM, 69057-040, Brazil</text:p>
          </table:table-cell>
          <table:table-cell office:value-type="string">
            <text:p>(92) 99191-0565</text:p>
          </table:table-cell>
        </table:table-row>
        <table:table-row table:style-name="ro1">
          <table:table-cell office:value-type="string">
            <text:p>Troca de Óleo 4 Irmãos</text:p>
          </table:table-cell>
          <table:table-cell office:value-type="string">
            <text:p>Av. Ajuricaba, 1053 - Cachoeirinha, Manaus - AM, 69065-010, Brazil</text:p>
          </table:table-cell>
          <table:table-cell office:value-type="string">
            <text:p>(92) 99220-5453</text:p>
          </table:table-cell>
        </table:table-row>
        <table:table-row table:style-name="ro1">
          <table:table-cell office:value-type="string">
            <text:p>Amazônia Verde</text:p>
          </table:table-cell>
          <table:table-cell office:value-type="string">
            <text:p>R. Carmen Miranda, 1164 - Centro, Manaus - AM, 69065-160, Brazil</text:p>
          </table:table-cell>
          <table:table-cell office:value-type="string">
            <text:p>(92) 99270-1013</text:p>
          </table:table-cell>
        </table:table-row>
        <table:table-row table:style-name="ro1">
          <table:table-cell office:value-type="string">
            <text:p>AutoCenter MaxiTroca</text:p>
          </table:table-cell>
          <table:table-cell office:value-type="string">
            <text:p>Av. Maneca Marques, 715 - Parque Dez de Novembro, Manaus - AM, 69055-021, Brazil</text:p>
          </table:table-cell>
          <table:table-cell office:value-type="string">
            <text:p>(92) 99283-1883</text:p>
          </table:table-cell>
        </table:table-row>
        <table:table-row table:style-name="ro1">
          <table:table-cell office:value-type="string">
            <text:p>Centro de Aromaterapia - Shopping Millennium</text:p>
          </table:table-cell>
          <table:table-cell office:value-type="string">
            <text:p>Shopping Millenium - Av. Djalma Batista, 1661 - Chapada, Manaus - AM, 69050-010, Brazil</text:p>
          </table:table-cell>
          <table:table-cell office:value-type="string">
            <text:p>(92) 99287-7671</text:p>
          </table:table-cell>
        </table:table-row>
        <table:table-row table:style-name="ro1">
          <table:table-cell office:value-type="string">
            <text:p>ADUBO ORGÂNICO</text:p>
          </table:table-cell>
          <table:table-cell office:value-type="string">
            <text:p>R. Silvia, 519 - Tancredo Neves, Manaus - AM, 69087-639, Brazil</text:p>
          </table:table-cell>
          <table:table-cell office:value-type="string">
            <text:p>(92) 99293-5529</text:p>
          </table:table-cell>
        </table:table-row>
        <table:table-row table:style-name="ro1">
          <table:table-cell office:value-type="string">
            <text:p>TrokOil Troca de Óleo e Auto Serviços - Flores</text:p>
          </table:table-cell>
          <table:table-cell office:value-type="string">
            <text:p>Av. Sen. Raimundo Parente - Flores, Manaus - AM, 69048-661, Brazil</text:p>
          </table:table-cell>
          <table:table-cell office:value-type="string">
            <text:p>(92) 99318-1669</text:p>
          </table:table-cell>
        </table:table-row>
        <table:table-row table:style-name="ro1">
          <table:table-cell office:value-type="string">
            <text:p>Lanchonete Suco Mix</text:p>
          </table:table-cell>
          <table:table-cell office:value-type="string">
            <text:p>Av. Constantinopla, 200 - Campos Elíseos, Manaus - AM, 69045-000, Brazil</text:p>
          </table:table-cell>
          <table:table-cell office:value-type="string">
            <text:p>(92) 99338-3111</text:p>
          </table:table-cell>
        </table:table-row>
        <table:table-row table:style-name="ro1">
          <table:table-cell office:value-type="string">
            <text:p>ALCALUB TROCA DE ÓLEO E SERVIÇOS</text:p>
          </table:table-cell>
          <table:table-cell office:value-type="string">
            <text:p>Av. Atroaris, 45 - Cj Renato S Pinto I, Manaus - AM, 69090-625, Brazil</text:p>
          </table:table-cell>
          <table:table-cell office:value-type="string">
            <text:p>(92) 99349-4541</text:p>
          </table:table-cell>
        </table:table-row>
        <table:table-row table:style-name="ro1">
          <table:table-cell office:value-type="string">
            <text:p>Anne Produtos Naturais e Cosmeticos</text:p>
          </table:table-cell>
          <table:table-cell office:value-type="string">
            <text:p>Dentro do, Mercado Mun. Adolpho Lisboa - R. dos Barés, 46 - box 44 - Centro, Manaus - AM, 69005-020, Brazil</text:p>
          </table:table-cell>
          <table:table-cell office:value-type="string">
            <text:p>(92) 99357-6089</text:p>
          </table:table-cell>
        </table:table-row>
        <table:table-row table:style-name="ro1">
          <table:table-cell office:value-type="string">
            <text:p>Case Di Vini Tarayra</text:p>
          </table:table-cell>
          <table:table-cell office:value-type="string">
            <text:p>R. Pará, 901 - loja 2 - Nossa Sra. das Graças, Manaus - AM, 69053-575, Brazil</text:p>
          </table:table-cell>
          <table:table-cell office:value-type="string">
            <text:p>(92) 99371-2121</text:p>
          </table:table-cell>
        </table:table-row>
        <table:table-row table:style-name="ro1">
          <table:table-cell office:value-type="string">
            <text:p>Meu Empório</text:p>
          </table:table-cell>
          <table:table-cell office:value-type="string">
            <text:p>R. Criciúma, 9 - Alvorada, Manaus - AM, 69043-140, Brazil</text:p>
          </table:table-cell>
          <table:table-cell office:value-type="string">
            <text:p>(92) 99378-4089</text:p>
          </table:table-cell>
        </table:table-row>
        <table:table-row table:style-name="ro1">
          <table:table-cell office:value-type="string">
            <text:p>Cultiv Hydro</text:p>
          </table:table-cell>
          <table:table-cell office:value-type="string">
            <text:p>Av. Dublin - Planalto, Manaus - AM, 69044-030, Brazil</text:p>
          </table:table-cell>
          <table:table-cell office:value-type="string">
            <text:p>(92) 99500-3238</text:p>
          </table:table-cell>
        </table:table-row>
        <table:table-row table:style-name="ro1">
          <table:table-cell office:value-type="string">
            <text:p>Comercial Mariano Lubrificantes e Filtros</text:p>
          </table:table-cell>
          <table:table-cell office:value-type="string">
            <text:p>Av. Cuiabá, 2759 - Esperança, Santarém - PA, 68015-480, Brazil</text:p>
          </table:table-cell>
          <table:table-cell office:value-type="string">
            <text:p>(93) 98431-7024</text:p>
          </table:table-cell>
        </table:table-row>
        <table:table-row table:style-name="ro1">
          <table:table-cell office:value-type="string">
            <text:p>Vida Rural Agricultura e Jardinagem</text:p>
          </table:table-cell>
          <table:table-cell office:value-type="string">
            <text:p>Av. Moaçara, 2119 - Diamantino, Santarém - PA, 68025-740, Brazil</text:p>
          </table:table-cell>
          <table:table-cell office:value-type="string">
            <text:p>(93) 99133-1112</text:p>
          </table:table-cell>
        </table:table-row>
        <table:table-row table:style-name="ro1">
          <table:table-cell office:value-type="string">
            <text:p>Autocar Troca De Oleo</text:p>
          </table:table-cell>
          <table:table-cell office:value-type="string">
            <text:p>Tv. Prof. Antônio Carvalho, 987 - Aldeia, Santarém - PA, 68040-470, Brazil</text:p>
          </table:table-cell>
          <table:table-cell office:value-type="string">
            <text:p>(93) 99136-2794</text:p>
          </table:table-cell>
        </table:table-row>
        <table:table-row table:style-name="ro1">
          <table:table-cell office:value-type="string">
            <text:p>Super Troca de Óleo Tapajos</text:p>
          </table:table-cell>
          <table:table-cell office:value-type="string">
            <text:p>Av. Magalhães Barata - Rodagem, Santarém - PA, 68030-700, Brazil</text:p>
          </table:table-cell>
          <table:table-cell office:value-type="string">
            <text:p>(93) 99136-4508</text:p>
          </table:table-cell>
        </table:table-row>
        <table:table-row table:style-name="ro1">
          <table:table-cell office:value-type="string">
            <text:p>Casa das Baterias e Lubrificantes</text:p>
          </table:table-cell>
          <table:table-cell office:value-type="string">
            <text:p>Av. Bartolomeu de Gusmão, 1835 - Jardim Santarém, Santarém - PA, 68030-350, Brazil</text:p>
          </table:table-cell>
          <table:table-cell office:value-type="string">
            <text:p>(93) 99139-6053</text:p>
          </table:table-cell>
        </table:table-row>
        <table:table-row table:style-name="ro1">
          <table:table-cell office:value-type="string">
            <text:p>O Carango</text:p>
          </table:table-cell>
          <table:table-cell office:value-type="string">
            <text:p>Av. Magalhães Barata, 487 - Rodagem, Santarém - PA, 68040-600, Brazil</text:p>
          </table:table-cell>
          <table:table-cell office:value-type="string">
            <text:p>(93) 99147-6950</text:p>
          </table:table-cell>
        </table:table-row>
        <table:table-row table:style-name="ro1">
          <table:table-cell office:value-type="string">
            <text:p>JPG Sampaio Troca de óleo</text:p>
          </table:table-cell>
          <table:table-cell office:value-type="string">
            <text:p>Rod. Santarém-Cuiabá, 214 - Matinha, Santarém - PA, 68030-000, Brazil</text:p>
          </table:table-cell>
          <table:table-cell office:value-type="string">
            <text:p>(93) 99157-6970</text:p>
          </table:table-cell>
        </table:table-row>
        <table:table-row table:style-name="ro1">
          <table:table-cell office:value-type="string">
            <text:p>Açougue e Frutaria Casa da Uva</text:p>
          </table:table-cell>
          <table:table-cell office:value-type="string">
            <text:p>Av. João XXIII, 1710 - Rodagem, Santarém - PA, 68040-130, Brazil</text:p>
          </table:table-cell>
          <table:table-cell office:value-type="string">
            <text:p>(93) 99164-8366</text:p>
          </table:table-cell>
        </table:table-row>
        <table:table-row table:style-name="ro1">
          <table:table-cell office:value-type="string">
            <text:p>Lubricenter CASTROL</text:p>
          </table:table-cell>
          <table:table-cell office:value-type="string">
            <text:p>Av. Curua-Una, 2215 - Interventória, Santarém - PA, 68010-000, Brazil</text:p>
          </table:table-cell>
          <table:table-cell office:value-type="string">
            <text:p>(93) 99176-8726</text:p>
          </table:table-cell>
        </table:table-row>
        <table:table-row table:style-name="ro1">
          <table:table-cell office:value-type="string">
            <text:p>Central Do Óleo</text:p>
          </table:table-cell>
          <table:table-cell office:value-type="string">
            <text:p>Av. Muiraquitã, 445 - Interventória, Santarém - PA, 68020-170, Brazil</text:p>
          </table:table-cell>
          <table:table-cell office:value-type="string">
            <text:p>(93) 99184-8708</text:p>
          </table:table-cell>
        </table:table-row>
        <table:table-row table:style-name="ro1">
          <table:table-cell office:value-type="string">
            <text:p>Agrotech 4R</text:p>
          </table:table-cell>
          <table:table-cell office:value-type="string">
            <text:p>Av. Rui Barbosa, 1105 - Centro, Santarém - PA, 68005-080, Brazil</text:p>
          </table:table-cell>
          <table:table-cell office:value-type="string">
            <text:p>(93) 99186-5116</text:p>
          </table:table-cell>
        </table:table-row>
        <table:table-row table:style-name="ro1">
          <table:table-cell office:value-type="string">
            <text:p>Amazon Fértil</text:p>
          </table:table-cell>
          <table:table-cell office:value-type="string">
            <text:p>Rodovia Santarém Cuiabá, km 19 - Planalto São José, Santarém - PA, 68030-992, Brazil</text:p>
          </table:table-cell>
          <table:table-cell office:value-type="string">
            <text:p>(93) 99190-1276</text:p>
          </table:table-cell>
        </table:table-row>
        <table:table-row table:style-name="ro1">
          <table:table-cell office:value-type="string">
            <text:p>LUBRIFIQUE, TROCA DE ÓLEO</text:p>
          </table:table-cell>
          <table:table-cell office:value-type="string">
            <text:p>Av. Dr. Anísio Chaves, 1327 - Aeroporto Velho, Santarém - PA, 68030-360, Brazil</text:p>
          </table:table-cell>
          <table:table-cell office:value-type="string">
            <text:p>(93) 99207-5306</text:p>
          </table:table-cell>
        </table:table-row>
        <table:table-row table:style-name="ro1">
          <table:table-cell office:value-type="string">
            <text:p>Uirapuru</text:p>
          </table:table-cell>
          <table:table-cell office:value-type="string">
            <text:p>Tv. Antônio Justa, nº 816 - Caranazal, Santarém - PA, 68040-430, Brazil</text:p>
          </table:table-cell>
          <table:table-cell office:value-type="string">
            <text:p>(93) 99213-7864</text:p>
          </table:table-cell>
        </table:table-row>
        <table:table-row table:style-name="ro1">
          <table:table-cell office:value-type="string">
            <text:p>Carvalho Troca de Óleo</text:p>
          </table:table-cell>
          <table:table-cell office:value-type="string">
            <text:p>Av. Sérgio Henn, 3060 - Nova República, Santarém - PA, 68100-000, Brazil</text:p>
          </table:table-cell>
          <table:table-cell office:value-type="string">
            <text:p>(93) 99222-2331</text:p>
          </table:table-cell>
        </table:table-row>
        <table:table-row table:style-name="ro1">
          <table:table-cell office:value-type="string">
            <text:p>Ponto do Óleo</text:p>
          </table:table-cell>
          <table:table-cell office:value-type="string">
            <text:p>Av. Paulo Maranhão - Santarém, PA, 68030-630, Brazil</text:p>
          </table:table-cell>
          <table:table-cell office:value-type="string">
            <text:p>(93) 99229-7000</text:p>
          </table:table-cell>
        </table:table-row>
        <table:table-row table:style-name="ro1">
          <table:table-cell office:value-type="string">
            <text:p>IRRIGATEC- EQUIPAMENTOS P IRRIGAÇÃO</text:p>
          </table:table-cell>
          <table:table-cell office:value-type="string">
            <text:p>Av. Tapajós, 2617 - Laguinho, Santarém - PA, 68040-000, Brazil</text:p>
          </table:table-cell>
          <table:table-cell office:value-type="string">
            <text:p>(93) 99233-5263</text:p>
          </table:table-cell>
        </table:table-row>
        <table:table-row table:style-name="ro1">
          <table:table-cell office:value-type="string">
            <text:p>Troca de Óleo Santarém B-CAR Auto Center</text:p>
          </table:table-cell>
          <table:table-cell office:value-type="string">
            <text:p>Av. Curua-Una - Santíssimo, Santarém - PA, 68010-000, Brazil</text:p>
          </table:table-cell>
          <table:table-cell office:value-type="string">
            <text:p>(93) 99240-8752</text:p>
          </table:table-cell>
        </table:table-row>
        <table:table-row table:style-name="ro1">
          <table:table-cell office:value-type="string">
            <text:p>Ponto do Lubrificante</text:p>
          </table:table-cell>
          <table:table-cell office:value-type="string">
            <text:p>Rod. Santarém-Cuiabá, 14 - Floresta, Santarém - PA, 68030-973, Brazil</text:p>
          </table:table-cell>
          <table:table-cell office:value-type="string">
            <text:p>(93) 99247-1441</text:p>
          </table:table-cell>
        </table:table-row>
        <table:table-row table:style-name="ro1">
          <table:table-cell office:value-type="string">
            <text:p>Check Lub Troca de Óleo Inteligente</text:p>
          </table:table-cell>
          <table:table-cell office:value-type="string">
            <text:p>Av. Borges Leal, 2086 - Aparecida, Santarém - PA, 68040-080, Brazil</text:p>
          </table:table-cell>
          <table:table-cell office:value-type="string">
            <text:p>(93) 99903-0663</text:p>
          </table:table-cell>
        </table:table-row>
        <table:table-row table:style-name="ro1">
          <table:table-cell office:value-type="string">
            <text:p>Super Troca de Óleo e Lubrificação</text:p>
          </table:table-cell>
          <table:table-cell office:value-type="string">
            <text:p>Tv. Barjonas de Miranda, 425 - Aldeia, Santarém - PA, 68040-520, Brazil</text:p>
          </table:table-cell>
          <table:table-cell office:value-type="string">
            <text:p>(93) 99973-7373</text:p>
          </table:table-cell>
        </table:table-row>
        <table:table-row table:style-name="ro1">
          <table:table-cell office:value-type="string">
            <text:p>Lavrado Agronegocios - Fertilizantes, defensivos e sementes</text:p>
          </table:table-cell>
          <table:table-cell office:value-type="string">
            <text:p>R. Marina do Rio Branco, 210 - Canarinho, Boa Vista - RR, 69306-598, Brazil</text:p>
          </table:table-cell>
          <table:table-cell office:value-type="string">
            <text:p>(95) 98115-6484</text:p>
          </table:table-cell>
        </table:table-row>
        <table:table-row table:style-name="ro1">
          <table:table-cell office:value-type="string">
            <text:p>Pura Vida</text:p>
          </table:table-cell>
          <table:table-cell office:value-type="string">
            <text:p>Av. Ville Roy, 1968 - Caçari, Boa Vista - RR, 69307-725, Brazil</text:p>
          </table:table-cell>
          <table:table-cell office:value-type="string">
            <text:p>(95) 99153-1336</text:p>
          </table:table-cell>
        </table:table-row>
        <table:table-row table:style-name="ro1">
          <table:table-cell office:value-type="string">
            <text:p>4 Rodas Autobox</text:p>
          </table:table-cell>
          <table:table-cell office:value-type="string">
            <text:p>Macapá - State of Amapá, 68909-023, Brazil</text:p>
          </table:table-cell>
          <table:table-cell office:value-type="string">
            <text:p>(96) 98103-0268</text:p>
          </table:table-cell>
        </table:table-row>
        <table:table-row table:style-name="ro1">
          <table:table-cell office:value-type="string">
            <text:p>ABC Agro</text:p>
          </table:table-cell>
          <table:table-cell office:value-type="string">
            <text:p>Av. Ranolfo de Souza Gato, 166 - Marabaixo, Macapá - AP, 68909-891, Brazil</text:p>
          </table:table-cell>
          <table:table-cell office:value-type="string">
            <text:p>(96) 98104-2420</text:p>
          </table:table-cell>
        </table:table-row>
        <table:table-row table:style-name="ro1">
          <table:table-cell office:value-type="string">
            <text:p>Varanda 1185</text:p>
          </table:table-cell>
          <table:table-cell office:value-type="string">
            <text:p>Av. Salgado Filho, 1185 - Santa Rita, Macapá - AP, 68901-281, Brazil</text:p>
          </table:table-cell>
          <table:table-cell office:value-type="string">
            <text:p>(96) 98107-1512</text:p>
          </table:table-cell>
        </table:table-row>
        <table:table-row table:style-name="ro1">
          <table:table-cell office:value-type="string">
            <text:p>Equador Auto Center - Mecânico em Macapá</text:p>
          </table:table-cell>
          <table:table-cell office:value-type="string">
            <text:p>Av. Padre Júlio Maria Lombaerd, 2512 - Santa Rita, Macapá - AP, 68901-283, Brazil</text:p>
          </table:table-cell>
          <table:table-cell office:value-type="string">
            <text:p>(96) 98107-7007</text:p>
          </table:table-cell>
        </table:table-row>
        <table:table-row table:style-name="ro1">
          <table:table-cell office:value-type="string">
            <text:p>Empório Semente do Bem</text:p>
          </table:table-cell>
          <table:table-cell office:value-type="string">
            <text:p>Av. Piauí, 644 - Pacoval, Macapá - AP, 68908-250, Brazil</text:p>
          </table:table-cell>
          <table:table-cell office:value-type="string">
            <text:p>(96) 98110-1660</text:p>
          </table:table-cell>
        </table:table-row>
        <table:table-row table:style-name="ro1">
          <table:table-cell office:value-type="string">
            <text:p>Guímel - Loja Produtos Naturais</text:p>
          </table:table-cell>
          <table:table-cell office:value-type="string">
            <text:p>Av. Mendonça Furtado, 664 - Central, Macapá - AP, 68900-060, Brazil</text:p>
          </table:table-cell>
          <table:table-cell office:value-type="string">
            <text:p>(96) 98112-5685</text:p>
          </table:table-cell>
        </table:table-row>
        <table:table-row table:style-name="ro1">
          <table:table-cell office:value-type="string">
            <text:p>Amor Raiz - Produtos Naturais</text:p>
          </table:table-cell>
          <table:table-cell office:value-type="string">
            <text:p>R. Rio Maracá, 14 - Central, Macapá - AP, 68900-091, Brazil</text:p>
          </table:table-cell>
          <table:table-cell office:value-type="string">
            <text:p>(96) 98114-7094</text:p>
          </table:table-cell>
        </table:table-row>
        <table:table-row table:style-name="ro1">
          <table:table-cell office:value-type="string">
            <text:p>Le Café Bistrot</text:p>
          </table:table-cell>
          <table:table-cell office:value-type="string">
            <text:p>R. Jovino Dinoá, 3126 - Trem, Macapá - AP, 68901-120, Brazil</text:p>
          </table:table-cell>
          <table:table-cell office:value-type="string">
            <text:p>(96) 98116-6443</text:p>
          </table:table-cell>
        </table:table-row>
        <table:table-row table:style-name="ro1">
          <table:table-cell office:value-type="string">
            <text:p>pit stop troca de óleo</text:p>
          </table:table-cell>
          <table:table-cell office:value-type="string">
            <text:p>R. Hamilton Silva - Central, Macapá - AP, 68901-140, Brazil</text:p>
          </table:table-cell>
          <table:table-cell office:value-type="string">
            <text:p>(96) 98121-9535</text:p>
          </table:table-cell>
        </table:table-row>
        <table:table-row table:style-name="ro1">
          <table:table-cell office:value-type="string">
            <text:p>Racco</text:p>
          </table:table-cell>
          <table:table-cell office:value-type="string">
            <text:p>Villa Nova Shoping - Av. Pres. Vargas, 341 - Piso 2 - Central, Macapá - AP, 68900-070, Brazil</text:p>
          </table:table-cell>
          <table:table-cell office:value-type="string">
            <text:p>(96) 98128-2355</text:p>
          </table:table-cell>
        </table:table-row>
        <table:table-row table:style-name="ro1">
          <table:table-cell office:value-type="string">
            <text:p>ÓLEO DE AVESTRUZ AMAZON STRUTHIO MACAPÁ</text:p>
          </table:table-cell>
          <table:table-cell office:value-type="string">
            <text:p>671-A - Av. Profa. Cora de Carvalho - CENTRO, Macapá - AP, 68900-040, Brazil</text:p>
          </table:table-cell>
          <table:table-cell office:value-type="string">
            <text:p>(96) 98135-2576</text:p>
          </table:table-cell>
        </table:table-row>
        <table:table-row table:style-name="ro1">
          <table:table-cell office:value-type="string">
            <text:p>PET &amp; RURAL</text:p>
          </table:table-cell>
          <table:table-cell office:value-type="string">
            <text:p>R. Turíbio Orivaldo Guimarães, 1620 - Cidade Nova, Macapá - AP, 68905-251, Brazil</text:p>
          </table:table-cell>
          <table:table-cell office:value-type="string">
            <text:p>(96) 98136-4282</text:p>
          </table:table-cell>
        </table:table-row>
        <table:table-row table:style-name="ro1">
          <table:table-cell office:value-type="string">
            <text:p>JL DINÂMICA AUTO BOX</text:p>
          </table:table-cell>
          <table:table-cell office:value-type="string">
            <text:p>R. Renascimento, 2171 - Renascer, Macapá - AP, 68907-620, Brazil</text:p>
          </table:table-cell>
          <table:table-cell office:value-type="string">
            <text:p>(96) 98139-4919</text:p>
          </table:table-cell>
        </table:table-row>
        <table:table-row table:style-name="ro1">
          <table:table-cell office:value-type="string">
            <text:p>Autocarbox</text:p>
          </table:table-cell>
          <table:table-cell office:value-type="string">
            <text:p>R. Nossa Sra. Aparecida, 813 - São Josè, Macapá - AP, 68909-540, Brazil</text:p>
          </table:table-cell>
          <table:table-cell office:value-type="string">
            <text:p>(96) 98139-5084</text:p>
          </table:table-cell>
        </table:table-row>
        <table:table-row table:style-name="ro1">
          <table:table-cell office:value-type="string">
            <text:p>Leve cosméticos e maquiagem</text:p>
          </table:table-cell>
          <table:table-cell office:value-type="string">
            <text:p>Loja - Zerão, Macapá - AP, 68903-270, Brazil</text:p>
          </table:table-cell>
          <table:table-cell office:value-type="string">
            <text:p>(96) 98141-8017</text:p>
          </table:table-cell>
        </table:table-row>
        <table:table-row table:style-name="ro1">
          <table:table-cell office:value-type="string">
            <text:p>Agro Shopping</text:p>
          </table:table-cell>
          <table:table-cell office:value-type="string">
            <text:p>R. Maria da Conceição dos Santos, 2104 A - Novo Horizonte, Macapá - AP, 68909-807, Brazil</text:p>
          </table:table-cell>
          <table:table-cell office:value-type="string">
            <text:p>(96) 98409-6860</text:p>
          </table:table-cell>
        </table:table-row>
        <table:table-row table:style-name="ro1">
          <table:table-cell office:value-type="string">
            <text:p>Naturevida produtos naturais</text:p>
          </table:table-cell>
          <table:table-cell office:value-type="string">
            <text:p>R. São Paulo, 323 - Pacoval, Macapá - AP, 68908-360, Brazil</text:p>
          </table:table-cell>
          <table:table-cell office:value-type="string">
            <text:p>(96) 98413-6455</text:p>
          </table:table-cell>
        </table:table-row>
        <table:table-row table:style-name="ro1">
          <table:table-cell office:value-type="string">
            <text:p>Ponto das Ervas</text:p>
          </table:table-cell>
          <table:table-cell office:value-type="string">
            <text:p>Av. 13 de Setembro, 2180 - Buritizal, Macapá - AP, 68902-865, Brazil</text:p>
          </table:table-cell>
          <table:table-cell office:value-type="string">
            <text:p>(96) 99090-2865</text:p>
          </table:table-cell>
        </table:table-row>
        <table:table-row table:style-name="ro1">
          <table:table-cell office:value-type="string">
            <text:p>Sacolão do Gel - 𝗣𝗿𝗼𝗱𝘂𝘁𝗼𝘀 𝗡𝗮𝘁𝘂𝗿𝗮𝗶𝘀</text:p>
          </table:table-cell>
          <table:table-cell office:value-type="string">
            <text:p>R. São Paulo, 461 A - Pacoval, Macapá - AP, 68908-370, Brazil</text:p>
          </table:table-cell>
          <table:table-cell office:value-type="string">
            <text:p>(96) 99114-3719</text:p>
          </table:table-cell>
        </table:table-row>
        <table:table-row table:style-name="ro1">
          <table:table-cell office:value-type="string">
            <text:p>Giovana Smell</text:p>
          </table:table-cell>
          <table:table-cell office:value-type="string">
            <text:p>Av. Iracema Carvão Nunes, 92 - Central, Macapá - AP, 68900-099, Brazil</text:p>
          </table:table-cell>
          <table:table-cell office:value-type="string">
            <text:p>(96) 99119-1964</text:p>
          </table:table-cell>
        </table:table-row>
        <table:table-row table:style-name="ro1">
          <table:table-cell office:value-type="string">
            <text:p>Mega Box Lubrificações</text:p>
          </table:table-cell>
          <table:table-cell office:value-type="string">
            <text:p>R. Santos Dumont, 2040 - Santa Rita, Macapá - AP, 68901-270, Brazil</text:p>
          </table:table-cell>
          <table:table-cell office:value-type="string">
            <text:p>(96) 99119-9221</text:p>
          </table:table-cell>
        </table:table-row>
        <table:table-row table:style-name="ro1">
          <table:table-cell office:value-type="string">
            <text:p>Guara Auto Peças</text:p>
          </table:table-cell>
          <table:table-cell office:value-type="string">
            <text:p>R. Raul Monteiro Valdes, 5901 - Congós, Macapá - AP, 68904-010, Brazil</text:p>
          </table:table-cell>
          <table:table-cell office:value-type="string">
            <text:p>(96) 99120-3001</text:p>
          </table:table-cell>
        </table:table-row>
        <table:table-row table:style-name="ro1">
          <table:table-cell office:value-type="string">
            <text:p>Tacacá Paraense</text:p>
          </table:table-cell>
          <table:table-cell office:value-type="string">
            <text:p>Av. Pernambuco, 402 - Pacoval, Macapá - AP, 68908-290, Brazil</text:p>
          </table:table-cell>
          <table:table-cell office:value-type="string">
            <text:p>(96) 99135-2233</text:p>
          </table:table-cell>
        </table:table-row>
        <table:table-row table:style-name="ro1">
          <table:table-cell office:value-type="string">
            <text:p>Agromara LTDA</text:p>
          </table:table-cell>
          <table:table-cell office:value-type="string">
            <text:p>Av. Carlos Lins Cortes, 474 - Infraero, Macapá - AP, 68908-074, Brazil</text:p>
          </table:table-cell>
          <table:table-cell office:value-type="string">
            <text:p>(96) 99154-3142</text:p>
          </table:table-cell>
        </table:table-row>
        <table:table-row table:style-name="ro1">
          <table:table-cell office:value-type="string">
            <text:p>Kalel Lubrificantes</text:p>
          </table:table-cell>
          <table:table-cell office:value-type="string">
            <text:p>Rodovia do Curiau, 949 - Macapá, AP, 68909-023, Brazil</text:p>
          </table:table-cell>
          <table:table-cell office:value-type="string">
            <text:p>(96) 99154-4247</text:p>
          </table:table-cell>
        </table:table-row>
        <table:table-row table:style-name="ro1">
          <table:table-cell office:value-type="string">
            <text:p>Casa do Óleo Lubrificantes</text:p>
          </table:table-cell>
          <table:table-cell office:value-type="string">
            <text:p>Av. 13 de Setembro, 2151 - Buritizal, Macapá - AP, 68902-865, Brazil</text:p>
          </table:table-cell>
          <table:table-cell office:value-type="string">
            <text:p>(96) 99155-0331</text:p>
          </table:table-cell>
        </table:table-row>
        <table:table-row table:style-name="ro1">
          <table:table-cell office:value-type="string">
            <text:p>Embrapa Amapá</text:p>
          </table:table-cell>
          <table:table-cell office:value-type="string">
            <text:p>Rod. Josmar Chaves Pinto, Km 5 - nº 2.600 - Universidade, Macapá - AP, 68903-419, Brazil</text:p>
          </table:table-cell>
          <table:table-cell office:value-type="string">
            <text:p>(96) 99161-3031</text:p>
          </table:table-cell>
        </table:table-row>
        <table:table-row table:style-name="ro1">
          <table:table-cell office:value-type="string">
            <text:p>Loja Natura</text:p>
          </table:table-cell>
          <table:table-cell office:value-type="string">
            <text:p>Shopping Piso L4 - R. Leopoldo Machado, 2334 - LUC 438 - Trem, Macapá - AP, 68901-971, Brazil</text:p>
          </table:table-cell>
          <table:table-cell office:value-type="string">
            <text:p>(96) 99165-7230</text:p>
          </table:table-cell>
        </table:table-row>
        <table:table-row table:style-name="ro1">
          <table:table-cell office:value-type="string">
            <text:p>Ponto das Ervas</text:p>
          </table:table-cell>
          <table:table-cell office:value-type="string">
            <text:p>Av. Carlos Lins Cortes, 1705 - Infraero, Macapá - AP, 68908-811, Brazil</text:p>
          </table:table-cell>
          <table:table-cell office:value-type="string">
            <text:p>(96) 99172-7068</text:p>
          </table:table-cell>
        </table:table-row>
        <table:table-row table:style-name="ro1">
          <table:table-cell office:value-type="string">
            <text:p>Empório Jardins &amp; Cia</text:p>
          </table:table-cell>
          <table:table-cell office:value-type="string">
            <text:p>Rod. Br 156, 552 - Cj - Marabaixo, Macapá - AP, 68909-094, Brazil</text:p>
          </table:table-cell>
          <table:table-cell office:value-type="string">
            <text:p>(96) 99180-9460</text:p>
          </table:table-cell>
        </table:table-row>
        <table:table-row table:style-name="ro1">
          <table:table-cell office:value-type="string">
            <text:p>TROCA DE ÓLEO - Ecopostos Lubrificantes Novo Horizonte</text:p>
          </table:table-cell>
          <table:table-cell office:value-type="string">
            <text:p>R. Cícero Marquês de Souza, 2924 - Novo Horizonte, Macapá - AP, 68909-803, Brazil</text:p>
          </table:table-cell>
          <table:table-cell office:value-type="string">
            <text:p>(96) 99193-6366</text:p>
          </table:table-cell>
        </table:table-row>
        <table:table-row table:style-name="ro1">
          <table:table-cell office:value-type="string">
            <text:p>TROCA DE ÓLEO - Ecopostos Lubrificantes e Pneus Jardins</text:p>
          </table:table-cell>
          <table:table-cell office:value-type="string">
            <text:p>Rua Vereador Júlio Maria Pinto Pereira, 1723 - Jardim Felicidade, Macapá - AP, 68909-000, Brazil</text:p>
          </table:table-cell>
          <table:table-cell office:value-type="string">
            <text:p>(96) 99193-6366</text:p>
          </table:table-cell>
        </table:table-row>
        <table:table-row table:style-name="ro1">
          <table:table-cell office:value-type="string">
            <text:p>ABC AGRO Matriz - 𝗣𝗲𝘁, 𝗗𝗲𝗰𝗼𝗿𝗮𝗰𝗮𝗼 &amp; 𝗔𝗴𝗿𝗼</text:p>
          </table:table-cell>
          <table:table-cell office:value-type="string">
            <text:p>Av. Padre Júlio Maria Lombaerd, 1976 - Central, Macapá - AP, 68900-030, Brazil</text:p>
          </table:table-cell>
          <table:table-cell office:value-type="string">
            <text:p>(96) 99907-8016</text:p>
          </table:table-cell>
        </table:table-row>
        <table:table-row table:style-name="ro1">
          <table:table-cell office:value-type="string">
            <text:p>Brutus burguer</text:p>
          </table:table-cell>
          <table:table-cell office:value-type="string">
            <text:p>Em frente ao correio central - Av. Coriolano Jucá, 934 - Central, Macapá - AP, 68900-101, Brazil</text:p>
          </table:table-cell>
          <table:table-cell office:value-type="string">
            <text:p>(96) 99914-0507</text:p>
          </table:table-cell>
        </table:table-row>
        <table:table-row table:style-name="ro1">
          <table:table-cell office:value-type="string">
            <text:p>Top Internacional</text:p>
          </table:table-cell>
          <table:table-cell office:value-type="string">
            <text:p>Av. Mario Cruz, 01 - Central, Macapá - AP, 68900-740, Brazil</text:p>
          </table:table-cell>
          <table:table-cell office:value-type="string">
            <text:p>(96) 99974-7261</text:p>
          </table:table-cell>
        </table:table-row>
        <table:table-row table:style-name="ro1">
          <table:table-cell office:value-type="string">
            <text:p>Purinutre Agricultural Products and Logistics</text:p>
          </table:table-cell>
          <table:table-cell office:value-type="string">
            <text:p>BR-010 - Vila Redencao, Imperatriz - MA, 65903-140, Brazil</text:p>
          </table:table-cell>
          <table:table-cell office:value-type="string">
            <text:p>(99) 98106-5432</text:p>
          </table:table-cell>
        </table:table-row>
        <table:table-row table:style-name="ro1">
          <table:table-cell office:value-type="string">
            <text:p>PRIME CONDIMENTOS</text:p>
          </table:table-cell>
          <table:table-cell office:value-type="string">
            <text:p>R. Dom Vital, 233 - Entroncamento, Imperatriz - MA, 65913-450, Brazil</text:p>
          </table:table-cell>
          <table:table-cell office:value-type="string">
            <text:p>(99) 98110-4404</text:p>
          </table:table-cell>
        </table:table-row>
        <table:table-row table:style-name="ro1">
          <table:table-cell office:value-type="string">
            <text:p>Monobloco Exata Imperatriz , Pneus , Alinhamento Técnico</text:p>
          </table:table-cell>
          <table:table-cell office:value-type="string">
            <text:p>BR-010, 429 - Maranhão Novo, Imperatriz - MA, 65903-390, Brazil</text:p>
          </table:table-cell>
          <table:table-cell office:value-type="string">
            <text:p>(99) 98116-5785</text:p>
          </table:table-cell>
        </table:table-row>
        <table:table-row table:style-name="ro1">
          <table:table-cell office:value-type="string">
            <text:p>Dom Lub - IMPERATRIZ Filtros, Lubrificantes, Graxas e Aditivos</text:p>
          </table:table-cell>
          <table:table-cell office:value-type="string">
            <text:p>BR-010, 2002 - Entroncamento, Imperatriz - MA, 65903-087, Brazil</text:p>
          </table:table-cell>
          <table:table-cell office:value-type="string">
            <text:p>(99) 98116-7990</text:p>
          </table:table-cell>
        </table:table-row>
        <table:table-row table:style-name="ro1">
          <table:table-cell office:value-type="string">
            <text:p>Plantar</text:p>
          </table:table-cell>
          <table:table-cell office:value-type="string">
            <text:p>R. Bahia, 333A - Centro - Centro, Imperatriz - MA, 65901-330, Brazil</text:p>
          </table:table-cell>
          <table:table-cell office:value-type="string">
            <text:p>(99) 98122-0574</text:p>
          </table:table-cell>
        </table:table-row>
        <table:table-row table:style-name="ro1">
          <table:table-cell office:value-type="string">
            <text:p>Bahia Óleo e Filtro Auto Center</text:p>
          </table:table-cell>
          <table:table-cell office:value-type="string">
            <text:p>Av. das Constelações, 103 - Cinco Estrelas, Imperatriz - MA, 65913-420, Brazil</text:p>
          </table:table-cell>
          <table:table-cell office:value-type="string">
            <text:p>(99) 98125-8110</text:p>
          </table:table-cell>
        </table:table-row>
        <table:table-row table:style-name="ro1">
          <table:table-cell office:value-type="string">
            <text:p>Auto Center X</text:p>
          </table:table-cell>
          <table:table-cell office:value-type="string">
            <text:p>R. Alagoas, 875 - Centro, Imperatriz - MA, 65900-490, Brazil</text:p>
          </table:table-cell>
          <table:table-cell office:value-type="string">
            <text:p>(99) 98133-8515</text:p>
          </table:table-cell>
        </table:table-row>
        <table:table-row table:style-name="ro1">
          <table:table-cell office:value-type="string">
            <text:p>ITZ LUB</text:p>
          </table:table-cell>
          <table:table-cell office:value-type="string">
            <text:p>ANEXO AO POSTO ECODRIVE - BR-010, 1346 - LOJA C - Vilinha, Imperatriz - MA, 65916-205, Brazil</text:p>
          </table:table-cell>
          <table:table-cell office:value-type="string">
            <text:p>(99) 98264-9964</text:p>
          </table:table-cell>
        </table:table-row>
        <table:table-row table:style-name="ro1">
          <table:table-cell office:value-type="string">
            <text:p>Premium Lub Pneus</text:p>
          </table:table-cell>
          <table:table-cell office:value-type="string">
            <text:p>ao lado da Premium Lub - Rodovia BR010, 25 - Jardim Sao Luiz, Imperatriz - MA, 65913-015, Brazil</text:p>
          </table:table-cell>
          <table:table-cell office:value-type="string">
            <text:p>(99) 98275-0024</text:p>
          </table:table-cell>
        </table:table-row>
        <table:table-row table:style-name="ro1">
          <table:table-cell office:value-type="string">
            <text:p>Casa da Irrigação</text:p>
          </table:table-cell>
          <table:table-cell office:value-type="string">
            <text:p>Av. Getúlio Vargas, 2125 - Entroncamento, Imperatriz - MA, 65903-280, Brazil</text:p>
          </table:table-cell>
          <table:table-cell office:value-type="string">
            <text:p>(99) 98405-6518</text:p>
          </table:table-cell>
        </table:table-row>
        <table:table-row table:style-name="ro1">
          <table:table-cell office:value-type="string">
            <text:p>Sucos Prime - Rua Ceará</text:p>
          </table:table-cell>
          <table:table-cell office:value-type="string">
            <text:p>R. Ceará, 422 - Juçara, Imperatriz - MA, 65900-000, Brazil</text:p>
          </table:table-cell>
          <table:table-cell office:value-type="string">
            <text:p>(99) 98425-4694</text:p>
          </table:table-cell>
        </table:table-row>
        <table:table-row table:style-name="ro1">
          <table:table-cell office:value-type="string">
            <text:p>Tempeiros Online</text:p>
          </table:table-cell>
          <table:table-cell office:value-type="string">
            <text:p>avenida pedro neiva Camaçari, Imperatriz - MA, 65909-110, Brazil</text:p>
          </table:table-cell>
          <table:table-cell office:value-type="string">
            <text:p>(99) 98450-0446</text:p>
          </table:table-cell>
        </table:table-row>
        <table:table-row table:style-name="ro1">
          <table:table-cell office:value-type="string">
            <text:p>Thecnos Auto Mec. Transmissão automática</text:p>
          </table:table-cell>
          <table:table-cell office:value-type="string">
            <text:p>R. Bilar Dutra, 17 - Boca da Mata, Imperatriz - MA, 65917-140, Brazil</text:p>
          </table:table-cell>
          <table:table-cell office:value-type="string">
            <text:p>(99) 98477-6001</text:p>
          </table:table-cell>
        </table:table-row>
        <table:table-row table:style-name="ro1">
          <table:table-cell office:value-type="string">
            <text:p>Casa de sucos mix</text:p>
          </table:table-cell>
          <table:table-cell office:value-type="string">
            <text:p>R. Leôncio Píres Dourado, 1838 - Bacuri, Imperatriz - MA, 65901-020, Brazil</text:p>
          </table:table-cell>
          <table:table-cell office:value-type="string">
            <text:p>(99) 98489-8186</text:p>
          </table:table-cell>
        </table:table-row>
        <table:table-row table:style-name="ro1">
          <table:table-cell office:value-type="string">
            <text:p>GWP LUBRIFICANTES, SERVIÇOS de GUINCHO REBOQUE e MECANICOS</text:p>
          </table:table-cell>
          <table:table-cell office:value-type="string">
            <text:p>Rodovia BR-010 Esquina com a Rua Beta Setor Aeroporto - Bacuri, Imperatriz - MA, 65916-205, Brazil</text:p>
          </table:table-cell>
          <table:table-cell office:value-type="string">
            <text:p>(99) 98530-6404</text:p>
          </table:table-cell>
        </table:table-row>
        <table:table-row table:style-name="ro1">
          <table:table-cell office:value-type="string">
            <text:p>Rural Crop</text:p>
          </table:table-cell>
          <table:table-cell office:value-type="string">
            <text:p>Av. Marginal Esquerda, 1642 - St. Rodoviário, Imperatriz - MA, 65900-970, Brazil</text:p>
          </table:table-cell>
          <table:table-cell office:value-type="string">
            <text:p>(99) 99120-8786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R. Rio Grande do Norte, 780 - Centro, Imperatriz - MA, 65901-435, Brazil</text:p>
          </table:table-cell>
          <table:table-cell office:value-type="string">
            <text:p>(99) 99131-2522</text:p>
          </table:table-cell>
        </table:table-row>
        <table:table-row table:style-name="ro1">
          <table:table-cell office:value-type="string">
            <text:p>Embrasal</text:p>
          </table:table-cell>
          <table:table-cell office:value-type="string">
            <text:p>Av. Babaçulândia - Jardim Oriental, Imperatriz - MA, 65900-000, Brazil</text:p>
          </table:table-cell>
          <table:table-cell office:value-type="string">
            <text:p>(99) 99141-4555</text:p>
          </table:table-cell>
        </table:table-row>
        <table:table-row table:style-name="ro1">
          <table:table-cell office:value-type="string">
            <text:p>H M Agropecuária</text:p>
          </table:table-cell>
          <table:table-cell office:value-type="string">
            <text:p>Whatsapp (99)99144-4351 R. Ceará, 858, Centro - Mercadinho, Imperatriz - MA, 65901-610, Brazil</text:p>
          </table:table-cell>
          <table:table-cell office:value-type="string">
            <text:p>(99) 99144-4351</text:p>
          </table:table-cell>
        </table:table-row>
        <table:table-row table:style-name="ro1">
          <table:table-cell office:value-type="string">
            <text:p>Casa do Adubo Imperatriz</text:p>
          </table:table-cell>
          <table:table-cell office:value-type="string">
            <text:p>Rodovia BR-010, nº 1.343 - Maranhão Novo, Imperatriz - MA, 65903-140, Brazil</text:p>
          </table:table-cell>
          <table:table-cell office:value-type="string">
            <text:p>(99) 99145-4151</text:p>
          </table:table-cell>
        </table:table-row>
        <table:table-row table:style-name="ro1">
          <table:table-cell office:value-type="string">
            <text:p>Viveiro - Casa Verde Paisagismo</text:p>
          </table:table-cell>
          <table:table-cell office:value-type="string">
            <text:p>R. Leôncio Píres Dourado, 3253 - Bacuri, Imperatriz - MA, 65916-680, Brazil</text:p>
          </table:table-cell>
          <table:table-cell office:value-type="string">
            <text:p>(99) 99148-4887</text:p>
          </table:table-cell>
        </table:table-row>
        <table:table-row table:style-name="ro1">
          <table:table-cell office:value-type="string">
            <text:p>Ricco Alimentos</text:p>
          </table:table-cell>
          <table:table-cell office:value-type="string">
            <text:p>R. Aquiles Lisboa, 965 - Mercadinho, Imperatriz - MA, 65913-483, Brazil</text:p>
          </table:table-cell>
          <table:table-cell office:value-type="string">
            <text:p>(99) 99156-2121</text:p>
          </table:table-cell>
        </table:table-row>
        <table:table-row table:style-name="ro1">
          <table:table-cell office:value-type="string">
            <text:p>Casa das Baterias e Lubrificantes em Imperatriz</text:p>
          </table:table-cell>
          <table:table-cell office:value-type="string">
            <text:p>Av. Babaçulândia, n° 91 - Entroncamento, Imperatriz - MA, 65913-475, Brazil</text:p>
          </table:table-cell>
          <table:table-cell office:value-type="string">
            <text:p>(99) 99180-2528</text:p>
          </table:table-cell>
        </table:table-row>
        <table:table-row table:style-name="ro1">
          <table:table-cell office:value-type="string">
            <text:p>Adubos do Evaldo | Adubo</text:p>
          </table:table-cell>
          <table:table-cell office:value-type="string">
            <text:p>R. São Pedro, 05 - Parque Amazonas, Imperatriz - MA, 65911-190, Brazil</text:p>
          </table:table-cell>
          <table:table-cell office:value-type="string">
            <text:p>(99) 99183-3292</text:p>
          </table:table-cell>
        </table:table-row>
        <table:table-row table:style-name="ro1">
          <table:table-cell office:value-type="string">
            <text:p>Lefruitz</text:p>
          </table:table-cell>
          <table:table-cell office:value-type="string">
            <text:p>Rua Simplício Moreira - entre 13 de maio e - R. Gonçalves Dias, 796 - Centro, Imperatriz - MA, 65907-120, Brazil</text:p>
          </table:table-cell>
          <table:table-cell office:value-type="string">
            <text:p>(99) 99190-8794</text:p>
          </table:table-cell>
        </table:table-row>
        <table:table-row table:style-name="ro1">
          <table:table-cell office:value-type="string">
            <text:p>Sucos Prime</text:p>
          </table:table-cell>
          <table:table-cell office:value-type="string">
            <text:p>Av. Pedro Neiva de Santana, 1468 - Vila Redencao, Imperatriz - MA, 65910-345, Brazil</text:p>
          </table:table-cell>
          <table:table-cell office:value-type="string">
            <text:p>(99) 99198-8940</text:p>
          </table:table-cell>
        </table:table-row>
        <table:table-row table:style-name="ro1">
          <table:table-cell office:value-type="string">
            <text:p>Marco Andre Fernandes Vinagre</text:p>
          </table:table-cell>
          <table:table-cell office:value-type="string">
            <text:p>Tv. Rui Barbosa, 779 - Reduto, Belém - PA, 66053-260, Brazil</text:p>
          </table:table-cell>
          <table:table-cell office:value-type="string">
            <text:p>(99) 99903-6040</text:p>
          </table:table-cell>
        </table:table-row>
        <table:table-row table:style-name="ro1">
          <table:table-cell office:value-type="string">
            <text:p>HP Pneus Imperatriz</text:p>
          </table:table-cell>
          <table:table-cell office:value-type="string">
            <text:p>BR-010, 1625 - Entroncamento, Imperatriz - MA, 65913-460, Brazil</text:p>
          </table:table-cell>
          <table:table-cell office:value-type="string">
            <text:p>(99) 99978-0031</text:p>
          </table:table-cell>
        </table:table-row>
        <table:table-row table:style-name="ro1">
          <table:table-cell office:value-type="string">
            <text:p>Boteco do Paulista</text:p>
          </table:table-cell>
          <table:table-cell office:value-type="string">
            <text:p>R. Riachuelo, 230 - Centro Histórico, Porto Alegre - RS, 90010-270, Brazil</text:p>
          </table:table-cell>
          <table:table-cell office:value-type="string">
            <text:p>985 376 398</text:p>
          </table:table-cell>
        </table:table-row>
        <table:table-row table:style-name="ro1">
          <table:table-cell office:value-type="string">
            <text:p>LeC troca de óleo e serviços rapidos</text:p>
          </table:table-cell>
          <table:table-cell office:value-type="string">
            <text:p>R. Antônio Valença Monteiro - Farolândia, Aracaju - SE, 49030-640, Brazil</text:p>
          </table:table-cell>
          <table:table-cell office:value-type="string">
            <text:p>99805-1495</text:p>
          </table:table-cell>
        </table:table-row>
      </table:table>
      <table:table table:name="Fixo" table:style-name="ta2" table:print="false">
        <office:forms form:automatic-focus="false" form:apply-design-mode="false"/>
        <table:table-column table:style-name="co6" table:default-cell-style-name="ce1"/>
        <table:table-column table:style-name="co4" table:number-columns-repeated="2" table:default-cell-style-name="ce1"/>
        <table:table-row table:style-name="ro1">
          <table:table-cell office:value-type="string">
            <text:p>Emperor Of Oil</text:p>
          </table:table-cell>
          <table:table-cell office:value-type="string">
            <text:p>Estr. de Mogi das Cruzes, 815A - 821 - Vila Rio Branco, São Paulo - SP, 03890-000, Brazil</text:p>
          </table:table-cell>
          <table:table-cell office:value-type="string">
            <text:p>(11) 2041-7271</text:p>
          </table:table-cell>
        </table:table-row>
        <table:table-row table:style-name="ro1">
          <table:table-cell office:value-type="string">
            <text:p>Grupo Chama - Sede Administrativa</text:p>
          </table:table-cell>
          <table:table-cell office:value-type="string">
            <text:p>R. Eng. Guilherme Cristiano Frender, 807 - Vila Antonieta, São Paulo - SP, 03477-000, Brazil</text:p>
          </table:table-cell>
          <table:table-cell office:value-type="string">
            <text:p>(11) 2045-9000</text:p>
          </table:table-cell>
        </table:table-row>
        <table:table-row table:style-name="ro1">
          <table:table-cell office:value-type="string">
            <text:p>AUTO CENTER MATIAS</text:p>
          </table:table-cell>
          <table:table-cell office:value-type="string">
            <text:p>Rua Porto Velho, 502 - Jardim Cumbica, Guarulhos - SP, 07240-060, Brazil</text:p>
          </table:table-cell>
          <table:table-cell office:value-type="string">
            <text:p>(11) 2085-0325</text:p>
          </table:table-cell>
        </table:table-row>
        <table:table-row table:style-name="ro1">
          <table:table-cell office:value-type="string">
            <text:p>Alltech do Brasil Agroindustrial Ltda</text:p>
          </table:table-cell>
          <table:table-cell office:value-type="string">
            <text:p>Rua Mombaça, 602 - Jd. Uirapuru - Cumbica, Guarulhos - SP, 07230-400, Brazil</text:p>
          </table:table-cell>
          <table:table-cell office:value-type="string">
            <text:p>(11) 2085-6106</text:p>
          </table:table-cell>
        </table:table-row>
        <table:table-row table:style-name="ro1">
          <table:table-cell office:value-type="string">
            <text:p>The Herbalist handling of Pharmacy.</text:p>
          </table:table-cell>
          <table:table-cell office:value-type="string">
            <text:p>R. Luíz Faccini, 94 - Centro, Guarulhos - SP, 07110-000, Brazil</text:p>
          </table:table-cell>
          <table:table-cell office:value-type="string">
            <text:p>(11) 2087-6800</text:p>
          </table:table-cell>
        </table:table-row>
        <table:table-row table:style-name="ro1">
          <table:table-cell office:value-type="string">
            <text:p>House of cereals - Natural Products</text:p>
          </table:table-cell>
          <table:table-cell office:value-type="string">
            <text:p>R. Serra de Bragança, 505 - Vila Gomes Cardim, São Paulo - SP, 03318-000, Brazil</text:p>
          </table:table-cell>
          <table:table-cell office:value-type="string">
            <text:p>(11) 2093-4745</text:p>
          </table:table-cell>
        </table:table-row>
        <table:table-row table:style-name="ro1">
          <table:table-cell office:value-type="string">
            <text:p>Sonda Supermercados - BoaVista Shopping</text:p>
          </table:table-cell>
          <table:table-cell office:value-type="string">
            <text:p>Rua Darwin, 47 - Santo Amaro, São Paulo - SP, 04747-030, Brazil</text:p>
          </table:table-cell>
          <table:table-cell office:value-type="string">
            <text:p>(11) 2132-0600</text:p>
          </table:table-cell>
        </table:table-row>
        <table:table-row table:style-name="ro1">
          <table:table-cell office:value-type="string">
            <text:p>Pop Vegan Food</text:p>
          </table:table-cell>
          <table:table-cell office:value-type="string">
            <text:p>R. Fernando de Albuquerque, 142/144 - Consolação, São Paulo - SP, 01309-030, Brazil</text:p>
          </table:table-cell>
          <table:table-cell office:value-type="string">
            <text:p>(11) 2157-4358</text:p>
          </table:table-cell>
        </table:table-row>
        <table:table-row table:style-name="ro1">
          <table:table-cell office:value-type="string">
            <text:p>MercadoCar - Troca de Óleo e Pneus</text:p>
          </table:table-cell>
          <table:table-cell office:value-type="string">
            <text:p>Av. Tiradentes, 1968 - Jardim Santa Edwirges, Guarulhos - SP, 07090-000, Brazil</text:p>
          </table:table-cell>
          <table:table-cell office:value-type="string">
            <text:p>(11) 2206-5000</text:p>
          </table:table-cell>
        </table:table-row>
        <table:table-row table:style-name="ro1">
          <table:table-cell office:value-type="string">
            <text:p>Calle 54 (Shopping ABC)</text:p>
          </table:table-cell>
          <table:table-cell office:value-type="string">
            <text:p>Av. Pereira Barreto, 42 - Piso 1 - Vila Gilda, Santo André - SP, 09190-210, Brazil</text:p>
          </table:table-cell>
          <table:table-cell office:value-type="string">
            <text:p>(11) 2222-1089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R. Melo Freire - Tatuapé, São Paulo - SP, 03314-030, Brazil</text:p>
          </table:table-cell>
          <table:table-cell office:value-type="string">
            <text:p>(11) 2225-2310</text:p>
          </table:table-cell>
        </table:table-row>
        <table:table-row table:style-name="ro1">
          <table:table-cell office:value-type="string">
            <text:p>Nação Verde Guarulhos</text:p>
          </table:table-cell>
          <table:table-cell office:value-type="string">
            <text:p>R. Jaiminho, 51 - Jardim Maia, Guarulhos - SP, 07095-150, Brazil</text:p>
          </table:table-cell>
          <table:table-cell office:value-type="string">
            <text:p>(11) 2229-1611</text:p>
          </table:table-cell>
        </table:table-row>
        <table:table-row table:style-name="ro1">
          <table:table-cell office:value-type="string">
            <text:p>Macaxeira Restaurante &amp; Cachaçaria</text:p>
          </table:table-cell>
          <table:table-cell office:value-type="string">
            <text:p>R. Diogo Farias, 307 - Centro, Guarulhos - SP, 07110-101, Brazil</text:p>
          </table:table-cell>
          <table:table-cell office:value-type="string">
            <text:p>(11) 2229-8008</text:p>
          </table:table-cell>
        </table:table-row>
        <table:table-row table:style-name="ro1">
          <table:table-cell office:value-type="string">
            <text:p>PANETTERIA ZN</text:p>
          </table:table-cell>
          <table:table-cell office:value-type="string">
            <text:p>Av. Eng. Caetano Álvares, 4740 - Mandaqui, São Paulo - SP, 02413-000, Brazil</text:p>
          </table:table-cell>
          <table:table-cell office:value-type="string">
            <text:p>(11) 2236-6000</text:p>
          </table:table-cell>
        </table:table-row>
        <table:table-row table:style-name="ro1">
          <table:table-cell office:value-type="string">
            <text:p>Mahogany</text:p>
          </table:table-cell>
          <table:table-cell office:value-type="string">
            <text:p>Tv. Casalbuono, 120 - Vila Guilherme, São Paulo - SP, 02049-000, Brazil</text:p>
          </table:table-cell>
          <table:table-cell office:value-type="string">
            <text:p>(11) 2251-0976</text:p>
          </table:table-cell>
        </table:table-row>
        <table:table-row table:style-name="ro1">
          <table:table-cell office:value-type="string">
            <text:p>Hirota Food Supermarket</text:p>
          </table:table-cell>
          <table:table-cell office:value-type="string">
            <text:p>R. Teresina, 319 - Vila Bertioga, São Paulo - SP, 03185-010, Brazil</text:p>
          </table:table-cell>
          <table:table-cell office:value-type="string">
            <text:p>(11) 2268-3773</text:p>
          </table:table-cell>
        </table:table-row>
        <table:table-row table:style-name="ro1">
          <table:table-cell office:value-type="string">
            <text:p>Hospedaria Mooca</text:p>
          </table:table-cell>
          <table:table-cell office:value-type="string">
            <text:p>R. Borges de Figueiredo, 82 - Mooca, São Paulo - SP, 03110-010, Brazil</text:p>
          </table:table-cell>
          <table:table-cell office:value-type="string">
            <text:p>(11) 2291-5629</text:p>
          </table:table-cell>
        </table:table-row>
        <table:table-row table:style-name="ro1">
          <table:table-cell office:value-type="string">
            <text:p>Casa do Norte Bela Vista</text:p>
          </table:table-cell>
          <table:table-cell office:value-type="string">
            <text:p>R. Bela Vista, 799 - Jardim Leblon, Guarulhos - SP, 07273-491, Brazil</text:p>
          </table:table-cell>
          <table:table-cell office:value-type="string">
            <text:p>(11) 2303-3429</text:p>
          </table:table-cell>
        </table:table-row>
        <table:table-row table:style-name="ro1">
          <table:table-cell office:value-type="string">
            <text:p>Garage do Óleo</text:p>
          </table:table-cell>
          <table:table-cell office:value-type="string">
            <text:p>Av. Rio de Janeiro, 1089 - Vila Bremen, Guarulhos - SP, 07131, Brazil</text:p>
          </table:table-cell>
          <table:table-cell office:value-type="string">
            <text:p>(11) 2304-6764</text:p>
          </table:table-cell>
        </table:table-row>
        <table:table-row table:style-name="ro1">
          <table:table-cell office:value-type="string">
            <text:p>Insalata</text:p>
          </table:table-cell>
          <table:table-cell office:value-type="string">
            <text:p>Alameda Campinas, 1474 - Jardim Paulista, São Paulo - SP, 01404-002, Brazil</text:p>
          </table:table-cell>
          <table:table-cell office:value-type="string">
            <text:p>(11) 2308-9153</text:p>
          </table:table-cell>
        </table:table-row>
        <table:table-row table:style-name="ro1">
          <table:table-cell office:value-type="string">
            <text:p>Flamula Serviços Automotivos</text:p>
          </table:table-cell>
          <table:table-cell office:value-type="string">
            <text:p>Av. Teresa Campanela, 343 - Boa Vista, São Caetano do Sul - SP, 09561-210, Brazil</text:p>
          </table:table-cell>
          <table:table-cell office:value-type="string">
            <text:p>(11) 2325-5255</text:p>
          </table:table-cell>
        </table:table-row>
        <table:table-row table:style-name="ro1">
          <table:table-cell office:value-type="string">
            <text:p>Centro Automotivo Porto - Santo André</text:p>
          </table:table-cell>
          <table:table-cell office:value-type="string">
            <text:p>Av. Higienópolis, 380 - Vila Gilda, Santo André - SP, 09190-360, Brazil</text:p>
          </table:table-cell>
          <table:table-cell office:value-type="string">
            <text:p>(11) 2325-9117</text:p>
          </table:table-cell>
        </table:table-row>
        <table:table-row table:style-name="ro1">
          <table:table-cell office:value-type="string">
            <text:p>Casado Lubrificantes</text:p>
          </table:table-cell>
          <table:table-cell office:value-type="string">
            <text:p>Av. Helvétia, 610 - Suiço, São Bernardo do Campo - SP, 09663-000, Brazil</text:p>
          </table:table-cell>
          <table:table-cell office:value-type="string">
            <text:p>(11) 2355-6086</text:p>
          </table:table-cell>
        </table:table-row>
        <table:table-row table:style-name="ro1">
          <table:table-cell office:value-type="string">
            <text:p>Empório Grão de Ouro</text:p>
          </table:table-cell>
          <table:table-cell office:value-type="string">
            <text:p>Av. Monteiro Lobato, 283 - Macedo, Guarulhos - SP, 07112-000, Brazil</text:p>
          </table:table-cell>
          <table:table-cell office:value-type="string">
            <text:p>(11) 2358-9308</text:p>
          </table:table-cell>
        </table:table-row>
        <table:table-row table:style-name="ro1">
          <table:table-cell office:value-type="string">
            <text:p>Cruzeiro's Bar Paulista</text:p>
          </table:table-cell>
          <table:table-cell office:value-type="string">
            <text:p>Avenida Paulista, 2064 Rua Augusta, 1611 - R. Luís Coelho, 91 - Piso 2 - Cerqueira César, São Paulo - SP, 01310-928, Brazil</text:p>
          </table:table-cell>
          <table:table-cell office:value-type="string">
            <text:p>(11) 2362-9188</text:p>
          </table:table-cell>
        </table:table-row>
        <table:table-row table:style-name="ro1">
          <table:table-cell office:value-type="string">
            <text:p>Frutaria São Paulo - Unidade Itaim</text:p>
          </table:table-cell>
          <table:table-cell office:value-type="string">
            <text:p>R. Bandeira Paulista, 327 - Itaim Bibi, São Paulo - SP, 04532-010, Brazil</text:p>
          </table:table-cell>
          <table:table-cell office:value-type="string">
            <text:p>(11) 2364-5720</text:p>
          </table:table-cell>
        </table:table-row>
        <table:table-row table:style-name="ro1">
          <table:table-cell office:value-type="string">
            <text:p>Centro Automotivo 3R</text:p>
          </table:table-cell>
          <table:table-cell office:value-type="string">
            <text:p>R. São João da Boa Vista, 136 - Jardim Haydee, Mauá - SP, 09370-240, Brazil</text:p>
          </table:table-cell>
          <table:table-cell office:value-type="string">
            <text:p>(11) 2375-8283</text:p>
          </table:table-cell>
        </table:table-row>
        <table:table-row table:style-name="ro1">
          <table:table-cell office:value-type="string">
            <text:p>Garagem do Óleo | Troca de Óleo e Troca do Fluido de Freio</text:p>
          </table:table-cell>
          <table:table-cell office:value-type="string">
            <text:p>R. Frei Gaspar, 792 - Centro, São Bernardo do Campo - SP, 09720-440, Brazil</text:p>
          </table:table-cell>
          <table:table-cell office:value-type="string">
            <text:p>(11) 2381-6000</text:p>
          </table:table-cell>
        </table:table-row>
        <table:table-row table:style-name="ro1">
          <table:table-cell office:value-type="string">
            <text:p>Bolados Sucos</text:p>
          </table:table-cell>
          <table:table-cell office:value-type="string">
            <text:p>Av. Bernardino de Campos, 98 - Vila Mariana, São Paulo - SP, 04004-000, Brazil</text:p>
          </table:table-cell>
          <table:table-cell office:value-type="string">
            <text:p>(11) 2385-2388</text:p>
          </table:table-cell>
        </table:table-row>
        <table:table-row table:style-name="ro1">
          <table:table-cell office:value-type="string">
            <text:p>Beefbar</text:p>
          </table:table-cell>
          <table:table-cell office:value-type="string">
            <text:p>R. Barão de Capanema, 320 - Cerqueira César, São Paulo - SP, 01410-002, Brazil</text:p>
          </table:table-cell>
          <table:table-cell office:value-type="string">
            <text:p>(11) 2386-1918</text:p>
          </table:table-cell>
        </table:table-row>
        <table:table-row table:style-name="ro1">
          <table:table-cell office:value-type="string">
            <text:p>Aldeia Do Óleo</text:p>
          </table:table-cell>
          <table:table-cell office:value-type="string">
            <text:p>R. Ribeirão das Neves, 107 - Vila Barros, Guarulhos - SP, 07196-100, Brazil</text:p>
          </table:table-cell>
          <table:table-cell office:value-type="string">
            <text:p>(11) 2404-1666</text:p>
          </table:table-cell>
        </table:table-row>
        <table:table-row table:style-name="ro1">
          <table:table-cell office:value-type="string">
            <text:p>Empório Bem Estar Brasil</text:p>
          </table:table-cell>
          <table:table-cell office:value-type="string">
            <text:p>Rua Nossa Senhora Mãe dos homens, 196 - R. Nossa Sra. Mãe dos Homens, 203 - Centro, Guarulhos - SP, 07091-000, Brazil</text:p>
          </table:table-cell>
          <table:table-cell office:value-type="string">
            <text:p>(11) 2404-2082</text:p>
          </table:table-cell>
        </table:table-row>
        <table:table-row table:style-name="ro1">
          <table:table-cell office:value-type="string">
            <text:p>Maria Cereja</text:p>
          </table:table-cell>
          <table:table-cell office:value-type="string">
            <text:p>Av. Paulo Faccini, 1331 - Cidade Maia, Guarulhos - SP, 07115-060, Brazil</text:p>
          </table:table-cell>
          <table:table-cell office:value-type="string">
            <text:p>(11) 2408-1920</text:p>
          </table:table-cell>
        </table:table-row>
        <table:table-row table:style-name="ro1">
          <table:table-cell office:value-type="string">
            <text:p>Montecar Super Troca de Óleo</text:p>
          </table:table-cell>
          <table:table-cell office:value-type="string">
            <text:p>Av. Tiradentes, 759 - Jardim Ana Maria, Guarulhos - SP, 07090-000, Brazil</text:p>
          </table:table-cell>
          <table:table-cell office:value-type="string">
            <text:p>(11) 2408-3474</text:p>
          </table:table-cell>
        </table:table-row>
        <table:table-row table:style-name="ro1">
          <table:table-cell office:value-type="string">
            <text:p>Restaurante e Casa Do Norte Kairan</text:p>
          </table:table-cell>
          <table:table-cell office:value-type="string">
            <text:p>R. Cônego Valadão, 330 - Gopouva, Guarulhos - SP, 07040-000, Brazil</text:p>
          </table:table-cell>
          <table:table-cell office:value-type="string">
            <text:p>(11) 2408-8188</text:p>
          </table:table-cell>
        </table:table-row>
        <table:table-row table:style-name="ro1">
          <table:table-cell office:value-type="string">
            <text:p>Supermercados Nagumo - Jardim Cumbica 2</text:p>
          </table:table-cell>
          <table:table-cell office:value-type="string">
            <text:p>Caminho do Campo do Rincão, 254 - Jardim Cumbica, Guarulhos - SP, 07240-330, Brazil</text:p>
          </table:table-cell>
          <table:table-cell office:value-type="string">
            <text:p>(11) 2413-1780</text:p>
          </table:table-cell>
        </table:table-row>
        <table:table-row table:style-name="ro1">
          <table:table-cell office:value-type="string">
            <text:p>Charmes Cosméticos</text:p>
          </table:table-cell>
          <table:table-cell office:value-type="string">
            <text:p>R. Jacob, 89 - Jardim Tranquilidade, Guarulhos - SP, 07051-020, Brazil</text:p>
          </table:table-cell>
          <table:table-cell office:value-type="string">
            <text:p>(11) 2414-1072</text:p>
          </table:table-cell>
        </table:table-row>
        <table:table-row table:style-name="ro1">
          <table:table-cell office:value-type="string">
            <text:p>M.J Lubrificantes</text:p>
          </table:table-cell>
          <table:table-cell office:value-type="string">
            <text:p>R. Bezerra de Menezes, 475 - Jardim Tranquilidade, Guarulhos - SP, 07051-160, Brazil</text:p>
          </table:table-cell>
          <table:table-cell office:value-type="string">
            <text:p>(11) 2414-3133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Rod. Pres. Dutra-Pista Lateral, 225 - Vila Endres, Guarulhos - SP, 07034-911, Brazil</text:p>
          </table:table-cell>
          <table:table-cell office:value-type="string">
            <text:p>(11) 2421-8501</text:p>
          </table:table-cell>
        </table:table-row>
        <table:table-row table:style-name="ro1">
          <table:table-cell office:value-type="string">
            <text:p>Empire Lubricants - Oil Change</text:p>
          </table:table-cell>
          <table:table-cell office:value-type="string">
            <text:p>Av. Tiradentes, 574 - Jardim Guarulhos, Guarulhos - SP, 07090-000, Brazil</text:p>
          </table:table-cell>
          <table:table-cell office:value-type="string">
            <text:p>(11) 2440-1691</text:p>
          </table:table-cell>
        </table:table-row>
        <table:table-row table:style-name="ro1">
          <table:table-cell office:value-type="string">
            <text:p>Clínica Dr. Wilton Schmidt Cardozo</text:p>
          </table:table-cell>
          <table:table-cell office:value-type="string">
            <text:p>R. Dr. Ramos de Azevedo, 159 - 10º Andar Sala 1004 - Centro, Guarulhos - SP, 07012-020, Brazil</text:p>
          </table:table-cell>
          <table:table-cell office:value-type="string">
            <text:p>(11) 2440-4592</text:p>
          </table:table-cell>
        </table:table-row>
        <table:table-row table:style-name="ro1">
          <table:table-cell office:value-type="string">
            <text:p>Empório dos Cereais &amp; Integrais</text:p>
          </table:table-cell>
          <table:table-cell office:value-type="string">
            <text:p>R. João Gonçalves, 250 - Centro, Guarulhos - SP, 07010-010, Brazil</text:p>
          </table:table-cell>
          <table:table-cell office:value-type="string">
            <text:p>(11) 2441-0405</text:p>
          </table:table-cell>
        </table:table-row>
        <table:table-row table:style-name="ro1">
          <table:table-cell office:value-type="string">
            <text:p>Agility Lavanderia</text:p>
          </table:table-cell>
          <table:table-cell office:value-type="string">
            <text:p>Av. Paulo Faccini, 64 - Macedo, Guarulhos - SP, 07111-000, Brazil</text:p>
          </table:table-cell>
          <table:table-cell office:value-type="string">
            <text:p>(11) 2441-9275</text:p>
          </table:table-cell>
        </table:table-row>
        <table:table-row table:style-name="ro1">
          <table:table-cell office:value-type="string">
            <text:p>Ms Troca de Óleo II</text:p>
          </table:table-cell>
          <table:table-cell office:value-type="string">
            <text:p>1.667 - R. Cônego Valadão, 1667 - Gopouva, Guarulhos - SP, 07040-000, Brazil</text:p>
          </table:table-cell>
          <table:table-cell office:value-type="string">
            <text:p>(11) 2443-5306</text:p>
          </table:table-cell>
        </table:table-row>
        <table:table-row table:style-name="ro1">
          <table:table-cell office:value-type="string">
            <text:p>Valente Lubrificantes</text:p>
          </table:table-cell>
          <table:table-cell office:value-type="string">
            <text:p>R. Cachoeira, 256 - Jardim Rosa de Franca, Guarulhos - SP, 07080-000, Brazil</text:p>
          </table:table-cell>
          <table:table-cell office:value-type="string">
            <text:p>(11) 2452-5433</text:p>
          </table:table-cell>
        </table:table-row>
        <table:table-row table:style-name="ro1">
          <table:table-cell office:value-type="string">
            <text:p>Paulista Lubrificantes</text:p>
          </table:table-cell>
          <table:table-cell office:value-type="string">
            <text:p>R. Teixeira Mendes, 217 - Jardim Paulista, Guarulhos - SP, 07083-210, Brazil</text:p>
          </table:table-cell>
          <table:table-cell office:value-type="string">
            <text:p>(11) 2457-0797</text:p>
          </table:table-cell>
        </table:table-row>
        <table:table-row table:style-name="ro1">
          <table:table-cell office:value-type="string">
            <text:p>Ricco Troca de Óleo</text:p>
          </table:table-cell>
          <table:table-cell office:value-type="string">
            <text:p>R. Alberto Ferreira Lopes, 251 - Vila Galvão, Guarulhos - SP, 07056-050, Brazil</text:p>
          </table:table-cell>
          <table:table-cell office:value-type="string">
            <text:p>(11) 2459-6095</text:p>
          </table:table-cell>
        </table:table-row>
        <table:table-row table:style-name="ro1">
          <table:table-cell office:value-type="string">
            <text:p>AOI AUTOMOTIVE SERVICES - TROCA DE ÓLEO</text:p>
          </table:table-cell>
          <table:table-cell office:value-type="string">
            <text:p>Av. Monteiro Lobato, 1307 - Macedo, Guarulhos - SP, 07112-000, Brazil</text:p>
          </table:table-cell>
          <table:table-cell office:value-type="string">
            <text:p>(11) 2468-9400</text:p>
          </table:table-cell>
        </table:table-row>
        <table:table-row table:style-name="ro1">
          <table:table-cell office:value-type="string">
            <text:p>Rei do Óleo</text:p>
          </table:table-cell>
          <table:table-cell office:value-type="string">
            <text:p>Av. Santos Dumont, 2900 - Cidade Industrial Satélite de São Paulo, Guarulhos - SP, 07220-000, Brazil</text:p>
          </table:table-cell>
          <table:table-cell office:value-type="string">
            <text:p>(11) 2481-5670</text:p>
          </table:table-cell>
        </table:table-row>
        <table:table-row table:style-name="ro1">
          <table:table-cell office:value-type="string">
            <text:p>Perfumaria Bonfim</text:p>
          </table:table-cell>
          <table:table-cell office:value-type="string">
            <text:p>Rua Porto Velho, 627 - Jardim Cumbica, Guarulhos - SP, 07240-060, Brazil</text:p>
          </table:table-cell>
          <table:table-cell office:value-type="string">
            <text:p>(11) 2483-3163</text:p>
          </table:table-cell>
        </table:table-row>
        <table:table-row table:style-name="ro1">
          <table:table-cell office:value-type="string">
            <text:p>Coco Bambu Guarulhos</text:p>
          </table:table-cell>
          <table:table-cell office:value-type="string">
            <text:p>Av. Bartolomeu de Carlos, 230 PISO G1 - Jardim Flor da Montanha, Guarulhos - SP, 07097-420, Brazil</text:p>
          </table:table-cell>
          <table:table-cell office:value-type="string">
            <text:p>(11) 2497-9673</text:p>
          </table:table-cell>
        </table:table-row>
        <table:table-row table:style-name="ro1">
          <table:table-cell office:value-type="string">
            <text:p>Empório Manjericão | Produtos Naturais</text:p>
          </table:table-cell>
          <table:table-cell office:value-type="string">
            <text:p>Rua Brigadeiro Henrique Fontenelle, 758 - Parque Sao Domingos, São Paulo - SP, 05125-000, Brazil</text:p>
          </table:table-cell>
          <table:table-cell office:value-type="string">
            <text:p>(11) 2506-9343</text:p>
          </table:table-cell>
        </table:table-row>
        <table:table-row table:style-name="ro1">
          <table:table-cell office:value-type="string">
            <text:p>Empório La Granola - Produtos Naturais a Granel</text:p>
          </table:table-cell>
          <table:table-cell office:value-type="string">
            <text:p>R. Topázio, 344 - Vila Mariana, São Paulo - SP, 04105-061, Brazil</text:p>
          </table:table-cell>
          <table:table-cell office:value-type="string">
            <text:p>(11) 2532-0857</text:p>
          </table:table-cell>
        </table:table-row>
        <table:table-row table:style-name="ro1">
          <table:table-cell office:value-type="string">
            <text:p>Cravo e Canela Produtos Naturais</text:p>
          </table:table-cell>
          <table:table-cell office:value-type="string">
            <text:p>R. Américo Brasiliense, 2174 - Chácara Santo Antônio, São Paulo - SP, 04715-004, Brazil</text:p>
          </table:table-cell>
          <table:table-cell office:value-type="string">
            <text:p>(11) 2548-8852</text:p>
          </table:table-cell>
        </table:table-row>
        <table:table-row table:style-name="ro1">
          <table:table-cell office:value-type="string">
            <text:p>Biolchim do Brasil Importação e Comércio</text:p>
          </table:table-cell>
          <table:table-cell office:value-type="string">
            <text:p>Av. Iraí, 79 - Indianópolis, São Paulo - SP, 04082-000, Brazil</text:p>
          </table:table-cell>
          <table:table-cell office:value-type="string">
            <text:p>(11) 2589-9334</text:p>
          </table:table-cell>
        </table:table-row>
        <table:table-row table:style-name="ro1">
          <table:table-cell office:value-type="string">
            <text:p>Tangerina Gastrobar Guarulhos</text:p>
          </table:table-cell>
          <table:table-cell office:value-type="string">
            <text:p>Av. Monteiro Lobato, 434 - Guarulhos, SP, 07112-000, Brazil</text:p>
          </table:table-cell>
          <table:table-cell office:value-type="string">
            <text:p>(11) 2600-7123</text:p>
          </table:table-cell>
        </table:table-row>
        <table:table-row table:style-name="ro1">
          <table:table-cell office:value-type="string">
            <text:p>Produtos Naturais e Suplementos em Guarulhos - Empório D' Fibra_GRU</text:p>
          </table:table-cell>
          <table:table-cell office:value-type="string">
            <text:p>R. Cônego Valadão, 1043 - Gopouva, Guarulhos - SP, 07040-000, Brazil</text:p>
          </table:table-cell>
          <table:table-cell office:value-type="string">
            <text:p>(11) 2656-6647</text:p>
          </table:table-cell>
        </table:table-row>
        <table:table-row table:style-name="ro1">
          <table:table-cell office:value-type="string">
            <text:p>Rei do Óleo Guarulhos Tiradentes</text:p>
          </table:table-cell>
          <table:table-cell office:value-type="string">
            <text:p>Av. Tiradentes, 2.644 - Macedo, Guarulhos - SP, 07113-001, Brazil</text:p>
          </table:table-cell>
          <table:table-cell office:value-type="string">
            <text:p>(11) 2656-6914</text:p>
          </table:table-cell>
        </table:table-row>
        <table:table-row table:style-name="ro1">
          <table:table-cell office:value-type="string">
            <text:p>Piauí Grãos Loja de Produtos Naturais Guarulhos</text:p>
          </table:table-cell>
          <table:table-cell office:value-type="string">
            <text:p>R. Itatira, 438 - Parque Uirapuru, Guarulhos - SP, 07230-300, Brazil</text:p>
          </table:table-cell>
          <table:table-cell office:value-type="string">
            <text:p>(11) 2656-8735</text:p>
          </table:table-cell>
        </table:table-row>
        <table:table-row table:style-name="ro1">
          <table:table-cell office:value-type="string">
            <text:p>OCP Brasil</text:p>
          </table:table-cell>
          <table:table-cell office:value-type="string">
            <text:p>Av. Pres. Juscelino Kubitschek, 1.455 - Vila Nova Conceição, São Paulo - SP, 04543-011, Brazil</text:p>
          </table:table-cell>
          <table:table-cell office:value-type="string">
            <text:p>(11) 2663-8200</text:p>
          </table:table-cell>
        </table:table-row>
        <table:table-row table:style-name="ro1">
          <table:table-cell office:value-type="string">
            <text:p>Empório do Bacalhau</text:p>
          </table:table-cell>
          <table:table-cell office:value-type="string">
            <text:p>R. Padre Lustosa, 374 - Centro, São Bernardo do Campo - SP, 09710-120, Brazil</text:p>
          </table:table-cell>
          <table:table-cell office:value-type="string">
            <text:p>(11) 2669-1418</text:p>
          </table:table-cell>
        </table:table-row>
        <table:table-row table:style-name="ro1">
          <table:table-cell office:value-type="string">
            <text:p>Macaxeira Restaurante &amp; Cachaçaria Tatuapé: Happy Hour, Delivery, Sobremesa, SP</text:p>
          </table:table-cell>
          <table:table-cell office:value-type="string">
            <text:p>R. Emília Marengo, 185 - Vila Reg. Feijó, São Paulo - SP, 03336-000, Brazil</text:p>
          </table:table-cell>
          <table:table-cell office:value-type="string">
            <text:p>(11) 2671-2233</text:p>
          </table:table-cell>
        </table:table-row>
        <table:table-row table:style-name="ro1">
          <table:table-cell office:value-type="string">
            <text:p>Vinagre</text:p>
          </table:table-cell>
          <table:table-cell office:value-type="string">
            <text:p>R. Rego Barros, 1090 - Jardim Vila Formosa, São Paulo - SP, 03460-000, Brazil</text:p>
          </table:table-cell>
          <table:table-cell office:value-type="string">
            <text:p>(11) 2724-4977</text:p>
          </table:table-cell>
        </table:table-row>
        <table:table-row table:style-name="ro1">
          <table:table-cell office:value-type="string">
            <text:p>King of Big Oil ABC</text:p>
          </table:table-cell>
          <table:table-cell office:value-type="string">
            <text:p>Av. Dr. Rudge Ramos, 432 - Rudge Ramos, São Bernardo do Campo - SP, 09636-000, Brazil</text:p>
          </table:table-cell>
          <table:table-cell office:value-type="string">
            <text:p>(11) 2758-3953</text:p>
          </table:table-cell>
        </table:table-row>
        <table:table-row table:style-name="ro1">
          <table:table-cell office:value-type="string">
            <text:p>Frutaria Pitaya</text:p>
          </table:table-cell>
          <table:table-cell office:value-type="string">
            <text:p>Rua Monte Serrat, 1439 - Tatuapé, São Paulo - SP, 03312-001, Brazil</text:p>
          </table:table-cell>
          <table:table-cell office:value-type="string">
            <text:p>(11) 2776-4100</text:p>
          </table:table-cell>
        </table:table-row>
        <table:table-row table:style-name="ro1">
          <table:table-cell office:value-type="string">
            <text:p>Fillovita</text:p>
          </table:table-cell>
          <table:table-cell office:value-type="string">
            <text:p>Av. Amador Bueno da Veiga, 4195 - Penha de França, São Paulo - SP, 03653-000, Brazil</text:p>
          </table:table-cell>
          <table:table-cell office:value-type="string">
            <text:p>(11) 2802-6234</text:p>
          </table:table-cell>
        </table:table-row>
        <table:table-row table:style-name="ro1">
          <table:table-cell office:value-type="string">
            <text:p>Athenas To Go</text:p>
          </table:table-cell>
          <table:table-cell office:value-type="string">
            <text:p>R. Antônio Carlos, 334 - Consolação, São Paulo - SP, 01309-010, Brazil</text:p>
          </table:table-cell>
          <table:table-cell office:value-type="string">
            <text:p>(11) 2883-5729</text:p>
          </table:table-cell>
        </table:table-row>
        <table:table-row table:style-name="ro1">
          <table:table-cell office:value-type="string">
            <text:p>Fuba</text:p>
          </table:table-cell>
          <table:table-cell office:value-type="string">
            <text:p>R. Belém, 174 - Paulicéia, São Bernardo do Campo - SP, 09690-060, Brazil</text:p>
          </table:table-cell>
          <table:table-cell office:value-type="string">
            <text:p>(11) 2897-5998</text:p>
          </table:table-cell>
        </table:table-row>
        <table:table-row table:style-name="ro1">
          <table:table-cell office:value-type="string">
            <text:p>Auto Shopping vinegar</text:p>
          </table:table-cell>
          <table:table-cell office:value-type="string">
            <text:p>R. Mandioré, 581 - Vila Formosa, São Paulo - SP, 03360-015, Brazil</text:p>
          </table:table-cell>
          <table:table-cell office:value-type="string">
            <text:p>(11) 2910-8311</text:p>
          </table:table-cell>
        </table:table-row>
        <table:table-row table:style-name="ro1">
          <table:table-cell office:value-type="string">
            <text:p>ICL América do Sul</text:p>
          </table:table-cell>
          <table:table-cell office:value-type="string">
            <text:p>Av. Dra. Ruth Cardoso, 8501 - 3 andar - Pinheiros, São Paulo - SP, 05425-070, Brazil</text:p>
          </table:table-cell>
          <table:table-cell office:value-type="string">
            <text:p>(11) 3016-9600</text:p>
          </table:table-cell>
        </table:table-row>
        <table:table-row table:style-name="ro1">
          <table:table-cell office:value-type="string">
            <text:p>Campo Rico Brasil Comércio de Fertilizantes</text:p>
          </table:table-cell>
          <table:table-cell office:value-type="string">
            <text:p>Ed Quota Corporate - R. Henri Dunant, 792 - 1º andar - Santo Amaro, São Paulo - SP, 04709-110, Brazil</text:p>
          </table:table-cell>
          <table:table-cell office:value-type="string">
            <text:p>(11) 3033-1760</text:p>
          </table:table-cell>
        </table:table-row>
        <table:table-row table:style-name="ro1">
          <table:table-cell office:value-type="string">
            <text:p>Consulado Mineiro: Feijoada, Carne de Sol, Feijão Tropeiro, Delivery SP</text:p>
          </table:table-cell>
          <table:table-cell office:value-type="string">
            <text:p>Alameda Santos, 1107 - Cerqueira César, São Paulo - SP, 01419-002, Brazil</text:p>
          </table:table-cell>
          <table:table-cell office:value-type="string">
            <text:p>(11) 3034-3249</text:p>
          </table:table-cell>
        </table:table-row>
        <table:table-row table:style-name="ro1">
          <table:table-cell office:value-type="string">
            <text:p>Frutaria São Paulo</text:p>
          </table:table-cell>
          <table:table-cell office:value-type="string">
            <text:p>Av. Hélio Pellegrino, 100 - Vila Nova Conceição, São Paulo - SP, 04511-070, Brazil</text:p>
          </table:table-cell>
          <table:table-cell office:value-type="string">
            <text:p>(11) 3044-1575</text:p>
          </table:table-cell>
        </table:table-row>
        <table:table-row table:style-name="ro1">
          <table:table-cell office:value-type="string">
            <text:p>Pneus Paulista Rudge Ramos - Pneus Pirelli</text:p>
          </table:table-cell>
          <table:table-cell office:value-type="string">
            <text:p>R. Afonsina, 52 - Rudge Ramos, São Bernardo do Campo - SP, 09633-000, Brazil</text:p>
          </table:table-cell>
          <table:table-cell office:value-type="string">
            <text:p>(11) 3046-5510</text:p>
          </table:table-cell>
        </table:table-row>
        <table:table-row table:style-name="ro1">
          <table:table-cell office:value-type="string">
            <text:p>Coco Bambu JK: Happy Hour, Chopp, Drinks, Peixe, Camarão, Sobremesa, São Paulo</text:p>
          </table:table-cell>
          <table:table-cell office:value-type="string">
            <text:p>Av. Antônio Joaquim de Moura Andrade, 737 - Vila Nova Conceição, São Paulo - SP, 04507-000, Brazil</text:p>
          </table:table-cell>
          <table:table-cell office:value-type="string">
            <text:p>(11) 3051-5255</text:p>
          </table:table-cell>
        </table:table-row>
        <table:table-row table:style-name="ro1">
          <table:table-cell office:value-type="string">
            <text:p>Good Market</text:p>
          </table:table-cell>
          <table:table-cell office:value-type="string">
            <text:p>R. Guarará, 385 - Jardins, São Paulo - SP, 01425-001, Brazil</text:p>
          </table:table-cell>
          <table:table-cell office:value-type="string">
            <text:p>(11) 3057-2033</text:p>
          </table:table-cell>
        </table:table-row>
        <table:table-row table:style-name="ro1">
          <table:table-cell office:value-type="string">
            <text:p>Restaurante Maracujá</text:p>
          </table:table-cell>
          <table:table-cell office:value-type="string">
            <text:p>Alameda Lorena, 884 - Jardim Paulista, São Paulo - SP, 01424-004, Brazil</text:p>
          </table:table-cell>
          <table:table-cell office:value-type="string">
            <text:p>(11) 3061-0699</text:p>
          </table:table-cell>
        </table:table-row>
        <table:table-row table:style-name="ro1">
          <table:table-cell office:value-type="string">
            <text:p>Santo Grão - Oscar Freire</text:p>
          </table:table-cell>
          <table:table-cell office:value-type="string">
            <text:p>R. Oscar Freire, 413 - Cerqueira César, São Paulo - SP, 01426-001, Brazil</text:p>
          </table:table-cell>
          <table:table-cell office:value-type="string">
            <text:p>(11) 3062-9294</text:p>
          </table:table-cell>
        </table:table-row>
        <table:table-row table:style-name="ro1">
          <table:table-cell office:value-type="string">
            <text:p>Dona Vitamina</text:p>
          </table:table-cell>
          <table:table-cell office:value-type="string">
            <text:p>R. Mateus Grou, 152 - Pinheiros, São Paulo - SP, 05415-040, Brazil</text:p>
          </table:table-cell>
          <table:table-cell office:value-type="string">
            <text:p>(11) 3063-0582</text:p>
          </table:table-cell>
        </table:table-row>
        <table:table-row table:style-name="ro1">
          <table:table-cell office:value-type="string">
            <text:p>Tea Connection</text:p>
          </table:table-cell>
          <table:table-cell office:value-type="string">
            <text:p>Alameda Lorena, 1271 - Jardim Paulista, São Paulo - SP, 01424-001, Brazil</text:p>
          </table:table-cell>
          <table:table-cell office:value-type="string">
            <text:p>(11) 3063-4018</text:p>
          </table:table-cell>
        </table:table-row>
        <table:table-row table:style-name="ro1">
          <table:table-cell office:value-type="string">
            <text:p>Casarìa SP</text:p>
          </table:table-cell>
          <table:table-cell office:value-type="string">
            <text:p>Alameda Franca, 1243 - Rua Haddock Lobo, 1077 - Jardim Paulista, São Paulo - SP, 01422-001, Brazil</text:p>
          </table:table-cell>
          <table:table-cell office:value-type="string">
            <text:p>(11) 3068-0778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Av. Pereira Barreto, 444 - Paraíso, Santo André - SP, 09190-610, Brazil</text:p>
          </table:table-cell>
          <table:table-cell office:value-type="string">
            <text:p>(11) 3087-8100</text:p>
          </table:table-cell>
        </table:table-row>
        <table:table-row table:style-name="ro1">
          <table:table-cell office:value-type="string">
            <text:p>Consulado Mineiro: Feijoada, Carne de Sol, Feijão Tropeiro, Delivery SP</text:p>
          </table:table-cell>
          <table:table-cell office:value-type="string">
            <text:p>Praça Benedito Calixto, 74 - Pinheiros, São Paulo - SP, 05406-040, Brazil</text:p>
          </table:table-cell>
          <table:table-cell office:value-type="string">
            <text:p>(11) 3088-6055</text:p>
          </table:table-cell>
        </table:table-row>
        <table:table-row table:style-name="ro1">
          <table:table-cell office:value-type="string">
            <text:p>Sonda Supermercados - São Caetano do Sul</text:p>
          </table:table-cell>
          <table:table-cell office:value-type="string">
            <text:p>R. Boa Vista, 1133 - Boa Vista, São Caetano do Sul - SP, 09572-300, Brazil</text:p>
          </table:table-cell>
          <table:table-cell office:value-type="string">
            <text:p>(11) 3090-0626</text:p>
          </table:table-cell>
        </table:table-row>
        <table:table-row table:style-name="ro1">
          <table:table-cell office:value-type="string">
            <text:p>Yara Brasil SP</text:p>
          </table:table-cell>
          <table:table-cell office:value-type="string">
            <text:p>R. Diogo Moreira, 184 - Pinheiros, São Paulo - SP, 05423-010, Brazil</text:p>
          </table:table-cell>
          <table:table-cell office:value-type="string">
            <text:p>(11) 3096-2500</text:p>
          </table:table-cell>
        </table:table-row>
        <table:table-row table:style-name="ro1">
          <table:table-cell office:value-type="string">
            <text:p>La Bocca</text:p>
          </table:table-cell>
          <table:table-cell office:value-type="string">
            <text:p>R. São Bento, 21 - Centro Histórico de São Paulo, São Paulo - SP, 01011-001, Brazil</text:p>
          </table:table-cell>
          <table:table-cell office:value-type="string">
            <text:p>(11) 3104-4651</text:p>
          </table:table-cell>
        </table:table-row>
        <table:table-row table:style-name="ro1">
          <table:table-cell office:value-type="string">
            <text:p>Green Grape Juice and Coffee Shop</text:p>
          </table:table-cell>
          <table:table-cell office:value-type="string">
            <text:p>Edifício Ferrabino Parts Negs - Av. Ipiranga, 331 - República, São Paulo - SP, 01046-010, Brazil</text:p>
          </table:table-cell>
          <table:table-cell office:value-type="string">
            <text:p>(11) 3159-2879</text:p>
          </table:table-cell>
        </table:table-row>
        <table:table-row table:style-name="ro1">
          <table:table-cell office:value-type="string">
            <text:p>Bráz Trattoria - unidade Paulista</text:p>
          </table:table-cell>
          <table:table-cell office:value-type="string">
            <text:p>Alameda Min. Rocha Azevedo, 72 - Bela Vista, São Paulo - SP, 01410-000, Brazil</text:p>
          </table:table-cell>
          <table:table-cell office:value-type="string">
            <text:p>(11) 3195-0560</text:p>
          </table:table-cell>
        </table:table-row>
        <table:table-row table:style-name="ro1">
          <table:table-cell office:value-type="string">
            <text:p>Sucos e Lanches Uva e Pêssego</text:p>
          </table:table-cell>
          <table:table-cell office:value-type="string">
            <text:p>Av. Rio Branco, 469 - República, São Paulo - SP, 01205-000, Brazil</text:p>
          </table:table-cell>
          <table:table-cell office:value-type="string">
            <text:p>(11) 3224-0810</text:p>
          </table:table-cell>
        </table:table-row>
        <table:table-row table:style-name="ro1">
          <table:table-cell office:value-type="string">
            <text:p>Bela Cerealista - Zona Cerealista</text:p>
          </table:table-cell>
          <table:table-cell office:value-type="string">
            <text:p>Rua Benjamim de Oliveira, 56 - Zona Cerealista - Brás, São Paulo - SP, 03006-020, Brazil</text:p>
          </table:table-cell>
          <table:table-cell office:value-type="string">
            <text:p>(11) 3227-0097</text:p>
          </table:table-cell>
        </table:table-row>
        <table:table-row table:style-name="ro1">
          <table:table-cell office:value-type="string">
            <text:p>Ingredientes Online - A maior plataforma de Ingredientes do país</text:p>
          </table:table-cell>
          <table:table-cell office:value-type="string">
            <text:p>R. Mendes Caldeira, 332 - Brás, São Paulo - SP, 03007-060, Brazil</text:p>
          </table:table-cell>
          <table:table-cell office:value-type="string">
            <text:p>(11) 3227-0416</text:p>
          </table:table-cell>
        </table:table-row>
        <table:table-row table:style-name="ro1">
          <table:table-cell office:value-type="string">
            <text:p>Amazon Agro</text:p>
          </table:table-cell>
          <table:table-cell office:value-type="string">
            <text:p>A - R. Pedro Botelho, 263 - Centro, Manaus - AM, 69005-100, Brazil</text:p>
          </table:table-cell>
          <table:table-cell office:value-type="string">
            <text:p>(11) 3233-6040</text:p>
          </table:table-cell>
        </table:table-row>
        <table:table-row table:style-name="ro1">
          <table:table-cell office:value-type="string">
            <text:p>Jojo Paraíso</text:p>
          </table:table-cell>
          <table:table-cell office:value-type="string">
            <text:p>R. Dr. Rafael de Barros, 262 - Paraíso, São Paulo - SP, 04003-041, Brazil</text:p>
          </table:table-cell>
          <table:table-cell office:value-type="string">
            <text:p>(11) 3262-1654</text:p>
          </table:table-cell>
        </table:table-row>
        <table:table-row table:style-name="ro1">
          <table:table-cell office:value-type="string">
            <text:p>Kenko Jūsu</text:p>
          </table:table-cell>
          <table:table-cell office:value-type="string">
            <text:p>R. dos Estudantes, 25 - Sé, São Paulo - SP, 01505-001, Brazil</text:p>
          </table:table-cell>
          <table:table-cell office:value-type="string">
            <text:p>(11) 3277-2497</text:p>
          </table:table-cell>
        </table:table-row>
        <table:table-row table:style-name="ro1">
          <table:table-cell office:value-type="string">
            <text:p>Bom Suco Liberdade</text:p>
          </table:table-cell>
          <table:table-cell office:value-type="string">
            <text:p>R. Galvão Bueno, 187 - Liberdade, São Paulo - SP, 01506-000, Brazil</text:p>
          </table:table-cell>
          <table:table-cell office:value-type="string">
            <text:p>(11) 3277-8893</text:p>
          </table:table-cell>
        </table:table-row>
        <table:table-row table:style-name="ro1">
          <table:table-cell office:value-type="string">
            <text:p>Osteria Generale - Jardim Paulista</text:p>
          </table:table-cell>
          <table:table-cell office:value-type="string">
            <text:p>R. Pamplona, 957 - Jardim Paulista, São Paulo - SP, 01405-000, Brazil</text:p>
          </table:table-cell>
          <table:table-cell office:value-type="string">
            <text:p>(11) 3285-3574</text:p>
          </table:table-cell>
        </table:table-row>
        <table:table-row table:style-name="ro1">
          <table:table-cell office:value-type="string">
            <text:p>Basilicata - Panetteria Mercato Cucina</text:p>
          </table:table-cell>
          <table:table-cell office:value-type="string">
            <text:p>R. Treze de Maio, 596 - Bela Vista, São Paulo - SP, 01327-000, Brazil</text:p>
          </table:table-cell>
          <table:table-cell office:value-type="string">
            <text:p>(11) 3289-3111</text:p>
          </table:table-cell>
        </table:table-row>
        <table:table-row table:style-name="ro1">
          <table:table-cell office:value-type="string">
            <text:p>Empório do Arroz Integral - Zona Cerealista</text:p>
          </table:table-cell>
          <table:table-cell office:value-type="string">
            <text:p>Avenida Mercúrio, 86 - Av. Mercúrio, 76 - nr 130 - Brás, São Paulo - SP, 03007-000, Brazil</text:p>
          </table:table-cell>
          <table:table-cell office:value-type="string">
            <text:p>(11) 3313-2053</text:p>
          </table:table-cell>
        </table:table-row>
        <table:table-row table:style-name="ro1">
          <table:table-cell office:value-type="string">
            <text:p>EMPÓRIO ROSA - ZONA CEREALISTA</text:p>
          </table:table-cell>
          <table:table-cell office:value-type="string">
            <text:p>R. Santa Rosa, 68 - Brás, São Paulo - SP, 03007-000, Brazil</text:p>
          </table:table-cell>
          <table:table-cell office:value-type="string">
            <text:p>(11) 3315-0662</text:p>
          </table:table-cell>
        </table:table-row>
        <table:table-row table:style-name="ro1">
          <table:table-cell office:value-type="string">
            <text:p>Da Marino</text:p>
          </table:table-cell>
          <table:table-cell office:value-type="string">
            <text:p>SHCS CLS 402 - Asa Sul, Brasília - DF, 70236-530, Brazil</text:p>
          </table:table-cell>
          <table:table-cell office:value-type="string">
            <text:p>(11) 3368-6863</text:p>
          </table:table-cell>
        </table:table-row>
        <table:table-row table:style-name="ro1">
          <table:table-cell office:value-type="string">
            <text:p>Kalunga</text:p>
          </table:table-cell>
          <table:table-cell office:value-type="string">
            <text:p>Av. Pereira Barreto, 42 - Vila Gilda, Santo André - SP, 09190-210, Brazil</text:p>
          </table:table-cell>
          <table:table-cell office:value-type="string">
            <text:p>(11) 3437-7222</text:p>
          </table:table-cell>
        </table:table-row>
        <table:table-row table:style-name="ro1">
          <table:table-cell office:value-type="string">
            <text:p>Troca de Óleo Shell Av Brasília</text:p>
          </table:table-cell>
          <table:table-cell office:value-type="string">
            <text:p>Av. Brasília, 398 - B - Campanário, Diadema - SP, 09931-400, Brazil</text:p>
          </table:table-cell>
          <table:table-cell office:value-type="string">
            <text:p>(11) 3458-0153</text:p>
          </table:table-cell>
        </table:table-row>
        <table:table-row table:style-name="ro1">
          <table:table-cell office:value-type="string">
            <text:p>Sal Gastronomia</text:p>
          </table:table-cell>
          <table:table-cell office:value-type="string">
            <text:p>R. Bela Cintra, 1958 - Cerqueira César, São Paulo - SP, 01415-006, Brazil</text:p>
          </table:table-cell>
          <table:table-cell office:value-type="string">
            <text:p>(11) 3554-4460</text:p>
          </table:table-cell>
        </table:table-row>
        <table:table-row table:style-name="ro1">
          <table:table-cell office:value-type="string">
            <text:p>Le Blé - Casa de Pães</text:p>
          </table:table-cell>
          <table:table-cell office:value-type="string">
            <text:p>R. Pará, 252 - Higienópolis, São Paulo - SP, 01243-020, Brazil</text:p>
          </table:table-cell>
          <table:table-cell office:value-type="string">
            <text:p>(11) 3663-4626</text:p>
          </table:table-cell>
        </table:table-row>
        <table:table-row table:style-name="ro1">
          <table:table-cell office:value-type="string">
            <text:p>EuroChem Brasil</text:p>
          </table:table-cell>
          <table:table-cell office:value-type="string">
            <text:p>Av. Brig. Faria Lima, 4.285 - Itaim Bibi, São Paulo - SP, 04538-133, Brazil</text:p>
          </table:table-cell>
          <table:table-cell office:value-type="string">
            <text:p>(11) 3708-9791</text:p>
          </table:table-cell>
        </table:table-row>
        <table:table-row table:style-name="ro1">
          <table:table-cell office:value-type="string">
            <text:p>Galvani Fertilizantes - Escritório Campinas</text:p>
          </table:table-cell>
          <table:table-cell office:value-type="string">
            <text:p>Av. Barão de Itapura, 2294 - 8° andar - Botafogo, Campinas - SP, 13073-300, Brazil</text:p>
          </table:table-cell>
          <table:table-cell office:value-type="string">
            <text:p>(11) 3767-0040</text:p>
          </table:table-cell>
        </table:table-row>
        <table:table-row table:style-name="ro1">
          <table:table-cell office:value-type="string">
            <text:p>Galvani Fertilizantes - (Shopping Villa Lobos)</text:p>
          </table:table-cell>
          <table:table-cell office:value-type="string">
            <text:p>Av. Dra. Ruth Cardoso, 4777 - 11º andar - Jardim Universidade Pinheiros, São Paulo - SP, 05477-000, Brazil</text:p>
          </table:table-cell>
          <table:table-cell office:value-type="string">
            <text:p>(11) 3767-0044</text:p>
          </table:table-cell>
        </table:table-row>
        <table:table-row table:style-name="ro1">
          <table:table-cell office:value-type="string">
            <text:p>KS Brasileira Fertilizantes e Produtos Industriais</text:p>
          </table:table-cell>
          <table:table-cell office:value-type="string">
            <text:p>R. Eng. Antônio Jovino, 220 - Vila Andrade, São Paulo - SP, 05727-220, Brazil</text:p>
          </table:table-cell>
          <table:table-cell office:value-type="string">
            <text:p>(11) 3779-1588</text:p>
          </table:table-cell>
        </table:table-row>
        <table:table-row table:style-name="ro1">
          <table:table-cell office:value-type="string">
            <text:p>Exquisito!</text:p>
          </table:table-cell>
          <table:table-cell office:value-type="string">
            <text:p>R. Artur de Azevedo, 2079 - Pinheiros, São Paulo - SP, 05404-015, Brazil</text:p>
          </table:table-cell>
          <table:table-cell office:value-type="string">
            <text:p>(11) 3791-5131</text:p>
          </table:table-cell>
        </table:table-row>
        <table:table-row table:style-name="ro1">
          <table:table-cell office:value-type="string">
            <text:p>Empório Quatro Estrelas</text:p>
          </table:table-cell>
          <table:table-cell office:value-type="string">
            <text:p>R. Caraíbas, 351 - Perdizes, São Paulo - SP, 05020-000, Brazil</text:p>
          </table:table-cell>
          <table:table-cell office:value-type="string">
            <text:p>(11) 3798-9915</text:p>
          </table:table-cell>
        </table:table-row>
        <table:table-row table:style-name="ro1">
          <table:table-cell office:value-type="string">
            <text:p>LANCHONETE DA CIDADE</text:p>
          </table:table-cell>
          <table:table-cell office:value-type="string">
            <text:p>Av. Higienópolis, 618 - Higienópolis, São Paulo - SP, 01238-000, Brazil</text:p>
          </table:table-cell>
          <table:table-cell office:value-type="string">
            <text:p>(11) 3823-2642</text:p>
          </table:table-cell>
        </table:table-row>
        <table:table-row table:style-name="ro1">
          <table:table-cell office:value-type="string">
            <text:p>Lanchonete da Cidade - Jardins</text:p>
          </table:table-cell>
          <table:table-cell office:value-type="string">
            <text:p>Alameda Tietê, 110 - Jardim Paulista, São Paulo - SP, 01417-020, Brazil</text:p>
          </table:table-cell>
          <table:table-cell office:value-type="string">
            <text:p>(11) 3823-2655</text:p>
          </table:table-cell>
        </table:table-row>
        <table:table-row table:style-name="ro1">
          <table:table-cell office:value-type="string">
            <text:p>Colavita Brasil Comercial Imp Exp</text:p>
          </table:table-cell>
          <table:table-cell office:value-type="string">
            <text:p>Av. Mofarrej, 950 - Vila Leopoldina, São Paulo - SP, 05311, Brazil</text:p>
          </table:table-cell>
          <table:table-cell office:value-type="string">
            <text:p>(11) 3831-6864</text:p>
          </table:table-cell>
        </table:table-row>
        <table:table-row table:style-name="ro1">
          <table:table-cell office:value-type="string">
            <text:p>Agifertil Agro Comercial ltda</text:p>
          </table:table-cell>
          <table:table-cell office:value-type="string">
            <text:p>Av. Imperatriz Leopoldina, 1420 - Vila Leopoldina, São Paulo - SP, 05305-002, Brazil</text:p>
          </table:table-cell>
          <table:table-cell office:value-type="string">
            <text:p>(11) 3835-3567</text:p>
          </table:table-cell>
        </table:table-row>
        <table:table-row table:style-name="ro1">
          <table:table-cell office:value-type="string">
            <text:p>Agro Nile Fertilizantes</text:p>
          </table:table-cell>
          <table:table-cell office:value-type="string">
            <text:p>R. Clodomiro Amazonas, 1099 - CONJUNTO 44 - Vila Nova Conceição, São Paulo - SP, 04537-012, Brazil</text:p>
          </table:table-cell>
          <table:table-cell office:value-type="string">
            <text:p>(11) 3842-8655</text:p>
          </table:table-cell>
        </table:table-row>
        <table:table-row table:style-name="ro1">
          <table:table-cell office:value-type="string">
            <text:p>Zumba da Carne de Sol</text:p>
          </table:table-cell>
          <table:table-cell office:value-type="string">
            <text:p>R. Dr. Alceu de Campos Rodrigues, 498 - Vila Nova Conceição, São Paulo - SP, 04544-001, Brazil</text:p>
          </table:table-cell>
          <table:table-cell office:value-type="string">
            <text:p>(11) 3845-5873</text:p>
          </table:table-cell>
        </table:table-row>
        <table:table-row table:style-name="ro1">
          <table:table-cell office:value-type="string">
            <text:p>Empório Frutaria</text:p>
          </table:table-cell>
          <table:table-cell office:value-type="string">
            <text:p>Av. Hélio Pellegrino, 198 - Vila Nova Conceição, São Paulo - SP, 04512-001, Brazil</text:p>
          </table:table-cell>
          <table:table-cell office:value-type="string">
            <text:p>(11) 3853-7147</text:p>
          </table:table-cell>
        </table:table-row>
        <table:table-row table:style-name="ro1">
          <table:table-cell office:value-type="string">
            <text:p>Zucco Ristorante: Cozinha Italiana, Contemporâneo, Risotos, Massas, Vinhos SP</text:p>
          </table:table-cell>
          <table:table-cell office:value-type="string">
            <text:p>Rua Haddock Lobo, 1416 - Cerqueira César, São Paulo - SP, 01414-002, Brazil</text:p>
          </table:table-cell>
          <table:table-cell office:value-type="string">
            <text:p>(11) 3897-0666</text:p>
          </table:table-cell>
        </table:table-row>
        <table:table-row table:style-name="ro1">
          <table:table-cell office:value-type="string">
            <text:p>Açucena Loja de Produtos Naturais</text:p>
          </table:table-cell>
          <table:table-cell office:value-type="string">
            <text:p>Av. Itaberaba, 87 - Freguesia do Ó, São Paulo - SP, 02734-000, Brazil</text:p>
          </table:table-cell>
          <table:table-cell office:value-type="string">
            <text:p>(11) 3931-1212</text:p>
          </table:table-cell>
        </table:table-row>
        <table:table-row table:style-name="ro1">
          <table:table-cell office:value-type="string">
            <text:p>RB CAR Auto Mecânica</text:p>
          </table:table-cell>
          <table:table-cell office:value-type="string">
            <text:p>Rua César Penna Ramos, 1410 - Vila Santa Maria, São Paulo - SP, 02724-065, Brazil</text:p>
          </table:table-cell>
          <table:table-cell office:value-type="string">
            <text:p>(11) 3966-0271</text:p>
          </table:table-cell>
        </table:table-row>
        <table:table-row table:style-name="ro1">
          <table:table-cell office:value-type="string">
            <text:p>West Garden Industry and Trade Ltd.</text:p>
          </table:table-cell>
          <table:table-cell office:value-type="string">
            <text:p>R. Martins Júnior, 287 - Chacara Nossa Sra. Aparecida, São Paulo - SP, 02963-040, Brazil</text:p>
          </table:table-cell>
          <table:table-cell office:value-type="string">
            <text:p>(11) 3992-3992</text:p>
          </table:table-cell>
        </table:table-row>
        <table:table-row table:style-name="ro1">
          <table:table-cell office:value-type="string">
            <text:p>Roi Méditerranée</text:p>
          </table:table-cell>
          <table:table-cell office:value-type="string">
            <text:p>Rua Haddock Lobo, 1626 - 3° Andar - Cerqueira César, São Paulo - SP, 01414-002, Brazil</text:p>
          </table:table-cell>
          <table:table-cell office:value-type="string">
            <text:p>(11) 4040-7622</text:p>
          </table:table-cell>
        </table:table-row>
        <table:table-row table:style-name="ro1">
          <table:table-cell office:value-type="string">
            <text:p>Empório Ferracine - Produtos Naturais e Suplementação</text:p>
          </table:table-cell>
          <table:table-cell office:value-type="string">
            <text:p>Estr. Pres. Juscelino K. de Oliveira, 5355 B - Jardim Albertina, Guarulhos - SP, 07252-000, Brazil</text:p>
          </table:table-cell>
          <table:table-cell office:value-type="string">
            <text:p>(11) 4102-6311</text:p>
          </table:table-cell>
        </table:table-row>
        <table:table-row table:style-name="ro1">
          <table:table-cell office:value-type="string">
            <text:p>Zona Cerealista Online</text:p>
          </table:table-cell>
          <table:table-cell office:value-type="string">
            <text:p>R. Padre Sabóia de Medeiros, 1497 - Vila Maria Alta, São Paulo - SP, 02134-002, Brazil</text:p>
          </table:table-cell>
          <table:table-cell office:value-type="string">
            <text:p>(11) 4112-9964</text:p>
          </table:table-cell>
        </table:table-row>
        <table:table-row table:style-name="ro1">
          <table:table-cell office:value-type="string">
            <text:p>Sonda Supermercados - Rudge Ramos</text:p>
          </table:table-cell>
          <table:table-cell office:value-type="string">
            <text:p>Av. Caminho do Mar, 3115 - Rudge Ramos, São Bernardo do Campo - SP, 09611-000, Brazil</text:p>
          </table:table-cell>
          <table:table-cell office:value-type="string">
            <text:p>(11) 4118-4150</text:p>
          </table:table-cell>
        </table:table-row>
        <table:table-row table:style-name="ro1">
          <table:table-cell office:value-type="string">
            <text:p>Rafanat Natural Products</text:p>
          </table:table-cell>
          <table:table-cell office:value-type="string">
            <text:p>R. Rio Branco, 238 - Centro, São Bernardo do Campo - SP, 09710-090, Brazil</text:p>
          </table:table-cell>
          <table:table-cell office:value-type="string">
            <text:p>(11) 4121-1789</text:p>
          </table:table-cell>
        </table:table-row>
        <table:table-row table:style-name="ro1">
          <table:table-cell office:value-type="string">
            <text:p>Centro Automotivo Porto Seguro - A.M. TECH</text:p>
          </table:table-cell>
          <table:table-cell office:value-type="string">
            <text:p>Av. Senador Vergueiro, 4085 - Rudge Ramos, São Bernardo do Campo - SP, 09603-000, Brazil</text:p>
          </table:table-cell>
          <table:table-cell office:value-type="string">
            <text:p>(11) 4121-2803</text:p>
          </table:table-cell>
        </table:table-row>
        <table:table-row table:style-name="ro1">
          <table:table-cell office:value-type="string">
            <text:p>D'avó Hiper</text:p>
          </table:table-cell>
          <table:table-cell office:value-type="string">
            <text:p>Av. Pery Ronchetti, 1800 - Nova Petrópolis, São Bernardo do Campo - SP, 09771-001, Brazil</text:p>
          </table:table-cell>
          <table:table-cell office:value-type="string">
            <text:p>(11) 4126-4500</text:p>
          </table:table-cell>
        </table:table-row>
        <table:table-row table:style-name="ro1">
          <table:table-cell office:value-type="string">
            <text:p>Oficina Mecânica Salvador</text:p>
          </table:table-cell>
          <table:table-cell office:value-type="string">
            <text:p>R. Manoel Coraza, 20 - Centro, São Bernardo do Campo - SP, 09720-320, Brazil</text:p>
          </table:table-cell>
          <table:table-cell office:value-type="string">
            <text:p>(11) 4127-4147</text:p>
          </table:table-cell>
        </table:table-row>
        <table:table-row table:style-name="ro1">
          <table:table-cell office:value-type="string">
            <text:p>BAKED POTATO</text:p>
          </table:table-cell>
          <table:table-cell office:value-type="string">
            <text:p>Av. Rotary, 624 - 3012A - Ferrazópolis, São Bernardo do Campo - SP, 09721-000, Brazil</text:p>
          </table:table-cell>
          <table:table-cell office:value-type="string">
            <text:p>(11) 4128-2209</text:p>
          </table:table-cell>
        </table:table-row>
        <table:table-row table:style-name="ro1">
          <table:table-cell office:value-type="string">
            <text:p>Grão Espresso</text:p>
          </table:table-cell>
          <table:table-cell office:value-type="string">
            <text:p>Av. Rotary, 624 - Ferrazópolis, São Bernardo do Campo - SP, 09721-000, Brazil</text:p>
          </table:table-cell>
          <table:table-cell office:value-type="string">
            <text:p>(11) 4128-2209</text:p>
          </table:table-cell>
        </table:table-row>
        <table:table-row table:style-name="ro1">
          <table:table-cell office:value-type="string">
            <text:p>SUCO BAGACO SÃO BERNARDO PLAZA</text:p>
          </table:table-cell>
          <table:table-cell office:value-type="string">
            <text:p>Av. Rotary, 624 - 3030 - Ferrazópolis, São Bernardo do Campo - SP, 09721-000, Brazil</text:p>
          </table:table-cell>
          <table:table-cell office:value-type="string">
            <text:p>(11) 4128-3403</text:p>
          </table:table-cell>
        </table:table-row>
        <table:table-row table:style-name="ro1">
          <table:table-cell office:value-type="string">
            <text:p>ABC LUB (Super oil change)</text:p>
          </table:table-cell>
          <table:table-cell office:value-type="string">
            <text:p>Av. Luiz Pequini, 422 - Santa Terezinha, São Bernardo do Campo - SP, 09780-250, Brazil</text:p>
          </table:table-cell>
          <table:table-cell office:value-type="string">
            <text:p>(11) 4129-2870</text:p>
          </table:table-cell>
        </table:table-row>
        <table:table-row table:style-name="ro1">
          <table:table-cell office:value-type="string">
            <text:p>KING OIL SBC PAULICEIA</text:p>
          </table:table-cell>
          <table:table-cell office:value-type="string">
            <text:p>Av. Cézar Magnani, 851 - Paulicéia, São Bernardo do Campo - SP, 09694-000, Brazil</text:p>
          </table:table-cell>
          <table:table-cell office:value-type="string">
            <text:p>(11) 4173-2298</text:p>
          </table:table-cell>
        </table:table-row>
        <table:table-row table:style-name="ro1">
          <table:table-cell office:value-type="string">
            <text:p>Vinagre de Maçã Natural Senhor Viccino</text:p>
          </table:table-cell>
          <table:table-cell office:value-type="string">
            <text:p>Av. Padre Anchieta, 839 - Vila Jordanopolis, São Bernardo do Campo - SP, 09891-420, Brazil</text:p>
          </table:table-cell>
          <table:table-cell office:value-type="string">
            <text:p>(11) 4178-7328</text:p>
          </table:table-cell>
        </table:table-row>
        <table:table-row table:style-name="ro1">
          <table:table-cell office:value-type="string">
            <text:p>Mecanica Premio</text:p>
          </table:table-cell>
          <table:table-cell office:value-type="string">
            <text:p>R. Manoel Augusto Ferreirinha, 1083 - Nova Gerti, São Caetano do Sul - SP, 09580-020, Brazil</text:p>
          </table:table-cell>
          <table:table-cell office:value-type="string">
            <text:p>(11) 4238-3566</text:p>
          </table:table-cell>
        </table:table-row>
        <table:table-row table:style-name="ro1">
          <table:table-cell office:value-type="string">
            <text:p>BlackRock Burger &amp; Beer</text:p>
          </table:table-cell>
          <table:table-cell office:value-type="string">
            <text:p>Av. Paulo Faccini, 2003 - Jardim Sao Gabriel, Guarulhos - SP, 07115-233, Brazil</text:p>
          </table:table-cell>
          <table:table-cell office:value-type="string">
            <text:p>(11) 4307-1314</text:p>
          </table:table-cell>
        </table:table-row>
        <table:table-row table:style-name="ro1">
          <table:table-cell office:value-type="string">
            <text:p>Troca de óleo TotalEnergies – Quartz auto services - TROQUEBEM VL FÁTIMA</text:p>
          </table:table-cell>
          <table:table-cell office:value-type="string">
            <text:p>Av. Otávio Braga de Mesquita, 1 - 189, Guarulhos - SP, 07191-000, Brazil</text:p>
          </table:table-cell>
          <table:table-cell office:value-type="string">
            <text:p>(11) 4307-3472</text:p>
          </table:table-cell>
        </table:table-row>
        <table:table-row table:style-name="ro1">
          <table:table-cell office:value-type="string">
            <text:p>Coco Bambu Santo André: Peixe, Camarão, Carnes, Lagosta, Vinhos, Chopp, Delivery</text:p>
          </table:table-cell>
          <table:table-cell office:value-type="string">
            <text:p>Av. Portugal, 1362 - Jardim Bela Vista, Santo André - SP, 09041-320, Brazil</text:p>
          </table:table-cell>
          <table:table-cell office:value-type="string">
            <text:p>(11) 4316-0800</text:p>
          </table:table-cell>
        </table:table-row>
        <table:table-row table:style-name="ro1">
          <table:table-cell office:value-type="string">
            <text:p>Supermercado e Drogaria Coop - Vianas</text:p>
          </table:table-cell>
          <table:table-cell office:value-type="string">
            <text:p>R. dos Vianas, 1631 - Baeta Neves, São Bernardo do Campo - SP, 09760-510, Brazil</text:p>
          </table:table-cell>
          <table:table-cell office:value-type="string">
            <text:p>(11) 4337-5353</text:p>
          </table:table-cell>
        </table:table-row>
        <table:table-row table:style-name="ro1">
          <table:table-cell office:value-type="string">
            <text:p>Restaurante Oliveiras</text:p>
          </table:table-cell>
          <table:table-cell office:value-type="string">
            <text:p>R. Emanuel, 130 - Assunção, São Bernardo do Campo - SP, 09851-120, Brazil</text:p>
          </table:table-cell>
          <table:table-cell office:value-type="string">
            <text:p>(11) 4337-9437</text:p>
          </table:table-cell>
        </table:table-row>
        <table:table-row table:style-name="ro1">
          <table:table-cell office:value-type="string">
            <text:p>Fox Lubrificantes - Troca de Óleo Especializada</text:p>
          </table:table-cell>
          <table:table-cell office:value-type="string">
            <text:p>Av. Humberto de Alencar Castelo Branco, 3414 - Vila Alves Dias, São Bernardo do Campo - SP, 09850-305, Brazil</text:p>
          </table:table-cell>
          <table:table-cell office:value-type="string">
            <text:p>(11) 4352-9872</text:p>
          </table:table-cell>
        </table:table-row>
        <table:table-row table:style-name="ro1">
          <table:table-cell office:value-type="string">
            <text:p>Quitanda Boa Vista</text:p>
          </table:table-cell>
          <table:table-cell office:value-type="string">
            <text:p>R. Rosa Inez Bruni Pinchiaro, 41 - Finco, São Bernardo do Campo - SP, 09831-120, Brazil</text:p>
          </table:table-cell>
          <table:table-cell office:value-type="string">
            <text:p>(11) 4354-8633</text:p>
          </table:table-cell>
        </table:table-row>
        <table:table-row table:style-name="ro1">
          <table:table-cell office:value-type="string">
            <text:p>Big Box "Sucos &amp; Lanches"</text:p>
          </table:table-cell>
          <table:table-cell office:value-type="string">
            <text:p>Av. Caminho do Mar, 3344 - Box 31 - Rudge Ramos, São Bernardo do Campo - SP, 09612-000, Brazil</text:p>
          </table:table-cell>
          <table:table-cell office:value-type="string">
            <text:p>(11) 4368-0660</text:p>
          </table:table-cell>
        </table:table-row>
        <table:table-row table:style-name="ro1">
          <table:table-cell office:value-type="string">
            <text:p>Rei do Óleo Bonsucesso</text:p>
          </table:table-cell>
          <table:table-cell office:value-type="string">
            <text:p>Av. Paschoal Thomeu - Jardim Fatima, Guarulhos - SP, 07175-090, Brazil</text:p>
          </table:table-cell>
          <table:table-cell office:value-type="string">
            <text:p>(11) 4372-6663</text:p>
          </table:table-cell>
        </table:table-row>
        <table:table-row table:style-name="ro1">
          <table:table-cell office:value-type="string">
            <text:p>Tex-Mex Madrecita</text:p>
          </table:table-cell>
          <table:table-cell office:value-type="string">
            <text:p>R. Santo André, 134 - Vila Assunção, Santo André - SP, 09020-230, Brazil</text:p>
          </table:table-cell>
          <table:table-cell office:value-type="string">
            <text:p>(11) 4427-4704</text:p>
          </table:table-cell>
        </table:table-row>
        <table:table-row table:style-name="ro1">
          <table:table-cell office:value-type="string">
            <text:p>Fazenda Macaxeira: Comida Brasileira, Executivos, Chopp, Cerveja, Sobremesas, SP</text:p>
          </table:table-cell>
          <table:table-cell office:value-type="string">
            <text:p>Av. Portugal, 1313 - Jardim Bela Vista, Santo André - SP, 09041-321, Brazil</text:p>
          </table:table-cell>
          <table:table-cell office:value-type="string">
            <text:p>(11) 4468-3874</text:p>
          </table:table-cell>
        </table:table-row>
        <table:table-row table:style-name="ro1">
          <table:table-cell office:value-type="string">
            <text:p>Mixirica Alimentação Equilibrada</text:p>
          </table:table-cell>
          <table:table-cell office:value-type="string">
            <text:p>Maxi Shopping Jundiaí - Av. Antonio Frederico Ozanan, 6000 - 1º Piso, Loja 1449 - Vila Rio Branco, Jundiaí - SP, 13215-276, Brazil</text:p>
          </table:table-cell>
          <table:table-cell office:value-type="string">
            <text:p>(11) 4521-2802</text:p>
          </table:table-cell>
        </table:table-row>
        <table:table-row table:style-name="ro1">
          <table:table-cell office:value-type="string">
            <text:p>Green Has Brasil</text:p>
          </table:table-cell>
          <table:table-cell office:value-type="string">
            <text:p>Av. Imperatriz Leopoldina, 957 - Vila Leopoldina, São Paulo - SP, 05305-000, Brazil</text:p>
          </table:table-cell>
          <table:table-cell office:value-type="string">
            <text:p>(11) 4561-6292</text:p>
          </table:table-cell>
        </table:table-row>
        <table:table-row table:style-name="ro1">
          <table:table-cell office:value-type="string">
            <text:p>Vom Fass</text:p>
          </table:table-cell>
          <table:table-cell office:value-type="string">
            <text:p>R. Canário, 1074 - Indianópolis, São Paulo - SP, 04521-005, Brazil</text:p>
          </table:table-cell>
          <table:table-cell office:value-type="string">
            <text:p>(11) 4562-7001</text:p>
          </table:table-cell>
        </table:table-row>
        <table:table-row table:style-name="ro1">
          <table:table-cell office:value-type="string">
            <text:p>Empório Caju - Cerealista</text:p>
          </table:table-cell>
          <table:table-cell office:value-type="string">
            <text:p>R. Álvaro Rodrigues, 26 - Cidade Monções, São Paulo - SP, 04582-000, Brazil</text:p>
          </table:table-cell>
          <table:table-cell office:value-type="string">
            <text:p>(11) 4564-7002</text:p>
          </table:table-cell>
        </table:table-row>
        <table:table-row table:style-name="ro1">
          <table:table-cell office:value-type="string">
            <text:p>Geo Cosméticos</text:p>
          </table:table-cell>
          <table:table-cell office:value-type="string">
            <text:p>R. Dom Pedro II, 300 - Centro, Guarulhos - SP, 07010-003, Brazil</text:p>
          </table:table-cell>
          <table:table-cell office:value-type="string">
            <text:p>(11) 4574-6579</text:p>
          </table:table-cell>
        </table:table-row>
        <table:table-row table:style-name="ro1">
          <table:table-cell office:value-type="string">
            <text:p>Associação Nacional das Indústrias de Vinagre</text:p>
          </table:table-cell>
          <table:table-cell office:value-type="string">
            <text:p>Av. Navarro de Andrade, s/n - Vila Bandeirante, Jundiaí - SP, 13214-010, Brazil</text:p>
          </table:table-cell>
          <table:table-cell office:value-type="string">
            <text:p>(11) 4582-3034</text:p>
          </table:table-cell>
        </table:table-row>
        <table:table-row table:style-name="ro1">
          <table:table-cell office:value-type="string">
            <text:p>Castelo Alimentos</text:p>
          </table:table-cell>
          <table:table-cell office:value-type="string">
            <text:p>Av. Professora Maria do Carmo Guimarães Pellegrini, 480 - Retiro, Jundiaí - SP, 13209, Brazil</text:p>
          </table:table-cell>
          <table:table-cell office:value-type="string">
            <text:p>(11) 4589-7088</text:p>
          </table:table-cell>
        </table:table-row>
        <table:table-row table:style-name="ro1">
          <table:table-cell office:value-type="string">
            <text:p>Pneu Certo Centro Automotivo</text:p>
          </table:table-cell>
          <table:table-cell office:value-type="string">
            <text:p>R. Foz do Iguaçu, 80 - Vila Lucia, Poá - SP, 08557-710, Brazil</text:p>
          </table:table-cell>
          <table:table-cell office:value-type="string">
            <text:p>(11) 4639-5980</text:p>
          </table:table-cell>
        </table:table-row>
        <table:table-row table:style-name="ro1">
          <table:table-cell office:value-type="string">
            <text:p>Terra do Vinho</text:p>
          </table:table-cell>
          <table:table-cell office:value-type="string">
            <text:p>Rua Dr. Durval Villaça, 300 - Jardim Villaca, São Roque - SP, 18135-180, Brazil</text:p>
          </table:table-cell>
          <table:table-cell office:value-type="string">
            <text:p>(11) 4712-8831</text:p>
          </table:table-cell>
        </table:table-row>
        <table:table-row table:style-name="ro1">
          <table:table-cell office:value-type="string">
            <text:p>Auto Center Boa Vista</text:p>
          </table:table-cell>
          <table:table-cell office:value-type="string">
            <text:p>Av. Katsutoshi Naito, 1370 - Cidade Boa Vista, Suzano - SP, 08693-280, Brazil</text:p>
          </table:table-cell>
          <table:table-cell office:value-type="string">
            <text:p>(11) 4749-3969</text:p>
          </table:table-cell>
        </table:table-row>
        <table:table-row table:style-name="ro1">
          <table:table-cell office:value-type="string">
            <text:p>Perfumaria Azzumi - Guarulhos</text:p>
          </table:table-cell>
          <table:table-cell office:value-type="string">
            <text:p>Av. Esperança, 74 - Centro, Guarulhos - SP, 07095-005, Brazil</text:p>
          </table:table-cell>
          <table:table-cell office:value-type="string">
            <text:p>(11) 4803-9296</text:p>
          </table:table-cell>
        </table:table-row>
        <table:table-row table:style-name="ro1">
          <table:table-cell office:value-type="string">
            <text:p>Sumirê</text:p>
          </table:table-cell>
          <table:table-cell office:value-type="string">
            <text:p>R. Boa Vista, 63 - Centro, Ribeirão Pires - SP, 09400-180, Brazil</text:p>
          </table:table-cell>
          <table:table-cell office:value-type="string">
            <text:p>(11) 4824-5111</text:p>
          </table:table-cell>
        </table:table-row>
        <table:table-row table:style-name="ro1">
          <table:table-cell office:value-type="string">
            <text:p>Coco Bambu Osasco: Restaurante, Peixe, Camarão, Carnes, Lagosta, Salada, SP</text:p>
          </table:table-cell>
          <table:table-cell office:value-type="string">
            <text:p>Av: Dos Autonomistas, 1828 - Vila Yara, Osasco - SP, 06020-010, Brazil</text:p>
          </table:table-cell>
          <table:table-cell office:value-type="string">
            <text:p>(11) 4880-1213</text:p>
          </table:table-cell>
        </table:table-row>
        <table:table-row table:style-name="ro1">
          <table:table-cell office:value-type="string">
            <text:p>Gp Lubrificantes</text:p>
          </table:table-cell>
          <table:table-cell office:value-type="string">
            <text:p>R. Joaquim Moreira, 1077 - Parque Sao Miguel, Guarulhos - SP, 07260-220, Brazil</text:p>
          </table:table-cell>
          <table:table-cell office:value-type="string">
            <text:p>(11) 4963-3215</text:p>
          </table:table-cell>
        </table:table-row>
        <table:table-row table:style-name="ro1">
          <table:table-cell office:value-type="string">
            <text:p>Teruya Perfumaria</text:p>
          </table:table-cell>
          <table:table-cell office:value-type="string">
            <text:p>R. Santo Antônio do Aventureiro, 114 - Jardim Kawamoto, Guarulhos - SP, 07143-040, Brazil</text:p>
          </table:table-cell>
          <table:table-cell office:value-type="string">
            <text:p>(11) 4966-6957</text:p>
          </table:table-cell>
        </table:table-row>
        <table:table-row table:style-name="ro1">
          <table:table-cell office:value-type="string">
            <text:p>General do óleo</text:p>
          </table:table-cell>
          <table:table-cell office:value-type="string">
            <text:p>Av. Pedro de Souza Lopes, 257 - Tres Cruzes, Guarulhos - SP, 07074-000, Brazil</text:p>
          </table:table-cell>
          <table:table-cell office:value-type="string">
            <text:p>(11) 4969-0783</text:p>
          </table:table-cell>
        </table:table-row>
        <table:table-row table:style-name="ro1">
          <table:table-cell office:value-type="string">
            <text:p>ABC LUB Troca De Óleo - Av. Brasília</text:p>
          </table:table-cell>
          <table:table-cell office:value-type="string">
            <text:p>Av. Brasília, 188 - Vila Bela Vista, Santo André - SP, 09180-260, Brazil</text:p>
          </table:table-cell>
          <table:table-cell office:value-type="string">
            <text:p>(11) 4972-4819</text:p>
          </table:table-cell>
        </table:table-row>
        <table:table-row table:style-name="ro1">
          <table:table-cell office:value-type="string">
            <text:p>Suco Bagaço Shopping ABC</text:p>
          </table:table-cell>
          <table:table-cell office:value-type="string">
            <text:p>PB Praça de alimentação - Av. Pereira Barreto, n° 42 - Quiosque 12 - Vila Gilda, Santo André - SP, 09190-210, Brazil</text:p>
          </table:table-cell>
          <table:table-cell office:value-type="string">
            <text:p>(11) 4990-6139</text:p>
          </table:table-cell>
        </table:table-row>
        <table:table-row table:style-name="ro1">
          <table:table-cell office:value-type="string">
            <text:p>Bosch Car Service Carrefour Pereira Barreto</text:p>
          </table:table-cell>
          <table:table-cell office:value-type="string">
            <text:p>Estacionamento do Carrefour - Av. Pereira Barreto, 290 - Paraíso, Santo André - SP, 09190-210, Brazil</text:p>
          </table:table-cell>
          <table:table-cell office:value-type="string">
            <text:p>(11) 4990-8541</text:p>
          </table:table-cell>
        </table:table-row>
        <table:table-row table:style-name="ro1">
          <table:table-cell office:value-type="string">
            <text:p>Sonda Supermercados - Santo André</text:p>
          </table:table-cell>
          <table:table-cell office:value-type="string">
            <text:p>Praça Chile, 57 - Parque das Nações, Santo André - SP, 09210-270, Brazil</text:p>
          </table:table-cell>
          <table:table-cell office:value-type="string">
            <text:p>(11) 4996-9850</text:p>
          </table:table-cell>
        </table:table-row>
        <table:table-row table:style-name="ro1">
          <table:table-cell office:value-type="string">
            <text:p>Nutribela Integral</text:p>
          </table:table-cell>
          <table:table-cell office:value-type="string">
            <text:p>R. Visc. de Taunay, 216 - Box 2 - Centro, Santo André - SP, 09210-570, Brazil</text:p>
          </table:table-cell>
          <table:table-cell office:value-type="string">
            <text:p>(11) 4997-3732</text:p>
          </table:table-cell>
        </table:table-row>
        <table:table-row table:style-name="ro1">
          <table:table-cell office:value-type="string">
            <text:p>Mercadão Natural</text:p>
          </table:table-cell>
          <table:table-cell office:value-type="string">
            <text:p>Alameda dos Nhambiquaras, 1413 - Moema, São Paulo - SP, 04090-012, Brazil</text:p>
          </table:table-cell>
          <table:table-cell office:value-type="string">
            <text:p>(11) 5042-1111</text:p>
          </table:table-cell>
        </table:table-row>
        <table:table-row table:style-name="ro1">
          <table:table-cell office:value-type="string">
            <text:p>Café Girondino</text:p>
          </table:table-cell>
          <table:table-cell office:value-type="string">
            <text:p>R. Boa Vista, 365 - Centro Histórico de São Paulo, São Paulo - SP, 01014-001, Brazil</text:p>
          </table:table-cell>
          <table:table-cell office:value-type="string">
            <text:p>(11) 5043-3822</text:p>
          </table:table-cell>
        </table:table-row>
        <table:table-row table:style-name="ro1">
          <table:table-cell office:value-type="string">
            <text:p>Valagro do Brasil</text:p>
          </table:table-cell>
          <table:table-cell office:value-type="string">
            <text:p>Av. Macuco, 726 - Indianópolis, São Paulo - SP, 04523-001, Brazil</text:p>
          </table:table-cell>
          <table:table-cell office:value-type="string">
            <text:p>(11) 5054-4222</text:p>
          </table:table-cell>
        </table:table-row>
        <table:table-row table:style-name="ro1">
          <table:table-cell office:value-type="string">
            <text:p>Nutrien Soluções Agrícolas - Escritório Corporativo</text:p>
          </table:table-cell>
          <table:table-cell office:value-type="string">
            <text:p>Praça Professor José Lannes, 40 - Cidade Monções, São Paulo - SP, 04571-100, Brazil</text:p>
          </table:table-cell>
          <table:table-cell office:value-type="string">
            <text:p>(11) 5400-0021</text:p>
          </table:table-cell>
        </table:table-row>
        <table:table-row table:style-name="ro1">
          <table:table-cell office:value-type="string">
            <text:p>Restaurante Outback Steakhouse</text:p>
          </table:table-cell>
          <table:table-cell office:value-type="string">
            <text:p>Av. das Nações Unidas, 22540 - Jurubatuba, São Paulo - SP, 04795-000, Brazil</text:p>
          </table:table-cell>
          <table:table-cell office:value-type="string">
            <text:p>(11) 5523-6033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R. Borba Gato, 59 - Santo Amaro, São Paulo - SP, 04747-030, Brazil</text:p>
          </table:table-cell>
          <table:table-cell office:value-type="string">
            <text:p>(11) 5547-6144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string">
            <text:p>Shopping Anália Franco Avenida Regente Feijó, 1739 Piso Tulipa - Tatuapé, São Paulo - SP, 03342-000, Brazil</text:p>
          </table:table-cell>
          <table:table-cell office:value-type="string">
            <text:p>(11) 5644-2222</text:p>
          </table:table-cell>
        </table:table-row>
        <table:table-row table:style-name="ro1">
          <table:table-cell office:value-type="string">
            <text:p>Chocolândia</text:p>
          </table:table-cell>
          <table:table-cell office:value-type="string">
            <text:p>Av. João Dias, 24 - Santo Amaro, São Paulo - SP, 04724-000, Brazil</text:p>
          </table:table-cell>
          <table:table-cell office:value-type="string">
            <text:p>(11) 5681-4102</text:p>
          </table:table-cell>
        </table:table-row>
        <table:table-row table:style-name="ro1">
          <table:table-cell office:value-type="string">
            <text:p>Intercuf</text:p>
          </table:table-cell>
          <table:table-cell office:value-type="string">
            <text:p>Rod. Lix da Cunha, Km 8 - Jardim Nova America, Campinas - SP, 13052-520, Brazil</text:p>
          </table:table-cell>
          <table:table-cell office:value-type="string">
            <text:p>(19) 2102-0024</text:p>
          </table:table-cell>
        </table:table-row>
        <table:table-row table:style-name="ro1">
          <table:table-cell office:value-type="string">
            <text:p>Timac Agro Indústria e Comércio de Fertilizantes</text:p>
          </table:table-cell>
          <table:table-cell office:value-type="string">
            <text:p>Av. Comendador Aladino Selmi, 4630 - Galpão 5 - Vila San Martin, Campinas - SP, 13069, Brazil</text:p>
          </table:table-cell>
          <table:table-cell office:value-type="string">
            <text:p>(19) 2139-6000</text:p>
          </table:table-cell>
        </table:table-row>
        <table:table-row table:style-name="ro1">
          <table:table-cell office:value-type="string">
            <text:p>Rei do Óleo</text:p>
          </table:table-cell>
          <table:table-cell office:value-type="string">
            <text:p>Av. José de Sousa Campos, 2100 - Cambuí, Campinas - SP, 13090-615, Brazil</text:p>
          </table:table-cell>
          <table:table-cell office:value-type="string">
            <text:p>(19) 2519-3306</text:p>
          </table:table-cell>
        </table:table-row>
        <table:table-row table:style-name="ro1">
          <table:table-cell office:value-type="string">
            <text:p>Don Manoel</text:p>
          </table:table-cell>
          <table:table-cell office:value-type="string">
            <text:p>R. Dr. Emílio Ribas, 1137 - Cambuí, Campinas - SP, 13025-142, Brazil</text:p>
          </table:table-cell>
          <table:table-cell office:value-type="string">
            <text:p>(19) 3115-7803</text:p>
          </table:table-cell>
        </table:table-row>
        <table:table-row table:style-name="ro1">
          <table:table-cell office:value-type="string">
            <text:p>Maremonti Campinas</text:p>
          </table:table-cell>
          <table:table-cell office:value-type="string">
            <text:p>135,5 - Rod. Dom Pedro I, s/n - Jardim Madalena, Campinas - SP, 13092-970, Brazil</text:p>
          </table:table-cell>
          <table:table-cell office:value-type="string">
            <text:p>(19) 3206-1160</text:p>
          </table:table-cell>
        </table:table-row>
        <table:table-row table:style-name="ro1">
          <table:table-cell office:value-type="string">
            <text:p>Ag lubrificantes</text:p>
          </table:table-cell>
          <table:table-cell office:value-type="string">
            <text:p>Av. Ruy Rodriguez, 5005 - Jardim Vista Alegre, Campinas - SP, 13056-531, Brazil</text:p>
          </table:table-cell>
          <table:table-cell office:value-type="string">
            <text:p>(19) 3224-2509</text:p>
          </table:table-cell>
        </table:table-row>
        <table:table-row table:style-name="ro1">
          <table:table-cell office:value-type="string">
            <text:p>Artesanato do Mel</text:p>
          </table:table-cell>
          <table:table-cell office:value-type="string">
            <text:p>Av. Anchieta, 313 - Centro, Campinas - SP, 13015-101, Brazil</text:p>
          </table:table-cell>
          <table:table-cell office:value-type="string">
            <text:p>(19) 3232-5773</text:p>
          </table:table-cell>
        </table:table-row>
        <table:table-row table:style-name="ro1">
          <table:table-cell office:value-type="string">
            <text:p>Vale Fertilizantes</text:p>
          </table:table-cell>
          <table:table-cell office:value-type="string">
            <text:p>Av. José Bonifácio Coutinho Nogueira, 214 - Res. Vila Verde, Campinas - SP, 13091-000, Brazil</text:p>
          </table:table-cell>
          <table:table-cell office:value-type="string">
            <text:p>(19) 3233-1180</text:p>
          </table:table-cell>
        </table:table-row>
        <table:table-row table:style-name="ro1">
          <table:table-cell office:value-type="string">
            <text:p>Designer Oil Trade and Service Ltd.</text:p>
          </table:table-cell>
          <table:table-cell office:value-type="string">
            <text:p>Av. Baden Powell, 373 - Jardim Nova Europa, Campinas - SP, 13040-093, Brazil</text:p>
          </table:table-cell>
          <table:table-cell office:value-type="string">
            <text:p>(19) 3238-7756</text:p>
          </table:table-cell>
        </table:table-row>
        <table:table-row table:style-name="ro1">
          <table:table-cell office:value-type="string">
            <text:p>Naturaleza</text:p>
          </table:table-cell>
          <table:table-cell office:value-type="string">
            <text:p>Av. Nossa Sra. de Fátima, 613 - Jardim Campinas, Campinas - SP, 13076-000, Brazil</text:p>
          </table:table-cell>
          <table:table-cell office:value-type="string">
            <text:p>(19) 3239-6370</text:p>
          </table:table-cell>
        </table:table-row>
        <table:table-row table:style-name="ro1">
          <table:table-cell office:value-type="string">
            <text:p>Grãos do Castelo</text:p>
          </table:table-cell>
          <table:table-cell office:value-type="string">
            <text:p>Av. Dr. Alberto Sarmento, 1060 - Bonfim, Campinas - SP, 13070-711, Brazil</text:p>
          </table:table-cell>
          <table:table-cell office:value-type="string">
            <text:p>(19) 3241-6338</text:p>
          </table:table-cell>
        </table:table-row>
        <table:table-row table:style-name="ro1">
          <table:table-cell office:value-type="string">
            <text:p>Barão Ervas - Saúde com Natureza Produtos Naturais</text:p>
          </table:table-cell>
          <table:table-cell office:value-type="string">
            <text:p>Av. Santa Isabel, 506 - Vila Santa Isabel, Campinas - SP, 13084-643, Brazil</text:p>
          </table:table-cell>
          <table:table-cell office:value-type="string">
            <text:p>(19) 3249-1283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Shopping Iguatemi - Av. Iguatemi, 777 - 254/255 - Vila Brandina, Campinas - SP, 13092-902, Brazil</text:p>
          </table:table-cell>
          <table:table-cell office:value-type="string">
            <text:p>(19) 3252-8844</text:p>
          </table:table-cell>
        </table:table-row>
        <table:table-row table:style-name="ro1">
          <table:table-cell office:value-type="string">
            <text:p>Mundo Verde Campinas Cambuí</text:p>
          </table:table-cell>
          <table:table-cell office:value-type="string">
            <text:p>R. Maria Monteiro, 1476 - Cambuí, Campinas - SP, 13025-152, Brazil</text:p>
          </table:table-cell>
          <table:table-cell office:value-type="string">
            <text:p>(19) 3253-5533</text:p>
          </table:table-cell>
        </table:table-row>
        <table:table-row table:style-name="ro1">
          <table:table-cell office:value-type="string">
            <text:p>Mosaic Fertilizantes do Brasil</text:p>
          </table:table-cell>
          <table:table-cell office:value-type="string">
            <text:p>R. Dr. João A.dos Santos, 513 - Jardim das Paineiras, Campinas - SP, 13092-331, Brazil</text:p>
          </table:table-cell>
          <table:table-cell office:value-type="string">
            <text:p>(19) 3255-6086</text:p>
          </table:table-cell>
        </table:table-row>
        <table:table-row table:style-name="ro1">
          <table:table-cell office:value-type="string">
            <text:p>Agribras Agro Industrial Ltda</text:p>
          </table:table-cell>
          <table:table-cell office:value-type="string">
            <text:p>R. Alfredo da Costa Figo, 830 - Fazenda Santa Cândida, Campinas - SP, 13087-534, Brazil</text:p>
          </table:table-cell>
          <table:table-cell office:value-type="string">
            <text:p>(19) 3256-2411</text:p>
          </table:table-cell>
        </table:table-row>
        <table:table-row table:style-name="ro1">
          <table:table-cell office:value-type="string">
            <text:p>AG Super Troca de Óleo - Campo Grande</text:p>
          </table:table-cell>
          <table:table-cell office:value-type="string">
            <text:p>R. Edson Luiz Rigonatto, 773 - Jardim Santa Clara, Campinas - SP, 13058-271, Brazil</text:p>
          </table:table-cell>
          <table:table-cell office:value-type="string">
            <text:p>(19) 3261-1116</text:p>
          </table:table-cell>
        </table:table-row>
        <table:table-row table:style-name="ro1">
          <table:table-cell office:value-type="string">
            <text:p>Loja do Óleo</text:p>
          </table:table-cell>
          <table:table-cell office:value-type="string">
            <text:p>Av. General Carneiro, 401 - Pte. Preta, Campinas - SP, 13041-306, Brazil</text:p>
          </table:table-cell>
          <table:table-cell office:value-type="string">
            <text:p>(19) 3272-8578</text:p>
          </table:table-cell>
        </table:table-row>
        <table:table-row table:style-name="ro1">
          <table:table-cell office:value-type="string">
            <text:p>Troca de Óleo e Óleo de Câmbio em Campinas | Rei do Óleo Abolição</text:p>
          </table:table-cell>
          <table:table-cell office:value-type="string">
            <text:p>R. da Abolição, 1722 - Pte. Preta, Campinas - SP, 13041-445, Brazil</text:p>
          </table:table-cell>
          <table:table-cell office:value-type="string">
            <text:p>(19) 3275-0085</text:p>
          </table:table-cell>
        </table:table-row>
        <table:table-row table:style-name="ro1">
          <table:table-cell office:value-type="string">
            <text:p>Montana Grill</text:p>
          </table:table-cell>
          <table:table-cell office:value-type="string">
            <text:p>Av. Washington Luiz, 2480 - Jardim Nova Europa, Campinas - SP, 13042-105, Brazil</text:p>
          </table:table-cell>
          <table:table-cell office:value-type="string">
            <text:p>(19) 3276-4725</text:p>
          </table:table-cell>
        </table:table-row>
        <table:table-row table:style-name="ro1">
          <table:table-cell office:value-type="string">
            <text:p>Fertilizer Cooperative Central - Cooperfértil</text:p>
          </table:table-cell>
          <table:table-cell office:value-type="string">
            <text:p>Av. Comendador Aladino Selmi, 4910 - Nova Aparecida, Campinas - SP, 13069-096, Brazil</text:p>
          </table:table-cell>
          <table:table-cell office:value-type="string">
            <text:p>(19) 3281-1181</text:p>
          </table:table-cell>
        </table:table-row>
        <table:table-row table:style-name="ro1">
          <table:table-cell office:value-type="string">
            <text:p>Super Troca De Óleo</text:p>
          </table:table-cell>
          <table:table-cell office:value-type="string">
            <text:p>Av. José Pancetti, 600 - Vila Proost de Souza, Campinas - SP, 13033-740, Brazil</text:p>
          </table:table-cell>
          <table:table-cell office:value-type="string">
            <text:p>(19) 3284-4273</text:p>
          </table:table-cell>
        </table:table-row>
        <table:table-row table:style-name="ro1">
          <table:table-cell office:value-type="string">
            <text:p>Podium Troca de Óleo - Campinas</text:p>
          </table:table-cell>
          <table:table-cell office:value-type="string">
            <text:p>R. Joaquim Vilac, 129 - Vila Teixeira, Campinas - SP, 13032-385, Brazil</text:p>
          </table:table-cell>
          <table:table-cell office:value-type="string">
            <text:p>(19) 3291-2565</text:p>
          </table:table-cell>
        </table:table-row>
        <table:table-row table:style-name="ro1">
          <table:table-cell office:value-type="string">
            <text:p>Camp Oil Troca de Óleo Loja 2</text:p>
          </table:table-cell>
          <table:table-cell office:value-type="string">
            <text:p>Av. Washington Luiz, 726 - Jardim Leonor, Campinas - SP, 13041-005, Brazil</text:p>
          </table:table-cell>
          <table:table-cell office:value-type="string">
            <text:p>(19) 3291-9771</text:p>
          </table:table-cell>
        </table:table-row>
        <table:table-row table:style-name="ro1">
          <table:table-cell office:value-type="string">
            <text:p>Camp Oil Lubrificantes e Cia</text:p>
          </table:table-cell>
          <table:table-cell office:value-type="string">
            <text:p>Av. Eng. Antônio Francisco de Paula Souza, 3132 - Jardim Anton von Zuben, Campinas - SP, 13044-502, Brazil</text:p>
          </table:table-cell>
          <table:table-cell office:value-type="string">
            <text:p>(19) 3291-9771</text:p>
          </table:table-cell>
        </table:table-row>
        <table:table-row table:style-name="ro1">
          <table:table-cell office:value-type="string">
            <text:p>Empório Cayana</text:p>
          </table:table-cell>
          <table:table-cell office:value-type="string">
            <text:p>Av. Júlio Prestes, 491 - Taquaral, Campinas - SP, 13076-001, Brazil</text:p>
          </table:table-cell>
          <table:table-cell office:value-type="string">
            <text:p>(19) 3295-0626</text:p>
          </table:table-cell>
        </table:table-row>
        <table:table-row table:style-name="ro1">
          <table:table-cell office:value-type="string">
            <text:p>King Oil</text:p>
          </table:table-cell>
          <table:table-cell office:value-type="string">
            <text:p>Av. Mirandópolis, 935 - Vila Pompéia, Campinas - SP, 13050-470, Brazil</text:p>
          </table:table-cell>
          <table:table-cell office:value-type="string">
            <text:p>(19) 3305-2845</text:p>
          </table:table-cell>
        </table:table-row>
        <table:table-row table:style-name="ro1">
          <table:table-cell office:value-type="string">
            <text:p>Seven Lub Loja 1 - Troca de Óleo Campinas</text:p>
          </table:table-cell>
          <table:table-cell office:value-type="string">
            <text:p>R. Paula Bueno, 485 - Taquaral, Campinas - SP, 13076-061, Brazil</text:p>
          </table:table-cell>
          <table:table-cell office:value-type="string">
            <text:p>(19) 3305-2888</text:p>
          </table:table-cell>
        </table:table-row>
        <table:table-row table:style-name="ro1">
          <table:table-cell office:value-type="string">
            <text:p>Feel Life - Mercado Saudável</text:p>
          </table:table-cell>
          <table:table-cell office:value-type="string">
            <text:p>R. Antônio Lapa, 871 - Cambuí, Campinas - SP, 13025-241, Brazil</text:p>
          </table:table-cell>
          <table:table-cell office:value-type="string">
            <text:p>(19) 3307-0007</text:p>
          </table:table-cell>
        </table:table-row>
        <table:table-row table:style-name="ro1">
          <table:table-cell office:value-type="string">
            <text:p>Feel Life Iguatemi</text:p>
          </table:table-cell>
          <table:table-cell office:value-type="string">
            <text:p>Av. Iguatemi, 777 - Vila Brandina, Campinas - SP, 13092-902, Brazil</text:p>
          </table:table-cell>
          <table:table-cell office:value-type="string">
            <text:p>(19) 3307-0007</text:p>
          </table:table-cell>
        </table:table-row>
        <table:table-row table:style-name="ro1">
          <table:table-cell office:value-type="string">
            <text:p>Empório Delícia a Granel</text:p>
          </table:table-cell>
          <table:table-cell office:value-type="string">
            <text:p>Rua Padre Manuel Bernades, 989A - Parque Taquaral, Campinas - SP, 13087-320, Brazil</text:p>
          </table:table-cell>
          <table:table-cell office:value-type="string">
            <text:p>(19) 3308-3393</text:p>
          </table:table-cell>
        </table:table-row>
        <table:table-row table:style-name="ro1">
          <table:table-cell office:value-type="string">
            <text:p>REI DO ÓLEO CAMPINAS</text:p>
          </table:table-cell>
          <table:table-cell office:value-type="string">
            <text:p>R. Carolina Florence - Vila Nova, Campinas - SP, 13075-250, Brazil</text:p>
          </table:table-cell>
          <table:table-cell office:value-type="string">
            <text:p>(19) 3324-3003</text:p>
          </table:table-cell>
        </table:table-row>
        <table:table-row table:style-name="ro1">
          <table:table-cell office:value-type="string">
            <text:p>Rei do Óleo</text:p>
          </table:table-cell>
          <table:table-cell office:value-type="string">
            <text:p>Av. José de Sousa Campos, 612 - Cambuí, Campinas - SP, 13092-123, Brazil</text:p>
          </table:table-cell>
          <table:table-cell office:value-type="string">
            <text:p>(19) 3368-4795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Iguatemi, 777 - Vila Brandina, Campinas - SP, 13092-902, Brazil</text:p>
          </table:table-cell>
          <table:table-cell office:value-type="string">
            <text:p>(19) 3395-7010</text:p>
          </table:table-cell>
        </table:table-row>
        <table:table-row table:style-name="ro1">
          <table:table-cell office:value-type="string">
            <text:p>Lemefértil - Limeira SP</text:p>
          </table:table-cell>
          <table:table-cell office:value-type="string">
            <text:p>Av. Dr. Hipólito Pinto Ribeiro, 476 - Vila Nova, Limeira - SP, 13486-621, Brazil</text:p>
          </table:table-cell>
          <table:table-cell office:value-type="string">
            <text:p>(19) 3495-0669</text:p>
          </table:table-cell>
        </table:table-row>
        <table:table-row table:style-name="ro1">
          <table:table-cell office:value-type="string">
            <text:p>Restaurante da Saturnino</text:p>
          </table:table-cell>
          <table:table-cell office:value-type="string">
            <text:p>R. Saturnino de Brito - Cidade Universitária, Campinas - SP, 13083-889, Brazil</text:p>
          </table:table-cell>
          <table:table-cell office:value-type="string">
            <text:p>(19) 3521-4582</text:p>
          </table:table-cell>
        </table:table-row>
        <table:table-row table:style-name="ro1">
          <table:table-cell office:value-type="string">
            <text:p>Fertipar Bandeirantes - Unidade Comercial</text:p>
          </table:table-cell>
          <table:table-cell office:value-type="string">
            <text:p>R. das Hortências, 221 - Chácara Primavera, Campinas - SP, 13087-440, Brazil</text:p>
          </table:table-cell>
          <table:table-cell office:value-type="string">
            <text:p>(19) 3578-9995</text:p>
          </table:table-cell>
        </table:table-row>
        <table:table-row table:style-name="ro1">
          <table:table-cell office:value-type="string">
            <text:p>Pátio de Compostagem - Abengoa Bioenergia Brasil</text:p>
          </table:table-cell>
          <table:table-cell office:value-type="string">
            <text:p>Fazenda, São João da Boa Vista - SP, 13870-672, Brazil</text:p>
          </table:table-cell>
          <table:table-cell office:value-type="string">
            <text:p>(19) 3602-3200</text:p>
          </table:table-cell>
        </table:table-row>
        <table:table-row table:style-name="ro1">
          <table:table-cell office:value-type="string">
            <text:p>Simag - Estevam &amp; Pereira</text:p>
          </table:table-cell>
          <table:table-cell office:value-type="string">
            <text:p>SP-344, n°222 - Pratinha, São João da Boa Vista - SP, 13870-970, Brazil</text:p>
          </table:table-cell>
          <table:table-cell office:value-type="string">
            <text:p>(19) 3623-2773</text:p>
          </table:table-cell>
        </table:table-row>
        <table:table-row table:style-name="ro1">
          <table:table-cell office:value-type="string">
            <text:p>Sementes Valim Ltda</text:p>
          </table:table-cell>
          <table:table-cell office:value-type="string">
            <text:p>R. Henrique Cabral de Vasconcelos, 1424 - Jardim Sao Nicolau, São João da Boa Vista - SP, 13876-100, Brazil</text:p>
          </table:table-cell>
          <table:table-cell office:value-type="string">
            <text:p>(19) 3623-3668</text:p>
          </table:table-cell>
        </table:table-row>
        <table:table-row table:style-name="ro1">
          <table:table-cell office:value-type="string">
            <text:p>Comercial Agro M Fertilizantes</text:p>
          </table:table-cell>
          <table:table-cell office:value-type="string">
            <text:p>Av. Américo Vaz de Lima, no 153, São João da Boa Vista - SP, 13872-720, Brazil</text:p>
          </table:table-cell>
          <table:table-cell office:value-type="string">
            <text:p>(19) 3624-1213</text:p>
          </table:table-cell>
        </table:table-row>
        <table:table-row table:style-name="ro1">
          <table:table-cell office:value-type="string">
            <text:p>Bull Oil São João da Boa Vista</text:p>
          </table:table-cell>
          <table:table-cell office:value-type="string">
            <text:p>Av. Rodrigues Alves, 706A - Rosário, São João da Boa Vista - SP, 13870-320, Brazil</text:p>
          </table:table-cell>
          <table:table-cell office:value-type="string">
            <text:p>(19) 3631-3717</text:p>
          </table:table-cell>
        </table:table-row>
        <table:table-row table:style-name="ro1">
          <table:table-cell office:value-type="string">
            <text:p>Fertiliza Insumos Agrícolas Ltda</text:p>
          </table:table-cell>
          <table:table-cell office:value-type="string">
            <text:p>R. Gen. Carneiro, 541 - Centro, São João da Boa Vista - SP, 13870-224, Brazil</text:p>
          </table:table-cell>
          <table:table-cell office:value-type="string">
            <text:p>(19) 3631-4490</text:p>
          </table:table-cell>
        </table:table-row>
        <table:table-row table:style-name="ro1">
          <table:table-cell office:value-type="string">
            <text:p>Fertilizante EcoAdubo.rec &amp; Flora São João</text:p>
          </table:table-cell>
          <table:table-cell office:value-type="string">
            <text:p>R. Campos Sales - Centro, São João da Boa Vista - SP, 13870-231, Brazil</text:p>
          </table:table-cell>
          <table:table-cell office:value-type="string">
            <text:p>(19) 3633-5082</text:p>
          </table:table-cell>
        </table:table-row>
        <table:table-row table:style-name="ro1">
          <table:table-cell office:value-type="string">
            <text:p>Okuma Citrus Campinas</text:p>
          </table:table-cell>
          <table:table-cell office:value-type="string">
            <text:p>Rod. Dom Pedro I, KM 140,5 - GP 02 - Box 02 - Jardim Santa Monica, Campinas - SP, 13082-120, Brazil</text:p>
          </table:table-cell>
          <table:table-cell office:value-type="string">
            <text:p>(19) 3746-1210</text:p>
          </table:table-cell>
        </table:table-row>
        <table:table-row table:style-name="ro1">
          <table:table-cell office:value-type="string">
            <text:p>MM Campinas Comercial Agrícola</text:p>
          </table:table-cell>
          <table:table-cell office:value-type="string">
            <text:p>Rod Dom Pedro I KM 140,5 CEASA - Jardim Santa Monica, Campinas - SP, 13082-902, Brazil</text:p>
          </table:table-cell>
          <table:table-cell office:value-type="string">
            <text:p>(19) 3746-1343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Guilherme Campos, 500 - Jardim Santa Genebra, Campinas - SP, 13087-635, Brazil</text:p>
          </table:table-cell>
          <table:table-cell office:value-type="string">
            <text:p>(19) 3756-9503</text:p>
          </table:table-cell>
        </table:table-row>
        <table:table-row table:style-name="ro1">
          <table:table-cell office:value-type="string">
            <text:p>Massima Alimentação</text:p>
          </table:table-cell>
          <table:table-cell office:value-type="string">
            <text:p>R. Maria Conceição F. de Andrade, 140 - Jardim Itamarati, Campinas - SP, 13092-190, Brazil</text:p>
          </table:table-cell>
          <table:table-cell office:value-type="string">
            <text:p>(19) 3795-4110</text:p>
          </table:table-cell>
        </table:table-row>
        <table:table-row table:style-name="ro1">
          <table:table-cell office:value-type="string">
            <text:p>Pururuca´s Vinhedo</text:p>
          </table:table-cell>
          <table:table-cell office:value-type="string">
            <text:p>Estr. da Boiada, 850 - Jardim America, Vinhedo - SP, 13280-000, Brazil</text:p>
          </table:table-cell>
          <table:table-cell office:value-type="string">
            <text:p>(19) 3826-1838</text:p>
          </table:table-cell>
        </table:table-row>
        <table:table-row table:style-name="ro1">
          <table:table-cell office:value-type="string">
            <text:p>Cardeais Gastronomia</text:p>
          </table:table-cell>
          <table:table-cell office:value-type="string">
            <text:p>R. dos Cardeais, 191 - Jardim Italia, Vinhedo - SP, 13289-188, Brazil</text:p>
          </table:table-cell>
          <table:table-cell office:value-type="string">
            <text:p>(19) 3886-4865</text:p>
          </table:table-cell>
        </table:table-row>
        <table:table-row table:style-name="ro1">
          <table:table-cell office:value-type="string">
            <text:p>Sinergia Agro do Brasil Ltda.</text:p>
          </table:table-cell>
          <table:table-cell office:value-type="string">
            <text:p>km 154 - Rod. SP 360 - Rod. Eng. Constancio Cintra - Três Barras, Serra Negra - SP, 13930-000, Brazil</text:p>
          </table:table-cell>
          <table:table-cell office:value-type="string">
            <text:p>(19) 3892-8534</text:p>
          </table:table-cell>
        </table:table-row>
        <table:table-row table:style-name="ro1">
          <table:table-cell office:value-type="string">
            <text:p>Doutor Agro Itaperuna-RJ - Rabelo Fertilizantes</text:p>
          </table:table-cell>
          <table:table-cell office:value-type="string">
            <text:p>R. Cel. José Bastos, 1030 - Itaperuna, RJ, 28300-000, Brazil</text:p>
          </table:table-cell>
          <table:table-cell office:value-type="string">
            <text:p>(22) 3822-0318</text:p>
          </table:table-cell>
        </table:table-row>
        <table:table-row table:style-name="ro1">
          <table:table-cell office:value-type="string">
            <text:p>Agrishop Imperial Soluções Agrícolas e Paisagísticas</text:p>
          </table:table-cell>
          <table:table-cell office:value-type="string">
            <text:p>Estr. União e Indústria, 12703 - Itaipava, Petrópolis - RJ, 25730-775, Brazil</text:p>
          </table:table-cell>
          <table:table-cell office:value-type="string">
            <text:p>(24) 2225-0518</text:p>
          </table:table-cell>
        </table:table-row>
        <table:table-row table:style-name="ro1">
          <table:table-cell office:value-type="string">
            <text:p>Complexo Industrial Albaugh Agro Brasil - Resende</text:p>
          </table:table-cell>
          <table:table-cell office:value-type="string">
            <text:p>Av. Basiléia, 590 - Manejo, Resende - RJ, 27521-210, Brazil</text:p>
          </table:table-cell>
          <table:table-cell office:value-type="string">
            <text:p>(24) 3374-1176</text:p>
          </table:table-cell>
        </table:table-row>
        <table:table-row table:style-name="ro1">
          <table:table-cell office:value-type="string">
            <text:p>Mundo Verde Prudente de Morais</text:p>
          </table:table-cell>
          <table:table-cell office:value-type="string">
            <text:p>Av. Prudente de Morais, 563 - Santo Antônio, Belo Horizonte - MG, 30350-143, Brazil</text:p>
          </table:table-cell>
          <table:table-cell office:value-type="string">
            <text:p>(31) 2512-5678</text:p>
          </table:table-cell>
        </table:table-row>
        <table:table-row table:style-name="ro1">
          <table:table-cell office:value-type="string">
            <text:p>Castelo Óleos</text:p>
          </table:table-cell>
          <table:table-cell office:value-type="string">
            <text:p>Av. Pres. Tancredo Neves, 3769 - Castelo, Belo Horizonte - MG, 31330-430, Brazil</text:p>
          </table:table-cell>
          <table:table-cell office:value-type="string">
            <text:p>(31) 2526-3006</text:p>
          </table:table-cell>
        </table:table-row>
        <table:table-row table:style-name="ro1">
          <table:table-cell office:value-type="string">
            <text:p>Soul Jazz Burger - Santa Tereza</text:p>
          </table:table-cell>
          <table:table-cell office:value-type="string">
            <text:p>R. Conselheiro Rocha, 2809 - Santa Tereza, Belo Horizonte - MG, 31010-355, Brazil</text:p>
          </table:table-cell>
          <table:table-cell office:value-type="string">
            <text:p>(31) 2528-1232</text:p>
          </table:table-cell>
        </table:table-row>
        <table:table-row table:style-name="ro1">
          <table:table-cell office:value-type="string">
            <text:p>Soul Jazz Burger</text:p>
          </table:table-cell>
          <table:table-cell office:value-type="string">
            <text:p>Rua Noraldino de Lima, 387 - Aeroporto, Belo Horizonte - MG, 31270-650, Brazil</text:p>
          </table:table-cell>
          <table:table-cell office:value-type="string">
            <text:p>(31) 2528-1232</text:p>
          </table:table-cell>
        </table:table-row>
        <table:table-row table:style-name="ro1">
          <table:table-cell office:value-type="string">
            <text:p>Quintal São Bento</text:p>
          </table:table-cell>
          <table:table-cell office:value-type="string">
            <text:p>Rua Helena Antipoff, 695 - São Bento, Belo Horizonte - MG, 30350-690, Brazil</text:p>
          </table:table-cell>
          <table:table-cell office:value-type="string">
            <text:p>(31) 2528-1508</text:p>
          </table:table-cell>
        </table:table-row>
        <table:table-row table:style-name="ro1">
          <table:table-cell office:value-type="string">
            <text:p>PRADO LUBE - Super Troca De Óleo</text:p>
          </table:table-cell>
          <table:table-cell office:value-type="string">
            <text:p>R. Platina, 922 - Prado, Belo Horizonte - MG, 30411-092, Brazil</text:p>
          </table:table-cell>
          <table:table-cell office:value-type="string">
            <text:p>(31) 2551-2757</text:p>
          </table:table-cell>
        </table:table-row>
        <table:table-row table:style-name="ro1">
          <table:table-cell office:value-type="string">
            <text:p>Vinagre Lima Advogados</text:p>
          </table:table-cell>
          <table:table-cell office:value-type="string">
            <text:p>Av. Afonso Pena, 3355 - sala 503 - Serra, Belo Horizonte - MG, 30130-008, Brazil</text:p>
          </table:table-cell>
          <table:table-cell office:value-type="string">
            <text:p>(31) 2552-0921</text:p>
          </table:table-cell>
        </table:table-row>
        <table:table-row table:style-name="ro1">
          <table:table-cell office:value-type="string">
            <text:p>Via Lubrificantes Castelo - Troca de Óleo Especializada</text:p>
          </table:table-cell>
          <table:table-cell office:value-type="string">
            <text:p>Av. Heráclito Mourão de Miranda, 958 - Castelo, Belo Horizonte - MG, 31330-382, Brazil</text:p>
          </table:table-cell>
          <table:table-cell office:value-type="string">
            <text:p>(31) 3047-1160</text:p>
          </table:table-cell>
        </table:table-row>
        <table:table-row table:style-name="ro1">
          <table:table-cell office:value-type="string">
            <text:p>Potássio do Brasil</text:p>
          </table:table-cell>
          <table:table-cell office:value-type="string">
            <text:p>Rua Rio Içá, 310 - Sala 105 - Nossa Sra. das Gracas, Manaus - AM, 69053-100, Brazil</text:p>
          </table:table-cell>
          <table:table-cell office:value-type="string">
            <text:p>(31) 3047-2657</text:p>
          </table:table-cell>
        </table:table-row>
        <table:table-row table:style-name="ro1">
          <table:table-cell office:value-type="string">
            <text:p>Brasil óleos Troca De Óleo Filtros 3091</text:p>
          </table:table-cell>
          <table:table-cell office:value-type="string">
            <text:p>R. Jacuí, 3091 - Ipiranga, Belo Horizonte - MG, 31140-650, Brazil</text:p>
          </table:table-cell>
          <table:table-cell office:value-type="string">
            <text:p>(31) 3077-1573</text:p>
          </table:table-cell>
        </table:table-row>
        <table:table-row table:style-name="ro1">
          <table:table-cell office:value-type="string">
            <text:p>Mundo Verde Buritis</text:p>
          </table:table-cell>
          <table:table-cell office:value-type="string">
            <text:p>Av. Professor Mário Werneck, 1225 - LOJA 01 - Estoril, Belo Horizonte - MG, 30455-610, Brazil</text:p>
          </table:table-cell>
          <table:table-cell office:value-type="string">
            <text:p>(31) 3140-3734</text:p>
          </table:table-cell>
        </table:table-row>
        <table:table-row table:style-name="ro1">
          <table:table-cell office:value-type="string">
            <text:p>Fertilizantes compra e venda - Mercadoria Rural</text:p>
          </table:table-cell>
          <table:table-cell office:value-type="string">
            <text:p>Rua Sapucai Mirim, 265 - Itapoã, Belo Horizonte - MG, 31710-130, Brazil</text:p>
          </table:table-cell>
          <table:table-cell office:value-type="string">
            <text:p>(31) 3144-3080</text:p>
          </table:table-cell>
        </table:table-row>
        <table:table-row table:style-name="ro1">
          <table:table-cell office:value-type="string">
            <text:p>Noz do Grão - Loja de Produtos Naturais</text:p>
          </table:table-cell>
          <table:table-cell office:value-type="string">
            <text:p>Av. Professor Mário Werneck, 1481 - Buritis, Belo Horizonte - MG, 30455-610, Brazil</text:p>
          </table:table-cell>
          <table:table-cell office:value-type="string">
            <text:p>(31) 3166-7566</text:p>
          </table:table-cell>
        </table:table-row>
        <table:table-row table:style-name="ro1">
          <table:table-cell office:value-type="string">
            <text:p>BH Ervas e Produtos Naturais</text:p>
          </table:table-cell>
          <table:table-cell office:value-type="string">
            <text:p>Av. Amazonas, 925 - Centro, Belo Horizonte - MG, 30180-000, Brazil</text:p>
          </table:table-cell>
          <table:table-cell office:value-type="string">
            <text:p>(31) 3213-2303</text:p>
          </table:table-cell>
        </table:table-row>
        <table:table-row table:style-name="ro1">
          <table:table-cell office:value-type="string">
            <text:p>Casa Geraldo Fine Wines BH</text:p>
          </table:table-cell>
          <table:table-cell office:value-type="string">
            <text:p>Av. do Contorno, 7060 - Loja 2 - Lourdes, Belo Horizonte - MG, 30110-048, Brazil</text:p>
          </table:table-cell>
          <table:table-cell office:value-type="string">
            <text:p>(31) 3223-7328</text:p>
          </table:table-cell>
        </table:table-row>
        <table:table-row table:style-name="ro1">
          <table:table-cell office:value-type="string">
            <text:p>A Bh Ervas Produtos Naturais e Suplementos</text:p>
          </table:table-cell>
          <table:table-cell office:value-type="string">
            <text:p>R. Santa Catarina, 201 - Loja 99 - Centro, Belo Horizonte - MG, 33936-190, Brazil</text:p>
          </table:table-cell>
          <table:table-cell office:value-type="string">
            <text:p>(31) 3224-0273</text:p>
          </table:table-cell>
        </table:table-row>
        <table:table-row table:style-name="ro1">
          <table:table-cell office:value-type="string">
            <text:p>Massas Margherita Mangabeiras</text:p>
          </table:table-cell>
          <table:table-cell office:value-type="string">
            <text:p>Av. dos Bandeirantes, 1330 - Loja 01 - Mangabeiras, Belo Horizonte - MG, 30315-032, Brazil</text:p>
          </table:table-cell>
          <table:table-cell office:value-type="string">
            <text:p>(31) 3245-1484</text:p>
          </table:table-cell>
        </table:table-row>
        <table:table-row table:style-name="ro1">
          <table:table-cell office:value-type="string">
            <text:p>Mudesto Butiquim</text:p>
          </table:table-cell>
          <table:table-cell office:value-type="string">
            <text:p>Rua Tomás Gonzaga, 329 - Lourdes, Belo Horizonte - MG, 30180-140, Brazil</text:p>
          </table:table-cell>
          <table:table-cell office:value-type="string">
            <text:p>(31) 3245-6662</text:p>
          </table:table-cell>
        </table:table-row>
        <table:table-row table:style-name="ro1">
          <table:table-cell office:value-type="string">
            <text:p>Néctar da Serra</text:p>
          </table:table-cell>
          <table:table-cell office:value-type="string">
            <text:p>R. Santa Rita Durão, 929 - Funcionários, Belo Horizonte - MG, 30140-111, Brazil</text:p>
          </table:table-cell>
          <table:table-cell office:value-type="string">
            <text:p>(31) 3261-2969</text:p>
          </table:table-cell>
        </table:table-row>
        <table:table-row table:style-name="ro1">
          <table:table-cell office:value-type="string">
            <text:p>Mix das Essências</text:p>
          </table:table-cell>
          <table:table-cell office:value-type="string">
            <text:p>Dentro do CESP (Centro empresarial São Paulo) Abaixo do shopping cidade - Rua São Paulo, 1071, Lj 5 e 6, LOJA 5 E 6 - Centro - Centro - Centro, Belo Horizonte - MG, 30170-131, Brazil</text:p>
          </table:table-cell>
          <table:table-cell office:value-type="string">
            <text:p>(31) 3274-8898</text:p>
          </table:table-cell>
        </table:table-row>
        <table:table-row table:style-name="ro1">
          <table:table-cell office:value-type="string">
            <text:p>Casa Cheia - Mercado Central</text:p>
          </table:table-cell>
          <table:table-cell office:value-type="string">
            <text:p>Av. Augusto de Lima, 744 - Loja 167 - Centro, Belo Horizonte - MG, 30190-001, Brazil</text:p>
          </table:table-cell>
          <table:table-cell office:value-type="string">
            <text:p>(31) 3274-9585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Nossa Sra. do Carmo, 756 - São Pedro, Belo Horizonte - MG, 30330-000, Brazil</text:p>
          </table:table-cell>
          <table:table-cell office:value-type="string">
            <text:p>(31) 3284-5655</text:p>
          </table:table-cell>
        </table:table-row>
        <table:table-row table:style-name="ro1">
          <table:table-cell office:value-type="string">
            <text:p>Jair Óleos</text:p>
          </table:table-cell>
          <table:table-cell office:value-type="string">
            <text:p>R. Uberaba, 9 - Barro Preto, Belo Horizonte - MG, 30180-080, Brazil</text:p>
          </table:table-cell>
          <table:table-cell office:value-type="string">
            <text:p>(31) 3295-3033</text:p>
          </table:table-cell>
        </table:table-row>
        <table:table-row table:style-name="ro1">
          <table:table-cell office:value-type="string">
            <text:p>Mundo Verde Lourdes</text:p>
          </table:table-cell>
          <table:table-cell office:value-type="string">
            <text:p>R. Curitiba, 1982 - Lourdes, Belo Horizonte - MG, 30170-122, Brazil</text:p>
          </table:table-cell>
          <table:table-cell office:value-type="string">
            <text:p>(31) 3309-5226</text:p>
          </table:table-cell>
        </table:table-row>
        <table:table-row table:style-name="ro1">
          <table:table-cell office:value-type="string">
            <text:p>Nuúu Restaurante</text:p>
          </table:table-cell>
          <table:table-cell office:value-type="string">
            <text:p>R. Arturo Toscanini, 41 - Savassi, Belo Horizonte - MG, 30330-200, Brazil</text:p>
          </table:table-cell>
          <table:table-cell office:value-type="string">
            <text:p>(31) 3311-9410</text:p>
          </table:table-cell>
        </table:table-row>
        <table:table-row table:style-name="ro1">
          <table:table-cell office:value-type="string">
            <text:p>Casa dos Contos</text:p>
          </table:table-cell>
          <table:table-cell office:value-type="string">
            <text:p>R. Rio Grande do Norte, 1065 - Savassi, Belo Horizonte - MG, 30130-130, Brazil</text:p>
          </table:table-cell>
          <table:table-cell office:value-type="string">
            <text:p>(31) 3317-0144</text:p>
          </table:table-cell>
        </table:table-row>
        <table:table-row table:style-name="ro1">
          <table:table-cell office:value-type="string">
            <text:p>Sr. A Granel - Funcionários</text:p>
          </table:table-cell>
          <table:table-cell office:value-type="string">
            <text:p>Av. Getúlio Vargas, 1440 - Lj 4 - Funcionários, Belo Horizonte - MG, 30112-028, Brazil</text:p>
          </table:table-cell>
          <table:table-cell office:value-type="string">
            <text:p>(31) 3327-4040</text:p>
          </table:table-cell>
        </table:table-row>
        <table:table-row table:style-name="ro1">
          <table:table-cell office:value-type="string">
            <text:p>Raja Steakhouse: Rodízio, Carnes, Churrasco, Massas, Chopp, Eventos BH</text:p>
          </table:table-cell>
          <table:table-cell office:value-type="string">
            <text:p>Av. Raja Gabáglia, 2271 - São Bento, Belo Horizonte - MG, 30350-453, Brazil</text:p>
          </table:table-cell>
          <table:table-cell office:value-type="string">
            <text:p>(31) 3337-7778</text:p>
          </table:table-cell>
        </table:table-row>
        <table:table-row table:style-name="ro1">
          <table:table-cell office:value-type="string">
            <text:p>Projeto Sabor São Bento</text:p>
          </table:table-cell>
          <table:table-cell office:value-type="string">
            <text:p>Av. Cônsul Antônio Cadar, 127 - Santa Lúcia, Belo Horizonte - MG, 30360-082, Brazil</text:p>
          </table:table-cell>
          <table:table-cell office:value-type="string">
            <text:p>(31) 3342-1373</text:p>
          </table:table-cell>
        </table:table-row>
        <table:table-row table:style-name="ro1">
          <table:table-cell office:value-type="string">
            <text:p>Apis and Indigenous</text:p>
          </table:table-cell>
          <table:table-cell office:value-type="string">
            <text:p>Av. Silva Lobo, 2069 - Grajaú, Belo Horizonte - MG, 30431-191, Brazil</text:p>
          </table:table-cell>
          <table:table-cell office:value-type="string">
            <text:p>(31) 3371-1776</text:p>
          </table:table-cell>
        </table:table-row>
        <table:table-row table:style-name="ro1">
          <table:table-cell office:value-type="string">
            <text:p>Estoril Super Troca de Óleo</text:p>
          </table:table-cell>
          <table:table-cell office:value-type="string">
            <text:p>R. Paulo Piedade Campos, 262 - Estoril, Belo Horizonte - MG, 30494-225, Brazil</text:p>
          </table:table-cell>
          <table:table-cell office:value-type="string">
            <text:p>(31) 3378-1522</text:p>
          </table:table-cell>
        </table:table-row>
        <table:table-row table:style-name="ro1">
          <table:table-cell office:value-type="string">
            <text:p>Famoso Pedaço | Doceria Famoso</text:p>
          </table:table-cell>
          <table:table-cell office:value-type="string">
            <text:p>BR-381, KM 381, São Gonçalo do Rio Abaixo - MG, 35935-000, Brazil</text:p>
          </table:table-cell>
          <table:table-cell office:value-type="string">
            <text:p>(31) 3380-3792</text:p>
          </table:table-cell>
        </table:table-row>
        <table:table-row table:style-name="ro1">
          <table:table-cell office:value-type="string">
            <text:p>Sion Lubrificantes</text:p>
          </table:table-cell>
          <table:table-cell office:value-type="string">
            <text:p>Rua Aida Souza Castro, 15 - Vila Oeste, Belo Horizonte - MG, 30532-130, Brazil</text:p>
          </table:table-cell>
          <table:table-cell office:value-type="string">
            <text:p>(31) 3388-3719</text:p>
          </table:table-cell>
        </table:table-row>
        <table:table-row table:style-name="ro1">
          <table:table-cell office:value-type="string">
            <text:p>Lubrificantes Boa Vista</text:p>
          </table:table-cell>
          <table:table-cell office:value-type="string">
            <text:p>R. Além Paraíba, 1035 - Bonfim, Belo Horizonte - MG, 31210-120, Brazil</text:p>
          </table:table-cell>
          <table:table-cell office:value-type="string">
            <text:p>(31) 3422-4454</text:p>
          </table:table-cell>
        </table:table-row>
        <table:table-row table:style-name="ro1">
          <table:table-cell office:value-type="string">
            <text:p>Via Lubrificantes Pampulha Troca de Óleo Especializada</text:p>
          </table:table-cell>
          <table:table-cell office:value-type="string">
            <text:p>R. Prof. Hermínio Guerra, 246 - Itapoã, Belo Horizonte - MG, 31710-040, Brazil</text:p>
          </table:table-cell>
          <table:table-cell office:value-type="string">
            <text:p>(31) 3443-7816</text:p>
          </table:table-cell>
        </table:table-row>
        <table:table-row table:style-name="ro1">
          <table:table-cell office:value-type="string">
            <text:p>Ama Naturais</text:p>
          </table:table-cell>
          <table:table-cell office:value-type="string">
            <text:p>R. Padre Pedro Pinto, 1354 - Venda Nova, Belo Horizonte - MG, 31615-310, Brazil</text:p>
          </table:table-cell>
          <table:table-cell office:value-type="string">
            <text:p>(31) 3451-3518</text:p>
          </table:table-cell>
        </table:table-row>
        <table:table-row table:style-name="ro1">
          <table:table-cell office:value-type="string">
            <text:p>Lubrificantes Horta</text:p>
          </table:table-cell>
          <table:table-cell office:value-type="string">
            <text:p>R. Monte Líbano, 22 - Padre Eustáquio, Belo Horizonte - MG, 30730-450, Brazil</text:p>
          </table:table-cell>
          <table:table-cell office:value-type="string">
            <text:p>(31) 3462-4820</text:p>
          </table:table-cell>
        </table:table-row>
        <table:table-row table:style-name="ro1">
          <table:table-cell office:value-type="string">
            <text:p>Bartiquim</text:p>
          </table:table-cell>
          <table:table-cell office:value-type="string">
            <text:p>Rua Silvianópolis, 74 - Santa Tereza, Belo Horizonte - MG, 31010-410, Brazil</text:p>
          </table:table-cell>
          <table:table-cell office:value-type="string">
            <text:p>(31) 3466-8263</text:p>
          </table:table-cell>
        </table:table-row>
        <table:table-row table:style-name="ro1">
          <table:table-cell office:value-type="string">
            <text:p>Vinagre de Maçã Artezana</text:p>
          </table:table-cell>
          <table:table-cell office:value-type="string">
            <text:p>Rua Castelo de Alcázar, 365 - Castelo, Belo Horizonte - MG, 31330-310, Brazil</text:p>
          </table:table-cell>
          <table:table-cell office:value-type="string">
            <text:p>(31) 3476-7155</text:p>
          </table:table-cell>
        </table:table-row>
        <table:table-row table:style-name="ro1">
          <table:table-cell office:value-type="string">
            <text:p>Thematic Bar</text:p>
          </table:table-cell>
          <table:table-cell office:value-type="string">
            <text:p>Rua Pirite, 187 - Santa Tereza, Belo Horizonte - MG, 31010-420, Brazil</text:p>
          </table:table-cell>
          <table:table-cell office:value-type="string">
            <text:p>(31) 3481-4646</text:p>
          </table:table-cell>
        </table:table-row>
        <table:table-row table:style-name="ro1">
          <table:table-cell office:value-type="string">
            <text:p>Multitécnica | Filial</text:p>
          </table:table-cell>
          <table:table-cell office:value-type="string">
            <text:p>Av. Antônio Abrahão Caram, 820 - São José, Belo Horizonte - MG, 31275-030, Brazil</text:p>
          </table:table-cell>
          <table:table-cell office:value-type="string">
            <text:p>(31) 3490-8500</text:p>
          </table:table-cell>
        </table:table-row>
        <table:table-row table:style-name="ro1">
          <table:table-cell office:value-type="string">
            <text:p>KDT PIZZA</text:p>
          </table:table-cell>
          <table:table-cell office:value-type="string">
            <text:p>R. Ilha de Malta, 216 - São Gabriel, Belo Horizonte - MG, 31980-390, Brazil</text:p>
          </table:table-cell>
          <table:table-cell office:value-type="string">
            <text:p>(31) 3493-3483</text:p>
          </table:table-cell>
        </table:table-row>
        <table:table-row table:style-name="ro1">
          <table:table-cell office:value-type="string">
            <text:p>BH LUBRIFICANTES LTDA</text:p>
          </table:table-cell>
          <table:table-cell office:value-type="string">
            <text:p>R. Póvoa de Varzim, 425 - Paquetá, Belo Horizonte - MG, 31340-060, Brazil</text:p>
          </table:table-cell>
          <table:table-cell office:value-type="string">
            <text:p>(31) 3498-2757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R. Francisco Deslandes, 900 - Anchieta, Belo Horizonte - MG, 30310-530, Brazil</text:p>
          </table:table-cell>
          <table:table-cell office:value-type="string">
            <text:p>(31) 3504-9180</text:p>
          </table:table-cell>
        </table:table-row>
        <table:table-row table:style-name="ro1">
          <table:table-cell office:value-type="string">
            <text:p>DAL GRANO RESTAURANTE E PIZZARIA</text:p>
          </table:table-cell>
          <table:table-cell office:value-type="string">
            <text:p>Av. Pres. Antônio Carlos, 7456 - Pampulha, Belo Horizonte - MG, 31270-672, Brazil</text:p>
          </table:table-cell>
          <table:table-cell office:value-type="string">
            <text:p>(31) 3505-9240</text:p>
          </table:table-cell>
        </table:table-row>
        <table:table-row table:style-name="ro1">
          <table:table-cell office:value-type="string">
            <text:p>Grano In Grano</text:p>
          </table:table-cell>
          <table:table-cell office:value-type="string">
            <text:p>R. Gonçalves Dias, 142 - Funcionários, Belo Horizonte - MG, 30140-090, Brazil</text:p>
          </table:table-cell>
          <table:table-cell office:value-type="string">
            <text:p>(31) 3564-1881</text:p>
          </table:table-cell>
        </table:table-row>
        <table:table-row table:style-name="ro1">
          <table:table-cell office:value-type="string">
            <text:p>Via Lubrificantes Buritis Troca De Óleo Especializada</text:p>
          </table:table-cell>
          <table:table-cell office:value-type="string">
            <text:p>R. José Rodrigues Pereira, 879 - Estoril, Belo Horizonte - MG, 30455-640, Brazil</text:p>
          </table:table-cell>
          <table:table-cell office:value-type="string">
            <text:p>(31) 3586-5591</text:p>
          </table:table-cell>
        </table:table-row>
        <table:table-row table:style-name="ro1">
          <table:table-cell office:value-type="string">
            <text:p>Mr Black Café - Cafeteria</text:p>
          </table:table-cell>
          <table:table-cell office:value-type="string">
            <text:p>Rua dos Guajajaras, 406 - Loja 01 - Centro, Belo Horizonte - MG, 30180-104, Brazil</text:p>
          </table:table-cell>
          <table:table-cell office:value-type="string">
            <text:p>(31) 3653-0609</text:p>
          </table:table-cell>
        </table:table-row>
        <table:table-row table:style-name="ro1">
          <table:table-cell office:value-type="string">
            <text:p>Coco Bambu Conceito</text:p>
          </table:table-cell>
          <table:table-cell office:value-type="string">
            <text:p>Rod. BR 356 - Sala MA26ABC32A - Belvedere, Belo Horizonte - MG, 30320-900, Brazil</text:p>
          </table:table-cell>
          <table:table-cell office:value-type="string">
            <text:p>(31) 3653-1700</text:p>
          </table:table-cell>
        </table:table-row>
        <table:table-row table:style-name="ro1">
          <table:table-cell office:value-type="string">
            <text:p>Comercial Sabiá - Tabacaria Sabiá (Unidade Mercado Central)</text:p>
          </table:table-cell>
          <table:table-cell office:value-type="string">
            <text:p>Avenida Augusto de Lima, 744 R14 156 - Centro, Belo Horizonte - MG, 30190-922, Brazil</text:p>
          </table:table-cell>
          <table:table-cell office:value-type="string">
            <text:p>(31) 3653-8725</text:p>
          </table:table-cell>
        </table:table-row>
        <table:table-row table:style-name="ro1">
          <table:table-cell office:value-type="string">
            <text:p>Mundo Verde - Belvedere</text:p>
          </table:table-cell>
          <table:table-cell office:value-type="string">
            <text:p>Av. Luiz Paulo Franco, 977 - Loja 10 - Belvedere, Belo Horizonte - MG, 30320-570, Brazil</text:p>
          </table:table-cell>
          <table:table-cell office:value-type="string">
            <text:p>(31) 3654-8395</text:p>
          </table:table-cell>
        </table:table-row>
        <table:table-row table:style-name="ro1">
          <table:table-cell office:value-type="string">
            <text:p>Nova Potash</text:p>
          </table:table-cell>
          <table:table-cell office:value-type="string">
            <text:p>Av. Getúlio Vargas, 456 - Sala 601 - Funcionários, Belo Horizonte - MG, 30112-020, Brazil</text:p>
          </table:table-cell>
          <table:table-cell office:value-type="string">
            <text:p>(31) 3657-8188</text:p>
          </table:table-cell>
        </table:table-row>
        <table:table-row table:style-name="ro1">
          <table:table-cell office:value-type="string">
            <text:p>Fertilizantes Fosfatados S/A Fosfertil</text:p>
          </table:table-cell>
          <table:table-cell office:value-type="string">
            <text:p>R. Lavras, 20 - São Pedro, Belo Horizonte - MG, 30330-010, Brazil</text:p>
          </table:table-cell>
          <table:table-cell office:value-type="string">
            <text:p>(31) 3879-8361</text:p>
          </table:table-cell>
        </table:table-row>
        <table:table-row table:style-name="ro1">
          <table:table-cell office:value-type="string">
            <text:p>ORIGINAL LUBRIFICANTES LTDA</text:p>
          </table:table-cell>
          <table:table-cell office:value-type="string">
            <text:p>Rua Dr. Júlio Otaviano Ferreira, 56 - Cidade Nova, Belo Horizonte - MG, 31170-200, Brazil</text:p>
          </table:table-cell>
          <table:table-cell office:value-type="string">
            <text:p>(31) 3889-6911</text:p>
          </table:table-cell>
        </table:table-row>
        <table:table-row table:style-name="ro1">
          <table:table-cell office:value-type="string">
            <text:p>Mercado da Boca Savassi</text:p>
          </table:table-cell>
          <table:table-cell office:value-type="string">
            <text:p>R. Levindo Lopes, 124 - Funcionários, Belo Horizonte - MG, 30140-170, Brazil</text:p>
          </table:table-cell>
          <table:table-cell office:value-type="string">
            <text:p>(31) 3995-2409</text:p>
          </table:table-cell>
        </table:table-row>
        <table:table-row table:style-name="ro1">
          <table:table-cell office:value-type="string">
            <text:p>Super Óleos Valvoline - Mobil - Castrol- Motul- Selenia - Troca de Óleo - Freios - Mecânica - Revisão Automotiva</text:p>
          </table:table-cell>
          <table:table-cell office:value-type="string">
            <text:p>Av. Barão Homem de Melo, 1850 - Jardim America, Belo Horizonte - MG, 30460-090, Brazil</text:p>
          </table:table-cell>
          <table:table-cell office:value-type="string">
            <text:p>(31) 4103-4000</text:p>
          </table:table-cell>
        </table:table-row>
        <table:table-row table:style-name="ro1">
          <table:table-cell office:value-type="string">
            <text:p>BH Óleos - Troca de Óleo</text:p>
          </table:table-cell>
          <table:table-cell office:value-type="string">
            <text:p>R. Jacuí, 4010 - Ipiranga, Belo Horizonte - MG, 31160-190, Brazil</text:p>
          </table:table-cell>
          <table:table-cell office:value-type="string">
            <text:p>(31) 4141-2118</text:p>
          </table:table-cell>
        </table:table-row>
        <table:table-row table:style-name="ro1">
          <table:table-cell office:value-type="string">
            <text:p>MultPrime</text:p>
          </table:table-cell>
          <table:table-cell office:value-type="string">
            <text:p>R. Bernardo Guimarães, 245 - Funcionários, Belo Horizonte - MG, 30140-080, Brazil</text:p>
          </table:table-cell>
          <table:table-cell office:value-type="string">
            <text:p>(33) 3332-4505</text:p>
          </table:table-cell>
        </table:table-row>
        <table:table-row table:style-name="ro1">
          <table:table-cell office:value-type="string">
            <text:p>Yara Fertilizer Brazil</text:p>
          </table:table-cell>
          <table:table-cell office:value-type="string">
            <text:p>Av. Filomena Cartafina, 20924 - Distrito Industrial III, Uberaba - MG, 38044-750, Brazil</text:p>
          </table:table-cell>
          <table:table-cell office:value-type="string">
            <text:p>(34) 2103-9410</text:p>
          </table:table-cell>
        </table:table-row>
        <table:table-row table:style-name="ro1">
          <table:table-cell office:value-type="string">
            <text:p>Bretas Cencosud</text:p>
          </table:table-cell>
          <table:table-cell office:value-type="string">
            <text:p>Av. Dr. Fidélis Réis, 575 - Centro, Uberaba - MG, 38010-030, Brazil</text:p>
          </table:table-cell>
          <table:table-cell office:value-type="string">
            <text:p>(34) 2104-3305</text:p>
          </table:table-cell>
        </table:table-row>
        <table:table-row table:style-name="ro1">
          <table:table-cell office:value-type="string">
            <text:p>Hipermercado Bretas</text:p>
          </table:table-cell>
          <table:table-cell office:value-type="string">
            <text:p>Av. Santa Beatriz da Silva, 1501 - 300 - São Benedito, Uberaba - MG, 38020-433, Brazil</text:p>
          </table:table-cell>
          <table:table-cell office:value-type="string">
            <text:p>(34) 2104-3308</text:p>
          </table:table-cell>
        </table:table-row>
        <table:table-row table:style-name="ro1">
          <table:table-cell office:value-type="string">
            <text:p>Bretas Atacarejo - Guilherme Ferreira</text:p>
          </table:table-cell>
          <table:table-cell office:value-type="string">
            <text:p>Av. Guilherme Ferreira, 1550 - São Benedito, Uberaba - MG, 38022-200, Brazil</text:p>
          </table:table-cell>
          <table:table-cell office:value-type="string">
            <text:p>(34) 2104-3309</text:p>
          </table:table-cell>
        </table:table-row>
        <table:table-row table:style-name="ro1">
          <table:table-cell office:value-type="string">
            <text:p>Valoriza Fertilizantes</text:p>
          </table:table-cell>
          <table:table-cell office:value-type="string">
            <text:p>Rodovia Comunitaria Neuza Resende, s/n KM 10 - Cruzeiro dos Peixotos, Uberlândia - MG, 38402-360, Brazil</text:p>
          </table:table-cell>
          <table:table-cell office:value-type="string">
            <text:p>(34) 2512-9500</text:p>
          </table:table-cell>
        </table:table-row>
        <table:table-row table:style-name="ro1">
          <table:table-cell office:value-type="string">
            <text:p>ICL América do Sul</text:p>
          </table:table-cell>
          <table:table-cell office:value-type="string">
            <text:p>R. Vítor Rodrigues de Rezende, 500 - Distrito Industrial, Uberlândia - MG, 38402-334, Brazil</text:p>
          </table:table-cell>
          <table:table-cell office:value-type="string">
            <text:p>(34) 2589-5000</text:p>
          </table:table-cell>
        </table:table-row>
        <table:table-row table:style-name="ro1">
          <table:table-cell office:value-type="string">
            <text:p>Granel da Praça</text:p>
          </table:table-cell>
          <table:table-cell office:value-type="string">
            <text:p>Praça Clarimundo Carneiro, 119 - Fundinho, Uberlândia - MG, 38400-154, Brazil</text:p>
          </table:table-cell>
          <table:table-cell office:value-type="string">
            <text:p>(34) 2589-7143</text:p>
          </table:table-cell>
        </table:table-row>
        <table:table-row table:style-name="ro1">
          <table:table-cell office:value-type="string">
            <text:p>Jet Lub - Super Troca de Óleo</text:p>
          </table:table-cell>
          <table:table-cell office:value-type="string">
            <text:p>Av. Floriano Peixoto, 1591 - Nossa Sra. Aparecida, Uberlândia - MG, 38400-700, Brazil</text:p>
          </table:table-cell>
          <table:table-cell office:value-type="string">
            <text:p>(34) 3045-4595</text:p>
          </table:table-cell>
        </table:table-row>
        <table:table-row table:style-name="ro1">
          <table:table-cell office:value-type="string">
            <text:p>SEPHORA</text:p>
          </table:table-cell>
          <table:table-cell office:value-type="string">
            <text:p>Av. João Naves de Ávila, 1331 - Loja SUB 00209 - Piso 1 - Tibery, Uberlândia - MG, 38408-902, Brazil</text:p>
          </table:table-cell>
          <table:table-cell office:value-type="string">
            <text:p>(34) 3046-9555</text:p>
          </table:table-cell>
        </table:table-row>
        <table:table-row table:style-name="ro1">
          <table:table-cell office:value-type="string">
            <text:p>Casa das Ervas - Produtos Naturais / Suplementos / Fitoterápicos Uberaba</text:p>
          </table:table-cell>
          <table:table-cell office:value-type="string">
            <text:p>Av. Prudente de Morais, 402 - Nossa Sra. da Abadia, Uberaba - MG, 38026-250, Brazil</text:p>
          </table:table-cell>
          <table:table-cell office:value-type="string">
            <text:p>(34) 3073-5446</text:p>
          </table:table-cell>
        </table:table-row>
        <table:table-row table:style-name="ro1">
          <table:table-cell office:value-type="string">
            <text:p>V8 Lubrificantes</text:p>
          </table:table-cell>
          <table:table-cell office:value-type="string">
            <text:p>Av. Nossa Senhora do Desterro, 734 - Oneida Mendes, Uberaba - MG, 38082-200, Brazil</text:p>
          </table:table-cell>
          <table:table-cell office:value-type="string">
            <text:p>(34) 3073-8588</text:p>
          </table:table-cell>
        </table:table-row>
        <table:table-row table:style-name="ro1">
          <table:table-cell office:value-type="string">
            <text:p>Atacadão - Uberaba</text:p>
          </table:table-cell>
          <table:table-cell office:value-type="string">
            <text:p>Av. Santos Dumont, 1750 - Santa Maria, Uberaba - MG, 38050-400, Brazil</text:p>
          </table:table-cell>
          <table:table-cell office:value-type="string">
            <text:p>(34) 3074-3645</text:p>
          </table:table-cell>
        </table:table-row>
        <table:table-row table:style-name="ro1">
          <table:table-cell office:value-type="string">
            <text:p>Bem Naturale</text:p>
          </table:table-cell>
          <table:table-cell office:value-type="string">
            <text:p>Av. Afonso Pena, 689 - Centro, Uberlândia - MG, 38400-130, Brazil</text:p>
          </table:table-cell>
          <table:table-cell office:value-type="string">
            <text:p>(34) 3083-6054</text:p>
          </table:table-cell>
        </table:table-row>
        <table:table-row table:style-name="ro1">
          <table:table-cell office:value-type="string">
            <text:p>Vitória Troca de Óleo</text:p>
          </table:table-cell>
          <table:table-cell office:value-type="string">
            <text:p>R. Padre Pio, 862 - Martins, Uberlândia - MG, 38400-386, Brazil</text:p>
          </table:table-cell>
          <table:table-cell office:value-type="string">
            <text:p>(34) 3210-3099</text:p>
          </table:table-cell>
        </table:table-row>
        <table:table-row table:style-name="ro1">
          <table:table-cell office:value-type="string">
            <text:p>Sementeira Agropecuária Ltda</text:p>
          </table:table-cell>
          <table:table-cell office:value-type="string">
            <text:p>Av. Segismundo Pereira, 3659 - Novo Mundo, Uberlândia - MG, 38407-718, Brazil</text:p>
          </table:table-cell>
          <table:table-cell office:value-type="string">
            <text:p>(34) 3210-3839</text:p>
          </table:table-cell>
        </table:table-row>
        <table:table-row table:style-name="ro1">
          <table:table-cell office:value-type="string">
            <text:p>House of Cosmetics</text:p>
          </table:table-cell>
          <table:table-cell office:value-type="string">
            <text:p>R. Cel. Antônio Alves Pereira, 436 - Centro, Uberlândia - MG, 38400-104, Brazil</text:p>
          </table:table-cell>
          <table:table-cell office:value-type="string">
            <text:p>(34) 3210-5410</text:p>
          </table:table-cell>
        </table:table-row>
        <table:table-row table:style-name="ro1">
          <table:table-cell office:value-type="string">
            <text:p>Adubem</text:p>
          </table:table-cell>
          <table:table-cell office:value-type="string">
            <text:p>Av. Antônio Thomaz Ferreira Rezende, 4730 - Distrito Industrial, Uberlândia - MG, 38402-349, Brazil</text:p>
          </table:table-cell>
          <table:table-cell office:value-type="string">
            <text:p>(34) 3211-8300</text:p>
          </table:table-cell>
        </table:table-row>
        <table:table-row table:style-name="ro1">
          <table:table-cell office:value-type="string">
            <text:p>Casa do Óleo</text:p>
          </table:table-cell>
          <table:table-cell office:value-type="string">
            <text:p>Av. Comendador Alexandrino Garcia, 435 - Marta Helena, Uberlândia - MG, 38402-288, Brazil</text:p>
          </table:table-cell>
          <table:table-cell office:value-type="string">
            <text:p>(34) 3212-2177</text:p>
          </table:table-cell>
        </table:table-row>
        <table:table-row table:style-name="ro1">
          <table:table-cell office:value-type="string">
            <text:p>RIBZ INDÚSTRIA DE BATATA LTDA</text:p>
          </table:table-cell>
          <table:table-cell office:value-type="string">
            <text:p>Av. Cleanto Vieira Gonçalves, 882 - Pacaembu, Uberlândia - MG, 38401-721, Brazil</text:p>
          </table:table-cell>
          <table:table-cell office:value-type="string">
            <text:p>(34) 3212-2783</text:p>
          </table:table-cell>
        </table:table-row>
        <table:table-row table:style-name="ro1">
          <table:table-cell office:value-type="string">
            <text:p>Igreja Santa Rita de Cassia</text:p>
          </table:table-cell>
          <table:table-cell office:value-type="string">
            <text:p>R. Ramiro Ferreira de Sousa, 2008 - Minas Gerais, Uberlândia - MG, 38402-198, Brazil</text:p>
          </table:table-cell>
          <table:table-cell office:value-type="string">
            <text:p>(34) 3212-9478</text:p>
          </table:table-cell>
        </table:table-row>
        <table:table-row table:style-name="ro1">
          <table:table-cell office:value-type="string">
            <text:p>Lojas REDE</text:p>
          </table:table-cell>
          <table:table-cell office:value-type="string">
            <text:p>Praça Tubal Vilela, 85 - Centro, Uberlândia - MG, 38400-186, Brazil</text:p>
          </table:table-cell>
          <table:table-cell office:value-type="string">
            <text:p>(34) 3213-0800</text:p>
          </table:table-cell>
        </table:table-row>
        <table:table-row table:style-name="ro1">
          <table:table-cell office:value-type="string">
            <text:p>Fertivel Indústrias de Fertilizantes</text:p>
          </table:table-cell>
          <table:table-cell office:value-type="string">
            <text:p>R. Will Cargill, 183 - Distrito Industrial, Uberlândia - MG, 38402-350, Brazil</text:p>
          </table:table-cell>
          <table:table-cell office:value-type="string">
            <text:p>(34) 3213-1300</text:p>
          </table:table-cell>
        </table:table-row>
        <table:table-row table:style-name="ro1">
          <table:table-cell office:value-type="string">
            <text:p>VigorFert</text:p>
          </table:table-cell>
          <table:table-cell office:value-type="string">
            <text:p>BR-452 - Jardim Panorama, Uberlândia - MG, 38407-049, Brazil</text:p>
          </table:table-cell>
          <table:table-cell office:value-type="string">
            <text:p>(34) 3213-2166</text:p>
          </table:table-cell>
        </table:table-row>
        <table:table-row table:style-name="ro1">
          <table:table-cell office:value-type="string">
            <text:p>CEREALE</text:p>
          </table:table-cell>
          <table:table-cell office:value-type="string">
            <text:p>Avenida João Pinheiro, 954 Esquina com Coronel Ant° Alves Dois quarteirões abaixo do Terminal Central - Centro, Uberlândia - MG, 38400-126, Brazil</text:p>
          </table:table-cell>
          <table:table-cell office:value-type="string">
            <text:p>(34) 3214-2037</text:p>
          </table:table-cell>
        </table:table-row>
        <table:table-row table:style-name="ro1">
          <table:table-cell office:value-type="string">
            <text:p>Bem Naturale Produtos Naturais - Mercado Municipal</text:p>
          </table:table-cell>
          <table:table-cell office:value-type="string">
            <text:p>R. Olegário Maciel, 255 - Box 10 - Centro, Uberlândia - MG, 38400-084, Brazil</text:p>
          </table:table-cell>
          <table:table-cell office:value-type="string">
            <text:p>(34) 3214-3031</text:p>
          </table:table-cell>
        </table:table-row>
        <table:table-row table:style-name="ro1">
          <table:table-cell office:value-type="string">
            <text:p>Bem Naturale Produtos Naturais - Pátio Sabiá</text:p>
          </table:table-cell>
          <table:table-cell office:value-type="string">
            <text:p>Av. Bélgica, 1220 - Loja 3M042 - Tibery, Uberlândia - MG, 38405-166, Brazil</text:p>
          </table:table-cell>
          <table:table-cell office:value-type="string">
            <text:p>(34) 3214-5051</text:p>
          </table:table-cell>
        </table:table-row>
        <table:table-row table:style-name="ro1">
          <table:table-cell office:value-type="string">
            <text:p>Apiário Santa Rita</text:p>
          </table:table-cell>
          <table:table-cell office:value-type="string">
            <text:p>Uberlandia Muni Mkt - R. Olegário Maciel, 255 - Box 41 - Centro, Uberlândia - MG, 38400-084, Brazil</text:p>
          </table:table-cell>
          <table:table-cell office:value-type="string">
            <text:p>(34) 3214-5432</text:p>
          </table:table-cell>
        </table:table-row>
        <table:table-row table:style-name="ro1">
          <table:table-cell office:value-type="string">
            <text:p>Império dos Lubrificantes (FILIAL)</text:p>
          </table:table-cell>
          <table:table-cell office:value-type="string">
            <text:p>Av. Brg. Sampaio, 421 - Daniel Fonseca, Uberlândia - MG, 38400-308, Brazil</text:p>
          </table:table-cell>
          <table:table-cell office:value-type="string">
            <text:p>(34) 3214-6000</text:p>
          </table:table-cell>
        </table:table-row>
        <table:table-row table:style-name="ro1">
          <table:table-cell office:value-type="string">
            <text:p>Bem Naturale Produtos Naturais - Centro</text:p>
          </table:table-cell>
          <table:table-cell office:value-type="string">
            <text:p>Av. João Naves de Ávila, 70 - Centro, Uberlândia - MG, 38400-042, Brazil</text:p>
          </table:table-cell>
          <table:table-cell office:value-type="string">
            <text:p>(34) 3214-6622</text:p>
          </table:table-cell>
        </table:table-row>
        <table:table-row table:style-name="ro1">
          <table:table-cell office:value-type="string">
            <text:p>Adubo Orgânico</text:p>
          </table:table-cell>
          <table:table-cell office:value-type="string">
            <text:p>R. José Andraus, 1300 - Centro, Uberlândia - MG, 38400-340, Brazil</text:p>
          </table:table-cell>
          <table:table-cell office:value-type="string">
            <text:p>(34) 3215-3222</text:p>
          </table:table-cell>
        </table:table-row>
        <table:table-row table:style-name="ro1">
          <table:table-cell office:value-type="string">
            <text:p>Adubando CCR Agro Fertilizantes e Sementes</text:p>
          </table:table-cell>
          <table:table-cell office:value-type="string">
            <text:p>R. Prof. Mario Godói, 1222 - Santa Mônica, Uberlândia - MG, 38428-332, Brazil</text:p>
          </table:table-cell>
          <table:table-cell office:value-type="string">
            <text:p>(34) 3215-6919</text:p>
          </table:table-cell>
        </table:table-row>
        <table:table-row table:style-name="ro1">
          <table:table-cell office:value-type="string">
            <text:p>HortiFlora Sementes, Adubos, Defensivos Agricolas</text:p>
          </table:table-cell>
          <table:table-cell office:value-type="string">
            <text:p>R. Cláudio Bernardes da Silva, 101 - Segismundo Pereira, Uberlândia - MG, 38408-312, Brazil</text:p>
          </table:table-cell>
          <table:table-cell office:value-type="string">
            <text:p>(34) 3216-3252</text:p>
          </table:table-cell>
        </table:table-row>
        <table:table-row table:style-name="ro1">
          <table:table-cell office:value-type="string">
            <text:p>Feno e Cia Agropecuária</text:p>
          </table:table-cell>
          <table:table-cell office:value-type="string">
            <text:p>Av. dos Pássaros, 815 - Jardim das Palmeiras, Uberlândia - MG, 38412-258, Brazil</text:p>
          </table:table-cell>
          <table:table-cell office:value-type="string">
            <text:p>(34) 3217-0203</text:p>
          </table:table-cell>
        </table:table-row>
        <table:table-row table:style-name="ro1">
          <table:table-cell office:value-type="string">
            <text:p>Petroleum Lubrificantes - Super Troca de Óleo</text:p>
          </table:table-cell>
          <table:table-cell office:value-type="string">
            <text:p>Av. José Fonseca e Sílva, 66 - Dona Zulmira, Uberlândia - MG, 38414-015, Brazil</text:p>
          </table:table-cell>
          <table:table-cell office:value-type="string">
            <text:p>(34) 3217-5233</text:p>
          </table:table-cell>
        </table:table-row>
        <table:table-row table:style-name="ro1">
          <table:table-cell office:value-type="string">
            <text:p>Martins Trade and Distribution Services S / A</text:p>
          </table:table-cell>
          <table:table-cell office:value-type="string">
            <text:p>R. Jataí, 1150 - Nossa Sra. Aparecida, Uberlândia - MG, 38400-679, Brazil</text:p>
          </table:table-cell>
          <table:table-cell office:value-type="string">
            <text:p>(34) 3218-1310</text:p>
          </table:table-cell>
        </table:table-row>
        <table:table-row table:style-name="ro1">
          <table:table-cell office:value-type="string">
            <text:p>Nutrição Inteligente, Castanha, Temperos, Suplementos, fitoterápicos, Sementes e Grãos em Uberlândia, Centro.</text:p>
          </table:table-cell>
          <table:table-cell office:value-type="string">
            <text:p>Av. Floriano Peixoto, 901 - Centro, Uberlândia - MG, 38400-698, Brazil</text:p>
          </table:table-cell>
          <table:table-cell office:value-type="string">
            <text:p>(34) 3219-0180</text:p>
          </table:table-cell>
        </table:table-row>
        <table:table-row table:style-name="ro1">
          <table:table-cell office:value-type="string">
            <text:p>ADFERT</text:p>
          </table:table-cell>
          <table:table-cell office:value-type="string">
            <text:p>R. Lineu Anterino Mariano, 175 - Distrito Industrial, Uberlândia - MG, 38402-346, Brazil</text:p>
          </table:table-cell>
          <table:table-cell office:value-type="string">
            <text:p>(34) 3222-0652</text:p>
          </table:table-cell>
        </table:table-row>
        <table:table-row table:style-name="ro1">
          <table:table-cell office:value-type="string">
            <text:p>Darpol | Lubrificantes e Troca de Óleo</text:p>
          </table:table-cell>
          <table:table-cell office:value-type="string">
            <text:p>Av. Sílvio Rugani, 963 - Tubalina, Uberlândia - MG, 38412-026, Brazil</text:p>
          </table:table-cell>
          <table:table-cell office:value-type="string">
            <text:p>(34) 3222-5430</text:p>
          </table:table-cell>
        </table:table-row>
        <table:table-row table:style-name="ro1">
          <table:table-cell office:value-type="string">
            <text:p>Petroleum Lubrificantes</text:p>
          </table:table-cell>
          <table:table-cell office:value-type="string">
            <text:p>Av. Floriano Peixoto, 1771 - Nossa Sra. Aparecida, Uberlândia - MG, 38400-700, Brazil</text:p>
          </table:table-cell>
          <table:table-cell office:value-type="string">
            <text:p>(34) 3223-1001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Segismundo Pereira, 2872 - Santa Mônica, Uberlândia - MG, 38408-262, Brazil</text:p>
          </table:table-cell>
          <table:table-cell office:value-type="string">
            <text:p>(34) 3223-1700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Duque de Caxias, 2031 - Saraiva, Uberlândia - MG, 38408-382, Brazil</text:p>
          </table:table-cell>
          <table:table-cell office:value-type="string">
            <text:p>(34) 3224-0301</text:p>
          </table:table-cell>
        </table:table-row>
        <table:table-row table:style-name="ro1">
          <table:table-cell office:value-type="string">
            <text:p>Caramel Sweet &amp; Salt</text:p>
          </table:table-cell>
          <table:table-cell office:value-type="string">
            <text:p>R. Tiradentes, 300 - Fundinho, Uberlândia - MG, 38400-200, Brazil</text:p>
          </table:table-cell>
          <table:table-cell office:value-type="string">
            <text:p>(34) 3224-3099</text:p>
          </table:table-cell>
        </table:table-row>
        <table:table-row table:style-name="ro1">
          <table:table-cell office:value-type="string">
            <text:p>Teolub Lubrificantes e Insulfilm</text:p>
          </table:table-cell>
          <table:table-cell office:value-type="string">
            <text:p>Av. Alípio Abrão, 923 - Santa Luzia, Uberlândia - MG, 38408-758, Brazil</text:p>
          </table:table-cell>
          <table:table-cell office:value-type="string">
            <text:p>(34) 3225-0098</text:p>
          </table:table-cell>
        </table:table-row>
        <table:table-row table:style-name="ro1">
          <table:table-cell office:value-type="string">
            <text:p>Famiglia Crosara - Cantina Italiana &amp; Bar</text:p>
          </table:table-cell>
          <table:table-cell office:value-type="string">
            <text:p>Av. Paulo Gracindo, 15 - Piso 1 - Gávea, Uberlândia - MG, 38411-145, Brazil</text:p>
          </table:table-cell>
          <table:table-cell office:value-type="string">
            <text:p>(34) 3225-1818</text:p>
          </table:table-cell>
        </table:table-row>
        <table:table-row table:style-name="ro1">
          <table:table-cell office:value-type="string">
            <text:p>Posto Jardim Veneza</text:p>
          </table:table-cell>
          <table:table-cell office:value-type="string">
            <text:p>Av. do Corinto, 10 - Jardim Veneza, Uberlândia - MG, 38410-275, Brazil</text:p>
          </table:table-cell>
          <table:table-cell office:value-type="string">
            <text:p>(34) 3225-2005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nselmo Alves dos Santos, 1065 - Santa Mônica, Uberlândia - MG, 38408-008, Brazil</text:p>
          </table:table-cell>
          <table:table-cell office:value-type="string">
            <text:p>(34) 3226-0001</text:p>
          </table:table-cell>
        </table:table-row>
        <table:table-row table:style-name="ro1">
          <table:table-cell office:value-type="string">
            <text:p>Pomar Citrus - Fábrica de Suco Natural</text:p>
          </table:table-cell>
          <table:table-cell office:value-type="string">
            <text:p>R. Ceará, 1920 - Custódio Pereira, Uberlândia - MG, 38405-240, Brazil</text:p>
          </table:table-cell>
          <table:table-cell office:value-type="string">
            <text:p>(34) 3226-3427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oão Naves de Ávila, 4555 - Santa Mônica, Uberlândia - MG, 38408-144, Brazil</text:p>
          </table:table-cell>
          <table:table-cell office:value-type="string">
            <text:p>(34) 3227-1001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Av. João Naves de Ávila, 1331 - Piso 1 - Tibery, Uberlândia - MG, 38408-902, Brazil</text:p>
          </table:table-cell>
          <table:table-cell office:value-type="string">
            <text:p>(34) 3227-3905</text:p>
          </table:table-cell>
        </table:table-row>
        <table:table-row table:style-name="ro1">
          <table:table-cell office:value-type="string">
            <text:p>Fito mais nature</text:p>
          </table:table-cell>
          <table:table-cell office:value-type="string">
            <text:p>Av. Jerônimo José Alves, 1623 - Morumbi, Uberlândia - MG, 38407-285, Brazil</text:p>
          </table:table-cell>
          <table:table-cell office:value-type="string">
            <text:p>(34) 3229-6895</text:p>
          </table:table-cell>
        </table:table-row>
        <table:table-row table:style-name="ro1">
          <table:table-cell office:value-type="string">
            <text:p>Monteiro Agricola Fertilizantes</text:p>
          </table:table-cell>
          <table:table-cell office:value-type="string">
            <text:p>Av. Segismundo Pereira, 3769 - Segismundo Pereira, Uberlândia - MG, 38407-718, Brazil</text:p>
          </table:table-cell>
          <table:table-cell office:value-type="string">
            <text:p>(34) 3231-4588</text:p>
          </table:table-cell>
        </table:table-row>
        <table:table-row table:style-name="ro1">
          <table:table-cell office:value-type="string">
            <text:p>Perpétua Cosméticos</text:p>
          </table:table-cell>
          <table:table-cell office:value-type="string">
            <text:p>Av. Afonso Pena, 807 - Centro, Uberlândia - MG, 38400-130, Brazil</text:p>
          </table:table-cell>
          <table:table-cell office:value-type="string">
            <text:p>(34) 3231-7189</text:p>
          </table:table-cell>
        </table:table-row>
        <table:table-row table:style-name="ro1">
          <table:table-cell office:value-type="string">
            <text:p>Pizza and Restaurant</text:p>
          </table:table-cell>
          <table:table-cell office:value-type="string">
            <text:p>Av. Cesário Alvim, 2385 - Nossa Sra. Aparecida, Uberlândia - MG, 38400-694, Brazil</text:p>
          </table:table-cell>
          <table:table-cell office:value-type="string">
            <text:p>(34) 3232-1068</text:p>
          </table:table-cell>
        </table:table-row>
        <table:table-row table:style-name="ro1">
          <table:table-cell office:value-type="string">
            <text:p>Império dos Lubrificantes</text:p>
          </table:table-cell>
          <table:table-cell office:value-type="string">
            <text:p>Av. Afonso Pena, 2910 - Nossa Sra. Aparecida, Uberlândia - MG, 38400-710, Brazil</text:p>
          </table:table-cell>
          <table:table-cell office:value-type="string">
            <text:p>(34) 3232-9043</text:p>
          </table:table-cell>
        </table:table-row>
        <table:table-row table:style-name="ro1">
          <table:table-cell office:value-type="string">
            <text:p>Adubos Paranaíba</text:p>
          </table:table-cell>
          <table:table-cell office:value-type="string">
            <text:p>Av. Aírton Borges da Silva, 1129 - Minas Gerais, Uberlândia - MG, 38402-333, Brazil</text:p>
          </table:table-cell>
          <table:table-cell office:value-type="string">
            <text:p>(34) 3233-9600</text:p>
          </table:table-cell>
        </table:table-row>
        <table:table-row table:style-name="ro1">
          <table:table-cell office:value-type="string">
            <text:p>Mãe Natureza Produtos Naturais e Orgânicos</text:p>
          </table:table-cell>
          <table:table-cell office:value-type="string">
            <text:p>Av. Princesa Isabel, 798 - Centro, Uberlândia - MG, 38400-192, Brazil</text:p>
          </table:table-cell>
          <table:table-cell office:value-type="string">
            <text:p>(34) 3234-5552</text:p>
          </table:table-cell>
        </table:table-row>
        <table:table-row table:style-name="ro1">
          <table:table-cell office:value-type="string">
            <text:p>Caldos Dona Maria</text:p>
          </table:table-cell>
          <table:table-cell office:value-type="string">
            <text:p>R. Tapajós, 1020 - Saraiva, Uberlândia - MG, 38408-414, Brazil</text:p>
          </table:table-cell>
          <table:table-cell office:value-type="string">
            <text:p>(34) 3236-7632</text:p>
          </table:table-cell>
        </table:table-row>
        <table:table-row table:style-name="ro1">
          <table:table-cell office:value-type="string">
            <text:p>Petroleum Lubrificantes Ltda.</text:p>
          </table:table-cell>
          <table:table-cell office:value-type="string">
            <text:p>Av. Araguari, 1889 - Chaves, Uberlândia - MG, 38400-464, Brazil</text:p>
          </table:table-cell>
          <table:table-cell office:value-type="string">
            <text:p>(34) 3236-9838</text:p>
          </table:table-cell>
        </table:table-row>
        <table:table-row table:style-name="ro1">
          <table:table-cell office:value-type="string">
            <text:p>Adega 149 Distribuidora e Disk Bebidas</text:p>
          </table:table-cell>
          <table:table-cell office:value-type="string">
            <text:p>Av. Iraque, 149 - Jardim Botânico, Uberlândia - MG, 38410-663, Brazil</text:p>
          </table:table-cell>
          <table:table-cell office:value-type="string">
            <text:p>(34) 3254-5927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Center Shopping Uberlandia - Av. João Naves de Ávila, 1331 - Loja 1204 Center Shopping - Tibery, Uberlândia - MG, 38405-140, Brazil</text:p>
          </table:table-cell>
          <table:table-cell office:value-type="string">
            <text:p>(34) 3255-1199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Av. Floriano Peixoto, 483 - Centro, Uberlândia - MG, 38400-100, Brazil</text:p>
          </table:table-cell>
          <table:table-cell office:value-type="string">
            <text:p>(34) 3293-0029</text:p>
          </table:table-cell>
        </table:table-row>
        <table:table-row table:style-name="ro1">
          <table:table-cell office:value-type="string">
            <text:p>Boticário</text:p>
          </table:table-cell>
          <table:table-cell office:value-type="string">
            <text:p>Av. Afonso Pena, 839 - Centro, Uberlândia - MG, 38400-104, Brazil</text:p>
          </table:table-cell>
          <table:table-cell office:value-type="string">
            <text:p>(34) 3293-0030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Av. Paulo Gracindo, 15 - Morada da Colina, Uberlândia - MG, 38400-170, Brazil</text:p>
          </table:table-cell>
          <table:table-cell office:value-type="string">
            <text:p>(34) 3293-0037</text:p>
          </table:table-cell>
        </table:table-row>
        <table:table-row table:style-name="ro1">
          <table:table-cell office:value-type="string">
            <text:p>Geociclo Biotecnologia</text:p>
          </table:table-cell>
          <table:table-cell office:value-type="string">
            <text:p>Av. José Andraus Gassani, 390 - Distrito Industrial, Uberlândia - MG, 38402-322, Brazil</text:p>
          </table:table-cell>
          <table:table-cell office:value-type="string">
            <text:p>(34) 3293-5100</text:p>
          </table:table-cell>
        </table:table-row>
        <table:table-row table:style-name="ro1">
          <table:table-cell office:value-type="string">
            <text:p>Campneus Uberaba - Loja de Pneus Pirelli e Troca de Óleo</text:p>
          </table:table-cell>
          <table:table-cell office:value-type="string">
            <text:p>R. Frutal, 37 - São Benedito, Uberaba - MG, 38020-420, Brazil</text:p>
          </table:table-cell>
          <table:table-cell office:value-type="string">
            <text:p>(34) 3311-0012</text:p>
          </table:table-cell>
        </table:table-row>
        <table:table-row table:style-name="ro1">
          <table:table-cell office:value-type="string">
            <text:p>AutoZone</text:p>
          </table:table-cell>
          <table:table-cell office:value-type="string">
            <text:p>Av. Santos Dumont, 270 - Centro, Uberaba - MG, 38010-370, Brazil</text:p>
          </table:table-cell>
          <table:table-cell office:value-type="string">
            <text:p>(34) 3311-0127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Rua João Dalla'Cqua, 540 - Beija-Flor, Uberaba - MG, 38051-331, Brazil</text:p>
          </table:table-cell>
          <table:table-cell office:value-type="string">
            <text:p>(34) 3311-0974</text:p>
          </table:table-cell>
        </table:table-row>
        <table:table-row table:style-name="ro1">
          <table:table-cell office:value-type="string">
            <text:p>Fertagro Fertilizantes</text:p>
          </table:table-cell>
          <table:table-cell office:value-type="string">
            <text:p>R. Comendador Gomes, 740 - Vila Sao Cristovao, Uberaba - MG, 38040-040, Brazil</text:p>
          </table:table-cell>
          <table:table-cell office:value-type="string">
            <text:p>(34) 3311-1811</text:p>
          </table:table-cell>
        </table:table-row>
        <table:table-row table:style-name="ro1">
          <table:table-cell office:value-type="string">
            <text:p>Hiper ABC Rodoviária</text:p>
          </table:table-cell>
          <table:table-cell office:value-type="string">
            <text:p>Av. Barão do Rio Branco, 918 - São Benedito, Uberaba - MG, 38044-770, Brazil</text:p>
          </table:table-cell>
          <table:table-cell office:value-type="string">
            <text:p>(34) 3311-3622</text:p>
          </table:table-cell>
        </table:table-row>
        <table:table-row table:style-name="ro1">
          <table:table-cell office:value-type="string">
            <text:p>Pimenta Buena</text:p>
          </table:table-cell>
          <table:table-cell office:value-type="string">
            <text:p>R. Guiomar Rodrigues da Cunha, 190 - Universitário, Uberaba - MG, 38050-580, Brazil</text:p>
          </table:table-cell>
          <table:table-cell office:value-type="string">
            <text:p>(34) 3311-6912</text:p>
          </table:table-cell>
        </table:table-row>
        <table:table-row table:style-name="ro1">
          <table:table-cell office:value-type="string">
            <text:p>Bosch Car Service - Nacional Uberaba Peças e Serviços II</text:p>
          </table:table-cell>
          <table:table-cell office:value-type="string">
            <text:p>R. Rui Mesquita, 321 - Jardim Induberaba, Uberaba - MG, 38045-200, Brazil</text:p>
          </table:table-cell>
          <table:table-cell office:value-type="string">
            <text:p>(34) 3311-9300</text:p>
          </table:table-cell>
        </table:table-row>
        <table:table-row table:style-name="ro1">
          <table:table-cell office:value-type="string">
            <text:p>AVANT AGROQUIMICA</text:p>
          </table:table-cell>
          <table:table-cell office:value-type="string">
            <text:p>R. Cel. Cacildo Arantes, 323 - Parque Hileia, Uberaba - MG, 38055-020, Brazil</text:p>
          </table:table-cell>
          <table:table-cell office:value-type="string">
            <text:p>(34) 3312-0877</text:p>
          </table:table-cell>
        </table:table-row>
        <table:table-row table:style-name="ro1">
          <table:table-cell office:value-type="string">
            <text:p>Rodauto Centro Automotivo - Oficina Multimarcas especialista em troca de óleo.</text:p>
          </table:table-cell>
          <table:table-cell office:value-type="string">
            <text:p>R. Yolanda Derenusson Silveira, 78 - Conj. Umuarama, Uberaba - MG, 38055-220, Brazil</text:p>
          </table:table-cell>
          <table:table-cell office:value-type="string">
            <text:p>(34) 3312-1315</text:p>
          </table:table-cell>
        </table:table-row>
        <table:table-row table:style-name="ro1">
          <table:table-cell office:value-type="string">
            <text:p>Petrolub - Troca de Óleo e Escapamentos | Troca de Óleo em Uberaba | Radiadores | Ar Condicionado Automotivo | Freios</text:p>
          </table:table-cell>
          <table:table-cell office:value-type="string">
            <text:p>Av. José Valim de Melo, 1582 - Parque das Gameleiras, Uberaba - MG, 38037-070, Brazil</text:p>
          </table:table-cell>
          <table:table-cell office:value-type="string">
            <text:p>(34) 3312-1610</text:p>
          </table:table-cell>
        </table:table-row>
        <table:table-row table:style-name="ro1">
          <table:table-cell office:value-type="string">
            <text:p>Pro-Roça Naturais</text:p>
          </table:table-cell>
          <table:table-cell office:value-type="string">
            <text:p>Praça Manoel Terra, 255 - Estados Unidos, Uberaba - MG, 38015-050, Brazil</text:p>
          </table:table-cell>
          <table:table-cell office:value-type="string">
            <text:p>(34) 3312-2435</text:p>
          </table:table-cell>
        </table:table-row>
        <table:table-row table:style-name="ro1">
          <table:table-cell office:value-type="string">
            <text:p>Lanchonete Nossa Senhora Das Graças</text:p>
          </table:table-cell>
          <table:table-cell office:value-type="string">
            <text:p>Av. Elías Cruvinel, 820 - Boa Vista, Uberaba - MG, 38070-100, Brazil</text:p>
          </table:table-cell>
          <table:table-cell office:value-type="string">
            <text:p>(34) 3312-2591</text:p>
          </table:table-cell>
        </table:table-row>
        <table:table-row table:style-name="ro1">
          <table:table-cell office:value-type="string">
            <text:p>Companhia de Telecomunicações do Brasil Central</text:p>
          </table:table-cell>
          <table:table-cell office:value-type="string">
            <text:p>R. Amapá, 810 - Santa Maria, Uberaba - MG, 38050-410, Brazil</text:p>
          </table:table-cell>
          <table:table-cell office:value-type="string">
            <text:p>(34) 3312-4894</text:p>
          </table:table-cell>
        </table:table-row>
        <table:table-row table:style-name="ro1">
          <table:table-cell office:value-type="string">
            <text:p>Posto Ipiranga</text:p>
          </table:table-cell>
          <table:table-cell office:value-type="string">
            <text:p>Av. Niza Marquez Guaritá, 88 - Lourdes, Uberaba - MG, 38055-026, Brazil</text:p>
          </table:table-cell>
          <table:table-cell office:value-type="string">
            <text:p>(34) 3313-0062</text:p>
          </table:table-cell>
        </table:table-row>
        <table:table-row table:style-name="ro1">
          <table:table-cell office:value-type="string">
            <text:p>Atacadão do Óleo - Troca de Óleo Uberaba - Loja 1</text:p>
          </table:table-cell>
          <table:table-cell office:value-type="string">
            <text:p>Av. Leopoldino de Oliveira, 559 - Parque do Mirante, Uberaba - MG, 38081-000, Brazil</text:p>
          </table:table-cell>
          <table:table-cell office:value-type="string">
            <text:p>(34) 3313-0621</text:p>
          </table:table-cell>
        </table:table-row>
        <table:table-row table:style-name="ro1">
          <table:table-cell office:value-type="string">
            <text:p>Mandioca Rainha da Terra</text:p>
          </table:table-cell>
          <table:table-cell office:value-type="string">
            <text:p>R. Joaquim Tomás da Silva, 884 - Jardim Maracana, Uberaba - MG, 38041-097, Brazil</text:p>
          </table:table-cell>
          <table:table-cell office:value-type="string">
            <text:p>(34) 3313-4777</text:p>
          </table:table-cell>
        </table:table-row>
        <table:table-row table:style-name="ro1">
          <table:table-cell office:value-type="string">
            <text:p>Posto Farol</text:p>
          </table:table-cell>
          <table:table-cell office:value-type="string">
            <text:p>Av. Nossa Senhora do Desterro, 638 - Oneida Mendes, Uberaba - MG, 38082-200, Brazil</text:p>
          </table:table-cell>
          <table:table-cell office:value-type="string">
            <text:p>(34) 3313-7103</text:p>
          </table:table-cell>
        </table:table-row>
        <table:table-row table:style-name="ro1">
          <table:table-cell office:value-type="string">
            <text:p>Bplan Fertilizantes</text:p>
          </table:table-cell>
          <table:table-cell office:value-type="string">
            <text:p>Av. de Bernardo Seibel, 231 - Distrito Industrial I, Uberaba - MG, 38056-610, Brazil</text:p>
          </table:table-cell>
          <table:table-cell office:value-type="string">
            <text:p>(34) 3313-9040</text:p>
          </table:table-cell>
        </table:table-row>
        <table:table-row table:style-name="ro1">
          <table:table-cell office:value-type="string">
            <text:p>EUROFORTE Agrociências</text:p>
          </table:table-cell>
          <table:table-cell office:value-type="string">
            <text:p>Av. Um, 181 - Distrito Industrial I, Uberaba - MG, 38056-630, Brazil</text:p>
          </table:table-cell>
          <table:table-cell office:value-type="string">
            <text:p>(34) 3313-9121</text:p>
          </table:table-cell>
        </table:table-row>
        <table:table-row table:style-name="ro1">
          <table:table-cell office:value-type="string">
            <text:p>Polifertil Nutrição Importação e Exportação - Matriz</text:p>
          </table:table-cell>
          <table:table-cell office:value-type="string">
            <text:p>R. Geraldo Pagliaro, 64 - Parque Exposicao, Uberaba - MG, 38031-040, Brazil</text:p>
          </table:table-cell>
          <table:table-cell office:value-type="string">
            <text:p>(34) 3313-9357</text:p>
          </table:table-cell>
        </table:table-row>
        <table:table-row table:style-name="ro1">
          <table:table-cell office:value-type="string">
            <text:p>Sementerra</text:p>
          </table:table-cell>
          <table:table-cell office:value-type="string">
            <text:p>Av. Cap. Manoel Prata, 837 - São Benedito, Uberaba - MG, 38022-120, Brazil</text:p>
          </table:table-cell>
          <table:table-cell office:value-type="string">
            <text:p>(34) 3313-9385</text:p>
          </table:table-cell>
        </table:table-row>
        <table:table-row table:style-name="ro1">
          <table:table-cell office:value-type="string">
            <text:p>King Oil</text:p>
          </table:table-cell>
          <table:table-cell office:value-type="string">
            <text:p>Av. João XXIII, 2292 - Parque das Americas, Uberaba - MG, 38050-000, Brazil</text:p>
          </table:table-cell>
          <table:table-cell office:value-type="string">
            <text:p>(34) 3314-0855</text:p>
          </table:table-cell>
        </table:table-row>
        <table:table-row table:style-name="ro1">
          <table:table-cell office:value-type="string">
            <text:p>Central do Adubo</text:p>
          </table:table-cell>
          <table:table-cell office:value-type="string">
            <text:p>R. José Gomes da Silva Campos, 436 - Parque das Americas, Uberaba - MG, 38045-255, Brazil</text:p>
          </table:table-cell>
          <table:table-cell office:value-type="string">
            <text:p>(34) 3314-8000</text:p>
          </table:table-cell>
        </table:table-row>
        <table:table-row table:style-name="ro1">
          <table:table-cell office:value-type="string">
            <text:p>Frutas Tropicais</text:p>
          </table:table-cell>
          <table:table-cell office:value-type="string">
            <text:p>Av. Nenê Sabino, 2745 - Parque das Americas, Uberaba - MG, 38050-501, Brazil</text:p>
          </table:table-cell>
          <table:table-cell office:value-type="string">
            <text:p>(34) 3315-4831</text:p>
          </table:table-cell>
        </table:table-row>
        <table:table-row table:style-name="ro1">
          <table:table-cell office:value-type="string">
            <text:p>Empório Vibracional Saúde</text:p>
          </table:table-cell>
          <table:table-cell office:value-type="string">
            <text:p>R. Irlo Augusto Rodrigues Galvão, 28 - Estados Unidos, Uberaba - MG, 38080-080, Brazil</text:p>
          </table:table-cell>
          <table:table-cell office:value-type="string">
            <text:p>(34) 3316-0188</text:p>
          </table:table-cell>
        </table:table-row>
        <table:table-row table:style-name="ro1">
          <table:table-cell office:value-type="string">
            <text:p>Munir Troca de óleo</text:p>
          </table:table-cell>
          <table:table-cell office:value-type="string">
            <text:p>R. São João Del Rei, 380 - Parque das Americas, Uberaba - MG, 38045-080, Brazil</text:p>
          </table:table-cell>
          <table:table-cell office:value-type="string">
            <text:p>(34) 3316-1400</text:p>
          </table:table-cell>
        </table:table-row>
        <table:table-row table:style-name="ro1">
          <table:table-cell office:value-type="string">
            <text:p>FertMinas</text:p>
          </table:table-cell>
          <table:table-cell office:value-type="string">
            <text:p>Av. Santos Guido, 400 - Distrito Industrial I, Uberaba - MG, 38056-600, Brazil</text:p>
          </table:table-cell>
          <table:table-cell office:value-type="string">
            <text:p>(34) 3316-2017</text:p>
          </table:table-cell>
        </table:table-row>
        <table:table-row table:style-name="ro1">
          <table:table-cell office:value-type="string">
            <text:p>Lojas REDE</text:p>
          </table:table-cell>
          <table:table-cell office:value-type="string">
            <text:p>R. Artur Machado, 112 - Centro, Uberaba - MG, 38010-020, Brazil</text:p>
          </table:table-cell>
          <table:table-cell office:value-type="string">
            <text:p>(34) 3317-1457</text:p>
          </table:table-cell>
        </table:table-row>
        <table:table-row table:style-name="ro1">
          <table:table-cell office:value-type="string">
            <text:p>Empório das ervas</text:p>
          </table:table-cell>
          <table:table-cell office:value-type="string">
            <text:p>R. São Benedito, 622 - São Benedito, Uberaba - MG, 33172-712, Brazil</text:p>
          </table:table-cell>
          <table:table-cell office:value-type="string">
            <text:p>(34) 3317-1712</text:p>
          </table:table-cell>
        </table:table-row>
        <table:table-row table:style-name="ro1">
          <table:table-cell office:value-type="string">
            <text:p>Cerejeira | Gastronomia Saudável</text:p>
          </table:table-cell>
          <table:table-cell office:value-type="string">
            <text:p>Av. Santos Dumont, 257 - Centro, Uberaba - MG, 38010-370, Brazil</text:p>
          </table:table-cell>
          <table:table-cell office:value-type="string">
            <text:p>(34) 3317-6069</text:p>
          </table:table-cell>
        </table:table-row>
        <table:table-row table:style-name="ro1">
          <table:table-cell office:value-type="string">
            <text:p>Suco Bagaço</text:p>
          </table:table-cell>
          <table:table-cell office:value-type="string">
            <text:p>Av. Santa Beatriz da Silva, 1501 - Santa Maria, Uberaba - MG, 38020-430, Brazil</text:p>
          </table:table-cell>
          <table:table-cell office:value-type="string">
            <text:p>(34) 3317-6326</text:p>
          </table:table-cell>
        </table:table-row>
        <table:table-row table:style-name="ro1">
          <table:table-cell office:value-type="string">
            <text:p>Fertigran Fertilizantes Vale do Rio Grande Ltda</text:p>
          </table:table-cell>
          <table:table-cell office:value-type="string">
            <text:p>Av. Filomena Cartafina, 22840 - Distrito Industrial III, Uberaba - MG, 38044-750, Brazil</text:p>
          </table:table-cell>
          <table:table-cell office:value-type="string">
            <text:p>(34) 3318-6500</text:p>
          </table:table-cell>
        </table:table-row>
        <table:table-row table:style-name="ro1">
          <table:table-cell office:value-type="string">
            <text:p>Mosaic Fertilizantes Uberaba 3 - Portaria Industrial</text:p>
          </table:table-cell>
          <table:table-cell office:value-type="string">
            <text:p>Uberaba - State of Minas Gerais, Brazil</text:p>
          </table:table-cell>
          <table:table-cell office:value-type="string">
            <text:p>(34) 3319-2378</text:p>
          </table:table-cell>
        </table:table-row>
        <table:table-row table:style-name="ro1">
          <table:table-cell office:value-type="string">
            <text:p>Mosaic Fertilizantes Uberaba 4 - Portaria Principal</text:p>
          </table:table-cell>
          <table:table-cell office:value-type="string">
            <text:p>Av. Filomena Cartafina, 23600, Uberaba - MG, 38044-750, Brazil</text:p>
          </table:table-cell>
          <table:table-cell office:value-type="string">
            <text:p>(34) 3319-2585</text:p>
          </table:table-cell>
        </table:table-row>
        <table:table-row table:style-name="ro1">
          <table:table-cell office:value-type="string">
            <text:p>Mosaic Fertilizantes Uberaba 3 - Entrada Caminhões</text:p>
          </table:table-cell>
          <table:table-cell office:value-type="string">
            <text:p>Distrito Industrial III, Uberaba - MG, Brazil</text:p>
          </table:table-cell>
          <table:table-cell office:value-type="string">
            <text:p>(34) 3319-2615</text:p>
          </table:table-cell>
        </table:table-row>
        <table:table-row table:style-name="ro1">
          <table:table-cell office:value-type="string">
            <text:p>Mosaic Misturadora</text:p>
          </table:table-cell>
          <table:table-cell office:value-type="string">
            <text:p>Av. Filomena Cartafina, 22180, Uberaba - MG, 38044-750, Brazil</text:p>
          </table:table-cell>
          <table:table-cell office:value-type="string">
            <text:p>(34) 3319-5800</text:p>
          </table:table-cell>
        </table:table-row>
        <table:table-row table:style-name="ro1">
          <table:table-cell office:value-type="string">
            <text:p>YARA BRASIL FERTILIZANTES S/A</text:p>
          </table:table-cell>
          <table:table-cell office:value-type="string">
            <text:p>Av. Antônio Carlos Guillaumon, 800, Uberaba - MG, 38044-760, Brazil</text:p>
          </table:table-cell>
          <table:table-cell office:value-type="string">
            <text:p>(34) 3319-7000</text:p>
          </table:table-cell>
        </table:table-row>
        <table:table-row table:style-name="ro1">
          <table:table-cell office:value-type="string">
            <text:p>UBYFOL</text:p>
          </table:table-cell>
          <table:table-cell office:value-type="string">
            <text:p>R. Arnaldo Afonso Melo, 101 - Distrito Industrial II, Uberaba - MG, 38064-720, Brazil</text:p>
          </table:table-cell>
          <table:table-cell office:value-type="string">
            <text:p>(34) 3319-9500</text:p>
          </table:table-cell>
        </table:table-row>
        <table:table-row table:style-name="ro1">
          <table:table-cell office:value-type="string">
            <text:p>Abc Atacado e Varejo - Abadia</text:p>
          </table:table-cell>
          <table:table-cell office:value-type="string">
            <text:p>R. João Alfredo, 235 - Bairro - Nossa Sra. da Abadia, Uberaba - MG, 38025-300, Brazil</text:p>
          </table:table-cell>
          <table:table-cell office:value-type="string">
            <text:p>(34) 3321-6402</text:p>
          </table:table-cell>
        </table:table-row>
        <table:table-row table:style-name="ro1">
          <table:table-cell office:value-type="string">
            <text:p>Inovar Cosméticos Uberaba</text:p>
          </table:table-cell>
          <table:table-cell office:value-type="string">
            <text:p>Av. Santa Beatriz da Silva, 1501 - loja 107 - São Benedito, Uberaba - MG, 38020-433, Brazil</text:p>
          </table:table-cell>
          <table:table-cell office:value-type="string">
            <text:p>(34) 3321-9848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Av. Guilherme Ferreira, 1330 - São Benedito, Uberaba - MG, 38022-200, Brazil</text:p>
          </table:table-cell>
          <table:table-cell office:value-type="string">
            <text:p>(34) 3322-6868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Av. de Bernardo Seibel, 541 - Distrito Industrial I, Uberaba - MG, 38056-610, Brazil</text:p>
          </table:table-cell>
          <table:table-cell office:value-type="string">
            <text:p>(34) 3325-3893</text:p>
          </table:table-cell>
        </table:table-row>
        <table:table-row table:style-name="ro1">
          <table:table-cell office:value-type="string">
            <text:p>TOTAL SUPER TROCA</text:p>
          </table:table-cell>
          <table:table-cell office:value-type="string">
            <text:p>AV. GUILHERME FERREIRA, 2421 - COMPL. LOJA 01 - Av. Guilherme Ferreira, 2421 - LOJA 01 - UBERABA, Uberaba - MG, 38022-200, Brazil</text:p>
          </table:table-cell>
          <table:table-cell office:value-type="string">
            <text:p>(34) 3325-5355</text:p>
          </table:table-cell>
        </table:table-row>
        <table:table-row table:style-name="ro1">
          <table:table-cell office:value-type="string">
            <text:p>Tríade Centro Automotivo Especializado</text:p>
          </table:table-cell>
          <table:table-cell office:value-type="string">
            <text:p>Av. Nossa Senhora do Desterro, 1660 - Cidade Nova, Uberaba - MG, 38082-147, Brazil</text:p>
          </table:table-cell>
          <table:table-cell office:value-type="string">
            <text:p>(34) 3326-9574</text:p>
          </table:table-cell>
        </table:table-row>
        <table:table-row table:style-name="ro1">
          <table:table-cell office:value-type="string">
            <text:p>Kasa do Espeto</text:p>
          </table:table-cell>
          <table:table-cell office:value-type="string">
            <text:p>R. Cel. Antônio Rios, 35 - Santa Marta, Uberaba - MG, 38061-150, Brazil</text:p>
          </table:table-cell>
          <table:table-cell office:value-type="string">
            <text:p>(34) 3332-0925</text:p>
          </table:table-cell>
        </table:table-row>
        <table:table-row table:style-name="ro1">
          <table:table-cell office:value-type="string">
            <text:p>A Dietíssima</text:p>
          </table:table-cell>
          <table:table-cell office:value-type="string">
            <text:p>R. Vig. Silva, 96 - e 98 - Centro, Uberaba - MG, 38010-130, Brazil</text:p>
          </table:table-cell>
          <table:table-cell office:value-type="string">
            <text:p>(34) 3333-6233</text:p>
          </table:table-cell>
        </table:table-row>
        <table:table-row table:style-name="ro1">
          <table:table-cell office:value-type="string">
            <text:p>Sucos Spres Uberaba</text:p>
          </table:table-cell>
          <table:table-cell office:value-type="string">
            <text:p>R. Onofre da Cunha Resende, 466 - Vila Maria da Cunha, Uberaba - MG, 38020-130, Brazil</text:p>
          </table:table-cell>
          <table:table-cell office:value-type="string">
            <text:p>(34) 3333-9999</text:p>
          </table:table-cell>
        </table:table-row>
        <table:table-row table:style-name="ro1">
          <table:table-cell office:value-type="string">
            <text:p>Atacadão do Óleo - Troca de Óleo Uberaba - Loja 2</text:p>
          </table:table-cell>
          <table:table-cell office:value-type="string">
            <text:p>Av. Elías Cruvinel, 400 - Boa Vista, Uberaba - MG, 38070-100, Brazil</text:p>
          </table:table-cell>
          <table:table-cell office:value-type="string">
            <text:p>(34) 3334-0621</text:p>
          </table:table-cell>
        </table:table-row>
        <table:table-row table:style-name="ro1">
          <table:table-cell office:value-type="string">
            <text:p>Life Sucos</text:p>
          </table:table-cell>
          <table:table-cell office:value-type="string">
            <text:p>Av. Dep. José Marcus Cherem, 172 - Vila Sao Cristovao, Uberaba - MG, 38040-500, Brazil</text:p>
          </table:table-cell>
          <table:table-cell office:value-type="string">
            <text:p>(34) 3336-5031</text:p>
          </table:table-cell>
        </table:table-row>
        <table:table-row table:style-name="ro1">
          <table:table-cell office:value-type="string">
            <text:p>Aroma &amp; Touch Óleos Essenciais</text:p>
          </table:table-cell>
          <table:table-cell office:value-type="string">
            <text:p>Av. Paulo Gracindo, 15 - Brasil, Uberlândia - MG, 38408-100, Brazil</text:p>
          </table:table-cell>
          <table:table-cell office:value-type="string">
            <text:p>(34) 3493-0350</text:p>
          </table:table-cell>
        </table:table-row>
        <table:table-row table:style-name="ro1">
          <table:table-cell office:value-type="string">
            <text:p>Stop Troca de Óleo</text:p>
          </table:table-cell>
          <table:table-cell office:value-type="string">
            <text:p>Av. Anselmo Alves dos Santos, 2450 - Santa Mônica, Uberlândia - MG, 38408-150, Brazil</text:p>
          </table:table-cell>
          <table:table-cell office:value-type="string">
            <text:p>(34) 3493-1201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R. Arlíndo Melo, 1675 - Recreio dos Bandeirantes, Uberaba - MG, 38040-310, Brazil</text:p>
          </table:table-cell>
          <table:table-cell office:value-type="string">
            <text:p>(34) 3691-1738</text:p>
          </table:table-cell>
        </table:table-row>
        <table:table-row table:style-name="ro1">
          <table:table-cell office:value-type="string">
            <text:p>Kalub Lubrificantes</text:p>
          </table:table-cell>
          <table:table-cell office:value-type="string">
            <text:p>R. Goiás, 616 - Porto Velho, Divinópolis - MG, 35500-433, Brazil</text:p>
          </table:table-cell>
          <table:table-cell office:value-type="string">
            <text:p>(37) 3027-3388</text:p>
          </table:table-cell>
        </table:table-row>
        <table:table-row table:style-name="ro1">
          <table:table-cell office:value-type="string">
            <text:p>Posto Ipiranga</text:p>
          </table:table-cell>
          <table:table-cell office:value-type="string">
            <text:p>Av Dona Maria De S Borges, 1728 - Olinda, Uberaba - MG, 38055-000, Brazil</text:p>
          </table:table-cell>
          <table:table-cell office:value-type="string">
            <text:p>(37) 3216-4888</text:p>
          </table:table-cell>
        </table:table-row>
        <table:table-row table:style-name="ro1">
          <table:table-cell office:value-type="string">
            <text:p>Terra Brasil Fertilizantes</text:p>
          </table:table-cell>
          <table:table-cell office:value-type="string">
            <text:p>R. Rio Grande do Norte, 1289 - 304 - Funcionários, Belo Horizonte - MG, 30130-131, Brazil</text:p>
          </table:table-cell>
          <table:table-cell office:value-type="string">
            <text:p>(37) 3226-4217</text:p>
          </table:table-cell>
        </table:table-row>
        <table:table-row table:style-name="ro1">
          <table:table-cell office:value-type="string">
            <text:p>Troca de óleo e filtros Picussa</text:p>
          </table:table-cell>
          <table:table-cell office:value-type="string">
            <text:p>R. Cleto da Silva, 1394 - Boqueirão, Curitiba - PR, 81650-450, Brazil</text:p>
          </table:table-cell>
          <table:table-cell office:value-type="string">
            <text:p>(41) 3010-8283</text:p>
          </table:table-cell>
        </table:table-row>
        <table:table-row table:style-name="ro1">
          <table:table-cell office:value-type="string">
            <text:p>Beautybox</text:p>
          </table:table-cell>
          <table:table-cell office:value-type="string">
            <text:p>Shopping Muller - Avenida Cândido de Abreu, 127, L3 - 109/111 - Centro Cívico, Curitiba - PR, 80530-060, Brazil</text:p>
          </table:table-cell>
          <table:table-cell office:value-type="string">
            <text:p>(41) 3013-5331</text:p>
          </table:table-cell>
        </table:table-row>
        <table:table-row table:style-name="ro1">
          <table:table-cell office:value-type="string">
            <text:p>Terrazza 40</text:p>
          </table:table-cell>
          <table:table-cell office:value-type="string">
            <text:p>R. Padre Anchieta, 1287 - Bigorrilho, Curitiba - PR, 80730-000, Brazil</text:p>
          </table:table-cell>
          <table:table-cell office:value-type="string">
            <text:p>(41) 3014-0141</text:p>
          </table:table-cell>
        </table:table-row>
        <table:table-row table:style-name="ro1">
          <table:table-cell office:value-type="string">
            <text:p>Canela &amp; Mel Produtos Naturais 🍁</text:p>
          </table:table-cell>
          <table:table-cell office:value-type="string">
            <text:p>R. Delegado Leopoldo Belczak, 1856 - Capão da Imbuia, Curitiba - PR, 82810-060, Brazil</text:p>
          </table:table-cell>
          <table:table-cell office:value-type="string">
            <text:p>(41) 3014-4929</text:p>
          </table:table-cell>
        </table:table-row>
        <table:table-row table:style-name="ro1">
          <table:table-cell office:value-type="string">
            <text:p>Natuliv Produtos Naturais e Suplementos</text:p>
          </table:table-cell>
          <table:table-cell office:value-type="string">
            <text:p>Rua Lodovico Geronazzo, 68 - Boa Vista, Curitiba - PR, 82560-040, Brazil</text:p>
          </table:table-cell>
          <table:table-cell office:value-type="string">
            <text:p>(41) 3015-8120</text:p>
          </table:table-cell>
        </table:table-row>
        <table:table-row table:style-name="ro1">
          <table:table-cell office:value-type="string">
            <text:p>Leve Sabor</text:p>
          </table:table-cell>
          <table:table-cell office:value-type="string">
            <text:p>Av. Victor Ferreira do Amaral, 315 - Tarumã, Curitiba - PR, 82530-230, Brazil</text:p>
          </table:table-cell>
          <table:table-cell office:value-type="string">
            <text:p>(41) 3023-6456</text:p>
          </table:table-cell>
        </table:table-row>
        <table:table-row table:style-name="ro1">
          <table:table-cell office:value-type="string">
            <text:p>Estação Oliveira - Produtos naturais, Suplementos e Fitoterápicos</text:p>
          </table:table-cell>
          <table:table-cell office:value-type="string">
            <text:p>R. Padre Anchieta, 2535 - Loja 06 - Bigorrilho, Curitiba - PR, 80730-000, Brazil</text:p>
          </table:table-cell>
          <table:table-cell office:value-type="string">
            <text:p>(41) 3026-4292</text:p>
          </table:table-cell>
        </table:table-row>
        <table:table-row table:style-name="ro1">
          <table:table-cell office:value-type="string">
            <text:p>Troca de Óleo Posto Fukami</text:p>
          </table:table-cell>
          <table:table-cell office:value-type="string">
            <text:p>R. Tibagi, 652 - Centro, Curitiba - PR, 80060-110, Brazil</text:p>
          </table:table-cell>
          <table:table-cell office:value-type="string">
            <text:p>(41) 3026-8394</text:p>
          </table:table-cell>
        </table:table-row>
        <table:table-row table:style-name="ro1">
          <table:table-cell office:value-type="string">
            <text:p>Fertipar</text:p>
          </table:table-cell>
          <table:table-cell office:value-type="string">
            <text:p>R. Dep. Heitor Alencar Furtado, 3100 - Campo Comprido, Curitiba - PR, 81200-528, Brazil</text:p>
          </table:table-cell>
          <table:table-cell office:value-type="string">
            <text:p>(41) 3026-9009</text:p>
          </table:table-cell>
        </table:table-row>
        <table:table-row table:style-name="ro1">
          <table:table-cell office:value-type="string">
            <text:p>Boutin Campo &amp; Jardim</text:p>
          </table:table-cell>
          <table:table-cell office:value-type="string">
            <text:p>R. Francisco Torres, 799 - Centro, Curitiba - PR, 80060-130, Brazil</text:p>
          </table:table-cell>
          <table:table-cell office:value-type="string">
            <text:p>(41) 3028-7000</text:p>
          </table:table-cell>
        </table:table-row>
        <table:table-row table:style-name="ro1">
          <table:table-cell office:value-type="string">
            <text:p>Pop House Armazém</text:p>
          </table:table-cell>
          <table:table-cell office:value-type="string">
            <text:p>R. Padre Germano Mayer, 2070 - Juvevê, Curitiba - PR, 80040-170, Brazil</text:p>
          </table:table-cell>
          <table:table-cell office:value-type="string">
            <text:p>(41) 3029-4919</text:p>
          </table:table-cell>
        </table:table-row>
        <table:table-row table:style-name="ro1">
          <table:table-cell office:value-type="string">
            <text:p>Pop House</text:p>
          </table:table-cell>
          <table:table-cell office:value-type="string">
            <text:p>R. Mariano Torres, 948 - Centro, Curitiba - PR, 80060-120, Brazil</text:p>
          </table:table-cell>
          <table:table-cell office:value-type="string">
            <text:p>(41) 3029-4919</text:p>
          </table:table-cell>
        </table:table-row>
        <table:table-row table:style-name="ro1">
          <table:table-cell office:value-type="string">
            <text:p>Linea Verde Food</text:p>
          </table:table-cell>
          <table:table-cell office:value-type="string">
            <text:p>Rodovia - BR-116, 4590 - Bacacheri, Curitiba - PR, 82590-200, Brazil</text:p>
          </table:table-cell>
          <table:table-cell office:value-type="string">
            <text:p>(41) 3029-5478</text:p>
          </table:table-cell>
        </table:table-row>
        <table:table-row table:style-name="ro1">
          <table:table-cell office:value-type="string">
            <text:p>Casa do Óleo</text:p>
          </table:table-cell>
          <table:table-cell office:value-type="string">
            <text:p>Rua Anne Frank, 2267 - Boqueirão, Curitiba - PR, 81650-020, Brazil</text:p>
          </table:table-cell>
          <table:table-cell office:value-type="string">
            <text:p>(41) 3045-8545</text:p>
          </table:table-cell>
        </table:table-row>
        <table:table-row table:style-name="ro1">
          <table:table-cell office:value-type="string">
            <text:p>Pura Fibra Alimentos Integrais</text:p>
          </table:table-cell>
          <table:table-cell office:value-type="string">
            <text:p>R. São José dos Pinhais, 1090 - Sítio Cercado, Curitiba - PR, 81920-250, Brazil</text:p>
          </table:table-cell>
          <table:table-cell office:value-type="string">
            <text:p>(41) 3053-3122</text:p>
          </table:table-cell>
        </table:table-row>
        <table:table-row table:style-name="ro1">
          <table:table-cell office:value-type="string">
            <text:p>Barbarella Bakery</text:p>
          </table:table-cell>
          <table:table-cell office:value-type="string">
            <text:p>R. Comendador Araújo, 795 - Centro, Curitiba - PR, 80420-000, Brazil</text:p>
          </table:table-cell>
          <table:table-cell office:value-type="string">
            <text:p>(41) 3076-0167</text:p>
          </table:table-cell>
        </table:table-row>
        <table:table-row table:style-name="ro1">
          <table:table-cell office:value-type="string">
            <text:p>Pimenta Rosa Produtos Naturais</text:p>
          </table:table-cell>
          <table:table-cell office:value-type="string">
            <text:p>Av. Anita Garibaldi, 1423 - Ahú, Curitiba - PR, 82200-384, Brazil</text:p>
          </table:table-cell>
          <table:table-cell office:value-type="string">
            <text:p>(41) 3079-6525</text:p>
          </table:table-cell>
        </table:table-row>
        <table:table-row table:style-name="ro1">
          <table:table-cell office:value-type="string">
            <text:p>Celeiro Micah</text:p>
          </table:table-cell>
          <table:table-cell office:value-type="string">
            <text:p>R. José Domakoski, 454 - Bigorrilho, Curitiba - PR, 80730-140, Brazil</text:p>
          </table:table-cell>
          <table:table-cell office:value-type="string">
            <text:p>(41) 3079-7969</text:p>
          </table:table-cell>
        </table:table-row>
        <table:table-row table:style-name="ro1">
          <table:table-cell office:value-type="string">
            <text:p>Fast Óleo Lubrificantes</text:p>
          </table:table-cell>
          <table:table-cell office:value-type="string">
            <text:p>Av. Mal. Floriano Peixoto, 3510 - Loja 02 - Parolin, Curitiba - PR, 80220-001, Brazil</text:p>
          </table:table-cell>
          <table:table-cell office:value-type="string">
            <text:p>(41) 3082-3793</text:p>
          </table:table-cell>
        </table:table-row>
        <table:table-row table:style-name="ro1">
          <table:table-cell office:value-type="string">
            <text:p>Babilônia Gastronomia &amp; Cia</text:p>
          </table:table-cell>
          <table:table-cell office:value-type="string">
            <text:p>Alameda Dom Pedro II, 541 - Batel, Curitiba - PR, 80420-060, Brazil</text:p>
          </table:table-cell>
          <table:table-cell office:value-type="string">
            <text:p>(41) 3082-6009</text:p>
          </table:table-cell>
        </table:table-row>
        <table:table-row table:style-name="ro1">
          <table:table-cell office:value-type="string">
            <text:p>Hema Cereais - Produtos Naturais e Suplementos Alimentares</text:p>
          </table:table-cell>
          <table:table-cell office:value-type="string">
            <text:p>R. São José dos Pinhais, 187 - Sítio Cercado, Curitiba - PR, 81910-010, Brazil</text:p>
          </table:table-cell>
          <table:table-cell office:value-type="string">
            <text:p>(41) 3089-7354</text:p>
          </table:table-cell>
        </table:table-row>
        <table:table-row table:style-name="ro1">
          <table:table-cell office:value-type="string">
            <text:p>Esalflores Floricultura e Garden Center</text:p>
          </table:table-cell>
          <table:table-cell office:value-type="string">
            <text:p>Rua 24 de Maio, 1839 - Rebouças, Curitiba - PR, 80220-060, Brazil</text:p>
          </table:table-cell>
          <table:table-cell office:value-type="string">
            <text:p>(41) 3091-0403</text:p>
          </table:table-cell>
        </table:table-row>
        <table:table-row table:style-name="ro1">
          <table:table-cell office:value-type="string">
            <text:p>Au-Au</text:p>
          </table:table-cell>
          <table:table-cell office:value-type="string">
            <text:p>Alameda Dr. Carlos de Carvalho, 990 - Bigorrilho, Curitiba - PR, 80430-180, Brazil</text:p>
          </table:table-cell>
          <table:table-cell office:value-type="string">
            <text:p>(41) 3092-0800</text:p>
          </table:table-cell>
        </table:table-row>
        <table:table-row table:style-name="ro1">
          <table:table-cell office:value-type="string">
            <text:p>Central óleo Alferes Poli</text:p>
          </table:table-cell>
          <table:table-cell office:value-type="string">
            <text:p>R. Alferes Poli, 2130 - Parolin, Curitiba - PR, 80220-051, Brazil</text:p>
          </table:table-cell>
          <table:table-cell office:value-type="string">
            <text:p>(41) 3093-4975</text:p>
          </table:table-cell>
        </table:table-row>
        <table:table-row table:style-name="ro1">
          <table:table-cell office:value-type="string">
            <text:p>Casa Bauducco</text:p>
          </table:table-cell>
          <table:table-cell office:value-type="string">
            <text:p>R. Brg. Franco, 2300 - Centro, Curitiba - PR, 80250-030, Brazil</text:p>
          </table:table-cell>
          <table:table-cell office:value-type="string">
            <text:p>(41) 3095-2025</text:p>
          </table:table-cell>
        </table:table-row>
        <table:table-row table:style-name="ro1">
          <table:table-cell office:value-type="string">
            <text:p>Carolina Café + Doceria</text:p>
          </table:table-cell>
          <table:table-cell office:value-type="string">
            <text:p>Rua Cel. Isaías Natel de Paula, 131 - Bom Retiro, Curitiba - PR, 80520-450, Brazil</text:p>
          </table:table-cell>
          <table:table-cell office:value-type="string">
            <text:p>(41) 3121-2077</text:p>
          </table:table-cell>
        </table:table-row>
        <table:table-row table:style-name="ro1">
          <table:table-cell office:value-type="string">
            <text:p>Quiosque Só Empadas Mineira - Condor Avenida das Torres</text:p>
          </table:table-cell>
          <table:table-cell office:value-type="string">
            <text:p>Av. Com. Franco, 6005 - Uberaba, Curitiba - PR, 81560-000, Brazil</text:p>
          </table:table-cell>
          <table:table-cell office:value-type="string">
            <text:p>(41) 3148-0827</text:p>
          </table:table-cell>
        </table:table-row>
        <table:table-row table:style-name="ro1">
          <table:table-cell office:value-type="string">
            <text:p>Oil Center CWB - Troca de óleo</text:p>
          </table:table-cell>
          <table:table-cell office:value-type="string">
            <text:p>R. Izaac Ferreira da Cruz, 1787 - Pinheirinho, Curitiba - PR, 81070-000, Brazil</text:p>
          </table:table-cell>
          <table:table-cell office:value-type="string">
            <text:p>(41) 3153-0885</text:p>
          </table:table-cell>
        </table:table-row>
        <table:table-row table:style-name="ro1">
          <table:table-cell office:value-type="string">
            <text:p>Acttion Higiene e Limpeza</text:p>
          </table:table-cell>
          <table:table-cell office:value-type="string">
            <text:p>R. Dr. Egon Armando Krueger, 198 - Cidade Industrial de Curitiba, Curitiba - PR, 81350-020, Brazil</text:p>
          </table:table-cell>
          <table:table-cell office:value-type="string">
            <text:p>(41) 3155-0505</text:p>
          </table:table-cell>
        </table:table-row>
        <table:table-row table:style-name="ro1">
          <table:table-cell office:value-type="string">
            <text:p>Cípria Ervas e Especiarias</text:p>
          </table:table-cell>
          <table:table-cell office:value-type="string">
            <text:p>Rua Duque de Caxias, 476 - São Francisco, Curitiba - PR, 80530-040, Brazil</text:p>
          </table:table-cell>
          <table:table-cell office:value-type="string">
            <text:p>(41) 3206-0440</text:p>
          </table:table-cell>
        </table:table-row>
        <table:table-row table:style-name="ro1">
          <table:table-cell office:value-type="string">
            <text:p>Armazém da Maria - Linha Verde - Curitiba</text:p>
          </table:table-cell>
          <table:table-cell office:value-type="string">
            <text:p>Linha Verde, 116 - Hauer, Curitiba - PR, 81630-280, Brazil</text:p>
          </table:table-cell>
          <table:table-cell office:value-type="string">
            <text:p>(41) 3207-4000</text:p>
          </table:table-cell>
        </table:table-row>
        <table:table-row table:style-name="ro1">
          <table:table-cell office:value-type="string">
            <text:p>Fertilize Adubos</text:p>
          </table:table-cell>
          <table:table-cell office:value-type="string">
            <text:p>R. Lamenha Lins, 41 - Centro, Curitiba - PR, 80250-020, Brazil</text:p>
          </table:table-cell>
          <table:table-cell office:value-type="string">
            <text:p>(41) 3222-3487</text:p>
          </table:table-cell>
        </table:table-row>
        <table:table-row table:style-name="ro1">
          <table:table-cell office:value-type="string">
            <text:p>Autolub Lubrificantes Troca de óleo e Filtros Automotivo</text:p>
          </table:table-cell>
          <table:table-cell office:value-type="string">
            <text:p>R. Santa Catarina, 1862 - Água Verde, Curitiba - PR, 80630-120, Brazil</text:p>
          </table:table-cell>
          <table:table-cell office:value-type="string">
            <text:p>(41) 3229-9640</text:p>
          </table:table-cell>
        </table:table-row>
        <table:table-row table:style-name="ro1">
          <table:table-cell office:value-type="string">
            <text:p>Mixx Produtos Naturais</text:p>
          </table:table-cell>
          <table:table-cell office:value-type="string">
            <text:p>R. Cândido Lopes, 42 - Centro, Curitiba - PR, 08020-060, Brazil</text:p>
          </table:table-cell>
          <table:table-cell office:value-type="string">
            <text:p>(41) 3233-6874</text:p>
          </table:table-cell>
        </table:table-row>
        <table:table-row table:style-name="ro1">
          <table:table-cell office:value-type="string">
            <text:p>Bravya Fertilizantes</text:p>
          </table:table-cell>
          <table:table-cell office:value-type="string">
            <text:p>Av. Silva Jardim, 2600 - 4º Andar - Água Verde, Curitiba - PR, 80240-020, Brazil</text:p>
          </table:table-cell>
          <table:table-cell office:value-type="string">
            <text:p>(41) 3242-0062</text:p>
          </table:table-cell>
        </table:table-row>
        <table:table-row table:style-name="ro1">
          <table:table-cell office:value-type="string">
            <text:p>NatuclinShop - Produtos Naturais - Emagrecedores - Cosméticos</text:p>
          </table:table-cell>
          <table:table-cell office:value-type="string">
            <text:p>R. Júlio Perneta, 397 - Mercês, Curitiba - PR, 80810-110, Brazil</text:p>
          </table:table-cell>
          <table:table-cell office:value-type="string">
            <text:p>(41) 3251-1615</text:p>
          </table:table-cell>
        </table:table-row>
        <table:table-row table:style-name="ro1">
          <table:table-cell office:value-type="string">
            <text:p>Bar e Restaurante Tartaruga</text:p>
          </table:table-cell>
          <table:table-cell office:value-type="string">
            <text:p>R. Itupava, 828 - Alto da XV, Curitiba - PR, 80045-330, Brazil</text:p>
          </table:table-cell>
          <table:table-cell office:value-type="string">
            <text:p>(41) 3262-0301</text:p>
          </table:table-cell>
        </table:table-row>
        <table:table-row table:style-name="ro1">
          <table:table-cell office:value-type="string">
            <text:p>Churrascaria Recanto Gaúcho</text:p>
          </table:table-cell>
          <table:table-cell office:value-type="string">
            <text:p>Av. Victor Ferreira do Amaral, 247 - Tarumã, Curitiba - PR, 82530-230, Brazil</text:p>
          </table:table-cell>
          <table:table-cell office:value-type="string">
            <text:p>(41) 3263-4445</text:p>
          </table:table-cell>
        </table:table-row>
        <table:table-row table:style-name="ro1">
          <table:table-cell office:value-type="string">
            <text:p>Fertion Ind de Fertilizantes</text:p>
          </table:table-cell>
          <table:table-cell office:value-type="string">
            <text:p>R. Omilio Monteiro Soares, 1649 - Fanny, Curitiba - PR, 81030-001, Brazil</text:p>
          </table:table-cell>
          <table:table-cell office:value-type="string">
            <text:p>(41) 3275-1519</text:p>
          </table:table-cell>
        </table:table-row>
        <table:table-row table:style-name="ro1">
          <table:table-cell office:value-type="string">
            <text:p>Lubricon Lubrificantes</text:p>
          </table:table-cell>
          <table:table-cell office:value-type="string">
            <text:p>R. Plácido de Castro, 898 - Guabirotuba, Curitiba - PR, 81510-030, Brazil</text:p>
          </table:table-cell>
          <table:table-cell office:value-type="string">
            <text:p>(41) 3296-8006</text:p>
          </table:table-cell>
        </table:table-row>
        <table:table-row table:style-name="ro1">
          <table:table-cell office:value-type="string">
            <text:p>Volumes Curitiba - Healthy Foods Supplier</text:p>
          </table:table-cell>
          <table:table-cell office:value-type="string">
            <text:p>R. Prof. Luiz Benício da Silva Bastos, 222 - São João, Curitiba - PR, 82030-130, Brazil</text:p>
          </table:table-cell>
          <table:table-cell office:value-type="string">
            <text:p>(41) 3297-3884</text:p>
          </table:table-cell>
        </table:table-row>
        <table:table-row table:style-name="ro1">
          <table:table-cell office:value-type="string">
            <text:p>Super Óleo Troca de Óleo</text:p>
          </table:table-cell>
          <table:table-cell office:value-type="string">
            <text:p>R. Izaac Ferreira da Cruz, 862 - Pinheirinho, Curitiba - PR, 82590-300, Brazil</text:p>
          </table:table-cell>
          <table:table-cell office:value-type="string">
            <text:p>(41) 3298-6631</text:p>
          </table:table-cell>
        </table:table-row>
        <table:table-row table:style-name="ro1">
          <table:table-cell office:value-type="string">
            <text:p>Italy Caffé Juvevê</text:p>
          </table:table-cell>
          <table:table-cell office:value-type="string">
            <text:p>R. Rocha Pombo, 243 - Juvevê, Curitiba - PR, 80030-390, Brazil</text:p>
          </table:table-cell>
          <table:table-cell office:value-type="string">
            <text:p>(41) 3308-5457</text:p>
          </table:table-cell>
        </table:table-row>
        <table:table-row table:style-name="ro1">
          <table:table-cell office:value-type="string">
            <text:p>Mega Grow - Cultivo Indoor</text:p>
          </table:table-cell>
          <table:table-cell office:value-type="string">
            <text:p>Av. Manoel Ribas, 3946 - Cascatinha, Curitiba - PR, 82025-160, Brazil</text:p>
          </table:table-cell>
          <table:table-cell office:value-type="string">
            <text:p>(41) 3308-8673</text:p>
          </table:table-cell>
        </table:table-row>
        <table:table-row table:style-name="ro1">
          <table:table-cell office:value-type="string">
            <text:p>BRFértil Fertilizantes</text:p>
          </table:table-cell>
          <table:table-cell office:value-type="string">
            <text:p>R. Heitor Stockler de França, 396 - sala 2501 - Centro Cívico, Curitiba - PR, 80030-030, Brazil</text:p>
          </table:table-cell>
          <table:table-cell office:value-type="string">
            <text:p>(41) 3311-2530</text:p>
          </table:table-cell>
        </table:table-row>
        <table:table-row table:style-name="ro1">
          <table:table-cell office:value-type="string">
            <text:p>PERÓXIDOS DO BRASIL LTDA.</text:p>
          </table:table-cell>
          <table:table-cell office:value-type="string">
            <text:p>Rua João Lunardelli, 1301 - Cidade Industrial de Curitiba, Curitiba - PR, 81460-100, Brazil</text:p>
          </table:table-cell>
          <table:table-cell office:value-type="string">
            <text:p>(41) 3316-5200</text:p>
          </table:table-cell>
        </table:table-row>
        <table:table-row table:style-name="ro1">
          <table:table-cell office:value-type="string">
            <text:p>GrowFertil</text:p>
          </table:table-cell>
          <table:table-cell office:value-type="string">
            <text:p>21 - R. Visc. do Rio Branco, 1630 - Centro, Curitiba - PR, 80420-210, Brazil</text:p>
          </table:table-cell>
          <table:table-cell office:value-type="string">
            <text:p>(41) 3322-8538</text:p>
          </table:table-cell>
        </table:table-row>
        <table:table-row table:style-name="ro1">
          <table:table-cell office:value-type="string">
            <text:p>Stuart Grill</text:p>
          </table:table-cell>
          <table:table-cell office:value-type="string">
            <text:p>Praça Gen. Osório, 427 - Centro, Curitiba - PR, 80020-010, Brazil</text:p>
          </table:table-cell>
          <table:table-cell office:value-type="string">
            <text:p>(41) 3323-1238</text:p>
          </table:table-cell>
        </table:table-row>
        <table:table-row table:style-name="ro1">
          <table:table-cell office:value-type="string">
            <text:p>Drive in Burger</text:p>
          </table:table-cell>
          <table:table-cell office:value-type="string">
            <text:p>Rua Luiz Parigot de Souza, 248 - Portão, Curitiba - PR, 81070-050, Brazil</text:p>
          </table:table-cell>
          <table:table-cell office:value-type="string">
            <text:p>(41) 3329-9966</text:p>
          </table:table-cell>
        </table:table-row>
        <table:table-row table:style-name="ro1">
          <table:table-cell office:value-type="string">
            <text:p>Belloil S/A Refinaria de Óleos e Lubrificantes e Graxas</text:p>
          </table:table-cell>
          <table:table-cell office:value-type="string">
            <text:p>R. Albino Beatriz, 70 - Fanny, Curitiba - PR, 81030-130, Brazil</text:p>
          </table:table-cell>
          <table:table-cell office:value-type="string">
            <text:p>(41) 3333-8486</text:p>
          </table:table-cell>
        </table:table-row>
        <table:table-row table:style-name="ro1">
          <table:table-cell office:value-type="string">
            <text:p>Apisommer bee products</text:p>
          </table:table-cell>
          <table:table-cell office:value-type="string">
            <text:p>R. Prof. Milton Carneiro, 369 - Pilarzinho, Curitiba - PR, 80520-630, Brazil</text:p>
          </table:table-cell>
          <table:table-cell office:value-type="string">
            <text:p>(41) 3338-6285</text:p>
          </table:table-cell>
        </table:table-row>
        <table:table-row table:style-name="ro1">
          <table:table-cell office:value-type="string">
            <text:p>Ponto do Óleo</text:p>
          </table:table-cell>
          <table:table-cell office:value-type="string">
            <text:p>Av. Presidente Arthur da Silva Bernardes, 2132 - Portão, Curitiba - PR, 80320-300, Brazil</text:p>
          </table:table-cell>
          <table:table-cell office:value-type="string">
            <text:p>(41) 3345-7475</text:p>
          </table:table-cell>
        </table:table-row>
        <table:table-row table:style-name="ro1">
          <table:table-cell office:value-type="string">
            <text:p>EMPÓRIO SANTO ANTÔNIO PRODUTOS NATURAIS</text:p>
          </table:table-cell>
          <table:table-cell office:value-type="string">
            <text:p>Av. Anita Garibaldi, 1320 - Cabral, Curitiba - PR, 80540-400, Brazil</text:p>
          </table:table-cell>
          <table:table-cell office:value-type="string">
            <text:p>(41) 3353-1021</text:p>
          </table:table-cell>
        </table:table-row>
        <table:table-row table:style-name="ro1">
          <table:table-cell office:value-type="string">
            <text:p>jetoil</text:p>
          </table:table-cell>
          <table:table-cell office:value-type="string">
            <text:p>R. Dr. Barreto Coutinho, 25 - Santa Cândida, Curitiba - PR, 82640-050, Brazil</text:p>
          </table:table-cell>
          <table:table-cell office:value-type="string">
            <text:p>(41) 3356-1881</text:p>
          </table:table-cell>
        </table:table-row>
        <table:table-row table:style-name="ro1">
          <table:table-cell office:value-type="string">
            <text:p>Unimel</text:p>
          </table:table-cell>
          <table:table-cell office:value-type="string">
            <text:p>R. Fernando de Noronha, 1060 - Santa Cândida, Curitiba - PR, 82640-350, Brazil</text:p>
          </table:table-cell>
          <table:table-cell office:value-type="string">
            <text:p>(41) 3356-4249</text:p>
          </table:table-cell>
        </table:table-row>
        <table:table-row table:style-name="ro1">
          <table:table-cell office:value-type="string">
            <text:p>Rei do Queijo</text:p>
          </table:table-cell>
          <table:table-cell office:value-type="string">
            <text:p>R. Gen. Carneiro, 1329 - Centro, Curitiba - PR, 80060-150, Brazil</text:p>
          </table:table-cell>
          <table:table-cell office:value-type="string">
            <text:p>(41) 3363-0305</text:p>
          </table:table-cell>
        </table:table-row>
        <table:table-row table:style-name="ro1">
          <table:table-cell office:value-type="string">
            <text:p>S. K. Natural products</text:p>
          </table:table-cell>
          <table:table-cell office:value-type="string">
            <text:p>R. Prof. João Doetzer, 322 - Jardim América, Curitiba - PR, 81540-190, Brazil</text:p>
          </table:table-cell>
          <table:table-cell office:value-type="string">
            <text:p>(41) 3366-4962</text:p>
          </table:table-cell>
        </table:table-row>
        <table:table-row table:style-name="ro1">
          <table:table-cell office:value-type="string">
            <text:p>Família Madalosso</text:p>
          </table:table-cell>
          <table:table-cell office:value-type="string">
            <text:p>Av. Manoel Ribas, 5875 - Santa Felicidade, Curitiba - PR, 82400-000, Brazil</text:p>
          </table:table-cell>
          <table:table-cell office:value-type="string">
            <text:p>(41) 3372-2121</text:p>
          </table:table-cell>
        </table:table-row>
        <table:table-row table:style-name="ro1">
          <table:table-cell office:value-type="string">
            <text:p>Iterum Fertilizantes</text:p>
          </table:table-cell>
          <table:table-cell office:value-type="string">
            <text:p>R. Luísa Dariva, 40 - 19º Andar - Campina do Siqueira, Curitiba - PR, 80730-480, Brazil</text:p>
          </table:table-cell>
          <table:table-cell office:value-type="string">
            <text:p>(41) 3373-0208</text:p>
          </table:table-cell>
        </table:table-row>
        <table:table-row table:style-name="ro1">
          <table:table-cell office:value-type="string">
            <text:p>Jet Oil - Av. JK - Campo Comprido / CIC</text:p>
          </table:table-cell>
          <table:table-cell office:value-type="string">
            <text:p>Av. Juscelino Kubitschek De Oliveira - Ld, 2191 - Cidade Industrial de Curitiba, Curitiba - PR, 81280-140, Brazil</text:p>
          </table:table-cell>
          <table:table-cell office:value-type="string">
            <text:p>(41) 3373-6962</text:p>
          </table:table-cell>
        </table:table-row>
        <table:table-row table:style-name="ro1">
          <table:table-cell office:value-type="string">
            <text:p>Empório Vida Natural</text:p>
          </table:table-cell>
          <table:table-cell office:value-type="string">
            <text:p>R. Eduardo Sprada, 4211 - 02 - Campo Comprido, Curitiba - PR, 81270-010, Brazil</text:p>
          </table:table-cell>
          <table:table-cell office:value-type="string">
            <text:p>(41) 3402-0880</text:p>
          </table:table-cell>
        </table:table-row>
        <table:table-row table:style-name="ro1">
          <table:table-cell office:value-type="string">
            <text:p>PRODUTOS NATURAIS ALECRIM DOURADO</text:p>
          </table:table-cell>
          <table:table-cell office:value-type="string">
            <text:p>R. Fernando de Noronha, 420 - Boa Vista, Curitiba - PR, 82640-350, Brazil</text:p>
          </table:table-cell>
          <table:table-cell office:value-type="string">
            <text:p>(41) 3434-4783</text:p>
          </table:table-cell>
        </table:table-row>
        <table:table-row table:style-name="ro1">
          <table:table-cell office:value-type="string">
            <text:p>Aroma de Hortelã, produtos naturais, chás, temperos, grãos, farinhas, frutas secas, sem açucar, sem glúten, sem lactose.</text:p>
          </table:table-cell>
          <table:table-cell office:value-type="string">
            <text:p>R. Delegado Leopoldo Belczak, 1651 - Cristo Rei, Curitiba - PR, 82800-220, Brazil</text:p>
          </table:table-cell>
          <table:table-cell office:value-type="string">
            <text:p>(41) 3501-4454</text:p>
          </table:table-cell>
        </table:table-row>
        <table:table-row table:style-name="ro1">
          <table:table-cell office:value-type="string">
            <text:p>Madero Container JK Mall</text:p>
          </table:table-cell>
          <table:table-cell office:value-type="string">
            <text:p>JK Mall - Av. Juscelino Kubitschek De Oliveira - Ld, 2211 - Cidade Industrial de Curitiba, Curitiba - PR, 81270-200, Brazil</text:p>
          </table:table-cell>
          <table:table-cell office:value-type="string">
            <text:p>(41) 3513-3790</text:p>
          </table:table-cell>
        </table:table-row>
        <table:table-row table:style-name="ro1">
          <table:table-cell office:value-type="string">
            <text:p>Inpek Fertilizantes - Curitiba</text:p>
          </table:table-cell>
          <table:table-cell office:value-type="string">
            <text:p>Av. Cândido de Abreu, 526 - Torre A 1211 - Centro Cívico, Curitiba - PR, 80530-905, Brazil</text:p>
          </table:table-cell>
          <table:table-cell office:value-type="string">
            <text:p>(41) 3527-5745</text:p>
          </table:table-cell>
        </table:table-row>
        <table:table-row table:style-name="ro1">
          <table:table-cell office:value-type="string">
            <text:p>Mundo Verde Mercadoteca</text:p>
          </table:table-cell>
          <table:table-cell office:value-type="string">
            <text:p>Av. Iguaçu, 1705 - Água Verde, Curitiba - PR, 80240-030, Brazil</text:p>
          </table:table-cell>
          <table:table-cell office:value-type="string">
            <text:p>(41) 3527-9928</text:p>
          </table:table-cell>
        </table:table-row>
        <table:table-row table:style-name="ro1">
          <table:table-cell office:value-type="string">
            <text:p>Fertion Fertilizer Industry Ltd. - Fertion Indústria de Fertilizantes Ltda.</text:p>
          </table:table-cell>
          <table:table-cell office:value-type="string">
            <text:p>Rod. dos Minérios, Km 25 - Areias, Rio Branco do Sul - PR, 83540-000, Brazil</text:p>
          </table:table-cell>
          <table:table-cell office:value-type="string">
            <text:p>(41) 3652-8500</text:p>
          </table:table-cell>
        </table:table-row>
        <table:table-row table:style-name="ro1">
          <table:table-cell office:value-type="string">
            <text:p>Ourogran Fertilizantes Administrativo</text:p>
          </table:table-cell>
          <table:table-cell office:value-type="string">
            <text:p>Av. Paraná, 1755 - Boa Vista, Curitiba - PR, 82510-000, Brazil</text:p>
          </table:table-cell>
          <table:table-cell office:value-type="string">
            <text:p>(41) 3656-5845</text:p>
          </table:table-cell>
        </table:table-row>
        <table:table-row table:style-name="ro1">
          <table:table-cell office:value-type="string">
            <text:p>Gramado Comércio de Sementes e Produtos Agropecuários</text:p>
          </table:table-cell>
          <table:table-cell office:value-type="string">
            <text:p>Av. Duque de Caxias, 708 - Jardim Igapó, Londrina - PR, 86015-000, Brazil</text:p>
          </table:table-cell>
          <table:table-cell office:value-type="string">
            <text:p>(43) 3342-2580</text:p>
          </table:table-cell>
        </table:table-row>
        <table:table-row table:style-name="ro1">
          <table:table-cell office:value-type="string">
            <text:p>Super Troca Torresmo</text:p>
          </table:table-cell>
          <table:table-cell office:value-type="string">
            <text:p>R. Foz do Iguaçu, 168 - Bancários, Londrina - PR, 86060-510, Brazil</text:p>
          </table:table-cell>
          <table:table-cell office:value-type="string">
            <text:p>(43) 3361-2600</text:p>
          </table:table-cell>
        </table:table-row>
        <table:table-row table:style-name="ro1">
          <table:table-cell office:value-type="string">
            <text:p>Smarttec Agrobusiness</text:p>
          </table:table-cell>
          <table:table-cell office:value-type="string">
            <text:p>Av. Rio de Janeiro, 1500 - Centro, Londrina - PR, 86010-150, Brazil</text:p>
          </table:table-cell>
          <table:table-cell office:value-type="string">
            <text:p>(43) 3374-9320</text:p>
          </table:table-cell>
        </table:table-row>
        <table:table-row table:style-name="ro1">
          <table:table-cell office:value-type="string">
            <text:p>Plant Bem Fertilizantes SA</text:p>
          </table:table-cell>
          <table:table-cell office:value-type="string">
            <text:p>Praça 21 de Abril, 302 - Zona 05, Maringá - PR, 87015-070, Brazil</text:p>
          </table:table-cell>
          <table:table-cell office:value-type="string">
            <text:p>(44) 2103-8060</text:p>
          </table:table-cell>
        </table:table-row>
        <table:table-row table:style-name="ro1">
          <table:table-cell office:value-type="string">
            <text:p>Emporio do Ingá Produtos Naturais</text:p>
          </table:table-cell>
          <table:table-cell office:value-type="string">
            <text:p>Av. Arquiteto Nildo Ribeiro da Rocha, 4954 - Jardim Higienópolis, Maringá - PR, 87060-390, Brazil</text:p>
          </table:table-cell>
          <table:table-cell office:value-type="string">
            <text:p>(44) 3023-7777</text:p>
          </table:table-cell>
        </table:table-row>
        <table:table-row table:style-name="ro1">
          <table:table-cell office:value-type="string">
            <text:p>Lub Motors Super troca de òleo e Auto Center, Mecânica em geral, Lava car</text:p>
          </table:table-cell>
          <table:table-cell office:value-type="string">
            <text:p>Av. Mandacaru, 1068 - Jardim Canada, Maringá - PR, 87080-322, Brazil</text:p>
          </table:table-cell>
          <table:table-cell office:value-type="string">
            <text:p>(44) 3024-9898</text:p>
          </table:table-cell>
        </table:table-row>
        <table:table-row table:style-name="ro1">
          <table:table-cell office:value-type="string">
            <text:p>Adube</text:p>
          </table:table-cell>
          <table:table-cell office:value-type="string">
            <text:p>R. Izaura Gamba Vitórino, 888 - Parque Industrial Bandeirantes, Maringá - PR, 87065-140, Brazil</text:p>
          </table:table-cell>
          <table:table-cell office:value-type="string">
            <text:p>(44) 3025-7535</text:p>
          </table:table-cell>
        </table:table-row>
        <table:table-row table:style-name="ro1">
          <table:table-cell office:value-type="string">
            <text:p>Empório &amp; Cia Produtos Naturais - Loja Teixeira</text:p>
          </table:table-cell>
          <table:table-cell office:value-type="string">
            <text:p>Av. Dr. Luiz Teixeira Mendes, 850 - zona 5, Maringá - PR, 87015-001, Brazil</text:p>
          </table:table-cell>
          <table:table-cell office:value-type="string">
            <text:p>(44) 3026-1557</text:p>
          </table:table-cell>
        </table:table-row>
        <table:table-row table:style-name="ro1">
          <table:table-cell office:value-type="string">
            <text:p>Geral Lubrificantes - Troca de óleo</text:p>
          </table:table-cell>
          <table:table-cell office:value-type="string">
            <text:p>Av. Mauá, 1953 - Zona 3, Maringá - PR, 87050-020, Brazil</text:p>
          </table:table-cell>
          <table:table-cell office:value-type="string">
            <text:p>(44) 3026-2007</text:p>
          </table:table-cell>
        </table:table-row>
        <table:table-row table:style-name="ro1">
          <table:table-cell office:value-type="string">
            <text:p>Marco's Padaria Gourmet</text:p>
          </table:table-cell>
          <table:table-cell office:value-type="string">
            <text:p>Av. Dr. Luiz Teixeira Mendes, 1114 - Zona 05, Maringá - PR, 87015-000, Brazil</text:p>
          </table:table-cell>
          <table:table-cell office:value-type="string">
            <text:p>(44) 3026-2626</text:p>
          </table:table-cell>
        </table:table-row>
        <table:table-row table:style-name="ro1">
          <table:table-cell office:value-type="string">
            <text:p>General do Óleo</text:p>
          </table:table-cell>
          <table:table-cell office:value-type="string">
            <text:p>Av. Colombo, 4666 - Zona 7, Maringá - PR, 87030-120, Brazil</text:p>
          </table:table-cell>
          <table:table-cell office:value-type="string">
            <text:p>(44) 3026-4666</text:p>
          </table:table-cell>
        </table:table-row>
        <table:table-row table:style-name="ro1">
          <table:table-cell office:value-type="string">
            <text:p>Lubrivan Lubrificantes</text:p>
          </table:table-cell>
          <table:table-cell office:value-type="string">
            <text:p>Av. Dr. Luiz Teixeira Mendes, 910 - Zona 05, Maringá - PR, 87015-000, Brazil</text:p>
          </table:table-cell>
          <table:table-cell office:value-type="string">
            <text:p>(44) 3026-5788</text:p>
          </table:table-cell>
        </table:table-row>
        <table:table-row table:style-name="ro1">
          <table:table-cell office:value-type="string">
            <text:p>Semprebom Natural Products</text:p>
          </table:table-cell>
          <table:table-cell office:value-type="string">
            <text:p>Av. Duque de Caxias, 264 - Zona 01, Maringá - PR, 87013-180, Brazil</text:p>
          </table:table-cell>
          <table:table-cell office:value-type="string">
            <text:p>(44) 3028-7770</text:p>
          </table:table-cell>
        </table:table-row>
        <table:table-row table:style-name="ro1">
          <table:table-cell office:value-type="string">
            <text:p>Lubrimax Comércio de Lubrificantes</text:p>
          </table:table-cell>
          <table:table-cell office:value-type="string">
            <text:p>Av. Colombo, 6624 - Zona 7, Maringá - PR, 87020-000, Brazil</text:p>
          </table:table-cell>
          <table:table-cell office:value-type="string">
            <text:p>(44) 3029-8020</text:p>
          </table:table-cell>
        </table:table-row>
        <table:table-row table:style-name="ro1">
          <table:table-cell office:value-type="string">
            <text:p>Holy Shop</text:p>
          </table:table-cell>
          <table:table-cell office:value-type="string">
            <text:p>Av. Brasil, 4993 - Zona 04, Maringá - PR, 87014-070, Brazil</text:p>
          </table:table-cell>
          <table:table-cell office:value-type="string">
            <text:p>(44) 3030-3734</text:p>
          </table:table-cell>
        </table:table-row>
        <table:table-row table:style-name="ro1">
          <table:table-cell office:value-type="string">
            <text:p>Fertitop Fertilizantes</text:p>
          </table:table-cell>
          <table:table-cell office:value-type="string">
            <text:p>Av. Ver. João Batista Sanches, 1133 - Distrito Industrial 2, Maringá - PR, 87065-130, Brazil</text:p>
          </table:table-cell>
          <table:table-cell office:value-type="string">
            <text:p>(44) 3031-0411</text:p>
          </table:table-cell>
        </table:table-row>
        <table:table-row table:style-name="ro1">
          <table:table-cell office:value-type="string">
            <text:p>Agropec Agronegócios</text:p>
          </table:table-cell>
          <table:table-cell office:value-type="string">
            <text:p>Av. São Judas Tadeu, 695 - Jardim Imperial II, Maringá - PR, 87023-030, Brazil</text:p>
          </table:table-cell>
          <table:table-cell office:value-type="string">
            <text:p>(44) 3031-6088</text:p>
          </table:table-cell>
        </table:table-row>
        <table:table-row table:style-name="ro1">
          <table:table-cell office:value-type="string">
            <text:p>Lavoro Plenafértil</text:p>
          </table:table-cell>
          <table:table-cell office:value-type="string">
            <text:p>Av. Ver. João Batista Sanches, 1264 - Parque Industrial, Maringá - PR, 87065-130, Brazil</text:p>
          </table:table-cell>
          <table:table-cell office:value-type="string">
            <text:p>(44) 3031-6400</text:p>
          </table:table-cell>
        </table:table-row>
        <table:table-row table:style-name="ro1">
          <table:table-cell office:value-type="string">
            <text:p>Hortaviva Ins and seed trade. ltda agricultural</text:p>
          </table:table-cell>
          <table:table-cell office:value-type="string">
            <text:p>Av. Colombo, 6907 - Jardim Universitário, Maringá - PR, 87020-000, Brazil</text:p>
          </table:table-cell>
          <table:table-cell office:value-type="string">
            <text:p>(44) 3031-6631</text:p>
          </table:table-cell>
        </table:table-row>
        <table:table-row table:style-name="ro1">
          <table:table-cell office:value-type="string">
            <text:p>Nutribom Food Shop</text:p>
          </table:table-cell>
          <table:table-cell office:value-type="string">
            <text:p>Av. Herval, 695 - Zona 01, Maringá - PR, 87013-110, Brazil</text:p>
          </table:table-cell>
          <table:table-cell office:value-type="string">
            <text:p>(44) 3031-9321</text:p>
          </table:table-cell>
        </table:table-row>
        <table:table-row table:style-name="ro1">
          <table:table-cell office:value-type="string">
            <text:p>Campos Verdes</text:p>
          </table:table-cell>
          <table:table-cell office:value-type="string">
            <text:p>R. Pioneiro Victório Marcon, 756 - Parque Industrial, Maringá - PR, 87065-120, Brazil</text:p>
          </table:table-cell>
          <table:table-cell office:value-type="string">
            <text:p>(44) 3032-2255</text:p>
          </table:table-cell>
        </table:table-row>
        <table:table-row table:style-name="ro1">
          <table:table-cell office:value-type="string">
            <text:p>Empório &amp; Cia Produtos Naturais - Loja Duque</text:p>
          </table:table-cell>
          <table:table-cell office:value-type="string">
            <text:p>Av. Duque de Caxias, 595 - Centro, Maringá - PR, 87013-180, Brazil</text:p>
          </table:table-cell>
          <table:table-cell office:value-type="string">
            <text:p>(44) 3034-0729</text:p>
          </table:table-cell>
        </table:table-row>
        <table:table-row table:style-name="ro1">
          <table:table-cell office:value-type="string">
            <text:p>Empório &amp; Cia Produtos Naturais - Loja Paraná</text:p>
          </table:table-cell>
          <table:table-cell office:value-type="string">
            <text:p>Av. Paraná, 1600 - Zona 7, Maringá - PR, 87020-085, Brazil</text:p>
          </table:table-cell>
          <table:table-cell office:value-type="string">
            <text:p>(44) 3037-0621</text:p>
          </table:table-cell>
        </table:table-row>
        <table:table-row table:style-name="ro1">
          <table:table-cell office:value-type="string">
            <text:p>Casa Natural</text:p>
          </table:table-cell>
          <table:table-cell office:value-type="string">
            <text:p>Av. Mandacaru, 2034 - loja 8 - Jardim Real, Maringá - PR, 87083-068, Brazil</text:p>
          </table:table-cell>
          <table:table-cell office:value-type="string">
            <text:p>(44) 3040-1032</text:p>
          </table:table-cell>
        </table:table-row>
        <table:table-row table:style-name="ro1">
          <table:table-cell office:value-type="string">
            <text:p>Helolub</text:p>
          </table:table-cell>
          <table:table-cell office:value-type="string">
            <text:p>Av. Tuiuti, 4473 - Conj. Itaparica, Maringá - PR, 87043-720, Brazil</text:p>
          </table:table-cell>
          <table:table-cell office:value-type="string">
            <text:p>(44) 3041-3738</text:p>
          </table:table-cell>
        </table:table-row>
        <table:table-row table:style-name="ro1">
          <table:table-cell office:value-type="string">
            <text:p>McDonald's</text:p>
          </table:table-cell>
          <table:table-cell office:value-type="string">
            <text:p>Av. Tiradentes, 301 - Zona 02, Maringá - PR, 87013-260, Brazil</text:p>
          </table:table-cell>
          <table:table-cell office:value-type="string">
            <text:p>(44) 3041-5350</text:p>
          </table:table-cell>
        </table:table-row>
        <table:table-row table:style-name="ro1">
          <table:table-cell office:value-type="string">
            <text:p>Spraytec Fertilizantes</text:p>
          </table:table-cell>
          <table:table-cell office:value-type="string">
            <text:p>Rodovia PR 317, KM 8, 8065 - Parque Industrial, Maringá - PR, 87065-005, Brazil</text:p>
          </table:table-cell>
          <table:table-cell office:value-type="string">
            <text:p>(44) 3046-2600</text:p>
          </table:table-cell>
        </table:table-row>
        <table:table-row table:style-name="ro1">
          <table:table-cell office:value-type="string">
            <text:p>Produtos D'anna</text:p>
          </table:table-cell>
          <table:table-cell office:value-type="string">
            <text:p>Rodovia Luiz Carlos Macente km 05, Entrada 19 Zona Rural - Marialva, PR, 86990-000, Brazil</text:p>
          </table:table-cell>
          <table:table-cell office:value-type="string">
            <text:p>(44) 3090-6036</text:p>
          </table:table-cell>
        </table:table-row>
        <table:table-row table:style-name="ro1">
          <table:table-cell office:value-type="string">
            <text:p>EMPORIO DOS NATURAIS - Maringa ( EMPORIODOSNATURAISMGA)</text:p>
          </table:table-cell>
          <table:table-cell office:value-type="string">
            <text:p>loja 30 ( CENTRO EMPRESARIAL ATRIUM - Av. Advogado Horácio Raccanello Filho, 4660 - Zona 7, Maringá - PR, 87030-405, Brazil</text:p>
          </table:table-cell>
          <table:table-cell office:value-type="string">
            <text:p>(44) 3122-1030</text:p>
          </table:table-cell>
        </table:table-row>
        <table:table-row table:style-name="ro1">
          <table:table-cell office:value-type="string">
            <text:p>Mix Perfumaria</text:p>
          </table:table-cell>
          <table:table-cell office:value-type="string">
            <text:p>Av. São Paulo, 743 - Zona 7, Maringá - PR, 87030-040, Brazil</text:p>
          </table:table-cell>
          <table:table-cell office:value-type="string">
            <text:p>(44) 3123-8023</text:p>
          </table:table-cell>
        </table:table-row>
        <table:table-row table:style-name="ro1">
          <table:table-cell office:value-type="string">
            <text:p>FortGreen Comercial Agrícola Ltda</text:p>
          </table:table-cell>
          <table:table-cell office:value-type="string">
            <text:p>R. Curitiba, 805 - Paiçandu, PR, 87140-000, Brazil</text:p>
          </table:table-cell>
          <table:table-cell office:value-type="string">
            <text:p>(44) 3127-2700</text:p>
          </table:table-cell>
        </table:table-row>
        <table:table-row table:style-name="ro1">
          <table:table-cell office:value-type="string">
            <text:p>FERTILIZANTES MARINGA</text:p>
          </table:table-cell>
          <table:table-cell office:value-type="string">
            <text:p>Distrito Industrial 2, Maringá - PR, Brazil</text:p>
          </table:table-cell>
          <table:table-cell office:value-type="string">
            <text:p>(44) 3142-1806</text:p>
          </table:table-cell>
        </table:table-row>
        <table:table-row table:style-name="ro1">
          <table:table-cell office:value-type="string">
            <text:p>Nutrim Agro - Indústria e Comercio de Fertilizantes Ltda</text:p>
          </table:table-cell>
          <table:table-cell office:value-type="string">
            <text:p>Jequitiba Empresarial - R. Pioneiro Manoel Esteves, 355 - Distrito Industrial 2, Maringá - PR, 87066-001, Brazil</text:p>
          </table:table-cell>
          <table:table-cell office:value-type="string">
            <text:p>(44) 3200-1290</text:p>
          </table:table-cell>
        </table:table-row>
        <table:table-row table:style-name="ro1">
          <table:table-cell office:value-type="string">
            <text:p>Circuito do Suco</text:p>
          </table:table-cell>
          <table:table-cell office:value-type="string">
            <text:p>Praça Emíliano Perneta, 268 - Zona 03, Maringá - PR, 87050-070, Brazil</text:p>
          </table:table-cell>
          <table:table-cell office:value-type="string">
            <text:p>(44) 3222-1432</text:p>
          </table:table-cell>
        </table:table-row>
        <table:table-row table:style-name="ro1">
          <table:table-cell office:value-type="string">
            <text:p>Honey House</text:p>
          </table:table-cell>
          <table:table-cell office:value-type="string">
            <text:p>Av. Colombo, 7114 - Zona 7, Maringá - PR, 87020-001, Brazil</text:p>
          </table:table-cell>
          <table:table-cell office:value-type="string">
            <text:p>(44) 3224-6646</text:p>
          </table:table-cell>
        </table:table-row>
        <table:table-row table:style-name="ro1">
          <table:table-cell office:value-type="string">
            <text:p>Masterlub Troca de óleo e Auto Elétrica</text:p>
          </table:table-cell>
          <table:table-cell office:value-type="string">
            <text:p>Av. Colombo, 7461 - Zona 7, Maringá - PR, 87020-001, Brazil</text:p>
          </table:table-cell>
          <table:table-cell office:value-type="string">
            <text:p>(44) 3225-0033</text:p>
          </table:table-cell>
        </table:table-row>
        <table:table-row table:style-name="ro1">
          <table:table-cell office:value-type="string">
            <text:p>Hortplas - horticultura avançada, hidroponia, sementes, adubos, fertilizantes, telas e mangueiras.</text:p>
          </table:table-cell>
          <table:table-cell office:value-type="string">
            <text:p>Av. Colombo, 6963 - Zona 7, Maringá - PR, 87030-121, Brazil</text:p>
          </table:table-cell>
          <table:table-cell office:value-type="string">
            <text:p>(44) 3225-2434</text:p>
          </table:table-cell>
        </table:table-row>
        <table:table-row table:style-name="ro1">
          <table:table-cell office:value-type="string">
            <text:p>Center Lub Lubrificantes - troca de oleo - jd Aclimação</text:p>
          </table:table-cell>
          <table:table-cell office:value-type="string">
            <text:p>Av. Sen. Petrônio Portela, 890 - Jardim Aclimacao, Maringá - PR, 87050-720, Brazil</text:p>
          </table:table-cell>
          <table:table-cell office:value-type="string">
            <text:p>(44) 3225-7667</text:p>
          </table:table-cell>
        </table:table-row>
        <table:table-row table:style-name="ro1">
          <table:table-cell office:value-type="string">
            <text:p>Center Lub Lubrificantes - troca de oleo - Centro</text:p>
          </table:table-cell>
          <table:table-cell office:value-type="string">
            <text:p>Av. Cidade de Leiria, 101 - Centro, Maringá - PR, 87013-280, Brazil</text:p>
          </table:table-cell>
          <table:table-cell office:value-type="string">
            <text:p>(44) 3225-7667</text:p>
          </table:table-cell>
        </table:table-row>
        <table:table-row table:style-name="ro1">
          <table:table-cell office:value-type="string">
            <text:p>Lubrifort - TROCA DE ÓLEO</text:p>
          </table:table-cell>
          <table:table-cell office:value-type="string">
            <text:p>Av. Colombo, 4327 - Zona 7, Maringá - PR, 87030-120, Brazil</text:p>
          </table:table-cell>
          <table:table-cell office:value-type="string">
            <text:p>(44) 3226-1240</text:p>
          </table:table-cell>
        </table:table-row>
        <table:table-row table:style-name="ro1">
          <table:table-cell office:value-type="string">
            <text:p>Matsuri Japanese e Roberto's Pastel</text:p>
          </table:table-cell>
          <table:table-cell office:value-type="string">
            <text:p>Av. Mauá, 2531 - Zona 03, Maringá - PR, 87050-020, Brazil</text:p>
          </table:table-cell>
          <table:table-cell office:value-type="string">
            <text:p>(44) 3226-6006</text:p>
          </table:table-cell>
        </table:table-row>
        <table:table-row table:style-name="ro1">
          <table:table-cell office:value-type="string">
            <text:p>Maringá Lubrificantes</text:p>
          </table:table-cell>
          <table:table-cell office:value-type="string">
            <text:p>Av. Pref. Sincler Sambatti, 10502 - Jardim Bertioga, Maringá - PR, 87055-405, Brazil</text:p>
          </table:table-cell>
          <table:table-cell office:value-type="string">
            <text:p>(44) 3228-7902</text:p>
          </table:table-cell>
        </table:table-row>
        <table:table-row table:style-name="ro1">
          <table:table-cell office:value-type="string">
            <text:p>GRIDLUB LUBRIFICANTES MARINGÁ</text:p>
          </table:table-cell>
          <table:table-cell office:value-type="string">
            <text:p>Av. Arquiteto Nildo Ribeiro da Rocha, 4029 - Jardim Higienópolis, Maringá - PR, 87060-390, Brazil</text:p>
          </table:table-cell>
          <table:table-cell office:value-type="string">
            <text:p>(44) 3246-7383</text:p>
          </table:table-cell>
        </table:table-row>
        <table:table-row table:style-name="ro1">
          <table:table-cell office:value-type="string">
            <text:p>Naturally Produtos Naturais - Nildo Ribeiro</text:p>
          </table:table-cell>
          <table:table-cell office:value-type="string">
            <text:p>Av. Arquiteto Nildo Ribeiro da Rocha, 3678 - Jardim Higienópolis, Maringá - PR, 87060-390, Brazil</text:p>
          </table:table-cell>
          <table:table-cell office:value-type="string">
            <text:p>(44) 3259-3862</text:p>
          </table:table-cell>
        </table:table-row>
        <table:table-row table:style-name="ro1">
          <table:table-cell office:value-type="string">
            <text:p>Vialub lubrificantes e filtros</text:p>
          </table:table-cell>
          <table:table-cell office:value-type="string">
            <text:p>Av. Colombo, 6138 - Zona 7, Maringá - PR, 87020-000, Brazil</text:p>
          </table:table-cell>
          <table:table-cell office:value-type="string">
            <text:p>(44) 3262-2824</text:p>
          </table:table-cell>
        </table:table-row>
        <table:table-row table:style-name="ro1">
          <table:table-cell office:value-type="string">
            <text:p>Verbena Aromas - Óleos Essenciais e Essências</text:p>
          </table:table-cell>
          <table:table-cell office:value-type="string">
            <text:p>Av. Euclides da Cunha, 490 - Zona 4, Maringá - PR, 87014-250, Brazil</text:p>
          </table:table-cell>
          <table:table-cell office:value-type="string">
            <text:p>(44) 3262-3435</text:p>
          </table:table-cell>
        </table:table-row>
        <table:table-row table:style-name="ro1">
          <table:table-cell office:value-type="string">
            <text:p>Falcão do Brasil Filtros e Lubrificantes</text:p>
          </table:table-cell>
          <table:table-cell office:value-type="string">
            <text:p>Av. Colombo, 6446 - Zona 7, Maringá - PR, 87020-000, Brazil</text:p>
          </table:table-cell>
          <table:table-cell office:value-type="string">
            <text:p>(44) 3262-4900</text:p>
          </table:table-cell>
        </table:table-row>
        <table:table-row table:style-name="ro1">
          <table:table-cell office:value-type="string">
            <text:p>TERRA MASTER FERTILIZANTES</text:p>
          </table:table-cell>
          <table:table-cell office:value-type="string">
            <text:p>Estr. Velha p/ Paiçandu, 256 - Maringá, PR, 87065, Brazil</text:p>
          </table:table-cell>
          <table:table-cell office:value-type="string">
            <text:p>(44) 3262-5072</text:p>
          </table:table-cell>
        </table:table-row>
        <table:table-row table:style-name="ro1">
          <table:table-cell office:value-type="string">
            <text:p>Apiário Diamante Supermel</text:p>
          </table:table-cell>
          <table:table-cell office:value-type="string">
            <text:p>R. Pioneiro José Jacinto Maia, 150 - Jardim Copacabana, Maringá - PR, 87023-210, Brazil</text:p>
          </table:table-cell>
          <table:table-cell office:value-type="string">
            <text:p>(44) 3263-6070</text:p>
          </table:table-cell>
        </table:table-row>
        <table:table-row table:style-name="ro1">
          <table:table-cell office:value-type="string">
            <text:p>INCOA Industria e Comércio de Fertilizantes e Máquinas LTDA</text:p>
          </table:table-cell>
          <table:table-cell office:value-type="string">
            <text:p>Rod. PR-317, Km 7, Prolong. Av. Moragueira, 6912 Parque Industrial 200 - Ebenezer, Maringá - PR, 87035-510, Brazil</text:p>
          </table:table-cell>
          <table:table-cell office:value-type="string">
            <text:p>(44) 3267-5757</text:p>
          </table:table-cell>
        </table:table-row>
        <table:table-row table:style-name="ro1">
          <table:table-cell office:value-type="string">
            <text:p>Martins Lanchonete</text:p>
          </table:table-cell>
          <table:table-cell office:value-type="string">
            <text:p>Av. Tuiuti, 3296 - Jardim Colina Verde, Maringá - PR, 87043-720, Brazil</text:p>
          </table:table-cell>
          <table:table-cell office:value-type="string">
            <text:p>(44) 3267-9461</text:p>
          </table:table-cell>
        </table:table-row>
        <table:table-row table:style-name="ro1">
          <table:table-cell office:value-type="string">
            <text:p>Atalanta Comercial de Produtos Naturais</text:p>
          </table:table-cell>
          <table:table-cell office:value-type="string">
            <text:p>R. Rio Guandú, 1213 - Conj. Res. Branca Vieira, Maringá - PR, 87043-130, Brazil</text:p>
          </table:table-cell>
          <table:table-cell office:value-type="string">
            <text:p>(44) 3268-6194</text:p>
          </table:table-cell>
        </table:table-row>
        <table:table-row table:style-name="ro1">
          <table:table-cell office:value-type="string">
            <text:p>Boteco Do Neco</text:p>
          </table:table-cell>
          <table:table-cell office:value-type="string">
            <text:p>Av. Tiradentes, 133 - Zona II, Maringá - PR, 87013-260, Brazil</text:p>
          </table:table-cell>
          <table:table-cell office:value-type="string">
            <text:p>(44) 3269-1588</text:p>
          </table:table-cell>
        </table:table-row>
        <table:table-row table:style-name="ro1">
          <table:table-cell office:value-type="string">
            <text:p>Adonai Fertilizantes</text:p>
          </table:table-cell>
          <table:table-cell office:value-type="string">
            <text:p>R. Poe. Paulo Leminski Filho, 151 - Parque Itaipu, Maringá - PR, 87065-410, Brazil</text:p>
          </table:table-cell>
          <table:table-cell office:value-type="string">
            <text:p>(44) 3276-3511</text:p>
          </table:table-cell>
        </table:table-row>
        <table:table-row table:style-name="ro1">
          <table:table-cell office:value-type="string">
            <text:p>Supermarket Angeloni Maringa</text:p>
          </table:table-cell>
          <table:table-cell office:value-type="string">
            <text:p>Novo Centro - Av. Advogado Horácio Raccanello Filho, 5.120 - Zona 7, Maringá - PR, 87020-035, Brazil</text:p>
          </table:table-cell>
          <table:table-cell office:value-type="string">
            <text:p>(44) 3301-3600</text:p>
          </table:table-cell>
        </table:table-row>
        <table:table-row table:style-name="ro1">
          <table:table-cell office:value-type="string">
            <text:p>Naturally</text:p>
          </table:table-cell>
          <table:table-cell office:value-type="string">
            <text:p>Av. Bento Munhoz da Rocha Neto, 689 - Zona 7, Maringá - PR, 87030-010, Brazil</text:p>
          </table:table-cell>
          <table:table-cell office:value-type="string">
            <text:p>(44) 3305-1856</text:p>
          </table:table-cell>
        </table:table-row>
        <table:table-row table:style-name="ro1">
          <table:table-cell office:value-type="string">
            <text:p>Kurazushi</text:p>
          </table:table-cell>
          <table:table-cell office:value-type="string">
            <text:p>Av. Prudente de Morais, 176 - Zona 7, Maringá - PR, 87020-010, Brazil</text:p>
          </table:table-cell>
          <table:table-cell office:value-type="string">
            <text:p>(44) 3305-5560</text:p>
          </table:table-cell>
        </table:table-row>
        <table:table-row table:style-name="ro1">
          <table:table-cell office:value-type="string">
            <text:p>Empório Pura Folha</text:p>
          </table:table-cell>
          <table:table-cell office:value-type="string">
            <text:p>Av. Kakogawa, 742 - Parque das Grevileas, Maringá - PR, 87025-000, Brazil</text:p>
          </table:table-cell>
          <table:table-cell office:value-type="string">
            <text:p>(44) 3305-7013</text:p>
          </table:table-cell>
        </table:table-row>
        <table:table-row table:style-name="ro1">
          <table:table-cell office:value-type="string">
            <text:p>Coco Bambu Maringá</text:p>
          </table:table-cell>
          <table:table-cell office:value-type="string">
            <text:p>Av. Colombo, 9161 - Loja 69 - Parque Industrial Bandeirantes, Maringá - PR, 87070-000, Brazil</text:p>
          </table:table-cell>
          <table:table-cell office:value-type="string">
            <text:p>(44) 3343-4100</text:p>
          </table:table-cell>
        </table:table-row>
        <table:table-row table:style-name="ro1">
          <table:table-cell office:value-type="string">
            <text:p>Vaca Louca</text:p>
          </table:table-cell>
          <table:table-cell office:value-type="string">
            <text:p>Av. Cerro Azul, 228 - Zona 02, Maringá - PR, 87000-010, Brazil</text:p>
          </table:table-cell>
          <table:table-cell office:value-type="string">
            <text:p>(44) 3346-4178</text:p>
          </table:table-cell>
        </table:table-row>
        <table:table-row table:style-name="ro1">
          <table:table-cell office:value-type="string">
            <text:p>Natural, Coisa e Tal</text:p>
          </table:table-cell>
          <table:table-cell office:value-type="string">
            <text:p>Av. Morangueira, 1633 - loja 08 - Jardim Alvorada, Maringá - PR, 87033-070, Brazil</text:p>
          </table:table-cell>
          <table:table-cell office:value-type="string">
            <text:p>(44) 3346-6300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Carlos Correa Borges, 1291 - Jardim Higienópolis, Maringá - PR, 87060-000, Brazil</text:p>
          </table:table-cell>
          <table:table-cell office:value-type="string">
            <text:p>(44) 3354-1300</text:p>
          </table:table-cell>
        </table:table-row>
        <table:table-row table:style-name="ro1">
          <table:table-cell office:value-type="string">
            <text:p>Quitanda do Suco</text:p>
          </table:table-cell>
          <table:table-cell office:value-type="string">
            <text:p>Av. São Paulo, 1099 - 411 - Zona 01, Maringá - PR, 87013-931, Brazil</text:p>
          </table:table-cell>
          <table:table-cell office:value-type="string">
            <text:p>(44) 3354-3133</text:p>
          </table:table-cell>
        </table:table-row>
        <table:table-row table:style-name="ro1">
          <table:table-cell office:value-type="string">
            <text:p>AREAS LUBRIFICANTES</text:p>
          </table:table-cell>
          <table:table-cell office:value-type="string">
            <text:p>MARINGA VELHO - R. Alberto de Oliveira, 542 - Zona 06, Maringá - PR, 87015-390, Brazil</text:p>
          </table:table-cell>
          <table:table-cell office:value-type="string">
            <text:p>(44) 3354-5600</text:p>
          </table:table-cell>
        </table:table-row>
        <table:table-row table:style-name="ro1">
          <table:table-cell office:value-type="string">
            <text:p>Bemaior Produtos Naturais</text:p>
          </table:table-cell>
          <table:table-cell office:value-type="string">
            <text:p>Av. Dr. Alexandre Rasgulaeff, 3663 - Jardim cidade nova, Maringá - PR, 87033-080, Brazil</text:p>
          </table:table-cell>
          <table:table-cell office:value-type="string">
            <text:p>(44) 3354-6723</text:p>
          </table:table-cell>
        </table:table-row>
        <table:table-row table:style-name="ro1">
          <table:table-cell office:value-type="string">
            <text:p>KOB Sachês - Porções que Alimentam</text:p>
          </table:table-cell>
          <table:table-cell office:value-type="string">
            <text:p>Av. Arq - Av. Arquiteto Nildo Ribeiro da Rocha, 1813 - Vila Marumby, Maringá - PR, 87005-160, Brazil</text:p>
          </table:table-cell>
          <table:table-cell office:value-type="string">
            <text:p>(44) 3354-9990</text:p>
          </table:table-cell>
        </table:table-row>
        <table:table-row table:style-name="ro1">
          <table:table-cell office:value-type="string">
            <text:p>Eagle Lubricants and Filters</text:p>
          </table:table-cell>
          <table:table-cell office:value-type="string">
            <text:p>Av. Colombo, 5278 - Zona 7, Maringá - PR, 87030-121, Brazil</text:p>
          </table:table-cell>
          <table:table-cell office:value-type="string">
            <text:p>(44) 3355-9000</text:p>
          </table:table-cell>
        </table:table-row>
        <table:table-row table:style-name="ro1">
          <table:table-cell office:value-type="string">
            <text:p>Somax Agro - Brasil</text:p>
          </table:table-cell>
          <table:table-cell office:value-type="string">
            <text:p>R. Mal. Floriano Peixoto, 960 - 16º Andar, Sala 16 - Centro, Foz do Iguaçu - PR, 85851-020, Brazil</text:p>
          </table:table-cell>
          <table:table-cell office:value-type="string">
            <text:p>(45) 3025-0870</text:p>
          </table:table-cell>
        </table:table-row>
        <table:table-row table:style-name="ro1">
          <table:table-cell office:value-type="string">
            <text:p>Dega Empório - Frios e produtos naturais</text:p>
          </table:table-cell>
          <table:table-cell office:value-type="string">
            <text:p>Av. Garibaldi - Vila A, Foz do Iguaçu - PR, 85861-550, Brazil</text:p>
          </table:table-cell>
          <table:table-cell office:value-type="string">
            <text:p>(45) 3025-1007</text:p>
          </table:table-cell>
        </table:table-row>
        <table:table-row table:style-name="ro1">
          <table:table-cell office:value-type="string">
            <text:p>Pomare Empório - Produtos Naturais em Foz do Iguaçu</text:p>
          </table:table-cell>
          <table:table-cell office:value-type="string">
            <text:p>R. Mal. Deodoro, 1562 - Centro, Foz do Iguaçu - PR, 85851-030, Brazil</text:p>
          </table:table-cell>
          <table:table-cell office:value-type="string">
            <text:p>(45) 3025-1201</text:p>
          </table:table-cell>
        </table:table-row>
        <table:table-row table:style-name="ro1">
          <table:table-cell office:value-type="string">
            <text:p>Bio Mundo Foz</text:p>
          </table:table-cell>
          <table:table-cell office:value-type="string">
            <text:p>Av. Juscelino Kubitscheck, 453 - Vila Cr 1, Foz do Iguaçu - PR, 85851-210, Brazil</text:p>
          </table:table-cell>
          <table:table-cell office:value-type="string">
            <text:p>(45) 3025-4373</text:p>
          </table:table-cell>
        </table:table-row>
        <table:table-row table:style-name="ro1">
          <table:table-cell office:value-type="string">
            <text:p>Garagem Motul - MoTa`s Oil Center - Troca de Oleo - Suspensão - Freios - Mecânica</text:p>
          </table:table-cell>
          <table:table-cell office:value-type="string">
            <text:p>R. Mal. Floriano Peixoto, 1988 - Centro, Foz do Iguaçu - PR, 85851-020, Brazil</text:p>
          </table:table-cell>
          <table:table-cell office:value-type="string">
            <text:p>(45) 3027-0404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Paraná, 882 - Vila Maracana, Foz do Iguaçu - PR, 85852-000, Brazil</text:p>
          </table:table-cell>
          <table:table-cell office:value-type="string">
            <text:p>(45) 3027-0800</text:p>
          </table:table-cell>
        </table:table-row>
        <table:table-row table:style-name="ro1">
          <table:table-cell office:value-type="string">
            <text:p>Casa do Óleo</text:p>
          </table:table-cell>
          <table:table-cell office:value-type="string">
            <text:p>R. Xavier da Silva, 1319 - Centro, Foz do Iguaçu - PR, 85851-180, Brazil</text:p>
          </table:table-cell>
          <table:table-cell office:value-type="string">
            <text:p>(45) 3027-0844</text:p>
          </table:table-cell>
        </table:table-row>
        <table:table-row table:style-name="ro1">
          <table:table-cell office:value-type="string">
            <text:p>Casa do Óleo</text:p>
          </table:table-cell>
          <table:table-cell office:value-type="string">
            <text:p>Av. Juscelino Kubitscheck, 3600 - Vila Portes, Foz do Iguaçu - PR, 85865-000, Brazil</text:p>
          </table:table-cell>
          <table:table-cell office:value-type="string">
            <text:p>(45) 3027-3040</text:p>
          </table:table-cell>
        </table:table-row>
        <table:table-row table:style-name="ro1">
          <table:table-cell office:value-type="string">
            <text:p>Lubmar - Lubrificantes, Troca De Óleo E Filtros</text:p>
          </table:table-cell>
          <table:table-cell office:value-type="string">
            <text:p>Av. República Argentina, 3977 - Jardim Amazonas, Foz do Iguaçu - PR, 85857-188, Brazil</text:p>
          </table:table-cell>
          <table:table-cell office:value-type="string">
            <text:p>(45) 3028-0880</text:p>
          </table:table-cell>
        </table:table-row>
        <table:table-row table:style-name="ro1">
          <table:table-cell office:value-type="string">
            <text:p>Agropasso</text:p>
          </table:table-cell>
          <table:table-cell office:value-type="string">
            <text:p>Av. Felipe Wandscheer, 1255 - Jardim S Paulo I, Foz do Iguaçu - PR, 85856-360, Brazil</text:p>
          </table:table-cell>
          <table:table-cell office:value-type="string">
            <text:p>(45) 3028-3037</text:p>
          </table:table-cell>
        </table:table-row>
        <table:table-row table:style-name="ro1">
          <table:table-cell office:value-type="string">
            <text:p>Pronapi - Produtos Naturais em Foz do Iguaçu</text:p>
          </table:table-cell>
          <table:table-cell office:value-type="string">
            <text:p>Tv. Júlio Pasa, 112 - Centro, Foz do Iguaçu - PR, 85851-370, Brazil</text:p>
          </table:table-cell>
          <table:table-cell office:value-type="string">
            <text:p>(45) 3028-4006</text:p>
          </table:table-cell>
        </table:table-row>
        <table:table-row table:style-name="ro1">
          <table:table-cell office:value-type="string">
            <text:p>Hispano Americana de Fertilizantes do Brasil</text:p>
          </table:table-cell>
          <table:table-cell office:value-type="string">
            <text:p>Av. José Maria de Brito, 1415 - Jardim das Nações, Foz do Iguaçu - PR, 85864-320, Brazil</text:p>
          </table:table-cell>
          <table:table-cell office:value-type="string">
            <text:p>(45) 3028-8004</text:p>
          </table:table-cell>
        </table:table-row>
        <table:table-row table:style-name="ro1">
          <table:table-cell office:value-type="string">
            <text:p>Empório Tempero Bom</text:p>
          </table:table-cell>
          <table:table-cell office:value-type="string">
            <text:p>R. Alm. Barroso, 1549 - Centro, Foz do Iguaçu - PR, 85851-010, Brazil</text:p>
          </table:table-cell>
          <table:table-cell office:value-type="string">
            <text:p>(45) 3029-1073</text:p>
          </table:table-cell>
        </table:table-row>
        <table:table-row table:style-name="ro1">
          <table:table-cell office:value-type="string">
            <text:p>Flora e Saude produtos naturais e suplementos alimentares.</text:p>
          </table:table-cell>
          <table:table-cell office:value-type="string">
            <text:p>Avenida - R. Beija-Flor, 793 - Portal da Foz, Foz do Iguaçu - PR, 85859-550, Brazil</text:p>
          </table:table-cell>
          <table:table-cell office:value-type="string">
            <text:p>(45) 3029-7839</text:p>
          </table:table-cell>
        </table:table-row>
        <table:table-row table:style-name="ro1">
          <table:table-cell office:value-type="string">
            <text:p>Empório da Vila</text:p>
          </table:table-cell>
          <table:table-cell office:value-type="string">
            <text:p>Av. República Argentina, 2619 - Jardim Esmeralda I e II, Foz do Iguaçu - PR, 85856-000, Brazil</text:p>
          </table:table-cell>
          <table:table-cell office:value-type="string">
            <text:p>(45) 3030-0259</text:p>
          </table:table-cell>
        </table:table-row>
        <table:table-row table:style-name="ro1">
          <table:table-cell office:value-type="string">
            <text:p>Viva Natural Foz</text:p>
          </table:table-cell>
          <table:table-cell office:value-type="string">
            <text:p>R. Fagundes Varela, 521 - Vila Portes, Foz do Iguaçu - PR, 85865-160, Brazil</text:p>
          </table:table-cell>
          <table:table-cell office:value-type="string">
            <text:p>(45) 3030-3560</text:p>
          </table:table-cell>
        </table:table-row>
        <table:table-row table:style-name="ro1">
          <table:table-cell office:value-type="string">
            <text:p>Japan Lubrificantes e Auto Center - Mecânica</text:p>
          </table:table-cell>
          <table:table-cell office:value-type="string">
            <text:p>Av. Felipe Wandscheer, 1863 - Jardim Dom Pedro I, Foz do Iguaçu - PR, 85856-603, Brazil</text:p>
          </table:table-cell>
          <table:table-cell office:value-type="string">
            <text:p>(45) 3031-1820</text:p>
          </table:table-cell>
        </table:table-row>
        <table:table-row table:style-name="ro1">
          <table:table-cell office:value-type="string">
            <text:p>Cascafil 06/Foz</text:p>
          </table:table-cell>
          <table:table-cell office:value-type="string">
            <text:p>R. Sérgio Gasparetto, 2047 - Portal da Foz, Foz do Iguaçu - PR, 85859-395, Brazil</text:p>
          </table:table-cell>
          <table:table-cell office:value-type="string">
            <text:p>(45) 3198-1160</text:p>
          </table:table-cell>
        </table:table-row>
        <table:table-row table:style-name="ro1">
          <table:table-cell office:value-type="string">
            <text:p>EXPOAGRO - EXPORTADORA AGROPECUÁRIA LTDA.</text:p>
          </table:table-cell>
          <table:table-cell office:value-type="string">
            <text:p>Av. José Maria de Brito, 1537 - Monjolo, Foz do Iguaçu - PR, 85865-202, Brazil</text:p>
          </table:table-cell>
          <table:table-cell office:value-type="string">
            <text:p>(45) 3522-2838</text:p>
          </table:table-cell>
        </table:table-row>
        <table:table-row table:style-name="ro1">
          <table:table-cell office:value-type="string">
            <text:p>Innova Agrotecnologia</text:p>
          </table:table-cell>
          <table:table-cell office:value-type="string">
            <text:p>Morumbi I - Av. Perimetral Leste, 7033 - Distrito Industrial, Foz do Iguaçu - PR, 85858-760, Brazil</text:p>
          </table:table-cell>
          <table:table-cell office:value-type="string">
            <text:p>(45) 3522-3309</text:p>
          </table:table-cell>
        </table:table-row>
        <table:table-row table:style-name="ro1">
          <table:table-cell office:value-type="string">
            <text:p>Jet Oil - Av Juscelino Kubitschek, 3191</text:p>
          </table:table-cell>
          <table:table-cell office:value-type="string">
            <text:p>Av. Juscelino Kubitscheck, 3191 - Vila Portes, Foz do Iguaçu - PR, 85853-716, Brazil</text:p>
          </table:table-cell>
          <table:table-cell office:value-type="string">
            <text:p>(45) 3522-3319</text:p>
          </table:table-cell>
        </table:table-row>
        <table:table-row table:style-name="ro1">
          <table:table-cell office:value-type="string">
            <text:p>Jet Oil - Vila Portes</text:p>
          </table:table-cell>
          <table:table-cell office:value-type="string">
            <text:p>Av Juscelino Kubitschek 4437 - Vila Portes, Foz do Iguaçu - PR, 85865-000, Brazil</text:p>
          </table:table-cell>
          <table:table-cell office:value-type="string">
            <text:p>(45) 3522-6113</text:p>
          </table:table-cell>
        </table:table-row>
        <table:table-row table:style-name="ro1">
          <table:table-cell office:value-type="string">
            <text:p>Jet Oil - Jardim Taroba</text:p>
          </table:table-cell>
          <table:table-cell office:value-type="string">
            <text:p>Av. República Argentina, 2340 - Jardim Tarobá, Foz do Iguaçu - PR, 85858-502, Brazil</text:p>
          </table:table-cell>
          <table:table-cell office:value-type="string">
            <text:p>(45) 3523-6093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República Argentina, 2444 - Vila Bom Jesus, Foz do Iguaçu - PR, 85856-122, Brazil</text:p>
          </table:table-cell>
          <table:table-cell office:value-type="string">
            <text:p>(45) 3523-6093</text:p>
          </table:table-cell>
        </table:table-row>
        <table:table-row table:style-name="ro1">
          <table:table-cell office:value-type="string">
            <text:p>Ceritelas Vasos de Cerâmica e Concreto Loja 2</text:p>
          </table:table-cell>
          <table:table-cell office:value-type="string">
            <text:p>Av. José Maria de Brito, 2674 - Jardim das Nacoes, Foz do Iguaçu - PR, 85863-005, Brazil</text:p>
          </table:table-cell>
          <table:table-cell office:value-type="string">
            <text:p>(45) 3524-6000</text:p>
          </table:table-cell>
        </table:table-row>
        <table:table-row table:style-name="ro1">
          <table:table-cell office:value-type="string">
            <text:p>Rôga Lubrificantes e Mecânica</text:p>
          </table:table-cell>
          <table:table-cell office:value-type="string">
            <text:p>Av. República Argentina, 5101 - Jardim Tarobá, Foz do Iguaçu - PR, 85858-303, Brazil</text:p>
          </table:table-cell>
          <table:table-cell office:value-type="string">
            <text:p>(45) 3525-0096</text:p>
          </table:table-cell>
        </table:table-row>
        <table:table-row table:style-name="ro1">
          <table:table-cell office:value-type="string">
            <text:p>Kaim Lubrificantes</text:p>
          </table:table-cell>
          <table:table-cell office:value-type="string">
            <text:p>Av. República Argentina, 5649 - Morumbi 1, Foz do Iguaçu - PR, 85858-303, Brazil</text:p>
          </table:table-cell>
          <table:table-cell office:value-type="string">
            <text:p>(45) 3525-4297</text:p>
          </table:table-cell>
        </table:table-row>
        <table:table-row table:style-name="ro1">
          <table:table-cell office:value-type="string">
            <text:p>Celeiro Natural - Produtos Naturais</text:p>
          </table:table-cell>
          <table:table-cell office:value-type="string">
            <text:p>Av. República Argentina, 4121 - Campos do Iguacu, Foz do Iguaçu - PR, 85857-118, Brazil</text:p>
          </table:table-cell>
          <table:table-cell office:value-type="string">
            <text:p>(45) 3525-6084</text:p>
          </table:table-cell>
        </table:table-row>
        <table:table-row table:style-name="ro1">
          <table:table-cell office:value-type="string">
            <text:p>Expotrevo Agro Ltda</text:p>
          </table:table-cell>
          <table:table-cell office:value-type="string">
            <text:p>R. Gonçalves Dias, 75 - Jardim Jupira, Foz do Iguaçu - PR, 85865-350, Brazil</text:p>
          </table:table-cell>
          <table:table-cell office:value-type="string">
            <text:p>(45) 3528-0006</text:p>
          </table:table-cell>
        </table:table-row>
        <table:table-row table:style-name="ro1">
          <table:table-cell office:value-type="string">
            <text:p>Mayer´s Especiarias</text:p>
          </table:table-cell>
          <table:table-cell office:value-type="string">
            <text:p>R. Fagundes Varela, 540 - Vila Portes, Foz do Iguaçu - PR, 85865-160, Brazil</text:p>
          </table:table-cell>
          <table:table-cell office:value-type="string">
            <text:p>(45) 3528-0508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uscelino Kubitscheck, 3700 - Vila Perola, Foz do Iguaçu - PR, 85865-000, Brazil</text:p>
          </table:table-cell>
          <table:table-cell office:value-type="string">
            <text:p>(45) 3528-9050</text:p>
          </table:table-cell>
        </table:table-row>
        <table:table-row table:style-name="ro1">
          <table:table-cell office:value-type="string">
            <text:p>Tecnomyl Brasil Distribuidora de Produtos Agrícolas Ltda</text:p>
          </table:table-cell>
          <table:table-cell office:value-type="string">
            <text:p>R. Santos Dumont, 1307 - 1º andar sala 04-A - Centro, Foz do Iguaçu - PR, 85851-040, Brazil</text:p>
          </table:table-cell>
          <table:table-cell office:value-type="string">
            <text:p>(45) 3572-6482</text:p>
          </table:table-cell>
        </table:table-row>
        <table:table-row table:style-name="ro1">
          <table:table-cell office:value-type="string">
            <text:p>Grãos SA - Atacarejo produtos naturais e especiarias</text:p>
          </table:table-cell>
          <table:table-cell office:value-type="string">
            <text:p>Av. Beira-Rio, 555 - Vila Portes, Foz do Iguaçu - PR, 85864-280, Brazil</text:p>
          </table:table-cell>
          <table:table-cell office:value-type="string">
            <text:p>(45) 3573-6017</text:p>
          </table:table-cell>
        </table:table-row>
        <table:table-row table:style-name="ro1">
          <table:table-cell office:value-type="string">
            <text:p>Beta Auto Center</text:p>
          </table:table-cell>
          <table:table-cell office:value-type="string">
            <text:p>R. Francisco Vahldieck, 1075 - Fortaleza, Blumenau - SC, 89053-188, Brazil</text:p>
          </table:table-cell>
          <table:table-cell office:value-type="string">
            <text:p>(47) 2204-2890</text:p>
          </table:table-cell>
        </table:table-row>
        <table:table-row table:style-name="ro1">
          <table:table-cell office:value-type="string">
            <text:p>Lubrificantes Carter Troca de Óleo - Iririú</text:p>
          </table:table-cell>
          <table:table-cell office:value-type="string">
            <text:p>R. Papa João XXIII, 617 - Iririú, Joinville - SC, 89227-959, Brazil</text:p>
          </table:table-cell>
          <table:table-cell office:value-type="string">
            <text:p>(47) 3023-3323</text:p>
          </table:table-cell>
        </table:table-row>
        <table:table-row table:style-name="ro1">
          <table:table-cell office:value-type="string">
            <text:p>Carter Lubricants Oil Change</text:p>
          </table:table-cell>
          <table:table-cell office:value-type="string">
            <text:p>R. Waldemiro José Borges, 580/595 - Profipo, Joinville - SC, 89233-048, Brazil</text:p>
          </table:table-cell>
          <table:table-cell office:value-type="string">
            <text:p>(47) 3025-5538</text:p>
          </table:table-cell>
        </table:table-row>
        <table:table-row table:style-name="ro1">
          <table:table-cell office:value-type="string">
            <text:p>Empório da Lê Mário Lobo</text:p>
          </table:table-cell>
          <table:table-cell office:value-type="string">
            <text:p>R. Mário Lobo, 246 - sala 01 - Centro, Joinville - SC, 89201-330, Brazil</text:p>
          </table:table-cell>
          <table:table-cell office:value-type="string">
            <text:p>(47) 3028-0575</text:p>
          </table:table-cell>
        </table:table-row>
        <table:table-row table:style-name="ro1">
          <table:table-cell office:value-type="string">
            <text:p>Mundo Verde - Joinville</text:p>
          </table:table-cell>
          <table:table-cell office:value-type="string">
            <text:p>R. Dr. João Colin, 446 - loja 01 - Centro, Joinville - SC, 89201-300, Brazil</text:p>
          </table:table-cell>
          <table:table-cell office:value-type="string">
            <text:p>(47) 3028-1637</text:p>
          </table:table-cell>
        </table:table-row>
        <table:table-row table:style-name="ro1">
          <table:table-cell office:value-type="string">
            <text:p>Automotiva Lubrificantes</text:p>
          </table:table-cell>
          <table:table-cell office:value-type="string">
            <text:p>R. Inácio Bastos, 405 - Bucarein, Joinville - SC, 89202-310, Brazil</text:p>
          </table:table-cell>
          <table:table-cell office:value-type="string">
            <text:p>(47) 3028-3288</text:p>
          </table:table-cell>
        </table:table-row>
        <table:table-row table:style-name="ro1">
          <table:table-cell office:value-type="string">
            <text:p>Oleoville | Troca de Óleo | Troca de Filtros | Aditivos</text:p>
          </table:table-cell>
          <table:table-cell office:value-type="string">
            <text:p>R. Albano Schmidt, 4478 - Comasa, Joinville - SC, 89227-701, Brazil</text:p>
          </table:table-cell>
          <table:table-cell office:value-type="string">
            <text:p>(47) 3028-4881</text:p>
          </table:table-cell>
        </table:table-row>
        <table:table-row table:style-name="ro1">
          <table:table-cell office:value-type="string">
            <text:p>Chili's Mercado Natural</text:p>
          </table:table-cell>
          <table:table-cell office:value-type="string">
            <text:p>R. Dr. João Colin, 2900 - Saguaçu, Joinville - SC, 89218-035, Brazil</text:p>
          </table:table-cell>
          <table:table-cell office:value-type="string">
            <text:p>(47) 3029-0815</text:p>
          </table:table-cell>
        </table:table-row>
        <table:table-row table:style-name="ro1">
          <table:table-cell office:value-type="string">
            <text:p>Casa das Especiarias</text:p>
          </table:table-cell>
          <table:table-cell office:value-type="string">
            <text:p>R. Dr. João Colin, 769 - América, Joinville - SC, 89204-050, Brazil</text:p>
          </table:table-cell>
          <table:table-cell office:value-type="string">
            <text:p>(47) 3029-1215</text:p>
          </table:table-cell>
        </table:table-row>
        <table:table-row table:style-name="ro1">
          <table:table-cell office:value-type="string">
            <text:p>LUBRIVILLA Centro de Troca de Óleo Mecânica em Geral e Auto Peças</text:p>
          </table:table-cell>
          <table:table-cell office:value-type="string">
            <text:p>R. das Purpuratas, 08 - Vila Nova, Joinville - SC, 89237-540, Brazil</text:p>
          </table:table-cell>
          <table:table-cell office:value-type="string">
            <text:p>(47) 3031-6129</text:p>
          </table:table-cell>
        </table:table-row>
        <table:table-row table:style-name="ro1">
          <table:table-cell office:value-type="string">
            <text:p>Niu Sushi Restaurante</text:p>
          </table:table-cell>
          <table:table-cell office:value-type="string">
            <text:p>R. Max Colin, 1589 - América, Joinville - SC, 89204-635, Brazil</text:p>
          </table:table-cell>
          <table:table-cell office:value-type="string">
            <text:p>(47) 3034-0983</text:p>
          </table:table-cell>
        </table:table-row>
        <table:table-row table:style-name="ro1">
          <table:table-cell office:value-type="string">
            <text:p>Rei das Castanhas e Nozes</text:p>
          </table:table-cell>
          <table:table-cell office:value-type="string">
            <text:p>R. Alm. Barroso, 1342 - Vila Nova, Blumenau - SC, 89035-402, Brazil</text:p>
          </table:table-cell>
          <table:table-cell office:value-type="string">
            <text:p>(47) 3037-1390</text:p>
          </table:table-cell>
        </table:table-row>
        <table:table-row table:style-name="ro1">
          <table:table-cell office:value-type="string">
            <text:p>Auto Center Caçadores</text:p>
          </table:table-cell>
          <table:table-cell office:value-type="string">
            <text:p>R. dos Caçadores, Sala, 03, 1691 - Velha, Blumenau - SC, 89036-330, Brazil</text:p>
          </table:table-cell>
          <table:table-cell office:value-type="string">
            <text:p>(47) 3041-0306</text:p>
          </table:table-cell>
        </table:table-row>
        <table:table-row table:style-name="ro1">
          <table:table-cell office:value-type="string">
            <text:p>Radio CBN Blumenau</text:p>
          </table:table-cell>
          <table:table-cell office:value-type="string">
            <text:p>R. Ângelo Dias, 207 - Centro, Blumenau - SC, 89010-020, Brazil</text:p>
          </table:table-cell>
          <table:table-cell office:value-type="string">
            <text:p>(47) 3041-9699</text:p>
          </table:table-cell>
        </table:table-row>
        <table:table-row table:style-name="ro1">
          <table:table-cell office:value-type="string">
            <text:p>Bernard Flora &amp; Horto</text:p>
          </table:table-cell>
          <table:table-cell office:value-type="string">
            <text:p>R. Benjamin Constant, 1345 - Escola Agrícola, Blumenau - SC, 89037-501, Brazil</text:p>
          </table:table-cell>
          <table:table-cell office:value-type="string">
            <text:p>(47) 3042-1736</text:p>
          </table:table-cell>
        </table:table-row>
        <table:table-row table:style-name="ro1">
          <table:table-cell office:value-type="string">
            <text:p>Mercatelli Massas Especiais</text:p>
          </table:table-cell>
          <table:table-cell office:value-type="string">
            <text:p>R. Max Colin, 2006 - América, Joinville - SC, 89204-040, Brazil</text:p>
          </table:table-cell>
          <table:table-cell office:value-type="string">
            <text:p>(47) 3043-1777</text:p>
          </table:table-cell>
        </table:table-row>
        <table:table-row table:style-name="ro1">
          <table:table-cell office:value-type="string">
            <text:p>Mixirica</text:p>
          </table:table-cell>
          <table:table-cell office:value-type="string">
            <text:p>BR-470, 3000 - L-149 - Salto Norte, Blumenau - SC, 89065-800, Brazil</text:p>
          </table:table-cell>
          <table:table-cell office:value-type="string">
            <text:p>(47) 3057-2234</text:p>
          </table:table-cell>
        </table:table-row>
        <table:table-row table:style-name="ro1">
          <table:table-cell office:value-type="string">
            <text:p>Boutique do Óleo - Troca de óleo e lavação</text:p>
          </table:table-cell>
          <table:table-cell office:value-type="string">
            <text:p>R. Benjamin Constant, 1053 - Escola Agrícola, Blumenau - SC, 89037-501, Brazil</text:p>
          </table:table-cell>
          <table:table-cell office:value-type="string">
            <text:p>(47) 3080-0405</text:p>
          </table:table-cell>
        </table:table-row>
        <table:table-row table:style-name="ro1">
          <table:table-cell office:value-type="string">
            <text:p>Santa Laura Empório Natural</text:p>
          </table:table-cell>
          <table:table-cell office:value-type="string">
            <text:p>R. Joinville, 394 - Vila Nova, Blumenau - SC, 89035-200, Brazil</text:p>
          </table:table-cell>
          <table:table-cell office:value-type="string">
            <text:p>(47) 3080-6590</text:p>
          </table:table-cell>
        </table:table-row>
        <table:table-row table:style-name="ro1">
          <table:table-cell office:value-type="string">
            <text:p>Capim Santo Produtos Naturais</text:p>
          </table:table-cell>
          <table:table-cell office:value-type="string">
            <text:p>R. Dr. João Colin, 864 - sala 2 - América, Joinville - SC, 89204-000, Brazil</text:p>
          </table:table-cell>
          <table:table-cell office:value-type="string">
            <text:p>(47) 3085-6765</text:p>
          </table:table-cell>
        </table:table-row>
        <table:table-row table:style-name="ro1">
          <table:table-cell office:value-type="string">
            <text:p>Empório Guanabara Produtos Naturais</text:p>
          </table:table-cell>
          <table:table-cell office:value-type="string">
            <text:p>R. Guanabara, 796 - Guanabara, Joinville - SC, 89207-300, Brazil</text:p>
          </table:table-cell>
          <table:table-cell office:value-type="string">
            <text:p>(47) 3202-5786</text:p>
          </table:table-cell>
        </table:table-row>
        <table:table-row table:style-name="ro1">
          <table:table-cell office:value-type="string">
            <text:p>Costa Lubrificantes - Troca de óleo em domicílio</text:p>
          </table:table-cell>
          <table:table-cell office:value-type="string">
            <text:p>R. Constantino Oliveira Borges, 500 - Sala C - Parque Guarani, Joinville - SC, 89209-500, Brazil</text:p>
          </table:table-cell>
          <table:table-cell office:value-type="string">
            <text:p>(47) 3202-9396</text:p>
          </table:table-cell>
        </table:table-row>
        <table:table-row table:style-name="ro1">
          <table:table-cell office:value-type="string">
            <text:p>Gs Lubri Center</text:p>
          </table:table-cell>
          <table:table-cell office:value-type="string">
            <text:p>R. Bahia, 6234 - Salto Weissbach, Blumenau - SC, 89032-001, Brazil</text:p>
          </table:table-cell>
          <table:table-cell office:value-type="string">
            <text:p>(47) 3209-1367</text:p>
          </table:table-cell>
        </table:table-row>
        <table:table-row table:style-name="ro1">
          <table:table-cell office:value-type="string">
            <text:p>Ap Super Troca de Óleo</text:p>
          </table:table-cell>
          <table:table-cell office:value-type="string">
            <text:p>R. João Pessoa, 2905 - Velha, Blumenau - SC, 89036-255, Brazil</text:p>
          </table:table-cell>
          <table:table-cell office:value-type="string">
            <text:p>(47) 3209-2027</text:p>
          </table:table-cell>
        </table:table-row>
        <table:table-row table:style-name="ro1">
          <table:table-cell office:value-type="string">
            <text:p>Conceito super troca de oleo</text:p>
          </table:table-cell>
          <table:table-cell office:value-type="string">
            <text:p>R. Alm. Tamandaré, 895 - Sala 01 - Vila Nova, Blumenau - SC, 89035-000, Brazil</text:p>
          </table:table-cell>
          <table:table-cell office:value-type="string">
            <text:p>(47) 3209-2312</text:p>
          </table:table-cell>
        </table:table-row>
        <table:table-row table:style-name="ro1">
          <table:table-cell office:value-type="string">
            <text:p>Botic Restaurant &amp; Bar</text:p>
          </table:table-cell>
          <table:table-cell office:value-type="string">
            <text:p>R. Petrópolis, 342 - Centro, Blumenau - SC, 89010-240, Brazil</text:p>
          </table:table-cell>
          <table:table-cell office:value-type="string">
            <text:p>(47) 3234-4941</text:p>
          </table:table-cell>
        </table:table-row>
        <table:table-row table:style-name="ro1">
          <table:table-cell office:value-type="string">
            <text:p>Naturapro Produtos Naturais</text:p>
          </table:table-cell>
          <table:table-cell office:value-type="string">
            <text:p>Centro Comercial - R. Francisco Vahldieck, 777 - Sala 20 - Fortaleza, Blumenau - SC, 89056-000, Brazil</text:p>
          </table:table-cell>
          <table:table-cell office:value-type="string">
            <text:p>(47) 3237-2377</text:p>
          </table:table-cell>
        </table:table-row>
        <table:table-row table:style-name="ro1">
          <table:table-cell office:value-type="string">
            <text:p>Espaço Natural Blumenau</text:p>
          </table:table-cell>
          <table:table-cell office:value-type="string">
            <text:p>R. Joinville, 244 - Loja 05 - Vila Nova, Blumenau - SC, 89035-200, Brazil</text:p>
          </table:table-cell>
          <table:table-cell office:value-type="string">
            <text:p>(47) 3237-5631</text:p>
          </table:table-cell>
        </table:table-row>
        <table:table-row table:style-name="ro1">
          <table:table-cell office:value-type="string">
            <text:p>Nutricolla</text:p>
          </table:table-cell>
          <table:table-cell office:value-type="string">
            <text:p>R. Camboriú, 230 - loja 01 - Glória, Joinville - SC, 89216-222, Brazil</text:p>
          </table:table-cell>
          <table:table-cell office:value-type="string">
            <text:p>(47) 3278-6900</text:p>
          </table:table-cell>
        </table:table-row>
        <table:table-row table:style-name="ro1">
          <table:table-cell office:value-type="string">
            <text:p>Armazém Natural</text:p>
          </table:table-cell>
          <table:table-cell office:value-type="string">
            <text:p>R. XV de Novembro, 1351 - Centro, Blumenau - SC, 89010-002, Brazil</text:p>
          </table:table-cell>
          <table:table-cell office:value-type="string">
            <text:p>(47) 3288-5393</text:p>
          </table:table-cell>
        </table:table-row>
        <table:table-row table:style-name="ro1">
          <table:table-cell office:value-type="string">
            <text:p>Mahogany Blumenau</text:p>
          </table:table-cell>
          <table:table-cell office:value-type="string">
            <text:p>R. Curt Hering, 320 - Loja 03 - Centro, Blumenau - SC, 89010-030, Brazil</text:p>
          </table:table-cell>
          <table:table-cell office:value-type="string">
            <text:p>(47) 3304-6600</text:p>
          </table:table-cell>
        </table:table-row>
        <table:table-row table:style-name="ro1">
          <table:table-cell office:value-type="string">
            <text:p>Bio Mundo Blumenau SC</text:p>
          </table:table-cell>
          <table:table-cell office:value-type="string">
            <text:p>R. 7 de Setembro, 1213 - Neumarkt Shopping - Centro, Blumenau - SC, 89010-202, Brazil</text:p>
          </table:table-cell>
          <table:table-cell office:value-type="string">
            <text:p>(47) 3304-6797</text:p>
          </table:table-cell>
        </table:table-row>
        <table:table-row table:style-name="ro1">
          <table:table-cell office:value-type="string">
            <text:p>Chefe do Óleo Auto Center</text:p>
          </table:table-cell>
          <table:table-cell office:value-type="string">
            <text:p>R. São Paulo, 1410 - Itoupava Seca, Blumenau - SC, 89012-001, Brazil</text:p>
          </table:table-cell>
          <table:table-cell office:value-type="string">
            <text:p>(47) 3322-1050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7 de Setembro, 2093 - Centro, Blumenau - SC, 89012-401, Brazil</text:p>
          </table:table-cell>
          <table:table-cell office:value-type="string">
            <text:p>(47) 3322-1100</text:p>
          </table:table-cell>
        </table:table-row>
        <table:table-row table:style-name="ro1">
          <table:table-cell office:value-type="string">
            <text:p>ALSACE Food Excellence</text:p>
          </table:table-cell>
          <table:table-cell office:value-type="string">
            <text:p>R. Paulo Zimmermann, 118 - Sala 1304 - Centro, Blumenau - SC, 89010-170, Brazil</text:p>
          </table:table-cell>
          <table:table-cell office:value-type="string">
            <text:p>(47) 3322-4080</text:p>
          </table:table-cell>
        </table:table-row>
        <table:table-row table:style-name="ro1">
          <table:table-cell office:value-type="string">
            <text:p>Jet Oil - Santa Catarina</text:p>
          </table:table-cell>
          <table:table-cell office:value-type="string">
            <text:p>R. Benjamin Constant, 1320 - Escola Agrícola, Blumenau - SC, 89037-500, Brazil</text:p>
          </table:table-cell>
          <table:table-cell office:value-type="string">
            <text:p>(47) 3323-6925</text:p>
          </table:table-cell>
        </table:table-row>
        <table:table-row table:style-name="ro1">
          <table:table-cell office:value-type="string">
            <text:p>FRUTTISC Sucos Concentrados</text:p>
          </table:table-cell>
          <table:table-cell office:value-type="string">
            <text:p>R. Água Branca, 1855 - Salto Weissbach, Blumenau - SC, 89032-150, Brazil</text:p>
          </table:table-cell>
          <table:table-cell office:value-type="string">
            <text:p>(47) 3325-4085</text:p>
          </table:table-cell>
        </table:table-row>
        <table:table-row table:style-name="ro1">
          <table:table-cell office:value-type="string">
            <text:p>Cajusul Itoupava Norte - Empório de Produtos Naturais</text:p>
          </table:table-cell>
          <table:table-cell office:value-type="string">
            <text:p>R. Dois de Setembro, n° 3162 - Itoupava Norte, Blumenau - SC, 89052-504, Brazil</text:p>
          </table:table-cell>
          <table:table-cell office:value-type="string">
            <text:p>(47) 3327-3481</text:p>
          </table:table-cell>
        </table:table-row>
        <table:table-row table:style-name="ro1">
          <table:table-cell office:value-type="string">
            <text:p>Casa Da Mandrágora</text:p>
          </table:table-cell>
          <table:table-cell office:value-type="string">
            <text:p>R. Hermann Hering, 514 - Bom Retiro, Blumenau - SC, 89010-620, Brazil</text:p>
          </table:table-cell>
          <table:table-cell office:value-type="string">
            <text:p>(47) 3328-1807</text:p>
          </table:table-cell>
        </table:table-row>
        <table:table-row table:style-name="ro1">
          <table:table-cell office:value-type="string">
            <text:p>Natureza e Vida - Estanislau Schaette</text:p>
          </table:table-cell>
          <table:table-cell office:value-type="string">
            <text:p>Rua Frei Estanislau Schaette, 235 - Água Verde, Blumenau - SC, 89037-001, Brazil</text:p>
          </table:table-cell>
          <table:table-cell office:value-type="string">
            <text:p>(47) 3329-0799</text:p>
          </table:table-cell>
        </table:table-row>
        <table:table-row table:style-name="ro1">
          <table:table-cell office:value-type="string">
            <text:p>Agres Comercial Agropecuaria</text:p>
          </table:table-cell>
          <table:table-cell office:value-type="string">
            <text:p>R. Bahia, 7308 - Salto Weissbach, Blumenau - SC, 89032-002, Brazil</text:p>
          </table:table-cell>
          <table:table-cell office:value-type="string">
            <text:p>(47) 3330-4003</text:p>
          </table:table-cell>
        </table:table-row>
        <table:table-row table:style-name="ro1">
          <table:table-cell office:value-type="string">
            <text:p>Produtos Alimentícios Donabela Vici Ltda</text:p>
          </table:table-cell>
          <table:table-cell office:value-type="string">
            <text:p>R. Bahia, 6677 - Salto Weissbach, Blumenau - SC, 89032-001, Brazil</text:p>
          </table:table-cell>
          <table:table-cell office:value-type="string">
            <text:p>(47) 3330-4611</text:p>
          </table:table-cell>
        </table:table-row>
        <table:table-row table:style-name="ro1">
          <table:table-cell office:value-type="string">
            <text:p>B and L - Buschle &amp; Lepper</text:p>
          </table:table-cell>
          <table:table-cell office:value-type="string">
            <text:p>R. Eng. Udo Deeke, 1218 - Salto Norte, Blumenau - SC, 89065-100, Brazil</text:p>
          </table:table-cell>
          <table:table-cell office:value-type="string">
            <text:p>(47) 3334-1088</text:p>
          </table:table-cell>
        </table:table-row>
        <table:table-row table:style-name="ro1">
          <table:table-cell office:value-type="string">
            <text:p>Bel Agro</text:p>
          </table:table-cell>
          <table:table-cell office:value-type="string">
            <text:p>R. Eng. Udo Deeke, 1218 - Salto Norte, Blumenau - SC, 89065-101, Brazil</text:p>
          </table:table-cell>
          <table:table-cell office:value-type="string">
            <text:p>(47) 3334-1088</text:p>
          </table:table-cell>
        </table:table-row>
        <table:table-row table:style-name="ro1">
          <table:table-cell office:value-type="string">
            <text:p>Chefe do Óleo Auto Center - Loja Itoupava Norte</text:p>
          </table:table-cell>
          <table:table-cell office:value-type="string">
            <text:p>R. Dois de Setembro, 3049 - Itoupava Norte, Blumenau - SC, 89053-500, Brazil</text:p>
          </table:table-cell>
          <table:table-cell office:value-type="string">
            <text:p>(47) 3334-1721</text:p>
          </table:table-cell>
        </table:table-row>
        <table:table-row table:style-name="ro1">
          <table:table-cell office:value-type="string">
            <text:p>Eisenbahn Bierhaus</text:p>
          </table:table-cell>
          <table:table-cell office:value-type="string">
            <text:p>R. Alberto Stein, 199 - Setor 4 - Velha, Blumenau - SC, 89036-200, Brazil</text:p>
          </table:table-cell>
          <table:table-cell office:value-type="string">
            <text:p>(47) 3335-3169</text:p>
          </table:table-cell>
        </table:table-row>
        <table:table-row table:style-name="ro1">
          <table:table-cell office:value-type="string">
            <text:p>Agropecuária São Francisco.</text:p>
          </table:table-cell>
          <table:table-cell office:value-type="string">
            <text:p>R. Santa Maria, 259 - Progresso, Blumenau - SC, 89027-200, Brazil</text:p>
          </table:table-cell>
          <table:table-cell office:value-type="string">
            <text:p>(47) 3336-5562</text:p>
          </table:table-cell>
        </table:table-row>
        <table:table-row table:style-name="ro1">
          <table:table-cell office:value-type="string">
            <text:p>Head of Oil</text:p>
          </table:table-cell>
          <table:table-cell office:value-type="string">
            <text:p>R. Eng. Udo Deeke - Salto Norte, Blumenau - SC, 89065-301, Brazil</text:p>
          </table:table-cell>
          <table:table-cell office:value-type="string">
            <text:p>(47) 3339-4060</text:p>
          </table:table-cell>
        </table:table-row>
        <table:table-row table:style-name="ro1">
          <table:table-cell office:value-type="string">
            <text:p>Supermercado Santa Rita</text:p>
          </table:table-cell>
          <table:table-cell office:value-type="string">
            <text:p>Rua Ageu Adão Sabino de Souza, 249 - Fortaleza, Blumenau - SC, 89058-085, Brazil</text:p>
          </table:table-cell>
          <table:table-cell office:value-type="string">
            <text:p>(47) 3339-4097</text:p>
          </table:table-cell>
        </table:table-row>
        <table:table-row table:style-name="ro1">
          <table:table-cell office:value-type="string">
            <text:p>GRÃO e CIA Produtos Naturais</text:p>
          </table:table-cell>
          <table:table-cell office:value-type="string">
            <text:p>ANEXO GIASSI SUPERMERCADO - R. São Paulo, 1277 - Victor Konder, Blumenau - SC, 89012-001, Brazil</text:p>
          </table:table-cell>
          <table:table-cell office:value-type="string">
            <text:p>(47) 3340-0067</text:p>
          </table:table-cell>
        </table:table-row>
        <table:table-row table:style-name="ro1">
          <table:table-cell office:value-type="string">
            <text:p>Empório Floriano</text:p>
          </table:table-cell>
          <table:table-cell office:value-type="string">
            <text:p>R. Floriano Peixoto, 320 - Centro, Blumenau - SC, 89010-500, Brazil</text:p>
          </table:table-cell>
          <table:table-cell office:value-type="string">
            <text:p>(47) 3340-2086</text:p>
          </table:table-cell>
        </table:table-row>
        <table:table-row table:style-name="ro1">
          <table:table-cell office:value-type="string">
            <text:p>Vinagre Heinig Indústria de Alimentos</text:p>
          </table:table-cell>
          <table:table-cell office:value-type="string">
            <text:p>R. Edgar Von Buettner, 249 - Bateas, Brusque - SC, 88355-350, Brazil</text:p>
          </table:table-cell>
          <table:table-cell office:value-type="string">
            <text:p>(47) 3350-0001</text:p>
          </table:table-cell>
        </table:table-row>
        <table:table-row table:style-name="ro1">
          <table:table-cell office:value-type="string">
            <text:p>Agro-Life</text:p>
          </table:table-cell>
          <table:table-cell office:value-type="string">
            <text:p>R. Eng. Udo Deeke, 1650 - Box 112 - Salto Norte, Blumenau - SC, 89065-101, Brazil</text:p>
          </table:table-cell>
          <table:table-cell office:value-type="string">
            <text:p>(47) 3378-3204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Bahia, 2055 - Salto, Blumenau - SC, 89031-001, Brazil</text:p>
          </table:table-cell>
          <table:table-cell office:value-type="string">
            <text:p>(47) 3380-4121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BR-470, 3000 - Salto Norte, Blumenau - SC, 89065-800, Brazil</text:p>
          </table:table-cell>
          <table:table-cell office:value-type="string">
            <text:p>(47) 3381-8126</text:p>
          </table:table-cell>
        </table:table-row>
        <table:table-row table:style-name="ro1">
          <table:table-cell office:value-type="string">
            <text:p>Bendita Semente Produtos Naturais</text:p>
          </table:table-cell>
          <table:table-cell office:value-type="string">
            <text:p>R. Santa Catarina, 4063 - Santa Catarina, Joinville - SC, 89233-001, Brazil</text:p>
          </table:table-cell>
          <table:table-cell office:value-type="string">
            <text:p>(47) 3416-0130</text:p>
          </table:table-cell>
        </table:table-row>
        <table:table-row table:style-name="ro1">
          <table:table-cell office:value-type="string">
            <text:p>O Melhor Suco do Mundo</text:p>
          </table:table-cell>
          <table:table-cell office:value-type="string">
            <text:p>R. Visc. de Taunay, 440 - Centro, Joinville - SC, 89203-005, Brazil</text:p>
          </table:table-cell>
          <table:table-cell office:value-type="string">
            <text:p>(47) 3422-1848</text:p>
          </table:table-cell>
        </table:table-row>
        <table:table-row table:style-name="ro1">
          <table:table-cell office:value-type="string">
            <text:p>Botica Nativa Produtos Naturais</text:p>
          </table:table-cell>
          <table:table-cell office:value-type="string">
            <text:p>R. Dr. Marinho Lobo, 20 - Centro, Joinville - SC, 89201-020, Brazil</text:p>
          </table:table-cell>
          <table:table-cell office:value-type="string">
            <text:p>(47) 3422-7816</text:p>
          </table:table-cell>
        </table:table-row>
        <table:table-row table:style-name="ro1">
          <table:table-cell office:value-type="string">
            <text:p>Alfa Car Auto Electric</text:p>
          </table:table-cell>
          <table:table-cell office:value-type="string">
            <text:p>R. Ten. Antônio João, 425 - Saguaçu, Joinville - SC, 89221-543, Brazil</text:p>
          </table:table-cell>
          <table:table-cell office:value-type="string">
            <text:p>(47) 3425-2057</text:p>
          </table:table-cell>
        </table:table-row>
        <table:table-row table:style-name="ro1">
          <table:table-cell office:value-type="string">
            <text:p>Sol do Oriente Apicultura</text:p>
          </table:table-cell>
          <table:table-cell office:value-type="string">
            <text:p>R. Riachuelo, 184 - Fundos - Bom Retiro, Joinville - SC, 89223-110, Brazil</text:p>
          </table:table-cell>
          <table:table-cell office:value-type="string">
            <text:p>(47) 3425-3460</text:p>
          </table:table-cell>
        </table:table-row>
        <table:table-row table:style-name="ro1">
          <table:table-cell office:value-type="string">
            <text:p>Cheirinho da Natureza</text:p>
          </table:table-cell>
          <table:table-cell office:value-type="string">
            <text:p>R. Minas Gerais, 1102 - Nova Brasília, Joinville - SC, 89213-300, Brazil</text:p>
          </table:table-cell>
          <table:table-cell office:value-type="string">
            <text:p>(47) 3426-0025</text:p>
          </table:table-cell>
        </table:table-row>
        <table:table-row table:style-name="ro1">
          <table:table-cell office:value-type="string">
            <text:p>Agropecuária Imaruí</text:p>
          </table:table-cell>
          <table:table-cell office:value-type="string">
            <text:p>R. Papa João XXIII, 972 - Iririú, Joinville - SC, 89227-301, Brazil</text:p>
          </table:table-cell>
          <table:table-cell office:value-type="string">
            <text:p>(47) 3427-2236</text:p>
          </table:table-cell>
        </table:table-row>
        <table:table-row table:style-name="ro1">
          <table:table-cell office:value-type="string">
            <text:p>Grupo Herbia</text:p>
          </table:table-cell>
          <table:table-cell office:value-type="string">
            <text:p>Rua Dona Francisca, 8300 Perini Business Park I Bloco L, salas 22 e 24 - Distrito Industrial, Joinville - SC, 89219-600, Brazil</text:p>
          </table:table-cell>
          <table:table-cell office:value-type="string">
            <text:p>(47) 3427-6966</text:p>
          </table:table-cell>
        </table:table-row>
        <table:table-row table:style-name="ro1">
          <table:table-cell office:value-type="string">
            <text:p>CETTO - Posto Rudnick Norte - Centro Técnico de Troca de Óleo em Joinville</text:p>
          </table:table-cell>
          <table:table-cell office:value-type="string">
            <text:p>Rodovia BR-101, KM 25 S/N - Rio Bonito, Joinville - SC, 89239-500, Brazil</text:p>
          </table:table-cell>
          <table:table-cell office:value-type="string">
            <text:p>(47) 3431-6029</text:p>
          </table:table-cell>
        </table:table-row>
        <table:table-row table:style-name="ro1">
          <table:table-cell office:value-type="string">
            <text:p>Empório da Lê João Colin</text:p>
          </table:table-cell>
          <table:table-cell office:value-type="string">
            <text:p>R. Dr. João Colin, 446 - sala 01 - Centro, Joinville - SC, 89218-035, Brazil</text:p>
          </table:table-cell>
          <table:table-cell office:value-type="string">
            <text:p>(47) 3432-2199</text:p>
          </table:table-cell>
        </table:table-row>
        <table:table-row table:style-name="ro1">
          <table:table-cell office:value-type="string">
            <text:p>Agropet Manchester</text:p>
          </table:table-cell>
          <table:table-cell office:value-type="string">
            <text:p>R. Alexandre Döhler, 179 - Centro, Joinville - SC, 89201-260, Brazil</text:p>
          </table:table-cell>
          <table:table-cell office:value-type="string">
            <text:p>(47) 3433-0600</text:p>
          </table:table-cell>
        </table:table-row>
        <table:table-row table:style-name="ro1">
          <table:table-cell office:value-type="string">
            <text:p>Joinvidros Distribuidora de Vidros, Ferragens e Alumínio.</text:p>
          </table:table-cell>
          <table:table-cell office:value-type="string">
            <text:p>Av. Plácido Hugo de Oliveira, 555 - Itinga, Joinville - SC, 89233-580, Brazil</text:p>
          </table:table-cell>
          <table:table-cell office:value-type="string">
            <text:p>(47) 3436-0060</text:p>
          </table:table-cell>
        </table:table-row>
        <table:table-row table:style-name="ro1">
          <table:table-cell office:value-type="string">
            <text:p>Empório Vida Natural</text:p>
          </table:table-cell>
          <table:table-cell office:value-type="string">
            <text:p>Rua Emílio Landmann - Aventureiro, Joinville - SC, 89226-030, Brazil</text:p>
          </table:table-cell>
          <table:table-cell office:value-type="string">
            <text:p>(47) 3436-0926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Tocantins, 39 - Zona Industrial Norte, Joinville - SC, 89219-540, Brazil</text:p>
          </table:table-cell>
          <table:table-cell office:value-type="string">
            <text:p>(47) 3436-3000</text:p>
          </table:table-cell>
        </table:table-row>
        <table:table-row table:style-name="ro1">
          <table:table-cell office:value-type="string">
            <text:p>Gringo Lubrificantes</text:p>
          </table:table-cell>
          <table:table-cell office:value-type="string">
            <text:p>R. Piratuba, 122 - Iririú, Joinville - SC, 89222-060, Brazil</text:p>
          </table:table-cell>
          <table:table-cell office:value-type="string">
            <text:p>(47) 3437-2310</text:p>
          </table:table-cell>
        </table:table-row>
        <table:table-row table:style-name="ro1">
          <table:table-cell office:value-type="string">
            <text:p>Herbia Cosméticos Orgânicos</text:p>
          </table:table-cell>
          <table:table-cell office:value-type="string">
            <text:p>Rua Dona Francisca, 8300 Sala 22, Bloco L - Perini Business Park - Via Napoli - Distrito Industrial, Joinville - SC, 89219-600, Brazil</text:p>
          </table:table-cell>
          <table:table-cell office:value-type="string">
            <text:p>(47) 3437-3292</text:p>
          </table:table-cell>
        </table:table-row>
        <table:table-row table:style-name="ro1">
          <table:table-cell office:value-type="string">
            <text:p>Winery Di Bacco</text:p>
          </table:table-cell>
          <table:table-cell office:value-type="string">
            <text:p>R. Otto Boehm, 682 - América, Joinville - SC, 89201-700, Brazil</text:p>
          </table:table-cell>
          <table:table-cell office:value-type="string">
            <text:p>(47) 3439-2888</text:p>
          </table:table-cell>
        </table:table-row>
        <table:table-row table:style-name="ro1">
          <table:table-cell office:value-type="string">
            <text:p>Quimisul</text:p>
          </table:table-cell>
          <table:table-cell office:value-type="string">
            <text:p>R. Jorge Augusto Emílio Müller, 37 - Iririú, Joinville - SC, 89227-310, Brazil</text:p>
          </table:table-cell>
          <table:table-cell office:value-type="string">
            <text:p>(47) 3440-0376</text:p>
          </table:table-cell>
        </table:table-row>
        <table:table-row table:style-name="ro1">
          <table:table-cell office:value-type="string">
            <text:p>Lepper | Fábrica</text:p>
          </table:table-cell>
          <table:table-cell office:value-type="string">
            <text:p>Av. Hermann August Lepper, 300 - Saguaçu, Joinville - SC, 89221-005, Brazil</text:p>
          </table:table-cell>
          <table:table-cell office:value-type="string">
            <text:p>(47) 3441-3111</text:p>
          </table:table-cell>
        </table:table-row>
        <table:table-row table:style-name="ro1">
          <table:table-cell office:value-type="string">
            <text:p>Agroflora Jardins - Glória</text:p>
          </table:table-cell>
          <table:table-cell office:value-type="string">
            <text:p>R. XV de Novembro, 2215 - Glória, Joinville - SC, 89216-199, Brazil</text:p>
          </table:table-cell>
          <table:table-cell office:value-type="string">
            <text:p>(47) 3453-2493</text:p>
          </table:table-cell>
        </table:table-row>
        <table:table-row table:style-name="ro1">
          <table:table-cell office:value-type="string">
            <text:p>FL Super Troca de Óleo</text:p>
          </table:table-cell>
          <table:table-cell office:value-type="string">
            <text:p>R. Ijuí, 154 - Anita Garibaldi, Joinville - SC, 89203-358, Brazil</text:p>
          </table:table-cell>
          <table:table-cell office:value-type="string">
            <text:p>(47) 3454-1796</text:p>
          </table:table-cell>
        </table:table-row>
        <table:table-row table:style-name="ro1">
          <table:table-cell office:value-type="string">
            <text:p>Baraúna Lubrificantes</text:p>
          </table:table-cell>
          <table:table-cell office:value-type="string">
            <text:p>R. Florianópolis, 2542 - Itaum, Joinville - SC, 89210-795, Brazil</text:p>
          </table:table-cell>
          <table:table-cell office:value-type="string">
            <text:p>(47) 3463-5430</text:p>
          </table:table-cell>
        </table:table-row>
        <table:table-row table:style-name="ro1">
          <table:table-cell office:value-type="string">
            <text:p>Empório da Lê</text:p>
          </table:table-cell>
          <table:table-cell office:value-type="string">
            <text:p>Tv. Dr. Norberto Bachmann, 147 - Centro, Joinville - SC, 89201-300, Brazil</text:p>
          </table:table-cell>
          <table:table-cell office:value-type="string">
            <text:p>(47) 3466-3074</text:p>
          </table:table-cell>
        </table:table-row>
        <table:table-row table:style-name="ro1">
          <table:table-cell office:value-type="string">
            <text:p>Agro Sidera - Agropecuária, Ração, Venenos, Adubos, Fertilizantes, Acessorios para os Pets</text:p>
          </table:table-cell>
          <table:table-cell office:value-type="string">
            <text:p>R. Ten. Antônio João, 2348 - Bom Retiro, Joinville - SC, 89223-100, Brazil</text:p>
          </table:table-cell>
          <table:table-cell office:value-type="string">
            <text:p>(47) 3473-0491</text:p>
          </table:table-cell>
        </table:table-row>
        <table:table-row table:style-name="ro1">
          <table:table-cell office:value-type="string">
            <text:p>Eleva Química</text:p>
          </table:table-cell>
          <table:table-cell office:value-type="string">
            <text:p>R. 7 de Setembro, 777 - Sala 501 - Centro, Blumenau - SC, 89010-201, Brazil</text:p>
          </table:table-cell>
          <table:table-cell office:value-type="string">
            <text:p>(47) 3488-6881</text:p>
          </table:table-cell>
        </table:table-row>
        <table:table-row table:style-name="ro1">
          <table:table-cell office:value-type="string">
            <text:p>Bono tires Joinville</text:p>
          </table:table-cell>
          <table:table-cell office:value-type="string">
            <text:p>R. Dona Francisca, 2338 - Saguaçu, Joinville - SC, 89221-009, Brazil</text:p>
          </table:table-cell>
          <table:table-cell office:value-type="string">
            <text:p>(47) 3512-3010</text:p>
          </table:table-cell>
        </table:table-row>
        <table:table-row table:style-name="ro1">
          <table:table-cell office:value-type="string">
            <text:p>Feirão Frutaville Escolinha</text:p>
          </table:table-cell>
          <table:table-cell office:value-type="string">
            <text:p>R. Adolfo da Veiga, 362 - Boehmerwald, Joinville - SC, 89235-025, Brazil</text:p>
          </table:table-cell>
          <table:table-cell office:value-type="string">
            <text:p>(47) 3801-1113</text:p>
          </table:table-cell>
        </table:table-row>
        <table:table-row table:style-name="ro1">
          <table:table-cell office:value-type="string">
            <text:p>Makiyama Serviços de Limpeza e Conservação em Joinville SC</text:p>
          </table:table-cell>
          <table:table-cell office:value-type="string">
            <text:p>R. Jerônimo Coelho, 78 - Sala 25 - Centro, Joinville - SC, 89201-050, Brazil</text:p>
          </table:table-cell>
          <table:table-cell office:value-type="string">
            <text:p>(47) 3801-1983</text:p>
          </table:table-cell>
        </table:table-row>
        <table:table-row table:style-name="ro1">
          <table:table-cell office:value-type="string">
            <text:p>ARMAZÉM LANALLU</text:p>
          </table:table-cell>
          <table:table-cell office:value-type="string">
            <text:p>R. Tupy, 2290 - Nova Brasília, Joinville - SC, 89214-505, Brazil</text:p>
          </table:table-cell>
          <table:table-cell office:value-type="string">
            <text:p>(47) 3804-2328</text:p>
          </table:table-cell>
        </table:table-row>
        <table:table-row table:style-name="ro1">
          <table:table-cell office:value-type="string">
            <text:p>Botequim Barão</text:p>
          </table:table-cell>
          <table:table-cell office:value-type="string">
            <text:p>R. Aquidaban, 451 - Glória, Joinville - SC, 89216-295, Brazil</text:p>
          </table:table-cell>
          <table:table-cell office:value-type="string">
            <text:p>(47) 3804-8300</text:p>
          </table:table-cell>
        </table:table-row>
        <table:table-row table:style-name="ro1">
          <table:table-cell office:value-type="string">
            <text:p>Nutri e Saúde Produtos Naturais</text:p>
          </table:table-cell>
          <table:table-cell office:value-type="string">
            <text:p>Anexo ao Hipermais Atacado - R. Waldemiro José Borges, 740 - Profipo, Joinville - SC, 89233-048, Brazil</text:p>
          </table:table-cell>
          <table:table-cell office:value-type="string">
            <text:p>(47) 3842-2150</text:p>
          </table:table-cell>
        </table:table-row>
        <table:table-row table:style-name="ro1">
          <table:table-cell office:value-type="string">
            <text:p>Bio Up • Produtos Naturais e Suplementos</text:p>
          </table:table-cell>
          <table:table-cell office:value-type="string">
            <text:p>Av. Eng. Max de Souza, 1648 - Coqueiros, Florianópolis - SC, 88080-000, Brazil</text:p>
          </table:table-cell>
          <table:table-cell office:value-type="string">
            <text:p>(48) 3024-1385</text:p>
          </table:table-cell>
        </table:table-row>
        <table:table-row table:style-name="ro1">
          <table:table-cell office:value-type="string">
            <text:p>Olivah Empório Natural</text:p>
          </table:table-cell>
          <table:table-cell office:value-type="string">
            <text:p>R. Dep. Antônio Edu Vieira, 523 - Pantanal, Florianópolis - SC, 88036-020, Brazil</text:p>
          </table:table-cell>
          <table:table-cell office:value-type="string">
            <text:p>(48) 3024-8170</text:p>
          </table:table-cell>
        </table:table-row>
        <table:table-row table:style-name="ro1">
          <table:table-cell office:value-type="string">
            <text:p>Oil Chalet</text:p>
          </table:table-cell>
          <table:table-cell office:value-type="string">
            <text:p>R. João Pio Duarte Silva, 830 - Córrego Grande, Florianópolis - SC, 88037-001, Brazil</text:p>
          </table:table-cell>
          <table:table-cell office:value-type="string">
            <text:p>(48) 3028-4010</text:p>
          </table:table-cell>
        </table:table-row>
        <table:table-row table:style-name="ro1">
          <table:table-cell office:value-type="string">
            <text:p>Chalé Óleo e Bateria - Sul da Ilha</text:p>
          </table:table-cell>
          <table:table-cell office:value-type="string">
            <text:p>Rod. Francisco Magno Vieira, 1472 - Campeche Central, Florianópolis - SC, 88063-700, Brazil</text:p>
          </table:table-cell>
          <table:table-cell office:value-type="string">
            <text:p>(48) 3028-4010</text:p>
          </table:table-cell>
        </table:table-row>
        <table:table-row table:style-name="ro1">
          <table:table-cell office:value-type="string">
            <text:p>Empório Vitta Trindade Florianópolis</text:p>
          </table:table-cell>
          <table:table-cell office:value-type="string">
            <text:p>Av. Pequeno Príncipe, 1820 - Campeche, Florianópolis - SC, 88063-000, Brazil</text:p>
          </table:table-cell>
          <table:table-cell office:value-type="string">
            <text:p>(48) 3030-1400</text:p>
          </table:table-cell>
        </table:table-row>
        <table:table-row table:style-name="ro1">
          <table:table-cell office:value-type="string">
            <text:p>SAAGAR AGRO BIOTECNOLOGIA LTDA</text:p>
          </table:table-cell>
          <table:table-cell office:value-type="string">
            <text:p>Av. Luiz Boiteux Piazza, 1302, Módulo 21-22 - SAPIENS PARQUE - Cachoeira do Bom Jesus, Florianópolis - SC, 88056-701, Brazil</text:p>
          </table:table-cell>
          <table:table-cell office:value-type="string">
            <text:p>(48) 3030-7330</text:p>
          </table:table-cell>
        </table:table-row>
        <table:table-row table:style-name="ro1">
          <table:table-cell office:value-type="string">
            <text:p>Doutor Óleo - Troca de Óleo e Filtros</text:p>
          </table:table-cell>
          <table:table-cell office:value-type="string">
            <text:p>Av. Marinheiro Max Schramm, 3526 - Jardim Atlântico, Florianópolis - SC, 88095-000, Brazil</text:p>
          </table:table-cell>
          <table:table-cell office:value-type="string">
            <text:p>(48) 3035-1058</text:p>
          </table:table-cell>
        </table:table-row>
        <table:table-row table:style-name="ro1">
          <table:table-cell office:value-type="string">
            <text:p>Da Ilha Empório De Produtos Naturais</text:p>
          </table:table-cell>
          <table:table-cell office:value-type="string">
            <text:p>Rod. João Gualberto Soares, 327 - Ingleses do Rio Vermelho, Florianópolis - SC, 88058-300, Brazil</text:p>
          </table:table-cell>
          <table:table-cell office:value-type="string">
            <text:p>(48) 3050-0266</text:p>
          </table:table-cell>
        </table:table-row>
        <table:table-row table:style-name="ro1">
          <table:table-cell office:value-type="string">
            <text:p>Floripa Óleo Santo Antonio de lisboa</text:p>
          </table:table-cell>
          <table:table-cell office:value-type="string">
            <text:p>Rod. José Carlos Daux, 9090 - Santo Antonio de Lisboa, Florianópolis - SC, 88050-001, Brazil</text:p>
          </table:table-cell>
          <table:table-cell office:value-type="string">
            <text:p>(48) 3065-6347</text:p>
          </table:table-cell>
        </table:table-row>
        <table:table-row table:style-name="ro1">
          <table:table-cell office:value-type="string">
            <text:p>Mercado Do Óleo - Kobrasol</text:p>
          </table:table-cell>
          <table:table-cell office:value-type="string">
            <text:p>Av. Delamar José da Silva, 363 - Kobrasol, São José - SC, 88102-100, Brazil</text:p>
          </table:table-cell>
          <table:table-cell office:value-type="string">
            <text:p>(48) 3094-5500</text:p>
          </table:table-cell>
        </table:table-row>
        <table:table-row table:style-name="ro1">
          <table:table-cell office:value-type="string">
            <text:p>Griletto</text:p>
          </table:table-cell>
          <table:table-cell office:value-type="string">
            <text:p>R. Bocaiúva, 2468 - 334 - Centro, Florianópolis - SC, 88015-902, Brazil</text:p>
          </table:table-cell>
          <table:table-cell office:value-type="string">
            <text:p>(48) 3204-7716</text:p>
          </table:table-cell>
        </table:table-row>
        <table:table-row table:style-name="ro1">
          <table:table-cell office:value-type="string">
            <text:p>Montana Grill</text:p>
          </table:table-cell>
          <table:table-cell office:value-type="string">
            <text:p>R. Bocaiúva, 2468 - Centro, Florianópolis - SC, 88015-530, Brazil</text:p>
          </table:table-cell>
          <table:table-cell office:value-type="string">
            <text:p>(48) 3204-9642</text:p>
          </table:table-cell>
        </table:table-row>
        <table:table-row table:style-name="ro1">
          <table:table-cell office:value-type="string">
            <text:p>DNA Empório Beiramar Shopping</text:p>
          </table:table-cell>
          <table:table-cell office:value-type="string">
            <text:p>térreo - R. Bocaiúva, 2468 - Centro, Florianópolis - SC, 88015-902, Brazil</text:p>
          </table:table-cell>
          <table:table-cell office:value-type="string">
            <text:p>(48) 3206-2235</text:p>
          </table:table-cell>
        </table:table-row>
        <table:table-row table:style-name="ro1">
          <table:table-cell office:value-type="string">
            <text:p>Empórium Nutribom</text:p>
          </table:table-cell>
          <table:table-cell office:value-type="string">
            <text:p>R. Conselheiro Mafra, 347 A - Centro, Florianópolis - SC, 88010-101, Brazil</text:p>
          </table:table-cell>
          <table:table-cell office:value-type="string">
            <text:p>(48) 3207-2442</text:p>
          </table:table-cell>
        </table:table-row>
        <table:table-row table:style-name="ro1">
          <table:table-cell office:value-type="string">
            <text:p>Restaurante Guacamole Cocina Mexicana</text:p>
          </table:table-cell>
          <table:table-cell office:value-type="string">
            <text:p>Av. Jorn. Rubéns de Arruda Ramos, 2006 - Centro, Florianópolis - SC, 88015-702, Brazil</text:p>
          </table:table-cell>
          <table:table-cell office:value-type="string">
            <text:p>(48) 3225-0900</text:p>
          </table:table-cell>
        </table:table-row>
        <table:table-row table:style-name="ro1">
          <table:table-cell office:value-type="string">
            <text:p>Kido - Troca de Óleo</text:p>
          </table:table-cell>
          <table:table-cell office:value-type="string">
            <text:p>SC-405, 2878 - Rio Tavares, Florianópolis - SC, 88063-700, Brazil</text:p>
          </table:table-cell>
          <table:table-cell office:value-type="string">
            <text:p>(48) 3226-1583</text:p>
          </table:table-cell>
        </table:table-row>
        <table:table-row table:style-name="ro1">
          <table:table-cell office:value-type="string">
            <text:p>Pit Stop Lubrificantes</text:p>
          </table:table-cell>
          <table:table-cell office:value-type="string">
            <text:p>R. Prof. Bento Águido Viêira, 20 - Sala 1 - Trindade, Florianópolis - SC, 88036-410, Brazil</text:p>
          </table:table-cell>
          <table:table-cell office:value-type="string">
            <text:p>(48) 3233-0189</text:p>
          </table:table-cell>
        </table:table-row>
        <table:table-row table:style-name="ro1">
          <table:table-cell office:value-type="string">
            <text:p>Revella Agritech</text:p>
          </table:table-cell>
          <table:table-cell office:value-type="string">
            <text:p>Edifício Alfama - SC-401, 600 - 5º andar, sala 506 - João Paulo, Florianópolis - SC, 88030-000, Brazil</text:p>
          </table:table-cell>
          <table:table-cell office:value-type="string">
            <text:p>(48) 3236-5734</text:p>
          </table:table-cell>
        </table:table-row>
        <table:table-row table:style-name="ro1">
          <table:table-cell office:value-type="string">
            <text:p>Super Loja do Mel</text:p>
          </table:table-cell>
          <table:table-cell office:value-type="string">
            <text:p>Rod. Virgílio Várzea, 2900 - Saco Grande, Florianópolis - SC, 88032-001, Brazil</text:p>
          </table:table-cell>
          <table:table-cell office:value-type="string">
            <text:p>(48) 3238-4444</text:p>
          </table:table-cell>
        </table:table-row>
        <table:table-row table:style-name="ro1">
          <table:table-cell office:value-type="string">
            <text:p>Armazém Natural</text:p>
          </table:table-cell>
          <table:table-cell office:value-type="string">
            <text:p>Rod. Amaro Antônio Viêira, 2312 - Itacorubi, Florianópolis - SC, 88034-102, Brazil</text:p>
          </table:table-cell>
          <table:table-cell office:value-type="string">
            <text:p>(48) 3238-8169</text:p>
          </table:table-cell>
        </table:table-row>
        <table:table-row table:style-name="ro1">
          <table:table-cell office:value-type="string">
            <text:p>Warehouse Oil</text:p>
          </table:table-cell>
          <table:table-cell office:value-type="string">
            <text:p>R. Santos Saraiva, 846 - Estreito, Florianópolis - SC, 88070-101, Brazil</text:p>
          </table:table-cell>
          <table:table-cell office:value-type="string">
            <text:p>(48) 3241-4784</text:p>
          </table:table-cell>
        </table:table-row>
        <table:table-row table:style-name="ro1">
          <table:table-cell office:value-type="string">
            <text:p>Top Óleo Floripa - Troca de Óleo e Filtros</text:p>
          </table:table-cell>
          <table:table-cell office:value-type="string">
            <text:p>Av. Marinheiro Max Schramm, 3208 - Jardim Atlântico, Florianópolis - SC, 88095-001, Brazil</text:p>
          </table:table-cell>
          <table:table-cell office:value-type="string">
            <text:p>(48) 3244-3366</text:p>
          </table:table-cell>
        </table:table-row>
        <table:table-row table:style-name="ro1">
          <table:table-cell office:value-type="string">
            <text:p>Oil Market - Super Oil Change</text:p>
          </table:table-cell>
          <table:table-cell office:value-type="string">
            <text:p>R. Gen. Eurico Gaspar Dutra, 862 - Estreito, Florianópolis - SC, 88075-100, Brazil</text:p>
          </table:table-cell>
          <table:table-cell office:value-type="string">
            <text:p>(48) 3244-5400</text:p>
          </table:table-cell>
        </table:table-row>
        <table:table-row table:style-name="ro1">
          <table:table-cell office:value-type="string">
            <text:p>Shop The Oleo</text:p>
          </table:table-cell>
          <table:table-cell office:value-type="string">
            <text:p>Av. Leoberto Leal, 467 - Barreiros, São José - SC, 88117-001, Brazil</text:p>
          </table:table-cell>
          <table:table-cell office:value-type="string">
            <text:p>(48) 3246-6873</text:p>
          </table:table-cell>
        </table:table-row>
        <table:table-row table:style-name="ro1">
          <table:table-cell office:value-type="string">
            <text:p>Ceciliano Lubrificantes</text:p>
          </table:table-cell>
          <table:table-cell office:value-type="string">
            <text:p>Av. Patrício Caldeira de Andrada, 1518 - 88085-150 - Capoeiras, Florianópolis - SC, 88085-150, Brazil</text:p>
          </table:table-cell>
          <table:table-cell office:value-type="string">
            <text:p>(48) 3248-7979</text:p>
          </table:table-cell>
        </table:table-row>
        <table:table-row table:style-name="ro1">
          <table:table-cell office:value-type="string">
            <text:p>Armazém Vital</text:p>
          </table:table-cell>
          <table:table-cell office:value-type="string">
            <text:p>Rod. Armando Calil Bulos, 5999 - Ingleses Norte, Florianópolis - SC, 88058-001, Brazil</text:p>
          </table:table-cell>
          <table:table-cell office:value-type="string">
            <text:p>(48) 3269-3010</text:p>
          </table:table-cell>
        </table:table-row>
        <table:table-row table:style-name="ro1">
          <table:table-cell office:value-type="string">
            <text:p>AM Troca De Oleo</text:p>
          </table:table-cell>
          <table:table-cell office:value-type="string">
            <text:p>Rod. José Carlos Daux, 15133 - Vargem Pequena, Florianópolis - SC, 88052-750, Brazil</text:p>
          </table:table-cell>
          <table:table-cell office:value-type="string">
            <text:p>(48) 3269-6562</text:p>
          </table:table-cell>
        </table:table-row>
        <table:table-row table:style-name="ro1">
          <table:table-cell office:value-type="string">
            <text:p>André Car super troca de oleo</text:p>
          </table:table-cell>
          <table:table-cell office:value-type="string">
            <text:p>Rod. João Gualberto Soares, n 6418 - São João do Rio Vermelho, Florianópolis - SC, 88060-000, Brazil</text:p>
          </table:table-cell>
          <table:table-cell office:value-type="string">
            <text:p>(48) 3307-3651</text:p>
          </table:table-cell>
        </table:table-row>
        <table:table-row table:style-name="ro1">
          <table:table-cell office:value-type="string">
            <text:p>Vita Sucos</text:p>
          </table:table-cell>
          <table:table-cell office:value-type="string">
            <text:p>R. Trajano, 111 - Centro, Florianópolis - SC, 88010-010, Brazil</text:p>
          </table:table-cell>
          <table:table-cell office:value-type="string">
            <text:p>(48) 3307-3957</text:p>
          </table:table-cell>
        </table:table-row>
        <table:table-row table:style-name="ro1">
          <table:table-cell office:value-type="string">
            <text:p>Simples e Natural Armazém Campeche</text:p>
          </table:table-cell>
          <table:table-cell office:value-type="string">
            <text:p>Av. Pequeno Príncipe, 2072 - Campeche, Florianópolis - SC, 88063-000, Brazil</text:p>
          </table:table-cell>
          <table:table-cell office:value-type="string">
            <text:p>(48) 3338-2893</text:p>
          </table:table-cell>
        </table:table-row>
        <table:table-row table:style-name="ro1">
          <table:table-cell office:value-type="string">
            <text:p>Sofí Cosméticos</text:p>
          </table:table-cell>
          <table:table-cell office:value-type="string">
            <text:p>R. Waldemar Ouríques, 78 - Capoeiras, Florianópolis - SC, 88090-050, Brazil</text:p>
          </table:table-cell>
          <table:table-cell office:value-type="string">
            <text:p>(48) 3348-5631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Av. Me. Benvenuta, 687 - Santa Monica, Florianópolis - SC, 88035-000, Brazil</text:p>
          </table:table-cell>
          <table:table-cell office:value-type="string">
            <text:p>(48) 3364-9445</text:p>
          </table:table-cell>
        </table:table-row>
        <table:table-row table:style-name="ro1">
          <table:table-cell office:value-type="string">
            <text:p>S.A Troca De Óleo</text:p>
          </table:table-cell>
          <table:table-cell office:value-type="string">
            <text:p>Vargem Grande, Florianópolis - State of Santa Catarina, 88052, Brazil</text:p>
          </table:table-cell>
          <table:table-cell office:value-type="string">
            <text:p>(48) 3369-1107</text:p>
          </table:table-cell>
        </table:table-row>
        <table:table-row table:style-name="ro1">
          <table:table-cell office:value-type="string">
            <text:p>Bio Mundo - Beiramar Shopping</text:p>
          </table:table-cell>
          <table:table-cell office:value-type="string">
            <text:p>R. Bocaiúva, 2468 - L3 - Centro, Florianópolis - SC, 88015-902, Brazil</text:p>
          </table:table-cell>
          <table:table-cell office:value-type="string">
            <text:p>(48) 3380-4868</text:p>
          </table:table-cell>
        </table:table-row>
        <table:table-row table:style-name="ro1">
          <table:table-cell office:value-type="string">
            <text:p>Compo do Brasil</text:p>
          </table:table-cell>
          <table:table-cell office:value-type="string">
            <text:p>R. Cristóvão Nunes Píres, 110 - Centro, Florianópolis - SC, 88010-120, Brazil</text:p>
          </table:table-cell>
          <table:table-cell office:value-type="string">
            <text:p>(48) 3722-9500</text:p>
          </table:table-cell>
        </table:table-row>
        <table:table-row table:style-name="ro1">
          <table:table-cell office:value-type="string">
            <text:p>Le Cosmétique - Cosméticos e Acessórios</text:p>
          </table:table-cell>
          <table:table-cell office:value-type="string">
            <text:p>R. Lauro Linhares, 1690 - Trindade, Florianópolis - SC, 88036-002, Brazil</text:p>
          </table:table-cell>
          <table:table-cell office:value-type="string">
            <text:p>(48) 3733-7677</text:p>
          </table:table-cell>
        </table:table-row>
        <table:table-row table:style-name="ro1">
          <table:table-cell office:value-type="string">
            <text:p>Angeloni - SC 401 (Florianópolis) - Supermercado</text:p>
          </table:table-cell>
          <table:table-cell office:value-type="string">
            <text:p>SC-401, 1484 - João Paulo, Florianópolis - SC, 88030-000, Brazil</text:p>
          </table:table-cell>
          <table:table-cell office:value-type="string">
            <text:p>(48) 3771-0000</text:p>
          </table:table-cell>
        </table:table-row>
        <table:table-row table:style-name="ro1">
          <table:table-cell office:value-type="string">
            <text:p>Fecoagro - Federação das Cooperativas Ágropecuárias de Santa Catarina</text:p>
          </table:table-cell>
          <table:table-cell office:value-type="string">
            <text:p>R. Tiradentes, 158 - Centro, Florianópolis - SC, 88010-430, Brazil</text:p>
          </table:table-cell>
          <table:table-cell office:value-type="string">
            <text:p>(48) 3878-8155</text:p>
          </table:table-cell>
        </table:table-row>
        <table:table-row table:style-name="ro1">
          <table:table-cell office:value-type="string">
            <text:p>Madero</text:p>
          </table:table-cell>
          <table:table-cell office:value-type="string">
            <text:p>Av. João Wallig, 1800 - Passo d'Areia, Porto Alegre - RS, 91340-001, Brazil</text:p>
          </table:table-cell>
          <table:table-cell office:value-type="string">
            <text:p>(51) 2312-1508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Ipiranga, 2495 - Azenha, Porto Alegre - RS, 90160-093, Brazil</text:p>
          </table:table-cell>
          <table:table-cell office:value-type="string">
            <text:p>(51) 3013-2045</text:p>
          </table:table-cell>
        </table:table-row>
        <table:table-row table:style-name="ro1">
          <table:table-cell office:value-type="string">
            <text:p>Mini Kalzone - Iguatemi Oasis</text:p>
          </table:table-cell>
          <table:table-cell office:value-type="string">
            <text:p>n° 1800 - Av. João Wallig, Loja 164 - Passo d'Areia, Porto Alegre - RS, 91349-900, Brazil</text:p>
          </table:table-cell>
          <table:table-cell office:value-type="string">
            <text:p>(51) 3016-7751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oão Wallig, 1903 - Chácara das Pedras, Porto Alegre - RS, 91340-001, Brazil</text:p>
          </table:table-cell>
          <table:table-cell office:value-type="string">
            <text:p>(51) 3022-4002</text:p>
          </table:table-cell>
        </table:table-row>
        <table:table-row table:style-name="ro1">
          <table:table-cell office:value-type="string">
            <text:p>Boteco do Joaquim</text:p>
          </table:table-cell>
          <table:table-cell office:value-type="string">
            <text:p>R. Joaquim Nabuco, 350 - Cidade Baixa, Porto Alegre - RS, 90050-340, Brazil</text:p>
          </table:table-cell>
          <table:table-cell office:value-type="string">
            <text:p>(51) 3022-7186</text:p>
          </table:table-cell>
        </table:table-row>
        <table:table-row table:style-name="ro1">
          <table:table-cell office:value-type="string">
            <text:p>Melaleuca e Copaíba</text:p>
          </table:table-cell>
          <table:table-cell office:value-type="string">
            <text:p>R. Tapajós, 44 - Conj. 207 - Jardim São Pedro, Porto Alegre - RS, 91040-410, Brazil</text:p>
          </table:table-cell>
          <table:table-cell office:value-type="string">
            <text:p>(51) 3023-6655</text:p>
          </table:table-cell>
        </table:table-row>
        <table:table-row table:style-name="ro1">
          <table:table-cell office:value-type="string">
            <text:p>Armazém dos Importados - Culinária</text:p>
          </table:table-cell>
          <table:table-cell office:value-type="string">
            <text:p>R. Padre Chagas, 167 - Moinhos de Vento, Porto Alegre - RS, 90570-080, Brazil</text:p>
          </table:table-cell>
          <table:table-cell office:value-type="string">
            <text:p>(51) 3026-1800</text:p>
          </table:table-cell>
        </table:table-row>
        <table:table-row table:style-name="ro1">
          <table:table-cell office:value-type="string">
            <text:p>Sepe Lubrificantes - Troca de Óleo a domicilio, Troca de Óleo Porto Alegre</text:p>
          </table:table-cell>
          <table:table-cell office:value-type="string">
            <text:p>R. Sepé Tiarajú, 170 - Medianeira, Porto Alegre - RS, 90450-190, Brazil</text:p>
          </table:table-cell>
          <table:table-cell office:value-type="string">
            <text:p>(51) 3029-6951</text:p>
          </table:table-cell>
        </table:table-row>
        <table:table-row table:style-name="ro1">
          <table:table-cell office:value-type="string">
            <text:p>Piccolino Café</text:p>
          </table:table-cell>
          <table:table-cell office:value-type="string">
            <text:p>R. Félix da Cunha, 1155 - Loja 1 - Moinhos de Vento, Porto Alegre - RS, 90570-001, Brazil</text:p>
          </table:table-cell>
          <table:table-cell office:value-type="string">
            <text:p>(51) 3086-4108</text:p>
          </table:table-cell>
        </table:table-row>
        <table:table-row table:style-name="ro1">
          <table:table-cell office:value-type="string">
            <text:p>Espetto Carioca</text:p>
          </table:table-cell>
          <table:table-cell office:value-type="string">
            <text:p>Av. Diario de Noticias, 300 Loja 1085 BCD - Cristal, Porto Alegre - RS, 90810-080, Brazil</text:p>
          </table:table-cell>
          <table:table-cell office:value-type="string">
            <text:p>(51) 3105-9250</text:p>
          </table:table-cell>
        </table:table-row>
        <table:table-row table:style-name="ro1">
          <table:table-cell office:value-type="string">
            <text:p>Via Aroma</text:p>
          </table:table-cell>
          <table:table-cell office:value-type="string">
            <text:p>Av. das Indústrias, 700 - São João, Porto Alegre - RS, 90200-290, Brazil</text:p>
          </table:table-cell>
          <table:table-cell office:value-type="string">
            <text:p>(51) 3119-8330</text:p>
          </table:table-cell>
        </table:table-row>
        <table:table-row table:style-name="ro1">
          <table:table-cell office:value-type="string">
            <text:p>Banca 43 Três Figueiras</text:p>
          </table:table-cell>
          <table:table-cell office:value-type="string">
            <text:p>Av. João Wallig, 1973 - Chácara das Pedras, Porto Alegre - RS, 91340-001, Brazil</text:p>
          </table:table-cell>
          <table:table-cell office:value-type="string">
            <text:p>(51) 3222-4543</text:p>
          </table:table-cell>
        </table:table-row>
        <table:table-row table:style-name="ro1">
          <table:table-cell office:value-type="string">
            <text:p>Diet Emporio - Alimentos &amp; Suplementos</text:p>
          </table:table-cell>
          <table:table-cell office:value-type="string">
            <text:p>R. Dr. Florêncio Ygartua, 65 - Loja 22 - Moinhos de Vento, Porto Alegre - RS, 90430-010, Brazil</text:p>
          </table:table-cell>
          <table:table-cell office:value-type="string">
            <text:p>(51) 3222-8718</text:p>
          </table:table-cell>
        </table:table-row>
        <table:table-row table:style-name="ro1">
          <table:table-cell office:value-type="string">
            <text:p>Atelier de Massas</text:p>
          </table:table-cell>
          <table:table-cell office:value-type="string">
            <text:p>R. Riachuelo, 1482 - Centro Histórico, Porto Alegre - RS, 90010-273, Brazil</text:p>
          </table:table-cell>
          <table:table-cell office:value-type="string">
            <text:p>(51) 3225-1125</text:p>
          </table:table-cell>
        </table:table-row>
        <table:table-row table:style-name="ro1">
          <table:table-cell office:value-type="string">
            <text:p>Comercial Martini</text:p>
          </table:table-cell>
          <table:table-cell office:value-type="string">
            <text:p>Mercado Publico Central de Porto Alegre - loja 11 externo - Centro Histórico, Porto Alegre - RS, 90020-070, Brazil</text:p>
          </table:table-cell>
          <table:table-cell office:value-type="string">
            <text:p>(51) 3226-3878</text:p>
          </table:table-cell>
        </table:table-row>
        <table:table-row table:style-name="ro1">
          <table:table-cell office:value-type="string">
            <text:p>Banca 13 Mercado Público de Porto Alegre</text:p>
          </table:table-cell>
          <table:table-cell office:value-type="string">
            <text:p>Mercado Público de - Centro Histórico, Porto Alegre - RS, 90020-070, Brazil</text:p>
          </table:table-cell>
          <table:table-cell office:value-type="string">
            <text:p>(51) 3226-6285</text:p>
          </table:table-cell>
        </table:table-row>
        <table:table-row table:style-name="ro1">
          <table:table-cell office:value-type="string">
            <text:p>Yara Fertilizer Brazil</text:p>
          </table:table-cell>
          <table:table-cell office:value-type="string">
            <text:p>Av. Carlos Gomes, 1672 - Auxiliadora, Porto Alegre - RS, 90480-002, Brazil</text:p>
          </table:table-cell>
          <table:table-cell office:value-type="string">
            <text:p>(51) 3230-1300</text:p>
          </table:table-cell>
        </table:table-row>
        <table:table-row table:style-name="ro1">
          <table:table-cell office:value-type="string">
            <text:p>Yara Brasil Fertilizantes</text:p>
          </table:table-cell>
          <table:table-cell office:value-type="string">
            <text:p>R. João Moreira Maciel, 5100 - Cais do Porto, Porto Alegre - RS, 90250-680, Brazil</text:p>
          </table:table-cell>
          <table:table-cell office:value-type="string">
            <text:p>(51) 3230-1300</text:p>
          </table:table-cell>
        </table:table-row>
        <table:table-row table:style-name="ro1">
          <table:table-cell office:value-type="string">
            <text:p>UM Bar&amp;Cozinha</text:p>
          </table:table-cell>
          <table:table-cell office:value-type="string">
            <text:p>Av. Mariland, 1388 - Mont'Serrat, Porto Alegre - RS, 90440-190, Brazil</text:p>
          </table:table-cell>
          <table:table-cell office:value-type="string">
            <text:p>(51) 3239-6751</text:p>
          </table:table-cell>
        </table:table-row>
        <table:table-row table:style-name="ro1">
          <table:table-cell office:value-type="string">
            <text:p>mahogany</text:p>
          </table:table-cell>
          <table:table-cell office:value-type="string">
            <text:p>piso, em frente ao cinema - Av. João Wallig, 1800 - Loja 2244 (2º - Jardim Europa, Porto Alegre - RS, 91340-020, Brazil</text:p>
          </table:table-cell>
          <table:table-cell office:value-type="string">
            <text:p>(51) 3273-1294</text:p>
          </table:table-cell>
        </table:table-row>
        <table:table-row table:style-name="ro1">
          <table:table-cell office:value-type="string">
            <text:p>Multifiltros and Parts</text:p>
          </table:table-cell>
          <table:table-cell office:value-type="string">
            <text:p>Av. Assis Brasil, 6929 - Sarandi, Porto Alegre - RS, 91140-001, Brazil</text:p>
          </table:table-cell>
          <table:table-cell office:value-type="string">
            <text:p>(51) 3307-5444</text:p>
          </table:table-cell>
        </table:table-row>
        <table:table-row table:style-name="ro1">
          <table:table-cell office:value-type="string">
            <text:p>House Kejos &amp; Spices</text:p>
          </table:table-cell>
          <table:table-cell office:value-type="string">
            <text:p>Av. Pátria, 1405 - São Geraldo, Porto Alegre - RS, 90230-071, Brazil</text:p>
          </table:table-cell>
          <table:table-cell office:value-type="string">
            <text:p>(51) 3325-1477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Dr. Nilo Peçanha, 1342 - Petrópolis, Porto Alegre - RS, 91330-002, Brazil</text:p>
          </table:table-cell>
          <table:table-cell office:value-type="string">
            <text:p>(51) 3328-3100</text:p>
          </table:table-cell>
        </table:table-row>
        <table:table-row table:style-name="ro1">
          <table:table-cell office:value-type="string">
            <text:p>CASA VERDE - SAÚDE A GRANEL</text:p>
          </table:table-cell>
          <table:table-cell office:value-type="string">
            <text:p>R. 24 de Outubro, 1336 - Auxiliadora, Porto Alegre - RS, 90510-001, Brazil</text:p>
          </table:table-cell>
          <table:table-cell office:value-type="string">
            <text:p>(51) 3332-3206</text:p>
          </table:table-cell>
        </table:table-row>
        <table:table-row table:style-name="ro1">
          <table:table-cell office:value-type="string">
            <text:p>Zilles - Fertilizantes e Implementos</text:p>
          </table:table-cell>
          <table:table-cell office:value-type="string">
            <text:p>Av. Fernando Ferrari, 151 - Anchieta, Porto Alegre - RS, 90200-040, Brazil</text:p>
          </table:table-cell>
          <table:table-cell office:value-type="string">
            <text:p>(51) 3342-3933</text:p>
          </table:table-cell>
        </table:table-row>
        <table:table-row table:style-name="ro1">
          <table:table-cell office:value-type="string">
            <text:p>Hikari</text:p>
          </table:table-cell>
          <table:table-cell office:value-type="string">
            <text:p>Av. Sertório, 5310 - Sarandi, Porto Alegre - RS, 91050-370, Brazil</text:p>
          </table:table-cell>
          <table:table-cell office:value-type="string">
            <text:p>(51) 3347-7125</text:p>
          </table:table-cell>
        </table:table-row>
        <table:table-row table:style-name="ro1">
          <table:table-cell office:value-type="string">
            <text:p>Central Ofertão</text:p>
          </table:table-cell>
          <table:table-cell office:value-type="string">
            <text:p>R. Bangu, 320 - Sarandi, Porto Alegre - RS, 91140-010, Brazil</text:p>
          </table:table-cell>
          <table:table-cell office:value-type="string">
            <text:p>(51) 3349-2100</text:p>
          </table:table-cell>
        </table:table-row>
        <table:table-row table:style-name="ro1">
          <table:table-cell office:value-type="string">
            <text:p>Troca de óleo Av.Sertorio - Poalub</text:p>
          </table:table-cell>
          <table:table-cell office:value-type="string">
            <text:p>Av. Sertório, 7175 - Sarandi, Porto Alegre - RS, 91130-720, Brazil</text:p>
          </table:table-cell>
          <table:table-cell office:value-type="string">
            <text:p>(51) 3364-5877</text:p>
          </table:table-cell>
        </table:table-row>
        <table:table-row table:style-name="ro1">
          <table:table-cell office:value-type="string">
            <text:p>TIMAC Agro Porto Alegre</text:p>
          </table:table-cell>
          <table:table-cell office:value-type="string">
            <text:p>Opus One - Av. Carlos Gomes, 222 - Boa Vista, Porto Alegre - RS, 90480-000, Brazil</text:p>
          </table:table-cell>
          <table:table-cell office:value-type="string">
            <text:p>(51) 3382-8788</text:p>
          </table:table-cell>
        </table:table-row>
        <table:table-row table:style-name="ro1">
          <table:table-cell office:value-type="string">
            <text:p>Bottega del Mare | Restaurante e Peixaria Gourmet</text:p>
          </table:table-cell>
          <table:table-cell office:value-type="string">
            <text:p>R. Quintino Bocaiúva, 996 - Moinhos de Vento, Porto Alegre - RS, 90440-050, Brazil</text:p>
          </table:table-cell>
          <table:table-cell office:value-type="string">
            <text:p>(51) 3391-2444</text:p>
          </table:table-cell>
        </table:table-row>
        <table:table-row table:style-name="ro1">
          <table:table-cell office:value-type="string">
            <text:p>Pâtissier Marcelo Gonçalves</text:p>
          </table:table-cell>
          <table:table-cell office:value-type="string">
            <text:p>R. Marquês do Pombal, 128 - Moinhos de Vento, Porto Alegre - RS, 90540-000, Brazil</text:p>
          </table:table-cell>
          <table:table-cell office:value-type="string">
            <text:p>(51) 3395-3848</text:p>
          </table:table-cell>
        </table:table-row>
        <table:table-row table:style-name="ro1">
          <table:table-cell office:value-type="string">
            <text:p>Almond Restaurante</text:p>
          </table:table-cell>
          <table:table-cell office:value-type="string">
            <text:p>R. Miguel Tostes, 269 - Rio Branco, Porto Alegre - RS, 90430-061, Brazil</text:p>
          </table:table-cell>
          <table:table-cell office:value-type="string">
            <text:p>(51) 3395-4558</text:p>
          </table:table-cell>
        </table:table-row>
        <table:table-row table:style-name="ro1">
          <table:table-cell office:value-type="string">
            <text:p>Fertilizantes Heringer</text:p>
          </table:table-cell>
          <table:table-cell office:value-type="string">
            <text:p>R. João Moreira Maciel, 3430 - Humaitá, Porto Alegre - RS, 90250-680, Brazil</text:p>
          </table:table-cell>
          <table:table-cell office:value-type="string">
            <text:p>(51) 3406-2200</text:p>
          </table:table-cell>
        </table:table-row>
        <table:table-row table:style-name="ro1">
          <table:table-cell office:value-type="string">
            <text:p>Mandarinier Gastronomia</text:p>
          </table:table-cell>
          <table:table-cell office:value-type="string">
            <text:p>R. Alberto Torres, 228 - Cidade Baixa, Porto Alegre - RS, 90050-080, Brazil</text:p>
          </table:table-cell>
          <table:table-cell office:value-type="string">
            <text:p>(51) 3517-7703</text:p>
          </table:table-cell>
        </table:table-row>
        <table:table-row table:style-name="ro1">
          <table:table-cell office:value-type="string">
            <text:p>Prinz</text:p>
          </table:table-cell>
          <table:table-cell office:value-type="string">
            <text:p>R. Osvaldo Aranha, 525 - Centro, Lajeado - RS, 95900-000, Brazil</text:p>
          </table:table-cell>
          <table:table-cell office:value-type="string">
            <text:p>(51) 3714-4078</text:p>
          </table:table-cell>
        </table:table-row>
        <table:table-row table:style-name="ro1">
          <table:table-cell office:value-type="string">
            <text:p>Ravanello Winery - Vineyards and Fine Wines</text:p>
          </table:table-cell>
          <table:table-cell office:value-type="string">
            <text:p>Rodovia ERS-235 Pórtico, Gramado - RS, 95674-230, Brazil</text:p>
          </table:table-cell>
          <table:table-cell office:value-type="string">
            <text:p>(54) 2700-0102</text:p>
          </table:table-cell>
        </table:table-row>
        <table:table-row table:style-name="ro1">
          <table:table-cell office:value-type="string">
            <text:p>Rudão - Espaço Gourmet</text:p>
          </table:table-cell>
          <table:table-cell office:value-type="string">
            <text:p>Av. Borges de Medeiros, 3271 - Centro, Gramado - RS, 95670-000, Brazil</text:p>
          </table:table-cell>
          <table:table-cell office:value-type="string">
            <text:p>(54) 3286-1266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Borges de Medeiros, 1419 - Planalto, Gramado - RS, 95670-000, Brazil</text:p>
          </table:table-cell>
          <table:table-cell office:value-type="string">
            <text:p>(54) 3286-1821</text:p>
          </table:table-cell>
        </table:table-row>
        <table:table-row table:style-name="ro1">
          <table:table-cell office:value-type="string">
            <text:p>Empório Body Store</text:p>
          </table:table-cell>
          <table:table-cell office:value-type="string">
            <text:p>Av. Borges de Medeiros, 2405 - Loja 3 - Centro, Gramado - RS, 95670-000, Brazil</text:p>
          </table:table-cell>
          <table:table-cell office:value-type="string">
            <text:p>(54) 3286-3817</text:p>
          </table:table-cell>
        </table:table-row>
        <table:table-row table:style-name="ro1">
          <table:table-cell office:value-type="string">
            <text:p>Rissul</text:p>
          </table:table-cell>
          <table:table-cell office:value-type="string">
            <text:p>Av. Borges de Medeiros, 3994 - Centro, Gramado - RS, 95670-000, Brazil</text:p>
          </table:table-cell>
          <table:table-cell office:value-type="string">
            <text:p>(54) 3286-4211</text:p>
          </table:table-cell>
        </table:table-row>
        <table:table-row table:style-name="ro1">
          <table:table-cell office:value-type="string">
            <text:p>Ammo Cosméticos Gramado</text:p>
          </table:table-cell>
          <table:table-cell office:value-type="string">
            <text:p>R. São Pedro, 597 - Centro, Gramado - RS, 95670-000, Brazil</text:p>
          </table:table-cell>
          <table:table-cell office:value-type="string">
            <text:p>(54) 3286-4547</text:p>
          </table:table-cell>
        </table:table-row>
        <table:table-row table:style-name="ro1">
          <table:table-cell office:value-type="string">
            <text:p>Sabor de Frutas</text:p>
          </table:table-cell>
          <table:table-cell office:value-type="string">
            <text:p>R. Me. Verônica, 57 - Centro, Gramado - RS, 95670-000, Brazil</text:p>
          </table:table-cell>
          <table:table-cell office:value-type="string">
            <text:p>(54) 3286-4714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das Hortênsias, 2177 - Vila Suica, Gramado - RS, 95670-000, Brazil</text:p>
          </table:table-cell>
          <table:table-cell office:value-type="string">
            <text:p>(54) 3286-5991</text:p>
          </table:table-cell>
        </table:table-row>
        <table:table-row table:style-name="ro1">
          <table:table-cell office:value-type="string">
            <text:p>Tudo Em Grãos - Gramado</text:p>
          </table:table-cell>
          <table:table-cell office:value-type="string">
            <text:p>R. São Pedro, 810 - Centro, Gramado - RS, 95670-000, Brazil</text:p>
          </table:table-cell>
          <table:table-cell office:value-type="string">
            <text:p>(54) 3286-7641</text:p>
          </table:table-cell>
        </table:table-row>
        <table:table-row table:style-name="ro1">
          <table:table-cell office:value-type="string">
            <text:p>Vinha Gramado - Ataliba Vinhos</text:p>
          </table:table-cell>
          <table:table-cell office:value-type="string">
            <text:p>Av. Borges de Medeiros, 2016 - Centro, Gramado - RS, 95670-000, Brazil</text:p>
          </table:table-cell>
          <table:table-cell office:value-type="string">
            <text:p>(54) 3286-9559</text:p>
          </table:table-cell>
        </table:table-row>
        <table:table-row table:style-name="ro1">
          <table:table-cell office:value-type="string">
            <text:p>Mix | Saudável Com Sabor</text:p>
          </table:table-cell>
          <table:table-cell office:value-type="string">
            <text:p>Av. das Hortênsias, 2112 - Centro, Gramado - RS, 95675-072, Brazil</text:p>
          </table:table-cell>
          <table:table-cell office:value-type="string">
            <text:p>(54) 3295-1224</text:p>
          </table:table-cell>
        </table:table-row>
        <table:table-row table:style-name="ro1">
          <table:table-cell office:value-type="string">
            <text:p>Vinagres Koller</text:p>
          </table:table-cell>
          <table:table-cell office:value-type="string">
            <text:p>R. Júlio Trombini, 1800 - Koller, Erechim - RS, 99711-230, Brazil</text:p>
          </table:table-cell>
          <table:table-cell office:value-type="string">
            <text:p>(54) 3321-4366</text:p>
          </table:table-cell>
        </table:table-row>
        <table:table-row table:style-name="ro1">
          <table:table-cell office:value-type="string">
            <text:p>Le Grand Burger - La Montagne</text:p>
          </table:table-cell>
          <table:table-cell office:value-type="string">
            <text:p>Av. Borges de Medeiros, 2659 - loja 14 - Centro, Gramado - RS, 95670-000, Brazil</text:p>
          </table:table-cell>
          <table:table-cell office:value-type="string">
            <text:p>(54) 3422-2637</text:p>
          </table:table-cell>
        </table:table-row>
        <table:table-row table:style-name="ro1">
          <table:table-cell office:value-type="string">
            <text:p>Dona Cecília Fondue e Restaurante</text:p>
          </table:table-cell>
          <table:table-cell office:value-type="string">
            <text:p>Av. das Hortênsias, 1885 - Sala 10 - Centro, Gramado - RS, 95670-760, Brazil</text:p>
          </table:table-cell>
          <table:table-cell office:value-type="string">
            <text:p>(54) 3699-1132</text:p>
          </table:table-cell>
        </table:table-row>
        <table:table-row table:style-name="ro1">
          <table:table-cell office:value-type="string">
            <text:p>Amati Feito em Gramado</text:p>
          </table:table-cell>
          <table:table-cell office:value-type="string">
            <text:p>Av. Borges de Medeiros, 2388 - Centro, Gramado - RS, 95670-000, Brazil</text:p>
          </table:table-cell>
          <table:table-cell office:value-type="string">
            <text:p>(54) 3699-3661</text:p>
          </table:table-cell>
        </table:table-row>
        <table:table-row table:style-name="ro1">
          <table:table-cell office:value-type="string">
            <text:p>Restaurante Bêrga Mótta</text:p>
          </table:table-cell>
          <table:table-cell office:value-type="string">
            <text:p>Estr. Profa. Elvira A. Benetti, km 05 - Vale do Quilombo, Canela - RS, 95680-000, Brazil</text:p>
          </table:table-cell>
          <table:table-cell office:value-type="string">
            <text:p>(54) 3699-9605</text:p>
          </table:table-cell>
        </table:table-row>
        <table:table-row table:style-name="ro1">
          <table:table-cell office:value-type="string">
            <text:p>Alecrim Produtos Naturais | Asa Sul</text:p>
          </table:table-cell>
          <table:table-cell office:value-type="string">
            <text:p>SHCS CLS 102 BL B Loja 25 - Asa Sul, Brasília - DF, 70330-525, Brazil</text:p>
          </table:table-cell>
          <table:table-cell office:value-type="string">
            <text:p>(61) 2411-0140</text:p>
          </table:table-cell>
        </table:table-row>
        <table:table-row table:style-name="ro1">
          <table:table-cell office:value-type="string">
            <text:p>Mundo dos Óleos</text:p>
          </table:table-cell>
          <table:table-cell office:value-type="string">
            <text:p>CLSW 504 BL B - loja 46 - Cruzeiro, Brasília - DF, 70673-642, Brazil</text:p>
          </table:table-cell>
          <table:table-cell office:value-type="string">
            <text:p>(61) 3028-1447</text:p>
          </table:table-cell>
        </table:table-row>
        <table:table-row table:style-name="ro1">
          <table:table-cell office:value-type="string">
            <text:p>Santé 13 Restaurante</text:p>
          </table:table-cell>
          <table:table-cell office:value-type="string">
            <text:p>SHCN/CL Qd 413 Bloco A Lojas 40, 34, 36, 35, 23 - SHCN CLN 413 - Asa Norte, Brasília - DF, 70876-510, Brazil</text:p>
          </table:table-cell>
          <table:table-cell office:value-type="string">
            <text:p>(61) 3037-2132</text:p>
          </table:table-cell>
        </table:table-row>
        <table:table-row table:style-name="ro1">
          <table:table-cell office:value-type="string">
            <text:p>Coco Bambu Brasília Shopping: Happy Hour, Vinhos, Chopp, Camarão, Delivery DF</text:p>
          </table:table-cell>
          <table:table-cell office:value-type="string">
            <text:p>Brasìlia Shopping Lojas 2w, 3w, 4w - BL A - Via W3 Norte - Asa Norte, Brasília - DF, 70715-900, Brazil</text:p>
          </table:table-cell>
          <table:table-cell office:value-type="string">
            <text:p>(61) 3038-1818</text:p>
          </table:table-cell>
        </table:table-row>
        <table:table-row table:style-name="ro1">
          <table:table-cell office:value-type="string">
            <text:p>Mel &amp; Mel - Produtos Naturais</text:p>
          </table:table-cell>
          <table:table-cell office:value-type="string">
            <text:p>Cls 302 Bloco C - Brasília, DF, 70338-530, Brazil</text:p>
          </table:table-cell>
          <table:table-cell office:value-type="string">
            <text:p>(61) 3039-2626</text:p>
          </table:table-cell>
        </table:table-row>
        <table:table-row table:style-name="ro1">
          <table:table-cell office:value-type="string">
            <text:p>Agromaster Revenda de Produtos Agrícolas</text:p>
          </table:table-cell>
          <table:table-cell office:value-type="string">
            <text:p>SAAN Quadra 1, 370 - Brasília, DF, 70632-100, Brazil</text:p>
          </table:table-cell>
          <table:table-cell office:value-type="string">
            <text:p>(61) 3039-3181</text:p>
          </table:table-cell>
        </table:table-row>
        <table:table-row table:style-name="ro1">
          <table:table-cell office:value-type="string">
            <text:p>Fausto e Manoel Restaurante</text:p>
          </table:table-cell>
          <table:table-cell office:value-type="string">
            <text:p>CLSW 101 Bloco C, loja 12, 11 e 10 - Cruzeiro / Sudoeste / Octogonal, Brasília - DF, 70670-503, Brazil</text:p>
          </table:table-cell>
          <table:table-cell office:value-type="string">
            <text:p>(61) 3039-6407</text:p>
          </table:table-cell>
        </table:table-row>
        <table:table-row table:style-name="ro1">
          <table:table-cell office:value-type="string">
            <text:p>Shizen Natural Products</text:p>
          </table:table-cell>
          <table:table-cell office:value-type="string">
            <text:p>St. Sudoeste SQSW 303 Bloco A loja 12 - Cruzeiro / Sudoeste / Octogonal, Brasília - DF, 70673-621, Brazil</text:p>
          </table:table-cell>
          <table:table-cell office:value-type="string">
            <text:p>(61) 3045-2700</text:p>
          </table:table-cell>
        </table:table-row>
        <table:table-row table:style-name="ro1">
          <table:table-cell office:value-type="string">
            <text:p>MaxFoods Market 103 Sudoeste</text:p>
          </table:table-cell>
          <table:table-cell office:value-type="string">
            <text:p>St. Sudoeste CLSW 103 Bloco C Loja 46 - Cruzeiro / Sudoeste / Octogonal, Brasília - DF, 70670-523, Brazil</text:p>
          </table:table-cell>
          <table:table-cell office:value-type="string">
            <text:p>(61) 3208-3679</text:p>
          </table:table-cell>
        </table:table-row>
        <table:table-row table:style-name="ro1">
          <table:table-cell office:value-type="string">
            <text:p>Polytotal Pneus - Asa Norte</text:p>
          </table:table-cell>
          <table:table-cell office:value-type="string">
            <text:p>Quadra 704-705 Bloco F - Asa Norte, Brasília - DF, 70730-610, Brazil</text:p>
          </table:table-cell>
          <table:table-cell office:value-type="string">
            <text:p>(61) 3221-7799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St. de Clubes Esportivos Sul Trecho 2 Ícone Parque Conjunto 36, Parte C 301 - Asa Sul, Brasília - DF, 70297-400, Brazil</text:p>
          </table:table-cell>
          <table:table-cell office:value-type="string">
            <text:p>(61) 3224-5585</text:p>
          </table:table-cell>
        </table:table-row>
        <table:table-row table:style-name="ro1">
          <table:table-cell office:value-type="string">
            <text:p>Marietta Sanduíches Leves</text:p>
          </table:table-cell>
          <table:table-cell office:value-type="string">
            <text:p>R. Fernandes Tourinho, 221 - Funcionários, Belo Horizonte - MG, 30112-000, Brazil</text:p>
          </table:table-cell>
          <table:table-cell office:value-type="string">
            <text:p>(61) 3233-0489</text:p>
          </table:table-cell>
        </table:table-row>
        <table:table-row table:style-name="ro1">
          <table:table-cell office:value-type="string">
            <text:p>Agro Óleo</text:p>
          </table:table-cell>
          <table:table-cell office:value-type="string">
            <text:p>Sia Tr 1, 3 - Lote 265/75 - Sia Sul, Brasília - DF, 71200-030, Brazil</text:p>
          </table:table-cell>
          <table:table-cell office:value-type="string">
            <text:p>(61) 3234-0018</text:p>
          </table:table-cell>
        </table:table-row>
        <table:table-row table:style-name="ro1">
          <table:table-cell office:value-type="string">
            <text:p>Vegetal Agronegócios</text:p>
          </table:table-cell>
          <table:table-cell office:value-type="string">
            <text:p>Sia Trecho 7, 10 - Brasília, DF, 71205-050, Brazil</text:p>
          </table:table-cell>
          <table:table-cell office:value-type="string">
            <text:p>(61) 3234-8485</text:p>
          </table:table-cell>
        </table:table-row>
        <table:table-row table:style-name="ro1">
          <table:table-cell office:value-type="string">
            <text:p>Deposito Vegetal Smas</text:p>
          </table:table-cell>
          <table:table-cell office:value-type="string">
            <text:p>Parque do Guará Gleba 2, 3395 - Guará, Brasília - DF, 71215-300, Brazil</text:p>
          </table:table-cell>
          <table:table-cell office:value-type="string">
            <text:p>(61) 3234-8485</text:p>
          </table:table-cell>
        </table:table-row>
        <table:table-row table:style-name="ro1">
          <table:table-cell office:value-type="string">
            <text:p>Shizen Natural Products</text:p>
          </table:table-cell>
          <table:table-cell office:value-type="string">
            <text:p>SHCS CLS 407 Bloco B Loja 14 - Asa Sul, Brasília - DF, 70256-520, Brazil</text:p>
          </table:table-cell>
          <table:table-cell office:value-type="string">
            <text:p>(61) 3242-3644</text:p>
          </table:table-cell>
        </table:table-row>
        <table:table-row table:style-name="ro1">
          <table:table-cell office:value-type="string">
            <text:p>Fuego Alma e Vino</text:p>
          </table:table-cell>
          <table:table-cell office:value-type="string">
            <text:p>SHCS CLS 112 BL. A Loja 3 - Asa Sul, Brasília - DF, 70375-510, Brazil</text:p>
          </table:table-cell>
          <table:table-cell office:value-type="string">
            <text:p>(61) 3245-8159</text:p>
          </table:table-cell>
        </table:table-row>
        <table:table-row table:style-name="ro1">
          <table:table-cell office:value-type="string">
            <text:p>Mangai</text:p>
          </table:table-cell>
          <table:table-cell office:value-type="string">
            <text:p>SCE Sul, s/n - Lote 2 - Asa Sul Trecho 2 - Brasília, DF, 70200-002, Brazil</text:p>
          </table:table-cell>
          <table:table-cell office:value-type="string">
            <text:p>(61) 3252-0156</text:p>
          </table:table-cell>
        </table:table-row>
        <table:table-row table:style-name="ro1">
          <table:table-cell office:value-type="string">
            <text:p>Fratello Uno Pizzaria - Terraço Shopping</text:p>
          </table:table-cell>
          <table:table-cell office:value-type="string">
            <text:p>A0S 2/8 LOTE 5 - TERRAÇO SHOPPING - LOJA 136/137 - Cruzeiro / Sudoeste / Octogonal, Brasília - DF, 70660-900, Brazil</text:p>
          </table:table-cell>
          <table:table-cell office:value-type="string">
            <text:p>(61) 3256-0011</text:p>
          </table:table-cell>
        </table:table-row>
        <table:table-row table:style-name="ro1">
          <table:table-cell office:value-type="string">
            <text:p>Manuelzinho Restaurante</text:p>
          </table:table-cell>
          <table:table-cell office:value-type="string">
            <text:p>SHCS CLS 404 Bloco A loja 33 - Asa Sul, Brasília - DF, 70238-500, Brazil</text:p>
          </table:table-cell>
          <table:table-cell office:value-type="string">
            <text:p>(61) 3257-8999</text:p>
          </table:table-cell>
        </table:table-row>
        <table:table-row table:style-name="ro1">
          <table:table-cell office:value-type="string">
            <text:p>Parentela Casa de Pães</text:p>
          </table:table-cell>
          <table:table-cell office:value-type="string">
            <text:p>SHCS CLS 302 - Asa Sul, Brasília - DF, 70338-500, Brazil</text:p>
          </table:table-cell>
          <table:table-cell office:value-type="string">
            <text:p>(61) 3273-0219</text:p>
          </table:table-cell>
        </table:table-row>
        <table:table-row table:style-name="ro1">
          <table:table-cell office:value-type="string">
            <text:p>Naturale Produtos Naturais</text:p>
          </table:table-cell>
          <table:table-cell office:value-type="string">
            <text:p>Sclrn 705 Bloco D Lj 13 s/n - Asa Norte, Brasília - DF, 70730-555, Brazil</text:p>
          </table:table-cell>
          <table:table-cell office:value-type="string">
            <text:p>(61) 3274-0001</text:p>
          </table:table-cell>
        </table:table-row>
        <table:table-row table:style-name="ro1">
          <table:table-cell office:value-type="string">
            <text:p>Fausto &amp; Manoel - Pontão Lago Sul</text:p>
          </table:table-cell>
          <table:table-cell office:value-type="string">
            <text:p>SHIS Ql 10, Lote 1/30 - Lago Sul, Brasília - DF, 70297-400, Brazil</text:p>
          </table:table-cell>
          <table:table-cell office:value-type="string">
            <text:p>(61) 3297-7013</text:p>
          </table:table-cell>
        </table:table-row>
        <table:table-row table:style-name="ro1">
          <table:table-cell office:value-type="string">
            <text:p>Daniel Briand Patissier Chocolatier</text:p>
          </table:table-cell>
          <table:table-cell office:value-type="string">
            <text:p>Comércio Local Norte, 104 - loja 26 BL A - Asa Norte, Brasília - DF, 70733-540, Brazil</text:p>
          </table:table-cell>
          <table:table-cell office:value-type="string">
            <text:p>(61) 3326-1135</text:p>
          </table:table-cell>
        </table:table-row>
        <table:table-row table:style-name="ro1">
          <table:table-cell office:value-type="string">
            <text:p>️Minas Escapamentos</text:p>
          </table:table-cell>
          <table:table-cell office:value-type="string">
            <text:p>SHCGN SCLRN 703 Bloco C Loja 02 - Asa Norte, Brasília - DF, 70730-513, Brazil</text:p>
          </table:table-cell>
          <table:table-cell office:value-type="string">
            <text:p>(61) 3326-3118</text:p>
          </table:table-cell>
        </table:table-row>
        <table:table-row table:style-name="ro1">
          <table:table-cell office:value-type="string">
            <text:p>Bio Mundo Brasília Shopping</text:p>
          </table:table-cell>
          <table:table-cell office:value-type="string">
            <text:p>Brasìlia shopping - SCN Quadra 05 Bloco A Sala 88c - Asa Norte, Brasília - DF, 70715-900, Brazil</text:p>
          </table:table-cell>
          <table:table-cell office:value-type="string">
            <text:p>(61) 3326-9875</text:p>
          </table:table-cell>
        </table:table-row>
        <table:table-row table:style-name="ro1">
          <table:table-cell office:value-type="string">
            <text:p>Multi Óleos Serviços Automotivos</text:p>
          </table:table-cell>
          <table:table-cell office:value-type="string">
            <text:p>QMSW 02 conjunto B lote 01 - Cruzeiro / Sudoeste / Octogonal, Brasília - DF, 70680-200, Brazil</text:p>
          </table:table-cell>
          <table:table-cell office:value-type="string">
            <text:p>(61) 3342-2324</text:p>
          </table:table-cell>
        </table:table-row>
        <table:table-row table:style-name="ro1">
          <table:table-cell office:value-type="string">
            <text:p>Confeitaria Sweet Cake - Brasilia (Asa Sul)</text:p>
          </table:table-cell>
          <table:table-cell office:value-type="string">
            <text:p>23 - SHCS CLS 413 27 - Asa Sul, Brasília - DF, 70296-500, Brazil</text:p>
          </table:table-cell>
          <table:table-cell office:value-type="string">
            <text:p>(61) 3345-3531</text:p>
          </table:table-cell>
        </table:table-row>
        <table:table-row table:style-name="ro1">
          <table:table-cell office:value-type="string">
            <text:p>LêDulce Gastrobar</text:p>
          </table:table-cell>
          <table:table-cell office:value-type="string">
            <text:p>St. E Norte QNE 35 Lote 01 - Taguatinga, Brasília - DF, 72125-350, Brazil</text:p>
          </table:table-cell>
          <table:table-cell office:value-type="string">
            <text:p>(61) 3356-4672</text:p>
          </table:table-cell>
        </table:table-row>
        <table:table-row table:style-name="ro1">
          <table:table-cell office:value-type="string">
            <text:p>Bio Mundo Produtos Naturais</text:p>
          </table:table-cell>
          <table:table-cell office:value-type="string">
            <text:p>SIA Trecho 5, 12 - Lote 105 - Brasília, DF, 71205-970, Brazil</text:p>
          </table:table-cell>
          <table:table-cell office:value-type="string">
            <text:p>(61) 3361-1170</text:p>
          </table:table-cell>
        </table:table-row>
        <table:table-row table:style-name="ro1">
          <table:table-cell office:value-type="string">
            <text:p>Hortibraz Com. e Tecnologia</text:p>
          </table:table-cell>
          <table:table-cell office:value-type="string">
            <text:p>SIA Trecho 10 Pavilhão B12 Box 11/12 - Guará, Brasília - DF, 71200-100, Brazil</text:p>
          </table:table-cell>
          <table:table-cell office:value-type="string">
            <text:p>(61) 3361-3809</text:p>
          </table:table-cell>
        </table:table-row>
        <table:table-row table:style-name="ro1">
          <table:table-cell office:value-type="string">
            <text:p>Mega Lub - Mobil OilExpress</text:p>
          </table:table-cell>
          <table:table-cell office:value-type="string">
            <text:p>SHCES Qd 1101 Bloco C - Lojas 74 e 78 - Cruzeiro, Brasília - DF, 70658-113, Brazil</text:p>
          </table:table-cell>
          <table:table-cell office:value-type="string">
            <text:p>(61) 3361-5023</text:p>
          </table:table-cell>
        </table:table-row>
        <table:table-row table:style-name="ro1">
          <table:table-cell office:value-type="string">
            <text:p>Araguaia Produtos Agropecuários</text:p>
          </table:table-cell>
          <table:table-cell office:value-type="string">
            <text:p>SIA Sul Tr.07 - Ceasa, 100 - Pavilhão B-4 - Guará, Brasília - DF, 71200-100, Brazil</text:p>
          </table:table-cell>
          <table:table-cell office:value-type="string">
            <text:p>(61) 3362-3500</text:p>
          </table:table-cell>
        </table:table-row>
        <table:table-row table:style-name="ro1">
          <table:table-cell office:value-type="string">
            <text:p>Confeitaria Sweet Cake - Brasilia (Lago Sul)</text:p>
          </table:table-cell>
          <table:table-cell office:value-type="string">
            <text:p>St. de Habitações Individuais Sul QI 21 Bloco C Loja 24 e 36 - Lago Sul, Brasília - DF, 71655-570, Brazil</text:p>
          </table:table-cell>
          <table:table-cell office:value-type="string">
            <text:p>(61) 3366-3531</text:p>
          </table:table-cell>
        </table:table-row>
        <table:table-row table:style-name="ro1">
          <table:table-cell office:value-type="string">
            <text:p>Lubrificar - Engates, Escapamentos e Troca de Óleo</text:p>
          </table:table-cell>
          <table:table-cell office:value-type="string">
            <text:p>Quadra 34 conjunto E lote 08 - Paranoá, Brasília - DF, 71573-405, Brazil</text:p>
          </table:table-cell>
          <table:table-cell office:value-type="string">
            <text:p>(61) 3369-3476</text:p>
          </table:table-cell>
        </table:table-row>
        <table:table-row table:style-name="ro1">
          <table:table-cell office:value-type="string">
            <text:p>Matsuflora Garden Center Brasília</text:p>
          </table:table-cell>
          <table:table-cell office:value-type="string">
            <text:p>Chácara 55 B. Estr. Eptg Matsuflora - St. Hab. Vicente Pires Garden Center B - Taguatinga, Brasília - DF, 72005-315, Brazil</text:p>
          </table:table-cell>
          <table:table-cell office:value-type="string">
            <text:p>(61) 3397-4552</text:p>
          </table:table-cell>
        </table:table-row>
        <table:table-row table:style-name="ro1">
          <table:table-cell office:value-type="string">
            <text:p>Galpão Centro-Oeste</text:p>
          </table:table-cell>
          <table:table-cell office:value-type="string">
            <text:p>SIA Quadra 03 C - Sia Ae, 05 - Loja 33 - Zona Industrial, Brasília - DF, 71200-035, Brazil</text:p>
          </table:table-cell>
          <table:table-cell office:value-type="string">
            <text:p>(61) 3436-0030</text:p>
          </table:table-cell>
        </table:table-row>
        <table:table-row table:style-name="ro1">
          <table:table-cell office:value-type="string">
            <text:p>Crepe Royale</text:p>
          </table:table-cell>
          <table:table-cell office:value-type="string">
            <text:p>BL C - loja 37 - Asa Sul, Brasília - DF, 70253-530, Brazil</text:p>
          </table:table-cell>
          <table:table-cell office:value-type="string">
            <text:p>(61) 3443-4777</text:p>
          </table:table-cell>
        </table:table-row>
        <table:table-row table:style-name="ro1">
          <table:table-cell office:value-type="string">
            <text:p>São Roque Troca de óleo</text:p>
          </table:table-cell>
          <table:table-cell office:value-type="string">
            <text:p>PLL 01 - Loja 02 - Sofn Q 4 Conjunto B - Brasília, DF, 70634-400, Brazil</text:p>
          </table:table-cell>
          <table:table-cell office:value-type="string">
            <text:p>(61) 3465-2155</text:p>
          </table:table-cell>
        </table:table-row>
        <table:table-row table:style-name="ro1">
          <table:table-cell office:value-type="string">
            <text:p>Araguaia Produtos Agropecuários</text:p>
          </table:table-cell>
          <table:table-cell office:value-type="string">
            <text:p>Q 16 Área Especial, 11 - Sobradinho, Brasília - DF, 73050-610, Brazil</text:p>
          </table:table-cell>
          <table:table-cell office:value-type="string">
            <text:p>(61) 3487-8200</text:p>
          </table:table-cell>
        </table:table-row>
        <table:table-row table:style-name="ro1">
          <table:table-cell office:value-type="string">
            <text:p>Vasto Restaurante Brasília Shopping: Parrilla, Sushi, Vinho, Chopp, Delivery DF</text:p>
          </table:table-cell>
          <table:table-cell office:value-type="string">
            <text:p>BL A - SCN Q 5 Q5 Loja 84L, Brasìlia shopping - Asa Norte, Brasília - DF, 70715-900, Brazil</text:p>
          </table:table-cell>
          <table:table-cell office:value-type="string">
            <text:p>(61) 3544-7860</text:p>
          </table:table-cell>
        </table:table-row>
        <table:table-row table:style-name="ro1">
          <table:table-cell office:value-type="string">
            <text:p>Restaurante Jijoca Br Frutos do Mar Brasília DF</text:p>
          </table:table-cell>
          <table:table-cell office:value-type="string">
            <text:p>SHCS CLS 402 Bloco B Loja 29 - Asa Sul, Brasília - DF, 70236-520, Brazil</text:p>
          </table:table-cell>
          <table:table-cell office:value-type="string">
            <text:p>(61) 3548-9180</text:p>
          </table:table-cell>
        </table:table-row>
        <table:table-row table:style-name="ro1">
          <table:table-cell office:value-type="string">
            <text:p>Compostão Fertilizantes Agroecológicos</text:p>
          </table:table-cell>
          <table:table-cell office:value-type="string">
            <text:p>Colônia Agrícola Samambaia ap 208, sala 15 - Taguatinga, Brasília - DF, 72001-880, Brazil</text:p>
          </table:table-cell>
          <table:table-cell office:value-type="string">
            <text:p>(61) 3550-8501</text:p>
          </table:table-cell>
        </table:table-row>
        <table:table-row table:style-name="ro1">
          <table:table-cell office:value-type="string">
            <text:p>Bio Mundo Sudoeste Clsw 302</text:p>
          </table:table-cell>
          <table:table-cell office:value-type="string">
            <text:p>St. Sudoeste SQSW 302 Bloco A - Brasília, DF, 70673-611, Brazil</text:p>
          </table:table-cell>
          <table:table-cell office:value-type="string">
            <text:p>(61) 3575-5717</text:p>
          </table:table-cell>
        </table:table-row>
        <table:table-row table:style-name="ro1">
          <table:table-cell office:value-type="string">
            <text:p>Tribo Colorado Verde Produtos Naturais</text:p>
          </table:table-cell>
          <table:table-cell office:value-type="string">
            <text:p>SH Grande Colorado Condomínio Jardim Europa I - Sobradinho, Brasília - DF, 73105-900, Brazil</text:p>
          </table:table-cell>
          <table:table-cell office:value-type="string">
            <text:p>(61) 3595-1719</text:p>
          </table:table-cell>
        </table:table-row>
        <table:table-row table:style-name="ro1">
          <table:table-cell office:value-type="string">
            <text:p>Nutrilan</text:p>
          </table:table-cell>
          <table:table-cell office:value-type="string">
            <text:p>Quadra SHCN CL Qd. 206 - Asa Norte parte NL BL A - Brasília, DF, Brazil</text:p>
          </table:table-cell>
          <table:table-cell office:value-type="string">
            <text:p>(61) 3718-0109</text:p>
          </table:table-cell>
        </table:table-row>
        <table:table-row table:style-name="ro1">
          <table:table-cell office:value-type="string">
            <text:p>Nutrilan</text:p>
          </table:table-cell>
          <table:table-cell office:value-type="string">
            <text:p>Av. Miguel Sutil, 8000 - Sala 1.406 - Ribeirão da Ponte, Cuiabá - MT, 78040-400, Brazil</text:p>
          </table:table-cell>
          <table:table-cell office:value-type="string">
            <text:p>(61) 3718-0109</text:p>
          </table:table-cell>
        </table:table-row>
        <table:table-row table:style-name="ro1">
          <table:table-cell office:value-type="string">
            <text:p>Atacadão Pneus Asa Sul</text:p>
          </table:table-cell>
          <table:table-cell office:value-type="string">
            <text:p>SHCS QD 510 BL A LOJA 75 - Brasília, DF, 70360-515, Brazil</text:p>
          </table:table-cell>
          <table:table-cell office:value-type="string">
            <text:p>(61) 3770-5000</text:p>
          </table:table-cell>
        </table:table-row>
        <table:table-row table:style-name="ro1">
          <table:table-cell office:value-type="string">
            <text:p>Omega Super Troca 506 Norte</text:p>
          </table:table-cell>
          <table:table-cell office:value-type="string">
            <text:p>SEPN Q 506 BL D Loja 16 - Asa Norte, Brasília - DF, 70740-570, Brazil</text:p>
          </table:table-cell>
          <table:table-cell office:value-type="string">
            <text:p>(61) 3961-0800</text:p>
          </table:table-cell>
        </table:table-row>
        <table:table-row table:style-name="ro1">
          <table:table-cell office:value-type="string">
            <text:p>Elvisem do Brasil Ind e Com</text:p>
          </table:table-cell>
          <table:table-cell office:value-type="string">
            <text:p>SAAN Quadra 01 Lote 945 / 955 - SAAN Quadra 1, 01 - Brasília, DF, 70632-100, Brazil</text:p>
          </table:table-cell>
          <table:table-cell office:value-type="string">
            <text:p>(61) 3964-8205</text:p>
          </table:table-cell>
        </table:table-row>
        <table:table-row table:style-name="ro1">
          <table:table-cell office:value-type="string">
            <text:p>M.V.S. Produtos Automotivos</text:p>
          </table:table-cell>
          <table:table-cell office:value-type="string">
            <text:p>R. Pernambuco, 21 - Quadra 120 - Cpa II, Cuiabá - MT, 78055-428, Brazil</text:p>
          </table:table-cell>
          <table:table-cell office:value-type="string">
            <text:p>(65) 2127-3064</text:p>
          </table:table-cell>
        </table:table-row>
        <table:table-row table:style-name="ro1">
          <table:table-cell office:value-type="string">
            <text:p>Space Car</text:p>
          </table:table-cell>
          <table:table-cell office:value-type="string">
            <text:p>Av Tancredo de Almeida Neves, n415 - Jardim Petropolis, Cuiabá - MT, 78070-122, Brazil</text:p>
          </table:table-cell>
          <table:table-cell office:value-type="string">
            <text:p>(65) 2127-3967</text:p>
          </table:table-cell>
        </table:table-row>
        <table:table-row table:style-name="ro1">
          <table:table-cell office:value-type="string">
            <text:p>Bella Mulher Cosméticos &amp; Perfumaria</text:p>
          </table:table-cell>
          <table:table-cell office:value-type="string">
            <text:p>Av. Brasil, 17 - Cpa II, Cuiabá - MT, 78055-508, Brazil</text:p>
          </table:table-cell>
          <table:table-cell office:value-type="string">
            <text:p>(65) 2129-7058</text:p>
          </table:table-cell>
        </table:table-row>
        <table:table-row table:style-name="ro1">
          <table:table-cell office:value-type="string">
            <text:p>Plantivo</text:p>
          </table:table-cell>
          <table:table-cell office:value-type="string">
            <text:p>Av. Historiador Rubens de Mendonça, 1894 - Sala 1604, 16 Andar - Bosque Saúde, Cuiabá - MT, 78050-000, Brazil</text:p>
          </table:table-cell>
          <table:table-cell office:value-type="string">
            <text:p>(65) 3023-2731</text:p>
          </table:table-cell>
        </table:table-row>
        <table:table-row table:style-name="ro1">
          <table:table-cell office:value-type="string">
            <text:p>Casa Das Sementes</text:p>
          </table:table-cell>
          <table:table-cell office:value-type="string">
            <text:p>Av. Fernando Corrêa da Costa, 2630 - Jardim Comodoro, Cuiabá - MT, 78058-707, Brazil</text:p>
          </table:table-cell>
          <table:table-cell office:value-type="string">
            <text:p>(65) 3041-1172</text:p>
          </table:table-cell>
        </table:table-row>
        <table:table-row table:style-name="ro1">
          <table:table-cell office:value-type="string">
            <text:p>Frutas De Quintal</text:p>
          </table:table-cell>
          <table:table-cell office:value-type="string">
            <text:p>Bar da Lagoa - Av. Dr. Hélio Ribeiro - Res. Paiaguás, Cuiabá - MT, 78048-250, Brazil</text:p>
          </table:table-cell>
          <table:table-cell office:value-type="string">
            <text:p>(65) 3052-1068</text:p>
          </table:table-cell>
        </table:table-row>
        <table:table-row table:style-name="ro1">
          <table:table-cell office:value-type="string">
            <text:p>Coco Bambu Cuiabá: Restaurante, Peixe, Camarão, Carnes, Lagosta, Salada, MT</text:p>
          </table:table-cell>
          <table:table-cell office:value-type="string">
            <text:p>Av. Miguel Sutil, 9300 - LUC 1001 - Santa Rosa, Cuiabá - MT, 78040-365, Brazil</text:p>
          </table:table-cell>
          <table:table-cell office:value-type="string">
            <text:p>(65) 3056-3052</text:p>
          </table:table-cell>
        </table:table-row>
        <table:table-row table:style-name="ro1">
          <table:table-cell office:value-type="string">
            <text:p>Bio Mundo Cuiabá Shopping Estação</text:p>
          </table:table-cell>
          <table:table-cell office:value-type="string">
            <text:p>Av Miguel Sutil, 9300, Shopping Estação, LUC 1024 - Santa Rosa, Cuiabá - MT, 78040-365, Brazil</text:p>
          </table:table-cell>
          <table:table-cell office:value-type="string">
            <text:p>(65) 3057-8799</text:p>
          </table:table-cell>
        </table:table-row>
        <table:table-row table:style-name="ro1">
          <table:table-cell office:value-type="string">
            <text:p>Araguaia Produtos Agropecuários</text:p>
          </table:table-cell>
          <table:table-cell office:value-type="string">
            <text:p>Av. Miguel Sutil, 13555 - Porto, Cuiabá - MT, 78030-485, Brazil</text:p>
          </table:table-cell>
          <table:table-cell office:value-type="string">
            <text:p>(65) 3314-5300</text:p>
          </table:table-cell>
        </table:table-row>
        <table:table-row table:style-name="ro1">
          <table:table-cell office:value-type="string">
            <text:p>Amazon Agro Agricultural Products</text:p>
          </table:table-cell>
          <table:table-cell office:value-type="string">
            <text:p>Av. Tenente Coronel Duarte, 1775 - Centro Sul, Cuiabá - MT, 78015-500, Brazil</text:p>
          </table:table-cell>
          <table:table-cell office:value-type="string">
            <text:p>(65) 3319-2000</text:p>
          </table:table-cell>
        </table:table-row>
        <table:table-row table:style-name="ro1">
          <table:table-cell office:value-type="string">
            <text:p>Empório Matí</text:p>
          </table:table-cell>
          <table:table-cell office:value-type="string">
            <text:p>R. Barão de Melgaço, 2000 - Centro Sul, Cuiabá - MT, 78025-300, Brazil</text:p>
          </table:table-cell>
          <table:table-cell office:value-type="string">
            <text:p>(65) 3358-5328</text:p>
          </table:table-cell>
        </table:table-row>
        <table:table-row table:style-name="ro1">
          <table:table-cell office:value-type="string">
            <text:p>In love cosmetics</text:p>
          </table:table-cell>
          <table:table-cell office:value-type="string">
            <text:p>R. Leblon, 162 - Jardim Guanabara, Cuiabá - MT, 78010-660, Brazil</text:p>
          </table:table-cell>
          <table:table-cell office:value-type="string">
            <text:p>(65) 3359-1209</text:p>
          </table:table-cell>
        </table:table-row>
        <table:table-row table:style-name="ro1">
          <table:table-cell office:value-type="string">
            <text:p>MXM SUPER TROCA</text:p>
          </table:table-cell>
          <table:table-cell office:value-type="string">
            <text:p>Av. Fernando Corrêa da Costa, 4478 - Coxipó, Cuiabá - MT, 78085-000, Brazil</text:p>
          </table:table-cell>
          <table:table-cell office:value-type="string">
            <text:p>(65) 3359-4007</text:p>
          </table:table-cell>
        </table:table-row>
        <table:table-row table:style-name="ro1">
          <table:table-cell office:value-type="string">
            <text:p>Empório Grãos e Sabor: melhor mercado de grãos</text:p>
          </table:table-cell>
          <table:table-cell office:value-type="string">
            <text:p>Av. Historiador Rubens de Mendonça, 1098 - Baú, Cuiabá - MT, 78008-000, Brazil</text:p>
          </table:table-cell>
          <table:table-cell office:value-type="string">
            <text:p>(65) 3359-6404</text:p>
          </table:table-cell>
        </table:table-row>
        <table:table-row table:style-name="ro1">
          <table:table-cell office:value-type="string">
            <text:p>ProSaúde Cuiabá Centro</text:p>
          </table:table-cell>
          <table:table-cell office:value-type="string">
            <text:p>R. Joaquim Murtinho, 320 - Centro Norte, Cuiabá - MT, 78005-290, Brazil</text:p>
          </table:table-cell>
          <table:table-cell office:value-type="string">
            <text:p>(65) 3359-8009</text:p>
          </table:table-cell>
        </table:table-row>
        <table:table-row table:style-name="ro1">
          <table:table-cell office:value-type="string">
            <text:p>Novafertil Comércio de Fertilizantes</text:p>
          </table:table-cell>
          <table:table-cell office:value-type="string">
            <text:p>Av. Historiador Rubens de Mendonça, 1731 - SALA 04 - Alvorada, Cuiabá - MT, 78048-340, Brazil</text:p>
          </table:table-cell>
          <table:table-cell office:value-type="string">
            <text:p>(65) 3364-3048</text:p>
          </table:table-cell>
        </table:table-row>
        <table:table-row table:style-name="ro1">
          <table:table-cell office:value-type="string">
            <text:p>Goedert Lubrificantes</text:p>
          </table:table-cell>
          <table:table-cell office:value-type="string">
            <text:p>Av. Carmindo de Campos, 2667 - Dom Aquino, Cuiabá - MT, 78015-020, Brazil</text:p>
          </table:table-cell>
          <table:table-cell office:value-type="string">
            <text:p>(65) 3365-3682</text:p>
          </table:table-cell>
        </table:table-row>
        <table:table-row table:style-name="ro1">
          <table:table-cell office:value-type="string">
            <text:p>Racco Cosméticos</text:p>
          </table:table-cell>
          <table:table-cell office:value-type="string">
            <text:p>Rua 13 de Junho, 207 Galeria GG Térreo - Centro, Cuiabá - MT, 78005-250, Brazil</text:p>
          </table:table-cell>
          <table:table-cell office:value-type="string">
            <text:p>(65) 3365-5014</text:p>
          </table:table-cell>
        </table:table-row>
        <table:table-row table:style-name="ro1">
          <table:table-cell office:value-type="string">
            <text:p>Bravo Agribusiness</text:p>
          </table:table-cell>
          <table:table-cell office:value-type="string">
            <text:p>Av. Gen. Mello, 2840 - Praeiro, Cuiabá - MT, 78070-300, Brazil</text:p>
          </table:table-cell>
          <table:table-cell office:value-type="string">
            <text:p>(65) 3614-9900</text:p>
          </table:table-cell>
        </table:table-row>
        <table:table-row table:style-name="ro1">
          <table:table-cell office:value-type="string">
            <text:p>Viveiros America - Viveiro em Cuiabá - Grama em Cuiabá - Plantas em Cuiabá</text:p>
          </table:table-cell>
          <table:table-cell office:value-type="string">
            <text:p>Rodovia Helder Candia - Estrada da Guia, km 01 - Ribeirão do Lipa, Cuiabá - MT, 78048-150, Brazil</text:p>
          </table:table-cell>
          <table:table-cell office:value-type="string">
            <text:p>(65) 3621-8846</text:p>
          </table:table-cell>
        </table:table-row>
        <table:table-row table:style-name="ro1">
          <table:table-cell office:value-type="string">
            <text:p>Império do Óleo Distribuidora de Lubrificantes e Óleos</text:p>
          </table:table-cell>
          <table:table-cell office:value-type="string">
            <text:p>Av. das Torres, 2177 - Morada dos Nobres, Cuiabá - MT, 78068-095, Brazil</text:p>
          </table:table-cell>
          <table:table-cell office:value-type="string">
            <text:p>(65) 3622-0411</text:p>
          </table:table-cell>
        </table:table-row>
        <table:table-row table:style-name="ro1">
          <table:table-cell office:value-type="string">
            <text:p>Scap Car Auto Center</text:p>
          </table:table-cell>
          <table:table-cell office:value-type="string">
            <text:p>Oficina , Alinhamento e Balanceamento , Revisão Freio , Regulagem Eletrônica Amortecedor , Limpeza de Bico , Troca de Óleo - Av. Miguel Sutil, 5251 - Lixeira, Cuiabá - MT, 78008-200, Brazil</text:p>
          </table:table-cell>
          <table:table-cell office:value-type="string">
            <text:p>(65) 3622-2000</text:p>
          </table:table-cell>
        </table:table-row>
        <table:table-row table:style-name="ro1">
          <table:table-cell office:value-type="string">
            <text:p>Suco Perpitola ao Natural</text:p>
          </table:table-cell>
          <table:table-cell office:value-type="string">
            <text:p>Shopping Goiabeiras - 2º Piso - R. Des. José Barros do Valê, 500 - Duque de Caxias, Cuiabá - MT, 78043-900, Brazil</text:p>
          </table:table-cell>
          <table:table-cell office:value-type="string">
            <text:p>(65) 3623-3373</text:p>
          </table:table-cell>
        </table:table-row>
        <table:table-row table:style-name="ro1">
          <table:table-cell office:value-type="string">
            <text:p>Casa do Adubo Cuiabá</text:p>
          </table:table-cell>
          <table:table-cell office:value-type="string">
            <text:p>Av. Fernando Corrêa da Costa, 3010 - Jardim Shangri-lá, Cuiabá - MT, 78070-200, Brazil</text:p>
          </table:table-cell>
          <table:table-cell office:value-type="string">
            <text:p>(65) 3627-3065</text:p>
          </table:table-cell>
        </table:table-row>
        <table:table-row table:style-name="ro1">
          <table:table-cell office:value-type="string">
            <text:p>Agropecuária Triunfo - Cuiabá/MT</text:p>
          </table:table-cell>
          <table:table-cell office:value-type="string">
            <text:p>Rod. Emanuel Pinheiro, 10 - Estrada da Chapada, Cuiabá - MT, 78055-799, Brazil</text:p>
          </table:table-cell>
          <table:table-cell office:value-type="string">
            <text:p>(65) 3637-1418</text:p>
          </table:table-cell>
        </table:table-row>
        <table:table-row table:style-name="ro1">
          <table:table-cell office:value-type="string">
            <text:p>Star Super Troca - Miguel Sutil</text:p>
          </table:table-cell>
          <table:table-cell office:value-type="string">
            <text:p>Troca de Oléo , Baterias Multimarcas , Peças e Serviços Loja Especializada em Lubrificantes e Filtros , Pneus e Cambagem Alinhamento e Balanceamento , Lubrificantes e Filtros - Av. Miguel Sutil, 12962 - Novo Terceiro, Cuiabá - MT, 78028-400, Brazil</text:p>
          </table:table-cell>
          <table:table-cell office:value-type="string">
            <text:p>(65) 3637-7777</text:p>
          </table:table-cell>
        </table:table-row>
        <table:table-row table:style-name="ro1">
          <table:table-cell office:value-type="string">
            <text:p>Bio Mundo Cuiabá Pantanal Shopping</text:p>
          </table:table-cell>
          <table:table-cell office:value-type="string">
            <text:p>Pantanal Shopping - Av. Historiador Rubens de Mendonça, 3300 - LOJA 1045 - Jardim Aclimacao, Cuiabá - MT, 78050-280, Brazil</text:p>
          </table:table-cell>
          <table:table-cell office:value-type="string">
            <text:p>(65) 3641-8123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Av. Raul Santos Costa, 2264 - Ribeirão do Lipa, Cuiabá - MT, 78048-180, Brazil</text:p>
          </table:table-cell>
          <table:table-cell office:value-type="string">
            <text:p>(65) 3644-2319</text:p>
          </table:table-cell>
        </table:table-row>
        <table:table-row table:style-name="ro1">
          <table:table-cell office:value-type="string">
            <text:p>Dirlene Salgados</text:p>
          </table:table-cell>
          <table:table-cell office:value-type="string">
            <text:p>R. C St. Centro-Norte, 14 A - Morada do Ouro, Cuiabá - MT, 78053-394, Brazil</text:p>
          </table:table-cell>
          <table:table-cell office:value-type="string">
            <text:p>(65) 3644-2586</text:p>
          </table:table-cell>
        </table:table-row>
        <table:table-row table:style-name="ro1">
          <table:table-cell office:value-type="string">
            <text:p>Solum Laboratório</text:p>
          </table:table-cell>
          <table:table-cell office:value-type="string">
            <text:p>Av. Archimedes Pereira Lima, 4360 - Cachoeira das Garças, Cuiabá - MT, 78077-200, Brazil</text:p>
          </table:table-cell>
          <table:table-cell office:value-type="string">
            <text:p>(65) 3644-6788</text:p>
          </table:table-cell>
        </table:table-row>
        <table:table-row table:style-name="ro1">
          <table:table-cell office:value-type="string">
            <text:p>Saizeriya Restaurante</text:p>
          </table:table-cell>
          <table:table-cell office:value-type="string">
            <text:p>R. Cento e Quatro, 26 - Tijucal, Cuiabá - MT, 78088-010, Brazil</text:p>
          </table:table-cell>
          <table:table-cell office:value-type="string">
            <text:p>(65) 3661-1273</text:p>
          </table:table-cell>
        </table:table-row>
        <table:table-row table:style-name="ro1">
          <table:table-cell office:value-type="string">
            <text:p>Aminoagro</text:p>
          </table:table-cell>
          <table:table-cell office:value-type="string">
            <text:p>R. P, 405 - Distrito Industrial, Cuiabá - MT, 78098-420, Brazil</text:p>
          </table:table-cell>
          <table:table-cell office:value-type="string">
            <text:p>(65) 3665-8173</text:p>
          </table:table-cell>
        </table:table-row>
        <table:table-row table:style-name="ro1">
          <table:table-cell office:value-type="string">
            <text:p>Mega Fértil Sementes de Pastagens</text:p>
          </table:table-cell>
          <table:table-cell office:value-type="string">
            <text:p>Av. Fernando Corrêa da Costa, 9370 - São Francisco, Cuiabá - MT, 78088-800, Brazil</text:p>
          </table:table-cell>
          <table:table-cell office:value-type="string">
            <text:p>(65) 3665-8600</text:p>
          </table:table-cell>
        </table:table-row>
        <table:table-row table:style-name="ro1">
          <table:table-cell office:value-type="string">
            <text:p>Bio Óleo Indústria e Comércio de Biocombustível</text:p>
          </table:table-cell>
          <table:table-cell office:value-type="string">
            <text:p>R. N, 80 - Distrito Industrial, Cuiabá - MT, 78098-400, Brazil</text:p>
          </table:table-cell>
          <table:table-cell office:value-type="string">
            <text:p>(65) 3667-2006</text:p>
          </table:table-cell>
        </table:table-row>
        <table:table-row table:style-name="ro1">
          <table:table-cell office:value-type="string">
            <text:p>Myrano Lubrificantes e Filtros</text:p>
          </table:table-cell>
          <table:table-cell office:value-type="string">
            <text:p>Av. Fernando Corrêa da Costa, 4812 - Coxipó da Ponte, Cuiabá - MT, 78085-000, Brazil</text:p>
          </table:table-cell>
          <table:table-cell office:value-type="string">
            <text:p>(65) 3667-6700</text:p>
          </table:table-cell>
        </table:table-row>
        <table:table-row table:style-name="ro1">
          <table:table-cell office:value-type="string">
            <text:p>Biomendies Produtos Naturais e Mel em Cuiabá</text:p>
          </table:table-cell>
          <table:table-cell office:value-type="string">
            <text:p>Travessa Mun., 49 - Centro Norte, Várzea Grande - MT, 78110-450, Brazil</text:p>
          </table:table-cell>
          <table:table-cell office:value-type="string">
            <text:p>(65) 3682-5779</text:p>
          </table:table-cell>
        </table:table-row>
        <table:table-row table:style-name="ro1">
          <table:table-cell office:value-type="string">
            <text:p>Sinuelo - Casa Giordani</text:p>
          </table:table-cell>
          <table:table-cell office:value-type="string">
            <text:p>Próx. Trevo Do Lagarto - Av. Gov. Júlio Campos, 5739 - Jardim dos Estados, Várzea Grande - MT, 78158-075, Brazil</text:p>
          </table:table-cell>
          <table:table-cell office:value-type="string">
            <text:p>(65) 3684-2106</text:p>
          </table:table-cell>
        </table:table-row>
        <table:table-row table:style-name="ro1">
          <table:table-cell office:value-type="string">
            <text:p>FGA Food Grain Agro</text:p>
          </table:table-cell>
          <table:table-cell office:value-type="string">
            <text:p>Avenida Pedro Paulo de Faria Junior, 1934 - Sala 50 - Distrito Industrial, Cuiabá - MT, 78098-270, Brazil</text:p>
          </table:table-cell>
          <table:table-cell office:value-type="string">
            <text:p>(65) 4141-0031</text:p>
          </table:table-cell>
        </table:table-row>
        <table:table-row table:style-name="ro1">
          <table:table-cell office:value-type="string">
            <text:p>Bertuol Fertilizantes</text:p>
          </table:table-cell>
          <table:table-cell office:value-type="string">
            <text:p>Rod. Santarém-Cuiabá, S/N - Cambuquira, Santarém - PA, 68025, Brazil</text:p>
          </table:table-cell>
          <table:table-cell office:value-type="string">
            <text:p>(66) 3545-2000</text:p>
          </table:table-cell>
        </table:table-row>
        <table:table-row table:style-name="ro1">
          <table:table-cell office:value-type="string">
            <text:p>Super Troca de Óleo</text:p>
          </table:table-cell>
          <table:table-cell office:value-type="string">
            <text:p>R. Joaquim Murtinho, 2773 - Vila Manoel da Costa Lima, Campo Grande - MS, 79041-060, Brazil</text:p>
          </table:table-cell>
          <table:table-cell office:value-type="string">
            <text:p>(67) 2525-0123</text:p>
          </table:table-cell>
        </table:table-row>
        <table:table-row table:style-name="ro1">
          <table:table-cell office:value-type="string">
            <text:p>Auto Òleo Lubrificantes</text:p>
          </table:table-cell>
          <table:table-cell office:value-type="string">
            <text:p>Av. Calógeras, 1000 - Centro, Campo Grande - MS, 79004-383, Brazil</text:p>
          </table:table-cell>
          <table:table-cell office:value-type="string">
            <text:p>(67) 3022-0160</text:p>
          </table:table-cell>
        </table:table-row>
        <table:table-row table:style-name="ro1">
          <table:table-cell office:value-type="string">
            <text:p>BonLub Lubrificantes</text:p>
          </table:table-cell>
          <table:table-cell office:value-type="string">
            <text:p>Av. Costa e Silva, 332 - Vila Progresso, Campo Grande - MS, 79042-560, Brazil</text:p>
          </table:table-cell>
          <table:table-cell office:value-type="string">
            <text:p>(67) 3023-7814</text:p>
          </table:table-cell>
        </table:table-row>
        <table:table-row table:style-name="ro1">
          <table:table-cell office:value-type="string">
            <text:p>Global Centro Automotivo - oficina mecanica em campo grande - troca de oleo</text:p>
          </table:table-cell>
          <table:table-cell office:value-type="string">
            <text:p>Rua 14 de Julho, 3164 - Centro, Campo Grande - MS, 79002-332, Brazil</text:p>
          </table:table-cell>
          <table:table-cell office:value-type="string">
            <text:p>(67) 3026-3155</text:p>
          </table:table-cell>
        </table:table-row>
        <table:table-row table:style-name="ro1">
          <table:table-cell office:value-type="string">
            <text:p>J.A Lubrificantes Super Troca de Oléo</text:p>
          </table:table-cell>
          <table:table-cell office:value-type="string">
            <text:p>Av. Pres. Vargas, 2951 - Coophatrabalho, Campo Grande - MS, 79115-810, Brazil</text:p>
          </table:table-cell>
          <table:table-cell office:value-type="string">
            <text:p>(67) 3027-6393</text:p>
          </table:table-cell>
        </table:table-row>
        <table:table-row table:style-name="ro1">
          <table:table-cell office:value-type="string">
            <text:p>Fast Suco</text:p>
          </table:table-cell>
          <table:table-cell office:value-type="string">
            <text:p>R. Dr. Arthur Jorge, 1612 - Centro, Campo Grande - MS, 79041-340, Brazil</text:p>
          </table:table-cell>
          <table:table-cell office:value-type="string">
            <text:p>(67) 3028-6921</text:p>
          </table:table-cell>
        </table:table-row>
        <table:table-row table:style-name="ro1">
          <table:table-cell office:value-type="string">
            <text:p>Goedert Lubrificantes</text:p>
          </table:table-cell>
          <table:table-cell office:value-type="string">
            <text:p>Rua 14 de Julho, 685 - Centro, Campo Grande - MS, 79004-390, Brazil</text:p>
          </table:table-cell>
          <table:table-cell office:value-type="string">
            <text:p>(67) 3029-1963</text:p>
          </table:table-cell>
        </table:table-row>
        <table:table-row table:style-name="ro1">
          <table:table-cell office:value-type="string">
            <text:p>Doutor Lubrifica Campo Grande MS</text:p>
          </table:table-cell>
          <table:table-cell office:value-type="string">
            <text:p>R. Pedro Celestino, 2919 - Centro, Campo Grande - MS, 79002-372, Brazil</text:p>
          </table:table-cell>
          <table:table-cell office:value-type="string">
            <text:p>(67) 3204-1248</text:p>
          </table:table-cell>
        </table:table-row>
        <table:table-row table:style-name="ro1">
          <table:table-cell office:value-type="string">
            <text:p>Bonlub Atacado</text:p>
          </table:table-cell>
          <table:table-cell office:value-type="string">
            <text:p>Av. Mascarenhas de Moraes, 2754 - Cel. Antonino, Campo Grande - MS, 79118-690, Brazil</text:p>
          </table:table-cell>
          <table:table-cell office:value-type="string">
            <text:p>(67) 3314-2040</text:p>
          </table:table-cell>
        </table:table-row>
        <table:table-row table:style-name="ro1">
          <table:table-cell office:value-type="string">
            <text:p>Damfil Troca de Óleo em Campo Grande</text:p>
          </table:table-cell>
          <table:table-cell office:value-type="string">
            <text:p>R. Brilhante, 814 - Vila Carvalho, Campo Grande - MS, 79005-250, Brazil</text:p>
          </table:table-cell>
          <table:table-cell office:value-type="string">
            <text:p>(67) 3324-7076</text:p>
          </table:table-cell>
        </table:table-row>
        <table:table-row table:style-name="ro1">
          <table:table-cell office:value-type="string">
            <text:p>Mel do Cerrado | Produtos Naturais | Suplementos | Campo Grande MS</text:p>
          </table:table-cell>
          <table:table-cell office:value-type="string">
            <text:p>Av. Mato Grosso, 3344 - Santa Fe, Campo Grande - MS, 79021-151, Brazil</text:p>
          </table:table-cell>
          <table:table-cell office:value-type="string">
            <text:p>(67) 3326-5890</text:p>
          </table:table-cell>
        </table:table-row>
        <table:table-row table:style-name="ro1">
          <table:table-cell office:value-type="string">
            <text:p>PREMIUM MOTOR OIL</text:p>
          </table:table-cell>
          <table:table-cell office:value-type="string">
            <text:p>AV. CALOGERAS 1345 ESQ. Coronel quito Lado direito PROXIMO A - Av. Fernando Corrêa da Costa - Vila Carvalho, Campo Grande - MS, 79004-382, Brazil</text:p>
          </table:table-cell>
          <table:table-cell office:value-type="string">
            <text:p>(67) 3349-1642</text:p>
          </table:table-cell>
        </table:table-row>
        <table:table-row table:style-name="ro1">
          <table:table-cell office:value-type="string">
            <text:p>Lubrificantes Maxi Performance - Bardahl - Max S10 - Mopar - - Yamalube - Motul - Castrol - Tutela - Elf - Total Quartz</text:p>
          </table:table-cell>
          <table:table-cell office:value-type="string">
            <text:p>Av. Calógeras, 1345 - Centro, Campo Grande - MS, 79004-382, Brazil</text:p>
          </table:table-cell>
          <table:table-cell office:value-type="string">
            <text:p>(67) 3349-1642</text:p>
          </table:table-cell>
        </table:table-row>
        <table:table-row table:style-name="ro1">
          <table:table-cell office:value-type="string">
            <text:p>Ouro Preto Lubrificantes</text:p>
          </table:table-cell>
          <table:table-cell office:value-type="string">
            <text:p>Av. da Capital, 898 - Vila Rica, Campo Grande - MS, 79022-180, Brazil</text:p>
          </table:table-cell>
          <table:table-cell office:value-type="string">
            <text:p>(67) 3352-0563</text:p>
          </table:table-cell>
        </table:table-row>
        <table:table-row table:style-name="ro1">
          <table:table-cell office:value-type="string">
            <text:p>Lubrimaster</text:p>
          </table:table-cell>
          <table:table-cell office:value-type="string">
            <text:p>Av. Cel. Antonino, 460 - Cel. Antonino, Campo Grande - MS, 79022-000, Brazil</text:p>
          </table:table-cell>
          <table:table-cell office:value-type="string">
            <text:p>(67) 3352-7777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Joaquim Murtinho, 1573 - Vila Sta.Catarina, Campo Grande - MS, 79002-100, Brazil</text:p>
          </table:table-cell>
          <table:table-cell office:value-type="string">
            <text:p>(67) 3382-2107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 Canaa - R. São João Bôsco, 111 - Vl, Campo Grande - MS, 79011-020, Brazil</text:p>
          </table:table-cell>
          <table:table-cell office:value-type="string">
            <text:p>(67) 4062-8210</text:p>
          </table:table-cell>
        </table:table-row>
        <table:table-row table:style-name="ro1">
          <table:table-cell office:value-type="string">
            <text:p>Serv Lubri Suspensão e Rastreadores</text:p>
          </table:table-cell>
          <table:table-cell office:value-type="string">
            <text:p>Rua Jacy Paraná, 2293 - Nossa Sra. das Graças, Porto Velho - RO, 76804-163, Brazil</text:p>
          </table:table-cell>
          <table:table-cell office:value-type="string">
            <text:p>(69) 2141-5643</text:p>
          </table:table-cell>
        </table:table-row>
        <table:table-row table:style-name="ro1">
          <table:table-cell office:value-type="string">
            <text:p>Comepi Cosméticos Amazonas</text:p>
          </table:table-cell>
          <table:table-cell office:value-type="string">
            <text:p>Av. Amazonas, 1606 - Nossa Sra. das Graças, Porto Velho - RO, 78916-720, Brazil</text:p>
          </table:table-cell>
          <table:table-cell office:value-type="string">
            <text:p>(69) 3026-3331</text:p>
          </table:table-cell>
        </table:table-row>
        <table:table-row table:style-name="ro1">
          <table:table-cell office:value-type="string">
            <text:p>Comepi Cosmeticos Jatuarana</text:p>
          </table:table-cell>
          <table:table-cell office:value-type="string">
            <text:p>Av. Jatuarana, 4907 - Nova Floresta, Porto Velho - RO, 76807-441, Brazil</text:p>
          </table:table-cell>
          <table:table-cell office:value-type="string">
            <text:p>(69) 3210-4815</text:p>
          </table:table-cell>
        </table:table-row>
        <table:table-row table:style-name="ro1">
          <table:table-cell office:value-type="string">
            <text:p>Espaço Revendedor Grupo Boticário</text:p>
          </table:table-cell>
          <table:table-cell office:value-type="string">
            <text:p>R. Salgado Filho, 2446 - São Cristóvão, Porto Velho - RO, 76804-054, Brazil</text:p>
          </table:table-cell>
          <table:table-cell office:value-type="string">
            <text:p>(69) 3211-8900</text:p>
          </table:table-cell>
        </table:table-row>
        <table:table-row table:style-name="ro1">
          <table:table-cell office:value-type="string">
            <text:p>Lubriporto Lubrificantes</text:p>
          </table:table-cell>
          <table:table-cell office:value-type="string">
            <text:p>76820-098 - R. Raimundo Cantuária, 3102 - Nova Porto Velho, Porto Velho - RO, 76820-094, Brazil</text:p>
          </table:table-cell>
          <table:table-cell office:value-type="string">
            <text:p>(69) 3221-0015</text:p>
          </table:table-cell>
        </table:table-row>
        <table:table-row table:style-name="ro1">
          <table:table-cell office:value-type="string">
            <text:p>Mundo Verde Porto Velho</text:p>
          </table:table-cell>
          <table:table-cell office:value-type="string">
            <text:p>Av. Carlos Gomes, 1315 - Centro, Porto Velho - RO, 76801-109, Brazil</text:p>
          </table:table-cell>
          <table:table-cell office:value-type="string">
            <text:p>(69) 3221-1000</text:p>
          </table:table-cell>
        </table:table-row>
        <table:table-row table:style-name="ro1">
          <table:table-cell office:value-type="string">
            <text:p>Emporio Natural</text:p>
          </table:table-cell>
          <table:table-cell office:value-type="string">
            <text:p>ao Lado do Nova Era - R. Brasília, 2213 - Km 1, Porto Velho - RO, 76804-486, Brazil</text:p>
          </table:table-cell>
          <table:table-cell office:value-type="string">
            <text:p>(69) 3221-6156</text:p>
          </table:table-cell>
        </table:table-row>
        <table:table-row table:style-name="ro1">
          <table:table-cell office:value-type="string">
            <text:p>Qualiervas Produtos Naturais</text:p>
          </table:table-cell>
          <table:table-cell office:value-type="string">
            <text:p>R. Afonso Pena, 1101 - Nossa Sra. das Graças, Porto Velho - RO, 76804-118, Brazil</text:p>
          </table:table-cell>
          <table:table-cell office:value-type="string">
            <text:p>(69) 3221-6870</text:p>
          </table:table-cell>
        </table:table-row>
        <table:table-row table:style-name="ro1">
          <table:table-cell office:value-type="string">
            <text:p>Célia Consultora Porto Velho</text:p>
          </table:table-cell>
          <table:table-cell office:value-type="string">
            <text:p>R. Elias Gorayeb, 2321 - Liberdade, Porto Velho - RO, 76804-020, Brazil</text:p>
          </table:table-cell>
          <table:table-cell office:value-type="string">
            <text:p>(69) 3221-8637</text:p>
          </table:table-cell>
        </table:table-row>
        <table:table-row table:style-name="ro1">
          <table:table-cell office:value-type="string">
            <text:p>Lubricants potential - Super Oil Change</text:p>
          </table:table-cell>
          <table:table-cell office:value-type="string">
            <text:p>R. Benjamin Constant, 693 - Olaria, Porto Velho - RO, 76801-252, Brazil</text:p>
          </table:table-cell>
          <table:table-cell office:value-type="string">
            <text:p>(69) 3223-6688</text:p>
          </table:table-cell>
        </table:table-row>
        <table:table-row table:style-name="ro1">
          <table:table-cell office:value-type="string">
            <text:p>Lubrifil Lubrificantes Em Porto Velho</text:p>
          </table:table-cell>
          <table:table-cell office:value-type="string">
            <text:p>Av. Nações Unidas, 1226 - Roque, Porto Velho - RO, 76804-436, Brazil</text:p>
          </table:table-cell>
          <table:table-cell office:value-type="string">
            <text:p>(69) 3224-1500</text:p>
          </table:table-cell>
        </table:table-row>
        <table:table-row table:style-name="ro1">
          <table:table-cell office:value-type="string">
            <text:p>Nathurale Produtos Naturais</text:p>
          </table:table-cell>
          <table:table-cell office:value-type="string">
            <text:p>R. Mal. Deodoro, 2461 - Centro, Porto Velho - RO, 76801-106, Brazil</text:p>
          </table:table-cell>
          <table:table-cell office:value-type="string">
            <text:p>(69) 3224-1911</text:p>
          </table:table-cell>
        </table:table-row>
        <table:table-row table:style-name="ro1">
          <table:table-cell office:value-type="string">
            <text:p>Comepi Cosméticos Henrique Dias</text:p>
          </table:table-cell>
          <table:table-cell office:value-type="string">
            <text:p>R. Henrique Dias, 573 - 12 - Centro, Porto Velho - RO, 76801-056, Brazil</text:p>
          </table:table-cell>
          <table:table-cell office:value-type="string">
            <text:p>(69) 3224-7875</text:p>
          </table:table-cell>
        </table:table-row>
        <table:table-row table:style-name="ro1">
          <table:table-cell office:value-type="string">
            <text:p>Comepi Porto Velho Shopping</text:p>
          </table:table-cell>
          <table:table-cell office:value-type="string">
            <text:p>Av. Rio Madeira, 3288 - Flodoaldo Pontes Pinto, Porto Velho - RO, 76820-370, Brazil</text:p>
          </table:table-cell>
          <table:table-cell office:value-type="string">
            <text:p>(69) 3225-2440</text:p>
          </table:table-cell>
        </table:table-row>
        <table:table-row table:style-name="ro1">
          <table:table-cell office:value-type="string">
            <text:p>Caroço E Cia</text:p>
          </table:table-cell>
          <table:table-cell office:value-type="string">
            <text:p>R. Abunã, 3211 - Embratel, Porto Velho - RO, 76804-218, Brazil</text:p>
          </table:table-cell>
          <table:table-cell office:value-type="string">
            <text:p>(69) 3225-5646</text:p>
          </table:table-cell>
        </table:table-row>
        <table:table-row table:style-name="ro1">
          <table:table-cell office:value-type="string">
            <text:p>MULHER ATUAL Cosméticos</text:p>
          </table:table-cell>
          <table:table-cell office:value-type="string">
            <text:p>Av. José Amador dos Reis, 3806 - Tancredo Neves, Porto Velho - RO, 76829-580, Brazil</text:p>
          </table:table-cell>
          <table:table-cell office:value-type="string">
            <text:p>(69) 3226-2196</text:p>
          </table:table-cell>
        </table:table-row>
        <table:table-row table:style-name="ro1">
          <table:table-cell office:value-type="string">
            <text:p>NOGALES PRODUTOS NATURAIS</text:p>
          </table:table-cell>
          <table:table-cell office:value-type="string">
            <text:p>Av. Sete de Setembro, 1818 - Km 1, Porto Velho - RO, 76804-102, Brazil</text:p>
          </table:table-cell>
          <table:table-cell office:value-type="string">
            <text:p>(69) 3309-3097</text:p>
          </table:table-cell>
        </table:table-row>
        <table:table-row table:style-name="ro1">
          <table:table-cell office:value-type="string">
            <text:p>Comercial Mariano Lubrificantes e Filtros</text:p>
          </table:table-cell>
          <table:table-cell office:value-type="string">
            <text:p>R. da Beira, n° 7420 - Eldorado, Porto Velho - RO, 76811-738, Brazil</text:p>
          </table:table-cell>
          <table:table-cell office:value-type="string">
            <text:p>(69) 3533-9000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Av. Mário Leal Ferreira, 2230 - Brotas, Salvador - BA, 40285-296, Brazil</text:p>
          </table:table-cell>
          <table:table-cell office:value-type="string">
            <text:p>(71) 2101-6999</text:p>
          </table:table-cell>
        </table:table-row>
        <table:table-row table:style-name="ro1">
          <table:table-cell office:value-type="string">
            <text:p>Bistrot Trapiche Adega</text:p>
          </table:table-cell>
          <table:table-cell office:value-type="string">
            <text:p>Av. Lafayete Coutinho - Comercio, Salvador - BA, 40301-110, Brazil</text:p>
          </table:table-cell>
          <table:table-cell office:value-type="string">
            <text:p>(71) 2132-5509</text:p>
          </table:table-cell>
        </table:table-row>
        <table:table-row table:style-name="ro1">
          <table:table-cell office:value-type="string">
            <text:p>Cibra fertilizantes</text:p>
          </table:table-cell>
          <table:table-cell office:value-type="string">
            <text:p>Av. Filomena Cartafina, 100, Uberaba - MG, 38040-450, Brazil</text:p>
          </table:table-cell>
          <table:table-cell office:value-type="string">
            <text:p>(71) 2202-4200</text:p>
          </table:table-cell>
        </table:table-row>
        <table:table-row table:style-name="ro1">
          <table:table-cell office:value-type="string">
            <text:p>Cibra - Unidade Uberaba</text:p>
          </table:table-cell>
          <table:table-cell office:value-type="string">
            <text:p>Av. Filomena Cartafina, 971 - Recreio dos Bandeirantes, Uberaba - MG, 38040-450, Brazil</text:p>
          </table:table-cell>
          <table:table-cell office:value-type="string">
            <text:p>(71) 2202-4200</text:p>
          </table:table-cell>
        </table:table-row>
        <table:table-row table:style-name="ro1">
          <table:table-cell office:value-type="string">
            <text:p>Al Mare</text:p>
          </table:table-cell>
          <table:table-cell office:value-type="string">
            <text:p>Av. Tancredo Neves, 3133 - Loja 1034 - Caminho das Árvores, Salvador - BA, 41820-021, Brazil</text:p>
          </table:table-cell>
          <table:table-cell office:value-type="string">
            <text:p>(71) 3033-7615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ntônio Carlos Magalhães, 5863 - Santa Teresa, Salvador - BA, 40265-200, Brazil</text:p>
          </table:table-cell>
          <table:table-cell office:value-type="string">
            <text:p>(71) 3233-8723</text:p>
          </table:table-cell>
        </table:table-row>
        <table:table-row table:style-name="ro1">
          <table:table-cell office:value-type="string">
            <text:p>Mariposa Itaigara</text:p>
          </table:table-cell>
          <table:table-cell office:value-type="string">
            <text:p>R. Anísio Teixeira, 221 - Itaigara, Salvador - BA, 41815-900, Brazil</text:p>
          </table:table-cell>
          <table:table-cell office:value-type="string">
            <text:p>(71) 3237-6834</text:p>
          </table:table-cell>
        </table:table-row>
        <table:table-row table:style-name="ro1">
          <table:table-cell office:value-type="string">
            <text:p>Pereira Restaurante</text:p>
          </table:table-cell>
          <table:table-cell office:value-type="string">
            <text:p>Av. Sete de Setembro, 3959 - Barra, Salvador - BA, 40140-110, Brazil</text:p>
          </table:table-cell>
          <table:table-cell office:value-type="string">
            <text:p>(71) 3264-6464</text:p>
          </table:table-cell>
        </table:table-row>
        <table:table-row table:style-name="ro1">
          <table:table-cell office:value-type="string">
            <text:p>Mariposa</text:p>
          </table:table-cell>
          <table:table-cell office:value-type="string">
            <text:p>Largo Terreiro de Jesus, 17 - 100 - Pelourinho, Salvador - BA, 40026-010, Brazil</text:p>
          </table:table-cell>
          <table:table-cell office:value-type="string">
            <text:p>(71) 3321-3749</text:p>
          </table:table-cell>
        </table:table-row>
        <table:table-row table:style-name="ro1">
          <table:table-cell office:value-type="string">
            <text:p>Reforma de Jardins</text:p>
          </table:table-cell>
          <table:table-cell office:value-type="string">
            <text:p>R. das Vassouras, 41 - Centro, Salvador - BA, 40020-020, Brazil</text:p>
          </table:table-cell>
          <table:table-cell office:value-type="string">
            <text:p>(71) 3322-5591</text:p>
          </table:table-cell>
        </table:table-row>
        <table:table-row table:style-name="ro1">
          <table:table-cell office:value-type="string">
            <text:p>Lubrax+</text:p>
          </table:table-cell>
          <table:table-cell office:value-type="string">
            <text:p>Av. Santa Luzia, 1137 - Horto Florestal, Salvador - BA, 40295-050, Brazil</text:p>
          </table:table-cell>
          <table:table-cell office:value-type="string">
            <text:p>(71) 3356-5500</text:p>
          </table:table-cell>
        </table:table-row>
        <table:table-row table:style-name="ro1">
          <table:table-cell office:value-type="string">
            <text:p>Lub Filtros</text:p>
          </table:table-cell>
          <table:table-cell office:value-type="string">
            <text:p>Av. Ulysses Guimarães, 3557 - Sussuarana, Salvador - BA, 41213-000, Brazil</text:p>
          </table:table-cell>
          <table:table-cell office:value-type="string">
            <text:p>(71) 3406-1598</text:p>
          </table:table-cell>
        </table:table-row>
        <table:table-row table:style-name="ro1">
          <table:table-cell office:value-type="string">
            <text:p>Bio Organ Ind Com e Serv de Adubos Ltda</text:p>
          </table:table-cell>
          <table:table-cell office:value-type="string">
            <text:p>Av. Tancredo Neves, 274 - Caminho das Árvores, Salvador - BA, 41100-800, Brazil</text:p>
          </table:table-cell>
          <table:table-cell office:value-type="string">
            <text:p>(71) 3450-4373</text:p>
          </table:table-cell>
        </table:table-row>
        <table:table-row table:style-name="ro1">
          <table:table-cell office:value-type="string">
            <text:p>Crab Baiano</text:p>
          </table:table-cell>
          <table:table-cell office:value-type="string">
            <text:p>R. da Boa Viagem, 219 - Monte Serrat, Salvador - BA, 40301-155, Brazil</text:p>
          </table:table-cell>
          <table:table-cell office:value-type="string">
            <text:p>(71) 3506-0779</text:p>
          </table:table-cell>
        </table:table-row>
        <table:table-row table:style-name="ro1">
          <table:table-cell office:value-type="string">
            <text:p>OIL FAST TROÇÃO DE OLEO</text:p>
          </table:table-cell>
          <table:table-cell office:value-type="string">
            <text:p>Posto Menor Preço - Av. Gen. San Martin - Iapi, Salvador - BA, 40330-330, Brazil</text:p>
          </table:table-cell>
          <table:table-cell office:value-type="string">
            <text:p>(71) 3511-6326</text:p>
          </table:table-cell>
        </table:table-row>
        <table:table-row table:style-name="ro1">
          <table:table-cell office:value-type="string">
            <text:p>Lotti Cucina Italiana</text:p>
          </table:table-cell>
          <table:table-cell office:value-type="string">
            <text:p>Bahia Marina - R. Sônia Leal Borges, 1010 - Comercio, Salvador - BA, 40060-070, Brazil</text:p>
          </table:table-cell>
          <table:table-cell office:value-type="string">
            <text:p>(71) 3565-9983</text:p>
          </table:table-cell>
        </table:table-row>
        <table:table-row table:style-name="ro1">
          <table:table-cell office:value-type="string">
            <text:p>NPK Fertilizantes</text:p>
          </table:table-cell>
          <table:table-cell office:value-type="string">
            <text:p>R. Silveira Martins, 2550 - Cabula, Salvador - BA, 41150-000, Brazil</text:p>
          </table:table-cell>
          <table:table-cell office:value-type="string">
            <text:p>(71) 4141-6538</text:p>
          </table:table-cell>
        </table:table-row>
        <table:table-row table:style-name="ro1">
          <table:table-cell office:value-type="string">
            <text:p>Profértil-Produtos Químicos e Fertilizantes S/A</text:p>
          </table:table-cell>
          <table:table-cell office:value-type="string">
            <text:p>R. Prof. Sabino Silva, 406 - Jardim Apipema, Salvador - BA, 40155-250, Brazil</text:p>
          </table:table-cell>
          <table:table-cell office:value-type="string">
            <text:p>(77) 3612-7633</text:p>
          </table:table-cell>
        </table:table-row>
        <table:table-row table:style-name="ro1">
          <table:table-cell office:value-type="string">
            <text:p>Jcbf</text:p>
          </table:table-cell>
          <table:table-cell office:value-type="string">
            <text:p>R. Vila Cristina, 338 - São José, Aracaju - SE, 49015-000, Brazil</text:p>
          </table:table-cell>
          <table:table-cell office:value-type="string">
            <text:p>(79) 2106-9494</text:p>
          </table:table-cell>
        </table:table-row>
        <table:table-row table:style-name="ro1">
          <table:table-cell office:value-type="string">
            <text:p>Lub Fácil</text:p>
          </table:table-cell>
          <table:table-cell office:value-type="string">
            <text:p>Av. Mario Jorge Menezes Viêira, 2400 - Coroa do Meio, Aracaju - SE, 49035-020, Brazil</text:p>
          </table:table-cell>
          <table:table-cell office:value-type="string">
            <text:p>(79) 3012-1000</text:p>
          </table:table-cell>
        </table:table-row>
        <table:table-row table:style-name="ro1">
          <table:table-cell office:value-type="string">
            <text:p>Nutrimix Emporio Natural</text:p>
          </table:table-cell>
          <table:table-cell office:value-type="string">
            <text:p>R. Fenelon Santos, 504 - Salgado Filho, Aracaju - SE, 49020-350, Brazil</text:p>
          </table:table-cell>
          <table:table-cell office:value-type="string">
            <text:p>(79) 3021-5652</text:p>
          </table:table-cell>
        </table:table-row>
        <table:table-row table:style-name="ro1">
          <table:table-cell office:value-type="string">
            <text:p>World Of Lubricants - Branch</text:p>
          </table:table-cell>
          <table:table-cell office:value-type="string">
            <text:p>Av. Des. Maynard, 847 - Pereira Lobo, Aracaju - SE, 49052-210, Brazil</text:p>
          </table:table-cell>
          <table:table-cell office:value-type="string">
            <text:p>(79) 3023-3280</text:p>
          </table:table-cell>
        </table:table-row>
        <table:table-row table:style-name="ro1">
          <table:table-cell office:value-type="string">
            <text:p>BATLUB - Batteries and Oil Change</text:p>
          </table:table-cell>
          <table:table-cell office:value-type="string">
            <text:p>Av. Augusto Franco, 1709 - Pereira Lobo, Aracaju - SE, 49052-230, Brazil</text:p>
          </table:table-cell>
          <table:table-cell office:value-type="string">
            <text:p>(79) 3025-1500</text:p>
          </table:table-cell>
        </table:table-row>
        <table:table-row table:style-name="ro1">
          <table:table-cell office:value-type="string">
            <text:p>TERRACE Rooftop</text:p>
          </table:table-cell>
          <table:table-cell office:value-type="string">
            <text:p>Av. Mario Jorge Menezes Viêira, 2375 - 5 Andar - Coroa do Meio, Aracaju - SE, 49035-110, Brazil</text:p>
          </table:table-cell>
          <table:table-cell office:value-type="string">
            <text:p>(79) 3025-9321</text:p>
          </table:table-cell>
        </table:table-row>
        <table:table-row table:style-name="ro1">
          <table:table-cell office:value-type="string">
            <text:p>Super Trocão</text:p>
          </table:table-cell>
          <table:table-cell office:value-type="string">
            <text:p>R. Laranjeiras, 1690 - Getúlio Vargas, Aracaju - SE, 49055-380, Brazil</text:p>
          </table:table-cell>
          <table:table-cell office:value-type="string">
            <text:p>(79) 3042-2524</text:p>
          </table:table-cell>
        </table:table-row>
        <table:table-row table:style-name="ro1">
          <table:table-cell office:value-type="string">
            <text:p>Hiroki Sushi Bar - Restaurante Japonês</text:p>
          </table:table-cell>
          <table:table-cell office:value-type="string">
            <text:p>Av. Pedro Paes Azevedo, 488 - Salgado Filho, Aracaju - SE, 49020-450, Brazil</text:p>
          </table:table-cell>
          <table:table-cell office:value-type="string">
            <text:p>(79) 3211-4666</text:p>
          </table:table-cell>
        </table:table-row>
        <table:table-row table:style-name="ro1">
          <table:table-cell office:value-type="string">
            <text:p>Cosmético Center</text:p>
          </table:table-cell>
          <table:table-cell office:value-type="string">
            <text:p>R. João Pessoa, 137 - Centro, Aracaju - SE, 49010-130, Brazil</text:p>
          </table:table-cell>
          <table:table-cell office:value-type="string">
            <text:p>(79) 3211-5757</text:p>
          </table:table-cell>
        </table:table-row>
        <table:table-row table:style-name="ro1">
          <table:table-cell office:value-type="string">
            <text:p>Policar Troca de óleo</text:p>
          </table:table-cell>
          <table:table-cell office:value-type="string">
            <text:p>R. Laranjeiras, 1690 - Getúlio Vargas, Aracaju - SE, 49055-380, Brazil</text:p>
          </table:table-cell>
          <table:table-cell office:value-type="string">
            <text:p>(79) 3211-7516</text:p>
          </table:table-cell>
        </table:table-row>
        <table:table-row table:style-name="ro1">
          <table:table-cell office:value-type="string">
            <text:p>La Tavola</text:p>
          </table:table-cell>
          <table:table-cell office:value-type="string">
            <text:p>Av. Gov. Paulo Barreto de Menezes, 6 - São José, Aracaju - SE, 49020-010, Brazil</text:p>
          </table:table-cell>
          <table:table-cell office:value-type="string">
            <text:p>(79) 3211-9498</text:p>
          </table:table-cell>
        </table:table-row>
        <table:table-row table:style-name="ro1">
          <table:table-cell office:value-type="string">
            <text:p>Lubrifiltros</text:p>
          </table:table-cell>
          <table:table-cell office:value-type="string">
            <text:p>Av. Dep. Airton Téles, 637 - Industrial, Aracaju - SE, 49065-270, Brazil</text:p>
          </table:table-cell>
          <table:table-cell office:value-type="string">
            <text:p>(79) 3215-1694</text:p>
          </table:table-cell>
        </table:table-row>
        <table:table-row table:style-name="ro1">
          <table:table-cell office:value-type="string">
            <text:p>JC Barreto Fertilizantes</text:p>
          </table:table-cell>
          <table:table-cell office:value-type="string">
            <text:p>Av. Augusto Franco, 817 - Getúlio Vargas, Aracaju - SE, 49055-080, Brazil</text:p>
          </table:table-cell>
          <table:table-cell office:value-type="string">
            <text:p>(79) 3215-5216</text:p>
          </table:table-cell>
        </table:table-row>
        <table:table-row table:style-name="ro1">
          <table:table-cell office:value-type="string">
            <text:p>EcoAdubo</text:p>
          </table:table-cell>
          <table:table-cell office:value-type="string">
            <text:p>Av. Des. Maynard, 43 - Terreo - Suíça, Aracaju - SE, 49052-210, Brazil</text:p>
          </table:table-cell>
          <table:table-cell office:value-type="string">
            <text:p>(79) 3222-3310</text:p>
          </table:table-cell>
        </table:table-row>
        <table:table-row table:style-name="ro1">
          <table:table-cell office:value-type="string">
            <text:p>Granado Pharmárcias</text:p>
          </table:table-cell>
          <table:table-cell office:value-type="string">
            <text:p>Av. Delmiro Gouveia, 400 - Loja 127 - Coroa do Meio, Aracaju - SE, 49035-500, Brazil</text:p>
          </table:table-cell>
          <table:table-cell office:value-type="string">
            <text:p>(79) 3231-4669</text:p>
          </table:table-cell>
        </table:table-row>
        <table:table-row table:style-name="ro1">
          <table:table-cell office:value-type="string">
            <text:p>Inovada Cosméticos</text:p>
          </table:table-cell>
          <table:table-cell office:value-type="string">
            <text:p>Av. Padre Nestor Sampaio, 179 - Ponto Novo, Aracaju - SE, 49045-000, Brazil</text:p>
          </table:table-cell>
          <table:table-cell office:value-type="string">
            <text:p>(79) 3231-4937</text:p>
          </table:table-cell>
        </table:table-row>
        <table:table-row table:style-name="ro1">
          <table:table-cell office:value-type="string">
            <text:p>Autolub | Troca de Óleo e Oficina Mecânica</text:p>
          </table:table-cell>
          <table:table-cell office:value-type="string">
            <text:p>Av. Pedro Paes Azevedo, 801 - Salgado Filho, Aracaju - SE, 49025-570, Brazil</text:p>
          </table:table-cell>
          <table:table-cell office:value-type="string">
            <text:p>(79) 3231-7375</text:p>
          </table:table-cell>
        </table:table-row>
        <table:table-row table:style-name="ro1">
          <table:table-cell office:value-type="string">
            <text:p>SODAGRO</text:p>
          </table:table-cell>
          <table:table-cell office:value-type="string">
            <text:p>Av. Chanceler Osvaldo Aranha, 1398 - J.C Araujo, Aracaju - SE, 49085-100, Brazil</text:p>
          </table:table-cell>
          <table:table-cell office:value-type="string">
            <text:p>(79) 3241-3130</text:p>
          </table:table-cell>
        </table:table-row>
        <table:table-row table:style-name="ro1">
          <table:table-cell office:value-type="string">
            <text:p>Agroconsulte</text:p>
          </table:table-cell>
          <table:table-cell office:value-type="string">
            <text:p>Av. Chanceler Osvaldo Aranha, 768 - José Conrado de Araújo, Aracaju - SE, 49085-100, Brazil</text:p>
          </table:table-cell>
          <table:table-cell office:value-type="string">
            <text:p>(79) 3241-4129</text:p>
          </table:table-cell>
        </table:table-row>
        <table:table-row table:style-name="ro1">
          <table:table-cell office:value-type="string">
            <text:p>Leon Filtros &amp; Lubrificantes</text:p>
          </table:table-cell>
          <table:table-cell office:value-type="string">
            <text:p>Av. Chanceler Osvaldo Aranha, 330 - José Conrado de Araújo, Aracaju - SE, 49085-100, Brazil</text:p>
          </table:table-cell>
          <table:table-cell office:value-type="string">
            <text:p>(79) 3241-6276</text:p>
          </table:table-cell>
        </table:table-row>
        <table:table-row table:style-name="ro1">
          <table:table-cell office:value-type="string">
            <text:p>Adubos Boasafra - Bioagro Soluções Agropecuarias</text:p>
          </table:table-cell>
          <table:table-cell office:value-type="string">
            <text:p>Av. Chanceler Osvaldo Aranha, 746 - José Conrado de Araújo, Aracaju - SE, 49085-100, Brazil</text:p>
          </table:table-cell>
          <table:table-cell office:value-type="string">
            <text:p>(79) 3241-7850</text:p>
          </table:table-cell>
        </table:table-row>
        <table:table-row table:style-name="ro1">
          <table:table-cell office:value-type="string">
            <text:p>Porto Seaside</text:p>
          </table:table-cell>
          <table:table-cell office:value-type="string">
            <text:p>Av. Santos Dumont, 650 - Atalaia, Aracaju - SE, 49037-475, Brazil</text:p>
          </table:table-cell>
          <table:table-cell office:value-type="string">
            <text:p>(79) 3243-1540</text:p>
          </table:table-cell>
        </table:table-row>
        <table:table-row table:style-name="ro1">
          <table:table-cell office:value-type="string">
            <text:p>Vinagre Flamita</text:p>
          </table:table-cell>
          <table:table-cell office:value-type="string">
            <text:p>R. Maj. Áureliano, 321 - Santos Dumont, Aracaju - SE, 49087-400, Brazil</text:p>
          </table:table-cell>
          <table:table-cell office:value-type="string">
            <text:p>(79) 3245-3017</text:p>
          </table:table-cell>
        </table:table-row>
        <table:table-row table:style-name="ro1">
          <table:table-cell office:value-type="string">
            <text:p>Di Vino Vinho &amp; Gourmet</text:p>
          </table:table-cell>
          <table:table-cell office:value-type="string">
            <text:p>R. José Ramos da Silva, 99 - 13 de Julho, Aracaju - SE, 49020-200, Brazil</text:p>
          </table:table-cell>
          <table:table-cell office:value-type="string">
            <text:p>(79) 3246-3332</text:p>
          </table:table-cell>
        </table:table-row>
        <table:table-row table:style-name="ro1">
          <table:table-cell office:value-type="string">
            <text:p>Leide Cosméticos</text:p>
          </table:table-cell>
          <table:table-cell office:value-type="string">
            <text:p>Galeria Rena - Rua Professor Luiz Cláudio Sobreira Correia, 210 - Loja 01 - Farolândia, Aracaju - SE, 49030-820, Brazil</text:p>
          </table:table-cell>
          <table:table-cell office:value-type="string">
            <text:p>(79) 3248-7437</text:p>
          </table:table-cell>
        </table:table-row>
        <table:table-row table:style-name="ro1">
          <table:table-cell office:value-type="string">
            <text:p>J C Barreto Com e Ind</text:p>
          </table:table-cell>
          <table:table-cell office:value-type="string">
            <text:p>Av. José Carlos Silva - Farolândia, Aracaju - SE, 49030-640, Brazil</text:p>
          </table:table-cell>
          <table:table-cell office:value-type="string">
            <text:p>(79) 3249-2186</text:p>
          </table:table-cell>
        </table:table-row>
        <table:table-row table:style-name="ro1">
          <table:table-cell office:value-type="string">
            <text:p>Pomar Polpa de Frutas</text:p>
          </table:table-cell>
          <table:table-cell office:value-type="string">
            <text:p>Travessa das Margaridas, 142 Distrito Industrial de - Inácio Barbosa, Aracaju - SE, 49072, Brazil</text:p>
          </table:table-cell>
          <table:table-cell office:value-type="string">
            <text:p>(79) 3249-5550</text:p>
          </table:table-cell>
        </table:table-row>
        <table:table-row table:style-name="ro1">
          <table:table-cell office:value-type="string">
            <text:p>Sergipe Sucos</text:p>
          </table:table-cell>
          <table:table-cell office:value-type="string">
            <text:p>Av. José Lobo Cerqueira - Marcos Freire II, Nossa Sra. do Socorro - SE, 49160-000, Brazil</text:p>
          </table:table-cell>
          <table:table-cell office:value-type="string">
            <text:p>(79) 3254-1588</text:p>
          </table:table-cell>
        </table:table-row>
        <table:table-row table:style-name="ro1">
          <table:table-cell office:value-type="string">
            <text:p>Super Troca de Óleo</text:p>
          </table:table-cell>
          <table:table-cell office:value-type="string">
            <text:p>R. Poe. José Sampaio, 664 - Siqueira Campos, Aracaju - SE, 49075-470, Brazil</text:p>
          </table:table-cell>
          <table:table-cell office:value-type="string">
            <text:p>(79) 3259-1001</text:p>
          </table:table-cell>
        </table:table-row>
        <table:table-row table:style-name="ro1">
          <table:table-cell office:value-type="string">
            <text:p>House of Rations</text:p>
          </table:table-cell>
          <table:table-cell office:value-type="string">
            <text:p>Av. Chanceler Osvaldo Aranha, 502 - José Conrado de Araújo, Aracaju - SE, 49085-100, Brazil</text:p>
          </table:table-cell>
          <table:table-cell office:value-type="string">
            <text:p>(79) 3259-2044</text:p>
          </table:table-cell>
        </table:table-row>
        <table:table-row table:style-name="ro1">
          <table:table-cell office:value-type="string">
            <text:p>Posto de Oleo e Posto de Baterias (FILIAL)</text:p>
          </table:table-cell>
          <table:table-cell office:value-type="string">
            <text:p>Av. Pedro Calazans, 1043 - Centro, Aracaju - SE, 49010-180, Brazil</text:p>
          </table:table-cell>
          <table:table-cell office:value-type="string">
            <text:p>(79) 3259-5575</text:p>
          </table:table-cell>
        </table:table-row>
        <table:table-row table:style-name="ro1">
          <table:table-cell office:value-type="string">
            <text:p>Adumar Fertilizantes</text:p>
          </table:table-cell>
          <table:table-cell office:value-type="string">
            <text:p>Rod. Delmiro Gouveia, Maruim - SE, 49770-000, Brazil</text:p>
          </table:table-cell>
          <table:table-cell office:value-type="string">
            <text:p>(79) 3264-2800</text:p>
          </table:table-cell>
        </table:table-row>
        <table:table-row table:style-name="ro1">
          <table:table-cell office:value-type="string">
            <text:p>Fertinor Fertilizantes Usifertil</text:p>
          </table:table-cell>
          <table:table-cell office:value-type="string">
            <text:p>Rodovia SE, 100, Maruim - SE, 49770-000, Brazil</text:p>
          </table:table-cell>
          <table:table-cell office:value-type="string">
            <text:p>(79) 3275-2000</text:p>
          </table:table-cell>
        </table:table-row>
        <table:table-row table:style-name="ro1">
          <table:table-cell office:value-type="string">
            <text:p>Casa Alemã</text:p>
          </table:table-cell>
          <table:table-cell office:value-type="string">
            <text:p>Av. Jorge Amado, 864 - Jardins, Aracaju - SE, 49025-330, Brazil</text:p>
          </table:table-cell>
          <table:table-cell office:value-type="string">
            <text:p>(79) 3301-4444</text:p>
          </table:table-cell>
        </table:table-row>
        <table:table-row table:style-name="ro1">
          <table:table-cell office:value-type="string">
            <text:p>Laguna</text:p>
          </table:table-cell>
          <table:table-cell office:value-type="string">
            <text:p>Av. Santos Dumont, 751 - Atalaia, Aracaju - SE, 49037-475, Brazil</text:p>
          </table:table-cell>
          <table:table-cell office:value-type="string">
            <text:p>(79) 3303-5456</text:p>
          </table:table-cell>
        </table:table-row>
        <table:table-row table:style-name="ro1">
          <table:table-cell office:value-type="string">
            <text:p>Óleo Mania</text:p>
          </table:table-cell>
          <table:table-cell office:value-type="string">
            <text:p>R. Rejane Maria Pureza do Rosario, 163 - Getúlio Vargas, Aracaju - SE, 49030-560, Brazil</text:p>
          </table:table-cell>
          <table:table-cell office:value-type="string">
            <text:p>(79) 3303-6900</text:p>
          </table:table-cell>
        </table:table-row>
        <table:table-row table:style-name="ro1">
          <table:table-cell office:value-type="string">
            <text:p>Mundo dos Lubrificantes Ivo do Prado</text:p>
          </table:table-cell>
          <table:table-cell office:value-type="string">
            <text:p>Av. Ivo do Prado, 1172 - São José, Aracaju - SE, 49015-340, Brazil</text:p>
          </table:table-cell>
          <table:table-cell office:value-type="string">
            <text:p>(79) 3303-7771</text:p>
          </table:table-cell>
        </table:table-row>
        <table:table-row table:style-name="ro1">
          <table:table-cell office:value-type="string">
            <text:p>Mercato Verde - Natural Products</text:p>
          </table:table-cell>
          <table:table-cell office:value-type="string">
            <text:p>R. Jacinto Uchôa de Mendonça, 129 - Grageru, Aracaju - SE, 49026-160, Brazil</text:p>
          </table:table-cell>
          <table:table-cell office:value-type="string">
            <text:p>(79) 3304-4919</text:p>
          </table:table-cell>
        </table:table-row>
        <table:table-row table:style-name="ro1">
          <table:table-cell office:value-type="string">
            <text:p>Fertine</text:p>
          </table:table-cell>
          <table:table-cell office:value-type="string">
            <text:p>R. Dr. Ascânio Peixoto, 100 - Recife, PE, 50030-290, Brazil</text:p>
          </table:table-cell>
          <table:table-cell office:value-type="string">
            <text:p>(81) 2101-7777</text:p>
          </table:table-cell>
        </table:table-row>
        <table:table-row table:style-name="ro1">
          <table:table-cell office:value-type="string">
            <text:p>Ilha Camarões</text:p>
          </table:table-cell>
          <table:table-cell office:value-type="string">
            <text:p>R. Antônio Falcão, 55 - Boa Viagem, Recife - PE, 51020-240, Brazil</text:p>
          </table:table-cell>
          <table:table-cell office:value-type="string">
            <text:p>(81) 3031-5396</text:p>
          </table:table-cell>
        </table:table-row>
        <table:table-row table:style-name="ro1">
          <table:table-cell office:value-type="string">
            <text:p>Barchef Shopping Riomar</text:p>
          </table:table-cell>
          <table:table-cell office:value-type="string">
            <text:p>Av. República do Líbano, 251 - Pina, Recife - PE, 51110-160, Brazil</text:p>
          </table:table-cell>
          <table:table-cell office:value-type="string">
            <text:p>(81) 3033-5050</text:p>
          </table:table-cell>
        </table:table-row>
        <table:table-row table:style-name="ro1">
          <table:table-cell office:value-type="string">
            <text:p>Vivenda Natural</text:p>
          </table:table-cell>
          <table:table-cell office:value-type="string">
            <text:p>Rua Conselheiro Nabuco, 501 - Casa Amarela, Recife - PE, 52070-010, Brazil</text:p>
          </table:table-cell>
          <table:table-cell office:value-type="string">
            <text:p>(81) 3034-4474</text:p>
          </table:table-cell>
        </table:table-row>
        <table:table-row table:style-name="ro1">
          <table:table-cell office:value-type="string">
            <text:p>Vasto Restaurante Recife</text:p>
          </table:table-cell>
          <table:table-cell office:value-type="string">
            <text:p>Shopping Recife - R. Padre Carapuceiro, 777 - 1° Piso - Boa Viagem, Recife - PE, 51020-280, Brazil</text:p>
          </table:table-cell>
          <table:table-cell office:value-type="string">
            <text:p>(81) 3038-7080</text:p>
          </table:table-cell>
        </table:table-row>
        <table:table-row table:style-name="ro1">
          <table:table-cell office:value-type="string">
            <text:p>Coco Bambu Shopping Recife</text:p>
          </table:table-cell>
          <table:table-cell office:value-type="string">
            <text:p>R. Padre Carapuceiro, 777 - Loja 82A - Boa Viagem, Recife - PE, 51020-900, Brazil</text:p>
          </table:table-cell>
          <table:table-cell office:value-type="string">
            <text:p>(81) 3038-7080</text:p>
          </table:table-cell>
        </table:table-row>
        <table:table-row table:style-name="ro1">
          <table:table-cell office:value-type="string">
            <text:p>Posto Metropetróleo - Posto de Gasolina, GNV, Conveniência, Troca de Óleo, Recife</text:p>
          </table:table-cell>
          <table:table-cell office:value-type="string">
            <text:p>Av. Pres. Dutra, S/N - Imbiribeira, Recife - PE, 51190-505, Brazil</text:p>
          </table:table-cell>
          <table:table-cell office:value-type="string">
            <text:p>(81) 3040-0697</text:p>
          </table:table-cell>
        </table:table-row>
        <table:table-row table:style-name="ro1">
          <table:table-cell office:value-type="string">
            <text:p>Mercatu</text:p>
          </table:table-cell>
          <table:table-cell office:value-type="string">
            <text:p>Estr. do Arraial, 2501 - Loja 01 - Tamarineira, Recife - PE, 52051-380, Brazil</text:p>
          </table:table-cell>
          <table:table-cell office:value-type="string">
            <text:p>(81) 3048-0104</text:p>
          </table:table-cell>
        </table:table-row>
        <table:table-row table:style-name="ro1">
          <table:table-cell office:value-type="string">
            <text:p>Armazém do Jardineiro</text:p>
          </table:table-cell>
          <table:table-cell office:value-type="string">
            <text:p>R. José da Silva Lucena, 476 - Imbiribeira, Recife - PE, 51160-350, Brazil</text:p>
          </table:table-cell>
          <table:table-cell office:value-type="string">
            <text:p>(81) 3049-2425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R. Joaquim Nabuco, 701 - Derby, Recife - PE, 52010-300, Brazil</text:p>
          </table:table-cell>
          <table:table-cell office:value-type="string">
            <text:p>(81) 3072-9967</text:p>
          </table:table-cell>
        </table:table-row>
        <table:table-row table:style-name="ro1">
          <table:table-cell office:value-type="string">
            <text:p>Trocão - Pina</text:p>
          </table:table-cell>
          <table:table-cell office:value-type="string">
            <text:p>Av. Antônio de Goes, 64 - Pina, Recife - PE, 51110-000, Brazil</text:p>
          </table:table-cell>
          <table:table-cell office:value-type="string">
            <text:p>(81) 3104-0438</text:p>
          </table:table-cell>
        </table:table-row>
        <table:table-row table:style-name="ro1">
          <table:table-cell office:value-type="string">
            <text:p>Troca de óleo Posto Br</text:p>
          </table:table-cell>
          <table:table-cell office:value-type="string">
            <text:p>Av. Fernando Simões Barbosa, 406 - Boa Viagem, Recife - PE, 51020-390, Brazil</text:p>
          </table:table-cell>
          <table:table-cell office:value-type="string">
            <text:p>(81) 3125-3754</text:p>
          </table:table-cell>
        </table:table-row>
        <table:table-row table:style-name="ro1">
          <table:table-cell office:value-type="string">
            <text:p>Oficina e Serviços Terezinha</text:p>
          </table:table-cell>
          <table:table-cell office:value-type="string">
            <text:p>Rua Honório Correia, 67 - Cordeiro, Recife - PE, 50720-740, Brazil</text:p>
          </table:table-cell>
          <table:table-cell office:value-type="string">
            <text:p>(81) 3127-2300</text:p>
          </table:table-cell>
        </table:table-row>
        <table:table-row table:style-name="ro1">
          <table:table-cell office:value-type="string">
            <text:p>Entre Amigos Praia</text:p>
          </table:table-cell>
          <table:table-cell office:value-type="string">
            <text:p>Av. Boa Viagem, 760 - Boa Viagem, Recife - PE, 51011-000, Brazil</text:p>
          </table:table-cell>
          <table:table-cell office:value-type="string">
            <text:p>(81) 3127-2510</text:p>
          </table:table-cell>
        </table:table-row>
        <table:table-row table:style-name="ro1">
          <table:table-cell office:value-type="string">
            <text:p>Lojas Nutri - Casa Amarela</text:p>
          </table:table-cell>
          <table:table-cell office:value-type="string">
            <text:p>Rua Padre Lemos - Largo de Casa Amarela, 204 - Casa Amarela, Recife - PE, 52070-200, Brazil</text:p>
          </table:table-cell>
          <table:table-cell office:value-type="string">
            <text:p>(81) 3132-9597</text:p>
          </table:table-cell>
        </table:table-row>
        <table:table-row table:style-name="ro1">
          <table:table-cell office:value-type="string">
            <text:p>Center Óleo - @center_oleo_</text:p>
          </table:table-cell>
          <table:table-cell office:value-type="string">
            <text:p>Av. Norte Miguel Arraes de Alencar, 1170 - Santo Amaro, Recife - PE, 50100-000, Brazil</text:p>
          </table:table-cell>
          <table:table-cell office:value-type="string">
            <text:p>(81) 3222-1590</text:p>
          </table:table-cell>
        </table:table-row>
        <table:table-row table:style-name="ro1">
          <table:table-cell office:value-type="string">
            <text:p>m m mel</text:p>
          </table:table-cell>
          <table:table-cell office:value-type="string">
            <text:p>R. da Praia, 97 - Santo Antônio, Recife - PE, 50020-550, Brazil</text:p>
          </table:table-cell>
          <table:table-cell office:value-type="string">
            <text:p>(81) 3224-6873</text:p>
          </table:table-cell>
        </table:table-row>
        <table:table-row table:style-name="ro1">
          <table:table-cell office:value-type="string">
            <text:p>Super Troca Terezinha</text:p>
          </table:table-cell>
          <table:table-cell office:value-type="string">
            <text:p>Rua Honório Correia, 44 - Box 39 - Cordeiro, Recife - PE, 50630-000, Brazil</text:p>
          </table:table-cell>
          <table:table-cell office:value-type="string">
            <text:p>(81) 3227-9709</text:p>
          </table:table-cell>
        </table:table-row>
        <table:table-row table:style-name="ro1">
          <table:table-cell office:value-type="string">
            <text:p>Trocão Especialista em Troca de Óleo - Abdias</text:p>
          </table:table-cell>
          <table:table-cell office:value-type="string">
            <text:p>Av. Eng. Abdias de Carvalho, 1520 - Prado, Recife - PE, 50830-000, Brazil</text:p>
          </table:table-cell>
          <table:table-cell office:value-type="string">
            <text:p>(81) 3228-4010</text:p>
          </table:table-cell>
        </table:table-row>
        <table:table-row table:style-name="ro1">
          <table:table-cell office:value-type="string">
            <text:p>JR Agropecuária - Pragas e Jardinagem - Loja Autorizada STIHL</text:p>
          </table:table-cell>
          <table:table-cell office:value-type="string">
            <text:p>Av. Caxangá, 1872 - Madalena, Recife - PE, 50711-000, Brazil</text:p>
          </table:table-cell>
          <table:table-cell office:value-type="string">
            <text:p>(81) 3228-6646</text:p>
          </table:table-cell>
        </table:table-row>
        <table:table-row table:style-name="ro1">
          <table:table-cell office:value-type="string">
            <text:p>Lojão do Petróleo Ltda</text:p>
          </table:table-cell>
          <table:table-cell office:value-type="string">
            <text:p>Avenida Beberibe, 848 Ponto de Parada(Arruda - Encruzilhada, Recife - PE, 52041-430, Brazil</text:p>
          </table:table-cell>
          <table:table-cell office:value-type="string">
            <text:p>(81) 3241-7813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R. José de Godói Vasconcelos, 75 - Parnamirim, Recife - PE, 52060-250, Brazil</text:p>
          </table:table-cell>
          <table:table-cell office:value-type="string">
            <text:p>(81) 3267-7369</text:p>
          </table:table-cell>
        </table:table-row>
        <table:table-row table:style-name="ro1">
          <table:table-cell office:value-type="string">
            <text:p>Alb Rações</text:p>
          </table:table-cell>
          <table:table-cell office:value-type="string">
            <text:p>Av. Bicentenário da Revolução Francesa, 25 - Torrões, Recife - PE, 50660-250, Brazil</text:p>
          </table:table-cell>
          <table:table-cell office:value-type="string">
            <text:p>(81) 3272-8647</text:p>
          </table:table-cell>
        </table:table-row>
        <table:table-row table:style-name="ro1">
          <table:table-cell office:value-type="string">
            <text:p>Entre Amigos O Bode</text:p>
          </table:table-cell>
          <table:table-cell office:value-type="string">
            <text:p>R. Marquês de Valença, 50 - Boa Viagem, Recife - PE, 51021-500, Brazil</text:p>
          </table:table-cell>
          <table:table-cell office:value-type="string">
            <text:p>(81) 3312-1000</text:p>
          </table:table-cell>
        </table:table-row>
        <table:table-row table:style-name="ro1">
          <table:table-cell office:value-type="string">
            <text:p>Empório Pura Vida</text:p>
          </table:table-cell>
          <table:table-cell office:value-type="string">
            <text:p>Av. Dezessete de Agosto, 2267 - Poço da Panela, Recife - PE, 52060-590, Brazil</text:p>
          </table:table-cell>
          <table:table-cell office:value-type="string">
            <text:p>(81) 3314-6254</text:p>
          </table:table-cell>
        </table:table-row>
        <table:table-row table:style-name="ro1">
          <table:table-cell office:value-type="string">
            <text:p>Campo e Jardim Irrigação - Assistência Técnica para Roçadeiras e Motosserras em Recife-PE</text:p>
          </table:table-cell>
          <table:table-cell office:value-type="string">
            <text:p>Estr. dos Remédios, 1832 - Ilha do Retiro, Recife - PE, 50750-265, Brazil</text:p>
          </table:table-cell>
          <table:table-cell office:value-type="string">
            <text:p>(81) 3314-9449</text:p>
          </table:table-cell>
        </table:table-row>
        <table:table-row table:style-name="ro1">
          <table:table-cell office:value-type="string">
            <text:p>Nikko Japanese Fusion</text:p>
          </table:table-cell>
          <table:table-cell office:value-type="string">
            <text:p>Av. Conselheiro Aguiar, 1712 - Boa Viagem, Recife - PE, 51111-011, Brazil</text:p>
          </table:table-cell>
          <table:table-cell office:value-type="string">
            <text:p>(81) 3325-3030</text:p>
          </table:table-cell>
        </table:table-row>
        <table:table-row table:style-name="ro1">
          <table:table-cell office:value-type="string">
            <text:p>Sunflower</text:p>
          </table:table-cell>
          <table:table-cell office:value-type="string">
            <text:p>R. Padre Bernadino Pessoa, 633 - Boa Viagem, Recife - PE, 51020-210, Brazil</text:p>
          </table:table-cell>
          <table:table-cell office:value-type="string">
            <text:p>(81) 3325-4891</text:p>
          </table:table-cell>
        </table:table-row>
        <table:table-row table:style-name="ro1">
          <table:table-cell office:value-type="string">
            <text:p>Troca de Óleos</text:p>
          </table:table-cell>
          <table:table-cell office:value-type="string">
            <text:p>Av. Conselheiro Aguiar, 2430 - Boa Viagem, Recife - PE, 51111-011, Brazil</text:p>
          </table:table-cell>
          <table:table-cell office:value-type="string">
            <text:p>(81) 3326-0370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Conselheiro Aguiar, 4845 - Boa Viagem, Recife - PE, 51021-020, Brazil</text:p>
          </table:table-cell>
          <table:table-cell office:value-type="string">
            <text:p>(81) 3334-8052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Mal. Mascarenhas de Morais, 898 - Imbiribeira, Recife - PE, 51150-000, Brazil</text:p>
          </table:table-cell>
          <table:table-cell office:value-type="string">
            <text:p>(81) 3334-9043</text:p>
          </table:table-cell>
        </table:table-row>
        <table:table-row table:style-name="ro1">
          <table:table-cell office:value-type="string">
            <text:p>Agroflores Recife</text:p>
          </table:table-cell>
          <table:table-cell office:value-type="string">
            <text:p>Av. Mal. Mascarenhas de Morais, 291 - Imbiribeira, Recife - PE, 51030-120, Brazil</text:p>
          </table:table-cell>
          <table:table-cell office:value-type="string">
            <text:p>(81) 3422-1145</text:p>
          </table:table-cell>
        </table:table-row>
        <table:table-row table:style-name="ro1">
          <table:table-cell office:value-type="string">
            <text:p>Tokyo's Café</text:p>
          </table:table-cell>
          <table:table-cell office:value-type="string">
            <text:p>Av. Dr. Malaquias, 79 - Graças, Recife - PE, 52050-060, Brazil</text:p>
          </table:table-cell>
          <table:table-cell office:value-type="string">
            <text:p>(81) 3426-1610</text:p>
          </table:table-cell>
        </table:table-row>
        <table:table-row table:style-name="ro1">
          <table:table-cell office:value-type="string">
            <text:p>Restaurante Papacapim</text:p>
          </table:table-cell>
          <table:table-cell office:value-type="string">
            <text:p>Av. Rui Barbosa, 1397 - Graças, Recife - PE, 52050-000, Brazil</text:p>
          </table:table-cell>
          <table:table-cell office:value-type="string">
            <text:p>(81) 3427-0010</text:p>
          </table:table-cell>
        </table:table-row>
        <table:table-row table:style-name="ro1">
          <table:table-cell office:value-type="string">
            <text:p>Bode do Nô Boa Viagem - Restaurante</text:p>
          </table:table-cell>
          <table:table-cell office:value-type="string">
            <text:p>Rua Dr. João Guilherme Pontes Sobrinho, 245 - Boa Viagem, Recife - PE, 51021-090, Brazil</text:p>
          </table:table-cell>
          <table:table-cell office:value-type="string">
            <text:p>(81) 3455-0912</text:p>
          </table:table-cell>
        </table:table-row>
        <table:table-row table:style-name="ro1">
          <table:table-cell office:value-type="string">
            <text:p>Restaurante Apipucos - Shopping Recife</text:p>
          </table:table-cell>
          <table:table-cell office:value-type="string">
            <text:p>R. Padre Carapuceiro, 777 - 20 - Boa Viagem, Recife - PE, 51020-900, Brazil</text:p>
          </table:table-cell>
          <table:table-cell office:value-type="string">
            <text:p>(81) 3464-6712</text:p>
          </table:table-cell>
        </table:table-row>
        <table:table-row table:style-name="ro1">
          <table:table-cell office:value-type="string">
            <text:p>Chemical Fertilizantes Especiais</text:p>
          </table:table-cell>
          <table:table-cell office:value-type="string">
            <text:p>R. Itaituba, 1151-1267 - Prazeres, Jaboatão dos Guararapes - PE, 54280-563, Brazil</text:p>
          </table:table-cell>
          <table:table-cell office:value-type="string">
            <text:p>(81) 3479-8000</text:p>
          </table:table-cell>
        </table:table-row>
        <table:table-row table:style-name="ro1">
          <table:table-cell office:value-type="string">
            <text:p>Madero Steak House Shopping Recife</text:p>
          </table:table-cell>
          <table:table-cell office:value-type="string">
            <text:p>Shopping Recife - R. Padre Carapuceiro, 777 - Boa Viagem, Recife - PE, 51020-280, Brazil</text:p>
          </table:table-cell>
          <table:table-cell office:value-type="string">
            <text:p>(81) 3771-0209</text:p>
          </table:table-cell>
        </table:table-row>
        <table:table-row table:style-name="ro1">
          <table:table-cell office:value-type="string">
            <text:p>Mercadão do Óleo I (Matriz)</text:p>
          </table:table-cell>
          <table:table-cell office:value-type="string">
            <text:p>Av. Beberibe, 1678 1678 - Água Fria, Recife - PE, 52120-000, Brazil</text:p>
          </table:table-cell>
          <table:table-cell office:value-type="string">
            <text:p>(81) 3788-3100</text:p>
          </table:table-cell>
        </table:table-row>
        <table:table-row table:style-name="ro1">
          <table:table-cell office:value-type="string">
            <text:p>Supermarket Oil</text:p>
          </table:table-cell>
          <table:table-cell office:value-type="string">
            <text:p>Av. Norte Miguel Arraes de Alencar, 5944 - Vasco da Gama, Recife - PE, 52081-000, Brazil</text:p>
          </table:table-cell>
          <table:table-cell office:value-type="string">
            <text:p>(81) 4009-4541</text:p>
          </table:table-cell>
        </table:table-row>
        <table:table-row table:style-name="ro1">
          <table:table-cell office:value-type="string">
            <text:p>Usi Fértil (Unidade Industrial)</text:p>
          </table:table-cell>
          <table:table-cell office:value-type="string">
            <text:p>Av. Durval de Góes Monteiro, 1754 - Tabuleiro do Martins, Maceió - AL, 57061-000, Brazil</text:p>
          </table:table-cell>
          <table:table-cell office:value-type="string">
            <text:p>(82) 2122-3333</text:p>
          </table:table-cell>
        </table:table-row>
        <table:table-row table:style-name="ro1">
          <table:table-cell office:value-type="string">
            <text:p>Casa Vieira - Farol</text:p>
          </table:table-cell>
          <table:table-cell office:value-type="string">
            <text:p>Av. Fernandes Lima, 2723 - Farol, Maceió - AL, 57057-450, Brazil</text:p>
          </table:table-cell>
          <table:table-cell office:value-type="string">
            <text:p>(82) 2123-4417</text:p>
          </table:table-cell>
        </table:table-row>
        <table:table-row table:style-name="ro1">
          <table:table-cell office:value-type="string">
            <text:p>Casa Vieira - Centro</text:p>
          </table:table-cell>
          <table:table-cell office:value-type="string">
            <text:p>Av. Moreira Lima, 310 - e 326 - Centro, Maceió - AL, 57020-220, Brazil</text:p>
          </table:table-cell>
          <table:table-cell office:value-type="string">
            <text:p>(82) 2123-4467</text:p>
          </table:table-cell>
        </table:table-row>
        <table:table-row table:style-name="ro1">
          <table:table-cell office:value-type="string">
            <text:p>Timac Agro Industry and Fertilizer Trade</text:p>
          </table:table-cell>
          <table:table-cell office:value-type="string">
            <text:p>AL-401, s / n - Guardiano, Santa Luzia do Norte - AL, 57130-000, Brazil</text:p>
          </table:table-cell>
          <table:table-cell office:value-type="string">
            <text:p>(82) 2126-3900</text:p>
          </table:table-cell>
        </table:table-row>
        <table:table-row table:style-name="ro1">
          <table:table-cell office:value-type="string">
            <text:p>Troca Fácil Lubrificantes</text:p>
          </table:table-cell>
          <table:table-cell office:value-type="string">
            <text:p>Av. Menino Marcelo, 2040 - Serraria, Maceió - AL, 57046-000, Brazil</text:p>
          </table:table-cell>
          <table:table-cell office:value-type="string">
            <text:p>(82) 3021-2040</text:p>
          </table:table-cell>
        </table:table-row>
        <table:table-row table:style-name="ro1">
          <table:table-cell office:value-type="string">
            <text:p>Loja Natura Puro Aroma</text:p>
          </table:table-cell>
          <table:table-cell office:value-type="string">
            <text:p>Av. Moreira Lima, 268 - Centro, Maceió - AL, 57020-220, Brazil</text:p>
          </table:table-cell>
          <table:table-cell office:value-type="string">
            <text:p>(82) 3028-0642</text:p>
          </table:table-cell>
        </table:table-row>
        <table:table-row table:style-name="ro1">
          <table:table-cell office:value-type="string">
            <text:p>Polpa de Fruta- Sucolândia Serraria</text:p>
          </table:table-cell>
          <table:table-cell office:value-type="string">
            <text:p>Av. Menino Marcelo, 9125 A - Serraria, Maceió - AL, 57046-000, Brazil</text:p>
          </table:table-cell>
          <table:table-cell office:value-type="string">
            <text:p>(82) 3028-7877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Comendador Gustavo Paiva, 5945 - Cruz das Almas, Maceió - AL, 57038-000, Brazil</text:p>
          </table:table-cell>
          <table:table-cell office:value-type="string">
            <text:p>(82) 3028-9536</text:p>
          </table:table-cell>
        </table:table-row>
        <table:table-row table:style-name="ro1">
          <table:table-cell office:value-type="string">
            <text:p>TPS Agrocomercial - Distribuidora</text:p>
          </table:table-cell>
          <table:table-cell office:value-type="string">
            <text:p>Av Durval de Goes Monteiro, 6314 - Lot Jardim Petrópolis I - Canaã, Maceió - AL, 57080-000, Brazil</text:p>
          </table:table-cell>
          <table:table-cell office:value-type="string">
            <text:p>(82) 3142-3741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Av. Durval de Góes Monteiro, 4466 - Tabuleiro do Martins, Maceió - AL, 57061-000, Brazil</text:p>
          </table:table-cell>
          <table:table-cell office:value-type="string">
            <text:p>(82) 3214-4200</text:p>
          </table:table-cell>
        </table:table-row>
        <table:table-row table:style-name="ro1">
          <table:table-cell office:value-type="string">
            <text:p>MC Oils and Lubricants</text:p>
          </table:table-cell>
          <table:table-cell office:value-type="string">
            <text:p>Av. Francisco de Menezes, 659 - Bom Parto, Maceió - AL, 57017-315, Brazil</text:p>
          </table:table-cell>
          <table:table-cell office:value-type="string">
            <text:p>(82) 3223-2728</text:p>
          </table:table-cell>
        </table:table-row>
        <table:table-row table:style-name="ro1">
          <table:table-cell office:value-type="string">
            <text:p>Marinho Auto Center</text:p>
          </table:table-cell>
          <table:table-cell office:value-type="string">
            <text:p>Av. Brasil, 55 - Poço, Maceió - AL, 57025-070, Brazil</text:p>
          </table:table-cell>
          <table:table-cell office:value-type="string">
            <text:p>(82) 3231-2872</text:p>
          </table:table-cell>
        </table:table-row>
        <table:table-row table:style-name="ro1">
          <table:table-cell office:value-type="string">
            <text:p>Alquimia Essências, Perfumes e Limpeza Maceió</text:p>
          </table:table-cell>
          <table:table-cell office:value-type="string">
            <text:p>Av. Menino Marcelo, 9731B - Galpão B - Serraria, Maceió - AL, 57046-000, Brazil</text:p>
          </table:table-cell>
          <table:table-cell office:value-type="string">
            <text:p>(82) 3231-3995</text:p>
          </table:table-cell>
        </table:table-row>
        <table:table-row table:style-name="ro1">
          <table:table-cell office:value-type="string">
            <text:p>Divina Gula</text:p>
          </table:table-cell>
          <table:table-cell office:value-type="string">
            <text:p>Av. Eng. Paulo Brandão Nogueira, 85 - Jatiúca, Maceió - AL, 57036-550, Brazil</text:p>
          </table:table-cell>
          <table:table-cell office:value-type="string">
            <text:p>(82) 3235-1016</text:p>
          </table:table-cell>
        </table:table-row>
        <table:table-row table:style-name="ro1">
          <table:table-cell office:value-type="string">
            <text:p>O Cortiço</text:p>
          </table:table-cell>
          <table:table-cell office:value-type="string">
            <text:p>Av. Valentim dos Santos Diniz, 906 - Canaã, Maceió - AL, 57045-850, Brazil</text:p>
          </table:table-cell>
          <table:table-cell office:value-type="string">
            <text:p>(82) 3241-2949</text:p>
          </table:table-cell>
        </table:table-row>
        <table:table-row table:style-name="ro1">
          <table:table-cell office:value-type="string">
            <text:p>Cheiro da Terra</text:p>
          </table:table-cell>
          <table:table-cell office:value-type="string">
            <text:p>Av. Dr. Antônio Gouveia, 487 - Pajuçara, Maceió - AL, 57030-170, Brazil</text:p>
          </table:table-cell>
          <table:table-cell office:value-type="string">
            <text:p>(82) 3313-4011</text:p>
          </table:table-cell>
        </table:table-row>
        <table:table-row table:style-name="ro1">
          <table:table-cell office:value-type="string">
            <text:p>Natureza Leve</text:p>
          </table:table-cell>
          <table:table-cell office:value-type="string">
            <text:p>R. Fernando Júnior, 184 - Gruta de Lourdes, Maceió - AL, 57052-715, Brazil</text:p>
          </table:table-cell>
          <table:table-cell office:value-type="string">
            <text:p>(82) 3313-9929</text:p>
          </table:table-cell>
        </table:table-row>
        <table:table-row table:style-name="ro1">
          <table:table-cell office:value-type="string">
            <text:p>Yara Fertilizer Brazil</text:p>
          </table:table-cell>
          <table:table-cell office:value-type="string">
            <text:p>Tv. Gov. Luiz Cavalcante, 2151 - Tabuleiro do Martins, Maceió - AL, 57081-002, Brazil</text:p>
          </table:table-cell>
          <table:table-cell office:value-type="string">
            <text:p>(82) 3314-6400</text:p>
          </table:table-cell>
        </table:table-row>
        <table:table-row table:style-name="ro1">
          <table:table-cell office:value-type="string">
            <text:p>Farol Lubrificantes</text:p>
          </table:table-cell>
          <table:table-cell office:value-type="string">
            <text:p>Av. Fernandes Lima, 1362 - Pitanguinha, Maceió - AL, 57052-050, Brazil</text:p>
          </table:table-cell>
          <table:table-cell office:value-type="string">
            <text:p>(82) 3316-3421</text:p>
          </table:table-cell>
        </table:table-row>
        <table:table-row table:style-name="ro1">
          <table:table-cell office:value-type="string">
            <text:p>Vinagre Sabor</text:p>
          </table:table-cell>
          <table:table-cell office:value-type="string">
            <text:p>Av. Muniz Falcão - Barro Duro, Maceió - AL, 57045-000, Brazil</text:p>
          </table:table-cell>
          <table:table-cell office:value-type="string">
            <text:p>(82) 3316-4329</text:p>
          </table:table-cell>
        </table:table-row>
        <table:table-row table:style-name="ro1">
          <table:table-cell office:value-type="string">
            <text:p>Mel de Oliva</text:p>
          </table:table-cell>
          <table:table-cell office:value-type="string">
            <text:p>Empresarial Humberto Lobo - Av. Menino Marcelo, 9350 - 10 - Serraria, Maceió - AL, 57046-000, Brazil</text:p>
          </table:table-cell>
          <table:table-cell office:value-type="string">
            <text:p>(82) 3317-0337</text:p>
          </table:table-cell>
        </table:table-row>
        <table:table-row table:style-name="ro1">
          <table:table-cell office:value-type="string">
            <text:p>Terra Tecnologia Agrícola</text:p>
          </table:table-cell>
          <table:table-cell office:value-type="string">
            <text:p>Av. Durval de Góes Monteiro, 9986 - Tabuleiro do Martins, Maceió - AL, 57080-000, Brazil</text:p>
          </table:table-cell>
          <table:table-cell office:value-type="string">
            <text:p>(82) 3324-2099</text:p>
          </table:table-cell>
        </table:table-row>
        <table:table-row table:style-name="ro1">
          <table:table-cell office:value-type="string">
            <text:p>Ladeirão do Óleo - Loja 1</text:p>
          </table:table-cell>
          <table:table-cell office:value-type="string">
            <text:p>Av. Juca Sampaio, 59 - Jacintinho, Maceió - AL, 57040-600, Brazil</text:p>
          </table:table-cell>
          <table:table-cell office:value-type="string">
            <text:p>(82) 3325-3148</text:p>
          </table:table-cell>
        </table:table-row>
        <table:table-row table:style-name="ro1">
          <table:table-cell office:value-type="string">
            <text:p>Massarella</text:p>
          </table:table-cell>
          <table:table-cell office:value-type="string">
            <text:p>R. Comerc. José Pontes de Magalhães, 271 - Jatiúca, Maceió - AL, 57036-250, Brazil</text:p>
          </table:table-cell>
          <table:table-cell office:value-type="string">
            <text:p>(82) 3325-6000</text:p>
          </table:table-cell>
        </table:table-row>
        <table:table-row table:style-name="ro1">
          <table:table-cell office:value-type="string">
            <text:p>Casa Léa</text:p>
          </table:table-cell>
          <table:table-cell office:value-type="string">
            <text:p>Av. Moreira Lima, 325 - Centro, Maceió - AL, 57020-000, Brazil</text:p>
          </table:table-cell>
          <table:table-cell office:value-type="string">
            <text:p>(82) 3326-5822</text:p>
          </table:table-cell>
        </table:table-row>
        <table:table-row table:style-name="ro1">
          <table:table-cell office:value-type="string">
            <text:p>Mundo Verde Maceió</text:p>
          </table:table-cell>
          <table:table-cell office:value-type="string">
            <text:p>R. Eng. Mario de Gusmão, 440 - Ponta Verde, Maceió - AL, 57035-000, Brazil</text:p>
          </table:table-cell>
          <table:table-cell office:value-type="string">
            <text:p>(82) 3327-1737</text:p>
          </table:table-cell>
        </table:table-row>
        <table:table-row table:style-name="ro1">
          <table:table-cell office:value-type="string">
            <text:p>Semear Comércio Representações Ltda</text:p>
          </table:table-cell>
          <table:table-cell office:value-type="string">
            <text:p>Av. Durval de Góes Monteiro, 5798 - Canaã, Maceió - AL, 57080-000, Brazil</text:p>
          </table:table-cell>
          <table:table-cell office:value-type="string">
            <text:p>(82) 3328-1831</text:p>
          </table:table-cell>
        </table:table-row>
        <table:table-row table:style-name="ro1">
          <table:table-cell office:value-type="string">
            <text:p>MACEÓLEO LUBRIFICANTES</text:p>
          </table:table-cell>
          <table:table-cell office:value-type="string">
            <text:p>Av. Menino Marcelo, Km 3.5 - Serraria, Maceió - AL, 57046-000, Brazil</text:p>
          </table:table-cell>
          <table:table-cell office:value-type="string">
            <text:p>(82) 3328-4190</text:p>
          </table:table-cell>
        </table:table-row>
        <table:table-row table:style-name="ro1">
          <table:table-cell office:value-type="string">
            <text:p>Sucolândia</text:p>
          </table:table-cell>
          <table:table-cell office:value-type="string">
            <text:p>R. B, 490-594 - Tabuleiro do Martins, Maceió - AL, 57081-006, Brazil</text:p>
          </table:table-cell>
          <table:table-cell office:value-type="string">
            <text:p>(82) 3334-2182</text:p>
          </table:table-cell>
        </table:table-row>
        <table:table-row table:style-name="ro1">
          <table:table-cell office:value-type="string">
            <text:p>Vinagre Sabor</text:p>
          </table:table-cell>
          <table:table-cell office:value-type="string">
            <text:p>Av. Menino Marcelo, 6502 - Barro Duro, Maceió - AL, 57081-385, Brazil</text:p>
          </table:table-cell>
          <table:table-cell office:value-type="string">
            <text:p>(82) 3338-3695</text:p>
          </table:table-cell>
        </table:table-row>
        <table:table-row table:style-name="ro1">
          <table:table-cell office:value-type="string">
            <text:p>Indal Indústria Alagoana de Alimentos-Vinagres Fino Gosto</text:p>
          </table:table-cell>
          <table:table-cell office:value-type="string">
            <text:p>Res João Sampaio II, 3 - Benedito Bentes, Maceió - AL, 57084-420, Brazil</text:p>
          </table:table-cell>
          <table:table-cell office:value-type="string">
            <text:p>(82) 3342-1606</text:p>
          </table:table-cell>
        </table:table-row>
        <table:table-row table:style-name="ro1">
          <table:table-cell office:value-type="string">
            <text:p>Troca de óleo do Graciliano Ramos</text:p>
          </table:table-cell>
          <table:table-cell office:value-type="string">
            <text:p>Av. Menino Marcelo, 03 - 8147-8413 - Cidade Universitária, Maceió - AL, 57073-470, Brazil</text:p>
          </table:table-cell>
          <table:table-cell office:value-type="string">
            <text:p>(82) 3343-5044</text:p>
          </table:table-cell>
        </table:table-row>
        <table:table-row table:style-name="ro1">
          <table:table-cell office:value-type="string">
            <text:p>Atacadão oil</text:p>
          </table:table-cell>
          <table:table-cell office:value-type="string">
            <text:p>Em frente ao Auto Posto BR - Tv. Belmiro Amorim, 57A - Santa Lúcia, Maceió - AL, 57082-000, Brazil</text:p>
          </table:table-cell>
          <table:table-cell office:value-type="string">
            <text:p>(82) 3352-8309</text:p>
          </table:table-cell>
        </table:table-row>
        <table:table-row table:style-name="ro1">
          <table:table-cell office:value-type="string">
            <text:p>Agronor</text:p>
          </table:table-cell>
          <table:table-cell office:value-type="string">
            <text:p>Av. Gov. Lamenha Filho, 4 - Feitosa, Maceió - AL, 57043-000, Brazil</text:p>
          </table:table-cell>
          <table:table-cell office:value-type="string">
            <text:p>(82) 3373-1282</text:p>
          </table:table-cell>
        </table:table-row>
        <table:table-row table:style-name="ro1">
          <table:table-cell office:value-type="string">
            <text:p>Petrobras</text:p>
          </table:table-cell>
          <table:table-cell office:value-type="string">
            <text:p>Av. Gov. Afrânio Lages, 710 - Jacintinho, Maceió - AL, 57040-480, Brazil</text:p>
          </table:table-cell>
          <table:table-cell office:value-type="string">
            <text:p>(82) 3373-1367</text:p>
          </table:table-cell>
        </table:table-row>
        <table:table-row table:style-name="ro1">
          <table:table-cell office:value-type="string">
            <text:p>Calábria Pizzaria - Serraria</text:p>
          </table:table-cell>
          <table:table-cell office:value-type="string">
            <text:p>Av. Menino Marcelo, 1990 - Serraria, Maceió - AL, 57046-000, Brazil</text:p>
          </table:table-cell>
          <table:table-cell office:value-type="string">
            <text:p>(82) 3432-4818</text:p>
          </table:table-cell>
        </table:table-row>
        <table:table-row table:style-name="ro1">
          <table:table-cell office:value-type="string">
            <text:p>Mel de Oliva</text:p>
          </table:table-cell>
          <table:table-cell office:value-type="string">
            <text:p>Galeria Made - Av. Eng. Paulo Brandão Nogueira, 331 - Loja 03 - Jatiúca, Maceió - AL, 57036-550, Brazil</text:p>
          </table:table-cell>
          <table:table-cell office:value-type="string">
            <text:p>(82) 3432-9070</text:p>
          </table:table-cell>
        </table:table-row>
        <table:table-row table:style-name="ro1">
          <table:table-cell office:value-type="string">
            <text:p>Loja Natura Bem Viver</text:p>
          </table:table-cell>
          <table:table-cell office:value-type="string">
            <text:p>Av. Fernandes Lima, 3700 - Loja B13 - Gruta de Lourdes, Maceió - AL, 57052-403, Brazil</text:p>
          </table:table-cell>
          <table:table-cell office:value-type="string">
            <text:p>(82) 3435-0035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Comendador Gustavo Paiva, 2990 - Loja 233 - Mangabeiras, Maceió - AL, 57032-901, Brazil</text:p>
          </table:table-cell>
          <table:table-cell office:value-type="string">
            <text:p>(82) 3512-0946</text:p>
          </table:table-cell>
        </table:table-row>
        <table:table-row table:style-name="ro1">
          <table:table-cell office:value-type="string">
            <text:p>JL Comercial Agroquímica</text:p>
          </table:table-cell>
          <table:table-cell office:value-type="string">
            <text:p>tv Comend Gustavo Paiva 3771 - Mangabeiras, Maceió - AL, 57031-365, Brazil</text:p>
          </table:table-cell>
          <table:table-cell office:value-type="string">
            <text:p>(82) 4009-1995</text:p>
          </table:table-cell>
        </table:table-row>
        <table:table-row table:style-name="ro1">
          <table:table-cell office:value-type="string">
            <text:p>OUROFERTIL FERTILIZANTES LTDA</text:p>
          </table:table-cell>
          <table:table-cell office:value-type="string">
            <text:p>CE-422, 11 - Pecém, São Gonçalo do Amarante - CE, 62670-000, Brazil</text:p>
          </table:table-cell>
          <table:table-cell office:value-type="string">
            <text:p>(85) 2181-6247</text:p>
          </table:table-cell>
        </table:table-row>
        <table:table-row table:style-name="ro1">
          <table:table-cell office:value-type="string">
            <text:p>Cacique Lubrificantes</text:p>
          </table:table-cell>
          <table:table-cell office:value-type="string">
            <text:p>R. Prudente de Morais, 4145 - Triunfo, Teresina - PI, 64022-140, Brazil</text:p>
          </table:table-cell>
          <table:table-cell office:value-type="string">
            <text:p>(86) 3131-2200</text:p>
          </table:table-cell>
        </table:table-row>
        <table:table-row table:style-name="ro1">
          <table:table-cell office:value-type="string">
            <text:p>Macrolub Lubrificantes - Troca de oleo, serviços mecânicos e elétricos</text:p>
          </table:table-cell>
          <table:table-cell office:value-type="string">
            <text:p>Av. Barão de Gurguéia, 2965 - Pio XII, Teresina - PI, 64018-500, Brazil</text:p>
          </table:table-cell>
          <table:table-cell office:value-type="string">
            <text:p>(86) 3218-1000</text:p>
          </table:table-cell>
        </table:table-row>
        <table:table-row table:style-name="ro1">
          <table:table-cell office:value-type="string">
            <text:p>Filtro Lub</text:p>
          </table:table-cell>
          <table:table-cell office:value-type="string">
            <text:p>Av. Barão de Gurguéia, 3110 - São Pedro, Teresina - PI, 64019-352, Brazil</text:p>
          </table:table-cell>
          <table:table-cell office:value-type="string">
            <text:p>(86) 3218-1514</text:p>
          </table:table-cell>
        </table:table-row>
        <table:table-row table:style-name="ro1">
          <table:table-cell office:value-type="string">
            <text:p>Teresina Agrícola</text:p>
          </table:table-cell>
          <table:table-cell office:value-type="string">
            <text:p>Av. Prefeito Wall Ferraz, 8556 - Lourival Parente, Teresina - PI, 64040-840, Brazil</text:p>
          </table:table-cell>
          <table:table-cell office:value-type="string">
            <text:p>(86) 3220-3784</text:p>
          </table:table-cell>
        </table:table-row>
        <table:table-row table:style-name="ro1">
          <table:table-cell office:value-type="string">
            <text:p>Hiper Suco</text:p>
          </table:table-cell>
          <table:table-cell office:value-type="string">
            <text:p>R. Sete de Setembro, 130 - Centro (Sul), Teresina - PI, 64001-210, Brazil</text:p>
          </table:table-cell>
          <table:table-cell office:value-type="string">
            <text:p>(86) 3221-2916</text:p>
          </table:table-cell>
        </table:table-row>
        <table:table-row table:style-name="ro1">
          <table:table-cell office:value-type="string">
            <text:p>Lubrificar Super Troca De Óleo</text:p>
          </table:table-cell>
          <table:table-cell office:value-type="string">
            <text:p>Av. Miguel Rosa, 1074-A - Centro (Norte), Teresina - PI, 64000-210, Brazil</text:p>
          </table:table-cell>
          <table:table-cell office:value-type="string">
            <text:p>(86) 3222-4723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União, 2261 - SALA 01 - Memorare, Teresina - PI, 64009-500, Brazil</text:p>
          </table:table-cell>
          <table:table-cell office:value-type="string">
            <text:p>(86) 3227-8909</text:p>
          </table:table-cell>
        </table:table-row>
        <table:table-row table:style-name="ro1">
          <table:table-cell office:value-type="string">
            <text:p>Milênio Super Troca De Óleo</text:p>
          </table:table-cell>
          <table:table-cell office:value-type="string">
            <text:p>Av. Barão de Gurguéia, 2635 - Loja 03 - Pio XII, Teresina - PI, 64019-870, Brazil</text:p>
          </table:table-cell>
          <table:table-cell office:value-type="string">
            <text:p>(86) 3229-3971</text:p>
          </table:table-cell>
        </table:table-row>
        <table:table-row table:style-name="ro1">
          <table:table-cell office:value-type="string">
            <text:p>LUBFILTROS FILTROS E LUBRIFICANTES</text:p>
          </table:table-cell>
          <table:table-cell office:value-type="string">
            <text:p>R. Ver. Dionísio dos Santos, 1035 - Tabuleta, Teresina - PI, 64019-870, Brazil</text:p>
          </table:table-cell>
          <table:table-cell office:value-type="string">
            <text:p>(86) 3229-4304</text:p>
          </table:table-cell>
        </table:table-row>
        <table:table-row table:style-name="ro1">
          <table:table-cell office:value-type="string">
            <text:p>Troca Certa Auto Center</text:p>
          </table:table-cell>
          <table:table-cell office:value-type="string">
            <text:p>Av. Miguel Rosa, 4285c - Nossa Sra. das Gracas, Teresina - PI, 64018-550, Brazil</text:p>
          </table:table-cell>
          <table:table-cell office:value-type="string">
            <text:p>(86) 3303-2016</text:p>
          </table:table-cell>
        </table:table-row>
        <table:table-row table:style-name="ro1">
          <table:table-cell office:value-type="string">
            <text:p>Coco Bambu Belém</text:p>
          </table:table-cell>
          <table:table-cell office:value-type="string">
            <text:p>Av. Centenário, 1052 - Mangueirão, Belém - PA, 66640-150, Brazil</text:p>
          </table:table-cell>
          <table:table-cell office:value-type="string">
            <text:p>(91) 2121-1430</text:p>
          </table:table-cell>
        </table:table-row>
        <table:table-row table:style-name="ro1">
          <table:table-cell office:value-type="string">
            <text:p>Moinho Central Pedreira</text:p>
          </table:table-cell>
          <table:table-cell office:value-type="string">
            <text:p>Tv. Mauriti, 1046 - Pedreira, Belém - PA, 66080-650, Brazil</text:p>
          </table:table-cell>
          <table:table-cell office:value-type="string">
            <text:p>(91) 2121-6493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Conselheiro Furtado, 2398 - Cremação, Belém - PA, 66040-100, Brazil</text:p>
          </table:table-cell>
          <table:table-cell office:value-type="string">
            <text:p>(91) 3085-7311</text:p>
          </table:table-cell>
        </table:table-row>
        <table:table-row table:style-name="ro1">
          <table:table-cell office:value-type="string">
            <text:p>Restaurante Point do Açaí - Casarão</text:p>
          </table:table-cell>
          <table:table-cell office:value-type="string">
            <text:p>Blvd. Castilhos França, 744 - Campina, Belém - PA, 66010-020, Brazil</text:p>
          </table:table-cell>
          <table:table-cell office:value-type="string">
            <text:p>(91) 3116-2362</text:p>
          </table:table-cell>
        </table:table-row>
        <table:table-row table:style-name="ro1">
          <table:table-cell office:value-type="string">
            <text:p>Amazon Beer Belém</text:p>
          </table:table-cell>
          <table:table-cell office:value-type="string">
            <text:p>Blvd. Castilhos França - Campina, Belém - PA, 66010-080, Brazil</text:p>
          </table:table-cell>
          <table:table-cell office:value-type="string">
            <text:p>(91) 3212-5401</text:p>
          </table:table-cell>
        </table:table-row>
        <table:table-row table:style-name="ro1">
          <table:table-cell office:value-type="string">
            <text:p>FUNAGRI</text:p>
          </table:table-cell>
          <table:table-cell office:value-type="string">
            <text:p>Tv. Dr. Moraes, 21 - Nazaré, Belém - PA, 66035-900, Brazil</text:p>
          </table:table-cell>
          <table:table-cell office:value-type="string">
            <text:p>(91) 3222-0195</text:p>
          </table:table-cell>
        </table:table-row>
        <table:table-row table:style-name="ro1">
          <table:table-cell office:value-type="string">
            <text:p>Moinho Central</text:p>
          </table:table-cell>
          <table:table-cell office:value-type="string">
            <text:p>Av. Generalíssimo Deodoro, 1115 - Nazaré, Belém - PA, 66050-160, Brazil</text:p>
          </table:table-cell>
          <table:table-cell office:value-type="string">
            <text:p>(91) 3222-6059</text:p>
          </table:table-cell>
        </table:table-row>
        <table:table-row table:style-name="ro1">
          <table:table-cell office:value-type="string">
            <text:p>Icebode - Batista Campos</text:p>
          </table:table-cell>
          <table:table-cell office:value-type="string">
            <text:p>Av. Serzedelo Corrêa, 1000 - Batista Campos, Belém - PA, 66033-000, Brazil</text:p>
          </table:table-cell>
          <table:table-cell office:value-type="string">
            <text:p>(91) 3224-5462</text:p>
          </table:table-cell>
        </table:table-row>
        <table:table-row table:style-name="ro1">
          <table:table-cell office:value-type="string">
            <text:p>Restaurante Point do Açaí</text:p>
          </table:table-cell>
          <table:table-cell office:value-type="string">
            <text:p>R. Veiga Cabral, 450 - Cidade Velha, Belém - PA, 66023-630, Brazil</text:p>
          </table:table-cell>
          <table:table-cell office:value-type="string">
            <text:p>(91) 3225-4647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Tv. Quatorze de Abril, 989 - São Brás, Belém - PA, 66060-460, Brazil</text:p>
          </table:table-cell>
          <table:table-cell office:value-type="string">
            <text:p>(91) 3226-8178</text:p>
          </table:table-cell>
        </table:table-row>
        <table:table-row table:style-name="ro1">
          <table:table-cell office:value-type="string">
            <text:p>Armazém Nutri Belém</text:p>
          </table:table-cell>
          <table:table-cell office:value-type="string">
            <text:p>Trav. Timbó 1187B, entre Av. Marquês de Herval e Av. Pedro Miranda - Pedreira, Belém - PA, 66083-047, Brazil</text:p>
          </table:table-cell>
          <table:table-cell office:value-type="string">
            <text:p>(91) 3228-4287</text:p>
          </table:table-cell>
        </table:table-row>
        <table:table-row table:style-name="ro1">
          <table:table-cell office:value-type="string">
            <text:p>Jet Oil - Batista Campos</text:p>
          </table:table-cell>
          <table:table-cell office:value-type="string">
            <text:p>Av. Conselheiro Furtado, 2398 - Batista Campos, Belém - PA, 66040-273, Brazil</text:p>
          </table:table-cell>
          <table:table-cell office:value-type="string">
            <text:p>(91) 3229-5057</text:p>
          </table:table-cell>
        </table:table-row>
        <table:table-row table:style-name="ro1">
          <table:table-cell office:value-type="string">
            <text:p>Mahogany</text:p>
          </table:table-cell>
          <table:table-cell office:value-type="string">
            <text:p>Av. Centenário, 1052 - 1 Piso - Val-de-Cães, Belém - PA, 66635-894, Brazil</text:p>
          </table:table-cell>
          <table:table-cell office:value-type="string">
            <text:p>(91) 3231-8646</text:p>
          </table:table-cell>
        </table:table-row>
        <table:table-row table:style-name="ro1">
          <table:table-cell office:value-type="string">
            <text:p>Moinho Central - Oriental Central Comércio Ltda</text:p>
          </table:table-cell>
          <table:table-cell office:value-type="string">
            <text:p>Tv. Oriental do Mercado, 55 - Campina, Belém - PA, 66013-050, Brazil</text:p>
          </table:table-cell>
          <table:table-cell office:value-type="string">
            <text:p>(91) 3241-0717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Cônego Jerônimo Pimentel, 651 - Umarizal, Belém - PA, 66055-000, Brazil</text:p>
          </table:table-cell>
          <table:table-cell office:value-type="string">
            <text:p>(91) 3241-1215</text:p>
          </table:table-cell>
        </table:table-row>
        <table:table-row table:style-name="ro1">
          <table:table-cell office:value-type="string">
            <text:p>José Vinagre de Melo Comércio de Areia e Pedras</text:p>
          </table:table-cell>
          <table:table-cell office:value-type="string">
            <text:p>R. Alberto Vilar, 65 - Tapanã, Belém - PA, 66830-100, Brazil</text:p>
          </table:table-cell>
          <table:table-cell office:value-type="string">
            <text:p>(91) 3248-7466</text:p>
          </table:table-cell>
        </table:table-row>
        <table:table-row table:style-name="ro1">
          <table:table-cell office:value-type="string">
            <text:p>Alexandre Tuma Martins</text:p>
          </table:table-cell>
          <table:table-cell office:value-type="string">
            <text:p>Av. Gov Magalhães Barata, 695 - São Brás, Belém - PA, 66063-240, Brazil</text:p>
          </table:table-cell>
          <table:table-cell office:value-type="string">
            <text:p>(91) 3249-3672</text:p>
          </table:table-cell>
        </table:table-row>
        <table:table-row table:style-name="ro1">
          <table:table-cell office:value-type="string">
            <text:p>Mahogany - Shopping Castanheira</text:p>
          </table:table-cell>
          <table:table-cell office:value-type="string">
            <text:p>Rod. BR 306, km 01, S/N 2º Piso, Loja 180 - Castanheira, Belém - PA, 66645-900, Brazil</text:p>
          </table:table-cell>
          <table:table-cell office:value-type="string">
            <text:p>(91) 3250-4207</text:p>
          </table:table-cell>
        </table:table-row>
        <table:table-row table:style-name="ro1">
          <table:table-cell office:value-type="string">
            <text:p>Oficina Tecar Mercedes-Benz Automóveis - Belém</text:p>
          </table:table-cell>
          <table:table-cell office:value-type="string">
            <text:p>R. Ferreira Pena, 260 - Umarizal, Belém - PA, 66050-140, Brazil</text:p>
          </table:table-cell>
          <table:table-cell office:value-type="string">
            <text:p>(91) 3323-0770</text:p>
          </table:table-cell>
        </table:table-row>
        <table:table-row table:style-name="ro1">
          <table:table-cell office:value-type="string">
            <text:p>Empório Saudável</text:p>
          </table:table-cell>
          <table:table-cell office:value-type="string">
            <text:p>Av. Visc. de Souza Franco, 776 - Loja 112 - Reduto, Belém - PA, 66053-972, Brazil</text:p>
          </table:table-cell>
          <table:table-cell office:value-type="string">
            <text:p>(91) 3352-5008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Av. Pedro Álvares Cabral, 17 - Sacramenta, Belém - PA, 66050-400, Brazil</text:p>
          </table:table-cell>
          <table:table-cell office:value-type="string">
            <text:p>(91) 3352-5012</text:p>
          </table:table-cell>
        </table:table-row>
        <table:table-row table:style-name="ro1">
          <table:table-cell office:value-type="string">
            <text:p>Empório do Natural</text:p>
          </table:table-cell>
          <table:table-cell office:value-type="string">
            <text:p>R. Adalberto Vale, 53 - Betânia, Manaus - AM, 69073-040, Brazil</text:p>
          </table:table-cell>
          <table:table-cell office:value-type="string">
            <text:p>(92) 3027-8803</text:p>
          </table:table-cell>
        </table:table-row>
        <table:table-row table:style-name="ro1">
          <table:table-cell office:value-type="string">
            <text:p>Óleo de Copaiba Amazonas - PRB Brasil</text:p>
          </table:table-cell>
          <table:table-cell office:value-type="string">
            <text:p>Av. Itacoatiara, 184 - Cachoeirinha, Manaus - AM, 69065-090, Brazil</text:p>
          </table:table-cell>
          <table:table-cell office:value-type="string">
            <text:p>(92) 3071-8141</text:p>
          </table:table-cell>
        </table:table-row>
        <table:table-row table:style-name="ro1">
          <table:table-cell office:value-type="string">
            <text:p>Tacacá da Tia Socorro</text:p>
          </table:table-cell>
          <table:table-cell office:value-type="string">
            <text:p>R. Heisei, 94 - Parque 10 de Novembro, Manaus - AM, 69054-238, Brazil</text:p>
          </table:table-cell>
          <table:table-cell office:value-type="string">
            <text:p>(92) 3083-9050</text:p>
          </table:table-cell>
        </table:table-row>
        <table:table-row table:style-name="ro1">
          <table:table-cell office:value-type="string">
            <text:p>Manzano Oil Express</text:p>
          </table:table-cell>
          <table:table-cell office:value-type="string">
            <text:p>Av. Tarumã, 1676 - Praça 14 de Janeiro, Manaus - AM, 69020-000, Brazil</text:p>
          </table:table-cell>
          <table:table-cell office:value-type="string">
            <text:p>(92) 3084-2670</text:p>
          </table:table-cell>
        </table:table-row>
        <table:table-row table:style-name="ro1">
          <table:table-cell office:value-type="string">
            <text:p>Restaurante Banzeiro Manaus</text:p>
          </table:table-cell>
          <table:table-cell office:value-type="string">
            <text:p>R. Libertador, 102 - Nossa Sra. das Graças, Manaus - AM, 69057-070, Brazil</text:p>
          </table:table-cell>
          <table:table-cell office:value-type="string">
            <text:p>(92) 3234-1621</text:p>
          </table:table-cell>
        </table:table-row>
        <table:table-row table:style-name="ro1">
          <table:table-cell office:value-type="string">
            <text:p>Empório Di Grano - Campos Eliseos</text:p>
          </table:table-cell>
          <table:table-cell office:value-type="string">
            <text:p>Conjunto Campos Eliseos - Av. Des. João Machado, 13b - Quadra 7 - Planalto, Manaus - AM, 69044-000, Brazil</text:p>
          </table:table-cell>
          <table:table-cell office:value-type="string">
            <text:p>(92) 3236-1132</text:p>
          </table:table-cell>
        </table:table-row>
        <table:table-row table:style-name="ro1">
          <table:table-cell office:value-type="string">
            <text:p>Camel Lubrificantes</text:p>
          </table:table-cell>
          <table:table-cell office:value-type="string">
            <text:p>Av. Buriti, 07 - Distrito Industrial I, Manaus - AM, 69075-000, Brazil</text:p>
          </table:table-cell>
          <table:table-cell office:value-type="string">
            <text:p>(92) 3237-3237</text:p>
          </table:table-cell>
        </table:table-row>
        <table:table-row table:style-name="ro1">
          <table:table-cell office:value-type="string">
            <text:p>Restaurante Moquém do Banzeiro</text:p>
          </table:table-cell>
          <table:table-cell office:value-type="string">
            <text:p>Av. Umberto Calderaro, 455 - Adrianópolis, Manaus - AM, 69057-002, Brazil</text:p>
          </table:table-cell>
          <table:table-cell office:value-type="string">
            <text:p>(92) 3342-2042</text:p>
          </table:table-cell>
        </table:table-row>
        <table:table-row table:style-name="ro1">
          <table:table-cell office:value-type="string">
            <text:p>Felicori Gastronomia</text:p>
          </table:table-cell>
          <table:table-cell office:value-type="string">
            <text:p>R. Natal, 191 - Adrianópolis, Manaus - AM, 69057-090, Brazil</text:p>
          </table:table-cell>
          <table:table-cell office:value-type="string">
            <text:p>(92) 3342-3020</text:p>
          </table:table-cell>
        </table:table-row>
        <table:table-row table:style-name="ro1">
          <table:table-cell office:value-type="string">
            <text:p>Armazém Português</text:p>
          </table:table-cell>
          <table:table-cell office:value-type="string">
            <text:p>próximo a Feira da Banana - R. Barão de São Domingos, 262 - Loja 05 - Centro, Manaus - AM, 69005-010, Brazil</text:p>
          </table:table-cell>
          <table:table-cell office:value-type="string">
            <text:p>(92) 3343-9524</text:p>
          </table:table-cell>
        </table:table-row>
        <table:table-row table:style-name="ro1">
          <table:table-cell office:value-type="string">
            <text:p>Farias Troca de Òleo</text:p>
          </table:table-cell>
          <table:table-cell office:value-type="string">
            <text:p>R. das Orquídeas, n:01 - Jorge Teixeira, Manaus - AM, 69088-320, Brazil</text:p>
          </table:table-cell>
          <table:table-cell office:value-type="string">
            <text:p>(92) 3346-0242</text:p>
          </table:table-cell>
        </table:table-row>
        <table:table-row table:style-name="ro1">
          <table:table-cell office:value-type="string">
            <text:p>Troca de Óleo São Francisco</text:p>
          </table:table-cell>
          <table:table-cell office:value-type="string">
            <text:p>Av. Francisco Queiroz, 815 - Col. Santo Antônio, Manaus - AM, 69053-000, Brazil</text:p>
          </table:table-cell>
          <table:table-cell office:value-type="string">
            <text:p>(92) 3581-4271</text:p>
          </table:table-cell>
        </table:table-row>
        <table:table-row table:style-name="ro1">
          <table:table-cell office:value-type="string">
            <text:p>Posto São Francisco</text:p>
          </table:table-cell>
          <table:table-cell office:value-type="string">
            <text:p>R. Gen. Carneiro, 344 - São Francisco, Manaus - AM, 69079-020, Brazil</text:p>
          </table:table-cell>
          <table:table-cell office:value-type="string">
            <text:p>(92) 3611-2922</text:p>
          </table:table-cell>
        </table:table-row>
        <table:table-row table:style-name="ro1">
          <table:table-cell office:value-type="string">
            <text:p>Natu Suco Sucos Naturais</text:p>
          </table:table-cell>
          <table:table-cell office:value-type="string">
            <text:p>R. Ajuricaba, 293 - Aleixo, Manaus - AM, 69083-020, Brazil</text:p>
          </table:table-cell>
          <table:table-cell office:value-type="string">
            <text:p>(92) 3644-2525</text:p>
          </table:table-cell>
        </table:table-row>
        <table:table-row table:style-name="ro1">
          <table:table-cell office:value-type="string">
            <text:p>Alvobras Químicos</text:p>
          </table:table-cell>
          <table:table-cell office:value-type="string">
            <text:p>Rua Visconde de Sinimbú, 1017 - Lote Parque das Laranjeiras - Flores, Manaus - AM, 69058-790, Brazil</text:p>
          </table:table-cell>
          <table:table-cell office:value-type="string">
            <text:p>(92) 3654-4628</text:p>
          </table:table-cell>
        </table:table-row>
        <table:table-row table:style-name="ro1">
          <table:table-cell office:value-type="string">
            <text:p>TrokOil Troca de Óleo e Auto Serviços - Cidade Nova</text:p>
          </table:table-cell>
          <table:table-cell office:value-type="string">
            <text:p>R. 77, 702 - Nova Cidade, Manaus - AM, 69094-600, Brazil</text:p>
          </table:table-cell>
          <table:table-cell office:value-type="string">
            <text:p>(92) 3663-6969</text:p>
          </table:table-cell>
        </table:table-row>
        <table:table-row table:style-name="ro1">
          <table:table-cell office:value-type="string">
            <text:p>Coco Bambu Manaus</text:p>
          </table:table-cell>
          <table:table-cell office:value-type="string">
            <text:p>Av. Coronel Teixeira, 5705 - Ponta Negra, Manaus - AM, 69037-000, Brazil</text:p>
          </table:table-cell>
          <table:table-cell office:value-type="string">
            <text:p>(92) 3667-7430</text:p>
          </table:table-cell>
        </table:table-row>
        <table:table-row table:style-name="ro1">
          <table:table-cell office:value-type="string">
            <text:p>Lubrificar Distribuidora de Lubrificantes</text:p>
          </table:table-cell>
          <table:table-cell office:value-type="string">
            <text:p>Av. Compensa, 456 - Vila da Prata, Manaus - AM, 69030-575, Brazil</text:p>
          </table:table-cell>
          <table:table-cell office:value-type="string">
            <text:p>(92) 3671-0317</text:p>
          </table:table-cell>
        </table:table-row>
        <table:table-row table:style-name="ro1">
          <table:table-cell office:value-type="string">
            <text:p>Fábrica Virrosas</text:p>
          </table:table-cell>
          <table:table-cell office:value-type="string">
            <text:p>Av. Padre Agostinho Caballero Martin, 197 - Santo Antônio, Manaus - AM, 69035-090, Brazil</text:p>
          </table:table-cell>
          <table:table-cell office:value-type="string">
            <text:p>(92) 3671-1001</text:p>
          </table:table-cell>
        </table:table-row>
        <table:table-row table:style-name="ro1">
          <table:table-cell office:value-type="string">
            <text:p>Bono Pneus Santarém Borges Leal: Pneus Novos e Serviços Automotivos</text:p>
          </table:table-cell>
          <table:table-cell office:value-type="string">
            <text:p>Av. Borges Leal, 3635 - Caranazal, Santarém - PA, 68005-130, Brazil</text:p>
          </table:table-cell>
          <table:table-cell office:value-type="string">
            <text:p>(93) 2101-5463</text:p>
          </table:table-cell>
        </table:table-row>
        <table:table-row table:style-name="ro1">
          <table:table-cell office:value-type="string">
            <text:p>Campo Rico Brasil Comércio de Fertilizantes</text:p>
          </table:table-cell>
          <table:table-cell office:value-type="string">
            <text:p>Matinha, Santarém - PA, 68025, Brazil</text:p>
          </table:table-cell>
          <table:table-cell office:value-type="string">
            <text:p>(93) 3524-2001</text:p>
          </table:table-cell>
        </table:table-row>
        <table:table-row table:style-name="ro1">
          <table:table-cell office:value-type="string">
            <text:p>Agrosanta</text:p>
          </table:table-cell>
          <table:table-cell office:value-type="string">
            <text:p>Santarém, State of Pará, Brazil</text:p>
          </table:table-cell>
          <table:table-cell office:value-type="string">
            <text:p>(93) 3596-3192</text:p>
          </table:table-cell>
        </table:table-row>
        <table:table-row table:style-name="ro1">
          <table:table-cell office:value-type="string">
            <text:p>Atacadão - Macapá</text:p>
          </table:table-cell>
          <table:table-cell office:value-type="string">
            <text:p>Rod. Juscelino Kubitschek, S/N - Universidade, Macapá - AP, 68903-419, Brazil</text:p>
          </table:table-cell>
          <table:table-cell office:value-type="string">
            <text:p>(96) 3203-0125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R. Leopoldo Machado, 2334 - Trem, Macapá - AP, 68900-067, Brazil</text:p>
          </table:table-cell>
          <table:table-cell office:value-type="string">
            <text:p>(96) 3217-2042</text:p>
          </table:table-cell>
        </table:table-row>
        <table:table-row table:style-name="ro1">
          <table:table-cell office:value-type="string">
            <text:p>TROCA DE ÓLEO - Delta22 Autobox</text:p>
          </table:table-cell>
          <table:table-cell office:value-type="string">
            <text:p>Av. Maria das Graças Picanço, 2151 - Novo Horizonte, Macapá - AP, 68909-814, Brazil</text:p>
          </table:table-cell>
          <table:table-cell office:value-type="string">
            <text:p>(96) 3222-2772</text:p>
          </table:table-cell>
        </table:table-row>
        <table:table-row table:style-name="ro1">
          <table:table-cell office:value-type="string">
            <text:p>Casa do Pecuarista - Produtos | Veneno para formiga | Jardinagem | Insecticidas | Macapá</text:p>
          </table:table-cell>
          <table:table-cell office:value-type="string">
            <text:p>R. Tiradentes, 430 - Central, Macapá - AP, 68900-098, Brazil</text:p>
          </table:table-cell>
          <table:table-cell office:value-type="string">
            <text:p>(96) 3223-4626</text:p>
          </table:table-cell>
        </table:table-row>
        <table:table-row table:style-name="ro1">
          <table:table-cell office:value-type="string">
            <text:p>Sangel Pneus</text:p>
          </table:table-cell>
          <table:table-cell office:value-type="string">
            <text:p>R. Leopoldo Machado, 1711 - Central, Macapá - AP, 68900-067, Brazil</text:p>
          </table:table-cell>
          <table:table-cell office:value-type="string">
            <text:p>(96) 3223-5116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R. Jovino Dinoá, 2884 - Trem, Macapá - AP, 68901-120, Brazil</text:p>
          </table:table-cell>
          <table:table-cell office:value-type="string">
            <text:p>(96) 3223-6134</text:p>
          </table:table-cell>
        </table:table-row>
        <table:table-row table:style-name="ro1">
          <table:table-cell office:value-type="string">
            <text:p>Autobox Lubrificantes</text:p>
          </table:table-cell>
          <table:table-cell office:value-type="string">
            <text:p>Av. das Bacabas, 107 - Açaí, Macapá - AP, 68908-836, Brazil</text:p>
          </table:table-cell>
          <table:table-cell office:value-type="string">
            <text:p>(96) 3223-6811</text:p>
          </table:table-cell>
        </table:table-row>
        <table:table-row table:style-name="ro1">
          <table:table-cell office:value-type="string">
            <text:p>Estação Beleza</text:p>
          </table:table-cell>
          <table:table-cell office:value-type="string">
            <text:p>R. Tiradentes, 1192 - Central, Macapá - AP, 68900-098, Brazil</text:p>
          </table:table-cell>
          <table:table-cell office:value-type="string">
            <text:p>(96) 3223-7008</text:p>
          </table:table-cell>
        </table:table-row>
        <table:table-row table:style-name="ro1">
          <table:table-cell office:value-type="string">
            <text:p>Pharmapele | Farmácia de Manipulação</text:p>
          </table:table-cell>
          <table:table-cell office:value-type="string">
            <text:p>R. Leopoldo Machado, 1750 - Central, Macapá - AP, 68900-067, Brazil</text:p>
          </table:table-cell>
          <table:table-cell office:value-type="string">
            <text:p>(96) 3224-3557</text:p>
          </table:table-cell>
        </table:table-row>
        <table:table-row table:style-name="ro1">
          <table:table-cell office:value-type="string">
            <text:p>Atacadão - Macapá Zona Norte</text:p>
          </table:table-cell>
          <table:table-cell office:value-type="string">
            <text:p>BR-156 - Universidade, Macapá - AP, 68909-094, Brazil</text:p>
          </table:table-cell>
          <table:table-cell office:value-type="string">
            <text:p>(96) 3225-0724</text:p>
          </table:table-cell>
        </table:table-row>
        <table:table-row table:style-name="ro1">
          <table:table-cell office:value-type="string">
            <text:p>Autobox - Loja Padre Júlio</text:p>
          </table:table-cell>
          <table:table-cell office:value-type="string">
            <text:p>Av. Padre Júlio Maria Lombaerd, 923 - Central, Macapá - AP, 68900-030, Brazil</text:p>
          </table:table-cell>
          <table:table-cell office:value-type="string">
            <text:p>(96) 3225-2779</text:p>
          </table:table-cell>
        </table:table-row>
        <table:table-row table:style-name="ro1">
          <table:table-cell office:value-type="string">
            <text:p>Rei dos Lubrificantes - Óleos, Graxas e Aditivos de Qualidade</text:p>
          </table:table-cell>
          <table:table-cell office:value-type="string">
            <text:p>R. Ananindeua, 649 - Macapá, AP, 68908-007, Brazil</text:p>
          </table:table-cell>
          <table:table-cell office:value-type="string">
            <text:p>(96) 3242-4327</text:p>
          </table:table-cell>
        </table:table-row>
        <table:table-row table:style-name="ro1">
          <table:table-cell office:value-type="string">
            <text:p>Armazém Brasil Atacarejo</text:p>
          </table:table-cell>
          <table:table-cell office:value-type="string">
            <text:p>Stephan Houat, 744 - Jardim Marco Zero, Macapá - AP, 68903-193, Brazil</text:p>
          </table:table-cell>
          <table:table-cell office:value-type="string">
            <text:p>(96) 3312-6425</text:p>
          </table:table-cell>
        </table:table-row>
        <table:table-row table:style-name="ro1">
          <table:table-cell office:value-type="string">
            <text:p>Cacique Pneus Imperatriz</text:p>
          </table:table-cell>
          <table:table-cell office:value-type="string">
            <text:p>Rodovia BR-010 KM 1352 S/N - Côco Grande, Imperatriz - MA, 65917-220, Brazil</text:p>
          </table:table-cell>
          <table:table-cell office:value-type="string">
            <text:p>(99) 3199-1986</text:p>
          </table:table-cell>
        </table:table-row>
        <table:table-row table:style-name="ro1">
          <table:table-cell office:value-type="string">
            <text:p>GW Pneus Alinhamento e Balanceamento</text:p>
          </table:table-cell>
          <table:table-cell office:value-type="string">
            <text:p>Rod. Br Zero Dez - Bacuri, Imperatriz - MA, 65900-000, Brazil</text:p>
          </table:table-cell>
          <table:table-cell office:value-type="string">
            <text:p>(99) 3321-5421</text:p>
          </table:table-cell>
        </table:table-row>
        <table:table-row table:style-name="ro1">
          <table:table-cell office:value-type="string">
            <text:p>Só Óleo Imperatriz</text:p>
          </table:table-cell>
          <table:table-cell office:value-type="string">
            <text:p>Rua Rui Barbosa, Nº 2 F - Vila Lobão, Imperatriz - MA, 65910-265, Brazil</text:p>
          </table:table-cell>
          <table:table-cell office:value-type="string">
            <text:p>(99) 3523-7935</text:p>
          </table:table-cell>
        </table:table-row>
        <table:table-row table:style-name="ro1">
          <table:table-cell office:value-type="string">
            <text:p>Saborativo - Temperos e molhos</text:p>
          </table:table-cell>
          <table:table-cell office:value-type="string">
            <text:p>R. Projetada D, 20 - Bacuri, Imperatriz - MA, 65916-209, Brazil</text:p>
          </table:table-cell>
          <table:table-cell office:value-type="string">
            <text:p>(99) 3524-0734</text:p>
          </table:table-cell>
        </table:table-row>
        <table:table-row table:style-name="ro1">
          <table:table-cell office:value-type="string">
            <text:p>Premium Lubrificantes</text:p>
          </table:table-cell>
          <table:table-cell office:value-type="string">
            <text:p>MA-122, 23 - Jardim Sao Luiz, Imperatriz - MA, 65913-015, Brazil</text:p>
          </table:table-cell>
          <table:table-cell office:value-type="string">
            <text:p>(99) 3524-7375</text:p>
          </table:table-cell>
        </table:table-row>
        <table:table-row table:style-name="ro1">
          <table:table-cell office:value-type="string">
            <text:p>TERRAFORTE AGROPECUARIA</text:p>
          </table:table-cell>
          <table:table-cell office:value-type="string">
            <text:p>BR-010, 89 - Bacuri, Imperatriz - MA, 65916-205, Brazil</text:p>
          </table:table-cell>
          <table:table-cell office:value-type="string">
            <text:p>(99) 3524-8720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Av. Dorgival Pinheiro de Sousa, 507 - Quadra 87 - Vila Lobão, Imperatriz - MA, 65910-010, Brazil</text:p>
          </table:table-cell>
          <table:table-cell office:value-type="string">
            <text:p>(99) 3525-4378</text:p>
          </table:table-cell>
        </table:table-row>
        <table:table-row table:style-name="ro1">
          <table:table-cell office:value-type="string">
            <text:p>Adubos Trevo S/A-Grupo Trevo</text:p>
          </table:table-cell>
          <table:table-cell office:value-type="string">
            <text:p>R. Dez, 1304 - Imigrantes, Imperatriz - MA, 65900-000, Brazil</text:p>
          </table:table-cell>
          <table:table-cell office:value-type="string">
            <text:p>(99) 3527-5639</text:p>
          </table:table-cell>
        </table:table-row>
        <table:table-row table:style-name="ro1">
          <table:table-cell office:value-type="string">
            <text:p>ALVORADA LUBRIFICANTES</text:p>
          </table:table-cell>
          <table:table-cell office:value-type="string">
            <text:p>BR-010, 165 - Entroncamento, Imperatriz - MA, 65913-460, Brazil</text:p>
          </table:table-cell>
          <table:table-cell office:value-type="string">
            <text:p>(99) 3528-4847</text:p>
          </table:table-cell>
        </table:table-row>
        <table:table-row table:style-name="ro1">
          <table:table-cell office:value-type="string">
            <text:p>Mina 18 da Braskem</text:p>
          </table:table-cell>
          <table:table-cell office:value-type="string">
            <text:p>9772+J4 - Mutange, Maceió - AL, 57017-766, Brazil</text:p>
          </table:table-cell>
          <table:table-cell office:value-type="string">
            <text:p>0800 006 3029</text:p>
          </table:table-cell>
        </table:table-row>
        <table:table-row table:style-name="ro1">
          <table:table-cell office:value-type="string">
            <text:p>About You | Cosméticos</text:p>
          </table:table-cell>
          <table:table-cell office:value-type="string">
            <text:p>R. Ottokar Doerffel, 1112 - Atiradores, Joinville - SC, 89203-902, Brazil</text:p>
          </table:table-cell>
          <table:table-cell office:value-type="string">
            <text:p>0800 009 1234</text:p>
          </table:table-cell>
        </table:table-row>
        <table:table-row table:style-name="ro1">
          <table:table-cell office:value-type="string">
            <text:p>Pátio Gourmet - Adrianópolis</text:p>
          </table:table-cell>
          <table:table-cell office:value-type="string">
            <text:p>Rua Terezina, 351 - Adrianópolis, Manaus - AM, 69057-070, Brazil</text:p>
          </table:table-cell>
          <table:table-cell office:value-type="string">
            <text:p>0800 018 0016</text:p>
          </table:table-cell>
        </table:table-row>
        <table:table-row table:style-name="ro1">
          <table:table-cell office:value-type="string">
            <text:p>Peixe Alimentos</text:p>
          </table:table-cell>
          <table:table-cell office:value-type="string">
            <text:p>Av. Dr. Manoel Teles, 661 - Centro, Duque de Caxias - RJ, 25010-090, Brazil</text:p>
          </table:table-cell>
          <table:table-cell office:value-type="string">
            <text:p>0800 021 2872</text:p>
          </table:table-cell>
        </table:table-row>
        <table:table-row table:style-name="ro1">
          <table:table-cell office:value-type="string">
            <text:p>Impacto Prime Belém - Pneus, Oficina e Troca de Óleo em Pará</text:p>
          </table:table-cell>
          <table:table-cell office:value-type="string">
            <text:p>Av. João Paulo II, 480 - Distrito Marco, Belém - PA, 66095-494, Brazil</text:p>
          </table:table-cell>
          <table:table-cell office:value-type="string">
            <text:p>0800 100 7575</text:p>
          </table:table-cell>
        </table:table-row>
        <table:table-row table:style-name="ro1">
          <table:table-cell office:value-type="string">
            <text:p>Impacto Prime Maceió - Pneus, Oficina e Troca de Óleo</text:p>
          </table:table-cell>
          <table:table-cell office:value-type="string">
            <text:p>Av. Tomás Espíndola, 826 - Farol, Maceió - AL, 57051-000, Brazil</text:p>
          </table:table-cell>
          <table:table-cell office:value-type="string">
            <text:p>0800 100 7575</text:p>
          </table:table-cell>
        </table:table-row>
        <table:table-row table:style-name="ro1">
          <table:table-cell office:value-type="string">
            <text:p>Impacto Prime Cuiabá - Pneus, Oficina e Troca de Óleo</text:p>
          </table:table-cell>
          <table:table-cell office:value-type="string">
            <text:p>Av. Fernando Corrêa da Costa, 107 - Pico do Amor, Cuiabá - MT, 78065-000, Brazil</text:p>
          </table:table-cell>
          <table:table-cell office:value-type="string">
            <text:p>0800 100 7575</text:p>
          </table:table-cell>
        </table:table-row>
        <table:table-row table:style-name="ro1">
          <table:table-cell office:value-type="string">
            <text:p>Impacto Prime Uberaba - Pneus, Oficina e Troca de Óleo</text:p>
          </table:table-cell>
          <table:table-cell office:value-type="string">
            <text:p>Av. Dep. José Marcus Cherem, 1005 - Vila Sao Cristovao, Uberaba - MG, 38040-500, Brazil</text:p>
          </table:table-cell>
          <table:table-cell office:value-type="string">
            <text:p>0800 100 7575</text:p>
          </table:table-cell>
        </table:table-row>
        <table:table-row table:style-name="ro1">
          <table:table-cell office:value-type="string">
            <text:p>Impacto Prime Imperatriz - Pneus, Oficina e Troca de Óleo</text:p>
          </table:table-cell>
          <table:table-cell office:value-type="string">
            <text:p>R. Ceará, 226 - Nova Imperatriz, Imperatriz - MA, 65907-090, Brazil</text:p>
          </table:table-cell>
          <table:table-cell office:value-type="string">
            <text:p>0800 100 7575</text:p>
          </table:table-cell>
        </table:table-row>
        <table:table-row table:style-name="ro1">
          <table:table-cell office:value-type="string">
            <text:p>Grupo Centro Oeste - MS</text:p>
          </table:table-cell>
          <table:table-cell office:value-type="string">
            <text:p>Av. Pres. Castelo Branco, 72 - Cel. Antonino, Campo Grande - MS, 79010-600, Brazil</text:p>
          </table:table-cell>
          <table:table-cell office:value-type="string">
            <text:p>0800 167 1200</text:p>
          </table:table-cell>
        </table:table-row>
        <table:table-row table:style-name="ro1">
          <table:table-cell office:value-type="string">
            <text:p>Panvel Farmácias</text:p>
          </table:table-cell>
          <table:table-cell office:value-type="string">
            <text:p>Av. Borges de Medeiros, 2506 - Centro, Gramado - RS, 95670-000, Brazil</text:p>
          </table:table-cell>
          <table:table-cell office:value-type="string">
            <text:p>0800 642 9001</text:p>
          </table:table-cell>
        </table:table-row>
        <table:table-row table:style-name="ro1">
          <table:table-cell office:value-type="string">
            <text:p>Norton Abrasivos Brasil</text:p>
          </table:table-cell>
          <table:table-cell office:value-type="string">
            <text:p>R. João Zacharias, 342 - Macedo, Guarulhos - SP, 07111-150, Brazil</text:p>
          </table:table-cell>
          <table:table-cell office:value-type="string">
            <text:p>0800 727 3322</text:p>
          </table:table-cell>
        </table:table-row>
        <table:table-row table:style-name="ro1">
          <table:table-cell office:value-type="string">
            <text:p>Podium Lubrificantes Santarém</text:p>
          </table:table-cell>
          <table:table-cell office:value-type="string">
            <text:p>Rod. Santarem-Curua-Una, n°315 - Mararu, Santarém - PA, 68005-000, Brazil</text:p>
          </table:table-cell>
          <table:table-cell office:value-type="string">
            <text:p>0800 730 1400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Av. Borges de Medeiros, 2492 - Bairro Belverede, Gramado - RS, 95670-000, Brazil</text:p>
          </table:table-cell>
          <table:table-cell office:value-type="string">
            <text:p>0800 744 0010</text:p>
          </table:table-cell>
        </table:table-row>
        <table:table-row table:style-name="ro1">
          <table:table-cell office:value-type="string">
            <text:p>Suco Bagaço</text:p>
          </table:table-cell>
          <table:table-cell office:value-type="string">
            <text:p>Rod. Pres. Dutra-Pista Lateral, 225 - Vila Itapegica, Guarulhos - SP, 07034-911, Brazil</text:p>
          </table:table-cell>
          <table:table-cell office:value-type="string">
            <text:p>0800 772 6996</text:p>
          </table:table-cell>
        </table:table-row>
        <table:table-row table:style-name="ro1">
          <table:table-cell office:value-type="string">
            <text:p>Leite e Suco Xandô.</text:p>
          </table:table-cell>
          <table:table-cell office:value-type="string">
            <text:p>Rua Mário Regallo Pereira, 161 - Jardim Gilda Maria, São Paulo - SP, 05550-060, Brazil</text:p>
          </table:table-cell>
          <table:table-cell office:value-type="string">
            <text:p>0800 779 2636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R. Rego Freitas, 172 - Vila Buarque, São Paulo - SP, 01220-01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R. Apiacás, 747 - Perdizes, São Paulo - SP, 05017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R. Boa Vista, 523 - Boa Vista, São Caetano do Sul - SP, 09572-30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Av. Nossa Sra. do Sabará, 3015/3081 - Vila Campo Grande, São Paulo - SP, 04447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Av. Higienópolis, 312/350 - Vila Gilda, Santo André - SP, 09190-36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R. São Silvestre - Centro, São Paulo - SP, 04255-08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Hiper</text:p>
          </table:table-cell>
          <table:table-cell office:value-type="string">
            <text:p>Av. Dr. Ricardo Jafet, 1501 - Vila Santa Eulália, São Paulo - SP, 04260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McDonald's</text:p>
          </table:table-cell>
          <table:table-cell office:value-type="string">
            <text:p>Rod - BR-470, 3000 - Salto Norte, Blumenau - SC, 89070-200, Brazil</text:p>
          </table:table-cell>
          <table:table-cell office:value-type="string">
            <text:p>0800 888 1955</text:p>
          </table:table-cell>
        </table:table-row>
        <table:table-row table:style-name="ro1">
          <table:table-cell office:value-type="string">
            <text:p>McDonald's</text:p>
          </table:table-cell>
          <table:table-cell office:value-type="string">
            <text:p>Av. Rubens de Mendonça, 1466 Lotes 01 a 04 Q - Av. Bosque da Saúde - Bosque da Saude, Cuiabá - MT, 78050-000, Brazil</text:p>
          </table:table-cell>
          <table:table-cell office:value-type="string">
            <text:p>0800 888 1955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Carlos Gomes, 31 - Auxiliadora, Porto Alegre - RS, 90480-003, Brazil</text:p>
          </table:table-cell>
          <table:table-cell office:value-type="string">
            <text:p>3003-3451</text:p>
          </table:table-cell>
        </table:table-row>
        <table:table-row table:style-name="ro1">
          <table:table-cell office:value-type="string">
            <text:p>Agromanso Produtos Agropecuários</text:p>
          </table:table-cell>
          <table:table-cell office:value-type="string">
            <text:p>Rod. Emanuel Pinheiro - Jardim Florianopolis, Cuiabá - MT, 78055-799, Brazil</text:p>
          </table:table-cell>
          <table:table-cell office:value-type="string">
            <text:p>3631-2626</text:p>
          </table:table-cell>
        </table:table-row>
        <table:table-row table:style-name="ro1">
          <table:table-cell office:value-type="string">
            <text:p>Mini Market Price Boa Vista</text:p>
          </table:table-cell>
          <table:table-cell office:value-type="string">
            <text:p>Rua Estevam Gallo, 169 - Alto da Boa Vista, Mauá - SP, 09390-805, Brazil</text:p>
          </table:table-cell>
          <table:table-cell office:value-type="string">
            <text:p>4541-6224</text:p>
          </table:table-cell>
        </table:table-row>
      </table:table>
      <table:table table:name="sem_TEL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Izzi Wine Garden</text:p>
          </table:table-cell>
          <table:table-cell office:value-type="string">
            <text:p>St. de Habitações Individuais Sul Lote 24 - Lago Sul, Brasília - DF, 7163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uchette del Vino - Casa Grilo</text:p>
          </table:table-cell>
          <table:table-cell office:value-type="string">
            <text:p>R. Dr. Nestor Esteves Natividade - Bixiga, São Paulo - SP, 01315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miglia Mancini Trattoria</text:p>
          </table:table-cell>
          <table:table-cell office:value-type="string">
            <text:p>Rua Avanhandava, 81, Bela Vista - Centro Histórico de São Paulo, São Paulo - SP, 01306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ey Jeff Juice - Delivery</text:p>
          </table:table-cell>
          <table:table-cell office:value-type="string">
            <text:p>Final do Corredor - lado direito - R. Floriano Peixoto, 38 - sala 04 - Centro, Blumenau - SC, 89010-02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ia Sucos Beiramar</text:p>
          </table:table-cell>
          <table:table-cell office:value-type="string">
            <text:p>Av. Jorn. Rubéns de Arruda Ramos, 1254 - Centro, Florianópolis - SC, 88015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veniência AmPm - Ipiranga</text:p>
          </table:table-cell>
          <table:table-cell office:value-type="string">
            <text:p>Av. Dr. Eugênio Borges, 1687 - Arsenal, São Gonçalo - RJ, 2475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co Bambu Amazonas</text:p>
          </table:table-cell>
          <table:table-cell office:value-type="string">
            <text:p>Av. Djalma Batista, 482 - Parque 10 de Novembro, Manaus - AM, 69050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marada Camarão: Camarões, Peixes, Happy Hour, Restaurante, Manaus AM</text:p>
          </table:table-cell>
          <table:table-cell office:value-type="string">
            <text:p>Av. Mário Ypiranga, 1300 - Adrianópolis, Manaus - AM, 69053-1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co de Uva</text:p>
          </table:table-cell>
          <table:table-cell office:value-type="string">
            <text:p>52WH+PP - Campinas, State of São Paulo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ndaloun</text:p>
          </table:table-cell>
          <table:table-cell office:value-type="string">
            <text:p>R. das Margaridas, 1012 - Jardim Cuiaba, Cuiabá - MT, 78158-7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ô Madruga Restaurante e Bar (Unidade Belo Horizonte - MG)</text:p>
          </table:table-cell>
          <table:table-cell office:value-type="string">
            <text:p>Av. Fleming, 211 - Ouro Preto, Belo Horizonte - MG, 31310-4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va roxa cafés, sucos e vitaminas</text:p>
          </table:table-cell>
          <table:table-cell office:value-type="string">
            <text:p>Av. Anselmo Alves dos Santos, 1111 - Tibery, Uberlândia - MG, 38405-16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co do Sítio</text:p>
          </table:table-cell>
          <table:table-cell office:value-type="string">
            <text:p>Rua ProfessorJoca Vieira, 2407 - Bairro de Fatima - Fátima, Teresina - PI, 64048-3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Restaurante</text:p>
          </table:table-cell>
          <table:table-cell office:value-type="string">
            <text:p>R. Demétrio Koteski, 50 - Jardim Alamar, Maringá - PR, 87014-4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weet Black Home</text:p>
          </table:table-cell>
          <table:table-cell office:value-type="string">
            <text:p>R. Assis Brasil, 171 - Vila Scarpelli, Santo André - SP, 09050-3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dre Teresa Deli</text:p>
          </table:table-cell>
          <table:table-cell office:value-type="string">
            <text:p>St. D Sul QSD 53 Lote 02 - Metrô Taguatinga Sul, Brasília - DF, 72020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taurante Empório São João</text:p>
          </table:table-cell>
          <table:table-cell office:value-type="string">
            <text:p>R. dos Pinheiros, 456 - Pinheiros, São Paulo - SP, 05422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XERICA SUCOS E CAFÉ</text:p>
          </table:table-cell>
          <table:table-cell office:value-type="string">
            <text:p>R. Voluntários da Pátria, 471 - Centro, Curitiba - PR, 8002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stura Paraense Marambaia</text:p>
          </table:table-cell>
          <table:table-cell office:value-type="string">
            <text:p>Marambaia, Belém - State of Pará, 66615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tiago Artisan Bakery</text:p>
          </table:table-cell>
          <table:table-cell office:value-type="string">
            <text:p>R. Tavares Bastos, 750 - Perdizes, São Paulo - SP, 05012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xirica Alimentação Equilibrada</text:p>
          </table:table-cell>
          <table:table-cell office:value-type="string">
            <text:p>Av. Dom João VI, 1484 - Brotas, Salvador - BA, 4028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ngo Bar de Praia</text:p>
          </table:table-cell>
          <table:table-cell office:value-type="string">
            <text:p>Rod. Inácio Barbosa, 30 - Mosqueiro, Aracaju - SE, 49039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zenda Cervejeira</text:p>
          </table:table-cell>
          <table:table-cell office:value-type="string">
            <text:p>R. José de Souza Leão, 814 - Ipioca, Maceió - AL, 57039-7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caxeira Restaurante e Cachaçaria (Shopping Plaza Sul)</text:p>
          </table:table-cell>
          <table:table-cell office:value-type="string">
            <text:p>Praça Leonor Kaupa, 100 - Store178/179 - Bosque da Saúde, São Paulo - SP, 04151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s Mex Cocina Mexicana - Cuiabá</text:p>
          </table:table-cell>
          <table:table-cell office:value-type="string">
            <text:p>Praça de alimentação do Shopping Estação - Av. Miguel Sutil, 9300 - Santa Rosa, Cuiabá - MT, 78040-3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na Cafés Especiais</text:p>
          </table:table-cell>
          <table:table-cell office:value-type="string">
            <text:p>Av. Afonso Pena, 2724 - Savassi, Belo Horizonte - MG, 30130-01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XERICA</text:p>
          </table:table-cell>
          <table:table-cell office:value-type="string">
            <text:p>R. Djanir Grama - Luizote de Freitas, Uberlândia - MG, 38414-31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1914</text:p>
          </table:table-cell>
          <table:table-cell office:value-type="string">
            <text:p>Praça Cel. Carneiro, 52 - Fundinho, Uberlândia - MG, 38400-21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XIRICA - Alimentação Equilibrada</text:p>
          </table:table-cell>
          <table:table-cell office:value-type="string">
            <text:p>Imperial Shopping - Camaçari, Imperatriz - MA, 659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uti Maringá</text:p>
          </table:table-cell>
          <table:table-cell office:value-type="string">
            <text:p>Av. Pioneiro Maurício Mariani, 618 - Parque Itaipu, Maringá - PR, 87065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l de Verdade</text:p>
          </table:table-cell>
          <table:table-cell office:value-type="string">
            <text:p>Auxiliadora, Porto Alegre - RS, 90440-1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l do Alemão</text:p>
          </table:table-cell>
          <table:table-cell office:value-type="string">
            <text:p>Servidão Aldo Laureano da Costa, 08 - Vargem do Bom Jesus, Florianópolis - SC, 88058-03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io Branco</text:p>
          </table:table-cell>
          <table:table-cell office:value-type="string">
            <text:p>Rio Branco - São Bernardo do Campo, SP, 0977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Do Mel</text:p>
          </table:table-cell>
          <table:table-cell office:value-type="string">
            <text:p>Av. Historiador Rubens de Mendonça - Centro Político Administrativo, Cuiabá - MT, 7804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chorro-Vinagre</text:p>
          </table:table-cell>
          <table:table-cell office:value-type="string">
            <text:p>5326+85 - Brasília, Brasilia - Federal District, 70377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ira Cozinha</text:p>
          </table:table-cell>
          <table:table-cell office:value-type="string">
            <text:p>Al. Júlia da Costa, 474 - São Francisco, Curitiba - PR, 80410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idencial Comandante Cabano Antônio Vinagre</text:p>
          </table:table-cell>
          <table:table-cell office:value-type="string">
            <text:p>Passagem Xavier, 2730 - Curió-Utinga, Belém - PA, 66610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sembléia de Deus Templo:Carlos Vinagre</text:p>
          </table:table-cell>
          <table:table-cell office:value-type="string">
            <text:p>Tapanã, Belém - PA, 66823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itê - Vereador Felipe Vinagre 44.444</text:p>
          </table:table-cell>
          <table:table-cell office:value-type="string">
            <text:p>R. Antônio Barreto, 1664 - Fátima, Belém - PA, 66060-02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 Top Team</text:p>
          </table:table-cell>
          <table:table-cell office:value-type="string">
            <text:p>Tv. Lomas Valentinas, 359 - Pedreira, Belém - PA, 66087-44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 Tomatão E Pimentão</text:p>
          </table:table-cell>
          <table:table-cell office:value-type="string">
            <text:p>R. João Calheiros Gato, 82 - Levada, Maceió - AL, 57017-01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PEA - Grupo de Estudos e Projetos em Engenharia de Alimentos</text:p>
          </table:table-cell>
          <table:table-cell office:value-type="string">
            <text:p>R. Josué de Castro - Cidade Universitária, Campinas - SP, 13083-86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ua Francisco Vinagre, 284-338</text:p>
          </table:table-cell>
          <table:table-cell office:value-type="string">
            <text:p>Minas Gerais, Uberlândia - State of Minas Gerais, 38402-19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uratex S.A. - Wood Duratex</text:p>
          </table:table-cell>
          <table:table-cell office:value-type="string">
            <text:p>Av. de Bernardo Seibel, 700 - Distrito Industrial I, Uberaba - MG, 38056-6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 - Comida Argentina</text:p>
          </table:table-cell>
          <table:table-cell office:value-type="string">
            <text:p>R. do Sossego, 179 - Santo Amaro, Recife - PE, 50100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ane Stone</text:p>
          </table:table-cell>
          <table:table-cell office:value-type="string">
            <text:p>R. Rio Amazonas - Infraero, Macapá - AP, 68908-85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vina galeteria</text:p>
          </table:table-cell>
          <table:table-cell office:value-type="string">
            <text:p>Av. Borges de Medeiros, 2059 - Centr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ci e Filhos Representações</text:p>
          </table:table-cell>
          <table:table-cell office:value-type="string">
            <text:p>saan - SAA quadra 01 Lote 370 - • Saa, Brasília - DF, 70632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saic Fertilizantes do Brasil Ltda.</text:p>
          </table:table-cell>
          <table:table-cell office:value-type="string">
            <text:p>Av. Dr. Chucri Zaidan, 246 - 1º Andar - Vila Cordeiro, São Paulo - SP, 04583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prar Seeds - Seeds de CBD e Grow Store</text:p>
          </table:table-cell>
          <table:table-cell office:value-type="string">
            <text:p>Alameda Macieira da Maia, 210 - Aeroporto, São Paulo - SP, 04072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rtilizantes Piratini Ltda (Unidade II)</text:p>
          </table:table-cell>
          <table:table-cell office:value-type="string">
            <text:p>R. João Moreira Maciel, 3350 - Farrapos, Porto Alegre - RS, 90250-6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ZeoFertil</text:p>
          </table:table-cell>
          <table:table-cell office:value-type="string">
            <text:p>Av. Ipiranga, 6681 - Partenon, Porto Alegre - RS, 90619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UTI DA VILA</text:p>
          </table:table-cell>
          <table:table-cell office:value-type="string">
            <text:p>R. Alm. Barroso, 358 - Itoupava Seca, Blumenau - SC, 89035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REYMOOR BRASIL - COMÉRCIO DE FERTILIZANTES</text:p>
          </table:table-cell>
          <table:table-cell office:value-type="string">
            <text:p>R. Voluntários da Pátria, 475 - Centro, Curitiba - PR, 8002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IME</text:p>
          </table:table-cell>
          <table:table-cell office:value-type="string">
            <text:p>Rua Leôncio Correia, 412 - Água Verde, Curitiba - PR, 80240-3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ecágua</text:p>
          </table:table-cell>
          <table:table-cell office:value-type="string">
            <text:p>R. Willy Tilp, 952 - Nova Brasília, Joinville - SC, 89214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RTUOL FERTILIZANTES</text:p>
          </table:table-cell>
          <table:table-cell office:value-type="string">
            <text:p>97WG+VP - Santarém, PA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rvalho Humos de Minhoca</text:p>
          </table:table-cell>
          <table:table-cell office:value-type="string">
            <text:p>R. das Vassouras, 41 - Centro, Salvador - BA, 4002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Verde Plantas</text:p>
          </table:table-cell>
          <table:table-cell office:value-type="string">
            <text:p>R. Siriri - Centro, Aracaju - SE, 49010-4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ubos Trevo</text:p>
          </table:table-cell>
          <table:table-cell office:value-type="string">
            <text:p>R. Euclides Pacheco, 803 - Vila Gomes Cardim, São Paulo - SP, 0332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gor Fertilizantes e Adubo</text:p>
          </table:table-cell>
          <table:table-cell office:value-type="string">
            <text:p>2VH8+7X - Uberlândia, State of Minas Gerais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arrefértil Comércio de Fertilizantes</text:p>
          </table:table-cell>
          <table:table-cell office:value-type="string">
            <text:p>BR-365 - Uberlândia, MG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saic Fertilizantes - Centro de Soluções Compartilhadas</text:p>
          </table:table-cell>
          <table:table-cell office:value-type="string">
            <text:p>Av. Randolfo Borges Júnior, 665 - Univerdecidade, Uberaba - MG, 38064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gro - Solo Agropecuária</text:p>
          </table:table-cell>
          <table:table-cell office:value-type="string">
            <text:p>Whatsapp&amp;(98)98788 - 9400_R. Ceará, 954 - Centro, Imperatriz - MA, 65907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gromoro Fertilizantes</text:p>
          </table:table-cell>
          <table:table-cell office:value-type="string">
            <text:p>R Almerinda Silveira Coelho - Maringá, PR, 87075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lantbem Fertilizantes</text:p>
          </table:table-cell>
          <table:table-cell office:value-type="string">
            <text:p>Av. Humaitá, 570 - Zona 04, Maringá - PR, 87014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ipponfert Fertilizantes - Escritório Maringá</text:p>
          </table:table-cell>
          <table:table-cell office:value-type="string">
            <text:p>Av. Carneiro Leão, 294 SL 1304 - |, 13º andar - Zona 1, Maringá - PR, 87014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Óleo</text:p>
          </table:table-cell>
          <table:table-cell office:value-type="string">
            <text:p>Óleo - State of São Paulo, 1879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ua Tenente Ary Tarragô, 1160 - Protásio Alves, Porto Alegre - RS, 91225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ssis Brasil, 1745 - Passo d'Areia, Porto Alegre - RS, 91010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oão Wallig, 724 - Passo d'Areia, Porto Alegre - RS, 9134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7 de Setembro, 780 - Centro, Blumenau - SC, 89010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ua Dr. Pedro Zimmermann, 2600 - Itoupavazinha, Blumenau - SC, 8906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R. Alm. Barroso, 250 - Vila Nova, Blumenau - SC, 89035-4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Rep. Argentina, 2000 - Águas Claras, Curitiba - PR, 8062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Max Colin, 1770 - América, Joinville - SC, 89204-6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Dep. Antônio Edu Vieira, 1190 - Pantanal, Florianópolis - SC, 8804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Magalhães Barata, 288 - Aparecida, Santarém - PA, 68040-6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Borges Leal, 3676 - Caranazal, Santarém - PA, 68040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 Eng.Fernando Guilhon 1144 Esq.Vera P - Santarenzinho, Santarém - PA, 6803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R. Carvalho de Araújo, 308 - Raul Veiga, São Gonçalo - RJ, 24710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osé Mendonça de Campos, 1335 - Mutondo, São Gonçalo - RJ, 24450-2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Pres. Roosevelt, 396 - Vista Alegre, São Gonçalo - RJ, 24722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Estr Rio Do Ouro Sn Km 8 Rj 106 - Rio do Ouro, São Gonçalo - RJ, 24456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 Troca De Óleo &amp; Silencioso</text:p>
          </table:table-cell>
          <table:table-cell office:value-type="string">
            <text:p>R. Anísio Teixeira - Alcantara, São Gonçalo - RJ, 24710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Eng. Fernando Guilhon, 2350 A - Batista Campos, Belém - PA, 66630-5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oão Paulo II, 262 A - Marco, Belém - PA, 66630-5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Av. Duque de Caxias, 606 - Marco, Belém - PA, 66093-02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Gen. Graça Lessa, 305 - Engenho Velho de Brotas, Salvador - BA, 40240-32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il Change</text:p>
          </table:table-cell>
          <table:table-cell office:value-type="string">
            <text:p>Av. Barros Reis, 636 - São Gonçalo do Retiro, Salvador - BA, 40411-5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&amp;L TROCA DE ÓLEO</text:p>
          </table:table-cell>
          <table:table-cell office:value-type="string">
            <text:p>R. Aracati, 70-132 - Cidade Nova, Manaus - AM, 69098-18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RD CAR MECÂNICA E TROCA DE ÓLEO</text:p>
          </table:table-cell>
          <table:table-cell office:value-type="string">
            <text:p>R. Samanbaia, 120 - Santa Etelvina, Manaus - AM, 69017-27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Campo Grande, Rio de Janeiro - State of Rio de Janeiro, 23040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automotivo K.M</text:p>
          </table:table-cell>
          <table:table-cell office:value-type="string">
            <text:p>Rua Porto Velho, 277 - Jardim Cumbica, Guarulhos - SP, 0724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 Amadeu</text:p>
          </table:table-cell>
          <table:table-cell office:value-type="string">
            <text:p>Av. Jatuarana, 6546 - Eldorado, Porto Velho - RO, 76812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Guaporé, 5915 - Rio Madeira, Porto Velho - RO, 76821-43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X RB Serviços Automotivos</text:p>
          </table:table-cell>
          <table:table-cell office:value-type="string">
            <text:p>Rua Marco Aurélio, 496 - BOX 1 - Vila Romana, São Paulo - SP, 0504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C Motorsport</text:p>
          </table:table-cell>
          <table:table-cell office:value-type="string">
            <text:p>R. São Raimundo, 993 - Vila California, São Paulo - SP, 03216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avoline Troca De Óleo</text:p>
          </table:table-cell>
          <table:table-cell office:value-type="string">
            <text:p>R. Conceição, 304 - Cambuí, Campinas - SP, 13025-35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bcenter Campinas Troca de Oleo</text:p>
          </table:table-cell>
          <table:table-cell office:value-type="string">
            <text:p>Av. Dr. Armando Sales de Oliveira, 435 - Taquaral, Campinas - SP, 13076-01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Rua Romualdo Andreazzi, 430 - Jardim do Trevo, Campinas - SP, 13041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Manoel José de Arruda, 2933 - Jardim Europa, Cuiabá - MT, 78015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Oleo</text:p>
          </table:table-cell>
          <table:table-cell office:value-type="string">
            <text:p>Av. Ipiranga, 1046 - Goiabeiras, Cuiabá - MT, 78030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Oleo</text:p>
          </table:table-cell>
          <table:table-cell office:value-type="string">
            <text:p>Av. Pres. Antônio Carlos, 6640 - Liberdade, Belo Horizonte - MG, 312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fonso Pena, 1111 - Nossa Sra. Aparecida, Uberlândia - MG, 38400-70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quiles Wall Ferraz, 747 - Santa Isabel, Teresina - PI, 64053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 Doutor Josue De - Av. Dr. Josué de Moura Santos, 2161 B - Pedra Mole, Teresina - PI, 64066-4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Dom Severino, 2300 - Sala 01 - São Cristóvão, Teresina - PI, 64051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Estr. do Arraial, 2345 - Tamarineira, Recife - PE, 52051-3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sto MM Petróleo - Posto de Gasolina, GNV, Conveniência, Troca de Óleo, Recife</text:p>
          </table:table-cell>
          <table:table-cell office:value-type="string">
            <text:p>Av. Gov. Agamenon Magalhães, 1302 - Santo Amaro, Recife - PE, 52031-3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i do óleo ️</text:p>
          </table:table-cell>
          <table:table-cell office:value-type="string">
            <text:p>R. Acdo. Hélio Ramos - Várzea, Recife - PE, 50740-46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 - Ecopostos Lubrificantes e Pneus</text:p>
          </table:table-cell>
          <table:table-cell office:value-type="string">
            <text:p>RUA SANTOS DUMONT, 1159,MACAPÁ- AP, 68.901-270 - Santa Rita, Macapá - AP, 68901-2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ew Box Lubrificantes</text:p>
          </table:table-cell>
          <table:table-cell office:value-type="string">
            <text:p>R. Leopoldo Machado, 3467 - Central, Macapá - AP, 68900-06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Rua hildemar maia - Av. 13 de Setembro - Buritizal, Macapá - AP, 68902-3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R. Pará, 559 - Centro, Imperatriz - MA, 65901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berfil Filtros e Lubrificantes</text:p>
          </table:table-cell>
          <table:table-cell office:value-type="string">
            <text:p>Av. Imperatriz, 1 - Planalto, Imperatriz - MA, 65917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Tristão Oliveira, 119 - Floresta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pi Lubrificantes LTDA</text:p>
          </table:table-cell>
          <table:table-cell office:value-type="string">
            <text:p>Av. Dr. Luís Passos, 982 - Pilar Parque Campestre, Foz do Iguaçu - PR, 85862-2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turally Produtos Naturais</text:p>
          </table:table-cell>
          <table:table-cell office:value-type="string">
            <text:p>Av. Rio Branco, 311 - Zona 04, Maringá - PR, 87014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do Norte e Produtos Naturais</text:p>
          </table:table-cell>
          <table:table-cell office:value-type="string">
            <text:p>Av. Brasília, 30 - Vila Bela Vista, Santo André - SP, 09180-2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erbes Naturelles</text:p>
          </table:table-cell>
          <table:table-cell office:value-type="string">
            <text:p>Largo Santa Cecília, 146 - Vila Buarque, São Paulo - SP, 01225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vokado Nutrição Saudável - Especializada em suplementos, vitaminas, produtos a granel e muito mais!</text:p>
          </table:table-cell>
          <table:table-cell office:value-type="string">
            <text:p>Top Market - R. Hoepcke, 168 - Centro, Florianópolis - SC, 88010-1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JDistribuição de suplementos naturais</text:p>
          </table:table-cell>
          <table:table-cell office:value-type="string">
            <text:p>Av. Santa Catarina, 84 - Lote 14. Quadra - Jardim Catarina, São Gonçalo - RJ, 24717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Nordestino - Maria Paula</text:p>
          </table:table-cell>
          <table:table-cell office:value-type="string">
            <text:p>Estr. da Paciência, 1017 - Maria Paula, São Gonçalo - RJ, 24750-1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Viva sua Beleza</text:p>
          </table:table-cell>
          <table:table-cell office:value-type="string">
            <text:p>Av. Hermes Fontes, 176 - Suíça, Aracaju - SE, 49052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Natural</text:p>
          </table:table-cell>
          <table:table-cell office:value-type="string">
            <text:p>R. Rio Grande do Sul, 938 - Siqueira Campos, Aracaju - SE, 49075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Vieira - Shopping Pátio Maceió</text:p>
          </table:table-cell>
          <table:table-cell office:value-type="string">
            <text:p>Av. Menino Marcelo, 3080 - Loja 05 - Cidade Universitária, Maceió - AL, 57073-4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ta Terra Produtos Naturais</text:p>
          </table:table-cell>
          <table:table-cell office:value-type="string">
            <text:p>Av. Menino Marcelo, 676A - Barro Duro, Maceió - AL, 5704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DEMASI - QUIOSQUE MANAUARA SHOPPING</text:p>
          </table:table-cell>
          <table:table-cell office:value-type="string">
            <text:p>Av. Mário Ypiranga, 1300 - Adrianópolis, Manaus - AM, 69057-0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i das Ervas Mercadão</text:p>
          </table:table-cell>
          <table:table-cell office:value-type="string">
            <text:p>R. Me. Maria José, 66 - Nossa Sra. da Abadia, Uberaba - MG, 38025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etas Atacarejo - Leopoldino de Oliveira</text:p>
          </table:table-cell>
          <table:table-cell office:value-type="string">
            <text:p>Av. Leopoldino de Oliveira, 1131 - Parque do Mirante, Uberaba - MG, 3808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undo Verde Macapá</text:p>
          </table:table-cell>
          <table:table-cell office:value-type="string">
            <text:p>Av. Cônego Domingos Maltês, 488 - Trem, Macapá - AP, 68901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udo Saudável</text:p>
          </table:table-cell>
          <table:table-cell office:value-type="string">
            <text:p>R. São Pedro, 16 - Vila Suica, Gramado - RS, 95670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asil Verde Centro - Foz do Iguaçu</text:p>
          </table:table-cell>
          <table:table-cell office:value-type="string">
            <text:p>Av. Brasil, 705 - Centro, Foz do Iguaçu - PR, 8585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rma FitoSuple</text:p>
          </table:table-cell>
          <table:table-cell office:value-type="string">
            <text:p>R. Monsenhor Guilherme, 1325 - B - Panorama, Foz do Iguaçu - PR, 85856-4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'Occitane au Brésil</text:p>
          </table:table-cell>
          <table:table-cell office:value-type="string">
            <text:p>Av. Pereira Barreto, 42 - Paraíso, Santo André - SP, 09190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hogany - Shopping Boulevard Tatuapé</text:p>
          </table:table-cell>
          <table:table-cell office:value-type="string">
            <text:p>R. Gonçalves Crespo, 78 - Quiosque 21 - Tatuapé, São Paulo - SP, 03066-030, Brazil</text:p>
          </table:table-cell>
          <table:table-cell office:value-type="string">
            <text:p>Telefone não disponível</text:p>
          </table:table-cell>
        </table:table-row>
      </table:table>
      <table:database-ranges>
        <table:database-range table:target-range-address="CEL.A1:CEL.C95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7">27/12/2024</text:date>, <text:time>21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27T21:54:16.21</dc:date>
    <dc:creator>fernando hocevar</dc:creator>
    <meta:generator>OpenOffice/4.1.15$Win32 OpenOffice.org_project/4115m2$Build-9813</meta:generator>
    <meta:editing-duration>PT25M22S</meta:editing-duration>
    <meta:editing-cycles>56</meta:editing-cycles>
    <meta:document-statistic meta:table-count="3" meta:cell-count="6207" meta:object-count="0"/>
  </office:meta>
</office:document-meta>
</file>